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34pt"/>
    </style:style>
    <style:style style:name="co3" style:family="table-column">
      <style:table-column-properties fo:break-before="auto" style:column-width="80.84pt"/>
    </style:style>
    <style:style style:name="co4" style:family="table-column">
      <style:table-column-properties fo:break-before="auto" style:column-width="72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solid" svg:stroke-width="0pt" draw:marker-start-width="5.75pt" draw:marker-end-width="5.75pt" draw:fill="none" draw:textarea-horizontal-align="center" draw:textarea-vertical-align="middle" fo:padding-top="0pt" fo:padding-bottom="0pt" fo:padding-left="0pt" fo:padding-right="0pt" draw:ole-draw-aspect="1"/>
    </style:style>
    <style:style style:name="gr2" style:family="graphic">
      <style:graphic-properties draw:stroke="solid" draw:fill="none" draw:textarea-horizontal-align="center" draw:textarea-vertical-align="middle" draw:ole-draw-aspect="1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gr4" style:family="graphic">
      <style:graphic-properties fo:border="none"/>
    </style:style>
    <style:style style:name="P1" style:family="paragraph">
      <loext:graphic-properties draw:fill="none"/>
      <style:paragraph-properties fo:text-align="center"/>
    </style:style>
    <style:style style:name="P2" style:family="paragraph"/>
  </office:automatic-styles>
  <office:body>
    <office:spreadsheet>
      <table:calculation-settings table:automatic-find-labels="false"/>
      <table:table table:name="sin_curve" table:style-name="ta1">
        <office:forms form:automatic-focus="false" form:apply-design-mode="false"/>
        <table:shapes>
          <draw:frame draw:z-index="0" draw:style-name="gr1" draw:text-style-name="P1" svg:width="284.77pt" svg:height="165.8pt" svg:x="256.79pt" svg:y="26.39pt">
            <loext:p draw:notify-on-update-of-ranges="sin_curve.B4:sin_curve.B97 sin_curve.C3:sin_curve.C3 sin_curve.C4:sin_curve.C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283.95pt" svg:height="157.55pt" svg:x="256.48pt" svg:y="218.95pt">
            <loext:p draw:notify-on-update-of-ranges="sin_curve.A4:sin_curve.A97 sin_curve.C3:sin_curve.C3 sin_curve.C4:sin_curve.C9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y=sin(x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y </text:p>
          </table:table-cell>
          <table:table-cell office:value-type="string" calcext:value-type="string">
            <text:p>sin(x)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PI()" office:value-type="float" office:value="3.14159265358979" calcext:value-type="float">
            <text:p>3.1415926536</text:p>
          </table:table-cell>
          <table:table-cell table:formula="of:=SIN([sin_curve.B4])" office:value-type="float" office:value="1.22464679914735E-016" calcext:value-type="float">
            <text:p>1.22464679914735E-16</text:p>
          </table:table-cell>
        </table:table-row>
        <table:table-row table:style-name="ro1">
          <table:table-cell table:formula="of:=[sin_curve.A4]+1" office:value-type="float" office:value="-19" calcext:value-type="float">
            <text:p>-19</text:p>
          </table:table-cell>
          <table:table-cell table:formula="of:=[sin_curve.B4]+PI()/20" office:value-type="float" office:value="3.29867228626928" calcext:value-type="float">
            <text:p>3.2986722863</text:p>
          </table:table-cell>
          <table:table-cell table:formula="of:=SIN([sin_curve.B5])" office:value-type="float" office:value="-0.156434465040231" calcext:value-type="float">
            <text:p>-0.15643446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table:formula="of:=[sin_curve.B5]+PI()/20" office:value-type="float" office:value="3.45575191894877" calcext:value-type="float">
            <text:p>3.4557519189</text:p>
          </table:table-cell>
          <table:table-cell table:formula="of:=SIN([sin_curve.B6])" office:value-type="float" office:value="-0.309016994374947" calcext:value-type="float">
            <text:p>-0.3090169944</text:p>
          </table:table-cell>
        </table:table-row>
        <table:table-row table:style-name="ro1">
          <table:table-cell table:formula="of:=[sin_curve.A6]+1" office:value-type="float" office:value="-18" calcext:value-type="float">
            <text:p>-18</text:p>
          </table:table-cell>
          <table:table-cell table:formula="of:=[sin_curve.B6]+PI()/20" office:value-type="float" office:value="3.61283155162826" calcext:value-type="float">
            <text:p>3.6128315516</text:p>
          </table:table-cell>
          <table:table-cell table:formula="of:=SIN([sin_curve.B7])" office:value-type="float" office:value="-0.453990499739547" calcext:value-type="float">
            <text:p>-0.4539904997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table:formula="of:=[sin_curve.B7]+PI()/20" office:value-type="float" office:value="3.76991118430775" calcext:value-type="float">
            <text:p>3.7699111843</text:p>
          </table:table-cell>
          <table:table-cell table:formula="of:=SIN([sin_curve.B8])" office:value-type="float" office:value="-0.587785252292473" calcext:value-type="float">
            <text:p>-0.5877852523</text:p>
          </table:table-cell>
        </table:table-row>
        <table:table-row table:style-name="ro1">
          <table:table-cell table:formula="of:=[sin_curve.A8]+1" office:value-type="float" office:value="-17" calcext:value-type="float">
            <text:p>-17</text:p>
          </table:table-cell>
          <table:table-cell table:formula="of:=[sin_curve.B8]+PI()/20" office:value-type="float" office:value="3.92699081698724" calcext:value-type="float">
            <text:p>3.926990817</text:p>
          </table:table-cell>
          <table:table-cell table:formula="of:=SIN([sin_curve.B9])" office:value-type="float" office:value="-0.707106781186547" calcext:value-type="float">
            <text:p>-0.7071067812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table:formula="of:=[sin_curve.B9]+PI()/20" office:value-type="float" office:value="4.08407044966673" calcext:value-type="float">
            <text:p>4.0840704497</text:p>
          </table:table-cell>
          <table:table-cell table:formula="of:=SIN([sin_curve.B10])" office:value-type="float" office:value="-0.809016994374947" calcext:value-type="float">
            <text:p>-0.8090169944</text:p>
          </table:table-cell>
        </table:table-row>
        <table:table-row table:style-name="ro1">
          <table:table-cell table:formula="of:=[sin_curve.A10]+1" office:value-type="float" office:value="-16" calcext:value-type="float">
            <text:p>-16</text:p>
          </table:table-cell>
          <table:table-cell table:formula="of:=[sin_curve.B10]+PI()/20" office:value-type="float" office:value="4.24115008234622" calcext:value-type="float">
            <text:p>4.2411500823</text:p>
          </table:table-cell>
          <table:table-cell table:formula="of:=SIN([sin_curve.B11])" office:value-type="float" office:value="-0.891006524188368" calcext:value-type="float">
            <text:p>-0.891006524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[sin_curve.B11]+PI()/20" office:value-type="float" office:value="4.39822971502571" calcext:value-type="float">
            <text:p>4.398229715</text:p>
          </table:table-cell>
          <table:table-cell table:formula="of:=SIN([sin_curve.B12])" office:value-type="float" office:value="-0.951056516295153" calcext:value-type="float">
            <text:p>-0.9510565163</text:p>
          </table:table-cell>
        </table:table-row>
        <table:table-row table:style-name="ro1">
          <table:table-cell table:formula="of:=[sin_curve.A12]+1" office:value-type="float" office:value="-15" calcext:value-type="float">
            <text:p>-15</text:p>
          </table:table-cell>
          <table:table-cell table:formula="of:=[sin_curve.B12]+PI()/20" office:value-type="float" office:value="4.5553093477052" calcext:value-type="float">
            <text:p>4.5553093477</text:p>
          </table:table-cell>
          <table:table-cell table:formula="of:=SIN([sin_curve.B13])" office:value-type="float" office:value="-0.987688340595138" calcext:value-type="float">
            <text:p>-0.9876883406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sin_curve.B13]+PI()/20" office:value-type="float" office:value="4.71238898038469" calcext:value-type="float">
            <text:p>4.7123889804</text:p>
          </table:table-cell>
          <table:table-cell table:formula="of:=SIN([sin_curve.B14])" office:value-type="float" office:value="-1" calcext:value-type="float">
            <text:p>-1</text:p>
          </table:table-cell>
        </table:table-row>
        <table:table-row table:style-name="ro1">
          <table:table-cell table:formula="of:=[sin_curve.A14]+1" office:value-type="float" office:value="-14" calcext:value-type="float">
            <text:p>-14</text:p>
          </table:table-cell>
          <table:table-cell table:formula="of:=[sin_curve.B14]+PI()/20" office:value-type="float" office:value="4.86946861306418" calcext:value-type="float">
            <text:p>4.8694686131</text:p>
          </table:table-cell>
          <table:table-cell table:formula="of:=SIN([sin_curve.B15])" office:value-type="float" office:value="-0.987688340595138" calcext:value-type="float">
            <text:p>-0.9876883406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[sin_curve.B15]+PI()/20" office:value-type="float" office:value="5.02654824574367" calcext:value-type="float">
            <text:p>5.0265482457</text:p>
          </table:table-cell>
          <table:table-cell table:formula="of:=SIN([sin_curve.B16])" office:value-type="float" office:value="-0.951056516295154" calcext:value-type="float">
            <text:p>-0.9510565163</text:p>
          </table:table-cell>
        </table:table-row>
        <table:table-row table:style-name="ro1">
          <table:table-cell table:formula="of:=[sin_curve.A16]+1" office:value-type="float" office:value="-13" calcext:value-type="float">
            <text:p>-13</text:p>
          </table:table-cell>
          <table:table-cell table:formula="of:=[sin_curve.B16]+PI()/20" office:value-type="float" office:value="5.18362787842316" calcext:value-type="float">
            <text:p>5.1836278784</text:p>
          </table:table-cell>
          <table:table-cell table:formula="of:=SIN([sin_curve.B17])" office:value-type="float" office:value="-0.891006524188368" calcext:value-type="float">
            <text:p>-0.891006524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table:formula="of:=[sin_curve.B17]+PI()/20" office:value-type="float" office:value="5.34070751110265" calcext:value-type="float">
            <text:p>5.3407075111</text:p>
          </table:table-cell>
          <table:table-cell table:formula="of:=SIN([sin_curve.B18])" office:value-type="float" office:value="-0.809016994374947" calcext:value-type="float">
            <text:p>-0.8090169944</text:p>
          </table:table-cell>
        </table:table-row>
        <table:table-row table:style-name="ro1">
          <table:table-cell table:formula="of:=[sin_curve.A18]+1" office:value-type="float" office:value="-12" calcext:value-type="float">
            <text:p>-12</text:p>
          </table:table-cell>
          <table:table-cell table:formula="of:=[sin_curve.B18]+PI()/20" office:value-type="float" office:value="5.49778714378214" calcext:value-type="float">
            <text:p>5.4977871438</text:p>
          </table:table-cell>
          <table:table-cell table:formula="of:=SIN([sin_curve.B19])" office:value-type="float" office:value="-0.707106781186548" calcext:value-type="float">
            <text:p>-0.707106781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[sin_curve.B19]+PI()/20" office:value-type="float" office:value="5.65486677646163" calcext:value-type="float">
            <text:p>5.6548667765</text:p>
          </table:table-cell>
          <table:table-cell table:formula="of:=SIN([sin_curve.B20])" office:value-type="float" office:value="-0.587785252292473" calcext:value-type="float">
            <text:p>-0.5877852523</text:p>
          </table:table-cell>
        </table:table-row>
        <table:table-row table:style-name="ro1">
          <table:table-cell table:formula="of:=[sin_curve.A20]+1" office:value-type="float" office:value="-11" calcext:value-type="float">
            <text:p>-11</text:p>
          </table:table-cell>
          <table:table-cell table:formula="of:=[sin_curve.B20]+PI()/20" office:value-type="float" office:value="5.81194640914112" calcext:value-type="float">
            <text:p>5.8119464091</text:p>
          </table:table-cell>
          <table:table-cell table:formula="of:=SIN([sin_curve.B21])" office:value-type="float" office:value="-0.453990499739547" calcext:value-type="float">
            <text:p>-0.4539904997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table:formula="of:=[sin_curve.B21]+PI()/20" office:value-type="float" office:value="5.96902604182061" calcext:value-type="float">
            <text:p>5.9690260418</text:p>
          </table:table-cell>
          <table:table-cell table:formula="of:=SIN([sin_curve.B22])" office:value-type="float" office:value="-0.309016994374948" calcext:value-type="float">
            <text:p>-0.3090169944</text:p>
          </table:table-cell>
        </table:table-row>
        <table:table-row table:style-name="ro1">
          <table:table-cell table:formula="of:=[sin_curve.A22]+1" office:value-type="float" office:value="-10" calcext:value-type="float">
            <text:p>-10</text:p>
          </table:table-cell>
          <table:table-cell table:formula="of:=[sin_curve.B22]+PI()/20" office:value-type="float" office:value="6.1261056745001" calcext:value-type="float">
            <text:p>6.1261056745</text:p>
          </table:table-cell>
          <table:table-cell table:formula="of:=SIN([sin_curve.B23])" office:value-type="float" office:value="-0.156434465040231" calcext:value-type="float">
            <text:p>-0.15643446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sin_curve.B23]+PI()/20" office:value-type="float" office:value="6.28318530717959" calcext:value-type="float">
            <text:p>6.2831853072</text:p>
          </table:table-cell>
          <table:table-cell table:formula="of:=SIN([sin_curve.B24])" office:value-type="float" office:value="-2.44929359829471E-016" calcext:value-type="float">
            <text:p>-2.44929359829471E-16</text:p>
          </table:table-cell>
        </table:table-row>
        <table:table-row table:style-name="ro1">
          <table:table-cell table:formula="of:=[sin_curve.A24]+1" office:value-type="float" office:value="-9" calcext:value-type="float">
            <text:p>-9</text:p>
          </table:table-cell>
          <table:table-cell table:formula="of:=[sin_curve.B24]+PI()/20" office:value-type="float" office:value="6.44026493985908" calcext:value-type="float">
            <text:p>6.4402649399</text:p>
          </table:table-cell>
          <table:table-cell table:formula="of:=SIN([sin_curve.B25])" office:value-type="float" office:value="0.156434465040231" calcext:value-type="float">
            <text:p>0.156434465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sin_curve.B25]+PI()/20" office:value-type="float" office:value="6.59734457253857" calcext:value-type="float">
            <text:p>6.5973445725</text:p>
          </table:table-cell>
          <table:table-cell table:formula="of:=SIN([sin_curve.B26])" office:value-type="float" office:value="0.309016994374947" calcext:value-type="float">
            <text:p>0.3090169944</text:p>
          </table:table-cell>
        </table:table-row>
        <table:table-row table:style-name="ro1">
          <table:table-cell table:formula="of:=[sin_curve.A26]+1" office:value-type="float" office:value="-8" calcext:value-type="float">
            <text:p>-8</text:p>
          </table:table-cell>
          <table:table-cell table:formula="of:=[sin_curve.B26]+PI()/20" office:value-type="float" office:value="6.75442420521806" calcext:value-type="float">
            <text:p>6.7544242052</text:p>
          </table:table-cell>
          <table:table-cell table:formula="of:=SIN([sin_curve.B27])" office:value-type="float" office:value="0.453990499739547" calcext:value-type="float">
            <text:p>0.453990499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sin_curve.B27]+PI()/20" office:value-type="float" office:value="6.91150383789755" calcext:value-type="float">
            <text:p>6.9115038379</text:p>
          </table:table-cell>
          <table:table-cell table:formula="of:=SIN([sin_curve.B28])" office:value-type="float" office:value="0.587785252292473" calcext:value-type="float">
            <text:p>0.5877852523</text:p>
          </table:table-cell>
        </table:table-row>
        <table:table-row table:style-name="ro1">
          <table:table-cell table:formula="of:=[sin_curve.A28]+1" office:value-type="float" office:value="-7" calcext:value-type="float">
            <text:p>-7</text:p>
          </table:table-cell>
          <table:table-cell table:formula="of:=[sin_curve.B28]+PI()/20" office:value-type="float" office:value="7.06858347057703" calcext:value-type="float">
            <text:p>7.0685834706</text:p>
          </table:table-cell>
          <table:table-cell table:formula="of:=SIN([sin_curve.B29])" office:value-type="float" office:value="0.707106781186547" calcext:value-type="float">
            <text:p>0.7071067812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sin_curve.B29]+PI()/20" office:value-type="float" office:value="7.22566310325652" calcext:value-type="float">
            <text:p>7.2256631033</text:p>
          </table:table-cell>
          <table:table-cell table:formula="of:=SIN([sin_curve.B30])" office:value-type="float" office:value="0.809016994374947" calcext:value-type="float">
            <text:p>0.8090169944</text:p>
          </table:table-cell>
        </table:table-row>
        <table:table-row table:style-name="ro1">
          <table:table-cell table:formula="of:=[sin_curve.A30]+1" office:value-type="float" office:value="-6" calcext:value-type="float">
            <text:p>-6</text:p>
          </table:table-cell>
          <table:table-cell table:formula="of:=[sin_curve.B30]+PI()/20" office:value-type="float" office:value="7.38274273593601" calcext:value-type="float">
            <text:p>7.3827427359</text:p>
          </table:table-cell>
          <table:table-cell table:formula="of:=SIN([sin_curve.B31])" office:value-type="float" office:value="0.891006524188368" calcext:value-type="float">
            <text:p>0.8910065242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sin_curve.B31]+PI()/20" office:value-type="float" office:value="7.5398223686155" calcext:value-type="float">
            <text:p>7.5398223686</text:p>
          </table:table-cell>
          <table:table-cell table:formula="of:=SIN([sin_curve.B32])" office:value-type="float" office:value="0.951056516295153" calcext:value-type="float">
            <text:p>0.9510565163</text:p>
          </table:table-cell>
        </table:table-row>
        <table:table-row table:style-name="ro1">
          <table:table-cell table:formula="of:=[sin_curve.A32]+1" office:value-type="float" office:value="-5" calcext:value-type="float">
            <text:p>-5</text:p>
          </table:table-cell>
          <table:table-cell table:formula="of:=[sin_curve.B32]+PI()/20" office:value-type="float" office:value="7.69690200129499" calcext:value-type="float">
            <text:p>7.6969020013</text:p>
          </table:table-cell>
          <table:table-cell table:formula="of:=SIN([sin_curve.B33])" office:value-type="float" office:value="0.987688340595138" calcext:value-type="float">
            <text:p>0.987688340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sin_curve.B33]+PI()/20" office:value-type="float" office:value="7.85398163397448" calcext:value-type="float">
            <text:p>7.853981634</text:p>
          </table:table-cell>
          <table:table-cell table:formula="of:=SIN([sin_curve.B34])" office:value-type="float" office:value="1" calcext:value-type="float">
            <text:p>1</text:p>
          </table:table-cell>
        </table:table-row>
        <table:table-row table:style-name="ro1">
          <table:table-cell table:formula="of:=[sin_curve.A34]+1" office:value-type="float" office:value="-4" calcext:value-type="float">
            <text:p>-4</text:p>
          </table:table-cell>
          <table:table-cell table:formula="of:=[sin_curve.B34]+PI()/20" office:value-type="float" office:value="8.01106126665397" calcext:value-type="float">
            <text:p>8.0110612667</text:p>
          </table:table-cell>
          <table:table-cell table:formula="of:=SIN([sin_curve.B35])" office:value-type="float" office:value="0.987688340595138" calcext:value-type="float">
            <text:p>0.987688340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sin_curve.B35]+PI()/20" office:value-type="float" office:value="8.16814089933346" calcext:value-type="float">
            <text:p>8.1681408993</text:p>
          </table:table-cell>
          <table:table-cell table:formula="of:=SIN([sin_curve.B36])" office:value-type="float" office:value="0.951056516295154" calcext:value-type="float">
            <text:p>0.9510565163</text:p>
          </table:table-cell>
        </table:table-row>
        <table:table-row table:style-name="ro1">
          <table:table-cell table:formula="of:=[sin_curve.A36]+1" office:value-type="float" office:value="-3" calcext:value-type="float">
            <text:p>-3</text:p>
          </table:table-cell>
          <table:table-cell table:formula="of:=[sin_curve.B36]+PI()/20" office:value-type="float" office:value="8.32522053201295" calcext:value-type="float">
            <text:p>8.325220532</text:p>
          </table:table-cell>
          <table:table-cell table:formula="of:=SIN([sin_curve.B37])" office:value-type="float" office:value="0.891006524188368" calcext:value-type="float">
            <text:p>0.891006524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sin_curve.B37]+PI()/20" office:value-type="float" office:value="8.48230016469244" calcext:value-type="float">
            <text:p>8.4823001647</text:p>
          </table:table-cell>
          <table:table-cell table:formula="of:=SIN([sin_curve.B38])" office:value-type="float" office:value="0.809016994374947" calcext:value-type="float">
            <text:p>0.8090169944</text:p>
          </table:table-cell>
        </table:table-row>
        <table:table-row table:style-name="ro1">
          <table:table-cell table:formula="of:=[sin_curve.A38]+1" office:value-type="float" office:value="-2" calcext:value-type="float">
            <text:p>-2</text:p>
          </table:table-cell>
          <table:table-cell table:formula="of:=[sin_curve.B38]+PI()/20" office:value-type="float" office:value="8.63937979737193" calcext:value-type="float">
            <text:p>8.6393797974</text:p>
          </table:table-cell>
          <table:table-cell table:formula="of:=SIN([sin_curve.B39])" office:value-type="float" office:value="0.707106781186546" calcext:value-type="float">
            <text:p>0.707106781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sin_curve.B39]+PI()/20" office:value-type="float" office:value="8.79645943005142" calcext:value-type="float">
            <text:p>8.7964594301</text:p>
          </table:table-cell>
          <table:table-cell table:formula="of:=SIN([sin_curve.B40])" office:value-type="float" office:value="0.587785252292471" calcext:value-type="float">
            <text:p>0.5877852523</text:p>
          </table:table-cell>
        </table:table-row>
        <table:table-row table:style-name="ro1">
          <table:table-cell table:formula="of:=[sin_curve.A40]+1" office:value-type="float" office:value="-1" calcext:value-type="float">
            <text:p>-1</text:p>
          </table:table-cell>
          <table:table-cell table:formula="of:=[sin_curve.B40]+PI()/20" office:value-type="float" office:value="8.95353906273092" calcext:value-type="float">
            <text:p>8.9535390627</text:p>
          </table:table-cell>
          <table:table-cell table:formula="of:=SIN([sin_curve.B41])" office:value-type="float" office:value="0.453990499739543" calcext:value-type="float">
            <text:p>0.453990499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sin_curve.B41]+PI()/20" office:value-type="float" office:value="9.11061869541041" calcext:value-type="float">
            <text:p>9.1106186954</text:p>
          </table:table-cell>
          <table:table-cell table:formula="of:=SIN([sin_curve.B42])" office:value-type="float" office:value="0.309016994374943" calcext:value-type="float">
            <text:p>0.3090169944</text:p>
          </table:table-cell>
        </table:table-row>
        <table:table-row table:style-name="ro1">
          <table:table-cell table:formula="of:=[sin_curve.A42]+1" office:value-type="float" office:value="0" calcext:value-type="float">
            <text:p>0</text:p>
          </table:table-cell>
          <table:table-cell table:formula="of:=[sin_curve.B42]+PI()/20" office:value-type="float" office:value="9.2676983280899" calcext:value-type="float">
            <text:p>9.2676983281</text:p>
          </table:table-cell>
          <table:table-cell table:formula="of:=SIN([sin_curve.B43])" office:value-type="float" office:value="0.156434465040225" calcext:value-type="float">
            <text:p>0.1564344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sin_curve.B43]+PI()/20" office:value-type="float" office:value="9.42477796076939" calcext:value-type="float">
            <text:p>9.4247779608</text:p>
          </table:table-cell>
          <table:table-cell table:formula="of:=SIN([sin_curve.B44])" office:value-type="float" office:value="-6.7380333178568E-015" calcext:value-type="float">
            <text:p>-6.7380333178568E-15</text:p>
          </table:table-cell>
        </table:table-row>
        <table:table-row table:style-name="ro1">
          <table:table-cell table:formula="of:=[sin_curve.A44]+1" office:value-type="float" office:value="1" calcext:value-type="float">
            <text:p>1</text:p>
          </table:table-cell>
          <table:table-cell table:formula="of:=[sin_curve.B44]+PI()/20" office:value-type="float" office:value="9.58185759344888" calcext:value-type="float">
            <text:p>9.5818575934</text:p>
          </table:table-cell>
          <table:table-cell table:formula="of:=SIN([sin_curve.B45])" office:value-type="float" office:value="-0.156434465040238" calcext:value-type="float">
            <text:p>-0.1564344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sin_curve.B45]+PI()/20" office:value-type="float" office:value="9.73893722612837" calcext:value-type="float">
            <text:p>9.7389372261</text:p>
          </table:table-cell>
          <table:table-cell table:formula="of:=SIN([sin_curve.B46])" office:value-type="float" office:value="-0.309016994374955" calcext:value-type="float">
            <text:p>-0.3090169944</text:p>
          </table:table-cell>
        </table:table-row>
        <table:table-row table:style-name="ro1">
          <table:table-cell table:formula="of:=[sin_curve.A46]+1" office:value-type="float" office:value="2" calcext:value-type="float">
            <text:p>2</text:p>
          </table:table-cell>
          <table:table-cell table:formula="of:=[sin_curve.B46]+PI()/20" office:value-type="float" office:value="9.89601685880786" calcext:value-type="float">
            <text:p>9.8960168588</text:p>
          </table:table-cell>
          <table:table-cell table:formula="of:=SIN([sin_curve.B47])" office:value-type="float" office:value="-0.453990499739555" calcext:value-type="float">
            <text:p>-0.4539904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sin_curve.B47]+PI()/20" office:value-type="float" office:value="10.0530964914873" calcext:value-type="float">
            <text:p>10.0530964915</text:p>
          </table:table-cell>
          <table:table-cell table:formula="of:=SIN([sin_curve.B48])" office:value-type="float" office:value="-0.587785252292481" calcext:value-type="float">
            <text:p>-0.5877852523</text:p>
          </table:table-cell>
        </table:table-row>
        <table:table-row table:style-name="ro1">
          <table:table-cell table:formula="of:=[sin_curve.A48]+1" office:value-type="float" office:value="3" calcext:value-type="float">
            <text:p>3</text:p>
          </table:table-cell>
          <table:table-cell table:formula="of:=[sin_curve.B48]+PI()/20" office:value-type="float" office:value="10.2101761241668" calcext:value-type="float">
            <text:p>10.2101761242</text:p>
          </table:table-cell>
          <table:table-cell table:formula="of:=SIN([sin_curve.B49])" office:value-type="float" office:value="-0.707106781186555" calcext:value-type="float">
            <text:p>-0.70710678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sin_curve.B49]+PI()/20" office:value-type="float" office:value="10.3672557568463" calcext:value-type="float">
            <text:p>10.3672557568</text:p>
          </table:table-cell>
          <table:table-cell table:formula="of:=SIN([sin_curve.B50])" office:value-type="float" office:value="-0.809016994374954" calcext:value-type="float">
            <text:p>-0.8090169944</text:p>
          </table:table-cell>
        </table:table-row>
        <table:table-row table:style-name="ro1">
          <table:table-cell table:formula="of:=[sin_curve.A50]+1" office:value-type="float" office:value="4" calcext:value-type="float">
            <text:p>4</text:p>
          </table:table-cell>
          <table:table-cell table:formula="of:=[sin_curve.B50]+PI()/20" office:value-type="float" office:value="10.5243353895258" calcext:value-type="float">
            <text:p>10.5243353895</text:p>
          </table:table-cell>
          <table:table-cell table:formula="of:=SIN([sin_curve.B51])" office:value-type="float" office:value="-0.891006524188374" calcext:value-type="float">
            <text:p>-0.89100652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sin_curve.B51]+PI()/20" office:value-type="float" office:value="10.6814150222053" calcext:value-type="float">
            <text:p>10.6814150222</text:p>
          </table:table-cell>
          <table:table-cell table:formula="of:=SIN([sin_curve.B52])" office:value-type="float" office:value="-0.951056516295158" calcext:value-type="float">
            <text:p>-0.9510565163</text:p>
          </table:table-cell>
        </table:table-row>
        <table:table-row table:style-name="ro1">
          <table:table-cell table:formula="of:=[sin_curve.A52]+1" office:value-type="float" office:value="5" calcext:value-type="float">
            <text:p>5</text:p>
          </table:table-cell>
          <table:table-cell table:formula="of:=[sin_curve.B52]+PI()/20" office:value-type="float" office:value="10.8384946548848" calcext:value-type="float">
            <text:p>10.8384946549</text:p>
          </table:table-cell>
          <table:table-cell table:formula="of:=SIN([sin_curve.B53])" office:value-type="float" office:value="-0.98768834059514" calcext:value-type="float">
            <text:p>-0.98768834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sin_curve.B53]+PI()/20" office:value-type="float" office:value="10.9955742875643" calcext:value-type="float">
            <text:p>10.9955742876</text:p>
          </table:table-cell>
          <table:table-cell table:formula="of:=SIN([sin_curve.B54])" office:value-type="float" office:value="-1" calcext:value-type="float">
            <text:p>-1</text:p>
          </table:table-cell>
        </table:table-row>
        <table:table-row table:style-name="ro1">
          <table:table-cell table:formula="of:=[sin_curve.A54]+1" office:value-type="float" office:value="6" calcext:value-type="float">
            <text:p>6</text:p>
          </table:table-cell>
          <table:table-cell table:formula="of:=[sin_curve.B54]+PI()/20" office:value-type="float" office:value="11.1526539202438" calcext:value-type="float">
            <text:p>11.1526539202</text:p>
          </table:table-cell>
          <table:table-cell table:formula="of:=SIN([sin_curve.B55])" office:value-type="float" office:value="-0.987688340595135" calcext:value-type="float">
            <text:p>-0.98768834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sin_curve.B55]+PI()/20" office:value-type="float" office:value="11.3097335529233" calcext:value-type="float">
            <text:p>11.3097335529</text:p>
          </table:table-cell>
          <table:table-cell table:formula="of:=SIN([sin_curve.B56])" office:value-type="float" office:value="-0.951056516295148" calcext:value-type="float">
            <text:p>-0.9510565163</text:p>
          </table:table-cell>
        </table:table-row>
        <table:table-row table:style-name="ro1">
          <table:table-cell table:formula="of:=[sin_curve.A56]+1" office:value-type="float" office:value="7" calcext:value-type="float">
            <text:p>7</text:p>
          </table:table-cell>
          <table:table-cell table:formula="of:=[sin_curve.B56]+PI()/20" office:value-type="float" office:value="11.4668131856028" calcext:value-type="float">
            <text:p>11.4668131856</text:p>
          </table:table-cell>
          <table:table-cell table:formula="of:=SIN([sin_curve.B57])" office:value-type="float" office:value="-0.89100652418836" calcext:value-type="float">
            <text:p>-0.89100652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sin_curve.B57]+PI()/20" office:value-type="float" office:value="11.6238928182823" calcext:value-type="float">
            <text:p>11.6238928183</text:p>
          </table:table-cell>
          <table:table-cell table:formula="of:=SIN([sin_curve.B58])" office:value-type="float" office:value="-0.809016994374936" calcext:value-type="float">
            <text:p>-0.8090169944</text:p>
          </table:table-cell>
        </table:table-row>
        <table:table-row table:style-name="ro1">
          <table:table-cell table:formula="of:=[sin_curve.A58]+1" office:value-type="float" office:value="8" calcext:value-type="float">
            <text:p>8</text:p>
          </table:table-cell>
          <table:table-cell table:formula="of:=[sin_curve.B58]+PI()/20" office:value-type="float" office:value="11.7809724509617" calcext:value-type="float">
            <text:p>11.780972451</text:p>
          </table:table-cell>
          <table:table-cell table:formula="of:=SIN([sin_curve.B59])" office:value-type="float" office:value="-0.707106781186533" calcext:value-type="float">
            <text:p>-0.70710678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sin_curve.B59]+PI()/20" office:value-type="float" office:value="11.9380520836412" calcext:value-type="float">
            <text:p>11.9380520836</text:p>
          </table:table-cell>
          <table:table-cell table:formula="of:=SIN([sin_curve.B60])" office:value-type="float" office:value="-0.587785252292456" calcext:value-type="float">
            <text:p>-0.5877852523</text:p>
          </table:table-cell>
        </table:table-row>
        <table:table-row table:style-name="ro1">
          <table:table-cell table:formula="of:=[sin_curve.A60]+1" office:value-type="float" office:value="9" calcext:value-type="float">
            <text:p>9</text:p>
          </table:table-cell>
          <table:table-cell table:formula="of:=[sin_curve.B60]+PI()/20" office:value-type="float" office:value="12.0951317163207" calcext:value-type="float">
            <text:p>12.0951317163</text:p>
          </table:table-cell>
          <table:table-cell table:formula="of:=SIN([sin_curve.B61])" office:value-type="float" office:value="-0.453990499739527" calcext:value-type="float">
            <text:p>-0.45399049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sin_curve.B61]+PI()/20" office:value-type="float" office:value="12.2522113490002" calcext:value-type="float">
            <text:p>12.252211349</text:p>
          </table:table-cell>
          <table:table-cell table:formula="of:=SIN([sin_curve.B62])" office:value-type="float" office:value="-0.309016994374926" calcext:value-type="float">
            <text:p>-0.3090169944</text:p>
          </table:table-cell>
        </table:table-row>
        <table:table-row table:style-name="ro1">
          <table:table-cell table:formula="of:=[sin_curve.A62]+1" office:value-type="float" office:value="10" calcext:value-type="float">
            <text:p>10</text:p>
          </table:table-cell>
          <table:table-cell table:formula="of:=[sin_curve.B62]+PI()/20" office:value-type="float" office:value="12.4092909816797" calcext:value-type="float">
            <text:p>12.4092909817</text:p>
          </table:table-cell>
          <table:table-cell table:formula="of:=SIN([sin_curve.B63])" office:value-type="float" office:value="-0.156434465040208" calcext:value-type="float">
            <text:p>-0.1564344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sin_curve.B63]+PI()/20" office:value-type="float" office:value="12.5663706143592" calcext:value-type="float">
            <text:p>12.5663706144</text:p>
          </table:table-cell>
          <table:table-cell table:formula="of:=SIN([sin_curve.B64])" office:value-type="float" office:value="0.0000000000000243791370319446" calcext:value-type="float">
            <text:p>2.43791370319446E-14</text:p>
          </table:table-cell>
        </table:table-row>
        <table:table-row table:style-name="ro1">
          <table:table-cell table:formula="of:=[sin_curve.A64]+1" office:value-type="float" office:value="11" calcext:value-type="float">
            <text:p>11</text:p>
          </table:table-cell>
          <table:table-cell table:formula="of:=[sin_curve.B64]+PI()/20" office:value-type="float" office:value="12.7234502470387" calcext:value-type="float">
            <text:p>12.723450247</text:p>
          </table:table-cell>
          <table:table-cell table:formula="of:=SIN([sin_curve.B65])" office:value-type="float" office:value="0.156434465040256" calcext:value-type="float">
            <text:p>0.1564344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sin_curve.B65]+PI()/20" office:value-type="float" office:value="12.8805298797182" calcext:value-type="float">
            <text:p>12.8805298797</text:p>
          </table:table-cell>
          <table:table-cell table:formula="of:=SIN([sin_curve.B66])" office:value-type="float" office:value="0.309016994374972" calcext:value-type="float">
            <text:p>0.3090169944</text:p>
          </table:table-cell>
        </table:table-row>
        <table:table-row table:style-name="ro1">
          <table:table-cell table:formula="of:=[sin_curve.A66]+1" office:value-type="float" office:value="12" calcext:value-type="float">
            <text:p>12</text:p>
          </table:table-cell>
          <table:table-cell table:formula="of:=[sin_curve.B66]+PI()/20" office:value-type="float" office:value="13.0376095123977" calcext:value-type="float">
            <text:p>13.0376095124</text:p>
          </table:table-cell>
          <table:table-cell table:formula="of:=SIN([sin_curve.B67])" office:value-type="float" office:value="0.453990499739571" calcext:value-type="float">
            <text:p>0.45399049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sin_curve.B67]+PI()/20" office:value-type="float" office:value="13.1946891450772" calcext:value-type="float">
            <text:p>13.1946891451</text:p>
          </table:table-cell>
          <table:table-cell table:formula="of:=SIN([sin_curve.B68])" office:value-type="float" office:value="0.587785252292496" calcext:value-type="float">
            <text:p>0.5877852523</text:p>
          </table:table-cell>
        </table:table-row>
        <table:table-row table:style-name="ro1">
          <table:table-cell table:formula="of:=[sin_curve.A68]+1" office:value-type="float" office:value="13" calcext:value-type="float">
            <text:p>13</text:p>
          </table:table-cell>
          <table:table-cell table:formula="of:=[sin_curve.B68]+PI()/20" office:value-type="float" office:value="13.3517687777567" calcext:value-type="float">
            <text:p>13.3517687778</text:p>
          </table:table-cell>
          <table:table-cell table:formula="of:=SIN([sin_curve.B69])" office:value-type="float" office:value="0.707106781186568" calcext:value-type="float">
            <text:p>0.70710678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sin_curve.B69]+PI()/20" office:value-type="float" office:value="13.5088484104361" calcext:value-type="float">
            <text:p>13.5088484104</text:p>
          </table:table-cell>
          <table:table-cell table:formula="of:=SIN([sin_curve.B70])" office:value-type="float" office:value="0.809016994374965" calcext:value-type="float">
            <text:p>0.8090169944</text:p>
          </table:table-cell>
        </table:table-row>
        <table:table-row table:style-name="ro1">
          <table:table-cell table:formula="of:=[sin_curve.A70]+1" office:value-type="float" office:value="14" calcext:value-type="float">
            <text:p>14</text:p>
          </table:table-cell>
          <table:table-cell table:formula="of:=[sin_curve.B70]+PI()/20" office:value-type="float" office:value="13.6659280431156" calcext:value-type="float">
            <text:p>13.6659280431</text:p>
          </table:table-cell>
          <table:table-cell table:formula="of:=SIN([sin_curve.B71])" office:value-type="float" office:value="0.891006524188382" calcext:value-type="float">
            <text:p>0.89100652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sin_curve.B71]+PI()/20" office:value-type="float" office:value="13.8230076757951" calcext:value-type="float">
            <text:p>13.8230076758</text:p>
          </table:table-cell>
          <table:table-cell table:formula="of:=SIN([sin_curve.B72])" office:value-type="float" office:value="0.951056516295163" calcext:value-type="float">
            <text:p>0.9510565163</text:p>
          </table:table-cell>
        </table:table-row>
        <table:table-row table:style-name="ro1">
          <table:table-cell table:formula="of:=[sin_curve.A72]+1" office:value-type="float" office:value="15" calcext:value-type="float">
            <text:p>15</text:p>
          </table:table-cell>
          <table:table-cell table:formula="of:=[sin_curve.B72]+PI()/20" office:value-type="float" office:value="13.9800873084746" calcext:value-type="float">
            <text:p>13.9800873085</text:p>
          </table:table-cell>
          <table:table-cell table:formula="of:=SIN([sin_curve.B73])" office:value-type="float" office:value="0.987688340595143" calcext:value-type="float">
            <text:p>0.98768834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sin_curve.B73]+PI()/20" office:value-type="float" office:value="14.1371669411541" calcext:value-type="float">
            <text:p>14.1371669412</text:p>
          </table:table-cell>
          <table:table-cell table:formula="of:=SIN([sin_curve.B74])" office:value-type="float" office:value="1" calcext:value-type="float">
            <text:p>1</text:p>
          </table:table-cell>
        </table:table-row>
        <table:table-row table:style-name="ro1">
          <table:table-cell table:formula="of:=[sin_curve.A74]+1" office:value-type="float" office:value="16" calcext:value-type="float">
            <text:p>16</text:p>
          </table:table-cell>
          <table:table-cell table:formula="of:=[sin_curve.B74]+PI()/20" office:value-type="float" office:value="14.2942465738336" calcext:value-type="float">
            <text:p>14.2942465738</text:p>
          </table:table-cell>
          <table:table-cell table:formula="of:=SIN([sin_curve.B75])" office:value-type="float" office:value="0.987688340595132" calcext:value-type="float">
            <text:p>0.98768834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sin_curve.B75]+PI()/20" office:value-type="float" office:value="14.4513262065131" calcext:value-type="float">
            <text:p>14.4513262065</text:p>
          </table:table-cell>
          <table:table-cell table:formula="of:=SIN([sin_curve.B76])" office:value-type="float" office:value="0.951056516295143" calcext:value-type="float">
            <text:p>0.9510565163</text:p>
          </table:table-cell>
        </table:table-row>
        <table:table-row table:style-name="ro1">
          <table:table-cell table:formula="of:=[sin_curve.A76]+1" office:value-type="float" office:value="17" calcext:value-type="float">
            <text:p>17</text:p>
          </table:table-cell>
          <table:table-cell table:formula="of:=[sin_curve.B76]+PI()/20" office:value-type="float" office:value="14.6084058391926" calcext:value-type="float">
            <text:p>14.6084058392</text:p>
          </table:table-cell>
          <table:table-cell table:formula="of:=SIN([sin_curve.B77])" office:value-type="float" office:value="0.891006524188352" calcext:value-type="float">
            <text:p>0.89100652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sin_curve.B77]+PI()/20" office:value-type="float" office:value="14.7654854718721" calcext:value-type="float">
            <text:p>14.7654854719</text:p>
          </table:table-cell>
          <table:table-cell table:formula="of:=SIN([sin_curve.B78])" office:value-type="float" office:value="0.809016994374926" calcext:value-type="float">
            <text:p>0.8090169944</text:p>
          </table:table-cell>
        </table:table-row>
        <table:table-row table:style-name="ro1">
          <table:table-cell table:formula="of:=[sin_curve.A78]+1" office:value-type="float" office:value="18" calcext:value-type="float">
            <text:p>18</text:p>
          </table:table-cell>
          <table:table-cell table:formula="of:=[sin_curve.B78]+PI()/20" office:value-type="float" office:value="14.9225651045516" calcext:value-type="float">
            <text:p>14.9225651046</text:p>
          </table:table-cell>
          <table:table-cell table:formula="of:=SIN([sin_curve.B79])" office:value-type="float" office:value="0.707106781186521" calcext:value-type="float">
            <text:p>0.70710678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sin_curve.B79]+PI()/20" office:value-type="float" office:value="15.079644737231" calcext:value-type="float">
            <text:p>15.0796447372</text:p>
          </table:table-cell>
          <table:table-cell table:formula="of:=SIN([sin_curve.B80])" office:value-type="float" office:value="0.587785252292442" calcext:value-type="float">
            <text:p>0.5877852523</text:p>
          </table:table-cell>
        </table:table-row>
        <table:table-row table:style-name="ro1">
          <table:table-cell table:formula="of:=[sin_curve.A80]+1" office:value-type="float" office:value="19" calcext:value-type="float">
            <text:p>19</text:p>
          </table:table-cell>
          <table:table-cell table:formula="of:=[sin_curve.B80]+PI()/20" office:value-type="float" office:value="15.2367243699105" calcext:value-type="float">
            <text:p>15.2367243699</text:p>
          </table:table-cell>
          <table:table-cell table:formula="of:=SIN([sin_curve.B81])" office:value-type="float" office:value="0.453990499739512" calcext:value-type="float">
            <text:p>0.45399049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sin_curve.B81]+PI()/20" office:value-type="float" office:value="15.39380400259" calcext:value-type="float">
            <text:p>15.3938040026</text:p>
          </table:table-cell>
          <table:table-cell table:formula="of:=SIN([sin_curve.B82])" office:value-type="float" office:value="0.309016994374909" calcext:value-type="float">
            <text:p>0.3090169944</text:p>
          </table:table-cell>
        </table:table-row>
        <table:table-row table:style-name="ro1">
          <table:table-cell table:formula="of:=[sin_curve.A82]+1" office:value-type="float" office:value="20" calcext:value-type="float">
            <text:p>20</text:p>
          </table:table-cell>
          <table:table-cell table:formula="of:=[sin_curve.B82]+PI()/20" office:value-type="float" office:value="15.5508836352695" calcext:value-type="float">
            <text:p>15.5508836353</text:p>
          </table:table-cell>
          <table:table-cell table:formula="of:=SIN([sin_curve.B83])" office:value-type="float" office:value="0.15643446504019" calcext:value-type="float">
            <text:p>0.1564344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sin_curve.B83]+PI()/20" office:value-type="float" office:value="15.707963267949" calcext:value-type="float">
            <text:p>15.7079632679</text:p>
          </table:table-cell>
          <table:table-cell table:formula="of:=SIN([sin_curve.B84])" office:value-type="float" office:value="-0.0000000000000420202407460323" calcext:value-type="float">
            <text:p>-4.20202407460323E-14</text:p>
          </table:table-cell>
        </table:table-row>
        <table:table-row table:style-name="ro1">
          <table:table-cell table:formula="of:=[sin_curve.A84]+1" office:value-type="float" office:value="21" calcext:value-type="float">
            <text:p>21</text:p>
          </table:table-cell>
          <table:table-cell table:formula="of:=[sin_curve.B84]+PI()/20" office:value-type="float" office:value="15.8650429006285" calcext:value-type="float">
            <text:p>15.8650429006</text:p>
          </table:table-cell>
          <table:table-cell table:formula="of:=SIN([sin_curve.B85])" office:value-type="float" office:value="-0.156434465040273" calcext:value-type="float">
            <text:p>-0.1564344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sin_curve.B85]+PI()/20" office:value-type="float" office:value="16.022122533308" calcext:value-type="float">
            <text:p>16.0221225333</text:p>
          </table:table-cell>
          <table:table-cell table:formula="of:=SIN([sin_curve.B86])" office:value-type="float" office:value="-0.309016994374989" calcext:value-type="float">
            <text:p>-0.3090169944</text:p>
          </table:table-cell>
        </table:table-row>
        <table:table-row table:style-name="ro1">
          <table:table-cell table:formula="of:=[sin_curve.A86]+1" office:value-type="float" office:value="22" calcext:value-type="float">
            <text:p>22</text:p>
          </table:table-cell>
          <table:table-cell table:formula="of:=[sin_curve.B86]+PI()/20" office:value-type="float" office:value="16.1792021659875" calcext:value-type="float">
            <text:p>16.179202166</text:p>
          </table:table-cell>
          <table:table-cell table:formula="of:=SIN([sin_curve.B87])" office:value-type="float" office:value="-0.453990499739587" calcext:value-type="float">
            <text:p>-0.45399049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sin_curve.B87]+PI()/20" office:value-type="float" office:value="16.336281798667" calcext:value-type="float">
            <text:p>16.3362817987</text:p>
          </table:table-cell>
          <table:table-cell table:formula="of:=SIN([sin_curve.B88])" office:value-type="float" office:value="-0.58778525229251" calcext:value-type="float">
            <text:p>-0.5877852523</text:p>
          </table:table-cell>
        </table:table-row>
        <table:table-row table:style-name="ro1">
          <table:table-cell table:formula="of:=[sin_curve.A88]+1" office:value-type="float" office:value="23" calcext:value-type="float">
            <text:p>23</text:p>
          </table:table-cell>
          <table:table-cell table:formula="of:=[sin_curve.B88]+PI()/20" office:value-type="float" office:value="16.4933614313465" calcext:value-type="float">
            <text:p>16.4933614313</text:p>
          </table:table-cell>
          <table:table-cell table:formula="of:=SIN([sin_curve.B89])" office:value-type="float" office:value="-0.70710678118658" calcext:value-type="float">
            <text:p>-0.70710678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sin_curve.B89]+PI()/20" office:value-type="float" office:value="16.650441064026" calcext:value-type="float">
            <text:p>16.650441064</text:p>
          </table:table-cell>
          <table:table-cell table:formula="of:=SIN([sin_curve.B90])" office:value-type="float" office:value="-0.809016994374975" calcext:value-type="float">
            <text:p>-0.8090169944</text:p>
          </table:table-cell>
        </table:table-row>
        <table:table-row table:style-name="ro1">
          <table:table-cell table:formula="of:=[sin_curve.A90]+1" office:value-type="float" office:value="24" calcext:value-type="float">
            <text:p>24</text:p>
          </table:table-cell>
          <table:table-cell table:formula="of:=[sin_curve.B90]+PI()/20" office:value-type="float" office:value="16.8075206967054" calcext:value-type="float">
            <text:p>16.8075206967</text:p>
          </table:table-cell>
          <table:table-cell table:formula="of:=SIN([sin_curve.B91])" office:value-type="float" office:value="-0.89100652418839" calcext:value-type="float">
            <text:p>-0.89100652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sin_curve.B91]+PI()/20" office:value-type="float" office:value="16.9646003293849" calcext:value-type="float">
            <text:p>16.9646003294</text:p>
          </table:table-cell>
          <table:table-cell table:formula="of:=SIN([sin_curve.B92])" office:value-type="float" office:value="-0.951056516295169" calcext:value-type="float">
            <text:p>-0.9510565163</text:p>
          </table:table-cell>
        </table:table-row>
        <table:table-row table:style-name="ro1">
          <table:table-cell table:formula="of:=[sin_curve.A92]+1" office:value-type="float" office:value="25" calcext:value-type="float">
            <text:p>25</text:p>
          </table:table-cell>
          <table:table-cell table:formula="of:=[sin_curve.B92]+PI()/20" office:value-type="float" office:value="17.1216799620644" calcext:value-type="float">
            <text:p>17.1216799621</text:p>
          </table:table-cell>
          <table:table-cell table:formula="of:=SIN([sin_curve.B93])" office:value-type="float" office:value="-0.987688340595146" calcext:value-type="float">
            <text:p>-0.98768834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sin_curve.B93]+PI()/20" office:value-type="float" office:value="17.2787595947439" calcext:value-type="float">
            <text:p>17.2787595947</text:p>
          </table:table-cell>
          <table:table-cell table:formula="of:=SIN([sin_curve.B94])" office:value-type="float" office:value="-1" calcext:value-type="float">
            <text:p>-1</text:p>
          </table:table-cell>
        </table:table-row>
        <table:table-row table:style-name="ro1">
          <table:table-cell table:formula="of:=[sin_curve.A94]+1" office:value-type="float" office:value="26" calcext:value-type="float">
            <text:p>26</text:p>
          </table:table-cell>
          <table:table-cell table:formula="of:=[sin_curve.B94]+PI()/20" office:value-type="float" office:value="17.4358392274234" calcext:value-type="float">
            <text:p>17.4358392274</text:p>
          </table:table-cell>
          <table:table-cell table:formula="of:=SIN([sin_curve.B95])" office:value-type="float" office:value="-0.98768834059513" calcext:value-type="float">
            <text:p>-0.98768834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sin_curve.B95]+PI()/20" office:value-type="float" office:value="17.5929188601029" calcext:value-type="float">
            <text:p>17.5929188601</text:p>
          </table:table-cell>
          <table:table-cell table:formula="of:=SIN([sin_curve.B96])" office:value-type="float" office:value="-0.951056516295137" calcext:value-type="float">
            <text:p>-0.9510565163</text:p>
          </table:table-cell>
        </table:table-row>
        <table:table-row table:style-name="ro1">
          <table:table-cell table:formula="of:=[sin_curve.A96]+1" office:value-type="float" office:value="27" calcext:value-type="float">
            <text:p>27</text:p>
          </table:table-cell>
          <table:table-cell table:formula="of:=[sin_curve.B96]+PI()/20" office:value-type="float" office:value="17.7499984927824" calcext:value-type="float">
            <text:p>17.7499984928</text:p>
          </table:table-cell>
          <table:table-cell table:formula="of:=SIN([sin_curve.B97])" office:value-type="float" office:value="-0.891006524188344" calcext:value-type="float">
            <text:p>-0.8910065242</text:p>
          </table:table-cell>
        </table:table-row>
      </table:table>
      <table:table table:name="parabola" table:style-name="ta1">
        <office:forms form:automatic-focus="false" form:apply-design-mode="false"/>
        <table:shapes>
          <draw:frame draw:z-index="0" draw:style-name="gr2" draw:text-style-name="P1" svg:width="246.53pt" svg:height="196.5pt" svg:x="396.62pt" svg:y="12.78pt">
            <loext:p draw:notify-on-update-of-ranges="parabola.B4:parabola.B23 parabola.C3:parabola.C3 parabola.C4:parabola.C23 parabola.B4:parabola.B23 parabola.D3:parabola.D3 parabola.D4:parabola.D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Interval </text:p>
          </table:table-cell>
          <table:table-cell table:style-name="Default" office:value-type="string" calcext:value-type="string">
            <text:p>[-5; 5]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 = x^2</text:p>
          </table:table-cell>
          <table:table-cell office:value-type="string" calcext:value-type="string">
            <text:p>Y = 1-x^2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formula="of:=[parabola.B4]^2" office:value-type="float" office:value="25" calcext:value-type="float">
            <text:p>25</text:p>
          </table:table-cell>
          <table:table-cell table:formula="of:=1-[parabola.C4]" office:value-type="float" office:value="-24" calcext:value-type="float">
            <text:p>-24</text:p>
          </table:table-cell>
        </table:table-row>
        <table:table-row table:style-name="ro1">
          <table:table-cell/>
          <table:table-cell table:formula="of:=[parabola.B4]+1" office:value-type="float" office:value="-4" calcext:value-type="float">
            <text:p>-4</text:p>
          </table:table-cell>
          <table:table-cell table:formula="of:=[parabola.B5]^2" office:value-type="float" office:value="16" calcext:value-type="float">
            <text:p>16</text:p>
          </table:table-cell>
          <table:table-cell table:formula="of:=1-[parabola.C5]" office:value-type="float" office:value="-15" calcext:value-type="float">
            <text:p>-15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formula="of:=[parabola.B6]^2" office:value-type="float" office:value="16" calcext:value-type="float">
            <text:p>16</text:p>
          </table:table-cell>
          <table:table-cell table:formula="of:=1-[parabola.C6]" office:value-type="float" office:value="-15" calcext:value-type="float">
            <text:p>-15</text:p>
          </table:table-cell>
        </table:table-row>
        <table:table-row table:style-name="ro1">
          <table:table-cell/>
          <table:table-cell table:formula="of:=[parabola.B6]+1" office:value-type="float" office:value="-3" calcext:value-type="float">
            <text:p>-3</text:p>
          </table:table-cell>
          <table:table-cell table:formula="of:=[parabola.B7]^2" office:value-type="float" office:value="9" calcext:value-type="float">
            <text:p>9</text:p>
          </table:table-cell>
          <table:table-cell table:formula="of:=1-[parabola.C7]"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formula="of:=[parabola.B8]^2" office:value-type="float" office:value="9" calcext:value-type="float">
            <text:p>9</text:p>
          </table:table-cell>
          <table:table-cell table:formula="of:=1-[parabola.C8]" office:value-type="float" office:value="-8" calcext:value-type="float">
            <text:p>-8</text:p>
          </table:table-cell>
        </table:table-row>
        <table:table-row table:style-name="ro1">
          <table:table-cell/>
          <table:table-cell table:formula="of:=[parabola.B8]+1" office:value-type="float" office:value="-2" calcext:value-type="float">
            <text:p>-2</text:p>
          </table:table-cell>
          <table:table-cell table:formula="of:=[parabola.B9]^2" office:value-type="float" office:value="4" calcext:value-type="float">
            <text:p>4</text:p>
          </table:table-cell>
          <table:table-cell table:formula="of:=1-[parabola.C9]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formula="of:=[parabola.B10]^2" office:value-type="float" office:value="4" calcext:value-type="float">
            <text:p>4</text:p>
          </table:table-cell>
          <table:table-cell table:formula="of:=1-[parabola.C10]" office:value-type="float" office:value="-3" calcext:value-type="float">
            <text:p>-3</text:p>
          </table:table-cell>
        </table:table-row>
        <table:table-row table:style-name="ro1">
          <table:table-cell/>
          <table:table-cell table:formula="of:=[parabola.B10]+1" office:value-type="float" office:value="-1" calcext:value-type="float">
            <text:p>-1</text:p>
          </table:table-cell>
          <table:table-cell table:formula="of:=[parabola.B11]^2" office:value-type="float" office:value="1" calcext:value-type="float">
            <text:p>1</text:p>
          </table:table-cell>
          <table:table-cell table:formula="of:=1-[parabola.C1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[parabola.B12]^2" office:value-type="float" office:value="1" calcext:value-type="float">
            <text:p>1</text:p>
          </table:table-cell>
          <table:table-cell table:formula="of:=1-[parabola.C1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parabola.B12]+1" office:value-type="float" office:value="0" calcext:value-type="float">
            <text:p>0</text:p>
          </table:table-cell>
          <table:table-cell table:formula="of:=[parabola.B13]^2" office:value-type="float" office:value="0" calcext:value-type="float">
            <text:p>0</text:p>
          </table:table-cell>
          <table:table-cell table:formula="of:=1-[parabola.C13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parabola.B14]^2" office:value-type="float" office:value="0" calcext:value-type="float">
            <text:p>0</text:p>
          </table:table-cell>
          <table:table-cell table:formula="of:=1-[parabola.C14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parabola.B14]+1" office:value-type="float" office:value="1" calcext:value-type="float">
            <text:p>1</text:p>
          </table:table-cell>
          <table:table-cell table:formula="of:=[parabola.B15]^2" office:value-type="float" office:value="1" calcext:value-type="float">
            <text:p>1</text:p>
          </table:table-cell>
          <table:table-cell table:formula="of:=1-[parabola.C1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parabola.B16]^2" office:value-type="float" office:value="1" calcext:value-type="float">
            <text:p>1</text:p>
          </table:table-cell>
          <table:table-cell table:formula="of:=1-[parabola.C1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parabola.B16]+1" office:value-type="float" office:value="2" calcext:value-type="float">
            <text:p>2</text:p>
          </table:table-cell>
          <table:table-cell table:formula="of:=[parabola.B17]^2" office:value-type="float" office:value="4" calcext:value-type="float">
            <text:p>4</text:p>
          </table:table-cell>
          <table:table-cell table:formula="of:=1-[parabola.C17]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parabola.B18]^2" office:value-type="float" office:value="4" calcext:value-type="float">
            <text:p>4</text:p>
          </table:table-cell>
          <table:table-cell table:formula="of:=1-[parabola.C18]" office:value-type="float" office:value="-3" calcext:value-type="float">
            <text:p>-3</text:p>
          </table:table-cell>
        </table:table-row>
        <table:table-row table:style-name="ro1">
          <table:table-cell/>
          <table:table-cell table:formula="of:=[parabola.B18]+1" office:value-type="float" office:value="3" calcext:value-type="float">
            <text:p>3</text:p>
          </table:table-cell>
          <table:table-cell table:formula="of:=[parabola.B19]^2" office:value-type="float" office:value="9" calcext:value-type="float">
            <text:p>9</text:p>
          </table:table-cell>
          <table:table-cell table:formula="of:=1-[parabola.C19]"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parabola.B20]^2" office:value-type="float" office:value="9" calcext:value-type="float">
            <text:p>9</text:p>
          </table:table-cell>
          <table:table-cell table:formula="of:=1-[parabola.C20]" office:value-type="float" office:value="-8" calcext:value-type="float">
            <text:p>-8</text:p>
          </table:table-cell>
        </table:table-row>
        <table:table-row table:style-name="ro1">
          <table:table-cell/>
          <table:table-cell table:formula="of:=[parabola.B20]+1" office:value-type="float" office:value="4" calcext:value-type="float">
            <text:p>4</text:p>
          </table:table-cell>
          <table:table-cell table:formula="of:=[parabola.B21]^2" office:value-type="float" office:value="16" calcext:value-type="float">
            <text:p>16</text:p>
          </table:table-cell>
          <table:table-cell table:formula="of:=1-[parabola.C21]" office:value-type="float" office:value="-15" calcext:value-type="float">
            <text:p>-1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parabola.B22]^2" office:value-type="float" office:value="16" calcext:value-type="float">
            <text:p>16</text:p>
          </table:table-cell>
          <table:table-cell table:formula="of:=1-[parabola.C22]" office:value-type="float" office:value="-15" calcext:value-type="float">
            <text:p>-15</text:p>
          </table:table-cell>
        </table:table-row>
        <table:table-row table:style-name="ro1">
          <table:table-cell/>
          <table:table-cell table:formula="of:=[parabola.B22]+1" office:value-type="float" office:value="5" calcext:value-type="float">
            <text:p>5</text:p>
          </table:table-cell>
          <table:table-cell table:formula="of:=[parabola.B23]^2" office:value-type="float" office:value="25" calcext:value-type="float">
            <text:p>25</text:p>
          </table:table-cell>
          <table:table-cell table:formula="of:=1-[parabola.C23]" office:value-type="float" office:value="-24" calcext:value-type="float">
            <text:p>-24</text:p>
          </table:table-cell>
        </table:table-row>
        <table:table-row table:style-name="ro1" table:number-rows-repeated="7">
          <table:table-cell/>
          <table:table-cell table:style-name="ce2"/>
          <table:table-cell table:style-name="Default" table:number-columns-repeated="2"/>
        </table:table-row>
        <table:table-row table:style-name="ro1">
          <table:table-cell/>
          <table:table-cell table:style-name="ce2"/>
          <table:table-cell table:style-name="Default" table:number-columns-repeated="2"/>
        </table:table-row>
      </table:table>
      <table:table table:name="Multi_curves" table:style-name="ta1">
        <office:forms form:automatic-focus="false" form:apply-design-mode="false"/>
        <table:shapes>
          <draw:frame draw:z-index="0" draw:style-name="gr2" draw:text-style-name="P1" svg:width="328.2pt" svg:height="183.15pt" svg:x="354.44pt" svg:y="35.94pt">
            <loext:p draw:notify-on-update-of-ranges="Multi_curves.A5:Multi_curves.A22 Multi_curves.A4:Multi_curves.A4 Multi_curves.D14:Multi_curves.D22 Multi_curves.A5:Multi_curves.A22 Multi_curves.C5:Multi_curves.C2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Y = e^x</text:p>
          </table:table-cell>
          <table:table-cell office:value-type="string" calcext:value-type="string">
            <text:p>[-3; 3]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Y = 10 log(x)</text:p>
          </table:table-cell>
          <table:table-cell office:value-type="string" calcext:value-type="string">
            <text:p>[0.1; 5]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 = e^x</text:p>
          </table:table-cell>
          <table:table-cell office:value-type="string" calcext:value-type="string">
            <text:p>Y = 10 log(x)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ROUND(RAND()*10; 2)" office:value-type="float" office:value="0.86" calcext:value-type="float">
            <text:p>0.86</text:p>
          </table:table-cell>
          <table:table-cell table:formula="of:=ROUND(EXP([Multi_curves.A5]); 2)" office:value-type="float" office:value="0.05" calcext:value-type="float">
            <text:p>0.05</text:p>
          </table:table-cell>
          <table:table-cell table:formula="of:=ROUND(10*LOG([Multi_curves.A5]); 2)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-2.645" calcext:value-type="float">
            <text:p>-2.645</text:p>
          </table:table-cell>
          <table:table-cell table:formula="of:=ROUND(RAND()*10; 2)" office:value-type="float" office:value="4.99" calcext:value-type="float">
            <text:p>4.99</text:p>
          </table:table-cell>
          <table:table-cell table:formula="of:=ROUND(EXP([Multi_curves.A6]); 2)" office:value-type="float" office:value="0.07" calcext:value-type="float">
            <text:p>0.07</text:p>
          </table:table-cell>
          <table:table-cell table:formula="of:=ROUND(10*LOG([Multi_curves.A6]); 2)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-2.29" calcext:value-type="float">
            <text:p>-2.29</text:p>
          </table:table-cell>
          <table:table-cell table:formula="of:=ROUND(RAND()*10; 2)" office:value-type="float" office:value="7.85" calcext:value-type="float">
            <text:p>7.85</text:p>
          </table:table-cell>
          <table:table-cell table:formula="of:=ROUND(EXP([Multi_curves.A7]); 2)" office:value-type="float" office:value="0.1" calcext:value-type="float">
            <text:p>0.1</text:p>
          </table:table-cell>
          <table:table-cell table:formula="of:=ROUND(10*LOG([Multi_curves.A7]); 2)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-1.935" calcext:value-type="float">
            <text:p>-1.935</text:p>
          </table:table-cell>
          <table:table-cell table:formula="of:=ROUND(RAND()*10; 2)" office:value-type="float" office:value="8.61" calcext:value-type="float">
            <text:p>8.61</text:p>
          </table:table-cell>
          <table:table-cell table:formula="of:=ROUND(EXP([Multi_curves.A8]); 2)" office:value-type="float" office:value="0.14" calcext:value-type="float">
            <text:p>0.14</text:p>
          </table:table-cell>
          <table:table-cell table:formula="of:=ROUND(10*LOG([Multi_curves.A8]); 2)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-1.58" calcext:value-type="float">
            <text:p>-1.58</text:p>
          </table:table-cell>
          <table:table-cell table:formula="of:=ROUND(RAND()*10; 2)" office:value-type="float" office:value="2.97" calcext:value-type="float">
            <text:p>2.97</text:p>
          </table:table-cell>
          <table:table-cell table:formula="of:=ROUND(EXP([Multi_curves.A9]); 2)" office:value-type="float" office:value="0.21" calcext:value-type="float">
            <text:p>0.21</text:p>
          </table:table-cell>
          <table:table-cell table:formula="of:=ROUND(10*LOG([Multi_curves.A9]); 2)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-1.225" calcext:value-type="float">
            <text:p>-1.225</text:p>
          </table:table-cell>
          <table:table-cell table:formula="of:=ROUND(RAND()*10; 2)" office:value-type="float" office:value="4.09" calcext:value-type="float">
            <text:p>4.09</text:p>
          </table:table-cell>
          <table:table-cell table:formula="of:=ROUND(EXP([Multi_curves.A10]); 2)" office:value-type="float" office:value="0.29" calcext:value-type="float">
            <text:p>0.29</text:p>
          </table:table-cell>
          <table:table-cell table:formula="of:=ROUND(10*LOG([Multi_curves.A10]); 2)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-0.87" calcext:value-type="float">
            <text:p>-0.87</text:p>
          </table:table-cell>
          <table:table-cell table:formula="of:=ROUND(RAND()*10; 2)" office:value-type="float" office:value="5.12" calcext:value-type="float">
            <text:p>5.12</text:p>
          </table:table-cell>
          <table:table-cell table:formula="of:=ROUND(EXP([Multi_curves.A11]); 2)" office:value-type="float" office:value="0.42" calcext:value-type="float">
            <text:p>0.42</text:p>
          </table:table-cell>
          <table:table-cell table:formula="of:=ROUND(10*LOG([Multi_curves.A11]); 2)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-0.515" calcext:value-type="float">
            <text:p>-0.515</text:p>
          </table:table-cell>
          <table:table-cell table:formula="of:=ROUND(RAND()*10; 2)" office:value-type="float" office:value="0.26" calcext:value-type="float">
            <text:p>0.26</text:p>
          </table:table-cell>
          <table:table-cell table:formula="of:=ROUND(EXP([Multi_curves.A12]); 2)" office:value-type="float" office:value="0.6" calcext:value-type="float">
            <text:p>0.6</text:p>
          </table:table-cell>
          <table:table-cell table:formula="of:=ROUND(10*LOG([Multi_curves.A12]); 2)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table:formula="of:=ROUND(RAND()*10; 2)" office:value-type="float" office:value="3.58" calcext:value-type="float">
            <text:p>3.58</text:p>
          </table:table-cell>
          <table:table-cell table:formula="of:=ROUND(EXP([Multi_curves.A13]); 2)" office:value-type="float" office:value="0.85" calcext:value-type="float">
            <text:p>0.85</text:p>
          </table:table-cell>
          <table:table-cell table:formula="of:=ROUND(10*LOG([Multi_curves.A13]); 2)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table:formula="of:=ROUND(RAND()*10; 2)" office:value-type="float" office:value="1.23" calcext:value-type="float">
            <text:p>1.23</text:p>
          </table:table-cell>
          <table:table-cell table:formula="of:=ROUND(EXP([Multi_curves.A14]); 2)" office:value-type="float" office:value="1.22" calcext:value-type="float">
            <text:p>1.22</text:p>
          </table:table-cell>
          <table:table-cell table:formula="of:=ROUND(10*LOG([Multi_curves.A14]); 2)" office:value-type="float" office:value="-7.1" calcext:value-type="float">
            <text:p>-7.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ROUND(RAND()*10; 2)" office:value-type="float" office:value="5.56" calcext:value-type="float">
            <text:p>5.56</text:p>
          </table:table-cell>
          <table:table-cell table:formula="of:=ROUND(EXP([Multi_curves.A15]); 2)" office:value-type="float" office:value="1.73" calcext:value-type="float">
            <text:p>1.73</text:p>
          </table:table-cell>
          <table:table-cell table:formula="of:=ROUND(10*LOG([Multi_curves.A15]); 2)" office:value-type="float" office:value="-2.6" calcext:value-type="float">
            <text:p>-2.6</text:p>
          </table:table-cell>
        </table:table-row>
        <table:table-row table:style-name="ro1">
          <table:table-cell office:value-type="float" office:value="0.905" calcext:value-type="float">
            <text:p>0.905</text:p>
          </table:table-cell>
          <table:table-cell table:formula="of:=ROUND(RAND()*10; 2)" office:value-type="float" office:value="0.38" calcext:value-type="float">
            <text:p>0.38</text:p>
          </table:table-cell>
          <table:table-cell table:formula="of:=ROUND(EXP([Multi_curves.A16]); 2)" office:value-type="float" office:value="2.47" calcext:value-type="float">
            <text:p>2.47</text:p>
          </table:table-cell>
          <table:table-cell table:formula="of:=ROUND(10*LOG([Multi_curves.A16]); 2)" office:value-type="float" office:value="-0.43" calcext:value-type="float">
            <text:p>-0.43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table:formula="of:=ROUND(RAND()*10; 2)" office:value-type="float" office:value="8.82" calcext:value-type="float">
            <text:p>8.82</text:p>
          </table:table-cell>
          <table:table-cell table:formula="of:=ROUND(EXP([Multi_curves.A17]); 2)" office:value-type="float" office:value="3.53" calcext:value-type="float">
            <text:p>3.53</text:p>
          </table:table-cell>
          <table:table-cell table:formula="of:=ROUND(10*LOG([Multi_curves.A17]); 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615" calcext:value-type="float">
            <text:p>1.615</text:p>
          </table:table-cell>
          <table:table-cell table:formula="of:=ROUND(RAND()*10; 2)" office:value-type="float" office:value="0.92" calcext:value-type="float">
            <text:p>0.92</text:p>
          </table:table-cell>
          <table:table-cell table:formula="of:=ROUND(EXP([Multi_curves.A18]); 2)" office:value-type="float" office:value="5.03" calcext:value-type="float">
            <text:p>5.03</text:p>
          </table:table-cell>
          <table:table-cell table:formula="of:=ROUND(10*LOG([Multi_curves.A18]); 2)"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table:formula="of:=ROUND(RAND()*10; 2)" office:value-type="float" office:value="4.93" calcext:value-type="float">
            <text:p>4.93</text:p>
          </table:table-cell>
          <table:table-cell table:formula="of:=ROUND(EXP([Multi_curves.A19]); 2)" office:value-type="float" office:value="7.17" calcext:value-type="float">
            <text:p>7.17</text:p>
          </table:table-cell>
          <table:table-cell table:formula="of:=ROUND(10*LOG([Multi_curves.A19]); 2)"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2.325" calcext:value-type="float">
            <text:p>2.325</text:p>
          </table:table-cell>
          <table:table-cell table:formula="of:=ROUND(RAND()*10; 2)" office:value-type="float" office:value="3.89" calcext:value-type="float">
            <text:p>3.89</text:p>
          </table:table-cell>
          <table:table-cell table:formula="of:=ROUND(EXP([Multi_curves.A20]); 2)" office:value-type="float" office:value="10.23" calcext:value-type="float">
            <text:p>10.23</text:p>
          </table:table-cell>
          <table:table-cell table:formula="of:=ROUND(10*LOG([Multi_curves.A20]); 2)" office:value-type="float" office:value="3.66" calcext:value-type="float">
            <text:p>3.66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table:formula="of:=ROUND(RAND()*10; 2)" office:value-type="float" office:value="3.13" calcext:value-type="float">
            <text:p>3.13</text:p>
          </table:table-cell>
          <table:table-cell table:formula="of:=ROUND(EXP([Multi_curves.A21]); 2)" office:value-type="float" office:value="14.59" calcext:value-type="float">
            <text:p>14.59</text:p>
          </table:table-cell>
          <table:table-cell table:formula="of:=ROUND(10*LOG([Multi_curves.A21]); 2)" office:value-type="float" office:value="4.28" calcext:value-type="float">
            <text:p>4.28</text:p>
          </table:table-cell>
        </table:table-row>
        <table:table-row table:style-name="ro1">
          <table:table-cell office:value-type="float" office:value="3.035" calcext:value-type="float">
            <text:p>3.035</text:p>
          </table:table-cell>
          <table:table-cell table:formula="of:=ROUND(RAND()*10; 2)" office:value-type="float" office:value="9.06" calcext:value-type="float">
            <text:p>9.06</text:p>
          </table:table-cell>
          <table:table-cell table:formula="of:=ROUND(EXP([Multi_curves.A22]); 2)" office:value-type="float" office:value="20.8" calcext:value-type="float">
            <text:p>20.8</text:p>
          </table:table-cell>
          <table:table-cell table:formula="of:=ROUND(10*LOG([Multi_curves.A22]); 2)" office:value-type="float" office:value="4.82" calcext:value-type="float">
            <text:p>4.82</text:p>
          </table:table-cell>
        </table:table-row>
      </table:table>
      <table:table table:name="tangent curve" table:style-name="ta1">
        <office:forms form:automatic-focus="false" form:apply-design-mode="false"/>
        <table:shapes>
          <draw:frame draw:z-index="0" draw:style-name="gr2" draw:text-style-name="P1" svg:width="310.51pt" svg:height="208.94pt" svg:x="327.12pt" svg:y="53.06pt">
            <loext:p draw:notify-on-update-of-ranges="'tangent curve'.B6:'tangent curve'.B21 'tangent curve'.C5:'tangent curve'.C5 'tangent curve'.C6:'tangent curve'.C21 'tangent curve'.B6:'tangent curve'.B21 'tangent curve'.D6:'tangent curve'.D2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2" draw:text-style-name="P1" svg:width="310.05pt" svg:height="196.92pt" svg:x="331.54pt" svg:y="280.37pt">
            <loext:p draw:notify-on-update-of-ranges="'tangent curve'.B6:'tangent curve'.B21 'tangent curve'.D5:'tangent curve'.D5 'tangent curve'.D6:'tangent curve'.D2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2" draw:text-style-name="P1" svg:width="326.72pt" svg:height="223.6pt" svg:x="680.31pt" svg:y="52.72pt">
            <loext:p draw:notify-on-update-of-ranges="'tangent curve'.A6:'tangent curve'.A21 'tangent curve'.C5:'tangent curve'.C5 'tangent curve'.C6:'tangent curve'.C2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Default"/>
          <table:table-cell table:style-name="Default" office:value-type="string" calcext:value-type="string">
            <text:p>Y = e^x – 2x^2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Y = x sin(10x)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Y = e^x – 2x^2</text:p>
          </table:table-cell>
          <table:table-cell office:value-type="string" calcext:value-type="string">
            <text:p>Y = x sin(10x)</text:p>
          </table:table-cell>
        </table:table-row>
        <table:table-row table:style-name="ro1">
          <table:table-cell table:formula="of:=ROUND(RAND()*10; 2)" office:value-type="float" office:value="1.8" calcext:value-type="float">
            <text:p>1.8</text:p>
          </table:table-cell>
          <table:table-cell office:value-type="float" office:value="-4" calcext:value-type="float">
            <text:p>-4</text:p>
          </table:table-cell>
          <table:table-cell table:formula="of:=ROUND(EXP(['tangent curve'.B6])-(2*['tangent curve'.B6]^2); 2)" office:value-type="float" office:value="-31.98" calcext:value-type="float">
            <text:p>-31.98</text:p>
          </table:table-cell>
          <table:table-cell table:formula="of:=ROUND(['tangent curve'.B6]*SIN(10*['tangent curve'.B6]); 2)" office:value-type="float" office:value="2.98" calcext:value-type="float">
            <text:p>2.98</text:p>
          </table:table-cell>
        </table:table-row>
        <table:table-row table:style-name="ro1">
          <table:table-cell table:formula="of:=ROUND(RAND()*10; 2)" office:value-type="float" office:value="0.6" calcext:value-type="float">
            <text:p>0.6</text:p>
          </table:table-cell>
          <table:table-cell table:formula="of:=['tangent curve'.B6]+1" office:value-type="float" office:value="-3" calcext:value-type="float">
            <text:p>-3</text:p>
          </table:table-cell>
          <table:table-cell table:formula="of:=ROUND(EXP(['tangent curve'.B7])-(2*['tangent curve'.B7]^2); 2)" office:value-type="float" office:value="-17.95" calcext:value-type="float">
            <text:p>-17.95</text:p>
          </table:table-cell>
          <table:table-cell table:formula="of:=ROUND(['tangent curve'.B7]*SIN(10*['tangent curve'.B7]); 2)" office:value-type="float" office:value="-2.96" calcext:value-type="float">
            <text:p>-2.96</text:p>
          </table:table-cell>
        </table:table-row>
        <table:table-row table:style-name="ro1">
          <table:table-cell table:formula="of:=ROUND(RAND()*10; 2)" office:value-type="float" office:value="1.73" calcext:value-type="float">
            <text:p>1.73</text:p>
          </table:table-cell>
          <table:table-cell office:value-type="float" office:value="-3" calcext:value-type="float">
            <text:p>-3</text:p>
          </table:table-cell>
          <table:table-cell table:formula="of:=ROUND(EXP(['tangent curve'.B8])-(2*['tangent curve'.B8]^2); 2)" office:value-type="float" office:value="-17.95" calcext:value-type="float">
            <text:p>-17.95</text:p>
          </table:table-cell>
          <table:table-cell table:formula="of:=ROUND(['tangent curve'.B8]*SIN(10*['tangent curve'.B8]); 2)" office:value-type="float" office:value="-2.96" calcext:value-type="float">
            <text:p>-2.96</text:p>
          </table:table-cell>
        </table:table-row>
        <table:table-row table:style-name="ro1">
          <table:table-cell table:formula="of:=ROUND(RAND()*10; 2)" office:value-type="float" office:value="4.26" calcext:value-type="float">
            <text:p>4.26</text:p>
          </table:table-cell>
          <table:table-cell table:formula="of:=['tangent curve'.B8]+1" office:value-type="float" office:value="-2" calcext:value-type="float">
            <text:p>-2</text:p>
          </table:table-cell>
          <table:table-cell table:formula="of:=ROUND(EXP(['tangent curve'.B9])-(2*['tangent curve'.B9]^2); 2)" office:value-type="float" office:value="-7.86" calcext:value-type="float">
            <text:p>-7.86</text:p>
          </table:table-cell>
          <table:table-cell table:formula="of:=ROUND(['tangent curve'.B9]*SIN(10*['tangent curve'.B9]); 2)" office:value-type="float" office:value="1.83" calcext:value-type="float">
            <text:p>1.83</text:p>
          </table:table-cell>
        </table:table-row>
        <table:table-row table:style-name="ro1">
          <table:table-cell table:formula="of:=ROUND(RAND()*10; 2)" office:value-type="float" office:value="7.71" calcext:value-type="float">
            <text:p>7.71</text:p>
          </table:table-cell>
          <table:table-cell office:value-type="float" office:value="-2" calcext:value-type="float">
            <text:p>-2</text:p>
          </table:table-cell>
          <table:table-cell table:formula="of:=ROUND(EXP(['tangent curve'.B10])-(2*['tangent curve'.B10]^2); 2)" office:value-type="float" office:value="-7.86" calcext:value-type="float">
            <text:p>-7.86</text:p>
          </table:table-cell>
          <table:table-cell table:formula="of:=ROUND(['tangent curve'.B10]*SIN(10*['tangent curve'.B10]); 2)" office:value-type="float" office:value="1.83" calcext:value-type="float">
            <text:p>1.83</text:p>
          </table:table-cell>
        </table:table-row>
        <table:table-row table:style-name="ro1">
          <table:table-cell table:formula="of:=ROUND(RAND()*10; 2)" office:value-type="float" office:value="2.02" calcext:value-type="float">
            <text:p>2.02</text:p>
          </table:table-cell>
          <table:table-cell table:formula="of:=['tangent curve'.B10]+1" office:value-type="float" office:value="-1" calcext:value-type="float">
            <text:p>-1</text:p>
          </table:table-cell>
          <table:table-cell table:formula="of:=ROUND(EXP(['tangent curve'.B11])-(2*['tangent curve'.B11]^2); 2)" office:value-type="float" office:value="-1.63" calcext:value-type="float">
            <text:p>-1.63</text:p>
          </table:table-cell>
          <table:table-cell table:formula="of:=ROUND(['tangent curve'.B11]*SIN(10*['tangent curve'.B11]); 2)" office:value-type="float" office:value="-0.54" calcext:value-type="float">
            <text:p>-0.54</text:p>
          </table:table-cell>
        </table:table-row>
        <table:table-row table:style-name="ro1">
          <table:table-cell table:formula="of:=ROUND(RAND()*10; 2)" office:value-type="float" office:value="9.84" calcext:value-type="float">
            <text:p>9.84</text:p>
          </table:table-cell>
          <table:table-cell office:value-type="float" office:value="-1" calcext:value-type="float">
            <text:p>-1</text:p>
          </table:table-cell>
          <table:table-cell table:formula="of:=ROUND(EXP(['tangent curve'.B12])-(2*['tangent curve'.B12]^2); 2)" office:value-type="float" office:value="-1.63" calcext:value-type="float">
            <text:p>-1.63</text:p>
          </table:table-cell>
          <table:table-cell table:formula="of:=ROUND(['tangent curve'.B12]*SIN(10*['tangent curve'.B12]); 2)" office:value-type="float" office:value="-0.54" calcext:value-type="float">
            <text:p>-0.54</text:p>
          </table:table-cell>
        </table:table-row>
        <table:table-row table:style-name="ro1">
          <table:table-cell table:formula="of:=ROUND(RAND()*10; 2)" office:value-type="float" office:value="8.85" calcext:value-type="float">
            <text:p>8.85</text:p>
          </table:table-cell>
          <table:table-cell table:formula="of:=['tangent curve'.B12]+1" office:value-type="float" office:value="0" calcext:value-type="float">
            <text:p>0</text:p>
          </table:table-cell>
          <table:table-cell table:formula="of:=ROUND(EXP(['tangent curve'.B13])-(2*['tangent curve'.B13]^2); 2)" office:value-type="float" office:value="1" calcext:value-type="float">
            <text:p>1</text:p>
          </table:table-cell>
          <table:table-cell table:formula="of:=ROUND(['tangent curve'.B13]*SIN(10*['tangent curve'.B13]); 2)" office:value-type="float" office:value="0" calcext:value-type="float">
            <text:p>0</text:p>
          </table:table-cell>
        </table:table-row>
        <table:table-row table:style-name="ro1">
          <table:table-cell table:formula="of:=ROUND(RAND()*10; 2)" office:value-type="float" office:value="4.95" calcext:value-type="float">
            <text:p>4.95</text:p>
          </table:table-cell>
          <table:table-cell office:value-type="float" office:value="0" calcext:value-type="float">
            <text:p>0</text:p>
          </table:table-cell>
          <table:table-cell table:formula="of:=ROUND(EXP(['tangent curve'.B14])-(2*['tangent curve'.B14]^2); 2)" office:value-type="float" office:value="1" calcext:value-type="float">
            <text:p>1</text:p>
          </table:table-cell>
          <table:table-cell table:formula="of:=ROUND(['tangent curve'.B14]*SIN(10*['tangent curve'.B14]); 2)" office:value-type="float" office:value="0" calcext:value-type="float">
            <text:p>0</text:p>
          </table:table-cell>
        </table:table-row>
        <table:table-row table:style-name="ro1">
          <table:table-cell table:formula="of:=ROUND(RAND()*10; 2)" office:value-type="float" office:value="8.54" calcext:value-type="float">
            <text:p>8.54</text:p>
          </table:table-cell>
          <table:table-cell table:formula="of:=['tangent curve'.B14]+1" office:value-type="float" office:value="1" calcext:value-type="float">
            <text:p>1</text:p>
          </table:table-cell>
          <table:table-cell table:formula="of:=ROUND(EXP(['tangent curve'.B15])-(2*['tangent curve'.B15]^2); 2)" office:value-type="float" office:value="0.72" calcext:value-type="float">
            <text:p>0.72</text:p>
          </table:table-cell>
          <table:table-cell table:formula="of:=ROUND(['tangent curve'.B15]*SIN(10*['tangent curve'.B15]); 2)" office:value-type="float" office:value="-0.54" calcext:value-type="float">
            <text:p>-0.54</text:p>
          </table:table-cell>
        </table:table-row>
        <table:table-row table:style-name="ro1">
          <table:table-cell table:formula="of:=ROUND(RAND()*10; 2)" office:value-type="float" office:value="5.39" calcext:value-type="float">
            <text:p>5.39</text:p>
          </table:table-cell>
          <table:table-cell office:value-type="float" office:value="1" calcext:value-type="float">
            <text:p>1</text:p>
          </table:table-cell>
          <table:table-cell table:formula="of:=ROUND(EXP(['tangent curve'.B16])-(2*['tangent curve'.B16]^2); 2)" office:value-type="float" office:value="0.72" calcext:value-type="float">
            <text:p>0.72</text:p>
          </table:table-cell>
          <table:table-cell table:formula="of:=ROUND(['tangent curve'.B16]*SIN(10*['tangent curve'.B16]); 2)" office:value-type="float" office:value="-0.54" calcext:value-type="float">
            <text:p>-0.54</text:p>
          </table:table-cell>
        </table:table-row>
        <table:table-row table:style-name="ro1">
          <table:table-cell table:formula="of:=ROUND(RAND()*10; 2)" office:value-type="float" office:value="3.28" calcext:value-type="float">
            <text:p>3.28</text:p>
          </table:table-cell>
          <table:table-cell table:formula="of:=['tangent curve'.B16]+1" office:value-type="float" office:value="2" calcext:value-type="float">
            <text:p>2</text:p>
          </table:table-cell>
          <table:table-cell table:formula="of:=ROUND(EXP(['tangent curve'.B17])-(2*['tangent curve'.B17]^2); 2)" office:value-type="float" office:value="-0.61" calcext:value-type="float">
            <text:p>-0.61</text:p>
          </table:table-cell>
          <table:table-cell table:formula="of:=ROUND(['tangent curve'.B17]*SIN(10*['tangent curve'.B17]); 2)" office:value-type="float" office:value="1.83" calcext:value-type="float">
            <text:p>1.83</text:p>
          </table:table-cell>
        </table:table-row>
        <table:table-row table:style-name="ro1">
          <table:table-cell table:formula="of:=ROUND(RAND()*10; 2)" office:value-type="float" office:value="0.93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ROUND(EXP(['tangent curve'.B18])-(2*['tangent curve'.B18]^2); 2)" office:value-type="float" office:value="-0.61" calcext:value-type="float">
            <text:p>-0.61</text:p>
          </table:table-cell>
          <table:table-cell table:formula="of:=ROUND(['tangent curve'.B18]*SIN(10*['tangent curve'.B18]); 2)" office:value-type="float" office:value="1.83" calcext:value-type="float">
            <text:p>1.83</text:p>
          </table:table-cell>
        </table:table-row>
        <table:table-row table:style-name="ro1">
          <table:table-cell table:formula="of:=ROUND(RAND()*10; 2)" office:value-type="float" office:value="4.38" calcext:value-type="float">
            <text:p>4.38</text:p>
          </table:table-cell>
          <table:table-cell table:formula="of:=['tangent curve'.B18]+1" office:value-type="float" office:value="3" calcext:value-type="float">
            <text:p>3</text:p>
          </table:table-cell>
          <table:table-cell table:formula="of:=ROUND(EXP(['tangent curve'.B19])-(2*['tangent curve'.B19]^2); 2)" office:value-type="float" office:value="2.09" calcext:value-type="float">
            <text:p>2.09</text:p>
          </table:table-cell>
          <table:table-cell table:formula="of:=ROUND(['tangent curve'.B19]*SIN(10*['tangent curve'.B19]); 2)" office:value-type="float" office:value="-2.96" calcext:value-type="float">
            <text:p>-2.96</text:p>
          </table:table-cell>
        </table:table-row>
        <table:table-row table:style-name="ro1">
          <table:table-cell table:formula="of:=ROUND(RAND()*10; 2)" office:value-type="float" office:value="7.42" calcext:value-type="float">
            <text:p>7.42</text:p>
          </table:table-cell>
          <table:table-cell office:value-type="float" office:value="3" calcext:value-type="float">
            <text:p>3</text:p>
          </table:table-cell>
          <table:table-cell table:formula="of:=ROUND(EXP(['tangent curve'.B20])-(2*['tangent curve'.B20]^2); 2)" office:value-type="float" office:value="2.09" calcext:value-type="float">
            <text:p>2.09</text:p>
          </table:table-cell>
          <table:table-cell table:formula="of:=ROUND(['tangent curve'.B20]*SIN(10*['tangent curve'.B20]); 2)" office:value-type="float" office:value="-2.96" calcext:value-type="float">
            <text:p>-2.96</text:p>
          </table:table-cell>
        </table:table-row>
        <table:table-row table:style-name="ro1">
          <table:table-cell table:formula="of:=ROUND(RAND()*10; 2)" office:value-type="float" office:value="6.31" calcext:value-type="float">
            <text:p>6.31</text:p>
          </table:table-cell>
          <table:table-cell table:formula="of:=['tangent curve'.B20]+1" office:value-type="float" office:value="4" calcext:value-type="float">
            <text:p>4</text:p>
          </table:table-cell>
          <table:table-cell table:formula="of:=ROUND(EXP(['tangent curve'.B21])-(2*['tangent curve'.B21]^2); 2)" office:value-type="float" office:value="22.6" calcext:value-type="float">
            <text:p>22.6</text:p>
          </table:table-cell>
          <table:table-cell table:formula="of:=ROUND(['tangent curve'.B21]*SIN(10*['tangent curve'.B21]); 2)" office:value-type="float" office:value="2.98" calcext:value-type="float">
            <text:p>2.98</text:p>
          </table:table-cell>
        </table:table-row>
      </table:table>
      <table:table table:name="Limacon trisecti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Scrollbar 1" form:control-implementation="ooo:com.sun.star.form.component.ScrollBar" xml:id="control1" form:id="control1" form:current-value="3" form:value="0" form:delay-for-repeat="PT0.05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frame draw:z-index="0" draw:style-name="gr3" draw:text-style-name="P1" svg:width="354.73pt" svg:height="278.56pt" svg:x="448.02pt" svg:y="0.03pt">
            <loext:p draw:notify-on-update-of-ranges="'Limacon trisection'.D6:'Limacon trisection'.D415 'Limacon trisection'.E5:'Limacon trisection'.E5 'Limacon trisection'.E6:'Limacon trisection'.E41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control draw:z-index="1" draw:style-name="gr4" draw:text-style-name="P2" svg:width="190.43pt" svg:height="11.28pt" svg:x="255.2pt" svg:y="12.81pt" draw:control="control1"/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Limac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'Limacon trisection'.$C$2]+['Limacon trisection'.$C$3]*COS(['Limacon trisection'.B6])" office:value-type="float" office:value="6.98501249583408" calcext:value-type="float">
            <text:p>6.9850124958</text:p>
          </table:table-cell>
          <table:table-cell table:formula="of:=['Limacon trisection'.C6]*COS(['Limacon trisection'.B6])" office:value-type="float" office:value="6.95011652787397" calcext:value-type="float">
            <text:p>6.9501165279</text:p>
          </table:table-cell>
          <table:table-cell table:formula="of:=['Limacon trisection'.C6]*SIN(['Limacon trisection'.B6])" office:value-type="float" office:value="0.697337662779904" calcext:value-type="float">
            <text:p>0.6973376628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table:formula="of:=['Limacon trisection'.$C$2]+['Limacon trisection'.$C$3]*COS(['Limacon trisection'.B7])" office:value-type="float" office:value="6.96631323380813" calcext:value-type="float">
            <text:p>6.9663132338</text:p>
          </table:table-cell>
          <table:table-cell table:formula="of:=['Limacon trisection'.C7]*COS(['Limacon trisection'.B7])" office:value-type="float" office:value="6.88808904543258" calcext:value-type="float">
            <text:p>6.8880890454</text:p>
          </table:table-cell>
          <table:table-cell table:formula="of:=['Limacon trisection'.C7]*SIN(['Limacon trisection'.B7])" office:value-type="float" office:value="1.04103283988641" calcext:value-type="float">
            <text:p>1.0410328399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['Limacon trisection'.$C$2]+['Limacon trisection'.$C$3]*COS(['Limacon trisection'.B8])" office:value-type="float" office:value="6.94019973352373" calcext:value-type="float">
            <text:p>6.9401997335</text:p>
          </table:table-cell>
          <table:table-cell table:formula="of:=['Limacon trisection'.C8]*COS(['Limacon trisection'.B8])" office:value-type="float" office:value="6.80185780236929" calcext:value-type="float">
            <text:p>6.8018578024</text:p>
          </table:table-cell>
          <table:table-cell table:formula="of:=['Limacon trisection'.C8]*SIN(['Limacon trisection'.B8])" office:value-type="float" office:value="1.37880483664322" calcext:value-type="float">
            <text:p>1.3788048366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table:formula="of:=['Limacon trisection'.$C$2]+['Limacon trisection'.$C$3]*COS(['Limacon trisection'.B9])" office:value-type="float" office:value="6.90673726513193" calcext:value-type="float">
            <text:p>6.9067372651</text:p>
          </table:table-cell>
          <table:table-cell table:formula="of:=['Limacon trisection'.C9]*COS(['Limacon trisection'.B9])" office:value-type="float" office:value="6.69202352967814" calcext:value-type="float">
            <text:p>6.6920235297</text:p>
          </table:table-cell>
          <table:table-cell table:formula="of:=['Limacon trisection'.C9]*SIN(['Limacon trisection'.B9])" office:value-type="float" office:value="1.7087541449244" calcext:value-type="float">
            <text:p>1.7087541449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['Limacon trisection'.$C$2]+['Limacon trisection'.$C$3]*COS(['Limacon trisection'.B10])" office:value-type="float" office:value="6.86600946737682" calcext:value-type="float">
            <text:p>6.8660094674</text:p>
          </table:table-cell>
          <table:table-cell table:formula="of:=['Limacon trisection'.C10]*COS(['Limacon trisection'.B10])" office:value-type="float" office:value="6.55934937886694" calcext:value-type="float">
            <text:p>6.5593493789</text:p>
          </table:table-cell>
          <table:table-cell table:formula="of:=['Limacon trisection'.C10]*SIN(['Limacon trisection'.B10])" office:value-type="float" office:value="2.02904453673791" calcext:value-type="float">
            <text:p>2.0290445367</text:p>
          </table:table-cell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table:formula="of:=['Limacon trisection'.$C$2]+['Limacon trisection'.$C$3]*COS(['Limacon trisection'.B11])" office:value-type="float" office:value="6.81811813854214" calcext:value-type="float">
            <text:p>6.8181181385</text:p>
          </table:table-cell>
          <table:table-cell table:formula="of:=['Limacon trisection'.C11]*COS(['Limacon trisection'.B11])" office:value-type="float" office:value="6.40475413231625" calcext:value-type="float">
            <text:p>6.4047541323</text:p>
          </table:table-cell>
          <table:table-cell table:formula="of:=['Limacon trisection'.C11]*SIN(['Limacon trisection'.B11])" office:value-type="float" office:value="2.33791776067834" calcext:value-type="float">
            <text:p>2.3379177607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['Limacon trisection'.$C$2]+['Limacon trisection'.$C$3]*COS(['Limacon trisection'.B12])" office:value-type="float" office:value="6.76318298200866" calcext:value-type="float">
            <text:p>6.763182982</text:p>
          </table:table-cell>
          <table:table-cell table:formula="of:=['Limacon trisection'.C12]*COS(['Limacon trisection'.B12])" office:value-type="float" office:value="6.22930404003229" calcext:value-type="float">
            <text:p>6.22930404</text:p>
          </table:table-cell>
          <table:table-cell table:formula="of:=['Limacon trisection'.C12]*SIN(['Limacon trisection'.B12])" office:value-type="float" office:value="2.63370750558389" calcext:value-type="float">
            <text:p>2.6337075056</text:p>
          </table:table-cell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table:formula="of:=['Limacon trisection'.$C$2]+['Limacon trisection'.$C$3]*COS(['Limacon trisection'.B13])" office:value-type="float" office:value="6.70134130705803" calcext:value-type="float">
            <text:p>6.7013413071</text:p>
          </table:table-cell>
          <table:table-cell table:formula="of:=['Limacon trisection'.C13]*COS(['Limacon trisection'.B13])" office:value-type="float" office:value="6.0342033618167" calcext:value-type="float">
            <text:p>6.0342033618</text:p>
          </table:table-cell>
          <table:table-cell table:formula="of:=['Limacon trisection'.C13]*SIN(['Limacon trisection'.B13])" office:value-type="float" office:value="2.91485250088615" calcext:value-type="float">
            <text:p>2.9148525009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['Limacon trisection'.$C$2]+['Limacon trisection'.$C$3]*COS(['Limacon trisection'.B14])" office:value-type="float" office:value="6.63274768567112" calcext:value-type="float">
            <text:p>6.6327476857</text:p>
          </table:table-cell>
          <table:table-cell table:formula="of:=['Limacon trisection'.C14]*COS(['Limacon trisection'.B14])" office:value-type="float" office:value="5.8207837063637" calcext:value-type="float">
            <text:p>5.8207837064</text:p>
          </table:table-cell>
          <table:table-cell table:formula="of:=['Limacon trisection'.C14]*SIN(['Limacon trisection'.B14])" office:value-type="float" office:value="3.17990863162866" calcext:value-type="float">
            <text:p>3.1799086316</text:p>
          </table:table-cell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table:formula="of:=['Limacon trisection'.$C$2]+['Limacon trisection'.$C$3]*COS(['Limacon trisection'.B15])" office:value-type="float" office:value="6.55757356617852" calcext:value-type="float">
            <text:p>6.5575735662</text:p>
          </table:table-cell>
          <table:table-cell table:formula="of:=['Limacon trisection'.C15]*COS(['Limacon trisection'.B15])" office:value-type="float" office:value="5.59049227037639" calcext:value-type="float">
            <text:p>5.5904922704</text:p>
          </table:table-cell>
          <table:table-cell table:formula="of:=['Limacon trisection'.C15]*SIN(['Limacon trisection'.B15])" office:value-type="float" office:value="3.42755995581479" calcext:value-type="float">
            <text:p>3.4275599558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['Limacon trisection'.$C$2]+['Limacon trisection'.$C$3]*COS(['Limacon trisection'.B16])" office:value-type="float" office:value="6.47600684472904" calcext:value-type="float">
            <text:p>6.4760068447</text:p>
          </table:table-cell>
          <table:table-cell table:formula="of:=['Limacon trisection'.C16]*COS(['Limacon trisection'.B16])" office:value-type="float" office:value="5.34487909135372" calcext:value-type="float">
            <text:p>5.3448790914</text:p>
          </table:table-cell>
          <table:table-cell table:formula="of:=['Limacon trisection'.C16]*SIN(['Limacon trisection'.B16])" office:value-type="float" office:value="3.65662852253098" calcext:value-type="float">
            <text:p>3.6566285225</text:p>
          </table:table-cell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table:formula="of:=['Limacon trisection'.$C$2]+['Limacon trisection'.$C$3]*COS(['Limacon trisection'.B17])" office:value-type="float" office:value="6.38825139564717" calcext:value-type="float">
            <text:p>6.3882513956</text:p>
          </table:table-cell>
          <table:table-cell table:formula="of:=['Limacon trisection'.C17]*COS(['Limacon trisection'.B17])" office:value-type="float" office:value="5.0855834371331" calcext:value-type="float">
            <text:p>5.0855834371</text:p>
          </table:table-cell>
          <table:table-cell table:formula="of:=['Limacon trisection'.C17]*SIN(['Limacon trisection'.B17])" office:value-type="float" office:value="3.86608290106995" calcext:value-type="float">
            <text:p>3.8660829011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formula="of:=['Limacon trisection'.$C$2]+['Limacon trisection'.$C$3]*COS(['Limacon trisection'.B18])" office:value-type="float" office:value="6.29452656185347" calcext:value-type="float">
            <text:p>6.2945265619</text:p>
          </table:table-cell>
          <table:table-cell table:formula="of:=['Limacon trisection'.C18]*COS(['Limacon trisection'.B18])" office:value-type="float" office:value="4.81431946348831" calcext:value-type="float">
            <text:p>4.8143194635</text:p>
          </table:table-cell>
          <table:table-cell table:formula="of:=['Limacon trisection'.C18]*SIN(['Limacon trisection'.B18])" office:value-type="float" office:value="4.05504534393346" calcext:value-type="float">
            <text:p>4.0550453439</text:p>
          </table:table-cell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table:formula="of:=['Limacon trisection'.$C$2]+['Limacon trisection'.$C$3]*COS(['Limacon trisection'.B19])" office:value-type="float" office:value="6.19506660662146" calcext:value-type="float">
            <text:p>6.1950666066</text:p>
          </table:table-cell>
          <table:table-cell table:formula="of:=['Limacon trisection'.C19]*COS(['Limacon trisection'.B19])" office:value-type="float" office:value="4.53286127799684" calcext:value-type="float">
            <text:p>4.532861278</text:p>
          </table:table-cell>
          <table:table-cell table:formula="of:=['Limacon trisection'.C19]*SIN(['Limacon trisection'.B19])" office:value-type="float" office:value="4.22279751999942" calcext:value-type="float">
            <text:p>4.22279752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['Limacon trisection'.$C$2]+['Limacon trisection'.$C$3]*COS(['Limacon trisection'.B20])" office:value-type="float" office:value="6.0901201280415" calcext:value-type="float">
            <text:p>6.090120128</text:p>
          </table:table-cell>
          <table:table-cell table:formula="of:=['Limacon trisection'.C20]*COS(['Limacon trisection'.B20])" office:value-type="float" office:value="4.24302755393673" calcext:value-type="float">
            <text:p>4.2430275539</text:p>
          </table:table-cell>
          <table:table-cell table:formula="of:=['Limacon trisection'.C20]*SIN(['Limacon trisection'.B20])" office:value-type="float" office:value="4.36878476816035" calcext:value-type="float">
            <text:p>4.3687847682</text:p>
          </table:table-cell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table:formula="of:=['Limacon trisection'.$C$2]+['Limacon trisection'.$C$3]*COS(['Limacon trisection'.B21])" office:value-type="float" office:value="5.97994943765495" calcext:value-type="float">
            <text:p>5.9799494377</text:p>
          </table:table-cell>
          <table:table-cell table:formula="of:=['Limacon trisection'.C21]*COS(['Limacon trisection'.B21])" office:value-type="float" office:value="3.94666584209664" calcext:value-type="float">
            <text:p>3.9466658421</text:p>
          </table:table-cell>
          <table:table-cell table:formula="of:=['Limacon trisection'.C21]*SIN(['Limacon trisection'.B21])" office:value-type="float" office:value="4.49261883623987" calcext:value-type="float">
            <text:p>4.4926188362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formula="of:=['Limacon trisection'.$C$2]+['Limacon trisection'.$C$3]*COS(['Limacon trisection'.B22])" office:value-type="float" office:value="5.86482990481199" calcext:value-type="float">
            <text:p>5.8648299048</text:p>
          </table:table-cell>
          <table:table-cell table:formula="of:=['Limacon trisection'.C22]*COS(['Limacon trisection'.B22])" office:value-type="float" office:value="3.64563673104303" calcext:value-type="float">
            <text:p>3.645636731</text:p>
          </table:table-cell>
          <table:table-cell table:formula="of:=['Limacon trisection'.C22]*SIN(['Limacon trisection'.B22])" office:value-type="float" office:value="4.59407908482723" calcext:value-type="float">
            <text:p>4.5940790848</text:p>
          </table:table-cell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table:formula="of:=['Limacon trisection'.$C$2]+['Limacon trisection'.$C$3]*COS(['Limacon trisection'.B23])" office:value-type="float" office:value="5.74504926839165" calcext:value-type="float">
            <text:p>5.7450492684</text:p>
          </table:table-cell>
          <table:table-cell table:formula="of:=['Limacon trisection'.C23]*COS(['Limacon trisection'.B23])" office:value-type="float" office:value="3.34179800756028" calcext:value-type="float">
            <text:p>3.3417980076</text:p>
          </table:table-cell>
          <table:table-cell table:formula="of:=['Limacon trisection'.C23]*SIN(['Limacon trisection'.B23])" office:value-type="float" office:value="4.67311215068862" calcext:value-type="float">
            <text:p>4.673112150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'Limacon trisection'.$C$2]+['Limacon trisection'.$C$3]*COS(['Limacon trisection'.B24])" office:value-type="float" office:value="5.62090691760442" calcext:value-type="float">
            <text:p>5.6209069176</text:p>
          </table:table-cell>
          <table:table-cell table:formula="of:=['Limacon trisection'.C24]*COS(['Limacon trisection'.B24])" office:value-type="float" office:value="3.03698896865185" calcext:value-type="float">
            <text:p>3.0369889687</text:p>
          </table:table-cell>
          <table:table-cell table:formula="of:=['Limacon trisection'.C24]*SIN(['Limacon trisection'.B24])" office:value-type="float" office:value="4.72983007947011" calcext:value-type="float">
            <text:p>4.7298300795</text:p>
          </table:table-cell>
        </table:table-row>
        <table:table-row table:style-name="ro1">
          <table:table-cell/>
          <table:table-cell office:value-type="float" office:value="1.05" calcext:value-type="float">
            <text:p>1.05</text:p>
          </table:table-cell>
          <table:table-cell table:formula="of:=['Limacon trisection'.$C$2]+['Limacon trisection'.$C$3]*COS(['Limacon trisection'.B25])" office:value-type="float" office:value="5.49271314367518" calcext:value-type="float">
            <text:p>5.4927131437</text:p>
          </table:table-cell>
          <table:table-cell table:formula="of:=['Limacon trisection'.C25]*COS(['Limacon trisection'.B25])" office:value-type="float" office:value="2.73301503466712" calcext:value-type="float">
            <text:p>2.7330150347</text:p>
          </table:table-cell>
          <table:table-cell table:formula="of:=['Limacon trisection'.C25]*SIN(['Limacon trisection'.B25])" office:value-type="float" office:value="4.76450695234938" calcext:value-type="float">
            <text:p>4.7645069523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table:formula="of:=['Limacon trisection'.$C$2]+['Limacon trisection'.$C$3]*COS(['Limacon trisection'.B26])" office:value-type="float" office:value="5.36078836427673" calcext:value-type="float">
            <text:p>5.3607883643</text:p>
          </table:table-cell>
          <table:table-cell table:formula="of:=['Limacon trisection'.C26]*COS(['Limacon trisection'.B26])" office:value-type="float" office:value="2.43163280981929" calcext:value-type="float">
            <text:p>2.4316328098</text:p>
          </table:table-cell>
          <table:table-cell table:formula="of:=['Limacon trisection'.C26]*SIN(['Limacon trisection'.B26])" office:value-type="float" office:value="4.77757404597513" calcext:value-type="float">
            <text:p>4.777574046</text:p>
          </table:table-cell>
        </table:table-row>
        <table:table-row table:style-name="ro1">
          <table:table-cell/>
          <table:table-cell office:value-type="float" office:value="1.15" calcext:value-type="float">
            <text:p>1.15</text:p>
          </table:table-cell>
          <table:table-cell table:formula="of:=['Limacon trisection'.$C$2]+['Limacon trisection'.$C$3]*COS(['Limacon trisection'.B27])" office:value-type="float" office:value="5.22546232265247" calcext:value-type="float">
            <text:p>5.2254623227</text:p>
          </table:table-cell>
          <table:table-cell table:formula="of:=['Limacon trisection'.C27]*COS(['Limacon trisection'.B27])" office:value-type="float" office:value="2.13453573161689" calcext:value-type="float">
            <text:p>2.1345357316</text:p>
          </table:table-cell>
          <table:table-cell table:formula="of:=['Limacon trisection'.C27]*SIN(['Limacon trisection'.B27])" office:value-type="float" office:value="4.76961357930716" calcext:value-type="float">
            <text:p>4.7696135793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formula="of:=['Limacon trisection'.$C$2]+['Limacon trisection'.$C$3]*COS(['Limacon trisection'.B28])" office:value-type="float" office:value="5.08707326343002" calcext:value-type="float">
            <text:p>5.0870732634</text:p>
          </table:table-cell>
          <table:table-cell table:formula="of:=['Limacon trisection'.C28]*COS(['Limacon trisection'.B28])" office:value-type="float" office:value="1.84334044459483" calcext:value-type="float">
            <text:p>1.8433404446</text:p>
          </table:table-cell>
          <table:table-cell table:formula="of:=['Limacon trisection'.C28]*SIN(['Limacon trisection'.B28])" office:value-type="float" office:value="4.74135111469563" calcext:value-type="float">
            <text:p>4.7413511147</text:p>
          </table:table-cell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table:formula="of:=['Limacon trisection'.$C$2]+['Limacon trisection'.$C$3]*COS(['Limacon trisection'.B29])" office:value-type="float" office:value="4.94596708718581" calcext:value-type="float">
            <text:p>4.9459670872</text:p>
          </table:table-cell>
          <table:table-cell table:formula="of:=['Limacon trisection'.C29]*COS(['Limacon trisection'.B29])" office:value-type="float" office:value="1.55957402626067" calcext:value-type="float">
            <text:p>1.5595740263</text:p>
          </table:table-cell>
          <table:table-cell table:formula="of:=['Limacon trisection'.C29]*SIN(['Limacon trisection'.B29])" office:value-type="float" office:value="4.69364669357828" calcext:value-type="float">
            <text:p>4.6936466936</text:p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table:formula="of:=['Limacon trisection'.$C$2]+['Limacon trisection'.$C$3]*COS(['Limacon trisection'.B30])" office:value-type="float" office:value="4.80249648587376" calcext:value-type="float">
            <text:p>4.8024964859</text:p>
          </table:table-cell>
          <table:table-cell table:formula="of:=['Limacon trisection'.C30]*COS(['Limacon trisection'.B30])" office:value-type="float" office:value="1.28466218444493" calcext:value-type="float">
            <text:p>1.2846621844</text:p>
          </table:table-cell>
          <table:table-cell table:formula="of:=['Limacon trisection'.C30]*SIN(['Limacon trisection'.B30])" office:value-type="float" office:value="4.62748479940097" calcext:value-type="float">
            <text:p>4.6274847994</text:p>
          </table:table-cell>
        </table:table-row>
        <table:table-row table:style-name="ro1">
          <table:table-cell/>
          <table:table-cell office:value-type="float" office:value="1.35" calcext:value-type="float">
            <text:p>1.35</text:p>
          </table:table-cell>
          <table:table-cell table:formula="of:=['Limacon trisection'.$C$2]+['Limacon trisection'.$C$3]*COS(['Limacon trisection'.B31])" office:value-type="float" office:value="4.65702006127912" calcext:value-type="float">
            <text:p>4.6570200613</text:p>
          </table:table-cell>
          <table:table-cell table:formula="of:=['Limacon trisection'.C31]*COS(['Limacon trisection'.B31])" office:value-type="float" office:value="1.01991853534657" calcext:value-type="float">
            <text:p>1.0199185353</text:p>
          </table:table-cell>
          <table:table-cell table:formula="of:=['Limacon trisection'.C31]*SIN(['Limacon trisection'.B31])" office:value-type="float" office:value="4.54396325165738" calcext:value-type="float">
            <text:p>4.5439632517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table:formula="of:=['Limacon trisection'.$C$2]+['Limacon trisection'.$C$3]*COS(['Limacon trisection'.B32])" office:value-type="float" office:value="4.50990142870072" calcext:value-type="float">
            <text:p>4.5099014287</text:p>
          </table:table-cell>
          <table:table-cell table:formula="of:=['Limacon trisection'.C32]*COS(['Limacon trisection'.B32])" office:value-type="float" office:value="0.766535060597977" calcext:value-type="float">
            <text:p>0.7665350606</text:p>
          </table:table-cell>
          <table:table-cell table:formula="of:=['Limacon trisection'.C32]*SIN(['Limacon trisection'.B32])" office:value-type="float" office:value="4.4442811451877" calcext:value-type="float">
            <text:p>4.4442811452</text:p>
          </table:table-cell>
        </table:table-row>
        <table:table-row table:style-name="ro1">
          <table:table-cell/>
          <table:table-cell office:value-type="float" office:value="1.45" calcext:value-type="float">
            <text:p>1.45</text:p>
          </table:table-cell>
          <table:table-cell table:formula="of:=['Limacon trisection'.$C$2]+['Limacon trisection'.$C$3]*COS(['Limacon trisection'.B33])" office:value-type="float" office:value="4.3615083081021" calcext:value-type="float">
            <text:p>4.3615083081</text:p>
          </table:table-cell>
          <table:table-cell table:formula="of:=['Limacon trisection'.C33]*COS(['Limacon trisection'.B33])" office:value-type="float" office:value="0.525573829745081" calcext:value-type="float">
            <text:p>0.5255738297</text:p>
          </table:table-cell>
          <table:table-cell table:formula="of:=['Limacon trisection'.C33]*SIN(['Limacon trisection'.B33])" office:value-type="float" office:value="4.32972595797133" calcext:value-type="float">
            <text:p>4.329725958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['Limacon trisection'.$C$2]+['Limacon trisection'.$C$3]*COS(['Limacon trisection'.B34])" office:value-type="float" office:value="4.21221160500311" calcext:value-type="float">
            <text:p>4.212211605</text:p>
          </table:table-cell>
          <table:table-cell table:formula="of:=['Limacon trisection'.C34]*COS(['Limacon trisection'.B34])" office:value-type="float" office:value="0.297960061770143" calcext:value-type="float">
            <text:p>0.2979600618</text:p>
          </table:table-cell>
          <table:table-cell table:formula="of:=['Limacon trisection'.C34]*SIN(['Limacon trisection'.B34])" office:value-type="float" office:value="4.20165995850602" calcext:value-type="float">
            <text:p>4.2016599585</text:p>
          </table:table-cell>
        </table:table-row>
        <table:table-row table:style-name="ro1">
          <table:table-cell/>
          <table:table-cell office:value-type="float" office:value="1.55" calcext:value-type="float">
            <text:p>1.55</text:p>
          </table:table-cell>
          <table:table-cell table:formula="of:=['Limacon trisection'.$C$2]+['Limacon trisection'.$C$3]*COS(['Limacon trisection'.B35])" office:value-type="float" office:value="4.06238448340928" calcext:value-type="float">
            <text:p>4.0623844834</text:p>
          </table:table-cell>
          <table:table-cell table:formula="of:=['Limacon trisection'.C35]*COS(['Limacon trisection'.B35])" office:value-type="float" office:value="0.0844765858024505" calcext:value-type="float">
            <text:p>0.0844765858</text:p>
          </table:table-cell>
          <table:table-cell table:formula="of:=['Limacon trisection'.C35]*SIN(['Limacon trisection'.B35])" office:value-type="float" office:value="4.06150605040736" calcext:value-type="float">
            <text:p>4.0615060504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table:formula="of:=['Limacon trisection'.$C$2]+['Limacon trisection'.$C$3]*COS(['Limacon trisection'.B36])" office:value-type="float" office:value="3.91240143309613" calcext:value-type="float">
            <text:p>3.9124014331</text:p>
          </table:table-cell>
          <table:table-cell table:formula="of:=['Limacon trisection'.C36]*COS(['Limacon trisection'.B36])" office:value-type="float" office:value="-0.114240252897285" calcext:value-type="float">
            <text:p>-0.1142402529</text:p>
          </table:table-cell>
          <table:table-cell table:formula="of:=['Limacon trisection'.C36]*SIN(['Limacon trisection'.B36])" office:value-type="float" office:value="3.91073319702465" calcext:value-type="float">
            <text:p>3.910733197</text:p>
          </table:table-cell>
        </table:table-row>
        <table:table-row table:style-name="ro1">
          <table:table-cell/>
          <table:table-cell office:value-type="float" office:value="1.65" calcext:value-type="float">
            <text:p>1.65</text:p>
          </table:table-cell>
          <table:table-cell table:formula="of:=['Limacon trisection'.$C$2]+['Limacon trisection'.$C$3]*COS(['Limacon trisection'.B37])" office:value-type="float" office:value="3.7626373335798" calcext:value-type="float">
            <text:p>3.7626373336</text:p>
          </table:table-cell>
          <table:table-cell table:formula="of:=['Limacon trisection'.C37]*COS(['Limacon trisection'.B37])" office:value-type="float" office:value="-0.297703210090233" calcext:value-type="float">
            <text:p>-0.2977032101</text:p>
          </table:table-cell>
          <table:table-cell table:formula="of:=['Limacon trisection'.C37]*SIN(['Limacon trisection'.B37])" office:value-type="float" office:value="3.7508415726008" calcext:value-type="float">
            <text:p>3.7508415726</text:p>
          </table:table-cell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table:formula="of:=['Limacon trisection'.$C$2]+['Limacon trisection'.$C$3]*COS(['Limacon trisection'.B38])" office:value-type="float" office:value="3.61346651711343" calcext:value-type="float">
            <text:p>3.6134665171</text:p>
          </table:table-cell>
          <table:table-cell table:formula="of:=['Limacon trisection'.C38]*COS(['Limacon trisection'.B38])" office:value-type="float" office:value="-0.465575266051291" calcext:value-type="float">
            <text:p>-0.4655752661</text:p>
          </table:table-cell>
          <table:table-cell table:formula="of:=['Limacon trisection'.C38]*SIN(['Limacon trisection'.B38])" office:value-type="float" office:value="3.58334758876963" calcext:value-type="float">
            <text:p>3.5833475888</text:p>
          </table:table-cell>
        </table:table-row>
        <table:table-row table:style-name="ro1">
          <table:table-cell/>
          <table:table-cell office:value-type="float" office:value="1.75" calcext:value-type="float">
            <text:p>1.75</text:p>
          </table:table-cell>
          <table:table-cell table:formula="of:=['Limacon trisection'.$C$2]+['Limacon trisection'.$C$3]*COS(['Limacon trisection'.B39])" office:value-type="float" office:value="3.46526183305152" calcext:value-type="float">
            <text:p>3.4652618331</text:p>
          </table:table-cell>
          <table:table-cell table:formula="of:=['Limacon trisection'.C39]*COS(['Limacon trisection'.B39])" office:value-type="float" office:value="-0.617669253534163" calcext:value-type="float">
            <text:p>-0.6176692535</text:p>
          </table:table-cell>
          <table:table-cell table:formula="of:=['Limacon trisection'.C39]*SIN(['Limacon trisection'.B39])" office:value-type="float" office:value="3.40976894596132" calcext:value-type="float">
            <text:p>3.409768946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table:formula="of:=['Limacon trisection'.$C$2]+['Limacon trisection'.$C$3]*COS(['Limacon trisection'.B40])" office:value-type="float" office:value="3.31839371592074" calcext:value-type="float">
            <text:p>3.3183937159</text:p>
          </table:table-cell>
          <table:table-cell table:formula="of:=['Limacon trisection'.C40]*COS(['Limacon trisection'.B40])" office:value-type="float" office:value="-0.753946003273569" calcext:value-type="float">
            <text:p>-0.7539460033</text:p>
          </table:table-cell>
          <table:table-cell table:formula="of:=['Limacon trisection'.C40]*SIN(['Limacon trisection'.B40])" office:value-type="float" office:value="3.2316098585705" calcext:value-type="float">
            <text:p>3.2316098586</text:p>
          </table:table-cell>
        </table:table-row>
        <table:table-row table:style-name="ro1">
          <table:table-cell/>
          <table:table-cell office:value-type="float" office:value="1.85" calcext:value-type="float">
            <text:p>1.85</text:p>
          </table:table-cell>
          <table:table-cell table:formula="of:=['Limacon trisection'.$C$2]+['Limacon trisection'.$C$3]*COS(['Limacon trisection'.B41])" office:value-type="float" office:value="3.17322925952646" calcext:value-type="float">
            <text:p>3.1732292595</text:p>
          </table:table-cell>
          <table:table-cell table:formula="of:=['Limacon trisection'.C41]*COS(['Limacon trisection'.B41])" office:value-type="float" office:value="-0.874511034863664" calcext:value-type="float">
            <text:p>-0.8745110349</text:p>
          </table:table-cell>
          <table:table-cell table:formula="of:=['Limacon trisection'.C41]*SIN(['Limacon trisection'.B41])" office:value-type="float" office:value="3.05034660053846" calcext:value-type="float">
            <text:p>3.0503466005</text:p>
          </table:table-cell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table:formula="of:=['Limacon trisection'.$C$2]+['Limacon trisection'.$C$3]*COS(['Limacon trisection'.B42])" office:value-type="float" office:value="3.03013129940949" calcext:value-type="float">
            <text:p>3.0301312994</text:p>
          </table:table-cell>
          <table:table-cell table:formula="of:=['Limacon trisection'.C42]*COS(['Limacon trisection'.B42])" office:value-type="float" office:value="-0.979609835325639" calcext:value-type="float">
            <text:p>-0.9796098353</text:p>
          </table:table-cell>
          <table:table-cell table:formula="of:=['Limacon trisection'.C42]*SIN(['Limacon trisection'.B42])" office:value-type="float" office:value="2.86741351433558" calcext:value-type="float">
            <text:p>2.8674135143</text:p>
          </table:table-cell>
        </table:table-row>
        <table:table-row table:style-name="ro1">
          <table:table-cell/>
          <table:table-cell office:value-type="float" office:value="1.95" calcext:value-type="float">
            <text:p>1.95</text:p>
          </table:table-cell>
          <table:table-cell table:formula="of:=['Limacon trisection'.$C$2]+['Limacon trisection'.$C$3]*COS(['Limacon trisection'.B43])" office:value-type="float" office:value="2.88945750594614" calcext:value-type="float">
            <text:p>2.8894575059</text:p>
          </table:table-cell>
          <table:table-cell table:formula="of:=['Limacon trisection'.C43]*COS(['Limacon trisection'.B43])" office:value-type="float" office:value="-1.06962178170536" calcext:value-type="float">
            <text:p>-1.0696217817</text:p>
          </table:table-cell>
          <table:table-cell table:formula="of:=['Limacon trisection'.C43]*SIN(['Limacon trisection'.B43])" office:value-type="float" office:value="2.68418962123952" calcext:value-type="float">
            <text:p>2.684189621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'Limacon trisection'.$C$2]+['Limacon trisection'.$C$3]*COS(['Limacon trisection'.B44])" office:value-type="float" office:value="2.75155949035857" calcext:value-type="float">
            <text:p>2.7515594904</text:p>
          </table:table-cell>
          <table:table-cell table:formula="of:=['Limacon trisection'.C44]*COS(['Limacon trisection'.B44])" office:value-type="float" office:value="-1.14505277748399" calcext:value-type="float">
            <text:p>-1.1450527775</text:p>
          </table:table-cell>
          <table:table-cell table:formula="of:=['Limacon trisection'.C44]*SIN(['Limacon trisection'.B44])" office:value-type="float" office:value="2.50198596434083" calcext:value-type="float">
            <text:p>2.5019859643</text:p>
          </table:table-cell>
        </table:table-row>
        <table:table-row table:style-name="ro1">
          <table:table-cell/>
          <table:table-cell office:value-type="float" office:value="2.05" calcext:value-type="float">
            <text:p>2.05</text:p>
          </table:table-cell>
          <table:table-cell table:formula="of:=['Limacon trisection'.$C$2]+['Limacon trisection'.$C$3]*COS(['Limacon trisection'.B45])" office:value-type="float" office:value="2.61678192586986" calcext:value-type="float">
            <text:p>2.6167819259</text:p>
          </table:table-cell>
          <table:table-cell table:formula="of:=['Limacon trisection'.C45]*COS(['Limacon trisection'.B45])" office:value-type="float" office:value="-1.20652668530675" calcext:value-type="float">
            <text:p>-1.2065266853</text:p>
          </table:table-cell>
          <table:table-cell table:formula="of:=['Limacon trisection'.C45]*SIN(['Limacon trisection'.B45])" office:value-type="float" office:value="2.32203380793689" calcext:value-type="float">
            <text:p>2.3220338079</text:p>
          </table:table-cell>
        </table:table-row>
        <table:table-row table:style-name="ro1">
          <table:table-cell/>
          <table:table-cell office:value-type="float" office:value="2.1" calcext:value-type="float">
            <text:p>2.1</text:p>
          </table:table-cell>
          <table:table-cell table:formula="of:=['Limacon trisection'.$C$2]+['Limacon trisection'.$C$3]*COS(['Limacon trisection'.B46])" office:value-type="float" office:value="2.48546168620043" calcext:value-type="float">
            <text:p>2.4854616862</text:p>
          </table:table-cell>
          <table:table-cell table:formula="of:=['Limacon trisection'.C46]*COS(['Limacon trisection'.B46])" office:value-type="float" office:value="-1.25477565041048" calcext:value-type="float">
            <text:p>-1.2547756504</text:p>
          </table:table-cell>
          <table:table-cell table:formula="of:=['Limacon trisection'.C46]*SIN(['Limacon trisection'.B46])" office:value-type="float" office:value="2.14547380797511" calcext:value-type="float">
            <text:p>2.145473808</text:p>
          </table:table-cell>
        </table:table-row>
        <table:table-row table:style-name="ro1">
          <table:table-cell/>
          <table:table-cell office:value-type="float" office:value="2.15" calcext:value-type="float">
            <text:p>2.15</text:p>
          </table:table-cell>
          <table:table-cell table:formula="of:=['Limacon trisection'.$C$2]+['Limacon trisection'.$C$3]*COS(['Limacon trisection'.B47])" office:value-type="float" office:value="2.35792700355919" calcext:value-type="float">
            <text:p>2.3579270036</text:p>
          </table:table-cell>
          <table:table-cell table:formula="of:=['Limacon trisection'.C47]*COS(['Limacon trisection'.B47])" office:value-type="float" office:value="-1.29062942004105" calcext:value-type="float">
            <text:p>-1.29062942</text:p>
          </table:table-cell>
          <table:table-cell table:formula="of:=['Limacon trisection'.C47]*SIN(['Limacon trisection'.B47])" office:value-type="float" office:value="1.97334625806981" calcext:value-type="float">
            <text:p>1.9733462581</text:p>
          </table:table-cell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table:formula="of:=['Limacon trisection'.$C$2]+['Limacon trisection'.$C$3]*COS(['Limacon trisection'.B48])" office:value-type="float" office:value="2.23449664823396" calcext:value-type="float">
            <text:p>2.2344966482</text:p>
          </table:table-cell>
          <table:table-cell table:formula="of:=['Limacon trisection'.C48]*COS(['Limacon trisection'.B48])" office:value-type="float" office:value="-1.31500377398901" calcext:value-type="float">
            <text:p>-1.315003774</text:p>
          </table:table-cell>
          <table:table-cell table:formula="of:=['Limacon trisection'.C48]*SIN(['Limacon trisection'.B48])" office:value-type="float" office:value="1.80658250444409" calcext:value-type="float">
            <text:p>1.8065825044</text:p>
          </table:table-cell>
        </table:table-row>
        <table:table-row table:style-name="ro1">
          <table:table-cell/>
          <table:table-cell office:value-type="float" office:value="2.25" calcext:value-type="float">
            <text:p>2.25</text:p>
          </table:table-cell>
          <table:table-cell table:formula="of:=['Limacon trisection'.$C$2]+['Limacon trisection'.$C$3]*COS(['Limacon trisection'.B49])" office:value-type="float" office:value="2.11547913183178" calcext:value-type="float">
            <text:p>2.1154791318</text:p>
          </table:table-cell>
          <table:table-cell table:formula="of:=['Limacon trisection'.C49]*COS(['Limacon trisection'.B49])" office:value-type="float" office:value="-1.32888819003713" calcext:value-type="float">
            <text:p>-1.32888819</text:p>
          </table:table-cell>
          <table:table-cell table:formula="of:=['Limacon trisection'.C49]*SIN(['Limacon trisection'.B49])" office:value-type="float" office:value="1.64599761105404" calcext:value-type="float">
            <text:p>1.6459976111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table:formula="of:=['Limacon trisection'.$C$2]+['Limacon trisection'.$C$3]*COS(['Limacon trisection'.B50])" office:value-type="float" office:value="2.00117193616053" calcext:value-type="float">
            <text:p>2.0011719362</text:p>
          </table:table-cell>
          <table:table-cell table:formula="of:=['Limacon trisection'.C50]*COS(['Limacon trisection'.B50])" office:value-type="float" office:value="-1.33333287552188" calcext:value-type="float">
            <text:p>-1.3333328755</text:p>
          </table:table-cell>
          <table:table-cell table:formula="of:=['Limacon trisection'.C50]*SIN(['Limacon trisection'.B50])" office:value-type="float" office:value="1.49228434325668" calcext:value-type="float">
            <text:p>1.4922843433</text:p>
          </table:table-cell>
        </table:table-row>
        <table:table-row table:style-name="ro1">
          <table:table-cell/>
          <table:table-cell office:value-type="float" office:value="2.35" calcext:value-type="float">
            <text:p>2.35</text:p>
          </table:table-cell>
          <table:table-cell table:formula="of:=['Limacon trisection'.$C$2]+['Limacon trisection'.$C$3]*COS(['Limacon trisection'.B51])" office:value-type="float" office:value="1.89186076967934" calcext:value-type="float">
            <text:p>1.8918607697</text:p>
          </table:table-cell>
          <table:table-cell table:formula="of:=['Limacon trisection'.C51]*COS(['Limacon trisection'.B51])" office:value-type="float" office:value="-1.32943530228855" calcext:value-type="float">
            <text:p>-1.3294353023</text:p>
          </table:table-cell>
          <table:table-cell table:formula="of:=['Limacon trisection'.C51]*SIN(['Limacon trisection'.B51])" office:value-type="float" office:value="1.34600852481723" calcext:value-type="float">
            <text:p>1.3460085248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table:formula="of:=['Limacon trisection'.$C$2]+['Limacon trisection'.$C$3]*COS(['Limacon trisection'.B52])" office:value-type="float" office:value="1.78781885337626" calcext:value-type="float">
            <text:p>1.7878188534</text:p>
          </table:table-cell>
          <table:table-cell table:formula="of:=['Limacon trisection'.C52]*COS(['Limacon trisection'.B52])" office:value-type="float" office:value="-1.31832638700581" calcext:value-type="float">
            <text:p>-1.318326387</text:p>
          </table:table-cell>
          <table:table-cell table:formula="of:=['Limacon trisection'.C52]*SIN(['Limacon trisection'.B52])" office:value-type="float" office:value="1.20760580895084" calcext:value-type="float">
            <text:p>1.207605809</text:p>
          </table:table-cell>
        </table:table-row>
        <table:table-row table:style-name="ro1">
          <table:table-cell/>
          <table:table-cell office:value-type="float" office:value="2.45" calcext:value-type="float">
            <text:p>2.45</text:p>
          </table:table-cell>
          <table:table-cell table:formula="of:=['Limacon trisection'.$C$2]+['Limacon trisection'.$C$3]*COS(['Limacon trisection'.B53])" office:value-type="float" office:value="1.68930623785808" calcext:value-type="float">
            <text:p>1.6893062379</text:p>
          </table:table-cell>
          <table:table-cell table:formula="of:=['Limacon trisection'.C53]*COS(['Limacon trisection'.B53])" office:value-type="float" office:value="-1.30115646205537" calcext:value-type="float">
            <text:p>-1.3011564621</text:p>
          </table:table-cell>
          <table:table-cell table:formula="of:=['Limacon trisection'.C53]*SIN(['Limacon trisection'.B53])" office:value-type="float" office:value="1.07737988960152" calcext:value-type="float">
            <text:p>1.0773798896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['Limacon trisection'.$C$2]+['Limacon trisection'.$C$3]*COS(['Limacon trisection'.B54])" office:value-type="float" office:value="1.5965691533592" calcext:value-type="float">
            <text:p>1.5965691534</text:p>
          </table:table-cell>
          <table:table-cell table:formula="of:=['Limacon trisection'.C54]*COS(['Limacon trisection'.B54])" office:value-type="float" office:value="-1.2790811839929" calcext:value-type="float">
            <text:p>-1.279081184</text:p>
          </table:table-cell>
          <table:table-cell table:formula="of:=['Limacon trisection'.C54]*SIN(['Limacon trisection'.B54])" office:value-type="float" office:value="0.955502164421118" calcext:value-type="float">
            <text:p>0.9555021644</text:p>
          </table:table-cell>
        </table:table-row>
        <table:table-row table:style-name="ro1">
          <table:table-cell/>
          <table:table-cell office:value-type="float" office:value="2.55" calcext:value-type="float">
            <text:p>2.55</text:p>
          </table:table-cell>
          <table:table-cell table:formula="of:=['Limacon trisection'.$C$2]+['Limacon trisection'.$C$3]*COS(['Limacon trisection'.B55])" office:value-type="float" office:value="1.50983939429433" calcext:value-type="float">
            <text:p>1.5098393943</text:p>
          </table:table-cell>
          <table:table-cell table:formula="of:=['Limacon trisection'.C55]*COS(['Limacon trisection'.B55])" office:value-type="float" office:value="-1.25324752687142" calcext:value-type="float">
            <text:p>-1.2532475269</text:p>
          </table:table-cell>
          <table:table-cell table:formula="of:=['Limacon trisection'.C55]*SIN(['Limacon trisection'.B55])" office:value-type="float" office:value="0.842012846074069" calcext:value-type="float">
            <text:p>0.8420128461</text:p>
          </table:table-cell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table:formula="of:=['Limacon trisection'.$C$2]+['Limacon trisection'.$C$3]*COS(['Limacon trisection'.B56])" office:value-type="float" office:value="1.42933373989316" calcext:value-type="float">
            <text:p>1.4293337399</text:p>
          </table:table-cell>
          <table:table-cell table:formula="of:=['Limacon trisection'.C56]*COS(['Limacon trisection'.B56])" office:value-type="float" office:value="-1.22478000652522" calcext:value-type="float">
            <text:p>-1.2247800065</text:p>
          </table:table-cell>
          <table:table-cell table:formula="of:=['Limacon trisection'.C56]*SIN(['Limacon trisection'.B56])" office:value-type="float" office:value="0.736823503705627" calcext:value-type="float">
            <text:p>0.7368235037</text:p>
          </table:table-cell>
        </table:table-row>
        <table:table-row table:style-name="ro1">
          <table:table-cell/>
          <table:table-cell office:value-type="float" office:value="2.65" calcext:value-type="float">
            <text:p>2.65</text:p>
          </table:table-cell>
          <table:table-cell table:formula="of:=['Limacon trisection'.$C$2]+['Limacon trisection'.$C$3]*COS(['Limacon trisection'.B57])" office:value-type="float" office:value="1.35525341236514" calcext:value-type="float">
            <text:p>1.3552534124</text:p>
          </table:table-cell>
          <table:table-cell table:formula="of:=['Limacon trisection'.C57]*COS(['Limacon trisection'.B57])" office:value-type="float" office:value="-1.1947672792444" calcext:value-type="float">
            <text:p>-1.1947672792</text:p>
          </table:table-cell>
          <table:table-cell table:formula="of:=['Limacon trisection'.C57]*SIN(['Limacon trisection'.B57])" office:value-type="float" office:value="0.639721001823679" calcext:value-type="float">
            <text:p>0.6397210018</text:p>
          </table:table-cell>
        </table:table-row>
        <table:table-row table:style-name="ro1">
          <table:table-cell/>
          <table:table-cell office:value-type="float" office:value="2.7" calcext:value-type="float">
            <text:p>2.7</text:p>
          </table:table-cell>
          <table:table-cell table:formula="of:=['Limacon trisection'.$C$2]+['Limacon trisection'.$C$3]*COS(['Limacon trisection'.B58])" office:value-type="float" office:value="1.28778357394882" calcext:value-type="float">
            <text:p>1.2877835739</text:p>
          </table:table-cell>
          <table:table-cell table:formula="of:=['Limacon trisection'.C58]*COS(['Limacon trisection'.B58])" office:value-type="float" office:value="-1.16424925415429" calcext:value-type="float">
            <text:p>-1.1642492542</text:p>
          </table:table-cell>
          <table:table-cell table:formula="of:=['Limacon trisection'.C58]*SIN(['Limacon trisection'.B58])" office:value-type="float" office:value="0.550372789601339" calcext:value-type="float">
            <text:p>0.5503727896</text:p>
          </table:table-cell>
        </table:table-row>
        <table:table-row table:style-name="ro1">
          <table:table-cell/>
          <table:table-cell office:value-type="float" office:value="2.75" calcext:value-type="float">
            <text:p>2.75</text:p>
          </table:table-cell>
          <table:table-cell table:formula="of:=['Limacon trisection'.$C$2]+['Limacon trisection'.$C$3]*COS(['Limacon trisection'.B59])" office:value-type="float" office:value="1.22709286410261" calcext:value-type="float">
            <text:p>1.2270928641</text:p>
          </table:table-cell>
          <table:table-cell table:formula="of:=['Limacon trisection'.C59]*COS(['Limacon trisection'.B59])" office:value-type="float" office:value="-1.13420485309296" calcext:value-type="float">
            <text:p>-1.1342048531</text:p>
          </table:table-cell>
          <table:table-cell table:formula="of:=['Limacon trisection'.C59]*SIN(['Limacon trisection'.B59])" office:value-type="float" office:value="0.468333479853739" calcext:value-type="float">
            <text:p>0.4683334799</text:p>
          </table:table-cell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table:formula="of:=['Limacon trisection'.$C$2]+['Limacon trisection'.$C$3]*COS(['Limacon trisection'.B60])" office:value-type="float" office:value="1.17333297799403" calcext:value-type="float">
            <text:p>1.173332978</text:p>
          </table:table-cell>
          <table:table-cell table:formula="of:=['Limacon trisection'.C60]*COS(['Limacon trisection'.B60])" office:value-type="float" office:value="-1.10554054490926" calcext:value-type="float">
            <text:p>-1.1055405449</text:p>
          </table:table-cell>
          <table:table-cell table:formula="of:=['Limacon trisection'.C60]*SIN(['Limacon trisection'.B60])" office:value-type="float" office:value="0.393052643815138" calcext:value-type="float">
            <text:p>0.3930526438</text:p>
          </table:table-cell>
        </table:table-row>
        <table:table-row table:style-name="ro1">
          <table:table-cell/>
          <table:table-cell office:value-type="float" office:value="2.85" calcext:value-type="float">
            <text:p>2.85</text:p>
          </table:table-cell>
          <table:table-cell table:formula="of:=['Limacon trisection'.$C$2]+['Limacon trisection'.$C$3]*COS(['Limacon trisection'.B61])" office:value-type="float" office:value="1.12663828734073" calcext:value-type="float">
            <text:p>1.1266382873</text:p>
          </table:table-cell>
          <table:table-cell table:formula="of:=['Limacon trisection'.C61]*COS(['Limacon trisection'.B61])" office:value-type="float" office:value="-1.07907977295362" calcext:value-type="float">
            <text:p>-1.079079773</text:p>
          </table:table-cell>
          <table:table-cell table:formula="of:=['Limacon trisection'.C61]*SIN(['Limacon trisection'.B61])" office:value-type="float" office:value="0.323883735473721" calcext:value-type="float">
            <text:p>0.3238837355</text:p>
          </table:table-cell>
        </table:table-row>
        <table:table-row table:style-name="ro1">
          <table:table-cell/>
          <table:table-cell office:value-type="float" office:value="2.9" calcext:value-type="float">
            <text:p>2.9</text:p>
          </table:table-cell>
          <table:table-cell table:formula="of:=['Limacon trisection'.$C$2]+['Limacon trisection'.$C$3]*COS(['Limacon trisection'.B62])" office:value-type="float" office:value="1.08712550455123" calcext:value-type="float">
            <text:p>1.0871255046</text:p>
          </table:table-cell>
          <table:table-cell table:formula="of:=['Limacon trisection'.C62]*COS(['Limacon trisection'.B62])" office:value-type="float" office:value="-1.05555338518638" calcext:value-type="float">
            <text:p>-1.0555533852</text:p>
          </table:table-cell>
          <table:table-cell table:formula="of:=['Limacon trisection'.C62]*SIN(['Limacon trisection'.B62])" office:value-type="float" office:value="0.260094047735294" calcext:value-type="float">
            <text:p>0.2600940477</text:p>
          </table:table-cell>
        </table:table-row>
        <table:table-row table:style-name="ro1">
          <table:table-cell/>
          <table:table-cell office:value-type="float" office:value="2.95" calcext:value-type="float">
            <text:p>2.95</text:p>
          </table:table-cell>
          <table:table-cell table:formula="of:=['Limacon trisection'.$C$2]+['Limacon trisection'.$C$3]*COS(['Limacon trisection'.B63])" office:value-type="float" office:value="1.05489339100464" calcext:value-type="float">
            <text:p>1.054893391</text:p>
          </table:table-cell>
          <table:table-cell table:formula="of:=['Limacon trisection'.C63]*COS(['Limacon trisection'.B63])" office:value-type="float" office:value="-1.03559116587776" calcext:value-type="float">
            <text:p>-1.0355911659</text:p>
          </table:table-cell>
          <table:table-cell table:formula="of:=['Limacon trisection'.C63]*SIN(['Limacon trisection'.B63])" office:value-type="float" office:value="0.200875592198754" calcext:value-type="float">
            <text:p>0.200875592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'Limacon trisection'.$C$2]+['Limacon trisection'.$C$3]*COS(['Limacon trisection'.B64])" office:value-type="float" office:value="1.03002251019866" calcext:value-type="float">
            <text:p>1.0300225102</text:p>
          </table:table-cell>
          <table:table-cell table:formula="of:=['Limacon trisection'.C64]*COS(['Limacon trisection'.B64])" office:value-type="float" office:value="-1.01971455642623" calcext:value-type="float">
            <text:p>-1.0197145564</text:p>
          </table:table-cell>
          <table:table-cell table:formula="of:=['Limacon trisection'.C64]*SIN(['Limacon trisection'.B64])" office:value-type="float" office:value="0.14535678494108" calcext:value-type="float">
            <text:p>0.1453567849</text:p>
          </table:table-cell>
        </table:table-row>
        <table:table-row table:style-name="ro1">
          <table:table-cell/>
          <table:table-cell office:value-type="float" office:value="3.05" calcext:value-type="float">
            <text:p>3.05</text:p>
          </table:table-cell>
          <table:table-cell table:formula="of:=['Limacon trisection'.$C$2]+['Limacon trisection'.$C$3]*COS(['Limacon trisection'.B65])" office:value-type="float" office:value="1.01257502638282" calcext:value-type="float">
            <text:p>1.0125750264</text:p>
          </table:table-cell>
          <table:table-cell table:formula="of:=['Limacon trisection'.C65]*COS(['Limacon trisection'.B65])" office:value-type="float" office:value="-1.00833064049237" calcext:value-type="float">
            <text:p>-1.0083306405</text:p>
          </table:table-cell>
          <table:table-cell table:formula="of:=['Limacon trisection'.C65]*SIN(['Limacon trisection'.B65])" office:value-type="float" office:value="0.092614812521605" calcext:value-type="float">
            <text:p>0.0926148125</text:p>
          </table:table-cell>
        </table:table-row>
        <table:table-row table:style-name="ro1">
          <table:table-cell/>
          <table:table-cell office:value-type="float" office:value="3.1" calcext:value-type="float">
            <text:p>3.1</text:p>
          </table:table-cell>
          <table:table-cell table:formula="of:=['Limacon trisection'.$C$2]+['Limacon trisection'.$C$3]*COS(['Limacon trisection'.B66])" office:value-type="float" office:value="1.00259454918016" calcext:value-type="float">
            <text:p>1.0025945492</text:p>
          </table:table-cell>
          <table:table-cell table:formula="of:=['Limacon trisection'.C66]*COS(['Limacon trisection'.B66])" office:value-type="float" office:value="-1.00172745555829" calcext:value-type="float">
            <text:p>-1.0017274556</text:p>
          </table:table-cell>
          <table:table-cell table:formula="of:=['Limacon trisection'.C66]*SIN(['Limacon trisection'.B66])" office:value-type="float" office:value="0.0416885455069174" calcext:value-type="float">
            <text:p>0.0416885455</text:p>
          </table:table-cell>
        </table:table-row>
        <table:table-row table:style-name="ro1">
          <table:table-cell/>
          <table:table-cell office:value-type="float" office:value="3.15" calcext:value-type="float">
            <text:p>3.15</text:p>
          </table:table-cell>
          <table:table-cell table:formula="of:=['Limacon trisection'.$C$2]+['Limacon trisection'.$C$3]*COS(['Limacon trisection'.B67])" office:value-type="float" office:value="1.00010602458597" calcext:value-type="float">
            <text:p>1.0001060246</text:p>
          </table:table-cell>
          <table:table-cell table:formula="of:=['Limacon trisection'.C67]*COS(['Limacon trisection'.B67])" office:value-type="float" office:value="-1.00007067931025" calcext:value-type="float">
            <text:p>-1.0000706793</text:p>
          </table:table-cell>
          <table:table-cell table:formula="of:=['Limacon trisection'.C67]*SIN(['Limacon trisection'.B67])" office:value-type="float" office:value="-0.0084081387420699" calcext:value-type="float">
            <text:p>-0.0084081387</text:p>
          </table:table-cell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table:formula="of:=['Limacon trisection'.$C$2]+['Limacon trisection'.$C$3]*COS(['Limacon trisection'.B68])" office:value-type="float" office:value="1.00511567261574" calcext:value-type="float">
            <text:p>1.0051156726</text:p>
          </table:table-cell>
          <table:table-cell table:formula="of:=['Limacon trisection'.C68]*COS(['Limacon trisection'.B68])" office:value-type="float" office:value="-1.00340172504172" calcext:value-type="float">
            <text:p>-1.003401725</text:p>
          </table:table-cell>
          <table:table-cell table:formula="of:=['Limacon trisection'.C68]*SIN(['Limacon trisection'.B68])" office:value-type="float" office:value="-0.0586727664345799" calcext:value-type="float">
            <text:p>-0.0586727664</text:p>
          </table:table-cell>
        </table:table-row>
        <table:table-row table:style-name="ro1">
          <table:table-cell/>
          <table:table-cell office:value-type="float" office:value="3.25" calcext:value-type="float">
            <text:p>3.25</text:p>
          </table:table-cell>
          <table:table-cell table:formula="of:=['Limacon trisection'.$C$2]+['Limacon trisection'.$C$3]*COS(['Limacon trisection'.B69])" office:value-type="float" office:value="1.01761097175836" calcext:value-type="float">
            <text:p>1.0176109718</text:p>
          </table:table-cell>
          <table:table-cell table:formula="of:=['Limacon trisection'.C69]*COS(['Limacon trisection'.B69])" office:value-type="float" office:value="-1.01163726573015" calcext:value-type="float">
            <text:p>-1.0116372657</text:p>
          </table:table-cell>
          <table:table-cell table:formula="of:=['Limacon trisection'.C69]*SIN(['Limacon trisection'.B69])" office:value-type="float" office:value="-0.11010055598871" calcext:value-type="float">
            <text:p>-0.110100556</text:p>
          </table:table-cell>
        </table:table-row>
        <table:table-row table:style-name="ro1">
          <table:table-cell/>
          <table:table-cell office:value-type="float" office:value="3.3" calcext:value-type="float">
            <text:p>3.3</text:p>
          </table:table-cell>
          <table:table-cell table:formula="of:=['Limacon trisection'.$C$2]+['Limacon trisection'.$C$3]*COS(['Limacon trisection'.B70])" office:value-type="float" office:value="1.03756069027341" calcext:value-type="float">
            <text:p>1.0375606903</text:p>
          </table:table-cell>
          <table:table-cell table:formula="of:=['Limacon trisection'.C70]*COS(['Limacon trisection'.B70])" office:value-type="float" office:value="-1.02457019169767" calcext:value-type="float">
            <text:p>-1.0245701917</text:p>
          </table:table-cell>
          <table:table-cell table:formula="of:=['Limacon trisection'.C70]*SIN(['Limacon trisection'.B70])" office:value-type="float" office:value="-0.163670731302926" calcext:value-type="float">
            <text:p>-0.1636707313</text:p>
          </table:table-cell>
        </table:table-row>
        <table:table-row table:style-name="ro1">
          <table:table-cell/>
          <table:table-cell office:value-type="float" office:value="3.35" calcext:value-type="float">
            <text:p>3.35</text:p>
          </table:table-cell>
          <table:table-cell table:formula="of:=['Limacon trisection'.$C$2]+['Limacon trisection'.$C$3]*COS(['Limacon trisection'.B71])" office:value-type="float" office:value="1.0649149642542" calcext:value-type="float">
            <text:p>1.0649149643</text:p>
          </table:table-cell>
          <table:table-cell table:formula="of:=['Limacon trisection'.C71]*COS(['Limacon trisection'.B71])" office:value-type="float" office:value="-1.04187199197476" calcext:value-type="float">
            <text:p>-1.041871992</text:p>
          </table:table-cell>
          <table:table-cell table:formula="of:=['Limacon trisection'.C71]*SIN(['Limacon trisection'.B71])" office:value-type="float" office:value="-0.220333005768702" calcext:value-type="float">
            <text:p>-0.2203330058</text:p>
          </table:table-cell>
        </table:table-row>
        <table:table-row table:style-name="ro1">
          <table:table-cell/>
          <table:table-cell office:value-type="float" office:value="3.4" calcext:value-type="float">
            <text:p>3.4</text:p>
          </table:table-cell>
          <table:table-cell table:formula="of:=['Limacon trisection'.$C$2]+['Limacon trisection'.$C$3]*COS(['Limacon trisection'.B72])" office:value-type="float" office:value="1.09960542226162" calcext:value-type="float">
            <text:p>1.0996054223</text:p>
          </table:table-cell>
          <table:table-cell table:formula="of:=['Limacon trisection'.C72]*COS(['Limacon trisection'.B72])" office:value-type="float" office:value="-1.06309653479311" calcext:value-type="float">
            <text:p>-1.0630965348</text:p>
          </table:table-cell>
          <table:table-cell table:formula="of:=['Limacon trisection'.C72]*SIN(['Limacon trisection'.B72])" office:value-type="float" office:value="-0.280994381399413" calcext:value-type="float">
            <text:p>-0.2809943814</text:p>
          </table:table-cell>
        </table:table-row>
        <table:table-row table:style-name="ro1">
          <table:table-cell/>
          <table:table-cell office:value-type="float" office:value="3.45" calcext:value-type="float">
            <text:p>3.45</text:p>
          </table:table-cell>
          <table:table-cell table:formula="of:=['Limacon trisection'.$C$2]+['Limacon trisection'.$C$3]*COS(['Limacon trisection'.B73])" office:value-type="float" office:value="1.14154535621709" calcext:value-type="float">
            <text:p>1.1415453562</text:p>
          </table:table-cell>
          <table:table-cell table:formula="of:=['Limacon trisection'.C73]*COS(['Limacon trisection'.B73])" office:value-type="float" office:value="-1.08768520818918" calcext:value-type="float">
            <text:p>-1.0876852082</text:p>
          </table:table-cell>
          <table:table-cell table:formula="of:=['Limacon trisection'.C73]*SIN(['Limacon trisection'.B73])" office:value-type="float" office:value="-0.346506404251417" calcext:value-type="float">
            <text:p>-0.3465064043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['Limacon trisection'.$C$2]+['Limacon trisection'.$C$3]*COS(['Limacon trisection'.B74])" office:value-type="float" office:value="1.19062993812761" calcext:value-type="float">
            <text:p>1.1906299381</text:p>
          </table:table-cell>
          <table:table-cell table:formula="of:=['Limacon trisection'.C74]*COS(['Limacon trisection'.B74])" office:value-type="float" office:value="-1.11497336764823" calcext:value-type="float">
            <text:p>-1.1149733676</text:p>
          </table:table-cell>
          <table:table-cell table:formula="of:=['Limacon trisection'.C74]*SIN(['Limacon trisection'.B74])" office:value-type="float" office:value="-0.417653012680296" calcext:value-type="float">
            <text:p>-0.4176530127</text:p>
          </table:table-cell>
        </table:table-row>
        <table:table-row table:style-name="ro1">
          <table:table-cell/>
          <table:table-cell office:value-type="float" office:value="3.55" calcext:value-type="float">
            <text:p>3.55</text:p>
          </table:table-cell>
          <table:table-cell table:formula="of:=['Limacon trisection'.$C$2]+['Limacon trisection'.$C$3]*COS(['Limacon trisection'.B75])" office:value-type="float" office:value="1.24673648210117" calcext:value-type="float">
            <text:p>1.2467364821</text:p>
          </table:table-cell>
          <table:table-cell table:formula="of:=['Limacon trisection'.C75]*COS(['Limacon trisection'.B75])" office:value-type="float" office:value="-1.14419802420089" calcext:value-type="float">
            <text:p>-1.1441980242</text:p>
          </table:table-cell>
          <table:table-cell table:formula="of:=['Limacon trisection'.C75]*SIN(['Limacon trisection'.B75])" office:value-type="float" office:value="-0.495139108955025" calcext:value-type="float">
            <text:p>-0.495139109</text:p>
          </table:table-cell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 table:formula="of:=['Limacon trisection'.$C$2]+['Limacon trisection'.$C$3]*COS(['Limacon trisection'.B76])" office:value-type="float" office:value="1.30972475099756" calcext:value-type="float">
            <text:p>1.309724751</text:p>
          </table:table-cell>
          <table:table-cell table:formula="of:=['Limacon trisection'.C76]*COS(['Limacon trisection'.B76])" office:value-type="float" office:value="-1.17450669353821" calcext:value-type="float">
            <text:p>-1.1745066935</text:p>
          </table:table-cell>
          <table:table-cell table:formula="of:=['Limacon trisection'.C76]*SIN(['Limacon trisection'.B76])" office:value-type="float" office:value="-0.57957997740568" calcext:value-type="float">
            <text:p>-0.5795799774</text:p>
          </table:table-cell>
        </table:table-row>
        <table:table-row table:style-name="ro1">
          <table:table-cell/>
          <table:table-cell office:value-type="float" office:value="3.65" calcext:value-type="float">
            <text:p>3.65</text:p>
          </table:table-cell>
          <table:table-cell table:formula="of:=['Limacon trisection'.$C$2]+['Limacon trisection'.$C$3]*COS(['Limacon trisection'.B77])" office:value-type="float" office:value="1.37943730694819" calcext:value-type="float">
            <text:p>1.3794373069</text:p>
          </table:table-cell>
          <table:table-cell table:formula="of:=['Limacon trisection'.C77]*COS(['Limacon trisection'.B77])" office:value-type="float" office:value="-1.20496731466409" calcext:value-type="float">
            <text:p>-1.2049673147</text:p>
          </table:table-cell>
          <table:table-cell table:formula="of:=['Limacon trisection'.C77]*SIN(['Limacon trisection'.B77])" office:value-type="float" office:value="-0.671491663679951" calcext:value-type="float">
            <text:p>-0.6714916637</text:p>
          </table:table-cell>
        </table:table-row>
        <table:table-row table:style-name="ro1">
          <table:table-cell/>
          <table:table-cell office:value-type="float" office:value="3.7" calcext:value-type="float">
            <text:p>3.7</text:p>
          </table:table-cell>
          <table:table-cell table:formula="of:=['Limacon trisection'.$C$2]+['Limacon trisection'.$C$3]*COS(['Limacon trisection'.B78])" office:value-type="float" office:value="1.45569990486878" calcext:value-type="float">
            <text:p>1.4556999049</text:p>
          </table:table-cell>
          <table:table-cell table:formula="of:=['Limacon trisection'.C78]*COS(['Limacon trisection'.B78])" office:value-type="float" office:value="-1.23457913548005" calcext:value-type="float">
            <text:p>-1.2345791355</text:p>
          </table:table-cell>
          <table:table-cell table:formula="of:=['Limacon trisection'.C78]*SIN(['Limacon trisection'.B78])" office:value-type="float" office:value="-0.771282419916533" calcext:value-type="float">
            <text:p>-0.7712824199</text:p>
          </table:table-cell>
        </table:table-row>
        <table:table-row table:style-name="ro1">
          <table:table-cell/>
          <table:table-cell office:value-type="float" office:value="3.75" calcext:value-type="float">
            <text:p>3.75</text:p>
          </table:table-cell>
          <table:table-cell table:formula="of:=['Limacon trisection'.$C$2]+['Limacon trisection'.$C$3]*COS(['Limacon trisection'.B79])" office:value-type="float" office:value="1.53832192798132" calcext:value-type="float">
            <text:p>1.538321928</text:p>
          </table:table-cell>
          <table:table-cell table:formula="of:=['Limacon trisection'.C79]*COS(['Limacon trisection'.B79])" office:value-type="float" office:value="-1.2622844526057" calcext:value-type="float">
            <text:p>-1.2622844526</text:p>
          </table:table-cell>
          <table:table-cell table:formula="of:=['Limacon trisection'.C79]*SIN(['Limacon trisection'.B79])" office:value-type="float" office:value="-0.879245309807267" calcext:value-type="float">
            <text:p>-0.8792453098</text:p>
          </table:table-cell>
        </table:table-row>
        <table:table-row table:style-name="ro1">
          <table:table-cell/>
          <table:table-cell office:value-type="float" office:value="3.8" calcext:value-type="float">
            <text:p>3.8</text:p>
          </table:table-cell>
          <table:table-cell table:formula="of:=['Limacon trisection'.$C$2]+['Limacon trisection'.$C$3]*COS(['Limacon trisection'.B80])" office:value-type="float" office:value="1.62709686425675" calcext:value-type="float">
            <text:p>1.6270968643</text:p>
          </table:table-cell>
          <table:table-cell table:formula="of:=['Limacon trisection'.C80]*COS(['Limacon trisection'.B80])" office:value-type="float" office:value="-1.28698108378428" calcext:value-type="float">
            <text:p>-1.2869810838</text:p>
          </table:table-cell>
          <table:table-cell table:formula="of:=['Limacon trisection'.C80]*SIN(['Limacon trisection'.B80])" office:value-type="float" office:value="-0.995552055723646" calcext:value-type="float">
            <text:p>-0.9955520557</text:p>
          </table:table-cell>
        </table:table-row>
        <table:table-row table:style-name="ro1">
          <table:table-cell/>
          <table:table-cell office:value-type="float" office:value="3.85" calcext:value-type="float">
            <text:p>3.85</text:p>
          </table:table-cell>
          <table:table-cell table:formula="of:=['Limacon trisection'.$C$2]+['Limacon trisection'.$C$3]*COS(['Limacon trisection'.B81])" office:value-type="float" office:value="1.72180282258748" calcext:value-type="float">
            <text:p>1.7218028226</text:p>
          </table:table-cell>
          <table:table-cell table:formula="of:=['Limacon trisection'.C81]*COS(['Limacon trisection'.B81])" office:value-type="float" office:value="-1.30753544349324" calcext:value-type="float">
            <text:p>-1.3075354435</text:p>
          </table:table-cell>
          <table:table-cell table:formula="of:=['Limacon trisection'.C81]*SIN(['Limacon trisection'.B81])" office:value-type="float" office:value="-1.12024819744517" calcext:value-type="float">
            <text:p>-1.1202481974</text:p>
          </table:table-cell>
        </table:table-row>
        <table:table-row table:style-name="ro1">
          <table:table-cell/>
          <table:table-cell office:value-type="float" office:value="3.9" calcext:value-type="float">
            <text:p>3.9</text:p>
          </table:table-cell>
          <table:table-cell table:formula="of:=['Limacon trisection'.$C$2]+['Limacon trisection'.$C$3]*COS(['Limacon trisection'.B82])" office:value-type="float" office:value="1.82220308739958" calcext:value-type="float">
            <text:p>1.8222030874</text:p>
          </table:table-cell>
          <table:table-cell table:formula="of:=['Limacon trisection'.C82]*COS(['Limacon trisection'.B82])" office:value-type="float" office:value="-1.32279608595659" calcext:value-type="float">
            <text:p>-1.322796086</text:p>
          </table:table-cell>
          <table:table-cell table:formula="of:=['Limacon trisection'.C82]*SIN(['Limacon trisection'.B82])" office:value-type="float" office:value="-1.25324961867399" calcext:value-type="float">
            <text:p>-1.2532496187</text:p>
          </table:table-cell>
        </table:table-row>
        <table:table-row table:style-name="ro1">
          <table:table-cell/>
          <table:table-cell office:value-type="float" office:value="3.95" calcext:value-type="float">
            <text:p>3.95</text:p>
          </table:table-cell>
          <table:table-cell table:formula="of:=['Limacon trisection'.$C$2]+['Limacon trisection'.$C$3]*COS(['Limacon trisection'.B83])" office:value-type="float" office:value="1.92804671031848" calcext:value-type="float">
            <text:p>1.9280467103</text:p>
          </table:table-cell>
          <table:table-cell table:formula="of:=['Limacon trisection'.C83]*COS(['Limacon trisection'.B83])" office:value-type="float" office:value="-1.33160757470134" calcext:value-type="float">
            <text:p>-1.3316075747</text:p>
          </table:table-cell>
          <table:table-cell table:formula="of:=['Limacon trisection'.C83]*SIN(['Limacon trisection'.B83])" office:value-type="float" office:value="-1.39434048358639" calcext:value-type="float">
            <text:p>-1.394340483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'Limacon trisection'.$C$2]+['Limacon trisection'.$C$3]*COS(['Limacon trisection'.B84])" office:value-type="float" office:value="2.03906913740916" calcext:value-type="float">
            <text:p>2.0390691374</text:p>
          </table:table-cell>
          <table:table-cell table:formula="of:=['Limacon trisection'.C84]*COS(['Limacon trisection'.B84])" office:value-type="float" office:value="-1.33282453416737" calcext:value-type="float">
            <text:p>-1.3328245342</text:p>
          </table:table-cell>
          <table:table-cell table:formula="of:=['Limacon trisection'.C84]*SIN(['Limacon trisection'.B84])" office:value-type="float" office:value="-1.54317261129664" calcext:value-type="float">
            <text:p>-1.5431726113</text:p>
          </table:table-cell>
        </table:table-row>
        <table:table-row table:style-name="ro1">
          <table:table-cell/>
          <table:table-cell office:value-type="float" office:value="4.05" calcext:value-type="float">
            <text:p>4.05</text:p>
          </table:table-cell>
          <table:table-cell table:formula="of:=['Limacon trisection'.$C$2]+['Limacon trisection'.$C$3]*COS(['Limacon trisection'.B85])" office:value-type="float" office:value="2.15499287042328" calcext:value-type="float">
            <text:p>2.1549928704</text:p>
          </table:table-cell>
          <table:table-cell table:formula="of:=['Limacon trisection'.C85]*COS(['Limacon trisection'.B85])" office:value-type="float" office:value="-1.32532573670598" calcext:value-type="float">
            <text:p>-1.3253257367</text:p>
          </table:table-cell>
          <table:table-cell table:formula="of:=['Limacon trisection'.C85]*SIN(['Limacon trisection'.B85])" office:value-type="float" office:value="-1.69926630143715" calcext:value-type="float">
            <text:p>-1.6992663014</text:p>
          </table:table-cell>
        </table:table-row>
        <table:table-row table:style-name="ro1">
          <table:table-cell/>
          <table:table-cell office:value-type="float" office:value="4.1" calcext:value-type="float">
            <text:p>4.1</text:p>
          </table:table-cell>
          <table:table-cell table:formula="of:=['Limacon trisection'.$C$2]+['Limacon trisection'.$C$3]*COS(['Limacon trisection'.B86])" office:value-type="float" office:value="2.27552816040019" calcext:value-type="float">
            <text:p>2.2755281604</text:p>
          </table:table-cell>
          <table:table-cell table:formula="of:=['Limacon trisection'.C86]*COS(['Limacon trisection'.B86])" office:value-type="float" office:value="-1.30802807760883" calcext:value-type="float">
            <text:p>-1.3080280776</text:p>
          </table:table-cell>
          <table:table-cell table:formula="of:=['Limacon trisection'.C86]*SIN(['Limacon trisection'.B86])" office:value-type="float" office:value="-1.86201260923798" calcext:value-type="float">
            <text:p>-1.8620126092</text:p>
          </table:table-cell>
        </table:table-row>
        <table:table-row table:style-name="ro1">
          <table:table-cell/>
          <table:table-cell office:value-type="float" office:value="4.15" calcext:value-type="float">
            <text:p>4.15</text:p>
          </table:table-cell>
          <table:table-cell table:formula="of:=['Limacon trisection'.$C$2]+['Limacon trisection'.$C$3]*COS(['Limacon trisection'.B87])" office:value-type="float" office:value="2.40037373188854" calcext:value-type="float">
            <text:p>2.4003737319</text:p>
          </table:table-cell>
          <table:table-cell table:formula="of:=['Limacon trisection'.C87]*COS(['Limacon trisection'.B87])" office:value-type="float" office:value="-1.27990029160455" calcext:value-type="float">
            <text:p>-1.2799002916</text:p>
          </table:table-cell>
          <table:table-cell table:formula="of:=['Limacon trisection'.C87]*SIN(['Limacon trisection'.B87])" office:value-type="float" office:value="-2.03067705366735" calcext:value-type="float">
            <text:p>-2.0306770537</text:p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table:formula="of:=['Limacon trisection'.$C$2]+['Limacon trisection'.$C$3]*COS(['Limacon trisection'.B88])" office:value-type="float" office:value="2.5292175359779" calcext:value-type="float">
            <text:p>2.529217536</text:p>
          </table:table-cell>
          <table:table-cell table:formula="of:=['Limacon trisection'.C88]*COS(['Limacon trisection'.B88])" office:value-type="float" office:value="-1.23997626653783" calcext:value-type="float">
            <text:p>-1.2399762665</text:p>
          </table:table-cell>
          <table:table-cell table:formula="of:=['Limacon trisection'.C88]*SIN(['Limacon trisection'.B88])" office:value-type="float" office:value="-2.20440472752193" calcext:value-type="float">
            <text:p>-2.2044047275</text:p>
          </table:table-cell>
        </table:table-row>
        <table:table-row table:style-name="ro1">
          <table:table-cell/>
          <table:table-cell office:value-type="float" office:value="4.25" calcext:value-type="float">
            <text:p>4.25</text:p>
          </table:table-cell>
          <table:table-cell table:formula="of:=['Limacon trisection'.$C$2]+['Limacon trisection'.$C$3]*COS(['Limacon trisection'.B89])" office:value-type="float" office:value="2.66173753025862" calcext:value-type="float">
            <text:p>2.6617375303</text:p>
          </table:table-cell>
          <table:table-cell table:formula="of:=['Limacon trisection'.C89]*COS(['Limacon trisection'.B89])" office:value-type="float" office:value="-1.18736781368241" calcext:value-type="float">
            <text:p>-1.1873678137</text:p>
          </table:table-cell>
          <table:table-cell table:formula="of:=['Limacon trisection'.C89]*SIN(['Limacon trisection'.B89])" office:value-type="float" office:value="-2.3822267639791" calcext:value-type="float">
            <text:p>-2.382226764</text:p>
          </table:table-cell>
        </table:table-row>
        <table:table-row table:style-name="ro1">
          <table:table-cell/>
          <table:table-cell office:value-type="float" office:value="4.3" calcext:value-type="float">
            <text:p>4.3</text:p>
          </table:table-cell>
          <table:table-cell table:formula="of:=['Limacon trisection'.$C$2]+['Limacon trisection'.$C$3]*COS(['Limacon trisection'.B90])" office:value-type="float" office:value="2.79760248376007" calcext:value-type="float">
            <text:p>2.7976024838</text:p>
          </table:table-cell>
          <table:table-cell table:formula="of:=['Limacon trisection'.C90]*COS(['Limacon trisection'.B90])" office:value-type="float" office:value="-1.12127675929992" calcext:value-type="float">
            <text:p>-1.1212767593</text:p>
          </table:table-cell>
          <table:table-cell table:formula="of:=['Limacon trisection'.C90]*SIN(['Limacon trisection'.B90])" office:value-type="float" office:value="-2.56306810018665" calcext:value-type="float">
            <text:p>-2.5630681002</text:p>
          </table:table-cell>
        </table:table-row>
        <table:table-row table:style-name="ro1">
          <table:table-cell/>
          <table:table-cell office:value-type="float" office:value="4.35" calcext:value-type="float">
            <text:p>4.35</text:p>
          </table:table-cell>
          <table:table-cell table:formula="of:=['Limacon trisection'.$C$2]+['Limacon trisection'.$C$3]*COS(['Limacon trisection'.B91])" office:value-type="float" office:value="2.9364728048556" calcext:value-type="float">
            <text:p>2.9364728049</text:p>
          </table:table-cell>
          <table:table-cell table:formula="of:=['Limacon trisection'.C91]*COS(['Limacon trisection'.B91])" office:value-type="float" office:value="-1.04100622858863" calcext:value-type="float">
            <text:p>-1.0410062286</text:p>
          </table:table-cell>
          <table:table-cell table:formula="of:=['Limacon trisection'.C91]*SIN(['Limacon trisection'.B91])" office:value-type="float" office:value="-2.74575646511052" calcext:value-type="float">
            <text:p>-2.7457564651</text:p>
          </table:table-cell>
        </table:table-row>
        <table:table-row table:style-name="ro1">
          <table:table-cell/>
          <table:table-cell office:value-type="float" office:value="4.4" calcext:value-type="float">
            <text:p>4.4</text:p>
          </table:table-cell>
          <table:table-cell table:formula="of:=['Limacon trisection'.$C$2]+['Limacon trisection'.$C$3]*COS(['Limacon trisection'.B92])" office:value-type="float" office:value="3.07800139006474" calcext:value-type="float">
            <text:p>3.0780013901</text:p>
          </table:table-cell>
          <table:table-cell table:formula="of:=['Limacon trisection'.C92]*COS(['Limacon trisection'.B92])" office:value-type="float" office:value="-0.945971001006161" calcext:value-type="float">
            <text:p>-0.945971001</text:p>
          </table:table-cell>
          <table:table-cell table:formula="of:=['Limacon trisection'.C92]*SIN(['Limacon trisection'.B92])" office:value-type="float" office:value="-2.92903250622042" calcext:value-type="float">
            <text:p>-2.9290325062</text:p>
          </table:table-cell>
        </table:table-row>
        <table:table-row table:style-name="ro1">
          <table:table-cell/>
          <table:table-cell office:value-type="float" office:value="4.45" calcext:value-type="float">
            <text:p>4.45</text:p>
          </table:table-cell>
          <table:table-cell table:formula="of:=['Limacon trisection'.$C$2]+['Limacon trisection'.$C$3]*COS(['Limacon trisection'.B93])" office:value-type="float" office:value="3.22183449163112" calcext:value-type="float">
            <text:p>3.2218344916</text:p>
          </table:table-cell>
          <table:table-cell table:formula="of:=['Limacon trisection'.C93]*COS(['Limacon trisection'.B93])" office:value-type="float" office:value="-0.835706825020173" calcext:value-type="float">
            <text:p>-0.835706825</text:p>
          </table:table-cell>
          <table:table-cell table:formula="of:=['Limacon trisection'.C93]*SIN(['Limacon trisection'.B93])" office:value-type="float" office:value="-3.11156095779573" calcext:value-type="float">
            <text:p>-3.1115609578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table:formula="of:=['Limacon trisection'.$C$2]+['Limacon trisection'.$C$3]*COS(['Limacon trisection'.B94])" office:value-type="float" office:value="3.36761260170766" calcext:value-type="float">
            <text:p>3.3676126017</text:p>
          </table:table-cell>
          <table:table-cell table:formula="of:=['Limacon trisection'.C94]*COS(['Limacon trisection'.B94])" office:value-type="float" office:value="-0.709878590550134" calcext:value-type="float">
            <text:p>-0.7098785906</text:p>
          </table:table-cell>
          <table:table-cell table:formula="of:=['Limacon trisection'.C94]*SIN(['Limacon trisection'.B94])" office:value-type="float" office:value="-3.29194274279775" calcext:value-type="float">
            <text:p>-3.2919427428</text:p>
          </table:table-cell>
        </table:table-row>
        <table:table-row table:style-name="ro1">
          <table:table-cell/>
          <table:table-cell office:value-type="float" office:value="4.55" calcext:value-type="float">
            <text:p>4.55</text:p>
          </table:table-cell>
          <table:table-cell table:formula="of:=['Limacon trisection'.$C$2]+['Limacon trisection'.$C$3]*COS(['Limacon trisection'.B95])" office:value-type="float" office:value="3.51497135093894" calcext:value-type="float">
            <text:p>3.5149713509</text:p>
          </table:table-cell>
          <table:table-cell table:formula="of:=['Limacon trisection'.C95]*COS(['Limacon trisection'.B95])" office:value-type="float" office:value="-0.568287268611414" calcext:value-type="float">
            <text:p>-0.5682872686</text:p>
          </table:table-cell>
          <table:table-cell table:formula="of:=['Limacon trisection'.C95]*SIN(['Limacon trisection'.B95])" office:value-type="float" office:value="-3.46872789048892" calcext:value-type="float">
            <text:p>-3.4687278905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table:formula="of:=['Limacon trisection'.$C$2]+['Limacon trisection'.$C$3]*COS(['Limacon trisection'.B96])" office:value-type="float" office:value="3.66354241919484" calcext:value-type="float">
            <text:p>3.6635424192</text:p>
          </table:table-cell>
          <table:table-cell table:formula="of:=['Limacon trisection'.C96]*COS(['Limacon trisection'.B96])" office:value-type="float" office:value="-0.410875539846465" calcext:value-type="float">
            <text:p>-0.4108755398</text:p>
          </table:table-cell>
          <table:table-cell table:formula="of:=['Limacon trisection'.C96]*SIN(['Limacon trisection'.B96])" office:value-type="float" office:value="-3.64042914338349" calcext:value-type="float">
            <text:p>-3.6404291434</text:p>
          </table:table-cell>
        </table:table-row>
        <table:table-row table:style-name="ro1">
          <table:table-cell/>
          <table:table-cell office:value-type="float" office:value="4.65" calcext:value-type="float">
            <text:p>4.65</text:p>
          </table:table-cell>
          <table:table-cell table:formula="of:=['Limacon trisection'.$C$2]+['Limacon trisection'.$C$3]*COS(['Limacon trisection'.B97])" office:value-type="float" office:value="3.81295445617903" calcext:value-type="float">
            <text:p>3.8129544562</text:p>
          </table:table-cell>
          <table:table-cell table:formula="of:=['Limacon trisection'.C97]*COS(['Limacon trisection'.B97])" office:value-type="float" office:value="-0.237732046606872" calcext:value-type="float">
            <text:p>-0.2377320466</text:p>
          </table:table-cell>
          <table:table-cell table:formula="of:=['Limacon trisection'.C97]*SIN(['Limacon trisection'.B97])" office:value-type="float" office:value="-3.80553611977493" calcext:value-type="float">
            <text:p>-3.8055361198</text:p>
          </table:table-cell>
        </table:table-row>
        <table:table-row table:style-name="ro1">
          <table:table-cell/>
          <table:table-cell office:value-type="float" office:value="4.7" calcext:value-type="float">
            <text:p>4.7</text:p>
          </table:table-cell>
          <table:table-cell table:formula="of:=['Limacon trisection'.$C$2]+['Limacon trisection'.$C$3]*COS(['Limacon trisection'.B98])" office:value-type="float" office:value="3.96283400961133" calcext:value-type="float">
            <text:p>3.9628340096</text:p>
          </table:table-cell>
          <table:table-cell table:formula="of:=['Limacon trisection'.C98]*COS(['Limacon trisection'.B98])" office:value-type="float" office:value="-0.049094216904372" calcext:value-type="float">
            <text:p>-0.0490942169</text:p>
          </table:table-cell>
          <table:table-cell table:formula="of:=['Limacon trisection'.C98]*SIN(['Limacon trisection'.B98])" office:value-type="float" office:value="-3.96252989207637" calcext:value-type="float">
            <text:p>-3.9625298921</text:p>
          </table:table-cell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table:formula="of:=['Limacon trisection'.$C$2]+['Limacon trisection'.$C$3]*COS(['Limacon trisection'.B99])" office:value-type="float" office:value="4.11280645866393" calcext:value-type="float">
            <text:p>4.1128064587</text:p>
          </table:table-cell>
          <table:table-cell table:formula="of:=['Limacon trisection'.C99]*COS(['Limacon trisection'.B99])" office:value-type="float" office:value="0.154650377257339" calcext:value-type="float">
            <text:p>0.1546503773</text:p>
          </table:table-cell>
          <table:table-cell table:formula="of:=['Limacon trisection'.C99]*SIN(['Limacon trisection'.B99])" office:value-type="float" office:value="-4.10989783659423" calcext:value-type="float">
            <text:p>-4.1098978366</text:p>
          </table:table-cell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table:formula="of:=['Limacon trisection'.$C$2]+['Limacon trisection'.$C$3]*COS(['Limacon trisection'.B100])" office:value-type="float" office:value="4.26249695031834" calcext:value-type="float">
            <text:p>4.2624969503</text:p>
          </table:table-cell>
          <table:table-cell table:formula="of:=['Limacon trisection'.C100]*COS(['Limacon trisection'.B100])" office:value-type="float" office:value="0.372964150066595" calcext:value-type="float">
            <text:p>0.3729641501</text:p>
          </table:table-cell>
          <table:table-cell table:formula="of:=['Limacon trisection'.C100]*SIN(['Limacon trisection'.B100])" office:value-type="float" office:value="-4.24614860717783" calcext:value-type="float">
            <text:p>-4.2461486072</text:p>
          </table:table-cell>
        </table:table-row>
        <table:table-row table:style-name="ro1">
          <table:table-cell/>
          <table:table-cell office:value-type="float" office:value="4.85" calcext:value-type="float">
            <text:p>4.85</text:p>
          </table:table-cell>
          <table:table-cell table:formula="of:=['Limacon trisection'.$C$2]+['Limacon trisection'.$C$3]*COS(['Limacon trisection'.B101])" office:value-type="float" office:value="4.41153133630272" calcext:value-type="float">
            <text:p>4.4115313363</text:p>
          </table:table-cell>
          <table:table-cell table:formula="of:=['Limacon trisection'.C101]*COS(['Limacon trisection'.B101])" office:value-type="float" office:value="0.605161128656664" calcext:value-type="float">
            <text:p>0.6051611287</text:p>
          </table:table-cell>
          <table:table-cell table:formula="of:=['Limacon trisection'.C101]*SIN(['Limacon trisection'.B101])" office:value-type="float" office:value="-4.36982708348327" calcext:value-type="float">
            <text:p>-4.3698270835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table:formula="of:=['Limacon trisection'.$C$2]+['Limacon trisection'.$C$3]*COS(['Limacon trisection'.B102])" office:value-type="float" office:value="4.55953710826773" calcext:value-type="float">
            <text:p>4.5595371083</text:p>
          </table:table-cell>
          <table:table-cell table:formula="of:=['Limacon trisection'.C102]*COS(['Limacon trisection'.B102])" office:value-type="float" office:value="0.850410069533173" calcext:value-type="float">
            <text:p>0.8504100695</text:p>
          </table:table-cell>
          <table:table-cell table:formula="of:=['Limacon trisection'.C102]*SIN(['Limacon trisection'.B102])" office:value-type="float" office:value="-4.47952914437522" calcext:value-type="float">
            <text:p>-4.4795291444</text:p>
          </table:table-cell>
        </table:table-row>
        <table:table-row table:style-name="ro1">
          <table:table-cell/>
          <table:table-cell office:value-type="float" office:value="4.95" calcext:value-type="float">
            <text:p>4.95</text:p>
          </table:table-cell>
          <table:table-cell table:formula="of:=['Limacon trisection'.$C$2]+['Limacon trisection'.$C$3]*COS(['Limacon trisection'.B103])" office:value-type="float" office:value="4.70614432886335" calcext:value-type="float">
            <text:p>4.7061443289</text:p>
          </table:table-cell>
          <table:table-cell table:formula="of:=['Limacon trisection'.C103]*COS(['Limacon trisection'.B103])" office:value-type="float" office:value="1.10773904287976" calcext:value-type="float">
            <text:p>1.1077390429</text:p>
          </table:table-cell>
          <table:table-cell table:formula="of:=['Limacon trisection'.C103]*SIN(['Limacon trisection'.B103])" office:value-type="float" office:value="-4.57391611827027" calcext:value-type="float">
            <text:p>-4.573916118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'Limacon trisection'.$C$2]+['Limacon trisection'.$C$3]*COS(['Limacon trisection'.B104])" office:value-type="float" office:value="4.85098655638968" calcext:value-type="float">
            <text:p>4.8509865564</text:p>
          </table:table-cell>
          <table:table-cell table:formula="of:=['Limacon trisection'.C104]*COS(['Limacon trisection'.B104])" office:value-type="float" office:value="1.37604144823823" calcext:value-type="float">
            <text:p>1.3760414482</text:p>
          </table:table-cell>
          <table:table-cell table:formula="of:=['Limacon trisection'.C104]*SIN(['Limacon trisection'.B104])" office:value-type="float" office:value="-4.65172876498661" calcext:value-type="float">
            <text:p>-4.651728765</text:p>
          </table:table-cell>
        </table:table-row>
        <table:table-row table:style-name="ro1">
          <table:table-cell/>
          <table:table-cell office:value-type="float" office:value="5.05" calcext:value-type="float">
            <text:p>5.05</text:p>
          </table:table-cell>
          <table:table-cell table:formula="of:=['Limacon trisection'.$C$2]+['Limacon trisection'.$C$3]*COS(['Limacon trisection'.B105])" office:value-type="float" office:value="4.99370176071026" calcext:value-type="float">
            <text:p>4.9937017607</text:p>
          </table:table-cell>
          <table:table-cell table:formula="of:=['Limacon trisection'.C105]*COS(['Limacon trisection'.B105])" office:value-type="float" office:value="1.65408341069324" calcext:value-type="float">
            <text:p>1.6540834107</text:p>
          </table:table-cell>
          <table:table-cell table:formula="of:=['Limacon trisection'.C105]*SIN(['Limacon trisection'.B105])" office:value-type="float" office:value="-4.71180064788295" calcext:value-type="float">
            <text:p>-4.7118006479</text:p>
          </table:table-cell>
        </table:table-row>
        <table:table-row table:style-name="ro1">
          <table:table-cell/>
          <table:table-cell office:value-type="float" office:value="5.1" calcext:value-type="float">
            <text:p>5.1</text:p>
          </table:table-cell>
          <table:table-cell table:formula="of:=['Limacon trisection'.$C$2]+['Limacon trisection'.$C$3]*COS(['Limacon trisection'.B106])" office:value-type="float" office:value="5.13393322813894" calcext:value-type="float">
            <text:p>5.1339332281</text:p>
          </table:table-cell>
          <table:table-cell table:formula="of:=['Limacon trisection'.C106]*COS(['Limacon trisection'.B106])" office:value-type="float" office:value="1.94051249281112" calcext:value-type="float">
            <text:p>1.9405124928</text:p>
          </table:table-cell>
          <table:table-cell table:formula="of:=['Limacon trisection'.C106]*SIN(['Limacon trisection'.B106])" office:value-type="float" office:value="-4.75307076070124" calcext:value-type="float">
            <text:p>-4.7530707607</text:p>
          </table:table-cell>
        </table:table-row>
        <table:table-row table:style-name="ro1">
          <table:table-cell/>
          <table:table-cell office:value-type="float" office:value="5.15" calcext:value-type="float">
            <text:p>5.15</text:p>
          </table:table-cell>
          <table:table-cell table:formula="of:=['Limacon trisection'.$C$2]+['Limacon trisection'.$C$3]*COS(['Limacon trisection'.B107])" office:value-type="float" office:value="5.27133045303829" calcext:value-type="float">
            <text:p>5.271330453</text:p>
          </table:table-cell>
          <table:table-cell table:formula="of:=['Limacon trisection'.C107]*COS(['Limacon trisection'.B107])" office:value-type="float" office:value="2.23386764432522" calcext:value-type="float">
            <text:p>2.2338676443</text:p>
          </table:table-cell>
          <table:table-cell table:formula="of:=['Limacon trisection'.C107]*SIN(['Limacon trisection'.B107])" office:value-type="float" office:value="-4.77459528052019" calcext:value-type="float">
            <text:p>-4.7745952805</text:p>
          </table:table-cell>
        </table:table-row>
        <table:table-row table:style-name="ro1">
          <table:table-cell/>
          <table:table-cell office:value-type="float" office:value="5.2" calcext:value-type="float">
            <text:p>5.2</text:p>
          </table:table-cell>
          <table:table-cell table:formula="of:=['Limacon trisection'.$C$2]+['Limacon trisection'.$C$3]*COS(['Limacon trisection'.B108])" office:value-type="float" office:value="5.40555001390113" calcext:value-type="float">
            <text:p>5.4055500139</text:p>
          </table:table-cell>
          <table:table-cell table:formula="of:=['Limacon trisection'.C108]*COS(['Limacon trisection'.B108])" office:value-type="float" office:value="2.53259029906066" calcext:value-type="float">
            <text:p>2.5325902991</text:p>
          </table:table-cell>
          <table:table-cell table:formula="of:=['Limacon trisection'.C108]*SIN(['Limacon trisection'.B108])" office:value-type="float" office:value="-4.77555832650909" calcext:value-type="float">
            <text:p>-4.7755583265</text:p>
          </table:table-cell>
        </table:table-row>
        <table:table-row table:style-name="ro1">
          <table:table-cell/>
          <table:table-cell office:value-type="float" office:value="5.25" calcext:value-type="float">
            <text:p>5.25</text:p>
          </table:table-cell>
          <table:table-cell table:formula="of:=['Limacon trisection'.$C$2]+['Limacon trisection'.$C$3]*COS(['Limacon trisection'.B109])" office:value-type="float" office:value="5.53625643172552" calcext:value-type="float">
            <text:p>5.5362564317</text:p>
          </table:table-cell>
          <table:table-cell table:formula="of:=['Limacon trisection'.C109]*COS(['Limacon trisection'.B109])" office:value-type="float" office:value="2.83503651697337" calcext:value-type="float">
            <text:p>2.835036517</text:p>
          </table:table-cell>
          <table:table-cell table:formula="of:=['Limacon trisection'.C109]*SIN(['Limacon trisection'.B109])" office:value-type="float" office:value="-4.75528161366387" calcext:value-type="float">
            <text:p>-4.7552816137</text:p>
          </table:table-cell>
        </table:table-row>
        <table:table-row table:style-name="ro1">
          <table:table-cell/>
          <table:table-cell office:value-type="float" office:value="5.3" calcext:value-type="float">
            <text:p>5.3</text:p>
          </table:table-cell>
          <table:table-cell table:formula="of:=['Limacon trisection'.$C$2]+['Limacon trisection'.$C$3]*COS(['Limacon trisection'.B110])" office:value-type="float" office:value="5.66312300853748" calcext:value-type="float">
            <text:p>5.6631230085</text:p>
          </table:table-cell>
          <table:table-cell table:formula="of:=['Limacon trisection'.C110]*COS(['Limacon trisection'.B110])" office:value-type="float" office:value="3.1394900585589" calcext:value-type="float">
            <text:p>3.1394900586</text:p>
          </table:table-cell>
          <table:table-cell table:formula="of:=['Limacon trisection'.C110]*SIN(['Limacon trisection'.B110])" office:value-type="float" office:value="-4.71323290131482" calcext:value-type="float">
            <text:p>-4.7132329013</text:p>
          </table:table-cell>
        </table:table-row>
        <table:table-row table:style-name="ro1">
          <table:table-cell/>
          <table:table-cell office:value-type="float" office:value="5.35" calcext:value-type="float">
            <text:p>5.35</text:p>
          </table:table-cell>
          <table:table-cell table:formula="of:=['Limacon trisection'.$C$2]+['Limacon trisection'.$C$3]*COS(['Limacon trisection'.B111])" office:value-type="float" office:value="5.78583264396582" calcext:value-type="float">
            <text:p>5.785832644</text:p>
          </table:table-cell>
          <table:table-cell table:formula="of:=['Limacon trisection'.C111]*COS(['Limacon trisection'.B111])" office:value-type="float" office:value="3.44417626937241" calcext:value-type="float">
            <text:p>3.4441762694</text:p>
          </table:table-cell>
          <table:table-cell table:formula="of:=['Limacon trisection'.C111]*SIN(['Limacon trisection'.B111])" office:value-type="float" office:value="-4.64903314781391" calcext:value-type="float">
            <text:p>-4.6490331478</text:p>
          </table:table-cell>
        </table:table-row>
        <table:table-row table:style-name="ro1">
          <table:table-cell/>
          <table:table-cell office:value-type="float" office:value="5.4" calcext:value-type="float">
            <text:p>5.4</text:p>
          </table:table-cell>
          <table:table-cell table:formula="of:=['Limacon trisection'.$C$2]+['Limacon trisection'.$C$3]*COS(['Limacon trisection'.B112])" office:value-type="float" office:value="5.9040786278279" calcext:value-type="float">
            <text:p>5.9040786278</text:p>
          </table:table-cell>
          <table:table-cell table:formula="of:=['Limacon trisection'.C112]*COS(['Limacon trisection'.B112])" office:value-type="float" office:value="3.74727664408754" calcext:value-type="float">
            <text:p>3.7472766441</text:p>
          </table:table-cell>
          <table:table-cell table:formula="of:=['Limacon trisection'.C112]*SIN(['Limacon trisection'.B112])" office:value-type="float" office:value="-4.56246229532369" calcext:value-type="float">
            <text:p>-4.5624622953</text:p>
          </table:table-cell>
        </table:table-row>
        <table:table-row table:style-name="ro1">
          <table:table-cell/>
          <table:table-cell office:value-type="float" office:value="5.45" calcext:value-type="float">
            <text:p>5.45</text:p>
          </table:table-cell>
          <table:table-cell table:formula="of:=['Limacon trisection'.$C$2]+['Limacon trisection'.$C$3]*COS(['Limacon trisection'.B113])" office:value-type="float" office:value="6.0175654067454" calcext:value-type="float">
            <text:p>6.0175654067</text:p>
          </table:table-cell>
          <table:table-cell table:formula="of:=['Limacon trisection'.C113]*COS(['Limacon trisection'.B113])" office:value-type="float" office:value="4.04694393249244" calcext:value-type="float">
            <text:p>4.0469439325</text:p>
          </table:table-cell>
          <table:table-cell table:formula="of:=['Limacon trisection'.C113]*SIN(['Limacon trisection'.B113])" office:value-type="float" office:value="-4.45346362191514" calcext:value-type="float">
            <text:p>-4.4534636219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table:formula="of:=['Limacon trisection'.$C$2]+['Limacon trisection'.$C$3]*COS(['Limacon trisection'.B114])" office:value-type="float" office:value="6.12600932287378" calcext:value-type="float">
            <text:p>6.1260093229</text:p>
          </table:table-cell>
          <table:table-cell table:formula="of:=['Limacon trisection'.C114]*COS(['Limacon trisection'.B114])" office:value-type="float" office:value="4.34131764414712" calcext:value-type="float">
            <text:p>4.3413176441</text:p>
          </table:table-cell>
          <table:table-cell table:formula="of:=['Limacon trisection'.C114]*SIN(['Limacon trisection'.B114])" office:value-type="float" office:value="-4.32214661210762" calcext:value-type="float">
            <text:p>-4.3221466121</text:p>
          </table:table-cell>
        </table:table-row>
        <table:table-row table:style-name="ro1">
          <table:table-cell/>
          <table:table-cell office:value-type="float" office:value="5.55" calcext:value-type="float">
            <text:p>5.55</text:p>
          </table:table-cell>
          <table:table-cell table:formula="of:=['Limacon trisection'.$C$2]+['Limacon trisection'.$C$3]*COS(['Limacon trisection'.B115])" office:value-type="float" office:value="6.22913932289923" calcext:value-type="float">
            <text:p>6.2291393229</text:p>
          </table:table-cell>
          <table:table-cell table:formula="of:=['Limacon trisection'.C115]*COS(['Limacon trisection'.B115])" office:value-type="float" office:value="4.62853980416419" calcext:value-type="float">
            <text:p>4.6285398042</text:p>
          </table:table-cell>
          <table:table-cell table:formula="of:=['Limacon trisection'.C115]*SIN(['Limacon trisection'.B115])" office:value-type="float" office:value="-4.16878831141103" calcext:value-type="float">
            <text:p>-4.1687883114</text:p>
          </table:table-cell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table:formula="of:=['Limacon trisection'.$C$2]+['Limacon trisection'.$C$3]*COS(['Limacon trisection'.B116])" office:value-type="float" office:value="6.32669763553075" calcext:value-type="float">
            <text:p>6.3266976355</text:p>
          </table:table-cell>
          <table:table-cell table:formula="of:=['Limacon trisection'.C116]*COS(['Limacon trisection'.B116])" office:value-type="float" office:value="4.90677080976912" calcext:value-type="float">
            <text:p>4.9067708098</text:p>
          </table:table-cell>
          <table:table-cell table:formula="of:=['Limacon trisection'.C116]*SIN(['Limacon trisection'.B116])" office:value-type="float" office:value="-3.99383314521626" calcext:value-type="float">
            <text:p>-3.9938331452</text:p>
          </table:table-cell>
        </table:table-row>
        <table:table-row table:style-name="ro1">
          <table:table-cell/>
          <table:table-cell office:value-type="float" office:value="5.65" calcext:value-type="float">
            <text:p>5.65</text:p>
          </table:table-cell>
          <table:table-cell table:formula="of:=['Limacon trisection'.$C$2]+['Limacon trisection'.$C$3]*COS(['Limacon trisection'.B117])" office:value-type="float" office:value="6.41844041579415" calcext:value-type="float">
            <text:p>6.4184404158</text:p>
          </table:table-cell>
          <table:table-cell table:formula="of:=['Limacon trisection'.C117]*COS(['Limacon trisection'.B117])" office:value-type="float" office:value="5.17420523597439" calcext:value-type="float">
            <text:p>5.174205236</text:p>
          </table:table-cell>
          <table:table-cell table:formula="of:=['Limacon trisection'.C117]*SIN(['Limacon trisection'.B117])" office:value-type="float" office:value="-3.79789119737717" calcext:value-type="float">
            <text:p>-3.7978911974</text:p>
          </table:table-cell>
        </table:table-row>
        <table:table-row table:style-name="ro1">
          <table:table-cell/>
          <table:table-cell office:value-type="float" office:value="5.7" calcext:value-type="float">
            <text:p>5.7</text:p>
          </table:table-cell>
          <table:table-cell table:formula="of:=['Limacon trisection'.$C$2]+['Limacon trisection'.$C$3]*COS(['Limacon trisection'.B118])" office:value-type="float" office:value="6.50413835451748" calcext:value-type="float">
            <text:p>6.5041383545</text:p>
          </table:table-cell>
          <table:table-cell table:formula="of:=['Limacon trisection'.C118]*COS(['Limacon trisection'.B118])" office:value-type="float" office:value="5.42908743887848" calcext:value-type="float">
            <text:p>5.4290874389</text:p>
          </table:table-cell>
          <table:table-cell table:formula="of:=['Limacon trisection'.C118]*SIN(['Limacon trisection'.B118])" office:value-type="float" office:value="-3.58173495888756" calcext:value-type="float">
            <text:p>-3.5817349589</text:p>
          </table:table-cell>
        </table:table-row>
        <table:table-row table:style-name="ro1">
          <table:table-cell/>
          <table:table-cell office:value-type="float" office:value="5.75" calcext:value-type="float">
            <text:p>5.75</text:p>
          </table:table-cell>
          <table:table-cell table:formula="of:=['Limacon trisection'.$C$2]+['Limacon trisection'.$C$3]*COS(['Limacon trisection'.B119])" office:value-type="float" office:value="6.58357725148456" calcext:value-type="float">
            <text:p>6.5835772515</text:p>
          </table:table-cell>
          <table:table-cell table:formula="of:=['Limacon trisection'.C119]*COS(['Limacon trisection'.B119])" office:value-type="float" office:value="5.66972680677559" calcext:value-type="float">
            <text:p>5.6697268068</text:p>
          </table:table-cell>
          <table:table-cell table:formula="of:=['Limacon trisection'.C119]*SIN(['Limacon trisection'.B119])" office:value-type="float" office:value="-3.34629457202968" calcext:value-type="float">
            <text:p>-3.346294572</text:p>
          </table:table-cell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table:formula="of:=['Limacon trisection'.$C$2]+['Limacon trisection'.$C$3]*COS(['Limacon trisection'.B120])" office:value-type="float" office:value="6.65655855082396" calcext:value-type="float">
            <text:p>6.6565585508</text:p>
          </table:table-cell>
          <table:table-cell table:formula="of:=['Limacon trisection'.C120]*COS(['Limacon trisection'.B120])" office:value-type="float" office:value="5.89451251241724" calcext:value-type="float">
            <text:p>5.8945125124</text:p>
          </table:table-cell>
          <table:table-cell table:formula="of:=['Limacon trisection'.C120]*SIN(['Limacon trisection'.B120])" office:value-type="float" office:value="-3.09265161010809" calcext:value-type="float">
            <text:p>-3.0926516101</text:p>
          </table:table-cell>
        </table:table-row>
        <table:table-row table:style-name="ro1">
          <table:table-cell/>
          <table:table-cell office:value-type="float" office:value="5.85" calcext:value-type="float">
            <text:p>5.85</text:p>
          </table:table-cell>
          <table:table-cell table:formula="of:=['Limacon trisection'.$C$2]+['Limacon trisection'.$C$3]*COS(['Limacon trisection'.B121])" office:value-type="float" office:value="6.72289983729524" calcext:value-type="float">
            <text:p>6.7228998373</text:p>
          </table:table-cell>
          <table:table-cell table:formula="of:=['Limacon trisection'.C121]*COS(['Limacon trisection'.B121])" office:value-type="float" office:value="6.10192762437447" calcext:value-type="float">
            <text:p>6.1019276244</text:p>
          </table:table-cell>
          <table:table-cell table:formula="of:=['Limacon trisection'.C121]*SIN(['Limacon trisection'.B121])" office:value-type="float" office:value="-2.82203144723799" calcext:value-type="float">
            <text:p>-2.8220314472</text:p>
          </table:table-cell>
        </table:table-row>
        <table:table-row table:style-name="ro1">
          <table:table-cell/>
          <table:table-cell office:value-type="float" office:value="5.9" calcext:value-type="float">
            <text:p>5.9</text:p>
          </table:table-cell>
          <table:table-cell table:formula="of:=['Limacon trisection'.$C$2]+['Limacon trisection'.$C$3]*COS(['Limacon trisection'.B122])" office:value-type="float" office:value="6.78243529223211" calcext:value-type="float">
            <text:p>6.7824352922</text:p>
          </table:table-cell>
          <table:table-cell table:formula="of:=['Limacon trisection'.C122]*COS(['Limacon trisection'.B122])" office:value-type="float" office:value="6.2905624414624" calcext:value-type="float">
            <text:p>6.2905624415</text:p>
          </table:table-cell>
          <table:table-cell table:formula="of:=['Limacon trisection'.C122]*SIN(['Limacon trisection'.B122])" office:value-type="float" office:value="-2.53579428648663" calcext:value-type="float">
            <text:p>-2.5357942865</text:p>
          </table:table-cell>
        </table:table-row>
        <table:table-row table:style-name="ro1">
          <table:table-cell/>
          <table:table-cell office:value-type="float" office:value="5.95" calcext:value-type="float">
            <text:p>5.95</text:p>
          </table:table-cell>
          <table:table-cell table:formula="of:=['Limacon trisection'.$C$2]+['Limacon trisection'.$C$3]*COS(['Limacon trisection'.B123])" office:value-type="float" office:value="6.83501610800268" calcext:value-type="float">
            <text:p>6.835016108</text:p>
          </table:table-cell>
          <table:table-cell table:formula="of:=['Limacon trisection'.C123]*COS(['Limacon trisection'.B123])" office:value-type="float" office:value="6.45912692154847" calcext:value-type="float">
            <text:p>6.4591269215</text:p>
          </table:table-cell>
          <table:table-cell table:formula="of:=['Limacon trisection'.C123]*SIN(['Limacon trisection'.B123])" office:value-type="float" office:value="-2.23542492783451" calcext:value-type="float">
            <text:p>-2.235424927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'Limacon trisection'.$C$2]+['Limacon trisection'.$C$3]*COS(['Limacon trisection'.B124])" office:value-type="float" office:value="6.8805108599511" calcext:value-type="float">
            <text:p>6.88051086</text:p>
          </table:table-cell>
          <table:table-cell table:formula="of:=['Limacon trisection'.C124]*COS(['Limacon trisection'.B124])" office:value-type="float" office:value="6.6064620847002" calcext:value-type="float">
            <text:p>6.6064620847</text:p>
          </table:table-cell>
          <table:table-cell table:formula="of:=['Limacon trisection'.C124]*SIN(['Limacon trisection'.B124])" office:value-type="float" office:value="-1.92252136979636" calcext:value-type="float">
            <text:p>-1.9225213698</text:p>
          </table:table-cell>
        </table:table-row>
        <table:table-row table:style-name="ro1">
          <table:table-cell/>
          <table:table-cell office:value-type="float" office:value="6.05" calcext:value-type="float">
            <text:p>6.05</text:p>
          </table:table-cell>
          <table:table-cell table:formula="of:=['Limacon trisection'.$C$2]+['Limacon trisection'.$C$3]*COS(['Limacon trisection'.B125])" office:value-type="float" office:value="6.91880583489069" calcext:value-type="float">
            <text:p>6.9188058349</text:p>
          </table:table-cell>
          <table:table-cell table:formula="of:=['Limacon trisection'.C125]*COS(['Limacon trisection'.B125])" office:value-type="float" office:value="6.73155028045157" calcext:value-type="float">
            <text:p>6.7315502805</text:p>
          </table:table-cell>
          <table:table-cell table:formula="of:=['Limacon trisection'.C125]*SIN(['Limacon trisection'.B125])" office:value-type="float" office:value="-1.59878234999947" calcext:value-type="float">
            <text:p>-1.59878235</text:p>
          </table:table-cell>
        </table:table-row>
        <table:table-row table:style-name="ro1">
          <table:table-cell/>
          <table:table-cell office:value-type="float" office:value="6.1" calcext:value-type="float">
            <text:p>6.1</text:p>
          </table:table-cell>
          <table:table-cell table:formula="of:=['Limacon trisection'.$C$2]+['Limacon trisection'.$C$3]*COS(['Limacon trisection'.B126])" office:value-type="float" office:value="6.94980531532775" calcext:value-type="float">
            <text:p>6.9498053153</text:p>
          </table:table-cell>
          <table:table-cell table:formula="of:=['Limacon trisection'.C126]*COS(['Limacon trisection'.B126])" office:value-type="float" office:value="6.83352421988229" calcext:value-type="float">
            <text:p>6.8335242199</text:p>
          </table:table-cell>
          <table:table-cell table:formula="of:=['Limacon trisection'.C126]*SIN(['Limacon trisection'.B126])" office:value-type="float" office:value="-1.26599394044363" calcext:value-type="float">
            <text:p>-1.2659939404</text:p>
          </table:table-cell>
        </table:table-row>
        <table:table-row table:style-name="ro1">
          <table:table-cell/>
          <table:table-cell office:value-type="float" office:value="6.15" calcext:value-type="float">
            <text:p>6.15</text:p>
          </table:table-cell>
          <table:table-cell table:formula="of:=['Limacon trisection'.$C$2]+['Limacon trisection'.$C$3]*COS(['Limacon trisection'.B127])" office:value-type="float" office:value="6.97343181870541" calcext:value-type="float">
            <text:p>6.9734318187</text:p>
          </table:table-cell>
          <table:table-cell table:formula="of:=['Limacon trisection'.C127]*COS(['Limacon trisection'.B127])" office:value-type="float" office:value="6.91167468510379" calcext:value-type="float">
            <text:p>6.9116746851</text:p>
          </table:table-cell>
          <table:table-cell table:formula="of:=['Limacon trisection'.C127]*SIN(['Limacon trisection'.B127])" office:value-type="float" office:value="-0.926015322458768" calcext:value-type="float">
            <text:p>-0.9260153225</text:p>
          </table:table-cell>
        </table:table-row>
        <table:table-row table:style-name="ro1">
          <table:table-cell/>
          <table:table-cell office:value-type="float" office:value="6.2" calcext:value-type="float">
            <text:p>6.2</text:p>
          </table:table-cell>
          <table:table-cell table:formula="of:=['Limacon trisection'.$C$2]+['Limacon trisection'.$C$3]*COS(['Limacon trisection'.B128])" office:value-type="float" office:value="6.98962629106965" calcext:value-type="float">
            <text:p>6.9896262911</text:p>
          </table:table-cell>
          <table:table-cell table:formula="of:=['Limacon trisection'.C128]*COS(['Limacon trisection'.B128])" office:value-type="float" office:value="6.96545684151117" calcext:value-type="float">
            <text:p>6.9654568415</text:p>
          </table:table-cell>
          <table:table-cell table:formula="of:=['Limacon trisection'.C128]*SIN(['Limacon trisection'.B128])" office:value-type="float" office:value="-0.58076387444245" calcext:value-type="float">
            <text:p>-0.5807638744</text:p>
          </table:table-cell>
        </table:table-row>
        <table:table-row table:style-name="ro1">
          <table:table-cell/>
          <table:table-cell office:value-type="float" office:value="6.25" calcext:value-type="float">
            <text:p>6.25</text:p>
          </table:table-cell>
          <table:table-cell table:formula="of:=['Limacon trisection'.$C$2]+['Limacon trisection'.$C$3]*COS(['Limacon trisection'.B129])" office:value-type="float" office:value="6.9983482546735" calcext:value-type="float">
            <text:p>6.9983482547</text:p>
          </table:table-cell>
          <table:table-cell table:formula="of:=['Limacon trisection'.C129]*COS(['Limacon trisection'.B129])" office:value-type="float" office:value="6.99449509166587" calcext:value-type="float">
            <text:p>6.9944950917</text:p>
          </table:table-cell>
          <table:table-cell table:formula="of:=['Limacon trisection'.C129]*SIN(['Limacon trisection'.B129])" office:value-type="float" office:value="-0.232199712217028" calcext:value-type="float">
            <text:p>-0.2321997122</text:p>
          </table:table-cell>
        </table:table-row>
        <table:table-row table:style-name="ro1">
          <table:table-cell/>
          <table:table-cell office:value-type="float" office:value="6.3" calcext:value-type="float">
            <text:p>6.3</text:p>
          </table:table-cell>
          <table:table-cell table:formula="of:=['Limacon trisection'.$C$2]+['Limacon trisection'.$C$3]*COS(['Limacon trisection'.B130])" office:value-type="float" office:value="6.99957590915025" calcext:value-type="float">
            <text:p>6.9995759092</text:p>
          </table:table-cell>
          <table:table-cell table:formula="of:=['Limacon trisection'.C130]*COS(['Limacon trisection'.B130])" office:value-type="float" office:value="6.99858642378517" calcext:value-type="float">
            <text:p>6.9985864238</text:p>
          </table:table-cell>
          <table:table-cell table:formula="of:=['Limacon trisection'.C130]*SIN(['Limacon trisection'.B130])" office:value-type="float" office:value="0.117690172769104" calcext:value-type="float">
            <text:p>0.1176901728</text:p>
          </table:table-cell>
        </table:table-row>
        <table:table-row table:style-name="ro1">
          <table:table-cell/>
          <table:table-cell office:value-type="float" office:value="6.35" calcext:value-type="float">
            <text:p>6.35</text:p>
          </table:table-cell>
          <table:table-cell table:formula="of:=['Limacon trisection'.$C$2]+['Limacon trisection'.$C$3]*COS(['Limacon trisection'.B131])" office:value-type="float" office:value="6.99330618600305" calcext:value-type="float">
            <text:p>6.993306186</text:p>
          </table:table-cell>
          <table:table-cell table:formula="of:=['Limacon trisection'.C131]*COS(['Limacon trisection'.B131])" office:value-type="float" office:value="6.97770222239212" calcext:value-type="float">
            <text:p>6.9777022224</text:p>
          </table:table-cell>
          <table:table-cell table:formula="of:=['Limacon trisection'.C131]*SIN(['Limacon trisection'.B131])" office:value-type="float" office:value="0.466908028216135" calcext:value-type="float">
            <text:p>0.4669080282</text:p>
          </table:table-cell>
        </table:table-row>
        <table:table-row table:style-name="ro1">
          <table:table-cell/>
          <table:table-cell office:value-type="float" office:value="6.4" calcext:value-type="float">
            <text:p>6.4</text:p>
          </table:table-cell>
          <table:table-cell table:formula="of:=['Limacon trisection'.$C$2]+['Limacon trisection'.$C$3]*COS(['Limacon trisection'.B132])" office:value-type="float" office:value="6.97955475627458" calcext:value-type="float">
            <text:p>6.9795547563</text:p>
          </table:table-cell>
          <table:table-cell table:formula="of:=['Limacon trisection'.C132]*COS(['Limacon trisection'.B132])" office:value-type="float" office:value="6.93198852357892" calcext:value-type="float">
            <text:p>6.9319885236</text:p>
          </table:table-cell>
          <table:table-cell table:formula="of:=['Limacon trisection'.C132]*SIN(['Limacon trisection'.B132])" office:value-type="float" office:value="0.813461557054283" calcext:value-type="float">
            <text:p>0.8134615571</text:p>
          </table:table-cell>
        </table:table-row>
        <table:table-row table:style-name="ro1">
          <table:table-cell/>
          <table:table-cell office:value-type="float" office:value="6.45" calcext:value-type="float">
            <text:p>6.45</text:p>
          </table:table-cell>
          <table:table-cell table:formula="of:=['Limacon trisection'.$C$2]+['Limacon trisection'.$C$3]*COS(['Limacon trisection'.B133])" office:value-type="float" office:value="6.95835599137754" calcext:value-type="float">
            <text:p>6.9583559914</text:p>
          </table:table-cell>
          <table:table-cell table:formula="of:=['Limacon trisection'.C133]*COS(['Limacon trisection'.B133])" office:value-type="float" office:value="6.86176471240984" calcext:value-type="float">
            <text:p>6.8617647124</text:p>
          </table:table-cell>
          <table:table-cell table:formula="of:=['Limacon trisection'.C133]*SIN(['Limacon trisection'.B133])" office:value-type="float" office:value="1.15538008216637" calcext:value-type="float">
            <text:p>1.1553800822</text:p>
          </table:table-cell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table:formula="of:=['Limacon trisection'.$C$2]+['Limacon trisection'.$C$3]*COS(['Limacon trisection'.B134])" office:value-type="float" office:value="6.92976287718407" calcext:value-type="float">
            <text:p>6.9297628772</text:p>
          </table:table-cell>
          <table:table-cell table:formula="of:=['Limacon trisection'.C134]*COS(['Limacon trisection'.B134])" office:value-type="float" office:value="6.76752067508739" calcext:value-type="float">
            <text:p>6.7675206751</text:p>
          </table:table-cell>
          <table:table-cell table:formula="of:=['Limacon trisection'.C134]*SIN(['Limacon trisection'.B134])" office:value-type="float" office:value="1.49073050759122" calcext:value-type="float">
            <text:p>1.4907305076</text:p>
          </table:table-cell>
        </table:table-row>
        <table:table-row table:style-name="ro1">
          <table:table-cell/>
          <table:table-cell office:value-type="float" office:value="6.55" calcext:value-type="float">
            <text:p>6.55</text:p>
          </table:table-cell>
          <table:table-cell table:formula="of:=['Limacon trisection'.$C$2]+['Limacon trisection'.$C$3]*COS(['Limacon trisection'.B135])" office:value-type="float" office:value="6.89384688158865" calcext:value-type="float">
            <text:p>6.8938468816</text:p>
          </table:table-cell>
          <table:table-cell table:formula="of:=['Limacon trisection'.C135]*COS(['Limacon trisection'.B135])" office:value-type="float" office:value="6.64991243347833" calcext:value-type="float">
            <text:p>6.6499124335</text:p>
          </table:table-cell>
          <table:table-cell table:formula="of:=['Limacon trisection'.C135]*SIN(['Limacon trisection'.B135])" office:value-type="float" office:value="1.81763292604967" calcext:value-type="float">
            <text:p>1.817632926</text:p>
          </table:table-cell>
        </table:table-row>
        <table:table-row table:style-name="ro1">
          <table:table-cell/>
          <table:table-cell office:value-type="float" office:value="6.6" calcext:value-type="float">
            <text:p>6.6</text:p>
          </table:table-cell>
          <table:table-cell table:formula="of:=['Limacon trisection'.$C$2]+['Limacon trisection'.$C$3]*COS(['Limacon trisection'.B136])" office:value-type="float" office:value="6.85069777587559" calcext:value-type="float">
            <text:p>6.8506977759</text:p>
          </table:table-cell>
          <table:table-cell table:formula="of:=['Limacon trisection'.C136]*COS(['Limacon trisection'.B136])" office:value-type="float" office:value="6.5097563042948" calcext:value-type="float">
            <text:p>6.5097563043</text:p>
          </table:table-cell>
          <table:table-cell table:formula="of:=['Limacon trisection'.C136]*SIN(['Limacon trisection'.B136])" office:value-type="float" office:value="2.13427572611435" calcext:value-type="float">
            <text:p>2.1342757261</text:p>
          </table:table-cell>
        </table:table-row>
        <table:table-row table:style-name="ro1">
          <table:table-cell/>
          <table:table-cell office:value-type="float" office:value="6.65" calcext:value-type="float">
            <text:p>6.65</text:p>
          </table:table-cell>
          <table:table-cell table:formula="of:=['Limacon trisection'.$C$2]+['Limacon trisection'.$C$3]*COS(['Limacon trisection'.B137])" office:value-type="float" office:value="6.80042341033754" calcext:value-type="float">
            <text:p>6.8004234103</text:p>
          </table:table-cell>
          <table:table-cell table:formula="of:=['Limacon trisection'.C137]*COS(['Limacon trisection'.B137])" office:value-type="float" office:value="6.34802163950555" calcext:value-type="float">
            <text:p>6.3480216395</text:p>
          </table:table-cell>
          <table:table-cell table:formula="of:=['Limacon trisection'.C137]*SIN(['Limacon trisection'.B137])" office:value-type="float" office:value="2.4389300572661" calcext:value-type="float">
            <text:p>2.4389300573</text:p>
          </table:table-cell>
        </table:table-row>
        <table:table-row table:style-name="ro1">
          <table:table-cell/>
          <table:table-cell office:value-type="float" office:value="6.7" calcext:value-type="float">
            <text:p>6.7</text:p>
          </table:table-cell>
          <table:table-cell table:formula="of:=['Limacon trisection'.$C$2]+['Limacon trisection'.$C$3]*COS(['Limacon trisection'.B138])" office:value-type="float" office:value="6.74314944470596" calcext:value-type="float">
            <text:p>6.7431494447</text:p>
          </table:table-cell>
          <table:table-cell table:formula="of:=['Limacon trisection'.C138]*COS(['Limacon trisection'.B138])" office:value-type="float" office:value="6.16582221827148" calcext:value-type="float">
            <text:p>6.1658222183</text:p>
          </table:table-cell>
          <table:table-cell table:formula="of:=['Limacon trisection'.C138]*SIN(['Limacon trisection'.B138])" office:value-type="float" office:value="2.72996351739507" calcext:value-type="float">
            <text:p>2.7299635174</text:p>
          </table:table-cell>
        </table:table-row>
        <table:table-row table:style-name="ro1">
          <table:table-cell/>
          <table:table-cell office:value-type="float" office:value="6.75" calcext:value-type="float">
            <text:p>6.75</text:p>
          </table:table-cell>
          <table:table-cell table:formula="of:=['Limacon trisection'.$C$2]+['Limacon trisection'.$C$3]*COS(['Limacon trisection'.B139])" office:value-type="float" office:value="6.67901903406723" calcext:value-type="float">
            <text:p>6.6790190341</text:p>
          </table:table-cell>
          <table:table-cell table:formula="of:=['Limacon trisection'.C139]*COS(['Limacon trisection'.B139])" office:value-type="float" office:value="5.96440637372115" calcext:value-type="float">
            <text:p>5.9644063737</text:p>
          </table:table-cell>
          <table:table-cell table:formula="of:=['Limacon trisection'.C139]*SIN(['Limacon trisection'.B139])" office:value-type="float" office:value="3.0058529349499" calcext:value-type="float">
            <text:p>3.0058529349</text:p>
          </table:table-cell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formula="of:=['Limacon trisection'.$C$2]+['Limacon trisection'.$C$3]*COS(['Limacon trisection'.B140])" office:value-type="float" office:value="6.60819247104948" calcext:value-type="float">
            <text:p>6.608192471</text:p>
          </table:table-cell>
          <table:table-cell table:formula="of:=['Limacon trisection'.C140]*COS(['Limacon trisection'.B140])" office:value-type="float" office:value="5.74514595007902" calcext:value-type="float">
            <text:p>5.7451459501</text:p>
          </table:table-cell>
          <table:table-cell table:formula="of:=['Limacon trisection'.C140]*SIN(['Limacon trisection'.B140])" office:value-type="float" office:value="3.26519612683918" calcext:value-type="float">
            <text:p>3.2651961268</text:p>
          </table:table-cell>
        </table:table-row>
        <table:table-row table:style-name="ro1">
          <table:table-cell/>
          <table:table-cell office:value-type="float" office:value="6.85" calcext:value-type="float">
            <text:p>6.85</text:p>
          </table:table-cell>
          <table:table-cell table:formula="of:=['Limacon trisection'.$C$2]+['Limacon trisection'.$C$3]*COS(['Limacon trisection'.B141])" office:value-type="float" office:value="6.53084678517448" calcext:value-type="float">
            <text:p>6.5308467852</text:p>
          </table:table-cell>
          <table:table-cell table:formula="of:=['Limacon trisection'.C141]*COS(['Limacon trisection'.B141])" office:value-type="float" office:value="5.50952419690864" calcext:value-type="float">
            <text:p>5.5095241969</text:p>
          </table:table-cell>
          <table:table-cell table:formula="of:=['Limacon trisection'.C141]*SIN(['Limacon trisection'.B141])" office:value-type="float" office:value="3.50672252325474" calcext:value-type="float">
            <text:p>3.5067225233</text:p>
          </table:table-cell>
        </table:table-row>
        <table:table-row table:style-name="ro1">
          <table:table-cell/>
          <table:table-cell office:value-type="float" office:value="6.9" calcext:value-type="float">
            <text:p>6.9</text:p>
          </table:table-cell>
          <table:table-cell table:formula="of:=['Limacon trisection'.$C$2]+['Limacon trisection'.$C$3]*COS(['Limacon trisection'.B142])" office:value-type="float" office:value="6.44717530037607" calcext:value-type="float">
            <text:p>6.4471753004</text:p>
          </table:table-cell>
          <table:table-cell table:formula="of:=['Limacon trisection'.C142]*COS(['Limacon trisection'.B142])" office:value-type="float" office:value="5.259122717425" calcext:value-type="float">
            <text:p>5.2591227174</text:p>
          </table:table-cell>
          <table:table-cell table:formula="of:=['Limacon trisection'.C142]*SIN(['Limacon trisection'.B142])" office:value-type="float" office:value="3.72930256171896" calcext:value-type="float">
            <text:p>3.7293025617</text:p>
          </table:table-cell>
        </table:table-row>
        <table:table-row table:style-name="ro1">
          <table:table-cell/>
          <table:table-cell office:value-type="float" office:value="6.95" calcext:value-type="float">
            <text:p>6.95</text:p>
          </table:table-cell>
          <table:table-cell table:formula="of:=['Limacon trisection'.$C$2]+['Limacon trisection'.$C$3]*COS(['Limacon trisection'.B143])" office:value-type="float" office:value="6.35738715179098" calcext:value-type="float">
            <text:p>6.3573871518</text:p>
          </table:table-cell>
          <table:table-cell table:formula="of:=['Limacon trisection'.C143]*COS(['Limacon trisection'.B143])" office:value-type="float" office:value="4.99560759686438" calcext:value-type="float">
            <text:p>4.9956075969</text:p>
          </table:table-cell>
          <table:table-cell table:formula="of:=['Limacon trisection'.C143]*SIN(['Limacon trisection'.B143])" office:value-type="float" office:value="3.93195576474456" calcext:value-type="float">
            <text:p>3.931955764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'Limacon trisection'.$C$2]+['Limacon trisection'.$C$3]*COS(['Limacon trisection'.B144])" office:value-type="float" office:value="6.26170676302991" calcext:value-type="float">
            <text:p>6.261706763</text:p>
          </table:table-cell>
          <table:table-cell table:formula="of:=['Limacon trisection'.C144]*COS(['Limacon trisection'.B144])" office:value-type="float" office:value="4.72071484468497" calcext:value-type="float">
            <text:p>4.7207148447</text:p>
          </table:table-cell>
          <table:table-cell table:formula="of:=['Limacon trisection'.C144]*SIN(['Limacon trisection'.B144])" office:value-type="float" office:value="4.11385742841746" calcext:value-type="float">
            <text:p>4.1138574284</text:p>
          </table:table-cell>
        </table:table-row>
        <table:table-row table:style-name="ro1">
          <table:table-cell/>
          <table:table-cell office:value-type="float" office:value="7.05" calcext:value-type="float">
            <text:p>7.05</text:p>
          </table:table-cell>
          <table:table-cell table:formula="of:=['Limacon trisection'.$C$2]+['Limacon trisection'.$C$3]*COS(['Limacon trisection'.B145])" office:value-type="float" office:value="6.16037328523538" calcext:value-type="float">
            <text:p>6.1603732852</text:p>
          </table:table-cell>
          <table:table-cell table:formula="of:=['Limacon trisection'.C145]*COS(['Limacon trisection'.B145])" office:value-type="float" office:value="4.43623529083342" calcext:value-type="float">
            <text:p>4.4362352908</text:p>
          </table:table-cell>
          <table:table-cell table:formula="of:=['Limacon trisection'.C145]*SIN(['Limacon trisection'.B145])" office:value-type="float" office:value="4.27434386284093" calcext:value-type="float">
            <text:p>4.2743438628</text:p>
          </table:table-cell>
        </table:table-row>
        <table:table-row table:style-name="ro1">
          <table:table-cell/>
          <table:table-cell office:value-type="float" office:value="7.1" calcext:value-type="float">
            <text:p>7.1</text:p>
          </table:table-cell>
          <table:table-cell table:formula="of:=['Limacon trisection'.$C$2]+['Limacon trisection'.$C$3]*COS(['Limacon trisection'.B146])" office:value-type="float" office:value="6.05363999932842" calcext:value-type="float">
            <text:p>6.0536399993</text:p>
          </table:table-cell>
          <table:table-cell table:formula="of:=['Limacon trisection'.C146]*COS(['Limacon trisection'.B146])" office:value-type="float" office:value="4.1439990813851" calcext:value-type="float">
            <text:p>4.1439990814</text:p>
          </table:table-cell>
          <table:table-cell table:formula="of:=['Limacon trisection'.C146]*SIN(['Limacon trisection'.B146])" office:value-type="float" office:value="4.41291613957805" calcext:value-type="float">
            <text:p>4.4129161396</text:p>
          </table:table-cell>
        </table:table-row>
        <table:table-row table:style-name="ro1">
          <table:table-cell/>
          <table:table-cell office:value-type="float" office:value="7.15" calcext:value-type="float">
            <text:p>7.15</text:p>
          </table:table-cell>
          <table:table-cell table:formula="of:=['Limacon trisection'.$C$2]+['Limacon trisection'.$C$3]*COS(['Limacon trisection'.B147])" office:value-type="float" office:value="5.94177368293817" calcext:value-type="float">
            <text:p>5.9417736829</text:p>
          </table:table-cell>
          <table:table-cell table:formula="of:=['Limacon trisection'.C147]*COS(['Limacon trisection'.B147])" office:value-type="float" office:value="3.84585992250132" calcext:value-type="float">
            <text:p>3.8458599225</text:p>
          </table:table-cell>
          <table:table-cell table:formula="of:=['Limacon trisection'.C147]*SIN(['Limacon trisection'.B147])" office:value-type="float" office:value="4.52924231585757" calcext:value-type="float">
            <text:p>4.5292423159</text:p>
          </table:table-cell>
        </table:table-row>
        <table:table-row table:style-name="ro1">
          <table:table-cell/>
          <table:table-cell office:value-type="float" office:value="7.2" calcext:value-type="float">
            <text:p>7.2</text:p>
          </table:table-cell>
          <table:table-cell table:formula="of:=['Limacon trisection'.$C$2]+['Limacon trisection'.$C$3]*COS(['Limacon trisection'.B148])" office:value-type="float" office:value="5.82505394359676" calcext:value-type="float">
            <text:p>5.8250539436</text:p>
          </table:table-cell>
          <table:table-cell table:formula="of:=['Limacon trisection'.C148]*COS(['Limacon trisection'.B148])" office:value-type="float" office:value="3.54367922380838" calcext:value-type="float">
            <text:p>3.5436792238</text:p>
          </table:table-cell>
          <table:table-cell table:formula="of:=['Limacon trisection'.C148]*SIN(['Limacon trisection'.B148])" office:value-type="float" office:value="4.62315812022053" calcext:value-type="float">
            <text:p>4.6231581202</text:p>
          </table:table-cell>
        </table:table-row>
        <table:table-row table:style-name="ro1">
          <table:table-cell/>
          <table:table-cell office:value-type="float" office:value="7.25" calcext:value-type="float">
            <text:p>7.25</text:p>
          </table:table-cell>
          <table:table-cell table:formula="of:=['Limacon trisection'.$C$2]+['Limacon trisection'.$C$3]*COS(['Limacon trisection'.B149])" office:value-type="float" office:value="5.70377251986608" calcext:value-type="float">
            <text:p>5.7037725199</text:p>
          </table:table-cell>
          <table:table-cell table:formula="of:=['Limacon trisection'.C149]*COS(['Limacon trisection'.B149])" office:value-type="float" office:value="3.23931029297172" calcext:value-type="float">
            <text:p>3.239310293</text:p>
          </table:table-cell>
          <table:table-cell table:formula="of:=['Limacon trisection'.C149]*SIN(['Limacon trisection'.B149])" office:value-type="float" office:value="4.69466609933305" calcext:value-type="float">
            <text:p>4.6946660993</text:p>
          </table:table-cell>
        </table:table-row>
        <table:table-row table:style-name="ro1">
          <table:table-cell/>
          <table:table-cell office:value-type="float" office:value="7.3" calcext:value-type="float">
            <text:p>7.3</text:p>
          </table:table-cell>
          <table:table-cell table:formula="of:=['Limacon trisection'.$C$2]+['Limacon trisection'.$C$3]*COS(['Limacon trisection'.B150])" office:value-type="float" office:value="5.57823255214332" calcext:value-type="float">
            <text:p>5.5782325521</text:p>
          </table:table-cell>
          <table:table-cell table:formula="of:=['Limacon trisection'.C150]*COS(['Limacon trisection'.B150])" office:value-type="float" office:value="2.93458273240602" calcext:value-type="float">
            <text:p>2.9345827324</text:p>
          </table:table-cell>
          <table:table-cell table:formula="of:=['Limacon trisection'.C150]*SIN(['Limacon trisection'.B150])" office:value-type="float" office:value="4.74393324072501" calcext:value-type="float">
            <text:p>4.7439332407</text:p>
          </table:table-cell>
        </table:table-row>
        <table:table-row table:style-name="ro1">
          <table:table-cell/>
          <table:table-cell office:value-type="float" office:value="7.35" calcext:value-type="float">
            <text:p>7.35</text:p>
          </table:table-cell>
          <table:table-cell table:formula="of:=['Limacon trisection'.$C$2]+['Limacon trisection'.$C$3]*COS(['Limacon trisection'.B151])" office:value-type="float" office:value="5.44874782496781" calcext:value-type="float">
            <text:p>5.448747825</text:p>
          </table:table-cell>
          <table:table-cell table:formula="of:=['Limacon trisection'.C151]*COS(['Limacon trisection'.B151])" office:value-type="float" office:value="2.63128718674007" calcext:value-type="float">
            <text:p>2.6312871867</text:p>
          </table:table-cell>
          <table:table-cell table:formula="of:=['Limacon trisection'.C151]*SIN(['Limacon trisection'.B151])" office:value-type="float" office:value="4.77128710108593" calcext:value-type="float">
            <text:p>4.7712871011</text:p>
          </table:table-cell>
        </table:table-row>
        <table:table-row table:style-name="ro1">
          <table:table-cell/>
          <table:table-cell office:value-type="float" office:value="7.4" calcext:value-type="float">
            <text:p>7.4</text:p>
          </table:table-cell>
          <table:table-cell table:formula="of:=['Limacon trisection'.$C$2]+['Limacon trisection'.$C$3]*COS(['Limacon trisection'.B152])" office:value-type="float" office:value="5.31564198272317" calcext:value-type="float">
            <text:p>5.3156419827</text:p>
          </table:table-cell>
          <table:table-cell table:formula="of:=['Limacon trisection'.C152]*COS(['Limacon trisection'.B152])" office:value-type="float" office:value="2.33116058586548" calcext:value-type="float">
            <text:p>2.3311605859</text:p>
          </table:table-cell>
          <table:table-cell table:formula="of:=['Limacon trisection'.C152]*SIN(['Limacon trisection'.B152])" office:value-type="float" office:value="4.77721048430948" calcext:value-type="float">
            <text:p>4.7772104843</text:p>
          </table:table-cell>
        </table:table-row>
        <table:table-row table:style-name="ro1">
          <table:table-cell/>
          <table:table-cell office:value-type="float" office:value="7.45" calcext:value-type="float">
            <text:p>7.45</text:p>
          </table:table-cell>
          <table:table-cell table:formula="of:=['Limacon trisection'.$C$2]+['Limacon trisection'.$C$3]*COS(['Limacon trisection'.B153])" office:value-type="float" office:value="5.17924772069482" calcext:value-type="float">
            <text:p>5.1792477207</text:p>
          </table:table-cell>
          <table:table-cell table:formula="of:=['Limacon trisection'.C153]*COS(['Limacon trisection'.B153])" office:value-type="float" office:value="2.03587202318107" calcext:value-type="float">
            <text:p>2.0358720232</text:p>
          </table:table-cell>
          <table:table-cell table:formula="of:=['Limacon trisection'.C153]*SIN(['Limacon trisection'.B153])" office:value-type="float" office:value="4.76233472758385" calcext:value-type="float">
            <text:p>4.7623347276</text:p>
          </table:table-cell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table:formula="of:=['Limacon trisection'.$C$2]+['Limacon trisection'.$C$3]*COS(['Limacon trisection'.B154])" office:value-type="float" office:value="5.03990595350508" calcext:value-type="float">
            <text:p>5.0399059535</text:p>
          </table:table-cell>
          <table:table-cell table:formula="of:=['Limacon trisection'.C154]*COS(['Limacon trisection'.B154])" office:value-type="float" office:value="1.74700940205187" calcext:value-type="float">
            <text:p>1.7470094021</text:p>
          </table:table-cell>
          <table:table-cell table:formula="of:=['Limacon trisection'.C154]*SIN(['Limacon trisection'.B154])" office:value-type="float" office:value="4.72743166733463" calcext:value-type="float">
            <text:p>4.7274316673</text:p>
          </table:table-cell>
        </table:table-row>
        <table:table-row table:style-name="ro1">
          <table:table-cell/>
          <table:table-cell office:value-type="float" office:value="7.55" calcext:value-type="float">
            <text:p>7.55</text:p>
          </table:table-cell>
          <table:table-cell table:formula="of:=['Limacon trisection'.$C$2]+['Limacon trisection'.$C$3]*COS(['Limacon trisection'.B155])" office:value-type="float" office:value="4.89796496300412" calcext:value-type="float">
            <text:p>4.897964963</text:p>
          </table:table-cell>
          <table:table-cell table:formula="of:=['Limacon trisection'.C155]*COS(['Limacon trisection'.B155])" office:value-type="float" office:value="1.46606697559983" calcext:value-type="float">
            <text:p>1.4660669756</text:p>
          </table:table-cell>
          <table:table-cell table:formula="of:=['Limacon trisection'.C155]*SIN(['Limacon trisection'.B155])" office:value-type="float" office:value="4.67340436960804" calcext:value-type="float">
            <text:p>4.6734043696</text:p>
          </table:table-cell>
        </table:table-row>
        <table:table-row table:style-name="ro1">
          <table:table-cell/>
          <table:table-cell office:value-type="float" office:value="7.6" calcext:value-type="float">
            <text:p>7.6</text:p>
          </table:table-cell>
          <table:table-cell table:formula="of:=['Limacon trisection'.$C$2]+['Limacon trisection'.$C$3]*COS(['Limacon trisection'.B156])" office:value-type="float" office:value="4.75377952774677" calcext:value-type="float">
            <text:p>4.7537795277</text:p>
          </table:table-cell>
          <table:table-cell table:formula="of:=['Limacon trisection'.C156]*COS(['Limacon trisection'.B156])" office:value-type="float" office:value="1.1944338958124" calcext:value-type="float">
            <text:p>1.1944338958</text:p>
          </table:table-cell>
          <table:table-cell table:formula="of:=['Limacon trisection'.C156]*SIN(['Limacon trisection'.B156])" office:value-type="float" office:value="4.60127672140665" calcext:value-type="float">
            <text:p>4.6012767214</text:p>
          </table:table-cell>
        </table:table-row>
        <table:table-row table:style-name="ro1">
          <table:table-cell/>
          <table:table-cell office:value-type="float" office:value="7.65" calcext:value-type="float">
            <text:p>7.65</text:p>
          </table:table-cell>
          <table:table-cell table:formula="of:=['Limacon trisection'.$C$2]+['Limacon trisection'.$C$3]*COS(['Limacon trisection'.B157])" office:value-type="float" office:value="4.60771003623083" calcext:value-type="float">
            <text:p>4.6077100362</text:p>
          </table:table-cell>
          <table:table-cell table:formula="of:=['Limacon trisection'.C157]*COS(['Limacon trisection'.B157])" office:value-type="float" office:value="0.933383877686337" calcext:value-type="float">
            <text:p>0.9333838777</text:p>
          </table:table-cell>
          <table:table-cell table:formula="of:=['Limacon trisection'.C157]*SIN(['Limacon trisection'.B157])" office:value-type="float" office:value="4.51218199044072" calcext:value-type="float">
            <text:p>4.5121819904</text:p>
          </table:table-cell>
        </table:table-row>
        <table:table-row table:style-name="ro1">
          <table:table-cell/>
          <table:table-cell office:value-type="float" office:value="7.7" calcext:value-type="float">
            <text:p>7.7</text:p>
          </table:table-cell>
          <table:table-cell table:formula="of:=['Limacon trisection'.$C$2]+['Limacon trisection'.$C$3]*COS(['Limacon trisection'.B158])" office:value-type="float" office:value="4.46012158611359" calcext:value-type="float">
            <text:p>4.4601215861</text:p>
          </table:table-cell>
          <table:table-cell table:formula="of:=['Limacon trisection'.C158]*COS(['Limacon trisection'.B158])" office:value-type="float" office:value="0.684066072820687" calcext:value-type="float">
            <text:p>0.6840660728</text:p>
          </table:table-cell>
          <table:table-cell table:formula="of:=['Limacon trisection'.C158]*SIN(['Limacon trisection'.B158])" office:value-type="float" office:value="4.40735047062656" calcext:value-type="float">
            <text:p>4.4073504706</text:p>
          </table:table-cell>
        </table:table-row>
        <table:table-row table:style-name="ro1">
          <table:table-cell/>
          <table:table-cell office:value-type="float" office:value="7.75" calcext:value-type="float">
            <text:p>7.75</text:p>
          </table:table-cell>
          <table:table-cell table:formula="of:=['Limacon trisection'.$C$2]+['Limacon trisection'.$C$3]*COS(['Limacon trisection'.B159])" office:value-type="float" office:value="4.31138307165776" calcext:value-type="float">
            <text:p>4.3113830717</text:p>
          </table:table-cell>
          <table:table-cell table:formula="of:=['Limacon trisection'.C159]*COS(['Limacon trisection'.B159])" office:value-type="float" office:value="0.447497234648686" calcext:value-type="float">
            <text:p>0.4474972346</text:p>
          </table:table-cell>
          <table:table-cell table:formula="of:=['Limacon trisection'.C159]*SIN(['Limacon trisection'.B159])" office:value-type="float" office:value="4.2880963393514" calcext:value-type="float">
            <text:p>4.2880963394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 table:formula="of:=['Limacon trisection'.$C$2]+['Limacon trisection'.$C$3]*COS(['Limacon trisection'.B160])" office:value-type="float" office:value="4.16186626168795" calcext:value-type="float">
            <text:p>4.1618662617</text:p>
          </table:table-cell>
          <table:table-cell table:formula="of:=['Limacon trisection'.C160]*COS(['Limacon trisection'.B160])" office:value-type="float" office:value="0.224555244474876" calcext:value-type="float">
            <text:p>0.2245552445</text:p>
          </table:table-cell>
          <table:table-cell table:formula="of:=['Limacon trisection'.C160]*SIN(['Limacon trisection'.B160])" office:value-type="float" office:value="4.15580385994759" calcext:value-type="float">
            <text:p>4.1558038599</text:p>
          </table:table-cell>
        </table:table-row>
        <table:table-row table:style-name="ro1">
          <table:table-cell/>
          <table:table-cell office:value-type="float" office:value="7.85" calcext:value-type="float">
            <text:p>7.85</text:p>
          </table:table-cell>
          <table:table-cell table:formula="of:=['Limacon trisection'.$C$2]+['Limacon trisection'.$C$3]*COS(['Limacon trisection'.B161])" office:value-type="float" office:value="4.01194487036224" calcext:value-type="float">
            <text:p>4.0119448704</text:p>
          </table:table-cell>
          <table:table-cell table:formula="of:=['Limacon trisection'.C161]*COS(['Limacon trisection'.B161])" office:value-type="float" office:value="0.0159740537923092" calcext:value-type="float">
            <text:p>0.0159740538</text:p>
          </table:table-cell>
          <table:table-cell table:formula="of:=['Limacon trisection'.C161]*SIN(['Limacon trisection'.B161])" office:value-type="float" office:value="4.01191306890258" calcext:value-type="float">
            <text:p>4.0119130689</text:p>
          </table:table-cell>
        </table:table-row>
        <table:table-row table:style-name="ro1">
          <table:table-cell/>
          <table:table-cell office:value-type="float" office:value="7.9" calcext:value-type="float">
            <text:p>7.9</text:p>
          </table:table-cell>
          <table:table-cell table:formula="of:=['Limacon trisection'.$C$2]+['Limacon trisection'.$C$3]*COS(['Limacon trisection'.B162])" office:value-type="float" office:value="3.86199362308139" calcext:value-type="float">
            <text:p>3.8619936231</text:p>
          </table:table-cell>
          <table:table-cell table:formula="of:=['Limacon trisection'.C162]*COS(['Limacon trisection'.B162])" office:value-type="float" office:value="-0.177659915868081" calcext:value-type="float">
            <text:p>-0.1776599159</text:p>
          </table:table-cell>
          <table:table-cell table:formula="of:=['Limacon trisection'.C162]*SIN(['Limacon trisection'.B162])" office:value-type="float" office:value="3.85790509201757" calcext:value-type="float">
            <text:p>3.857905092</text:p>
          </table:table-cell>
        </table:table-row>
        <table:table-row table:style-name="ro1">
          <table:table-cell/>
          <table:table-cell office:value-type="float" office:value="7.95" calcext:value-type="float">
            <text:p>7.95</text:p>
          </table:table-cell>
          <table:table-cell table:formula="of:=['Limacon trisection'.$C$2]+['Limacon trisection'.$C$3]*COS(['Limacon trisection'.B163])" office:value-type="float" office:value="3.71238731987051" calcext:value-type="float">
            <text:p>3.7123873199</text:p>
          </table:table-cell>
          <table:table-cell table:formula="of:=['Limacon trisection'.C163]*COS(['Limacon trisection'.B163])" office:value-type="float" office:value="-0.355909888915568" calcext:value-type="float">
            <text:p>-0.3559098889</text:p>
          </table:table-cell>
          <table:table-cell table:formula="of:=['Limacon trisection'.C163]*SIN(['Limacon trisection'.B163])" office:value-type="float" office:value="3.6952872369692" calcext:value-type="float">
            <text:p>3.69528723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'Limacon trisection'.$C$2]+['Limacon trisection'.$C$3]*COS(['Limacon trisection'.B164])" office:value-type="float" office:value="3.56349989857416" calcext:value-type="float">
            <text:p>3.5634998986</text:p>
          </table:table-cell>
          <table:table-cell table:formula="of:=['Limacon trisection'.C164]*COS(['Limacon trisection'.B164])" office:value-type="float" office:value="-0.518489355719531" calcext:value-type="float">
            <text:p>-0.5184893557</text:p>
          </table:table-cell>
          <table:table-cell table:formula="of:=['Limacon trisection'.C164]*SIN(['Limacon trisection'.B164])" office:value-type="float" office:value="3.52557801149593" calcext:value-type="float">
            <text:p>3.5255780115</text:p>
          </table:table-cell>
        </table:table-row>
        <table:table-row table:style-name="ro1">
          <table:table-cell/>
          <table:table-cell office:value-type="float" office:value="8.05" calcext:value-type="float">
            <text:p>8.05</text:p>
          </table:table-cell>
          <table:table-cell table:formula="of:=['Limacon trisection'.$C$2]+['Limacon trisection'.$C$3]*COS(['Limacon trisection'.B165])" office:value-type="float" office:value="3.41570350020652" calcext:value-type="float">
            <text:p>3.4157035002</text:p>
          </table:table-cell>
          <table:table-cell table:formula="of:=['Limacon trisection'.C165]*COS(['Limacon trisection'.B165])" office:value-type="float" office:value="-0.66526119983434" calcext:value-type="float">
            <text:p>-0.6652611998</text:p>
          </table:table-cell>
          <table:table-cell table:formula="of:=['Limacon trisection'.C165]*SIN(['Limacon trisection'.B165])" office:value-type="float" office:value="3.35029221670558" calcext:value-type="float">
            <text:p>3.3502922167</text:p>
          </table:table-cell>
        </table:table-row>
        <table:table-row table:style-name="ro1">
          <table:table-cell/>
          <table:table-cell office:value-type="float" office:value="8.1" calcext:value-type="float">
            <text:p>8.1</text:p>
          </table:table-cell>
          <table:table-cell table:formula="of:=['Limacon trisection'.$C$2]+['Limacon trisection'.$C$3]*COS(['Limacon trisection'.B166])" office:value-type="float" office:value="3.26936753879263" calcext:value-type="float">
            <text:p>3.2693675388</text:p>
          </table:table-cell>
          <table:table-cell table:formula="of:=['Limacon trisection'.C166]*COS(['Limacon trisection'.B166])" office:value-type="float" office:value="-0.796235350486516" calcext:value-type="float">
            <text:p>-0.7962353505</text:p>
          </table:table-cell>
          <table:table-cell table:formula="of:=['Limacon trisection'.C166]*SIN(['Limacon trisection'.B166])" office:value-type="float" office:value="3.17092626378265" calcext:value-type="float">
            <text:p>3.1709262638</text:p>
          </table:table-cell>
        </table:table-row>
        <table:table-row table:style-name="ro1">
          <table:table-cell/>
          <table:table-cell office:value-type="float" office:value="8.15" calcext:value-type="float">
            <text:p>8.15</text:p>
          </table:table-cell>
          <table:table-cell table:formula="of:=['Limacon trisection'.$C$2]+['Limacon trisection'.$C$3]*COS(['Limacon trisection'.B167])" office:value-type="float" office:value="3.12485777802572" calcext:value-type="float">
            <text:p>3.124857778</text:p>
          </table:table-cell>
          <table:table-cell table:formula="of:=['Limacon trisection'.C167]*COS(['Limacon trisection'.B167])" office:value-type="float" office:value="-0.91156499307168" calcext:value-type="float">
            <text:p>-0.9115649931</text:p>
          </table:table-cell>
          <table:table-cell table:formula="of:=['Limacon trisection'.C167]*SIN(['Limacon trisection'.B167])" office:value-type="float" office:value="2.98894385967587" calcext:value-type="float">
            <text:p>2.9889438597</text:p>
          </table:table-cell>
        </table:table-row>
        <table:table-row table:style-name="ro1">
          <table:table-cell/>
          <table:table-cell office:value-type="float" office:value="8.2" calcext:value-type="float">
            <text:p>8.2</text:p>
          </table:table-cell>
          <table:table-cell table:formula="of:=['Limacon trisection'.$C$2]+['Limacon trisection'.$C$3]*COS(['Limacon trisection'.B168])" office:value-type="float" office:value="2.9825354170485" calcext:value-type="float">
            <text:p>2.982535417</text:p>
          </table:table-cell>
          <table:table-cell table:formula="of:=['Limacon trisection'.C168]*COS(['Limacon trisection'.B168])" office:value-type="float" office:value="-1.01154138474845" calcext:value-type="float">
            <text:p>-1.0115413847</text:p>
          </table:table-cell>
          <table:table-cell table:formula="of:=['Limacon trisection'.C168]*SIN(['Limacon trisection'.B168])" office:value-type="float" office:value="2.80576220319717" calcext:value-type="float">
            <text:p>2.8057622032</text:p>
          </table:table-cell>
        </table:table-row>
        <table:table-row table:style-name="ro1">
          <table:table-cell/>
          <table:table-cell office:value-type="float" office:value="8.25" calcext:value-type="float">
            <text:p>8.25</text:p>
          </table:table-cell>
          <table:table-cell table:formula="of:=['Limacon trisection'.$C$2]+['Limacon trisection'.$C$3]*COS(['Limacon trisection'.B169])" office:value-type="float" office:value="2.84275618764333" calcext:value-type="float">
            <text:p>2.8427561876</text:p>
          </table:table-cell>
          <table:table-cell table:formula="of:=['Limacon trisection'.C169]*COS(['Limacon trisection'.B169])" office:value-type="float" office:value="-1.09658733606296" calcext:value-type="float">
            <text:p>-1.0965873361</text:p>
          </table:table-cell>
          <table:table-cell table:formula="of:=['Limacon trisection'.C169]*SIN(['Limacon trisection'.B169])" office:value-type="float" office:value="2.62273882740368" calcext:value-type="float">
            <text:p>2.6227388274</text:p>
          </table:table-cell>
        </table:table-row>
        <table:table-row table:style-name="ro1">
          <table:table-cell/>
          <table:table-cell office:value-type="float" office:value="8.3" calcext:value-type="float">
            <text:p>8.3</text:p>
          </table:table-cell>
          <table:table-cell table:formula="of:=['Limacon trisection'.$C$2]+['Limacon trisection'.$C$3]*COS(['Limacon trisection'.B170])" office:value-type="float" office:value="2.70586946508814" calcext:value-type="float">
            <text:p>2.7058694651</text:p>
          </table:table-cell>
          <table:table-cell table:formula="of:=['Limacon trisection'.C170]*COS(['Limacon trisection'.B170])" office:value-type="float" office:value="-1.16724943275206" calcext:value-type="float">
            <text:p>-1.1672494328</text:p>
          </table:table-cell>
          <table:table-cell table:formula="of:=['Limacon trisection'.C170]*SIN(['Limacon trisection'.B170])" office:value-type="float" office:value="2.44115921722373" calcext:value-type="float">
            <text:p>2.4411592172</text:p>
          </table:table-cell>
        </table:table-row>
        <table:table-row table:style-name="ro1">
          <table:table-cell/>
          <table:table-cell office:value-type="float" office:value="8.35" calcext:value-type="float">
            <text:p>8.35</text:p>
          </table:table-cell>
          <table:table-cell table:formula="of:=['Limacon trisection'.$C$2]+['Limacon trisection'.$C$3]*COS(['Limacon trisection'.B171])" office:value-type="float" office:value="2.57221739490007" calcext:value-type="float">
            <text:p>2.5722173949</text:p>
          </table:table-cell>
          <table:table-cell table:formula="of:=['Limacon trisection'.C171]*COS(['Limacon trisection'.B171])" office:value-type="float" office:value="-1.22418908432459" calcext:value-type="float">
            <text:p>-1.2241890843</text:p>
          </table:table-cell>
          <table:table-cell table:formula="of:=['Limacon trisection'.C171]*SIN(['Limacon trisection'.B171])" office:value-type="float" office:value="2.26222532309384" calcext:value-type="float">
            <text:p>2.2622253231</text:p>
          </table:table-cell>
        </table:table-row>
        <table:table-row table:style-name="ro1">
          <table:table-cell/>
          <table:table-cell office:value-type="float" office:value="8.4" calcext:value-type="float">
            <text:p>8.4</text:p>
          </table:table-cell>
          <table:table-cell table:formula="of:=['Limacon trisection'.$C$2]+['Limacon trisection'.$C$3]*COS(['Limacon trisection'.B172])" office:value-type="float" office:value="2.44213403764994" calcext:value-type="float">
            <text:p>2.4421340376</text:p>
          </table:table-cell>
          <table:table-cell table:formula="of:=['Limacon trisection'.C172]*COS(['Limacon trisection'.B172])" office:value-type="float" office:value="-1.26817249758379" calcext:value-type="float">
            <text:p>-1.2681724976</text:p>
          </table:table-cell>
          <table:table-cell table:formula="of:=['Limacon trisection'.C172]*SIN(['Limacon trisection'.B172])" office:value-type="float" office:value="2.08704508198086" calcext:value-type="float">
            <text:p>2.087045082</text:p>
          </table:table-cell>
        </table:table-row>
        <table:table-row table:style-name="ro1">
          <table:table-cell/>
          <table:table-cell office:value-type="float" office:value="8.45" calcext:value-type="float">
            <text:p>8.45</text:p>
          </table:table-cell>
          <table:table-cell table:formula="of:=['Limacon trisection'.$C$2]+['Limacon trisection'.$C$3]*COS(['Limacon trisection'.B173])" office:value-type="float" office:value="2.31594453398479" calcext:value-type="float">
            <text:p>2.315944534</text:p>
          </table:table-cell>
          <table:table-cell table:formula="of:=['Limacon trisection'.C173]*COS(['Limacon trisection'.B173])" office:value-type="float" office:value="-1.30005968381505" calcext:value-type="float">
            <text:p>-1.3000596838</text:p>
          </table:table-cell>
          <table:table-cell table:formula="of:=['Limacon trisection'.C173]*SIN(['Limacon trisection'.B173])" office:value-type="float" office:value="1.91662304666638" calcext:value-type="float">
            <text:p>1.9166230467</text:p>
          </table:table-cell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table:formula="of:=['Limacon trisection'.$C$2]+['Limacon trisection'.$C$3]*COS(['Limacon trisection'.B174])" office:value-type="float" office:value="2.19396429194553" calcext:value-type="float">
            <text:p>2.1939642919</text:p>
          </table:table-cell>
          <table:table-cell table:formula="of:=['Limacon trisection'.C174]*COS(['Limacon trisection'.B174])" office:value-type="float" office:value="-1.32079261781669" calcext:value-type="float">
            <text:p>-1.3207926178</text:p>
          </table:table-cell>
          <table:table-cell table:formula="of:=['Limacon trisection'.C174]*SIN(['Limacon trisection'.B174])" office:value-type="float" office:value="1.75185221267463" calcext:value-type="float">
            <text:p>1.7518522127</text:p>
          </table:table-cell>
        </table:table-row>
        <table:table-row table:style-name="ro1">
          <table:table-cell/>
          <table:table-cell office:value-type="float" office:value="8.55" calcext:value-type="float">
            <text:p>8.55</text:p>
          </table:table-cell>
          <table:table-cell table:formula="of:=['Limacon trisection'.$C$2]+['Limacon trisection'.$C$3]*COS(['Limacon trisection'.B175])" office:value-type="float" office:value="2.07649819861119" calcext:value-type="float">
            <text:p>2.0764981986</text:p>
          </table:table-cell>
          <table:table-cell table:formula="of:=['Limacon trisection'.C175]*COS(['Limacon trisection'.B175])" office:value-type="float" office:value="-1.33138267520308" calcext:value-type="float">
            <text:p>-1.3313826752</text:p>
          </table:table-cell>
          <table:table-cell table:formula="of:=['Limacon trisection'.C175]*SIN(['Limacon trisection'.B175])" office:value-type="float" office:value="1.59350711984748" calcext:value-type="float">
            <text:p>1.5935071198</text:p>
          </table:table-cell>
        </table:table-row>
        <table:table-row table:style-name="ro1">
          <table:table-cell/>
          <table:table-cell office:value-type="float" office:value="8.6" calcext:value-type="float">
            <text:p>8.6</text:p>
          </table:table-cell>
          <table:table-cell table:formula="of:=['Limacon trisection'.$C$2]+['Limacon trisection'.$C$3]*COS(['Limacon trisection'.B176])" office:value-type="float" office:value="1.96383985803996" calcext:value-type="float">
            <text:p>1.963839858</text:p>
          </table:table-cell>
          <table:table-cell table:formula="of:=['Limacon trisection'.C176]*COS(['Limacon trisection'.B176])" office:value-type="float" office:value="-1.33289748137781" calcext:value-type="float">
            <text:p>-1.3328974814</text:p>
          </table:table-cell>
          <table:table-cell table:formula="of:=['Limacon trisection'.C176]*SIN(['Limacon trisection'.B176])" office:value-type="float" office:value="1.44223829243406" calcext:value-type="float">
            <text:p>1.4422382924</text:p>
          </table:table-cell>
        </table:table-row>
        <table:table-row table:style-name="ro1">
          <table:table-cell/>
          <table:table-cell office:value-type="float" office:value="8.65" calcext:value-type="float">
            <text:p>8.65</text:p>
          </table:table-cell>
          <table:table-cell table:formula="of:=['Limacon trisection'.$C$2]+['Limacon trisection'.$C$3]*COS(['Limacon trisection'.B177])" office:value-type="float" office:value="1.85627085741192" calcext:value-type="float">
            <text:p>1.8562708574</text:p>
          </table:table-cell>
          <table:table-cell table:formula="of:=['Limacon trisection'.C177]*COS(['Limacon trisection'.B177])" office:value-type="float" office:value="-1.3264473111903" calcext:value-type="float">
            <text:p>-1.3264473112</text:p>
          </table:table-cell>
          <table:table-cell table:formula="of:=['Limacon trisection'.C177]*SIN(['Limacon trisection'.B177])" office:value-type="float" office:value="1.29856806780116" calcext:value-type="float">
            <text:p>1.2985680678</text:p>
          </table:table-cell>
        </table:table-row>
        <table:table-row table:style-name="ro1">
          <table:table-cell/>
          <table:table-cell office:value-type="float" office:value="8.7" calcext:value-type="float">
            <text:p>8.7</text:p>
          </table:table-cell>
          <table:table-cell table:formula="of:=['Limacon trisection'.$C$2]+['Limacon trisection'.$C$3]*COS(['Limacon trisection'.B178])" office:value-type="float" office:value="1.7540600632078" calcext:value-type="float">
            <text:p>1.7540600632</text:p>
          </table:table-cell>
          <table:table-cell table:formula="of:=['Limacon trisection'.C178]*COS(['Limacon trisection'.B178])" office:value-type="float" office:value="-1.31317118249688" calcext:value-type="float">
            <text:p>-1.3131711825</text:p>
          </table:table-cell>
          <table:table-cell table:formula="of:=['Limacon trisection'.C178]*SIN(['Limacon trisection'.B178])" office:value-type="float" office:value="1.16288784962278" calcext:value-type="float">
            <text:p>1.1628878496</text:p>
          </table:table-cell>
        </table:table-row>
        <table:table-row table:style-name="ro1">
          <table:table-cell/>
          <table:table-cell office:value-type="float" office:value="8.75" calcext:value-type="float">
            <text:p>8.75</text:p>
          </table:table-cell>
          <table:table-cell table:formula="of:=['Limacon trisection'.$C$2]+['Limacon trisection'.$C$3]*COS(['Limacon trisection'.B179])" office:value-type="float" office:value="1.65746294918275" calcext:value-type="float">
            <text:p>1.6574629492</text:p>
          </table:table-cell>
          <table:table-cell table:formula="of:=['Limacon trisection'.C179]*COS(['Limacon trisection'.B179])" office:value-type="float" office:value="-1.29422278960581" calcext:value-type="float">
            <text:p>-1.2942227896</text:p>
          </table:table-cell>
          <table:table-cell table:formula="of:=['Limacon trisection'.C179]*SIN(['Limacon trisection'.B179])" office:value-type="float" office:value="1.03545680681453" calcext:value-type="float">
            <text:p>1.0354568068</text:p>
          </table:table-cell>
        </table:table-row>
        <table:table-row table:style-name="ro1">
          <table:table-cell/>
          <table:table-cell office:value-type="float" office:value="8.8" calcext:value-type="float">
            <text:p>8.8</text:p>
          </table:table-cell>
          <table:table-cell table:formula="of:=['Limacon trisection'.$C$2]+['Limacon trisection'.$C$3]*COS(['Limacon trisection'.B180])" office:value-type="float" office:value="1.56672095781503" calcext:value-type="float">
            <text:p>1.5667209578</text:p>
          </table:table-cell>
          <table:table-cell table:formula="of:=['Limacon trisection'.C180]*COS(['Limacon trisection'.B180])" office:value-type="float" office:value="-1.27075642386776" calcext:value-type="float">
            <text:p>-1.2707564239</text:p>
          </table:table-cell>
          <table:table-cell table:formula="of:=['Limacon trisection'.C180]*SIN(['Limacon trisection'.B180])" office:value-type="float" office:value="0.916402024689861" calcext:value-type="float">
            <text:p>0.9164020247</text:p>
          </table:table-cell>
        </table:table-row>
        <table:table-row table:style-name="ro1">
          <table:table-cell/>
          <table:table-cell office:value-type="float" office:value="8.85" calcext:value-type="float">
            <text:p>8.85</text:p>
          </table:table-cell>
          <table:table-cell table:formula="of:=['Limacon trisection'.$C$2]+['Limacon trisection'.$C$3]*COS(['Limacon trisection'.B181])" office:value-type="float" office:value="1.48206089682555" calcext:value-type="float">
            <text:p>1.4820608968</text:p>
          </table:table-cell>
          <table:table-cell table:formula="of:=['Limacon trisection'.C181]*COS(['Limacon trisection'.B181])" office:value-type="float" office:value="-1.24391302846762" calcext:value-type="float">
            <text:p>-1.2439130285</text:p>
          </table:table-cell>
          <table:table-cell table:formula="of:=['Limacon trisection'.C181]*SIN(['Limacon trisection'.B181])" office:value-type="float" office:value="0.805720099977577" calcext:value-type="float">
            <text:p>0.8057201</text:p>
          </table:table-cell>
        </table:table-row>
        <table:table-row table:style-name="ro1">
          <table:table-cell/>
          <table:table-cell office:value-type="float" office:value="8.9" calcext:value-type="float">
            <text:p>8.9</text:p>
          </table:table-cell>
          <table:table-cell table:formula="of:=['Limacon trisection'.$C$2]+['Limacon trisection'.$C$3]*COS(['Limacon trisection'.B182])" office:value-type="float" office:value="1.40369437227666" calcext:value-type="float">
            <text:p>1.4036943723</text:p>
          </table:table-cell>
          <table:table-cell table:formula="of:=['Limacon trisection'.C182]*COS(['Limacon trisection'.B182])" office:value-type="float" office:value="-1.21480653278183" calcext:value-type="float">
            <text:p>-1.2148065328</text:p>
          </table:table-cell>
          <table:table-cell table:formula="of:=['Limacon trisection'.C182]*SIN(['Limacon trisection'.B182])" office:value-type="float" office:value="0.703280156603166" calcext:value-type="float">
            <text:p>0.7032801566</text:p>
          </table:table-cell>
        </table:table-row>
        <table:table-row table:style-name="ro1">
          <table:table-cell/>
          <table:table-cell office:value-type="float" office:value="8.95" calcext:value-type="float">
            <text:p>8.95</text:p>
          </table:table-cell>
          <table:table-cell table:formula="of:=['Limacon trisection'.$C$2]+['Limacon trisection'.$C$3]*COS(['Limacon trisection'.B183])" office:value-type="float" office:value="1.33181725966726" calcext:value-type="float">
            <text:p>1.3318172597</text:p>
          </table:table-cell>
          <table:table-cell table:formula="of:=['Limacon trisection'.C183]*COS(['Limacon trisection'.B183])" office:value-type="float" office:value="-1.18451060850714" calcext:value-type="float">
            <text:p>-1.1845106085</text:p>
          </table:table-cell>
          <table:table-cell table:formula="of:=['Limacon trisection'.C183]*SIN(['Limacon trisection'.B183])" office:value-type="float" office:value="0.608828244648391" calcext:value-type="float">
            <text:p>0.608828244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'Limacon trisection'.$C$2]+['Limacon trisection'.$C$3]*COS(['Limacon trisection'.B184])" office:value-type="float" office:value="1.26660921434597" calcext:value-type="float">
            <text:p>1.2666092143</text:p>
          </table:table-cell>
          <table:table-cell table:formula="of:=['Limacon trisection'.C184]*COS(['Limacon trisection'.B184])" office:value-type="float" office:value="-1.15404598517259" calcext:value-type="float">
            <text:p>-1.1540459852</text:p>
          </table:table-cell>
          <table:table-cell table:formula="of:=['Limacon trisection'.C184]*SIN(['Limacon trisection'.B184])" office:value-type="float" office:value="0.521993070809512" calcext:value-type="float">
            <text:p>0.5219930708</text:p>
          </table:table-cell>
        </table:table-row>
        <table:table-row table:style-name="ro1">
          <table:table-cell/>
          <table:table-cell office:value-type="float" office:value="9.05" calcext:value-type="float">
            <text:p>9.05</text:p>
          </table:table-cell>
          <table:table-cell table:formula="of:=['Limacon trisection'.$C$2]+['Limacon trisection'.$C$3]*COS(['Limacon trisection'.B185])" office:value-type="float" office:value="1.20823322246641" calcext:value-type="float">
            <text:p>1.2082332225</text:p>
          </table:table-cell>
          <table:table-cell table:formula="of:=['Limacon trisection'.C185]*COS(['Limacon trisection'.B185])" office:value-type="float" office:value="-1.12436845666469" calcext:value-type="float">
            <text:p>-1.1243684567</text:p>
          </table:table-cell>
          <table:table-cell table:formula="of:=['Limacon trisection'.C185]*SIN(['Limacon trisection'.B185])" office:value-type="float" office:value="0.442292995116394" calcext:value-type="float">
            <text:p>0.4422929951</text:p>
          </table:table-cell>
        </table:table-row>
        <table:table-row table:style-name="ro1">
          <table:table-cell/>
          <table:table-cell office:value-type="float" office:value="9.1" calcext:value-type="float">
            <text:p>9.1</text:p>
          </table:table-cell>
          <table:table-cell table:formula="of:=['Limacon trisection'.$C$2]+['Limacon trisection'.$C$3]*COS(['Limacon trisection'.B186])" office:value-type="float" office:value="1.15683519360666" calcext:value-type="float">
            <text:p>1.1568351936</text:p>
          </table:table-cell>
          <table:table-cell table:formula="of:=['Limacon trisection'.C186]*COS(['Limacon trisection'.B186])" office:value-type="float" office:value="-1.09635770308656" calcext:value-type="float">
            <text:p>-1.0963577031</text:p>
          </table:table-cell>
          <table:table-cell table:formula="of:=['Limacon trisection'.C186]*SIN(['Limacon trisection'.B186])" office:value-type="float" office:value="0.369144215787982" calcext:value-type="float">
            <text:p>0.3691442158</text:p>
          </table:table-cell>
        </table:table-row>
        <table:table-row table:style-name="ro1">
          <table:table-cell/>
          <table:table-cell office:value-type="float" office:value="9.15" calcext:value-type="float">
            <text:p>9.15</text:p>
          </table:table-cell>
          <table:table-cell table:formula="of:=['Limacon trisection'.$C$2]+['Limacon trisection'.$C$3]*COS(['Limacon trisection'.B187])" office:value-type="float" office:value="1.11254359607129" calcext:value-type="float">
            <text:p>1.1125435961</text:p>
          </table:table-cell>
          <table:table-cell table:formula="of:=['Limacon trisection'.C187]*COS(['Limacon trisection'.B187])" office:value-type="float" office:value="-1.07080704370864" calcext:value-type="float">
            <text:p>-1.0708070437</text:p>
          </table:table-cell>
          <table:table-cell table:formula="of:=['Limacon trisection'.C187]*SIN(['Limacon trisection'.B187])" office:value-type="float" office:value="0.301870052014434" calcext:value-type="float">
            <text:p>0.301870052</text:p>
          </table:table-cell>
        </table:table-row>
        <table:table-row table:style-name="ro1">
          <table:table-cell/>
          <table:table-cell office:value-type="float" office:value="9.2" calcext:value-type="float">
            <text:p>9.2</text:p>
          </table:table-cell>
          <table:table-cell table:formula="of:=['Limacon trisection'.$C$2]+['Limacon trisection'.$C$3]*COS(['Limacon trisection'.B188])" office:value-type="float" office:value="1.07546913578751" calcext:value-type="float">
            <text:p>1.0754691358</text:p>
          </table:table-cell>
          <table:table-cell table:formula="of:=['Limacon trisection'.C188]*COS(['Limacon trisection'.B188])" office:value-type="float" office:value="-1.0484142270395" calcext:value-type="float">
            <text:p>-1.048414227</text:p>
          </table:table-cell>
          <table:table-cell table:formula="of:=['Limacon trisection'.C188]*SIN(['Limacon trisection'.B188])" office:value-type="float" office:value="0.239711223293145" calcext:value-type="float">
            <text:p>0.2397112233</text:p>
          </table:table-cell>
        </table:table-row>
        <table:table-row table:style-name="ro1">
          <table:table-cell/>
          <table:table-cell office:value-type="float" office:value="9.25" calcext:value-type="float">
            <text:p>9.25</text:p>
          </table:table-cell>
          <table:table-cell table:formula="of:=['Limacon trisection'.$C$2]+['Limacon trisection'.$C$3]*COS(['Limacon trisection'.B189])" office:value-type="float" office:value="1.04570447959803" calcext:value-type="float">
            <text:p>1.0457044796</text:p>
          </table:table-cell>
          <table:table-cell table:formula="of:=['Limacon trisection'.C189]*COS(['Limacon trisection'.B189])" office:value-type="float" office:value="-1.02977335324691" calcext:value-type="float">
            <text:p>-1.0297733532</text:p>
          </table:table-cell>
          <table:table-cell table:formula="of:=['Limacon trisection'.C189]*SIN(['Limacon trisection'.B189])" office:value-type="float" office:value="0.181837013817315" calcext:value-type="float">
            <text:p>0.1818370138</text:p>
          </table:table-cell>
        </table:table-row>
        <table:table-row table:style-name="ro1">
          <table:table-cell/>
          <table:table-cell office:value-type="float" office:value="9.3" calcext:value-type="float">
            <text:p>9.3</text:p>
          </table:table-cell>
          <table:table-cell table:formula="of:=['Limacon trisection'.$C$2]+['Limacon trisection'.$C$3]*COS(['Limacon trisection'.B190])" office:value-type="float" office:value="1.02332402364219" calcext:value-type="float">
            <text:p>1.0233240236</text:p>
          </table:table-cell>
          <table:table-cell table:formula="of:=['Limacon trisection'.C190]*COS(['Limacon trisection'.B190])" office:value-type="float" office:value="-1.01536801240184" calcext:value-type="float">
            <text:p>-1.0153680124</text:p>
          </table:table-cell>
          <table:table-cell table:formula="of:=['Limacon trisection'.C190]*SIN(['Limacon trisection'.B190])" office:value-type="float" office:value="0.127357201423315" calcext:value-type="float">
            <text:p>0.1273572014</text:p>
          </table:table-cell>
        </table:table-row>
        <table:table-row table:style-name="ro1">
          <table:table-cell/>
          <table:table-cell office:value-type="float" office:value="9.35" calcext:value-type="float">
            <text:p>9.35</text:p>
          </table:table-cell>
          <table:table-cell table:formula="of:=['Limacon trisection'.$C$2]+['Limacon trisection'.$C$3]*COS(['Limacon trisection'.B191])" office:value-type="float" office:value="1.00838370740436" calcext:value-type="float">
            <text:p>1.0083837074</text:p>
          </table:table-cell>
          <table:table-cell table:formula="of:=['Limacon trisection'.C191]*COS(['Limacon trisection'.B191])" office:value-type="float" office:value="-1.00556570941963" calcext:value-type="float">
            <text:p>-1.0055657094</text:p>
          </table:table-cell>
          <table:table-cell table:formula="of:=['Limacon trisection'.C191]*SIN(['Limacon trisection'.B191])" office:value-type="float" office:value="0.0753346228368409" calcext:value-type="float">
            <text:p>0.0753346228</text:p>
          </table:table-cell>
        </table:table-row>
        <table:table-row table:style-name="ro1">
          <table:table-cell/>
          <table:table-cell office:value-type="float" office:value="9.4" calcext:value-type="float">
            <text:p>9.4</text:p>
          </table:table-cell>
          <table:table-cell table:formula="of:=['Limacon trisection'.$C$2]+['Limacon trisection'.$C$3]*COS(['Limacon trisection'.B192])" office:value-type="float" office:value="1.00092087389438" calcext:value-type="float">
            <text:p>1.0009208739</text:p>
          </table:table-cell>
          <table:table-cell table:formula="of:=['Limacon trisection'.C192]*COS(['Limacon trisection'.B192])" office:value-type="float" office:value="-1.00061363326001" calcext:value-type="float">
            <text:p>-1.0006136333</text:p>
          </table:table-cell>
          <table:table-cell table:formula="of:=['Limacon trisection'.C192]*SIN(['Limacon trisection'.B192])" office:value-type="float" office:value="0.0247982404958799" calcext:value-type="float">
            <text:p>0.0247982405</text:p>
          </table:table-cell>
        </table:table-row>
        <table:table-row table:style-name="ro1">
          <table:table-cell/>
          <table:table-cell office:value-type="float" office:value="9.45" calcext:value-type="float">
            <text:p>9.45</text:p>
          </table:table-cell>
          <table:table-cell table:formula="of:=['Limacon trisection'.$C$2]+['Limacon trisection'.$C$3]*COS(['Limacon trisection'.B193])" office:value-type="float" office:value="1.00095417630945" calcext:value-type="float">
            <text:p>1.0009541763</text:p>
          </table:table-cell>
          <table:table-cell table:formula="of:=['Limacon trisection'.C193]*COS(['Limacon trisection'.B193])" office:value-type="float" office:value="-1.00063581405549" calcext:value-type="float">
            <text:p>-1.0006358141</text:p>
          </table:table-cell>
          <table:table-cell table:formula="of:=['Limacon trisection'.C193]*SIN(['Limacon trisection'.B193])" office:value-type="float" office:value="-0.0252434288644181" calcext:value-type="float">
            <text:p>-0.0252434289</text:p>
          </table:table-cell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table:formula="of:=['Limacon trisection'.$C$2]+['Limacon trisection'.$C$3]*COS(['Limacon trisection'.B194])" office:value-type="float" office:value="1.00848353141086" calcext:value-type="float">
            <text:p>1.0084835314</text:p>
          </table:table-cell>
          <table:table-cell table:formula="of:=['Limacon trisection'.C194]*COS(['Limacon trisection'.B194])" office:value-type="float" office:value="-1.00563169750551" calcext:value-type="float">
            <text:p>-1.0056316975</text:p>
          </table:table-cell>
          <table:table-cell table:formula="of:=['Limacon trisection'.C194]*SIN(['Limacon trisection'.B194])" office:value-type="float" office:value="-0.0757886673528087" calcext:value-type="float">
            <text:p>-0.0757886674</text:p>
          </table:table-cell>
        </table:table-row>
        <table:table-row table:style-name="ro1">
          <table:table-cell/>
          <table:table-cell office:value-type="float" office:value="9.55" calcext:value-type="float">
            <text:p>9.55</text:p>
          </table:table-cell>
          <table:table-cell table:formula="of:=['Limacon trisection'.$C$2]+['Limacon trisection'.$C$3]*COS(['Limacon trisection'.B195])" office:value-type="float" office:value="1.0234901197321" calcext:value-type="float">
            <text:p>1.0234901197</text:p>
          </table:table-cell>
          <table:table-cell table:formula="of:=['Limacon trisection'.C195]*COS(['Limacon trisection'.B195])" office:value-type="float" office:value="-1.01547615124639" calcext:value-type="float">
            <text:p>-1.0154761512</text:p>
          </table:table-cell>
          <table:table-cell table:formula="of:=['Limacon trisection'.C195]*SIN(['Limacon trisection'.B195])" office:value-type="float" office:value="-0.12782883649257" calcext:value-type="float">
            <text:p>-0.1278288365</text:p>
          </table:table-cell>
        </table:table-row>
        <table:table-row table:style-name="ro1">
          <table:table-cell/>
          <table:table-cell office:value-type="float" office:value="9.6" calcext:value-type="float">
            <text:p>9.6</text:p>
          </table:table-cell>
          <table:table-cell table:formula="of:=['Limacon trisection'.$C$2]+['Limacon trisection'.$C$3]*COS(['Limacon trisection'.B196])" office:value-type="float" office:value="1.04593643261762" calcext:value-type="float">
            <text:p>1.0459364326</text:p>
          </table:table-cell>
          <table:table-cell table:formula="of:=['Limacon trisection'.C196]*COS(['Limacon trisection'.B196])" office:value-type="float" office:value="-1.0299209031312" calcext:value-type="float">
            <text:p>-1.0299209031</text:p>
          </table:table-cell>
          <table:table-cell table:formula="of:=['Limacon trisection'.C196]*SIN(['Limacon trisection'.B196])" office:value-type="float" office:value="-0.182334731662076" calcext:value-type="float">
            <text:p>-0.1823347317</text:p>
          </table:table-cell>
        </table:table-row>
        <table:table-row table:style-name="ro1">
          <table:table-cell/>
          <table:table-cell office:value-type="float" office:value="9.65" calcext:value-type="float">
            <text:p>9.65</text:p>
          </table:table-cell>
          <table:table-cell table:formula="of:=['Limacon trisection'.$C$2]+['Limacon trisection'.$C$3]*COS(['Limacon trisection'.B197])" office:value-type="float" office:value="1.07576636597503" calcext:value-type="float">
            <text:p>1.075766366</text:p>
          </table:table-cell>
          <table:table-cell table:formula="of:=['Limacon trisection'.C197]*COS(['Limacon trisection'.B197])" office:value-type="float" office:value="-1.048597396579" calcext:value-type="float">
            <text:p>-1.0485973966</text:p>
          </table:table-cell>
          <table:table-cell table:formula="of:=['Limacon trisection'.C197]*SIN(['Limacon trisection'.B197])" office:value-type="float" office:value="-0.240243156095796" calcext:value-type="float">
            <text:p>-0.2402431561</text:p>
          </table:table-cell>
        </table:table-row>
        <table:table-row table:style-name="ro1">
          <table:table-cell/>
          <table:table-cell office:value-type="float" office:value="9.7" calcext:value-type="float">
            <text:p>9.7</text:p>
          </table:table-cell>
          <table:table-cell table:formula="of:=['Limacon trisection'.$C$2]+['Limacon trisection'.$C$3]*COS(['Limacon trisection'.B198])" office:value-type="float" office:value="1.11290536050607" calcext:value-type="float">
            <text:p>1.1129053605</text:p>
          </table:table-cell>
          <table:table-cell table:formula="of:=['Limacon trisection'.C198]*COS(['Limacon trisection'.B198])" office:value-type="float" office:value="-1.07102103352704" calcext:value-type="float">
            <text:p>-1.0710210335</text:p>
          </table:table-cell>
          <table:table-cell table:formula="of:=['Limacon trisection'.C198]*SIN(['Limacon trisection'.B198])" office:value-type="float" office:value="-0.302443857907225" calcext:value-type="float">
            <text:p>-0.3024438579</text:p>
          </table:table-cell>
        </table:table-row>
        <table:table-row table:style-name="ro1">
          <table:table-cell/>
          <table:table-cell office:value-type="float" office:value="9.75" calcext:value-type="float">
            <text:p>9.75</text:p>
          </table:table-cell>
          <table:table-cell table:formula="of:=['Limacon trisection'.$C$2]+['Limacon trisection'.$C$3]*COS(['Limacon trisection'.B199])" office:value-type="float" office:value="1.15726058806602" calcext:value-type="float">
            <text:p>1.1572605881</text:p>
          </table:table-cell>
          <table:table-cell table:formula="of:=['Limacon trisection'.C199]*COS(['Limacon trisection'.B199])" office:value-type="float" office:value="-1.09659676119106" calcext:value-type="float">
            <text:p>-1.0965967612</text:p>
          </table:table-cell>
          <table:table-cell table:formula="of:=['Limacon trisection'.C199]*SIN(['Limacon trisection'.B199])" office:value-type="float" office:value="-0.369766969909693" calcext:value-type="float">
            <text:p>-0.3697669699</text:p>
          </table:table-cell>
        </table:table-row>
        <table:table-row table:style-name="ro1">
          <table:table-cell/>
          <table:table-cell office:value-type="float" office:value="9.8" calcext:value-type="float">
            <text:p>9.8</text:p>
          </table:table-cell>
          <table:table-cell table:formula="of:=['Limacon trisection'.$C$2]+['Limacon trisection'.$C$3]*COS(['Limacon trisection'.B200])" office:value-type="float" office:value="1.20872118368574" calcext:value-type="float">
            <text:p>1.2087211837</text:p>
          </table:table-cell>
          <table:table-cell table:formula="of:=['Limacon trisection'.C200]*COS(['Limacon trisection'.B200])" office:value-type="float" office:value="-1.12462594495077" calcext:value-type="float">
            <text:p>-1.124625945</text:p>
          </table:table-cell>
          <table:table-cell table:formula="of:=['Limacon trisection'.C200]*SIN(['Limacon trisection'.B200])" office:value-type="float" office:value="-0.44297108690551" calcext:value-type="float">
            <text:p>-0.4429710869</text:p>
          </table:table-cell>
        </table:table-row>
        <table:table-row table:style-name="ro1">
          <table:table-cell/>
          <table:table-cell office:value-type="float" office:value="9.85" calcext:value-type="float">
            <text:p>9.85</text:p>
          </table:table-cell>
          <table:table-cell table:formula="of:=['Limacon trisection'.$C$2]+['Limacon trisection'.$C$3]*COS(['Limacon trisection'.B201])" office:value-type="float" office:value="1.26715852267634" calcext:value-type="float">
            <text:p>1.2671585227</text:p>
          </table:table-cell>
          <table:table-cell table:formula="of:=['Limacon trisection'.C201]*COS(['Limacon trisection'.B201])" office:value-type="float" office:value="-1.15431445637136" calcext:value-type="float">
            <text:p>-1.1543144564</text:p>
          </table:table-cell>
          <table:table-cell table:formula="of:=['Limacon trisection'.C201]*SIN(['Limacon trisection'.B201])" office:value-type="float" office:value="-0.522732108640148" calcext:value-type="float">
            <text:p>-0.5227321086</text:p>
          </table:table-cell>
        </table:table-row>
        <table:table-row table:style-name="ro1">
          <table:table-cell/>
          <table:table-cell office:value-type="float" office:value="9.9" calcext:value-type="float">
            <text:p>9.9</text:p>
          </table:table-cell>
          <table:table-cell table:formula="of:=['Limacon trisection'.$C$2]+['Limacon trisection'.$C$3]*COS(['Limacon trisection'.B202])" office:value-type="float" office:value="1.33242654212392" calcext:value-type="float">
            <text:p>1.3324265421</text:p>
          </table:table-cell>
          <table:table-cell table:formula="of:=['Limacon trisection'.C202]*COS(['Limacon trisection'.B202])" office:value-type="float" office:value="-1.18478189277979" calcext:value-type="float">
            <text:p>-1.1847818928</text:p>
          </table:table-cell>
          <table:table-cell table:formula="of:=['Limacon trisection'.C202]*SIN(['Limacon trisection'.B202])" office:value-type="float" office:value="-0.609632968840627" calcext:value-type="float">
            <text:p>-0.6096329688</text:p>
          </table:table-cell>
        </table:table-row>
        <table:table-row table:style-name="ro1">
          <table:table-cell/>
          <table:table-cell office:value-type="float" office:value="9.95" calcext:value-type="float">
            <text:p>9.95</text:p>
          </table:table-cell>
          <table:table-cell table:formula="of:=['Limacon trisection'.$C$2]+['Limacon trisection'.$C$3]*COS(['Limacon trisection'.B203])" office:value-type="float" office:value="1.40436210597078" calcext:value-type="float">
            <text:p>1.404362106</text:p>
          </table:table-cell>
          <table:table-cell table:formula="of:=['Limacon trisection'.C203]*COS(['Limacon trisection'.B203])" office:value-type="float" office:value="-1.21507183306548" calcext:value-type="float">
            <text:p>-1.2150718331</text:p>
          </table:table-cell>
          <table:table-cell table:formula="of:=['Limacon trisection'.C203]*SIN(['Limacon trisection'.B203])" office:value-type="float" office:value="-0.704154361754288" calcext:value-type="float">
            <text:p>-0.704154361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'Limacon trisection'.$C$2]+['Limacon trisection'.$C$3]*COS(['Limacon trisection'.B204])" office:value-type="float" office:value="1.48278541277064" calcext:value-type="float">
            <text:p>1.4827854128</text:p>
          </table:table-cell>
          <table:table-cell table:formula="of:=['Limacon trisection'.C204]*COS(['Limacon trisection'.B204])" office:value-type="float" office:value="-1.24416302358572" calcext:value-type="float">
            <text:p>-1.2441630236</text:p>
          </table:table-cell>
          <table:table-cell table:formula="of:=['Limacon trisection'.C204]*SIN(['Limacon trisection'.B204])" office:value-type="float" office:value="-0.806666567466038" calcext:value-type="float">
            <text:p>-0.8066665675</text:p>
          </table:table-cell>
        </table:table-row>
        <table:table-row table:style-name="ro1">
          <table:table-cell/>
          <table:table-cell office:value-type="float" office:value="10.05" calcext:value-type="float">
            <text:p>10.05</text:p>
          </table:table-cell>
          <table:table-cell table:formula="of:=['Limacon trisection'.$C$2]+['Limacon trisection'.$C$3]*COS(['Limacon trisection'.B205])" office:value-type="float" office:value="1.56750044509856" calcext:value-type="float">
            <text:p>1.5675004451</text:p>
          </table:table-cell>
          <table:table-cell table:formula="of:=['Limacon trisection'.C205]*COS(['Limacon trisection'.B205])" office:value-type="float" office:value="-1.27098137833669" calcext:value-type="float">
            <text:p>-1.2709813783</text:p>
          </table:table-cell>
          <table:table-cell table:formula="of:=['Limacon trisection'.C205]*SIN(['Limacon trisection'.B205])" office:value-type="float" office:value="-0.917422466100303" calcext:value-type="float">
            <text:p>-0.9174224661</text:p>
          </table:table-cell>
        </table:table-row>
        <table:table-row table:style-name="ro1">
          <table:table-cell/>
          <table:table-cell office:value-type="float" office:value="10.1" calcext:value-type="float">
            <text:p>10.1</text:p>
          </table:table-cell>
          <table:table-cell table:formula="of:=['Limacon trisection'.$C$2]+['Limacon trisection'.$C$3]*COS(['Limacon trisection'.B206])" office:value-type="float" office:value="1.65829545949245" calcext:value-type="float">
            <text:p>1.6582954595</text:p>
          </table:table-cell>
          <table:table-cell table:formula="of:=['Limacon trisection'.C206]*COS(['Limacon trisection'.B206])" office:value-type="float" office:value="-1.29441266899884" calcext:value-type="float">
            <text:p>-1.294412669</text:p>
          </table:table-cell>
          <table:table-cell table:formula="of:=['Limacon trisection'.C206]*SIN(['Limacon trisection'.B206])" office:value-type="float" office:value="-1.03655181892107" calcext:value-type="float">
            <text:p>-1.0365518189</text:p>
          </table:table-cell>
        </table:table-row>
        <table:table-row table:style-name="ro1">
          <table:table-cell/>
          <table:table-cell office:value-type="float" office:value="10.15" calcext:value-type="float">
            <text:p>10.15</text:p>
          </table:table-cell>
          <table:table-cell table:formula="of:=['Limacon trisection'.$C$2]+['Limacon trisection'.$C$3]*COS(['Limacon trisection'.B207])" office:value-type="float" office:value="1.75494351570146" calcext:value-type="float">
            <text:p>1.7549435157</text:p>
          </table:table-cell>
          <table:table-cell table:formula="of:=['Limacon trisection'.C207]*COS(['Limacon trisection'.B207])" office:value-type="float" office:value="-1.31331577316775" calcext:value-type="float">
            <text:p>-1.3133157732</text:p>
          </table:table-cell>
          <table:table-cell table:formula="of:=['Limacon trisection'.C207]*SIN(['Limacon trisection'.B207])" office:value-type="float" office:value="-1.16405688145013" calcext:value-type="float">
            <text:p>-1.1640568815</text:p>
          </table:table-cell>
        </table:table-row>
        <table:table-row table:style-name="ro1">
          <table:table-cell/>
          <table:table-cell office:value-type="float" office:value="10.2" calcext:value-type="float">
            <text:p>10.2</text:p>
          </table:table-cell>
          <table:table-cell table:formula="of:=['Limacon trisection'.$C$2]+['Limacon trisection'.$C$3]*COS(['Limacon trisection'.B208])" office:value-type="float" office:value="1.8572030439184" calcext:value-type="float">
            <text:p>1.8572030439</text:p>
          </table:table-cell>
          <table:table-cell table:formula="of:=['Limacon trisection'.C208]*COS(['Limacon trisection'.B208])" office:value-type="float" office:value="-1.32653634311128" calcext:value-type="float">
            <text:p>-1.3265363431</text:p>
          </table:table-cell>
          <table:table-cell table:formula="of:=['Limacon trisection'.C208]*SIN(['Limacon trisection'.B208])" office:value-type="float" office:value="-1.29980940016017" calcext:value-type="float">
            <text:p>-1.2998094002</text:p>
          </table:table-cell>
        </table:table-row>
        <table:table-row table:style-name="ro1">
          <table:table-cell/>
          <table:table-cell office:value-type="float" office:value="10.25" calcext:value-type="float">
            <text:p>10.25</text:p>
          </table:table-cell>
          <table:table-cell table:formula="of:=['Limacon trisection'.$C$2]+['Limacon trisection'.$C$3]*COS(['Limacon trisection'.B209])" office:value-type="float" office:value="1.96481844857846" calcext:value-type="float">
            <text:p>1.9648184486</text:p>
          </table:table-cell>
          <table:table-cell table:formula="of:=['Limacon trisection'.C209]*COS(['Limacon trisection'.B209])" office:value-type="float" office:value="-1.33292075281319" calcext:value-type="float">
            <text:p>-1.3329207528</text:p>
          </table:table-cell>
          <table:table-cell table:formula="of:=['Limacon trisection'.C209]*SIN(['Limacon trisection'.B209])" office:value-type="float" office:value="-1.44354903020098" calcext:value-type="float">
            <text:p>-1.4435490302</text:p>
          </table:table-cell>
        </table:table-row>
        <table:table-row table:style-name="ro1">
          <table:table-cell/>
          <table:table-cell office:value-type="float" office:value="10.3" calcext:value-type="float">
            <text:p>10.3</text:p>
          </table:table-cell>
          <table:table-cell table:formula="of:=['Limacon trisection'.$C$2]+['Limacon trisection'.$C$3]*COS(['Limacon trisection'.B210])" office:value-type="float" office:value="2.07752074721502" calcext:value-type="float">
            <text:p>2.0775207472</text:p>
          </table:table-cell>
          <table:table-cell table:formula="of:=['Limacon trisection'.C210]*COS(['Limacon trisection'.B210])" office:value-type="float" office:value="-1.33133017791708" calcext:value-type="float">
            <text:p>-1.3313301779</text:p>
          </table:table-cell>
          <table:table-cell table:formula="of:=['Limacon trisection'.C210]*SIN(['Limacon trisection'.B210])" office:value-type="float" office:value="-1.59488319712641" calcext:value-type="float">
            <text:p>-1.5948831971</text:p>
          </table:table-cell>
        </table:table-row>
        <table:table-row table:style-name="ro1">
          <table:table-cell/>
          <table:table-cell office:value-type="float" office:value="10.35" calcext:value-type="float">
            <text:p>10.35</text:p>
          </table:table-cell>
          <table:table-cell table:formula="of:=['Limacon trisection'.$C$2]+['Limacon trisection'.$C$3]*COS(['Limacon trisection'.B211])" office:value-type="float" office:value="2.19502824277569" calcext:value-type="float">
            <text:p>2.1950282428</text:p>
          </table:table-cell>
          <table:table-cell table:formula="of:=['Limacon trisection'.C211]*COS(['Limacon trisection'.B211])" office:value-type="float" office:value="-1.32065466150661" calcext:value-type="float">
            <text:p>-1.3206546615</text:p>
          </table:table-cell>
          <table:table-cell table:formula="of:=['Limacon trisection'.C211]*SIN(['Limacon trisection'.B211])" office:value-type="float" office:value="-1.75328841085083" calcext:value-type="float">
            <text:p>-1.7532884109</text:p>
          </table:table-cell>
        </table:table-row>
        <table:table-row table:style-name="ro1">
          <table:table-cell/>
          <table:table-cell office:value-type="float" office:value="10.4" calcext:value-type="float">
            <text:p>10.4</text:p>
          </table:table-cell>
          <table:table-cell table:formula="of:=['Limacon trisection'.$C$2]+['Limacon trisection'.$C$3]*COS(['Limacon trisection'.B212])" office:value-type="float" office:value="2.31704722771831" calcext:value-type="float">
            <text:p>2.3170472277</text:p>
          </table:table-cell>
          <table:table-cell table:formula="of:=['Limacon trisection'.C212]*COS(['Limacon trisection'.B212])" office:value-type="float" office:value="-1.29982701846538" calcext:value-type="float">
            <text:p>-1.2998270185</text:p>
          </table:table-cell>
          <table:table-cell table:formula="of:=['Limacon trisection'.C212]*SIN(['Limacon trisection'.B212])" office:value-type="float" office:value="-1.91811302522675" calcext:value-type="float">
            <text:p>-1.9181130252</text:p>
          </table:table-cell>
        </table:table-row>
        <table:table-row table:style-name="ro1">
          <table:table-cell/>
          <table:table-cell office:value-type="float" office:value="10.45" calcext:value-type="float">
            <text:p>10.45</text:p>
          </table:table-cell>
          <table:table-cell table:formula="of:=['Limacon trisection'.$C$2]+['Limacon trisection'.$C$3]*COS(['Limacon trisection'.B213])" office:value-type="float" office:value="2.44327271812677" calcext:value-type="float">
            <text:p>2.4432727181</text:p>
          </table:table-cell>
          <table:table-cell table:formula="of:=['Limacon trisection'.C213]*COS(['Limacon trisection'.B213])" office:value-type="float" office:value="-1.26783643245483" calcext:value-type="float">
            <text:p>-1.2678364325</text:p>
          </table:table-cell>
          <table:table-cell table:formula="of:=['Limacon trisection'.C213]*SIN(['Limacon trisection'.B213])" office:value-type="float" office:value="-2.0885814218466" calcext:value-type="float">
            <text:p>-2.0885814218</text:p>
          </table:table-cell>
        </table:table-row>
        <table:table-row table:style-name="ro1">
          <table:table-cell/>
          <table:table-cell office:value-type="float" office:value="10.5" calcext:value-type="float">
            <text:p>10.5</text:p>
          </table:table-cell>
          <table:table-cell table:formula="of:=['Limacon trisection'.$C$2]+['Limacon trisection'.$C$3]*COS(['Limacon trisection'.B214])" office:value-type="float" office:value="2.57338921601202" calcext:value-type="float">
            <text:p>2.573389216</text:p>
          </table:table-cell>
          <table:table-cell table:formula="of:=['Limacon trisection'.C214]*COS(['Limacon trisection'.B214])" office:value-type="float" office:value="-1.22374160232037" calcext:value-type="float">
            <text:p>-1.2237416023</text:p>
          </table:table-cell>
          <table:table-cell table:formula="of:=['Limacon trisection'.C214]*SIN(['Limacon trisection'.B214])" office:value-type="float" office:value="-2.2637995820826" calcext:value-type="float">
            <text:p>-2.2637995821</text:p>
          </table:table-cell>
        </table:table-row>
        <table:table-row table:style-name="ro1">
          <table:table-cell/>
          <table:table-cell office:value-type="float" office:value="10.55" calcext:value-type="float">
            <text:p>10.55</text:p>
          </table:table-cell>
          <table:table-cell table:formula="of:=['Limacon trisection'.$C$2]+['Limacon trisection'.$C$3]*COS(['Limacon trisection'.B215])" office:value-type="float" office:value="2.70707149789271" calcext:value-type="float">
            <text:p>2.7070714979</text:p>
          </table:table-cell>
          <table:table-cell table:formula="of:=['Limacon trisection'.C215]*COS(['Limacon trisection'.B215])" office:value-type="float" office:value="-1.16668329895592" calcext:value-type="float">
            <text:p>-1.166683299</text:p>
          </table:table-cell>
          <table:table-cell table:formula="of:=['Limacon trisection'.C215]*SIN(['Limacon trisection'.B215])" office:value-type="float" office:value="-2.44276199713366" calcext:value-type="float">
            <text:p>-2.4427619971</text:p>
          </table:table-cell>
        </table:table-row>
        <table:table-row table:style-name="ro1">
          <table:table-cell/>
          <table:table-cell office:value-type="float" office:value="10.6" calcext:value-type="float">
            <text:p>10.6</text:p>
          </table:table-cell>
          <table:table-cell table:formula="of:=['Limacon trisection'.$C$2]+['Limacon trisection'.$C$3]*COS(['Limacon trisection'.B216])" office:value-type="float" office:value="2.84398542768451" calcext:value-type="float">
            <text:p>2.8439854277</text:p>
          </table:table-cell>
          <table:table-cell table:formula="of:=['Limacon trisection'.C216]*COS(['Limacon trisection'.B216])" office:value-type="float" office:value="-1.0958961992854" calcext:value-type="float">
            <text:p>-1.0958961993</text:p>
          </table:table-cell>
          <table:table-cell table:formula="of:=['Limacon trisection'.C216]*SIN(['Limacon trisection'.B216])" office:value-type="float" office:value="-2.62435985209225" calcext:value-type="float">
            <text:p>-2.6243598521</text:p>
          </table:table-cell>
        </table:table-row>
        <table:table-row table:style-name="ro1">
          <table:table-cell/>
          <table:table-cell office:value-type="float" office:value="10.65" calcext:value-type="float">
            <text:p>10.65</text:p>
          </table:table-cell>
          <table:table-cell table:formula="of:=['Limacon trisection'.$C$2]+['Limacon trisection'.$C$3]*COS(['Limacon trisection'.B217])" office:value-type="float" office:value="2.98378879186636" calcext:value-type="float">
            <text:p>2.9837887919</text:p>
          </table:table-cell>
          <table:table-cell table:formula="of:=['Limacon trisection'.C217]*COS(['Limacon trisection'.B217])" office:value-type="float" office:value="-1.01071987099938" calcext:value-type="float">
            <text:p>-1.010719871</text:p>
          </table:table-cell>
          <table:table-cell table:formula="of:=['Limacon trisection'.C217]*SIN(['Limacon trisection'.B217])" office:value-type="float" office:value="-2.80739040691427" calcext:value-type="float">
            <text:p>-2.8073904069</text:p>
          </table:table-cell>
        </table:table-row>
        <table:table-row table:style-name="ro1">
          <table:table-cell/>
          <table:table-cell office:value-type="float" office:value="10.7" calcext:value-type="float">
            <text:p>10.7</text:p>
          </table:table-cell>
          <table:table-cell table:formula="of:=['Limacon trisection'.$C$2]+['Limacon trisection'.$C$3]*COS(['Limacon trisection'.B218])" office:value-type="float" office:value="3.12613215483596" calcext:value-type="float">
            <text:p>3.1261321548</text:p>
          </table:table-cell>
          <table:table-cell table:formula="of:=['Limacon trisection'.C218]*COS(['Limacon trisection'.B218])" office:value-type="float" office:value="-0.91060878994817" calcext:value-type="float">
            <text:p>-0.9106087899</text:p>
          </table:table-cell>
          <table:table-cell table:formula="of:=['Limacon trisection'.C218]*SIN(['Limacon trisection'.B218])" office:value-type="float" office:value="-2.99056748480426" calcext:value-type="float">
            <text:p>-2.9905674848</text:p>
          </table:table-cell>
        </table:table-row>
        <table:table-row table:style-name="ro1">
          <table:table-cell/>
          <table:table-cell office:value-type="float" office:value="10.75" calcext:value-type="float">
            <text:p>10.75</text:p>
          </table:table-cell>
          <table:table-cell table:formula="of:=['Limacon trisection'.$C$2]+['Limacon trisection'.$C$3]*COS(['Limacon trisection'.B219])" office:value-type="float" office:value="3.27065973231691" calcext:value-type="float">
            <text:p>3.2706597323</text:p>
          </table:table-cell>
          <table:table-cell table:formula="of:=['Limacon trisection'.C219]*COS(['Limacon trisection'.B219])" office:value-type="float" office:value="-0.795141281556106" calcext:value-type="float">
            <text:p>-0.7951412816</text:p>
          </table:table-cell>
          <table:table-cell table:formula="of:=['Limacon trisection'.C219]*SIN(['Limacon trisection'.B219])" office:value-type="float" office:value="-3.17253296704142" calcext:value-type="float">
            <text:p>-3.172532967</text:p>
          </table:table-cell>
        </table:table-row>
        <table:table-row table:style-name="ro1">
          <table:table-cell/>
          <table:table-cell office:value-type="float" office:value="10.8" calcext:value-type="float">
            <text:p>10.8</text:p>
          </table:table-cell>
          <table:table-cell table:formula="of:=['Limacon trisection'.$C$2]+['Limacon trisection'.$C$3]*COS(['Limacon trisection'.B220])" office:value-type="float" office:value="3.417010280634" calcext:value-type="float">
            <text:p>3.4170102806</text:p>
          </table:table-cell>
          <table:table-cell table:formula="of:=['Limacon trisection'.C220]*COS(['Limacon trisection'.B220])" office:value-type="float" office:value="-0.664027288192522" calcext:value-type="float">
            <text:p>-0.6640272882</text:p>
          </table:table-cell>
          <table:table-cell table:formula="of:=['Limacon trisection'.C220]*SIN(['Limacon trisection'.B220])" office:value-type="float" office:value="-3.35186918278356" calcext:value-type="float">
            <text:p>-3.3518691828</text:p>
          </table:table-cell>
        </table:table-row>
        <table:table-row table:style-name="ro1">
          <table:table-cell/>
          <table:table-cell office:value-type="float" office:value="10.85" calcext:value-type="float">
            <text:p>10.85</text:p>
          </table:table-cell>
          <table:table-cell table:formula="of:=['Limacon trisection'.$C$2]+['Limacon trisection'.$C$3]*COS(['Limacon trisection'.B221])" office:value-type="float" office:value="3.56481799963431" calcext:value-type="float">
            <text:p>3.5648179996</text:p>
          </table:table-cell>
          <table:table-cell table:formula="of:=['Limacon trisection'.C221]*COS(['Limacon trisection'.B221])" office:value-type="float" office:value="-0.517114876006821" calcext:value-type="float">
            <text:p>-0.517114876</text:p>
          </table:table-cell>
          <table:table-cell table:formula="of:=['Limacon trisection'.C221]*SIN(['Limacon trisection'.B221])" office:value-type="float" office:value="-3.52711207300381" calcext:value-type="float">
            <text:p>-3.527112073</text:p>
          </table:table-cell>
        </table:table-row>
        <table:table-row table:style-name="ro1">
          <table:table-cell/>
          <table:table-cell office:value-type="float" office:value="10.9" calcext:value-type="float">
            <text:p>10.9</text:p>
          </table:table-cell>
          <table:table-cell table:formula="of:=['Limacon trisection'.$C$2]+['Limacon trisection'.$C$3]*COS(['Limacon trisection'.B222])" office:value-type="float" office:value="3.71371344699715" calcext:value-type="float">
            <text:p>3.713713447</text:p>
          </table:table-cell>
          <table:table-cell table:formula="of:=['Limacon trisection'.C222]*COS(['Limacon trisection'.B222])" office:value-type="float" office:value="-0.354395407193718" calcext:value-type="float">
            <text:p>-0.3543954072</text:p>
          </table:table-cell>
          <table:table-cell table:formula="of:=['Limacon trisection'.C222]*SIN(['Limacon trisection'.B222])" office:value-type="float" office:value="-3.69676499953235" calcext:value-type="float">
            <text:p>-3.6967649995</text:p>
          </table:table-cell>
        </table:table-row>
        <table:table-row table:style-name="ro1">
          <table:table-cell/>
          <table:table-cell office:value-type="float" office:value="10.95" calcext:value-type="float">
            <text:p>10.95</text:p>
          </table:table-cell>
          <table:table-cell table:formula="of:=['Limacon trisection'.$C$2]+['Limacon trisection'.$C$3]*COS(['Limacon trisection'.B223])" office:value-type="float" office:value="3.86332446164733" calcext:value-type="float">
            <text:p>3.8633244616</text:p>
          </table:table-cell>
          <table:table-cell table:formula="of:=['Limacon trisection'.C223]*COS(['Limacon trisection'.B223])" office:value-type="float" office:value="-0.176007316875564" calcext:value-type="float">
            <text:p>-0.1760073169</text:p>
          </table:table-cell>
          <table:table-cell table:formula="of:=['Limacon trisection'.C223]*SIN(['Limacon trisection'.B223])" office:value-type="float" office:value="-3.8593130632755" calcext:value-type="float">
            <text:p>-3.859313063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'Limacon trisection'.$C$2]+['Limacon trisection'.$C$3]*COS(['Limacon trisection'.B224])" office:value-type="float" office:value="4.01327709396415" calcext:value-type="float">
            <text:p>4.013277094</text:p>
          </table:table-cell>
          <table:table-cell table:formula="of:=['Limacon trisection'.C224]*COS(['Limacon trisection'.B224])" office:value-type="float" office:value="0.0177615523602475" calcext:value-type="float">
            <text:p>0.0177615524</text:p>
          </table:table-cell>
          <table:table-cell table:formula="of:=['Limacon trisection'.C224]*SIN(['Limacon trisection'.B224])" office:value-type="float" office:value="-4.01323779013842" calcext:value-type="float">
            <text:p>-4.0132377901</text:p>
          </table:table-cell>
        </table:table-row>
        <table:table-row table:style-name="ro1">
          <table:table-cell/>
          <table:table-cell office:value-type="float" office:value="11.05" calcext:value-type="float">
            <text:p>11.05</text:p>
          </table:table-cell>
          <table:table-cell table:formula="of:=['Limacon trisection'.$C$2]+['Limacon trisection'.$C$3]*COS(['Limacon trisection'.B225])" office:value-type="float" office:value="4.16319654046064" calcext:value-type="float">
            <text:p>4.1631965405</text:p>
          </table:table-cell>
          <table:table-cell table:formula="of:=['Limacon trisection'.C225]*COS(['Limacon trisection'.B225])" office:value-type="float" office:value="0.226473090886964" calcext:value-type="float">
            <text:p>0.2264730909</text:p>
          </table:table-cell>
          <table:table-cell table:formula="of:=['Limacon trisection'.C225]*SIN(['Limacon trisection'.B225])" office:value-type="float" office:value="-4.1570320390403" calcext:value-type="float">
            <text:p>-4.157032039</text:p>
          </table:table-cell>
        </table:table-row>
        <table:table-row table:style-name="ro1">
          <table:table-cell/>
          <table:table-cell office:value-type="float" office:value="11.1" calcext:value-type="float">
            <text:p>11.1</text:p>
          </table:table-cell>
          <table:table-cell table:formula="of:=['Limacon trisection'.$C$2]+['Limacon trisection'.$C$3]*COS(['Limacon trisection'.B226])" office:value-type="float" office:value="4.31270808059709" calcext:value-type="float">
            <text:p>4.3127080806</text:p>
          </table:table-cell>
          <table:table-cell table:formula="of:=['Limacon trisection'.C226]*COS(['Limacon trisection'.B226])" office:value-type="float" office:value="0.449539555353026" calcext:value-type="float">
            <text:p>0.4495395554</text:p>
          </table:table-cell>
          <table:table-cell table:formula="of:=['Limacon trisection'.C226]*SIN(['Limacon trisection'.B226])" office:value-type="float" office:value="-4.28921498372609" calcext:value-type="float">
            <text:p>-4.2892149837</text:p>
          </table:table-cell>
        </table:table-row>
        <table:table-row table:style-name="ro1">
          <table:table-cell/>
          <table:table-cell office:value-type="float" office:value="11.15" calcext:value-type="float">
            <text:p>11.15</text:p>
          </table:table-cell>
          <table:table-cell table:formula="of:=['Limacon trisection'.$C$2]+['Limacon trisection'.$C$3]*COS(['Limacon trisection'.B227])" office:value-type="float" office:value="4.46143801338727" calcext:value-type="float">
            <text:p>4.4614380134</text:p>
          </table:table-cell>
          <table:table-cell table:formula="of:=['Limacon trisection'.C227]*COS(['Limacon trisection'.B227])" office:value-type="float" office:value="0.68622569791596" calcext:value-type="float">
            <text:p>0.6862256979</text:p>
          </table:table-cell>
          <table:table-cell table:formula="of:=['Limacon trisection'.C227]*SIN(['Limacon trisection'.B227])" office:value-type="float" office:value="-4.40834701887416" calcext:value-type="float">
            <text:p>-4.4083470189</text:p>
          </table:table-cell>
        </table:table-row>
        <table:table-row table:style-name="ro1">
          <table:table-cell/>
          <table:table-cell office:value-type="float" office:value="11.2" calcext:value-type="float">
            <text:p>11.2</text:p>
          </table:table-cell>
          <table:table-cell table:formula="of:=['Limacon trisection'.$C$2]+['Limacon trisection'.$C$3]*COS(['Limacon trisection'.B228])" office:value-type="float" office:value="4.60901459145625" calcext:value-type="float">
            <text:p>4.6090145915</text:p>
          </table:table-cell>
          <table:table-cell table:formula="of:=['Limacon trisection'.C228]*COS(['Limacon trisection'.B228])" office:value-type="float" office:value="0.93565237947721" calcext:value-type="float">
            <text:p>0.9356523795</text:p>
          </table:table-cell>
          <table:table-cell table:formula="of:=['Limacon trisection'.C228]*SIN(['Limacon trisection'.B228])" office:value-type="float" office:value="-4.51304444128742" calcext:value-type="float">
            <text:p>-4.5130444413</text:p>
          </table:table-cell>
        </table:table-row>
        <table:table-row table:style-name="ro1">
          <table:table-cell/>
          <table:table-cell office:value-type="float" office:value="11.25" calcext:value-type="float">
            <text:p>11.25</text:p>
          </table:table-cell>
          <table:table-cell table:formula="of:=['Limacon trisection'.$C$2]+['Limacon trisection'.$C$3]*COS(['Limacon trisection'.B229])" office:value-type="float" office:value="4.75506895021526" calcext:value-type="float">
            <text:p>4.7550689502</text:p>
          </table:table-cell>
          <table:table-cell table:formula="of:=['Limacon trisection'.C229]*COS(['Limacon trisection'.B229])" office:value-type="float" office:value="1.19680164014674" calcext:value-type="float">
            <text:p>1.1968016401</text:p>
          </table:table-cell>
          <table:table-cell table:formula="of:=['Limacon trisection'.C229]*SIN(['Limacon trisection'.B229])" office:value-type="float" office:value="-4.60199375873581" calcext:value-type="float">
            <text:p>-4.6019937587</text:p>
          </table:table-cell>
        </table:table-row>
        <table:table-row table:style-name="ro1">
          <table:table-cell/>
          <table:table-cell office:value-type="float" office:value="11.3" calcext:value-type="float">
            <text:p>11.3</text:p>
          </table:table-cell>
          <table:table-cell table:formula="of:=['Limacon trisection'.$C$2]+['Limacon trisection'.$C$3]*COS(['Limacon trisection'.B230])" office:value-type="float" office:value="4.89923602983104" calcext:value-type="float">
            <text:p>4.8992360298</text:p>
          </table:table-cell>
          <table:table-cell table:formula="of:=['Limacon trisection'.C230]*COS(['Limacon trisection'.B230])" office:value-type="float" office:value="1.46852318555683" calcext:value-type="float">
            <text:p>1.4685231856</text:p>
          </table:table-cell>
          <table:table-cell table:formula="of:=['Limacon trisection'.C230]*SIN(['Limacon trisection'.B230])" office:value-type="float" office:value="-4.6739654822727" calcext:value-type="float">
            <text:p>-4.6739654823</text:p>
          </table:table-cell>
        </table:table-row>
        <table:table-row table:style-name="ro1">
          <table:table-cell/>
          <table:table-cell office:value-type="float" office:value="11.35" calcext:value-type="float">
            <text:p>11.35</text:p>
          </table:table-cell>
          <table:table-cell table:formula="of:=['Limacon trisection'.$C$2]+['Limacon trisection'.$C$3]*COS(['Limacon trisection'.B231])" office:value-type="float" office:value="5.04115548768531" calcext:value-type="float">
            <text:p>5.0411554877</text:p>
          </table:table-cell>
          <table:table-cell table:formula="of:=['Limacon trisection'.C231]*COS(['Limacon trisection'.B231])" office:value-type="float" office:value="1.74954223342617" calcext:value-type="float">
            <text:p>1.7495422334</text:p>
          </table:table-cell>
          <table:table-cell table:formula="of:=['Limacon trisection'.C231]*SIN(['Limacon trisection'.B231])" office:value-type="float" office:value="-4.7278272625465" calcext:value-type="float">
            <text:p>-4.7278272625</text:p>
          </table:table-cell>
        </table:table-row>
        <table:table-row table:style-name="ro1">
          <table:table-cell/>
          <table:table-cell office:value-type="float" office:value="11.4" calcext:value-type="float">
            <text:p>11.4</text:p>
          </table:table-cell>
          <table:table-cell table:formula="of:=['Limacon trisection'.$C$2]+['Limacon trisection'.$C$3]*COS(['Limacon trisection'.B232])" office:value-type="float" office:value="5.18047259904367" calcext:value-type="float">
            <text:p>5.180472599</text:p>
          </table:table-cell>
          <table:table-cell table:formula="of:=['Limacon trisection'.C232]*COS(['Limacon trisection'.B232])" office:value-type="float" office:value="2.0384686510892" calcext:value-type="float">
            <text:p>2.0384686511</text:p>
          </table:table-cell>
          <table:table-cell table:formula="of:=['Limacon trisection'.C232]*SIN(['Limacon trisection'.B232])" office:value-type="float" office:value="-4.76255623672507" calcext:value-type="float">
            <text:p>-4.7625562367</text:p>
          </table:table-cell>
        </table:table-row>
        <table:table-row table:style-name="ro1">
          <table:table-cell/>
          <table:table-cell office:value-type="float" office:value="11.45" calcext:value-type="float">
            <text:p>11.45</text:p>
          </table:table-cell>
          <table:table-cell table:formula="of:=['Limacon trisection'.$C$2]+['Limacon trisection'.$C$3]*COS(['Limacon trisection'.B233])" office:value-type="float" office:value="5.31683914368266" calcext:value-type="float">
            <text:p>5.3168391437</text:p>
          </table:table-cell>
          <table:table-cell table:formula="of:=['Limacon trisection'.C233]*COS(['Limacon trisection'.B233])" office:value-type="float" office:value="2.33380730168851" calcext:value-type="float">
            <text:p>2.3338073017</text:p>
          </table:table-cell>
          <table:table-cell table:formula="of:=['Limacon trisection'.C233]*SIN(['Limacon trisection'.B233])" office:value-type="float" office:value="-4.77725046008492" calcext:value-type="float">
            <text:p>-4.7772504601</text:p>
          </table:table-cell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table:formula="of:=['Limacon trisection'.$C$2]+['Limacon trisection'.$C$3]*COS(['Limacon trisection'.B234])" office:value-type="float" office:value="5.44991427625902" calcext:value-type="float">
            <text:p>5.4499142763</text:p>
          </table:table-cell>
          <table:table-cell table:formula="of:=['Limacon trisection'.C234]*COS(['Limacon trisection'.B234])" office:value-type="float" office:value="2.63396950451193" calcext:value-type="float">
            <text:p>2.6339695045</text:p>
          </table:table-cell>
          <table:table-cell table:formula="of:=['Limacon trisection'.C234]*SIN(['Limacon trisection'.B234])" office:value-type="float" office:value="-4.77113930501647" calcext:value-type="float">
            <text:p>-4.771139305</text:p>
          </table:table-cell>
        </table:table-row>
        <table:table-row table:style-name="ro1">
          <table:table-cell/>
          <table:table-cell office:value-type="float" office:value="11.55" calcext:value-type="float">
            <text:p>11.55</text:p>
          </table:table-cell>
          <table:table-cell table:formula="of:=['Limacon trisection'.$C$2]+['Limacon trisection'.$C$3]*COS(['Limacon trisection'.B235])" office:value-type="float" office:value="5.57936537824548" calcext:value-type="float">
            <text:p>5.5793653782</text:p>
          </table:table-cell>
          <table:table-cell table:formula="of:=['Limacon trisection'.C235]*COS(['Limacon trisection'.B235])" office:value-type="float" office:value="2.93728550366081" calcext:value-type="float">
            <text:p>2.9372855037</text:p>
          </table:table-cell>
          <table:table-cell table:formula="of:=['Limacon trisection'.C235]*SIN(['Limacon trisection'.B235])" office:value-type="float" office:value="-4.74359272007499" calcext:value-type="float">
            <text:p>-4.7435927201</text:p>
          </table:table-cell>
        </table:table-row>
        <table:table-row table:style-name="ro1">
          <table:table-cell/>
          <table:table-cell office:value-type="float" office:value="11.6" calcext:value-type="float">
            <text:p>11.6</text:p>
          </table:table-cell>
          <table:table-cell table:formula="of:=['Limacon trisection'.$C$2]+['Limacon trisection'.$C$3]*COS(['Limacon trisection'.B236])" office:value-type="float" office:value="5.70486888930392" calcext:value-type="float">
            <text:p>5.7048688893</text:p>
          </table:table-cell>
          <table:table-cell table:formula="of:=['Limacon trisection'.C236]*COS(['Limacon trisection'.B236])" office:value-type="float" office:value="3.24201782897736" calcext:value-type="float">
            <text:p>3.242017829</text:p>
          </table:table-cell>
          <table:table-cell table:formula="of:=['Limacon trisection'.C236]*SIN(['Limacon trisection'.B236])" office:value-type="float" office:value="-4.69412925266664" calcext:value-type="float">
            <text:p>-4.6941292527</text:p>
          </table:table-cell>
        </table:table-row>
        <table:table-row table:style-name="ro1">
          <table:table-cell/>
          <table:table-cell office:value-type="float" office:value="11.65" calcext:value-type="float">
            <text:p>11.65</text:p>
          </table:table-cell>
          <table:table-cell table:formula="of:=['Limacon trisection'.$C$2]+['Limacon trisection'.$C$3]*COS(['Limacon trisection'.B237])" office:value-type="float" office:value="5.82611111601766" calcext:value-type="float">
            <text:p>5.826111116</text:p>
          </table:table-cell>
          <table:table-cell table:formula="of:=['Limacon trisection'.C237]*COS(['Limacon trisection'.B237])" office:value-type="float" office:value="3.54637542403796" calcext:value-type="float">
            <text:p>3.546375424</text:p>
          </table:table-cell>
          <table:table-cell table:formula="of:=['Limacon trisection'.C237]*SIN(['Limacon trisection'.B237])" office:value-type="float" office:value="-4.62242275089201" calcext:value-type="float">
            <text:p>-4.6224227509</text:p>
          </table:table-cell>
        </table:table-row>
        <table:table-row table:style-name="ro1">
          <table:table-cell/>
          <table:table-cell office:value-type="float" office:value="11.7" calcext:value-type="float">
            <text:p>11.7</text:p>
          </table:table-cell>
          <table:table-cell table:formula="of:=['Limacon trisection'.$C$2]+['Limacon trisection'.$C$3]*COS(['Limacon trisection'.B238])" office:value-type="float" office:value="5.94278901596163" calcext:value-type="float">
            <text:p>5.942789016</text:p>
          </table:table-cell>
          <table:table-cell table:formula="of:=['Limacon trisection'.C238]*COS(['Limacon trisection'.B238])" office:value-type="float" office:value="3.84852840812922" calcext:value-type="float">
            <text:p>3.8485284081</text:p>
          </table:table-cell>
          <table:table-cell table:formula="of:=['Limacon trisection'.C238]*SIN(['Limacon trisection'.B238])" office:value-type="float" office:value="-4.52830767285711" calcext:value-type="float">
            <text:p>-4.5283076729</text:p>
          </table:table-cell>
        </table:table-row>
        <table:table-row table:style-name="ro1">
          <table:table-cell/>
          <table:table-cell office:value-type="float" office:value="11.75" calcext:value-type="float">
            <text:p>11.75</text:p>
          </table:table-cell>
          <table:table-cell table:formula="of:=['Limacon trisection'.$C$2]+['Limacon trisection'.$C$3]*COS(['Limacon trisection'.B239])" office:value-type="float" office:value="6.05461095515066" calcext:value-type="float">
            <text:p>6.0546109552</text:p>
          </table:table-cell>
          <table:table-cell table:formula="of:=['Limacon trisection'.C239]*COS(['Limacon trisection'.B239])" office:value-type="float" office:value="4.14662333254258" calcext:value-type="float">
            <text:p>4.1466233325</text:p>
          </table:table-cell>
          <table:table-cell table:formula="of:=['Limacon trisection'.C239]*SIN(['Limacon trisection'.B239])" office:value-type="float" office:value="-4.41178294527778" calcext:value-type="float">
            <text:p>-4.4117829453</text:p>
          </table:table-cell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 table:formula="of:=['Limacon trisection'.$C$2]+['Limacon trisection'.$C$3]*COS(['Limacon trisection'.B240])" office:value-type="float" office:value="6.16129743697252" calcext:value-type="float">
            <text:p>6.161297437</text:p>
          </table:table-cell>
          <table:table-cell table:formula="of:=['Limacon trisection'.C240]*COS(['Limacon trisection'.B240])" office:value-type="float" office:value="4.43879878631801" calcext:value-type="float">
            <text:p>4.4387987863</text:p>
          </table:table-cell>
          <table:table-cell table:formula="of:=['Limacon trisection'.C240]*SIN(['Limacon trisection'.B240])" office:value-type="float" office:value="-4.27301432731343" calcext:value-type="float">
            <text:p>-4.2730143273</text:p>
          </table:table-cell>
        </table:table-row>
        <table:table-row table:style-name="ro1">
          <table:table-cell/>
          <table:table-cell office:value-type="float" office:value="11.85" calcext:value-type="float">
            <text:p>11.85</text:p>
          </table:table-cell>
          <table:table-cell table:formula="of:=['Limacon trisection'.$C$2]+['Limacon trisection'.$C$3]*COS(['Limacon trisection'.B241])" office:value-type="float" office:value="6.26258180078388" calcext:value-type="float">
            <text:p>6.2625818008</text:p>
          </table:table-cell>
          <table:table-cell table:formula="of:=['Limacon trisection'.C241]*COS(['Limacon trisection'.B241])" office:value-type="float" office:value="4.72320120279133" calcext:value-type="float">
            <text:p>4.7232012028</text:p>
          </table:table-cell>
          <table:table-cell table:formula="of:=['Limacon trisection'.C241]*SIN(['Limacon trisection'.B241])" office:value-type="float" office:value="-4.1123352501298" calcext:value-type="float">
            <text:p>-4.1123352501</text:p>
          </table:table-cell>
        </table:table-row>
        <table:table-row table:style-name="ro1">
          <table:table-cell/>
          <table:table-cell office:value-type="float" office:value="11.9" calcext:value-type="float">
            <text:p>11.9</text:p>
          </table:table-cell>
          <table:table-cell table:formula="of:=['Limacon trisection'.$C$2]+['Limacon trisection'.$C$3]*COS(['Limacon trisection'.B242])" office:value-type="float" office:value="6.35821088842312" calcext:value-type="float">
            <text:p>6.3582108884</text:p>
          </table:table-cell>
          <table:table-cell table:formula="of:=['Limacon trisection'.C242]*COS(['Limacon trisection'.B242])" office:value-type="float" office:value="4.99800071598994" calcext:value-type="float">
            <text:p>4.998000716</text:p>
          </table:table-cell>
          <table:table-cell table:formula="of:=['Limacon trisection'.C242]*SIN(['Limacon trisection'.B242])" office:value-type="float" office:value="-3.93024611756393" calcext:value-type="float">
            <text:p>-3.9302461176</text:p>
          </table:table-cell>
        </table:table-row>
        <table:table-row table:style-name="ro1">
          <table:table-cell/>
          <table:table-cell office:value-type="float" office:value="11.95" calcext:value-type="float">
            <text:p>11.95</text:p>
          </table:table-cell>
          <table:table-cell table:formula="of:=['Limacon trisection'.$C$2]+['Limacon trisection'.$C$3]*COS(['Limacon trisection'.B243])" office:value-type="float" office:value="6.44794567697378" calcext:value-type="float">
            <text:p>6.447945677</text:p>
          </table:table-cell>
          <table:table-cell table:formula="of:=['Limacon trisection'.C243]*COS(['Limacon trisection'.B243])" office:value-type="float" office:value="5.26140691510325" calcext:value-type="float">
            <text:p>5.2614069151</text:p>
          </table:table-cell>
          <table:table-cell table:formula="of:=['Limacon trisection'.C243]*SIN(['Limacon trisection'.B243])" office:value-type="float" office:value="-3.72741206830001" calcext:value-type="float">
            <text:p>-3.727412068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'Limacon trisection'.$C$2]+['Limacon trisection'.$C$3]*COS(['Limacon trisection'.B244])" office:value-type="float" office:value="6.53156187619748" calcext:value-type="float">
            <text:p>6.5315618762</text:p>
          </table:table-cell>
          <table:table-cell table:formula="of:=['Limacon trisection'.C244]*COS(['Limacon trisection'.B244])" office:value-type="float" office:value="5.51168434593546" calcext:value-type="float">
            <text:p>5.5116843459</text:p>
          </table:table-cell>
          <table:table-cell table:formula="of:=['Limacon trisection'.C244]*SIN(['Limacon trisection'.B244])" office:value-type="float" office:value="-3.50465921501168" calcext:value-type="float">
            <text:p>-3.504659215</text:p>
          </table:table-cell>
        </table:table-row>
        <table:table-row table:style-name="ro1">
          <table:table-cell/>
          <table:table-cell office:value-type="float" office:value="12.05" calcext:value-type="float">
            <text:p>12.05</text:p>
          </table:table-cell>
          <table:table-cell table:formula="of:=['Limacon trisection'.$C$2]+['Limacon trisection'.$C$3]*COS(['Limacon trisection'.B245])" office:value-type="float" office:value="6.60885048914262" calcext:value-type="float">
            <text:p>6.6088504891</text:p>
          </table:table-cell>
          <table:table-cell table:formula="of:=['Limacon trisection'.C245]*COS(['Limacon trisection'.B245])" office:value-type="float" office:value="5.74716761042338" calcext:value-type="float">
            <text:p>5.7471676104</text:p>
          </table:table-cell>
          <table:table-cell table:formula="of:=['Limacon trisection'.C245]*SIN(['Limacon trisection'.B245])" office:value-type="float" office:value="-3.26296939083728" calcext:value-type="float">
            <text:p>-3.2629693908</text:p>
          </table:table-cell>
        </table:table-row>
        <table:table-row table:style-name="ro1">
          <table:table-cell/>
          <table:table-cell office:value-type="float" office:value="12.1" calcext:value-type="float">
            <text:p>12.1</text:p>
          </table:table-cell>
          <table:table-cell table:formula="of:=['Limacon trisection'.$C$2]+['Limacon trisection'.$C$3]*COS(['Limacon trisection'.B246])" office:value-type="float" office:value="6.67961833452797" calcext:value-type="float">
            <text:p>6.6796183345</text:p>
          </table:table-cell>
          <table:table-cell table:formula="of:=['Limacon trisection'.C246]*COS(['Limacon trisection'.B246])" office:value-type="float" office:value="5.9662759189501" calcext:value-type="float">
            <text:p>5.966275919</text:p>
          </table:table-cell>
          <table:table-cell table:formula="of:=['Limacon trisection'.C246]*SIN(['Limacon trisection'.B246])" office:value-type="float" office:value="-3.00347344817934" calcext:value-type="float">
            <text:p>-3.0034734482</text:p>
          </table:table-cell>
        </table:table-row>
        <table:table-row table:style-name="ro1">
          <table:table-cell/>
          <table:table-cell office:value-type="float" office:value="12.15" calcext:value-type="float">
            <text:p>12.15</text:p>
          </table:table-cell>
          <table:table-cell table:formula="of:=['Limacon trisection'.$C$2]+['Limacon trisection'.$C$3]*COS(['Limacon trisection'.B247])" office:value-type="float" office:value="6.74368852959525" calcext:value-type="float">
            <text:p>6.7436885296</text:p>
          </table:table-cell>
          <table:table-cell table:formula="of:=['Limacon trisection'.C247]*COS(['Limacon trisection'.B247])" office:value-type="float" office:value="6.16752695527119" calcext:value-type="float">
            <text:p>6.1675269553</text:p>
          </table:table-cell>
          <table:table-cell table:formula="of:=['Limacon trisection'.C247]*SIN(['Limacon trisection'.B247])" office:value-type="float" office:value="-2.7274431690134" calcext:value-type="float">
            <text:p>-2.727443169</text:p>
          </table:table-cell>
        </table:table-row>
        <table:table-row table:style-name="ro1">
          <table:table-cell/>
          <table:table-cell office:value-type="float" office:value="12.2" calcext:value-type="float">
            <text:p>12.2</text:p>
          </table:table-cell>
          <table:table-cell table:formula="of:=['Limacon trisection'.$C$2]+['Limacon trisection'.$C$3]*COS(['Limacon trisection'.B248])" office:value-type="float" office:value="6.80090093222391" calcext:value-type="float">
            <text:p>6.8009009322</text:p>
          </table:table-cell>
          <table:table-cell table:formula="of:=['Limacon trisection'.C248]*COS(['Limacon trisection'.B248])" office:value-type="float" office:value="6.34954992034281" calcext:value-type="float">
            <text:p>6.3495499203</text:p>
          </table:table-cell>
          <table:table-cell table:formula="of:=['Limacon trisection'.C248]*SIN(['Limacon trisection'.B248])" office:value-type="float" office:value="-2.43628185951435" calcext:value-type="float">
            <text:p>-2.4362818595</text:p>
          </table:table-cell>
        </table:table-row>
        <table:table-row table:style-name="ro1">
          <table:table-cell/>
          <table:table-cell office:value-type="float" office:value="12.25" calcext:value-type="float">
            <text:p>12.25</text:p>
          </table:table-cell>
          <table:table-cell table:formula="of:=['Limacon trisection'.$C$2]+['Limacon trisection'.$C$3]*COS(['Limacon trisection'.B249])" office:value-type="float" office:value="6.85111254120302" calcext:value-type="float">
            <text:p>6.8511125412</text:p>
          </table:table-cell>
          <table:table-cell table:formula="of:=['Limacon trisection'.C249]*COS(['Limacon trisection'.B249])" office:value-type="float" office:value="6.51109762913908" calcext:value-type="float">
            <text:p>6.5110976291</text:p>
          </table:table-cell>
          <table:table-cell table:formula="of:=['Limacon trisection'.C249]*SIN(['Limacon trisection'.B249])" office:value-type="float" office:value="-2.1315137147222" calcext:value-type="float">
            <text:p>-2.1315137147</text:p>
          </table:table-cell>
        </table:table-row>
        <table:table-row table:style-name="ro1">
          <table:table-cell/>
          <table:table-cell office:value-type="float" office:value="12.3" calcext:value-type="float">
            <text:p>12.3</text:p>
          </table:table-cell>
          <table:table-cell table:formula="of:=['Limacon trisection'.$C$2]+['Limacon trisection'.$C$3]*COS(['Limacon trisection'.B250])" office:value-type="float" office:value="6.89419785365983" calcext:value-type="float">
            <text:p>6.8941978537</text:p>
          </table:table-cell>
          <table:table-cell table:formula="of:=['Limacon trisection'.C250]*COS(['Limacon trisection'.B250])" office:value-type="float" office:value="6.65105754358949" calcext:value-type="float">
            <text:p>6.6510575436</text:p>
          </table:table-cell>
          <table:table-cell table:formula="of:=['Limacon trisection'.C250]*SIN(['Limacon trisection'.B250])" office:value-type="float" office:value="-1.81477205104914" calcext:value-type="float">
            <text:p>-1.814772051</text:p>
          </table:table-cell>
        </table:table-row>
        <table:table-row table:style-name="ro1">
          <table:table-cell/>
          <table:table-cell office:value-type="float" office:value="12.35" calcext:value-type="float">
            <text:p>12.35</text:p>
          </table:table-cell>
          <table:table-cell table:formula="of:=['Limacon trisection'.$C$2]+['Limacon trisection'.$C$3]*COS(['Limacon trisection'.B251])" office:value-type="float" office:value="6.93004917875159" calcext:value-type="float">
            <text:p>6.9300491788</text:p>
          </table:table-cell>
          <table:table-cell table:formula="of:=['Limacon trisection'.C251]*COS(['Limacon trisection'.B251])" office:value-type="float" office:value="6.76846163496975" calcext:value-type="float">
            <text:p>6.768461635</text:p>
          </table:table-cell>
          <table:table-cell table:formula="of:=['Limacon trisection'.C251]*SIN(['Limacon trisection'.B251])" office:value-type="float" office:value="-1.48778651555196" calcext:value-type="float">
            <text:p>-1.4877865156</text:p>
          </table:table-cell>
        </table:table-row>
        <table:table-row table:style-name="ro1">
          <table:table-cell/>
          <table:table-cell office:value-type="float" office:value="12.4" calcext:value-type="float">
            <text:p>12.4</text:p>
          </table:table-cell>
          <table:table-cell table:formula="of:=['Limacon trisection'.$C$2]+['Limacon trisection'.$C$3]*COS(['Limacon trisection'.B252])" office:value-type="float" office:value="6.95857690683659" calcext:value-type="float">
            <text:p>6.9585769068</text:p>
          </table:table-cell>
          <table:table-cell table:formula="of:=['Limacon trisection'.C252]*COS(['Limacon trisection'.B252])" office:value-type="float" office:value="6.86249498033771" calcext:value-type="float">
            <text:p>6.8624949803</text:p>
          </table:table-cell>
          <table:table-cell table:formula="of:=['Limacon trisection'.C252]*SIN(['Limacon trisection'.B252])" office:value-type="float" office:value="-1.15236939095032" calcext:value-type="float">
            <text:p>-1.152369391</text:p>
          </table:table-cell>
        </table:table-row>
        <table:table-row table:style-name="ro1">
          <table:table-cell/>
          <table:table-cell office:value-type="float" office:value="12.45" calcext:value-type="float">
            <text:p>12.45</text:p>
          </table:table-cell>
          <table:table-cell table:formula="of:=['Limacon trisection'.$C$2]+['Limacon trisection'.$C$3]*COS(['Limacon trisection'.B253])" office:value-type="float" office:value="6.97970973345157" calcext:value-type="float">
            <text:p>6.9797097335</text:p>
          </table:table-cell>
          <table:table-cell table:formula="of:=['Limacon trisection'.C253]*COS(['Limacon trisection'.B253])" office:value-type="float" office:value="6.93250300981075" calcext:value-type="float">
            <text:p>6.9325030098</text:p>
          </table:table-cell>
          <table:table-cell table:formula="of:=['Limacon trisection'.C253]*SIN(['Limacon trisection'.B253])" office:value-type="float" office:value="-0.810401124260927" calcext:value-type="float">
            <text:p>-0.8104011243</text:p>
          </table:table-cell>
        </table:table-row>
        <table:table-row table:style-name="ro1">
          <table:table-cell/>
          <table:table-cell office:value-type="float" office:value="12.5" calcext:value-type="float">
            <text:p>12.5</text:p>
          </table:table-cell>
          <table:table-cell table:formula="of:=['Limacon trisection'.$C$2]+['Limacon trisection'.$C$3]*COS(['Limacon trisection'.B254])" office:value-type="float" office:value="6.99339483753574" calcext:value-type="float">
            <text:p>6.9933948375</text:p>
          </table:table-cell>
          <table:table-cell table:formula="of:=['Limacon trisection'.C254]*COS(['Limacon trisection'.B254])" office:value-type="float" office:value="6.97799733450953" calcext:value-type="float">
            <text:p>6.9779973345</text:p>
          </table:table-cell>
          <table:table-cell table:formula="of:=['Limacon trisection'.C254]*SIN(['Limacon trisection'.B254])" office:value-type="float" office:value="-0.463815214551462" calcext:value-type="float">
            <text:p>-0.4638152146</text:p>
          </table:table-cell>
        </table:table-row>
        <table:table-row table:style-name="ro1">
          <table:table-cell/>
          <table:table-cell office:value-type="float" office:value="12.55" calcext:value-type="float">
            <text:p>12.55</text:p>
          </table:table-cell>
          <table:table-cell table:formula="of:=['Limacon trisection'.$C$2]+['Limacon trisection'.$C$3]*COS(['Limacon trisection'.B255])" office:value-type="float" office:value="6.99959801345598" calcext:value-type="float">
            <text:p>6.9995980135</text:p>
          </table:table-cell>
          <table:table-cell table:formula="of:=['Limacon trisection'.C255]*COS(['Limacon trisection'.B255])" office:value-type="float" office:value="6.99866009871764" calcext:value-type="float">
            <text:p>6.9986600987</text:p>
          </table:table-cell>
          <table:table-cell table:formula="of:=['Limacon trisection'.C255]*SIN(['Limacon trisection'.B255])" office:value-type="float" office:value="-0.114582601621633" calcext:value-type="float">
            <text:p>-0.1145826016</text:p>
          </table:table-cell>
        </table:table-row>
        <table:table-row table:style-name="ro1">
          <table:table-cell/>
          <table:table-cell office:value-type="float" office:value="12.6" calcext:value-type="float">
            <text:p>12.6</text:p>
          </table:table-cell>
          <table:table-cell table:formula="of:=['Limacon trisection'.$C$2]+['Limacon trisection'.$C$3]*COS(['Limacon trisection'.B256])" office:value-type="float" office:value="6.99830375650301" calcext:value-type="float">
            <text:p>6.9983037565</text:p>
          </table:table-cell>
          <table:table-cell table:formula="of:=['Limacon trisection'.C256]*COS(['Limacon trisection'.B256])" office:value-type="float" office:value="6.99434681409071" calcext:value-type="float">
            <text:p>6.9943468141</text:p>
          </table:table-cell>
          <table:table-cell table:formula="of:=['Limacon trisection'.C256]*SIN(['Limacon trisection'.B256])" office:value-type="float" office:value="0.235304297672759" calcext:value-type="float">
            <text:p>0.2353042977</text:p>
          </table:table-cell>
        </table:table-row>
        <table:table-row table:style-name="ro1">
          <table:table-cell/>
          <table:table-cell office:value-type="float" office:value="12.65" calcext:value-type="float">
            <text:p>12.65</text:p>
          </table:table-cell>
          <table:table-cell table:formula="of:=['Limacon trisection'.$C$2]+['Limacon trisection'.$C$3]*COS(['Limacon trisection'.B257])" office:value-type="float" office:value="6.98951530164521" calcext:value-type="float">
            <text:p>6.9895153016</text:p>
          </table:table-cell>
          <table:table-cell table:formula="of:=['Limacon trisection'.C257]*COS(['Limacon trisection'.B257])" office:value-type="float" office:value="6.96508764845055" calcext:value-type="float">
            <text:p>6.9650876485</text:p>
          </table:table-cell>
          <table:table-cell table:formula="of:=['Limacon trisection'.C257]*SIN(['Limacon trisection'.B257])" office:value-type="float" office:value="0.583847755270172" calcext:value-type="float">
            <text:p>0.5838477553</text:p>
          </table:table-cell>
        </table:table-row>
        <table:table-row table:style-name="ro1">
          <table:table-cell/>
          <table:table-cell office:value-type="float" office:value="12.7" calcext:value-type="float">
            <text:p>12.7</text:p>
          </table:table-cell>
          <table:table-cell table:formula="of:=['Limacon trisection'.$C$2]+['Limacon trisection'.$C$3]*COS(['Limacon trisection'.B258])" office:value-type="float" office:value="6.97325461544276" calcext:value-type="float">
            <text:p>6.9732546154</text:p>
          </table:table-cell>
          <table:table-cell table:formula="of:=['Limacon trisection'.C258]*COS(['Limacon trisection'.B258])" office:value-type="float" office:value="6.91108715667424" calcext:value-type="float">
            <text:p>6.9110871567</text:p>
          </table:table-cell>
          <table:table-cell table:formula="of:=['Limacon trisection'.C258]*SIN(['Limacon trisection'.B258])" office:value-type="float" office:value="0.929060947756473" calcext:value-type="float">
            <text:p>0.9290609478</text:p>
          </table:table-cell>
        </table:table-row>
        <table:table-row table:style-name="ro1">
          <table:table-cell/>
          <table:table-cell office:value-type="float" office:value="12.75" calcext:value-type="float">
            <text:p>12.75</text:p>
          </table:table-cell>
          <table:table-cell table:formula="of:=['Limacon trisection'.$C$2]+['Limacon trisection'.$C$3]*COS(['Limacon trisection'.B259])" office:value-type="float" office:value="6.94956234114278" calcext:value-type="float">
            <text:p>6.9495623411</text:p>
          </table:table-cell>
          <table:table-cell table:formula="of:=['Limacon trisection'.C259]*COS(['Limacon trisection'.B259])" office:value-type="float" office:value="6.83272245628625" calcext:value-type="float">
            <text:p>6.8327224563</text:p>
          </table:table-cell>
          <table:table-cell table:formula="of:=['Limacon trisection'.C259]*SIN(['Limacon trisection'.B259])" office:value-type="float" office:value="1.26898406955779" calcext:value-type="float">
            <text:p>1.2689840696</text:p>
          </table:table-cell>
        </table:table-row>
        <table:table-row table:style-name="ro1">
          <table:table-cell/>
          <table:table-cell office:value-type="float" office:value="12.8" calcext:value-type="float">
            <text:p>12.8</text:p>
          </table:table-cell>
          <table:table-cell table:formula="of:=['Limacon trisection'.$C$2]+['Limacon trisection'.$C$3]*COS(['Limacon trisection'.B260])" office:value-type="float" office:value="6.91849769709231" calcext:value-type="float">
            <text:p>6.9184976971</text:p>
          </table:table-cell>
          <table:table-cell table:formula="of:=['Limacon trisection'.C260]*COS(['Limacon trisection'.B260])" office:value-type="float" office:value="6.73053986543411" calcext:value-type="float">
            <text:p>6.7305398654</text:p>
          </table:table-cell>
          <table:table-cell table:formula="of:=['Limacon trisection'.C260]*SIN(['Limacon trisection'.B260])" office:value-type="float" office:value="1.60170019181924" calcext:value-type="float">
            <text:p>1.6017001918</text:p>
          </table:table-cell>
        </table:table-row>
        <table:table-row table:style-name="ro1">
          <table:table-cell/>
          <table:table-cell office:value-type="float" office:value="12.85" calcext:value-type="float">
            <text:p>12.85</text:p>
          </table:table-cell>
          <table:table-cell table:formula="of:=['Limacon trisection'.$C$2]+['Limacon trisection'.$C$3]*COS(['Limacon trisection'.B261])" office:value-type="float" office:value="6.88013832872333" calcext:value-type="float">
            <text:p>6.8801383287</text:p>
          </table:table-cell>
          <table:table-cell table:formula="of:=['Limacon trisection'.C261]*COS(['Limacon trisection'.B261])" office:value-type="float" office:value="6.60525003582483" calcext:value-type="float">
            <text:p>6.6052500358</text:p>
          </table:table-cell>
          <table:table-cell table:formula="of:=['Limacon trisection'.C261]*SIN(['Limacon trisection'.B261])" office:value-type="float" office:value="1.92535071781841" calcext:value-type="float">
            <text:p>1.9253507178</text:p>
          </table:table-cell>
        </table:table-row>
        <table:table-row table:style-name="ro1">
          <table:table-cell/>
          <table:table-cell office:value-type="float" office:value="12.9" calcext:value-type="float">
            <text:p>12.9</text:p>
          </table:table-cell>
          <table:table-cell table:formula="of:=['Limacon trisection'.$C$2]+['Limacon trisection'.$C$3]*COS(['Limacon trisection'.B262])" office:value-type="float" office:value="6.83458011447958" calcext:value-type="float">
            <text:p>6.8345801145</text:p>
          </table:table-cell>
          <table:table-cell table:formula="of:=['Limacon trisection'.C262]*COS(['Limacon trisection'.B262])" office:value-type="float" office:value="6.4577216277738" calcext:value-type="float">
            <text:p>6.4577216278</text:p>
          </table:table-cell>
          <table:table-cell table:formula="of:=['Limacon trisection'.C262]*SIN(['Limacon trisection'.B262])" office:value-type="float" office:value="2.23815028973083" calcext:value-type="float">
            <text:p>2.2381502897</text:p>
          </table:table-cell>
        </table:table-row>
        <table:table-row table:style-name="ro1">
          <table:table-cell/>
          <table:table-cell office:value-type="float" office:value="12.95" calcext:value-type="float">
            <text:p>12.95</text:p>
          </table:table-cell>
          <table:table-cell table:formula="of:=['Limacon trisection'.$C$2]+['Limacon trisection'.$C$3]*COS(['Limacon trisection'.B263])" office:value-type="float" office:value="6.78193692617043" calcext:value-type="float">
            <text:p>6.7819369262</text:p>
          </table:table-cell>
          <table:table-cell table:formula="of:=['Limacon trisection'.C263]*COS(['Limacon trisection'.B263])" office:value-type="float" office:value="6.28897358862409" calcext:value-type="float">
            <text:p>6.2889735886</text:p>
          </table:table-cell>
          <table:table-cell table:formula="of:=['Limacon trisection'.C263]*SIN(['Limacon trisection'.B263])" office:value-type="float" office:value="2.53840100696139" calcext:value-type="float">
            <text:p>2.53840100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'Limacon trisection'.$C$2]+['Limacon trisection'.$C$3]*COS(['Limacon trisection'.B264])" office:value-type="float" office:value="6.72234034435059" calcext:value-type="float">
            <text:p>6.7223403444</text:p>
          </table:table-cell>
          <table:table-cell table:formula="of:=['Limacon trisection'.C264]*COS(['Limacon trisection'.B264])" office:value-type="float" office:value="6.10016610929374" calcext:value-type="float">
            <text:p>6.1001661093</text:p>
          </table:table-cell>
          <table:table-cell table:formula="of:=['Limacon trisection'.C264]*SIN(['Limacon trisection'.B264])" office:value-type="float" office:value="2.82450582302597" calcext:value-type="float">
            <text:p>2.824505823</text:p>
          </table:table-cell>
        </table:table-row>
        <table:table-row table:style-name="ro1">
          <table:table-cell/>
          <table:table-cell office:value-type="float" office:value="13.05" calcext:value-type="float">
            <text:p>13.05</text:p>
          </table:table-cell>
          <table:table-cell table:formula="of:=['Limacon trisection'.$C$2]+['Limacon trisection'.$C$3]*COS(['Limacon trisection'.B265])" office:value-type="float" office:value="6.65593932943732" calcext:value-type="float">
            <text:p>6.6559393294</text:p>
          </table:table-cell>
          <table:table-cell table:formula="of:=['Limacon trisection'.C265]*COS(['Limacon trisection'.B265])" office:value-type="float" office:value="5.89259034646707" calcext:value-type="float">
            <text:p>5.8925903465</text:p>
          </table:table-cell>
          <table:table-cell table:formula="of:=['Limacon trisection'.C265]*SIN(['Limacon trisection'.B265])" office:value-type="float" office:value="3.09498099604401" calcext:value-type="float">
            <text:p>3.094980996</text:p>
          </table:table-cell>
        </table:table-row>
        <table:table-row table:style-name="ro1">
          <table:table-cell/>
          <table:table-cell office:value-type="float" office:value="13.1" calcext:value-type="float">
            <text:p>13.1</text:p>
          </table:table-cell>
          <table:table-cell table:formula="of:=['Limacon trisection'.$C$2]+['Limacon trisection'.$C$3]*COS(['Limacon trisection'.B266])" office:value-type="float" office:value="6.58289984938692" calcext:value-type="float">
            <text:p>6.5828998494</text:p>
          </table:table-cell>
          <table:table-cell table:formula="of:=['Limacon trisection'.C266]*COS(['Limacon trisection'.B266])" office:value-type="float" office:value="5.66765700983688" calcext:value-type="float">
            <text:p>5.6676570098</text:p>
          </table:table-cell>
          <table:table-cell table:formula="of:=['Limacon trisection'.C266]*SIN(['Limacon trisection'.B266])" office:value-type="float" office:value="3.34846747720583" calcext:value-type="float">
            <text:p>3.3484674772</text:p>
          </table:table-cell>
        </table:table-row>
        <table:table-row table:style-name="ro1">
          <table:table-cell/>
          <table:table-cell office:value-type="float" office:value="13.15" calcext:value-type="float">
            <text:p>13.15</text:p>
          </table:table-cell>
          <table:table-cell table:formula="of:=['Limacon trisection'.$C$2]+['Limacon trisection'.$C$3]*COS(['Limacon trisection'.B267])" office:value-type="float" office:value="6.50340446486129" calcext:value-type="float">
            <text:p>6.5034044649</text:p>
          </table:table-cell>
          <table:table-cell table:formula="of:=['Limacon trisection'.C267]*COS(['Limacon trisection'.B267])" office:value-type="float" office:value="5.42688392471087" calcext:value-type="float">
            <text:p>5.4268839247</text:p>
          </table:table-cell>
          <table:table-cell table:formula="of:=['Limacon trisection'.C267]*SIN(['Limacon trisection'.B267])" office:value-type="float" office:value="3.5837411320145" calcext:value-type="float">
            <text:p>3.583741132</text:p>
          </table:table-cell>
        </table:table-row>
        <table:table-row table:style-name="ro1">
          <table:table-cell/>
          <table:table-cell office:value-type="float" office:value="13.2" calcext:value-type="float">
            <text:p>13.2</text:p>
          </table:table-cell>
          <table:table-cell table:formula="of:=['Limacon trisection'.$C$2]+['Limacon trisection'.$C$3]*COS(['Limacon trisection'.B268])" office:value-type="float" office:value="6.41765187292135" calcext:value-type="float">
            <text:p>6.4176518729</text:p>
          </table:table-cell>
          <table:table-cell table:formula="of:=['Limacon trisection'.C268]*COS(['Limacon trisection'.B268])" office:value-type="float" office:value="5.17188269010851" calcext:value-type="float">
            <text:p>5.1718826901</text:p>
          </table:table-cell>
          <table:table-cell table:formula="of:=['Limacon trisection'.C268]*SIN(['Limacon trisection'.B268])" office:value-type="float" office:value="3.79972170056794" calcext:value-type="float">
            <text:p>3.7997217006</text:p>
          </table:table-cell>
        </table:table-row>
        <table:table-row table:style-name="ro1">
          <table:table-cell/>
          <table:table-cell office:value-type="float" office:value="13.25" calcext:value-type="float">
            <text:p>13.25</text:p>
          </table:table-cell>
          <table:table-cell table:formula="of:=['Limacon trisection'.$C$2]+['Limacon trisection'.$C$3]*COS(['Limacon trisection'.B269])" office:value-type="float" office:value="6.32585641038786" calcext:value-type="float">
            <text:p>6.3258564104</text:p>
          </table:table-cell>
          <table:table-cell table:formula="of:=['Limacon trisection'.C269]*COS(['Limacon trisection'.B269])" office:value-type="float" office:value="4.90434456109793" calcext:value-type="float">
            <text:p>4.9043445611</text:p>
          </table:table-cell>
          <table:table-cell table:formula="of:=['Limacon trisection'.C269]*SIN(['Limacon trisection'.B269])" office:value-type="float" office:value="3.99548041552883" calcext:value-type="float">
            <text:p>3.9954804155</text:p>
          </table:table-cell>
        </table:table-row>
        <table:table-row table:style-name="ro1">
          <table:table-cell/>
          <table:table-cell office:value-type="float" office:value="13.3" calcext:value-type="float">
            <text:p>13.3</text:p>
          </table:table-cell>
          <table:table-cell table:formula="of:=['Limacon trisection'.$C$2]+['Limacon trisection'.$C$3]*COS(['Limacon trisection'.B270])" office:value-type="float" office:value="6.22824751811101" calcext:value-type="float">
            <text:p>6.2282475181</text:p>
          </table:table-cell>
          <table:table-cell table:formula="of:=['Limacon trisection'.C270]*COS(['Limacon trisection'.B270])" office:value-type="float" office:value="4.62602569147063" calcext:value-type="float">
            <text:p>4.6260256915</text:p>
          </table:table-cell>
          <table:table-cell table:formula="of:=['Limacon trisection'.C270]*SIN(['Limacon trisection'.B270])" office:value-type="float" office:value="4.17024620960317" calcext:value-type="float">
            <text:p>4.1702462096</text:p>
          </table:table-cell>
        </table:table-row>
        <table:table-row table:style-name="ro1">
          <table:table-cell/>
          <table:table-cell office:value-type="float" office:value="13.35" calcext:value-type="float">
            <text:p>13.35</text:p>
          </table:table-cell>
          <table:table-cell table:formula="of:=['Limacon trisection'.$C$2]+['Limacon trisection'.$C$3]*COS(['Limacon trisection'.B271])" office:value-type="float" office:value="6.12506916748775" calcext:value-type="float">
            <text:p>6.1250691675</text:p>
          </table:table-cell>
          <table:table-cell table:formula="of:=['Limacon trisection'.C271]*COS(['Limacon trisection'.B271])" office:value-type="float" office:value="4.3387318788527" calcext:value-type="float">
            <text:p>4.3387318789</text:p>
          </table:table-cell>
          <table:table-cell table:formula="of:=['Limacon trisection'.C271]*SIN(['Limacon trisection'.B271])" office:value-type="float" office:value="4.32341045818419" calcext:value-type="float">
            <text:p>4.3234104582</text:p>
          </table:table-cell>
        </table:table-row>
        <table:table-row table:style-name="ro1">
          <table:table-cell/>
          <table:table-cell office:value-type="float" office:value="13.4" calcext:value-type="float">
            <text:p>13.4</text:p>
          </table:table-cell>
          <table:table-cell table:formula="of:=['Limacon trisection'.$C$2]+['Limacon trisection'.$C$3]*COS(['Limacon trisection'.B272])" office:value-type="float" office:value="6.0165792506604" calcext:value-type="float">
            <text:p>6.0165792507</text:p>
          </table:table-cell>
          <table:table-cell table:formula="of:=['Limacon trisection'.C272]*COS(['Limacon trisection'.B272])" office:value-type="float" office:value="4.04430295894523" calcext:value-type="float">
            <text:p>4.0443029589</text:p>
          </table:table-cell>
          <table:table-cell table:formula="of:=['Limacon trisection'.C272]*SIN(['Limacon trisection'.B272])" office:value-type="float" office:value="4.45453021717713" calcext:value-type="float">
            <text:p>4.4545302172</text:p>
          </table:table-cell>
        </table:table-row>
        <table:table-row table:style-name="ro1">
          <table:table-cell/>
          <table:table-cell office:value-type="float" office:value="13.45" calcext:value-type="float">
            <text:p>13.45</text:p>
          </table:table-cell>
          <table:table-cell table:formula="of:=['Limacon trisection'.$C$2]+['Limacon trisection'.$C$3]*COS(['Limacon trisection'.B273])" office:value-type="float" office:value="5.90304893592058" calcext:value-type="float">
            <text:p>5.9030489359</text:p>
          </table:table-cell>
          <table:table-cell table:formula="of:=['Limacon trisection'.C273]*COS(['Limacon trisection'.B273])" office:value-type="float" office:value="3.74459699873026" calcext:value-type="float">
            <text:p>3.7445969987</text:p>
          </table:table-cell>
          <table:table-cell table:formula="of:=['Limacon trisection'.C273]*SIN(['Limacon trisection'.B273])" office:value-type="float" office:value="4.56332993076037" calcext:value-type="float">
            <text:p>4.5633299308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table:formula="of:=['Limacon trisection'.$C$2]+['Limacon trisection'.$C$3]*COS(['Limacon trisection'.B274])" office:value-type="float" office:value="5.78476198992968" calcext:value-type="float">
            <text:p>5.7847619899</text:p>
          </table:table-cell>
          <table:table-cell table:formula="of:=['Limacon trisection'.C274]*COS(['Limacon trisection'.B274])" office:value-type="float" office:value="3.44147444013881" calcext:value-type="float">
            <text:p>3.4414744401</text:p>
          </table:table-cell>
          <table:table-cell table:formula="of:=['Limacon trisection'.C274]*SIN(['Limacon trisection'.B274])" office:value-type="float" office:value="4.64970159881324" calcext:value-type="float">
            <text:p>4.6497015988</text:p>
          </table:table-cell>
        </table:table-row>
        <table:table-row table:style-name="ro1">
          <table:table-cell/>
          <table:table-cell office:value-type="float" office:value="13.55" calcext:value-type="float">
            <text:p>13.55</text:p>
          </table:table-cell>
          <table:table-cell table:formula="of:=['Limacon trisection'.$C$2]+['Limacon trisection'.$C$3]*COS(['Limacon trisection'.B275])" office:value-type="float" office:value="5.66201406845003" calcext:value-type="float">
            <text:p>5.6620140685</text:p>
          </table:table-cell>
          <table:table-cell table:formula="of:=['Limacon trisection'.C275]*COS(['Limacon trisection'.B275])" office:value-type="float" office:value="3.13678234584197" calcext:value-type="float">
            <text:p>3.1367823458</text:p>
          </table:table-cell>
          <table:table-cell table:formula="of:=['Limacon trisection'.C275]*SIN(['Limacon trisection'.B275])" office:value-type="float" office:value="4.71370340880079" calcext:value-type="float">
            <text:p>4.7137034088</text:p>
          </table:table-cell>
        </table:table-row>
        <table:table-row table:style-name="ro1">
          <table:table-cell/>
          <table:table-cell office:value-type="float" office:value="13.6" calcext:value-type="float">
            <text:p>13.6</text:p>
          </table:table-cell>
          <table:table-cell table:formula="of:=['Limacon trisection'.$C$2]+['Limacon trisection'.$C$3]*COS(['Limacon trisection'.B276])" office:value-type="float" office:value="5.53511197735945" calcext:value-type="float">
            <text:p>5.5351119774</text:p>
          </table:table-cell>
          <table:table-cell table:formula="of:=['Limacon trisection'.C276]*COS(['Limacon trisection'.B276])" office:value-type="float" office:value="2.83233889749007" calcext:value-type="float">
            <text:p>2.8323388975</text:p>
          </table:table-cell>
          <table:table-cell table:formula="of:=['Limacon trisection'.C276]*SIN(['Limacon trisection'.B276])" office:value-type="float" office:value="4.75555685190207" calcext:value-type="float">
            <text:p>4.7555568519</text:p>
          </table:table-cell>
        </table:table-row>
        <table:table-row table:style-name="ro1">
          <table:table-cell/>
          <table:table-cell office:value-type="float" office:value="13.65" calcext:value-type="float">
            <text:p>13.65</text:p>
          </table:table-cell>
          <table:table-cell table:formula="of:=['Limacon trisection'.$C$2]+['Limacon trisection'.$C$3]*COS(['Limacon trisection'.B277])" office:value-type="float" office:value="5.40437290579633" calcext:value-type="float">
            <text:p>5.4043729058</text:p>
          </table:table-cell>
          <table:table-cell table:formula="of:=['Limacon trisection'.C277]*COS(['Limacon trisection'.B277])" office:value-type="float" office:value="2.52991829390671" calcext:value-type="float">
            <text:p>2.5299182939</text:p>
          </table:table-cell>
          <table:table-cell table:formula="of:=['Limacon trisection'.C277]*SIN(['Limacon trisection'.B277])" office:value-type="float" office:value="4.77564235795161" calcext:value-type="float">
            <text:p>4.775642358</text:p>
          </table:table-cell>
        </table:table-row>
        <table:table-row table:style-name="ro1">
          <table:table-cell/>
          <table:table-cell office:value-type="float" office:value="13.7" calcext:value-type="float">
            <text:p>13.7</text:p>
          </table:table-cell>
          <table:table-cell table:formula="of:=['Limacon trisection'.$C$2]+['Limacon trisection'.$C$3]*COS(['Limacon trisection'.B278])" office:value-type="float" office:value="5.270123633352" calcext:value-type="float">
            <text:p>5.2701236334</text:p>
          </table:table-cell>
          <table:table-cell table:formula="of:=['Limacon trisection'.C278]*COS(['Limacon trisection'.B278])" office:value-type="float" office:value="2.23123619246909" calcext:value-type="float">
            <text:p>2.2312361925</text:p>
          </table:table-cell>
          <table:table-cell table:formula="of:=['Limacon trisection'.C278]*SIN(['Limacon trisection'.B278])" office:value-type="float" office:value="4.77449349818714" calcext:value-type="float">
            <text:p>4.7744934982</text:p>
          </table:table-cell>
        </table:table-row>
        <table:table-row table:style-name="ro1">
          <table:table-cell/>
          <table:table-cell office:value-type="float" office:value="13.75" calcext:value-type="float">
            <text:p>13.75</text:p>
          </table:table-cell>
          <table:table-cell table:formula="of:=['Limacon trisection'.$C$2]+['Limacon trisection'.$C$3]*COS(['Limacon trisection'.B279])" office:value-type="float" office:value="5.13269971329188" calcext:value-type="float">
            <text:p>5.1326997133</text:p>
          </table:table-cell>
          <table:table-cell table:formula="of:=['Limacon trisection'.C279]*COS(['Limacon trisection'.B279])" office:value-type="float" office:value="1.93793583121968" calcext:value-type="float">
            <text:p>1.9379358312</text:p>
          </table:table-cell>
          <table:table-cell table:formula="of:=['Limacon trisection'.C279]*SIN(['Limacon trisection'.B279])" office:value-type="float" office:value="4.75278981871716" calcext:value-type="float">
            <text:p>4.7527898187</text:p>
          </table:table-cell>
        </table:table-row>
        <table:table-row table:style-name="ro1">
          <table:table-cell/>
          <table:table-cell office:value-type="float" office:value="13.8" calcext:value-type="float">
            <text:p>13.8</text:p>
          </table:table-cell>
          <table:table-cell table:formula="of:=['Limacon trisection'.$C$2]+['Limacon trisection'.$C$3]*COS(['Limacon trisection'.B280])" office:value-type="float" office:value="4.99244463384714" calcext:value-type="float">
            <text:p>4.9924446338</text:p>
          </table:table-cell>
          <table:table-cell table:formula="of:=['Limacon trisection'.C280]*COS(['Limacon trisection'.B280])" office:value-type="float" office:value="1.65157496221352" calcext:value-type="float">
            <text:p>1.6515749622</text:p>
          </table:table-cell>
          <table:table-cell table:formula="of:=['Limacon trisection'.C280]*SIN(['Limacon trisection'.B280])" office:value-type="float" office:value="4.71134838090101" calcext:value-type="float">
            <text:p>4.7113483809</text:p>
          </table:table-cell>
        </table:table-row>
        <table:table-row table:style-name="ro1">
          <table:table-cell/>
          <table:table-cell office:value-type="float" office:value="13.85" calcext:value-type="float">
            <text:p>13.85</text:p>
          </table:table-cell>
          <table:table-cell table:formula="of:=['Limacon trisection'.$C$2]+['Limacon trisection'.$C$3]*COS(['Limacon trisection'.B281])" office:value-type="float" office:value="4.84970895967296" calcext:value-type="float">
            <text:p>4.8497089597</text:p>
          </table:table-cell>
          <table:table-cell table:formula="of:=['Limacon trisection'.C281]*COS(['Limacon trisection'.B281])" office:value-type="float" office:value="1.37361371828012" calcext:value-type="float">
            <text:p>1.3736137183</text:p>
          </table:table-cell>
          <table:table-cell table:formula="of:=['Limacon trisection'.C281]*SIN(['Limacon trisection'.B281])" office:value-type="float" office:value="4.65111409734107" calcext:value-type="float">
            <text:p>4.6511140973</text:p>
          </table:table-cell>
        </table:table-row>
        <table:table-row table:style-name="ro1">
          <table:table-cell/>
          <table:table-cell office:value-type="float" office:value="13.9" calcext:value-type="float">
            <text:p>13.9</text:p>
          </table:table-cell>
          <table:table-cell table:formula="of:=['Limacon trisection'.$C$2]+['Limacon trisection'.$C$3]*COS(['Limacon trisection'.B282])" office:value-type="float" office:value="4.70484945561947" calcext:value-type="float">
            <text:p>4.7048494556</text:p>
          </table:table-cell>
          <table:table-cell table:formula="of:=['Limacon trisection'.C282]*COS(['Limacon trisection'.B282])" office:value-type="float" office:value="1.10540352585498" calcext:value-type="float">
            <text:p>1.1054035259</text:p>
          </table:table-cell>
          <table:table-cell table:formula="of:=['Limacon trisection'.C282]*SIN(['Limacon trisection'.B282])" office:value-type="float" office:value="4.57314896379619" calcext:value-type="float">
            <text:p>4.5731489638</text:p>
          </table:table-cell>
        </table:table-row>
        <table:table-row table:style-name="ro1">
          <table:table-cell/>
          <table:table-cell office:value-type="float" office:value="13.95" calcext:value-type="float">
            <text:p>13.95</text:p>
          </table:table-cell>
          <table:table-cell table:formula="of:=['Limacon trisection'.$C$2]+['Limacon trisection'.$C$3]*COS(['Limacon trisection'.B283])" office:value-type="float" office:value="4.55822819500543" calcext:value-type="float">
            <text:p>4.558228195</text:p>
          </table:table-cell>
          <table:table-cell table:formula="of:=['Limacon trisection'.C283]*COS(['Limacon trisection'.B283])" office:value-type="float" office:value="0.848177165906917" calcext:value-type="float">
            <text:p>0.8481771659</text:p>
          </table:table-cell>
          <table:table-cell table:formula="of:=['Limacon trisection'.C283]*SIN(['Limacon trisection'.B283])" office:value-type="float" office:value="4.47862029792397" calcext:value-type="float">
            <text:p>4.478620297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'Limacon trisection'.$C$2]+['Limacon trisection'.$C$3]*COS(['Limacon trisection'.B284])" office:value-type="float" office:value="4.4102116546235" calcext:value-type="float">
            <text:p>4.4102116546</text:p>
          </table:table-cell>
          <table:table-cell table:formula="of:=['Limacon trisection'.C284]*COS(['Limacon trisection'.B284])" office:value-type="float" office:value="0.603040073360985" calcext:value-type="float">
            <text:p>0.6030400734</text:p>
          </table:table-cell>
          <table:table-cell table:formula="of:=['Limacon trisection'.C284]*SIN(['Limacon trisection'.B284])" office:value-type="float" office:value="4.36878810524128" calcext:value-type="float">
            <text:p>4.3687881052</text:p>
          </table:table-cell>
        </table:table-row>
        <table:table-row table:style-name="ro1">
          <table:table-cell/>
          <table:table-cell office:value-type="float" office:value="14.05" calcext:value-type="float">
            <text:p>14.05</text:p>
          </table:table-cell>
          <table:table-cell table:formula="of:=['Limacon trisection'.$C$2]+['Limacon trisection'.$C$3]*COS(['Limacon trisection'.B285])" office:value-type="float" office:value="4.26116979873911" calcext:value-type="float">
            <text:p>4.2611697987</text:p>
          </table:table-cell>
          <table:table-cell table:formula="of:=['Limacon trisection'.C285]*COS(['Limacon trisection'.B285])" office:value-type="float" office:value="0.370962952909956" calcext:value-type="float">
            <text:p>0.3709629529</text:p>
          </table:table-cell>
          <table:table-cell table:formula="of:=['Limacon trisection'.C285]*SIN(['Limacon trisection'.B285])" office:value-type="float" office:value="4.24499170096417" calcext:value-type="float">
            <text:p>4.244991701</text:p>
          </table:table-cell>
        </table:table-row>
        <table:table-row table:style-name="ro1">
          <table:table-cell/>
          <table:table-cell office:value-type="float" office:value="14.1" calcext:value-type="float">
            <text:p>14.1</text:p>
          </table:table-cell>
          <table:table-cell table:formula="of:=['Limacon trisection'.$C$2]+['Limacon trisection'.$C$3]*COS(['Limacon trisection'.B286])" office:value-type="float" office:value="4.11147515437248" calcext:value-type="float">
            <text:p>4.1114751544</text:p>
          </table:table-cell>
          <table:table-cell table:formula="of:=['Limacon trisection'.C286]*COS(['Limacon trisection'.B286])" office:value-type="float" office:value="0.152775775844095" calcext:value-type="float">
            <text:p>0.1527757758</text:p>
          </table:table-cell>
          <table:table-cell table:formula="of:=['Limacon trisection'.C286]*SIN(['Limacon trisection'.B286])" office:value-type="float" office:value="4.10863572336821" calcext:value-type="float">
            <text:p>4.1086357234</text:p>
          </table:table-cell>
        </table:table-row>
        <table:table-row table:style-name="ro1">
          <table:table-cell/>
          <table:table-cell office:value-type="float" office:value="14.15" calcext:value-type="float">
            <text:p>14.15</text:p>
          </table:table-cell>
          <table:table-cell table:formula="of:=['Limacon trisection'.$C$2]+['Limacon trisection'.$C$3]*COS(['Limacon trisection'.B287])" office:value-type="float" office:value="3.96150188017505" calcext:value-type="float">
            <text:p>3.9615018802</text:p>
          </table:table-cell>
          <table:table-cell table:formula="of:=['Limacon trisection'.C287]*COS(['Limacon trisection'.B287])" office:value-type="float" office:value="-0.0508367913565816" calcext:value-type="float">
            <text:p>-0.0508367914</text:p>
          </table:table-cell>
          <table:table-cell table:formula="of:=['Limacon trisection'.C287]*SIN(['Limacon trisection'.B287])" office:value-type="float" office:value="3.96117567993077" calcext:value-type="float">
            <text:p>3.9611756799</text:p>
          </table:table-cell>
        </table:table-row>
        <table:table-row table:style-name="ro1">
          <table:table-cell/>
          <table:table-cell office:value-type="float" office:value="14.2" calcext:value-type="float">
            <text:p>14.2</text:p>
          </table:table-cell>
          <table:table-cell table:formula="of:=['Limacon trisection'.$C$2]+['Limacon trisection'.$C$3]*COS(['Limacon trisection'.B288])" office:value-type="float" office:value="3.81162483122775" calcext:value-type="float">
            <text:p>3.8116248312</text:p>
          </table:table-cell>
          <table:table-cell table:formula="of:=['Limacon trisection'.C288]*COS(['Limacon trisection'.B288])" office:value-type="float" office:value="-0.239338490293003" calcext:value-type="float">
            <text:p>-0.2393384903</text:p>
          </table:table-cell>
          <table:table-cell table:formula="of:=['Limacon trisection'.C288]*SIN(['Limacon trisection'.B288])" office:value-type="float" office:value="3.8041031717208" calcext:value-type="float">
            <text:p>3.8041031717</text:p>
          </table:table-cell>
        </table:table-row>
        <table:table-row table:style-name="ro1">
          <table:table-cell/>
          <table:table-cell office:value-type="float" office:value="14.25" calcext:value-type="float">
            <text:p>14.25</text:p>
          </table:table-cell>
          <table:table-cell table:formula="of:=['Limacon trisection'.$C$2]+['Limacon trisection'.$C$3]*COS(['Limacon trisection'.B289])" office:value-type="float" office:value="3.66221862209849" calcext:value-type="float">
            <text:p>3.6622186221</text:p>
          </table:table-cell>
          <table:table-cell table:formula="of:=['Limacon trisection'.C289]*COS(['Limacon trisection'.B289])" office:value-type="float" office:value="-0.412343084116329" calcext:value-type="float">
            <text:p>-0.4123430841</text:p>
          </table:table-cell>
          <table:table-cell table:formula="of:=['Limacon trisection'.C289]*SIN(['Limacon trisection'.B289])" office:value-type="float" office:value="3.63893094425086" calcext:value-type="float">
            <text:p>3.6389309443</text:p>
          </table:table-cell>
        </table:table-row>
        <table:table-row table:style-name="ro1">
          <table:table-cell/>
          <table:table-cell office:value-type="float" office:value="14.3" calcext:value-type="float">
            <text:p>14.3</text:p>
          </table:table-cell>
          <table:table-cell table:formula="of:=['Limacon trisection'.$C$2]+['Limacon trisection'.$C$3]*COS(['Limacon trisection'.B290])" office:value-type="float" office:value="3.51365669050084" calcext:value-type="float">
            <text:p>3.5136566905</text:p>
          </table:table-cell>
          <table:table-cell table:formula="of:=['Limacon trisection'.C290]*COS(['Limacon trisection'.B290])" office:value-type="float" office:value="-0.56961447443401" calcext:value-type="float">
            <text:p>-0.5696144744</text:p>
          </table:table-cell>
          <table:table-cell table:formula="of:=['Limacon trisection'.C290]*SIN(['Limacon trisection'.B290])" office:value-type="float" office:value="3.46717791427216" calcext:value-type="float">
            <text:p>3.4671779143</text:p>
          </table:table-cell>
        </table:table-row>
        <table:table-row table:style-name="ro1">
          <table:table-cell/>
          <table:table-cell office:value-type="float" office:value="14.35" calcext:value-type="float">
            <text:p>14.35</text:p>
          </table:table-cell>
          <table:table-cell table:formula="of:=['Limacon trisection'.$C$2]+['Limacon trisection'.$C$3]*COS(['Limacon trisection'.B291])" office:value-type="float" office:value="3.36631036389425" calcext:value-type="float">
            <text:p>3.3663103639</text:p>
          </table:table-cell>
          <table:table-cell table:formula="of:=['Limacon trisection'.C291]*COS(['Limacon trisection'.B291])" office:value-type="float" office:value="-0.711065329838387" calcext:value-type="float">
            <text:p>-0.7110653298</text:p>
          </table:table-cell>
          <table:table-cell table:formula="of:=['Limacon trisection'.C291]*SIN(['Limacon trisection'.B291])" office:value-type="float" office:value="3.29035432176592" calcext:value-type="float">
            <text:p>3.2903543218</text:p>
          </table:table-cell>
        </table:table-row>
        <table:table-row table:style-name="ro1">
          <table:table-cell/>
          <table:table-cell office:value-type="float" office:value="14.4" calcext:value-type="float">
            <text:p>14.4</text:p>
          </table:table-cell>
          <table:table-cell table:formula="of:=['Limacon trisection'.$C$2]+['Limacon trisection'.$C$3]*COS(['Limacon trisection'.B292])" office:value-type="float" office:value="3.22054793135873" calcext:value-type="float">
            <text:p>3.2205479314</text:p>
          </table:table-cell>
          <table:table-cell table:formula="of:=['Limacon trisection'.C292]*COS(['Limacon trisection'.B292])" office:value-type="float" office:value="-0.836754249085306" calcext:value-type="float">
            <text:p>-0.8367542491</text:p>
          </table:table-cell>
          <table:table-cell table:formula="of:=['Limacon trisection'.C292]*SIN(['Limacon trisection'.B292])" office:value-type="float" office:value="3.10994715466625" calcext:value-type="float">
            <text:p>3.1099471547</text:p>
          </table:table-cell>
        </table:table-row>
        <table:table-row table:style-name="ro1">
          <table:table-cell/>
          <table:table-cell office:value-type="float" office:value="14.45" calcext:value-type="float">
            <text:p>14.45</text:p>
          </table:table-cell>
          <table:table-cell table:formula="of:=['Limacon trisection'.$C$2]+['Limacon trisection'.$C$3]*COS(['Limacon trisection'.B293])" office:value-type="float" office:value="3.07673372306403" calcext:value-type="float">
            <text:p>3.0767337231</text:p>
          </table:table-cell>
          <table:table-cell table:formula="of:=['Limacon trisection'.C293]*COS(['Limacon trisection'.B293])" office:value-type="float" office:value="-0.946881496538889" calcext:value-type="float">
            <text:p>-0.9468814965</text:p>
          </table:table-cell>
          <table:table-cell table:formula="of:=['Limacon trisection'.C293]*SIN(['Limacon trisection'.B293])" office:value-type="float" office:value="2.92740599065995" calcext:value-type="float">
            <text:p>2.9274059907</text:p>
          </table:table-cell>
        </table:table-row>
        <table:table-row table:style-name="ro1">
          <table:table-cell/>
          <table:table-cell office:value-type="float" office:value="14.5" calcext:value-type="float">
            <text:p>14.5</text:p>
          </table:table-cell>
          <table:table-cell table:formula="of:=['Limacon trisection'.$C$2]+['Limacon trisection'.$C$3]*COS(['Limacon trisection'.B294])" office:value-type="float" office:value="2.93522719963388" calcext:value-type="float">
            <text:p>2.9352271996</text:p>
          </table:table-cell>
          <table:table-cell table:formula="of:=['Limacon trisection'.C294]*COS(['Limacon trisection'.B294])" office:value-type="float" office:value="-1.04178336168832" calcext:value-type="float">
            <text:p>-1.0417833617</text:p>
          </table:table-cell>
          <table:table-cell table:formula="of:=['Limacon trisection'.C294]*SIN(['Limacon trisection'.B294])" office:value-type="float" office:value="2.74412939577928" calcext:value-type="float">
            <text:p>2.7441293958</text:p>
          </table:table-cell>
        </table:table-row>
        <table:table-row table:style-name="ro1">
          <table:table-cell/>
          <table:table-cell office:value-type="float" office:value="14.55" calcext:value-type="float">
            <text:p>14.55</text:p>
          </table:table-cell>
          <table:table-cell table:formula="of:=['Limacon trisection'.$C$2]+['Limacon trisection'.$C$3]*COS(['Limacon trisection'.B295])" office:value-type="float" office:value="2.7963820536817" calcext:value-type="float">
            <text:p>2.7963820537</text:p>
          </table:table-cell>
          <table:table-cell table:formula="of:=['Limacon trisection'.C295]*COS(['Limacon trisection'.B295])" office:value-type="float" office:value="-1.12192520819124" calcext:value-type="float">
            <text:p>-1.1219252082</text:p>
          </table:table-cell>
          <table:table-cell table:formula="of:=['Limacon trisection'.C295]*SIN(['Limacon trisection'.B295])" office:value-type="float" office:value="2.56145201348339" calcext:value-type="float">
            <text:p>2.5614520135</text:p>
          </table:table-cell>
        </table:table-row>
        <table:table-row table:style-name="ro1">
          <table:table-cell/>
          <table:table-cell office:value-type="float" office:value="14.6" calcext:value-type="float">
            <text:p>14.6</text:p>
          </table:table-cell>
          <table:table-cell table:formula="of:=['Limacon trisection'.$C$2]+['Limacon trisection'.$C$3]*COS(['Limacon trisection'.B296])" office:value-type="float" office:value="2.6605453257632" calcext:value-type="float">
            <text:p>2.6605453258</text:p>
          </table:table-cell>
          <table:table-cell table:formula="of:=['Limacon trisection'.C296]*COS(['Limacon trisection'.B296])" office:value-type="float" office:value="-1.18789329087079" calcext:value-type="float">
            <text:p>-1.1878932909</text:p>
          </table:table-cell>
          <table:table-cell table:formula="of:=['Limacon trisection'.C296]*SIN(['Limacon trisection'.B296])" office:value-type="float" office:value="2.3806324705726" calcext:value-type="float">
            <text:p>2.3806324706</text:p>
          </table:table-cell>
        </table:table-row>
        <table:table-row table:style-name="ro1">
          <table:table-cell/>
          <table:table-cell office:value-type="float" office:value="14.65" calcext:value-type="float">
            <text:p>14.65</text:p>
          </table:table-cell>
          <table:table-cell table:formula="of:=['Limacon trisection'.$C$2]+['Limacon trisection'.$C$3]*COS(['Limacon trisection'.B297])" office:value-type="float" office:value="2.52805653695579" calcext:value-type="float">
            <text:p>2.528056537</text:p>
          </table:table-cell>
          <table:table-cell table:formula="of:=['Limacon trisection'.C297]*COS(['Limacon trisection'.B297])" office:value-type="float" office:value="-1.24038543125942" calcext:value-type="float">
            <text:p>-1.2403854313</text:p>
          </table:table-cell>
          <table:table-cell table:formula="of:=['Limacon trisection'.C297]*SIN(['Limacon trisection'.B297])" office:value-type="float" office:value="2.2028422176734" calcext:value-type="float">
            <text:p>2.2028422177</text:p>
          </table:table-cell>
        </table:table-row>
        <table:table-row table:style-name="ro1">
          <table:table-cell/>
          <table:table-cell office:value-type="float" office:value="14.7" calcext:value-type="float">
            <text:p>14.7</text:p>
          </table:table-cell>
          <table:table-cell table:formula="of:=['Limacon trisection'.$C$2]+['Limacon trisection'.$C$3]*COS(['Limacon trisection'.B298])" office:value-type="float" office:value="2.39924684023265" calcext:value-type="float">
            <text:p>2.3992468402</text:p>
          </table:table-cell>
          <table:table-cell table:formula="of:=['Limacon trisection'.C298]*COS(['Limacon trisection'.B298])" office:value-type="float" office:value="-1.28020065352142" calcext:value-type="float">
            <text:p>-1.2802006535</text:p>
          </table:table-cell>
          <table:table-cell table:formula="of:=['Limacon trisection'.C298]*SIN(['Limacon trisection'.B298])" office:value-type="float" office:value="2.02915541225646" calcext:value-type="float">
            <text:p>2.0291554123</text:p>
          </table:table-cell>
        </table:table-row>
        <table:table-row table:style-name="ro1">
          <table:table-cell/>
          <table:table-cell office:value-type="float" office:value="14.75" calcext:value-type="float">
            <text:p>14.75</text:p>
          </table:table-cell>
          <table:table-cell table:formula="of:=['Limacon trisection'.$C$2]+['Limacon trisection'.$C$3]*COS(['Limacon trisection'.B299])" office:value-type="float" office:value="2.27443819275279" calcext:value-type="float">
            <text:p>2.2744381928</text:p>
          </table:table-cell>
          <table:table-cell table:formula="of:=['Limacon trisection'.C299]*COS(['Limacon trisection'.B299])" office:value-type="float" office:value="-1.30822789278619" calcext:value-type="float">
            <text:p>-1.3082278928</text:p>
          </table:table-cell>
          <table:table-cell table:formula="of:=['Limacon trisection'.C299]*SIN(['Limacon trisection'.B299])" office:value-type="float" office:value="1.86053994130435" calcext:value-type="float">
            <text:p>1.8605399413</text:p>
          </table:table-cell>
        </table:table-row>
        <table:table-row table:style-name="ro1">
          <table:table-cell/>
          <table:table-cell office:value-type="float" office:value="14.8" calcext:value-type="float">
            <text:p>14.8</text:p>
          </table:table-cell>
          <table:table-cell table:formula="of:=['Limacon trisection'.$C$2]+['Limacon trisection'.$C$3]*COS(['Limacon trisection'.B300])" office:value-type="float" office:value="2.15394255113584" calcext:value-type="float">
            <text:p>2.1539425511</text:p>
          </table:table-cell>
          <table:table-cell table:formula="of:=['Limacon trisection'.C300]*COS(['Limacon trisection'.B300])" office:value-type="float" office:value="-1.32543389698326" calcext:value-type="float">
            <text:p>-1.325433897</text:p>
          </table:table-cell>
          <table:table-cell table:formula="of:=['Limacon trisection'.C300]*SIN(['Limacon trisection'.B300])" office:value-type="float" office:value="1.69784966894049" calcext:value-type="float">
            <text:p>1.6978496689</text:p>
          </table:table-cell>
        </table:table-row>
        <table:table-row table:style-name="ro1">
          <table:table-cell/>
          <table:table-cell office:value-type="float" office:value="14.85" calcext:value-type="float">
            <text:p>14.85</text:p>
          </table:table-cell>
          <table:table-cell table:formula="of:=['Limacon trisection'.$C$2]+['Limacon trisection'.$C$3]*COS(['Limacon trisection'.B301])" office:value-type="float" office:value="2.03806109173291" calcext:value-type="float">
            <text:p>2.0380610917</text:p>
          </table:table-cell>
          <table:table-cell table:formula="of:=['Limacon trisection'.C301]*COS(['Limacon trisection'.B301])" office:value-type="float" office:value="-1.3328504510987" calcext:value-type="float">
            <text:p>-1.3328504511</text:p>
          </table:table-cell>
          <table:table-cell table:formula="of:=['Limacon trisection'.C301]*SIN(['Limacon trisection'.B301])" office:value-type="float" office:value="1.54181798168317" calcext:value-type="float">
            <text:p>1.5418179817</text:p>
          </table:table-cell>
        </table:table-row>
        <table:table-row table:style-name="ro1">
          <table:table-cell/>
          <table:table-cell office:value-type="float" office:value="14.9" calcext:value-type="float">
            <text:p>14.9</text:p>
          </table:table-cell>
          <table:table-cell table:formula="of:=['Limacon trisection'.$C$2]+['Limacon trisection'.$C$3]*COS(['Limacon trisection'.B302])" office:value-type="float" office:value="1.92708345784262" calcext:value-type="float">
            <text:p>1.9270834578</text:p>
          </table:table-cell>
          <table:table-cell table:formula="of:=['Limacon trisection'.C302]*COS(['Limacon trisection'.B302])" office:value-type="float" office:value="-1.33156105929327" calcext:value-type="float">
            <text:p>-1.3315610593</text:p>
          </table:table-cell>
          <table:table-cell table:formula="of:=['Limacon trisection'.C302]*SIN(['Limacon trisection'.B302])" office:value-type="float" office:value="1.39305269062748" calcext:value-type="float">
            <text:p>1.3930526906</text:p>
          </table:table-cell>
        </table:table-row>
        <table:table-row table:style-name="ro1">
          <table:table-cell/>
          <table:table-cell office:value-type="float" office:value="14.95" calcext:value-type="float">
            <text:p>14.95</text:p>
          </table:table-cell>
          <table:table-cell table:formula="of:=['Limacon trisection'.$C$2]+['Limacon trisection'.$C$3]*COS(['Limacon trisection'.B303])" office:value-type="float" office:value="1.82128703575366" calcext:value-type="float">
            <text:p>1.8212870358</text:p>
          </table:table-cell>
          <table:table-cell table:formula="of:=['Limacon trisection'.C303]*COS(['Limacon trisection'.B303])" office:value-type="float" office:value="-1.3226872254701" calcext:value-type="float">
            <text:p>-1.3226872255</text:p>
          </table:table-cell>
          <table:table-cell table:formula="of:=['Limacon trisection'.C303]*SIN(['Limacon trisection'.B303])" office:value-type="float" office:value="1.25203233591732" calcext:value-type="float">
            <text:p>1.252032335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'Limacon trisection'.$C$2]+['Limacon trisection'.$C$3]*COS(['Limacon trisection'.B304])" office:value-type="float" office:value="1.72093626142354" calcext:value-type="float">
            <text:p>1.7209362614</text:p>
          </table:table-cell>
          <table:table-cell table:formula="of:=['Limacon trisection'.C304]*COS(['Limacon trisection'.B304])" office:value-type="float" office:value="-1.30737447660391" calcext:value-type="float">
            <text:p>-1.3073744766</text:p>
          </table:table-cell>
          <table:table-cell table:formula="of:=['Limacon trisection'.C304]*SIN(['Limacon trisection'.B304])" office:value-type="float" office:value="1.11910392448917" calcext:value-type="float">
            <text:p>1.1191039245</text:p>
          </table:table-cell>
        </table:table-row>
        <table:table-row table:style-name="ro1">
          <table:table-cell/>
          <table:table-cell office:value-type="float" office:value="15.05" calcext:value-type="float">
            <text:p>15.05</text:p>
          </table:table-cell>
          <table:table-cell table:formula="of:=['Limacon trisection'.$C$2]+['Limacon trisection'.$C$3]*COS(['Limacon trisection'.B305])" office:value-type="float" office:value="1.6262819595264" calcext:value-type="float">
            <text:p>1.6262819595</text:p>
          </table:table-cell>
          <table:table-cell table:formula="of:=['Limacon trisection'.C305]*COS(['Limacon trisection'.B305])" office:value-type="float" office:value="-1.28677827540819" calcext:value-type="float">
            <text:p>-1.2867782754</text:p>
          </table:table-cell>
          <table:table-cell table:formula="of:=['Limacon trisection'.C305]*SIN(['Limacon trisection'.B305])" office:value-type="float" office:value="0.994482117395055" calcext:value-type="float">
            <text:p>0.9944821174</text:p>
          </table:table-cell>
        </table:table-row>
        <table:table-row table:style-name="ro1">
          <table:table-cell/>
          <table:table-cell office:value-type="float" office:value="15.1" calcext:value-type="float">
            <text:p>15.1</text:p>
          </table:table-cell>
          <table:table-cell table:formula="of:=['Limacon trisection'.$C$2]+['Limacon trisection'.$C$3]*COS(['Limacon trisection'.B306])" office:value-type="float" office:value="1.537560716522" calcext:value-type="float">
            <text:p>1.5375607165</text:p>
          </table:table-cell>
          <table:table-cell table:formula="of:=['Limacon trisection'.C306]*COS(['Limacon trisection'.B306])" office:value-type="float" office:value="-1.26204996969878" calcext:value-type="float">
            <text:p>-1.2620499697</text:p>
          </table:table-cell>
          <table:table-cell table:formula="of:=['Limacon trisection'.C306]*SIN(['Limacon trisection'.B306])" office:value-type="float" office:value="0.878249868189533" calcext:value-type="float">
            <text:p>0.8782498682</text:p>
          </table:table-cell>
        </table:table-row>
        <table:table-row table:style-name="ro1">
          <table:table-cell/>
          <table:table-cell office:value-type="float" office:value="15.15" calcext:value-type="float">
            <text:p>15.15</text:p>
          </table:table-cell>
          <table:table-cell table:formula="of:=['Limacon trisection'.$C$2]+['Limacon trisection'.$C$3]*COS(['Limacon trisection'.B307])" office:value-type="float" office:value="1.45499428931269" calcext:value-type="float">
            <text:p>1.4549942893</text:p>
          </table:table-cell>
          <table:table-cell table:formula="of:=['Limacon trisection'.C307]*COS(['Limacon trisection'.B307])" office:value-type="float" office:value="-1.23432292510607" calcext:value-type="float">
            <text:p>-1.2343229251</text:p>
          </table:table-cell>
          <table:table-cell table:formula="of:=['Limacon trisection'.C307]*SIN(['Limacon trisection'.B307])" office:value-type="float" office:value="0.770360499045825" calcext:value-type="float">
            <text:p>0.770360499</text:p>
          </table:table-cell>
        </table:table-row>
        <table:table-row table:style-name="ro1">
          <table:table-cell/>
          <table:table-cell office:value-type="float" office:value="15.2" calcext:value-type="float">
            <text:p>15.2</text:p>
          </table:table-cell>
          <table:table-cell table:formula="of:=['Limacon trisection'.$C$2]+['Limacon trisection'.$C$3]*COS(['Limacon trisection'.B308])" office:value-type="float" office:value="1.37878905096676" calcext:value-type="float">
            <text:p>1.378789051</text:p>
          </table:table-cell>
          <table:table-cell table:formula="of:=['Limacon trisection'.C308]*COS(['Limacon trisection'.B308])" office:value-type="float" office:value="-1.20469898560041" calcext:value-type="float">
            <text:p>-1.2046989856</text:p>
          </table:table-cell>
          <table:table-cell table:formula="of:=['Limacon trisection'.C308]*SIN(['Limacon trisection'.B308])" office:value-type="float" office:value="0.670641186596207" calcext:value-type="float">
            <text:p>0.6706411866</text:p>
          </table:table-cell>
        </table:table-row>
        <table:table-row table:style-name="ro1">
          <table:table-cell/>
          <table:table-cell office:value-type="float" office:value="15.25" calcext:value-type="float">
            <text:p>15.25</text:p>
          </table:table-cell>
          <table:table-cell table:formula="of:=['Limacon trisection'.$C$2]+['Limacon trisection'.$C$3]*COS(['Limacon trisection'.B309])" office:value-type="float" office:value="1.30913547489313" calcext:value-type="float">
            <text:p>1.3091354749</text:p>
          </table:table-cell>
          <table:table-cell table:formula="of:=['Limacon trisection'.C309]*COS(['Limacon trisection'.B309])" office:value-type="float" office:value="-1.17423540264962" calcext:value-type="float">
            <text:p>-1.1742354026</text:p>
          </table:table-cell>
          <table:table-cell table:formula="of:=['Limacon trisection'.C309]*SIN(['Limacon trisection'.B309])" office:value-type="float" office:value="0.57879781512023" calcext:value-type="float">
            <text:p>0.5787978151</text:p>
          </table:table-cell>
        </table:table-row>
        <table:table-row table:style-name="ro1">
          <table:table-cell/>
          <table:table-cell office:value-type="float" office:value="15.3" calcext:value-type="float">
            <text:p>15.3</text:p>
          </table:table-cell>
          <table:table-cell table:formula="of:=['Limacon trisection'.$C$2]+['Limacon trisection'.$C$3]*COS(['Limacon trisection'.B310])" office:value-type="float" office:value="1.24620765875712" calcext:value-type="float">
            <text:p>1.2462076588</text:p>
          </table:table-cell>
          <table:table-cell table:formula="of:=['Limacon trisection'.C310]*COS(['Limacon trisection'.B310])" office:value-type="float" office:value="-1.14393236876119" calcext:value-type="float">
            <text:p>-1.1439323688</text:p>
          </table:table-cell>
          <table:table-cell table:formula="of:=['Limacon trisection'.C310]*SIN(['Limacon trisection'.B310])" office:value-type="float" office:value="0.494421140775058" calcext:value-type="float">
            <text:p>0.4944211408</text:p>
          </table:table-cell>
        </table:table-row>
        <table:table-row table:style-name="ro1">
          <table:table-cell/>
          <table:table-cell office:value-type="float" office:value="15.35" calcext:value-type="float">
            <text:p>15.35</text:p>
          </table:table-cell>
          <table:table-cell table:formula="of:=['Limacon trisection'.$C$2]+['Limacon trisection'.$C$3]*COS(['Limacon trisection'.B311])" office:value-type="float" office:value="1.19016288932689" calcext:value-type="float">
            <text:p>1.1901628893</text:p>
          </table:table-cell>
          <table:table-cell table:formula="of:=['Limacon trisection'.C311]*COS(['Limacon trisection'.B311])" office:value-type="float" office:value="-1.11472128472554" calcext:value-type="float">
            <text:p>-1.1147212847</text:p>
          </table:table-cell>
          <table:table-cell table:formula="of:=['Limacon trisection'.C311]*SIN(['Limacon trisection'.B311])" office:value-type="float" office:value="0.416994197214739" calcext:value-type="float">
            <text:p>0.4169941972</text:p>
          </table:table-cell>
        </table:table-row>
        <table:table-row table:style-name="ro1">
          <table:table-cell/>
          <table:table-cell office:value-type="float" office:value="15.4" calcext:value-type="float">
            <text:p>15.4</text:p>
          </table:table-cell>
          <table:table-cell table:formula="of:=['Limacon trisection'.$C$2]+['Limacon trisection'.$C$3]*COS(['Limacon trisection'.B312])" office:value-type="float" office:value="1.14114124933846" calcext:value-type="float">
            <text:p>1.1411412493</text:p>
          </table:table-cell>
          <table:table-cell table:formula="of:=['Limacon trisection'.C312]*COS(['Limacon trisection'.B312])" office:value-type="float" office:value="-1.08745388213737" calcext:value-type="float">
            <text:p>-1.0874538821</text:p>
          </table:table-cell>
          <table:table-cell table:formula="of:=['Limacon trisection'.C312]*SIN(['Limacon trisection'.B312])" office:value-type="float" office:value="0.345900860314211" calcext:value-type="float">
            <text:p>0.3459008603</text:p>
          </table:table-cell>
        </table:table-row>
        <table:table-row table:style-name="ro1">
          <table:table-cell/>
          <table:table-cell office:value-type="float" office:value="15.45" calcext:value-type="float">
            <text:p>15.45</text:p>
          </table:table-cell>
          <table:table-cell table:formula="of:=['Limacon trisection'.$C$2]+['Limacon trisection'.$C$3]*COS(['Limacon trisection'.B313])" office:value-type="float" office:value="1.09926526736183" calcext:value-type="float">
            <text:p>1.0992652674</text:p>
          </table:table-cell>
          <table:table-cell table:formula="of:=['Limacon trisection'.C313]*COS(['Limacon trisection'.B313])" office:value-type="float" office:value="-1.06289231380641" calcext:value-type="float">
            <text:p>-1.0628923138</text:p>
          </table:table-cell>
          <table:table-cell table:formula="of:=['Limacon trisection'.C313]*SIN(['Limacon trisection'.B313])" office:value-type="float" office:value="0.28043547792553" calcext:value-type="float">
            <text:p>0.2804354779</text:p>
          </table:table-cell>
        </table:table-row>
        <table:table-row table:style-name="ro1">
          <table:table-cell/>
          <table:table-cell office:value-type="float" office:value="15.5" calcext:value-type="float">
            <text:p>15.5</text:p>
          </table:table-cell>
          <table:table-cell table:formula="of:=['Limacon trisection'.$C$2]+['Limacon trisection'.$C$3]*COS(['Limacon trisection'.B314])" office:value-type="float" office:value="1.06463961154335" calcext:value-type="float">
            <text:p>1.0646396115</text:p>
          </table:table-cell>
          <table:table-cell table:formula="of:=['Limacon trisection'.C314]*COS(['Limacon trisection'.B314])" office:value-type="float" office:value="-1.04170031456874" calcext:value-type="float">
            <text:p>-1.0417003146</text:p>
          </table:table-cell>
          <table:table-cell table:formula="of:=['Limacon trisection'.C314]*SIN(['Limacon trisection'.B314])" office:value-type="float" office:value="0.219813459766589" calcext:value-type="float">
            <text:p>0.2198134598</text:p>
          </table:table-cell>
        </table:table-row>
        <table:table-row table:style-name="ro1">
          <table:table-cell/>
          <table:table-cell office:value-type="float" office:value="15.55" calcext:value-type="float">
            <text:p>15.55</text:p>
          </table:table-cell>
          <table:table-cell table:formula="of:=['Limacon trisection'.$C$2]+['Limacon trisection'.$C$3]*COS(['Limacon trisection'.B315])" office:value-type="float" office:value="1.03735082798987" calcext:value-type="float">
            <text:p>1.037350828</text:p>
          </table:table-cell>
          <table:table-cell table:formula="of:=['Limacon trisection'.C315]*COS(['Limacon trisection'.B315])" office:value-type="float" office:value="-1.02443552387607" calcext:value-type="float">
            <text:p>-1.0244355239</text:p>
          </table:table-cell>
          <table:table-cell table:formula="of:=['Limacon trisection'.C315]*SIN(['Limacon trisection'.B315])" office:value-type="float" office:value="0.163182712785483" calcext:value-type="float">
            <text:p>0.1631827128</text:p>
          </table:table-cell>
        </table:table-row>
        <table:table-row table:style-name="ro1">
          <table:table-cell/>
          <table:table-cell office:value-type="float" office:value="15.6" calcext:value-type="float">
            <text:p>15.6</text:p>
          </table:table-cell>
          <table:table-cell table:formula="of:=['Limacon trisection'.$C$2]+['Limacon trisection'.$C$3]*COS(['Limacon trisection'.B316])" office:value-type="float" office:value="1.01746712444855" calcext:value-type="float">
            <text:p>1.0174671244</text:p>
          </table:table-cell>
          <table:table-cell table:formula="of:=['Limacon trisection'.C316]*COS(['Limacon trisection'.B316])" office:value-type="float" office:value="-1.01154304948687" calcext:value-type="float">
            <text:p>-1.0115430495</text:p>
          </table:table-cell>
          <table:table-cell table:formula="of:=['Limacon trisection'.C316]*SIN(['Limacon trisection'.B316])" office:value-type="float" office:value="0.109635798753945" calcext:value-type="float">
            <text:p>0.1096357988</text:p>
          </table:table-cell>
        </table:table-row>
        <table:table-row table:style-name="ro1">
          <table:table-cell/>
          <table:table-cell office:value-type="float" office:value="15.65" calcext:value-type="float">
            <text:p>15.65</text:p>
          </table:table-cell>
          <table:table-cell table:formula="of:=['Limacon trisection'.$C$2]+['Limacon trisection'.$C$3]*COS(['Limacon trisection'.B317])" office:value-type="float" office:value="1.00503819982302" calcext:value-type="float">
            <text:p>1.0050381998</text:p>
          </table:table-cell>
          <table:table-cell table:formula="of:=['Limacon trisection'.C317]*COS(['Limacon trisection'.B317])" office:value-type="float" office:value="-1.00335033872953" calcext:value-type="float">
            <text:p>-1.0033503387</text:p>
          </table:table-cell>
          <table:table-cell table:formula="of:=['Limacon trisection'.C317]*SIN(['Limacon trisection'.B317])" office:value-type="float" office:value="0.0582226835077238" calcext:value-type="float">
            <text:p>0.0582226835</text:p>
          </table:table-cell>
        </table:table-row>
        <table:table-row table:style-name="ro1">
          <table:table-cell/>
          <table:table-cell office:value-type="float" office:value="15.7" calcext:value-type="float">
            <text:p>15.7</text:p>
          </table:table-cell>
          <table:table-cell table:formula="of:=['Limacon trisection'.$C$2]+['Limacon trisection'.$C$3]*COS(['Limacon trisection'.B318])" office:value-type="float" office:value="1.00009511995198" calcext:value-type="float">
            <text:p>1.00009512</text:p>
          </table:table-cell>
          <table:table-cell table:formula="of:=['Limacon trisection'.C318]*COS(['Limacon trisection'.B318])" office:value-type="float" office:value="-1.00006341028539" calcext:value-type="float">
            <text:p>-1.0000634103</text:p>
          </table:table-cell>
          <table:table-cell table:formula="of:=['Limacon trisection'.C318]*SIN(['Limacon trisection'.B318])" office:value-type="float" office:value="0.00796394124359667" calcext:value-type="float">
            <text:p>0.0079639412</text:p>
          </table:table-cell>
        </table:table-row>
        <table:table-row table:style-name="ro1">
          <table:table-cell/>
          <table:table-cell office:value-type="float" office:value="15.75" calcext:value-type="float">
            <text:p>15.75</text:p>
          </table:table-cell>
          <table:table-cell table:formula="of:=['Limacon trisection'.$C$2]+['Limacon trisection'.$C$3]*COS(['Limacon trisection'.B319])" office:value-type="float" office:value="1.0026502399608" calcext:value-type="float">
            <text:p>1.00265024</text:p>
          </table:table-cell>
          <table:table-cell table:formula="of:=['Limacon trisection'.C319]*COS(['Limacon trisection'.B319])" office:value-type="float" office:value="-1.00176448538325" calcext:value-type="float">
            <text:p>-1.0017644854</text:p>
          </table:table-cell>
          <table:table-cell table:formula="of:=['Limacon trisection'.C319]*SIN(['Limacon trisection'.B319])" office:value-type="float" office:value="-0.0421357273377429" calcext:value-type="float">
            <text:p>-0.0421357273</text:p>
          </table:table-cell>
        </table:table-row>
        <table:table-row table:style-name="ro1">
          <table:table-cell/>
          <table:table-cell office:value-type="float" office:value="15.8" calcext:value-type="float">
            <text:p>15.8</text:p>
          </table:table-cell>
          <table:table-cell table:formula="of:=['Limacon trisection'.$C$2]+['Limacon trisection'.$C$3]*COS(['Limacon trisection'.B320])" office:value-type="float" office:value="1.01269717338013" calcext:value-type="float">
            <text:p>1.0126971734</text:p>
          </table:table-cell>
          <table:table-cell table:formula="of:=['Limacon trisection'.C320]*COS(['Limacon trisection'.B320])" office:value-type="float" office:value="-1.00841104284947" calcext:value-type="float">
            <text:p>-1.0084110428</text:p>
          </table:table-cell>
          <table:table-cell table:formula="of:=['Limacon trisection'.C320]*SIN(['Limacon trisection'.B320])" office:value-type="float" office:value="-0.0930738074398446" calcext:value-type="float">
            <text:p>-0.0930738074</text:p>
          </table:table-cell>
        </table:table-row>
        <table:table-row table:style-name="ro1">
          <table:table-cell/>
          <table:table-cell office:value-type="float" office:value="15.85" calcext:value-type="float">
            <text:p>15.85</text:p>
          </table:table-cell>
          <table:table-cell table:formula="of:=['Limacon trisection'.$C$2]+['Limacon trisection'.$C$3]*COS(['Limacon trisection'.B321])" office:value-type="float" office:value="1.03021080810878" calcext:value-type="float">
            <text:p>1.0302108081</text:p>
          </table:table-cell>
          <table:table-cell table:formula="of:=['Limacon trisection'.C321]*COS(['Limacon trisection'.B321])" office:value-type="float" office:value="-1.01983630776366" calcext:value-type="float">
            <text:p>-1.0198363078</text:p>
          </table:table-cell>
          <table:table-cell table:formula="of:=['Limacon trisection'.C321]*SIN(['Limacon trisection'.B321])" office:value-type="float" office:value="-0.145836259246926" calcext:value-type="float">
            <text:p>-0.1458362592</text:p>
          </table:table-cell>
        </table:table-row>
        <table:table-row table:style-name="ro1">
          <table:table-cell/>
          <table:table-cell office:value-type="float" office:value="15.9" calcext:value-type="float">
            <text:p>15.9</text:p>
          </table:table-cell>
          <table:table-cell table:formula="of:=['Limacon trisection'.$C$2]+['Limacon trisection'.$C$3]*COS(['Limacon trisection'.B322])" office:value-type="float" office:value="1.05514736918085" calcext:value-type="float">
            <text:p>1.0551473692</text:p>
          </table:table-cell>
          <table:table-cell table:formula="of:=['Limacon trisection'.C322]*COS(['Limacon trisection'.B322])" office:value-type="float" office:value="-1.03575116867804" calcext:value-type="float">
            <text:p>-1.0357511687</text:p>
          </table:table-cell>
          <table:table-cell table:formula="of:=['Limacon trisection'.C322]*SIN(['Limacon trisection'.B322])" office:value-type="float" office:value="-0.201383930022564" calcext:value-type="float">
            <text:p>-0.20138393</text:p>
          </table:table-cell>
        </table:table-row>
        <table:table-row table:style-name="ro1">
          <table:table-cell/>
          <table:table-cell office:value-type="float" office:value="15.95" calcext:value-type="float">
            <text:p>15.95</text:p>
          </table:table-cell>
          <table:table-cell table:formula="of:=['Limacon trisection'.$C$2]+['Limacon trisection'.$C$3]*COS(['Limacon trisection'.B323])" office:value-type="float" office:value="1.08744452818036" calcext:value-type="float">
            <text:p>1.0874445282</text:p>
          </table:table-cell>
          <table:table-cell table:formula="of:=['Limacon trisection'.C323]*COS(['Limacon trisection'.B323])" office:value-type="float" office:value="-1.05574750361734" calcext:value-type="float">
            <text:p>-1.0557475036</text:p>
          </table:table-cell>
          <table:table-cell table:formula="of:=['Limacon trisection'.C323]*SIN(['Limacon trisection'.B323])" office:value-type="float" office:value="-0.260639234335788" calcext:value-type="float">
            <text:p>-0.260639234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'Limacon trisection'.$C$2]+['Limacon trisection'.$C$3]*COS(['Limacon trisection'.B324])" office:value-type="float" office:value="1.12702155902985" calcext:value-type="float">
            <text:p>1.127021559</text:p>
          </table:table-cell>
          <table:table-cell table:formula="of:=['Limacon trisection'.C324]*COS(['Limacon trisection'.B324])" office:value-type="float" office:value="-1.07930288053377" calcext:value-type="float">
            <text:p>-1.0793028805</text:p>
          </table:table-cell>
          <table:table-cell table:formula="of:=['Limacon trisection'.C324]*SIN(['Limacon trisection'.B324])" office:value-type="float" office:value="-0.324473244797725" calcext:value-type="float">
            <text:p>-0.3244732448</text:p>
          </table:table-cell>
        </table:table-row>
        <table:table-row table:style-name="ro1">
          <table:table-cell/>
          <table:table-cell office:value-type="float" office:value="16.05" calcext:value-type="float">
            <text:p>16.05</text:p>
          </table:table-cell>
          <table:table-cell table:formula="of:=['Limacon trisection'.$C$2]+['Limacon trisection'.$C$3]*COS(['Limacon trisection'.B325])" office:value-type="float" office:value="1.17377953976351" calcext:value-type="float">
            <text:p>1.1737795398</text:p>
          </table:table-cell>
          <table:table-cell table:formula="of:=['Limacon trisection'.C325]*COS(['Limacon trisection'.B325])" office:value-type="float" office:value="-1.10578658369554" calcext:value-type="float">
            <text:p>-1.1057865837</text:p>
          </table:table-cell>
          <table:table-cell table:formula="of:=['Limacon trisection'.C325]*SIN(['Limacon trisection'.B325])" office:value-type="float" office:value="-0.393693331523918" calcext:value-type="float">
            <text:p>-0.3936933315</text:p>
          </table:table-cell>
        </table:table-row>
        <table:table-row table:style-name="ro1">
          <table:table-cell/>
          <table:table-cell office:value-type="float" office:value="16.1" calcext:value-type="float">
            <text:p>16.1</text:p>
          </table:table-cell>
          <table:table-cell table:formula="of:=['Limacon trisection'.$C$2]+['Limacon trisection'.$C$3]*COS(['Limacon trisection'.B326])" office:value-type="float" office:value="1.22760159978061" calcext:value-type="float">
            <text:p>1.2276015998</text:p>
          </table:table-cell>
          <table:table-cell table:formula="of:=['Limacon trisection'.C326]*COS(['Limacon trisection'.B326])" office:value-type="float" office:value="-1.13446690377951" calcext:value-type="float">
            <text:p>-1.1344669038</text:p>
          </table:table-cell>
          <table:table-cell table:formula="of:=['Limacon trisection'.C326]*SIN(['Limacon trisection'.B326])" office:value-type="float" office:value="-0.469031482965535" calcext:value-type="float">
            <text:p>-0.469031483</text:p>
          </table:table-cell>
        </table:table-row>
        <table:table-row table:style-name="ro1">
          <table:table-cell/>
          <table:table-cell office:value-type="float" office:value="16.15" calcext:value-type="float">
            <text:p>16.15</text:p>
          </table:table-cell>
          <table:table-cell table:formula="of:=['Limacon trisection'.$C$2]+['Limacon trisection'.$C$3]*COS(['Limacon trisection'.B327])" office:value-type="float" office:value="1.28835321196108" calcext:value-type="float">
            <text:p>1.288353212</text:p>
          </table:table-cell>
          <table:table-cell table:formula="of:=['Limacon trisection'.C327]*COS(['Limacon trisection'.B327])" office:value-type="float" office:value="-1.16451961635796" calcext:value-type="float">
            <text:p>-1.1645196164</text:p>
          </table:table-cell>
          <table:table-cell table:formula="of:=['Limacon trisection'.C327]*SIN(['Limacon trisection'.B327])" office:value-type="float" office:value="-0.551133433832434" calcext:value-type="float">
            <text:p>-0.5511334338</text:p>
          </table:table-cell>
        </table:table-row>
        <table:table-row table:style-name="ro1">
          <table:table-cell/>
          <table:table-cell office:value-type="float" office:value="16.2" calcext:value-type="float">
            <text:p>16.2</text:p>
          </table:table-cell>
          <table:table-cell table:formula="of:=['Limacon trisection'.$C$2]+['Limacon trisection'.$C$3]*COS(['Limacon trisection'.B328])" office:value-type="float" office:value="1.3558825289133" calcext:value-type="float">
            <text:p>1.3558825289</text:p>
          </table:table-cell>
          <table:table-cell table:formula="of:=['Limacon trisection'.C328]*COS(['Limacon trisection'.B328])" office:value-type="float" office:value="-1.19503756114696" calcext:value-type="float">
            <text:p>-1.1950375611</text:p>
          </table:table-cell>
          <table:table-cell table:formula="of:=['Limacon trisection'.C328]*SIN(['Limacon trisection'.B328])" office:value-type="float" office:value="-0.640548717632195" calcext:value-type="float">
            <text:p>-0.6405487176</text:p>
          </table:table-cell>
        </table:table-row>
        <table:table-row table:style-name="ro1">
          <table:table-cell/>
          <table:table-cell office:value-type="float" office:value="16.25" calcext:value-type="float">
            <text:p>16.25</text:p>
          </table:table-cell>
          <table:table-cell table:formula="of:=['Limacon trisection'.$C$2]+['Limacon trisection'.$C$3]*COS(['Limacon trisection'.B329])" office:value-type="float" office:value="1.43002076251347" calcext:value-type="float">
            <text:p>1.4300207625</text:p>
          </table:table-cell>
          <table:table-cell table:formula="of:=['Limacon trisection'.C329]*COS(['Limacon trisection'.B329])" office:value-type="float" office:value="-1.22504122294476" calcext:value-type="float">
            <text:p>-1.2250412229</text:p>
          </table:table-cell>
          <table:table-cell table:formula="of:=['Limacon trisection'.C329]*SIN(['Limacon trisection'.B329])" office:value-type="float" office:value="-0.737721751953691" calcext:value-type="float">
            <text:p>-0.737721752</text:p>
          </table:table-cell>
        </table:table-row>
        <table:table-row table:style-name="ro1">
          <table:table-cell/>
          <table:table-cell office:value-type="float" office:value="16.3" calcext:value-type="float">
            <text:p>16.3</text:p>
          </table:table-cell>
          <table:table-cell table:formula="of:=['Limacon trisection'.$C$2]+['Limacon trisection'.$C$3]*COS(['Limacon trisection'.B330])" office:value-type="float" office:value="1.51058260578805" calcext:value-type="float">
            <text:p>1.5105826058</text:p>
          </table:table-cell>
          <table:table-cell table:formula="of:=['Limacon trisection'.C330]*COS(['Limacon trisection'.B330])" office:value-type="float" office:value="-1.2534902047476" calcext:value-type="float">
            <text:p>-1.2534902047</text:p>
          </table:table-cell>
          <table:table-cell table:formula="of:=['Limacon trisection'.C330]*SIN(['Limacon trisection'.B330])" office:value-type="float" office:value="-0.842984054126324" calcext:value-type="float">
            <text:p>-0.8429840541</text:p>
          </table:table-cell>
        </table:table-row>
        <table:table-row table:style-name="ro1">
          <table:table-cell/>
          <table:table-cell office:value-type="float" office:value="16.35" calcext:value-type="float">
            <text:p>16.35</text:p>
          </table:table-cell>
          <table:table-cell table:formula="of:=['Limacon trisection'.$C$2]+['Limacon trisection'.$C$3]*COS(['Limacon trisection'.B331])" office:value-type="float" office:value="1.59736669608465" calcext:value-type="float">
            <text:p>1.5973666961</text:p>
          </table:table-cell>
          <table:table-cell table:formula="of:=['Limacon trisection'.C331]*COS(['Limacon trisection'.B331])" office:value-type="float" office:value="-1.27929547419274" calcext:value-type="float">
            <text:p>-1.2792954742</text:p>
          </table:table-cell>
          <table:table-cell table:formula="of:=['Limacon trisection'.C331]*SIN(['Limacon trisection'.B331])" office:value-type="float" office:value="-0.956547673391328" calcext:value-type="float">
            <text:p>-0.9565476734</text:p>
          </table:table-cell>
        </table:table-row>
        <table:table-row table:style-name="ro1">
          <table:table-cell/>
          <table:table-cell office:value-type="float" office:value="16.4" calcext:value-type="float">
            <text:p>16.4</text:p>
          </table:table-cell>
          <table:table-cell table:formula="of:=['Limacon trisection'.$C$2]+['Limacon trisection'.$C$3]*COS(['Limacon trisection'.B332])" office:value-type="float" office:value="1.69015611837379" calcext:value-type="float">
            <text:p>1.6901561184</text:p>
          </table:table-cell>
          <table:table-cell table:formula="of:=['Limacon trisection'.C332]*COS(['Limacon trisection'.B332])" office:value-type="float" office:value="-1.3013322563396" calcext:value-type="float">
            <text:p>-1.3013322563</text:p>
          </table:table-cell>
          <table:table-cell table:formula="of:=['Limacon trisection'.C332]*SIN(['Limacon trisection'.B332])" office:value-type="float" office:value="-1.07849991334558" calcext:value-type="float">
            <text:p>-1.0784999133</text:p>
          </table:table-cell>
        </table:table-row>
        <table:table-row table:style-name="ro1">
          <table:table-cell/>
          <table:table-cell office:value-type="float" office:value="16.45" calcext:value-type="float">
            <text:p>16.45</text:p>
          </table:table-cell>
          <table:table-cell table:formula="of:=['Limacon trisection'.$C$2]+['Limacon trisection'.$C$3]*COS(['Limacon trisection'.B333])" office:value-type="float" office:value="1.78871894742356" calcext:value-type="float">
            <text:p>1.7887189474</text:p>
          </table:table-cell>
          <table:table-cell table:formula="of:=['Limacon trisection'.C333]*COS(['Limacon trisection'.B333])" office:value-type="float" office:value="-1.31845343894073" calcext:value-type="float">
            <text:p>-1.3184534389</text:p>
          </table:table-cell>
          <table:table-cell table:formula="of:=['Limacon trisection'.C333]*SIN(['Limacon trisection'.B333])" office:value-type="float" office:value="-1.20879940528501" calcext:value-type="float">
            <text:p>-1.2087994053</text:p>
          </table:table-cell>
        </table:table-row>
        <table:table-row table:style-name="ro1">
          <table:table-cell/>
          <table:table-cell office:value-type="float" office:value="16.5" calcext:value-type="float">
            <text:p>16.5</text:p>
          </table:table-cell>
          <table:table-cell table:formula="of:=['Limacon trisection'.$C$2]+['Limacon trisection'.$C$3]*COS(['Limacon trisection'.B334])" office:value-type="float" office:value="1.89280882749186" calcext:value-type="float">
            <text:p>1.8928088275</text:p>
          </table:table-cell>
          <table:table-cell table:formula="of:=['Limacon trisection'.C334]*COS(['Limacon trisection'.B334])" office:value-type="float" office:value="-1.32950335084544" calcext:value-type="float">
            <text:p>-1.3295033508</text:p>
          </table:table-cell>
          <table:table-cell table:formula="of:=['Limacon trisection'.C334]*SIN(['Limacon trisection'.B334])" office:value-type="float" office:value="-1.34727357931559" calcext:value-type="float">
            <text:p>-1.3472735793</text:p>
          </table:table-cell>
        </table:table-row>
        <table:table-row table:style-name="ro1">
          <table:table-cell/>
          <table:table-cell office:value-type="float" office:value="16.55" calcext:value-type="float">
            <text:p>16.55</text:p>
          </table:table-cell>
          <table:table-cell table:formula="of:=['Limacon trisection'.$C$2]+['Limacon trisection'.$C$3]*COS(['Limacon trisection'.B335])" office:value-type="float" office:value="2.00216558808748" calcext:value-type="float">
            <text:p>2.0021655881</text:p>
          </table:table-cell>
          <table:table-cell table:formula="of:=['Limacon trisection'.C335]*COS(['Limacon trisection'.B335])" office:value-type="float" office:value="-1.33333177007608" calcext:value-type="float">
            <text:p>-1.3333317701</text:p>
          </table:table-cell>
          <table:table-cell table:formula="of:=['Limacon trisection'.C335]*SIN(['Limacon trisection'.B335])" office:value-type="float" office:value="-1.49361756585395" calcext:value-type="float">
            <text:p>-1.4936175659</text:p>
          </table:table-cell>
        </table:table-row>
        <table:table-row table:style-name="ro1">
          <table:table-cell/>
          <table:table-cell office:value-type="float" office:value="16.6" calcext:value-type="float">
            <text:p>16.6</text:p>
          </table:table-cell>
          <table:table-cell table:formula="of:=['Limacon trisection'.$C$2]+['Limacon trisection'.$C$3]*COS(['Limacon trisection'.B336])" office:value-type="float" office:value="2.11651589426084" calcext:value-type="float">
            <text:p>2.1165158943</text:p>
          </table:table-cell>
          <table:table-cell table:formula="of:=['Limacon trisection'.C336]*COS(['Limacon trisection'.B336])" office:value-type="float" office:value="-1.32880801546153" calcext:value-type="float">
            <text:p>-1.3288080155</text:p>
          </table:table-cell>
          <table:table-cell table:formula="of:=['Limacon trisection'.C336]*SIN(['Limacon trisection'.B336])" office:value-type="float" office:value="-1.64739454554881" calcext:value-type="float">
            <text:p>-1.6473945455</text:p>
          </table:table-cell>
        </table:table-row>
        <table:table-row table:style-name="ro1">
          <table:table-cell/>
          <table:table-cell office:value-type="float" office:value="16.65" calcext:value-type="float">
            <text:p>16.65</text:p>
          </table:table-cell>
          <table:table-cell table:formula="of:=['Limacon trisection'.$C$2]+['Limacon trisection'.$C$3]*COS(['Limacon trisection'.B337])" office:value-type="float" office:value="2.23557392979898" calcext:value-type="float">
            <text:p>2.2355739298</text:p>
          </table:table-cell>
          <table:table-cell table:formula="of:=['Limacon trisection'.C337]*COS(['Limacon trisection'.B337])" office:value-type="float" office:value="-1.31483497453302" calcext:value-type="float">
            <text:p>-1.3148349745</text:p>
          </table:table-cell>
          <table:table-cell table:formula="of:=['Limacon trisection'.C337]*SIN(['Limacon trisection'.B337])" office:value-type="float" office:value="-1.80803755086602" calcext:value-type="float">
            <text:p>-1.8080375509</text:p>
          </table:table-cell>
        </table:table-row>
        <table:table-row table:style-name="ro1">
          <table:table-cell/>
          <table:table-cell office:value-type="float" office:value="16.7" calcext:value-type="float">
            <text:p>16.7</text:p>
          </table:table-cell>
          <table:table-cell table:formula="of:=['Limacon trisection'.$C$2]+['Limacon trisection'.$C$3]*COS(['Limacon trisection'.B338])" office:value-type="float" office:value="2.35904211161729" calcext:value-type="float">
            <text:p>2.3590421116</text:p>
          </table:table-cell>
          <table:table-cell table:formula="of:=['Limacon trisection'.C338]*COS(['Limacon trisection'.B338])" office:value-type="float" office:value="-1.29036292069513" calcext:value-type="float">
            <text:p>-1.2903629207</text:p>
          </table:table-cell>
          <table:table-cell table:formula="of:=['Limacon trisection'.C338]*SIN(['Limacon trisection'.B338])" office:value-type="float" office:value="-1.97485270774276" calcext:value-type="float">
            <text:p>-1.9748527077</text:p>
          </table:table-cell>
        </table:table-row>
        <table:table-row table:style-name="ro1">
          <table:table-cell/>
          <table:table-cell office:value-type="float" office:value="16.75" calcext:value-type="float">
            <text:p>16.75</text:p>
          </table:table-cell>
          <table:table-cell table:formula="of:=['Limacon trisection'.$C$2]+['Limacon trisection'.$C$3]*COS(['Limacon trisection'.B339])" office:value-type="float" office:value="2.48661183356222" calcext:value-type="float">
            <text:p>2.4866118336</text:p>
          </table:table-cell>
          <table:table-cell table:formula="of:=['Limacon trisection'.C339]*COS(['Limacon trisection'.B339])" office:value-type="float" office:value="-1.25440297447907" calcext:value-type="float">
            <text:p>-1.2544029745</text:p>
          </table:table-cell>
          <table:table-cell table:formula="of:=['Limacon trisection'.C339]*SIN(['Limacon trisection'.B339])" office:value-type="float" office:value="-2.14702389097786" calcext:value-type="float">
            <text:p>-2.147023891</text:p>
          </table:table-cell>
        </table:table-row>
        <table:table-row table:style-name="ro1">
          <table:table-cell/>
          <table:table-cell office:value-type="float" office:value="16.8" calcext:value-type="float">
            <text:p>16.8</text:p>
          </table:table-cell>
          <table:table-cell table:formula="of:=['Limacon trisection'.$C$2]+['Limacon trisection'.$C$3]*COS(['Limacon trisection'.B340])" office:value-type="float" office:value="2.61796423776591" calcext:value-type="float">
            <text:p>2.6179642378</text:p>
          </table:table-cell>
          <table:table-cell table:formula="of:=['Limacon trisection'.C340]*COS(['Limacon trisection'.B340])" office:value-type="float" office:value="-1.20604006694747" calcext:value-type="float">
            <text:p>-1.2060400669</text:p>
          </table:table-cell>
          <table:table-cell table:formula="of:=['Limacon trisection'.C340]*SIN(['Limacon trisection'.B340])" office:value-type="float" office:value="-2.32361875253636" calcext:value-type="float">
            <text:p>-2.3236187525</text:p>
          </table:table-cell>
        </table:table-row>
        <table:table-row table:style-name="ro1">
          <table:table-cell/>
          <table:table-cell office:value-type="float" office:value="16.85" calcext:value-type="float">
            <text:p>16.85</text:p>
          </table:table-cell>
          <table:table-cell table:formula="of:=['Limacon trisection'.$C$2]+['Limacon trisection'.$C$3]*COS(['Limacon trisection'.B341])" office:value-type="float" office:value="2.75277101162488" calcext:value-type="float">
            <text:p>2.7527710116</text:p>
          </table:table-cell>
          <table:table-cell table:formula="of:=['Limacon trisection'.C341]*COS(['Limacon trisection'.B341])" office:value-type="float" office:value="-1.14444526801908" calcext:value-type="float">
            <text:p>-1.144445268</text:p>
          </table:table-cell>
          <table:table-cell table:formula="of:=['Limacon trisection'.C341]*SIN(['Limacon trisection'.B341])" office:value-type="float" office:value="-2.50359606784941" calcext:value-type="float">
            <text:p>-2.5035960678</text:p>
          </table:table-cell>
        </table:table-row>
        <table:table-row table:style-name="ro1">
          <table:table-cell/>
          <table:table-cell office:value-type="float" office:value="16.9" calcext:value-type="float">
            <text:p>16.9</text:p>
          </table:table-cell>
          <table:table-cell table:formula="of:=['Limacon trisection'.$C$2]+['Limacon trisection'.$C$3]*COS(['Limacon trisection'.B342])" office:value-type="float" office:value="2.89069520841048" calcext:value-type="float">
            <text:p>2.8906952084</text:p>
          </table:table-cell>
          <table:table-cell table:formula="of:=['Limacon trisection'.C342]*COS(['Limacon trisection'.B342])" office:value-type="float" office:value="-1.06888734857154" calcext:value-type="float">
            <text:p>-1.0688873486</text:p>
          </table:table-cell>
          <table:table-cell table:formula="of:=['Limacon trisection'.C342]*SIN(['Limacon trisection'.B342])" office:value-type="float" office:value="-2.68581433163036" calcext:value-type="float">
            <text:p>-2.6858143316</text:p>
          </table:table-cell>
        </table:table-row>
        <table:table-row table:style-name="ro1">
          <table:table-cell/>
          <table:table-cell office:value-type="float" office:value="16.95" calcext:value-type="float">
            <text:p>16.95</text:p>
          </table:table-cell>
          <table:table-cell table:formula="of:=['Limacon trisection'.$C$2]+['Limacon trisection'.$C$3]*COS(['Limacon trisection'.B343])" office:value-type="float" office:value="3.03139208946029" calcext:value-type="float">
            <text:p>3.0313920895</text:p>
          </table:table-cell>
          <table:table-cell table:formula="of:=['Limacon trisection'.C343]*COS(['Limacon trisection'.B343])" office:value-type="float" office:value="-0.978743452599576" calcext:value-type="float">
            <text:p>-0.9787434526</text:p>
          </table:table-cell>
          <table:table-cell table:formula="of:=['Limacon trisection'.C343]*SIN(['Limacon trisection'.B343])" office:value-type="float" office:value="-2.86904152183894" calcext:value-type="float">
            <text:p>-2.869041521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'Limacon trisection'.$C$2]+['Limacon trisection'.$C$3]*COS(['Limacon trisection'.B344])" office:value-type="float" office:value="3.17450998584521" calcext:value-type="float">
            <text:p>3.1745099858</text:p>
          </table:table-cell>
          <table:table-cell table:formula="of:=['Limacon trisection'.C344]*COS(['Limacon trisection'.B344])" office:value-type="float" office:value="-0.873508764383296" calcext:value-type="float">
            <text:p>-0.8735087644</text:p>
          </table:table-cell>
          <table:table-cell table:formula="of:=['Limacon trisection'.C344]*SIN(['Limacon trisection'.B344])" office:value-type="float" office:value="-3.05196593833819" calcext:value-type="float">
            <text:p>-3.0519659383</text:p>
          </table:table-cell>
        </table:table-row>
        <table:table-row table:style-name="ro1">
          <table:table-cell/>
          <table:table-cell office:value-type="float" office:value="17.05" calcext:value-type="float">
            <text:p>17.05</text:p>
          </table:table-cell>
          <table:table-cell table:formula="of:=['Limacon trisection'.$C$2]+['Limacon trisection'.$C$3]*COS(['Limacon trisection'.B345])" office:value-type="float" office:value="3.31969117735862" calcext:value-type="float">
            <text:p>3.3196911774</text:p>
          </table:table-cell>
          <table:table-cell table:formula="of:=['Limacon trisection'.C345]*COS(['Limacon trisection'.B345])" office:value-type="float" office:value="-0.752805065467271" calcext:value-type="float">
            <text:p>-0.7528050655</text:p>
          </table:table-cell>
          <table:table-cell table:formula="of:=['Limacon trisection'.C345]*SIN(['Limacon trisection'.B345])" office:value-type="float" office:value="-3.23320801162553" calcext:value-type="float">
            <text:p>-3.2332080116</text:p>
          </table:table-cell>
        </table:table-row>
        <table:table-row table:style-name="ro1">
          <table:table-cell/>
          <table:table-cell office:value-type="float" office:value="17.1" calcext:value-type="float">
            <text:p>17.1</text:p>
          </table:table-cell>
          <table:table-cell table:formula="of:=['Limacon trisection'.$C$2]+['Limacon trisection'.$C$3]*COS(['Limacon trisection'.B346])" office:value-type="float" office:value="3.46657278663065" calcext:value-type="float">
            <text:p>3.4665727866</text:p>
          </table:table-cell>
          <table:table-cell table:formula="of:=['Limacon trisection'.C346]*COS(['Limacon trisection'.B346])" office:value-type="float" office:value="-0.616388087171467" calcext:value-type="float">
            <text:p>-0.6163880872</text:p>
          </table:table-cell>
          <table:table-cell table:formula="of:=['Limacon trisection'.C346]*SIN(['Limacon trisection'.B346])" office:value-type="float" office:value="-3.41133296689158" calcext:value-type="float">
            <text:p>-3.4113329669</text:p>
          </table:table-cell>
        </table:table-row>
        <table:table-row table:style-name="ro1">
          <table:table-cell/>
          <table:table-cell office:value-type="float" office:value="17.15" calcext:value-type="float">
            <text:p>17.15</text:p>
          </table:table-cell>
          <table:table-cell table:formula="of:=['Limacon trisection'.$C$2]+['Limacon trisection'.$C$3]*COS(['Limacon trisection'.B347])" office:value-type="float" office:value="3.61478768613257" calcext:value-type="float">
            <text:p>3.6147876861</text:p>
          </table:table-cell>
          <table:table-cell table:formula="of:=['Limacon trisection'.C347]*COS(['Limacon trisection'.B347])" office:value-type="float" office:value="-0.464153576238202" calcext:value-type="float">
            <text:p>-0.4641535762</text:p>
          </table:table-cell>
          <table:table-cell table:formula="of:=['Limacon trisection'.C347]*SIN(['Limacon trisection'.B347])" office:value-type="float" office:value="-3.5848642196715" calcext:value-type="float">
            <text:p>-3.5848642197</text:p>
          </table:table-cell>
        </table:table-row>
        <table:table-row table:style-name="ro1">
          <table:table-cell/>
          <table:table-cell office:value-type="float" office:value="17.2" calcext:value-type="float">
            <text:p>17.2</text:p>
          </table:table-cell>
          <table:table-cell table:formula="of:=['Limacon trisection'.$C$2]+['Limacon trisection'.$C$3]*COS(['Limacon trisection'.B348])" office:value-type="float" office:value="3.76396541580448" calcext:value-type="float">
            <text:p>3.7639654158</text:p>
          </table:table-cell>
          <table:table-cell table:formula="of:=['Limacon trisection'.C348]*COS(['Limacon trisection'.B348])" office:value-type="float" office:value="-0.296142003948577" calcext:value-type="float">
            <text:p>-0.2961420039</text:p>
          </table:table-cell>
          <table:table-cell table:formula="of:=['Limacon trisection'.C348]*SIN(['Limacon trisection'.B348])" office:value-type="float" office:value="-3.75229737159377" calcext:value-type="float">
            <text:p>-3.7522973716</text:p>
          </table:table-cell>
        </table:table-row>
        <table:table-row table:style-name="ro1">
          <table:table-cell/>
          <table:table-cell office:value-type="float" office:value="17.25" calcext:value-type="float">
            <text:p>17.25</text:p>
          </table:table-cell>
          <table:table-cell table:formula="of:=['Limacon trisection'.$C$2]+['Limacon trisection'.$C$3]*COS(['Limacon trisection'.B349])" office:value-type="float" office:value="3.91373310901244" calcext:value-type="float">
            <text:p>3.913733109</text:p>
          </table:table-cell>
          <table:table-cell table:formula="of:=['Limacon trisection'.C349]*COS(['Limacon trisection'.B349])" office:value-type="float" office:value="-0.112541862489862" calcext:value-type="float">
            <text:p>-0.1125418625</text:p>
          </table:table-cell>
          <table:table-cell table:formula="of:=['Limacon trisection'.C349]*SIN(['Limacon trisection'.B349])" office:value-type="float" office:value="-3.91211466827948" calcext:value-type="float">
            <text:p>-3.9121146683</text:p>
          </table:table-cell>
        </table:table-row>
        <table:table-row table:style-name="ro1">
          <table:table-cell/>
          <table:table-cell office:value-type="float" office:value="17.3" calcext:value-type="float">
            <text:p>17.3</text:p>
          </table:table-cell>
          <table:table-cell table:formula="of:=['Limacon trisection'.$C$2]+['Limacon trisection'.$C$3]*COS(['Limacon trisection'.B350])" office:value-type="float" office:value="4.06371642452094" calcext:value-type="float">
            <text:p>4.0637164245</text:p>
          </table:table-cell>
          <table:table-cell table:formula="of:=['Limacon trisection'.C350]*COS(['Limacon trisection'.B350])" office:value-type="float" office:value="0.0863084936124949" calcext:value-type="float">
            <text:p>0.0863084936</text:p>
          </table:table-cell>
          <table:table-cell table:formula="of:=['Limacon trisection'.C350]*SIN(['Limacon trisection'.B350])" office:value-type="float" office:value="-4.06279977636747" calcext:value-type="float">
            <text:p>-4.0627997764</text:p>
          </table:table-cell>
        </table:table-row>
        <table:table-row table:style-name="ro1">
          <table:table-cell/>
          <table:table-cell office:value-type="float" office:value="17.35" calcext:value-type="float">
            <text:p>17.35</text:p>
          </table:table-cell>
          <table:table-cell table:formula="of:=['Limacon trisection'.$C$2]+['Limacon trisection'.$C$3]*COS(['Limacon trisection'.B351])" office:value-type="float" office:value="4.21354048215101" calcext:value-type="float">
            <text:p>4.2135404822</text:p>
          </table:table-cell>
          <table:table-cell table:formula="of:=['Limacon trisection'.C351]*COS(['Limacon trisection'.B351])" office:value-type="float" office:value="0.299920488707105" calcext:value-type="float">
            <text:p>0.2999204887</text:p>
          </table:table-cell>
          <table:table-cell table:formula="of:=['Limacon trisection'.C351]*SIN(['Limacon trisection'.B351])" office:value-type="float" office:value="-4.20285273298733" calcext:value-type="float">
            <text:p>-4.202852733</text:p>
          </table:table-cell>
        </table:table-row>
        <table:table-row table:style-name="ro1">
          <table:table-cell/>
          <table:table-cell office:value-type="float" office:value="17.4" calcext:value-type="float">
            <text:p>17.4</text:p>
          </table:table-cell>
          <table:table-cell table:formula="of:=['Limacon trisection'.$C$2]+['Limacon trisection'.$C$3]*COS(['Limacon trisection'.B352])" office:value-type="float" office:value="4.36283079978542" calcext:value-type="float">
            <text:p>4.3628307998</text:p>
          </table:table-cell>
          <table:table-cell table:formula="of:=['Limacon trisection'.C352]*COS(['Limacon trisection'.B352])" office:value-type="float" office:value="0.527656462804873" calcext:value-type="float">
            <text:p>0.5276564628</text:p>
          </table:table-cell>
          <table:table-cell table:formula="of:=['Limacon trisection'.C352]*SIN(['Limacon trisection'.B352])" office:value-type="float" office:value="-4.3308049188132" calcext:value-type="float">
            <text:p>-4.3308049188</text:p>
          </table:table-cell>
        </table:table-row>
        <table:table-row table:style-name="ro1">
          <table:table-cell/>
          <table:table-cell office:value-type="float" office:value="17.45" calcext:value-type="float">
            <text:p>17.45</text:p>
          </table:table-cell>
          <table:table-cell table:formula="of:=['Limacon trisection'.$C$2]+['Limacon trisection'.$C$3]*COS(['Limacon trisection'.B353])" office:value-type="float" office:value="4.51121422937901" calcext:value-type="float">
            <text:p>4.5112142294</text:p>
          </table:table-cell>
          <table:table-cell table:formula="of:=['Limacon trisection'.C353]*COS(['Limacon trisection'.B353])" office:value-type="float" office:value="0.768732301945208" calcext:value-type="float">
            <text:p>0.7687323019</text:p>
          </table:table-cell>
          <table:table-cell table:formula="of:=['Limacon trisection'.C353]*SIN(['Limacon trisection'.B353])" office:value-type="float" office:value="-4.44523390512779" calcext:value-type="float">
            <text:p>-4.4452339051</text:p>
          </table:table-cell>
        </table:table-row>
        <table:table-row table:style-name="ro1">
          <table:table-cell/>
          <table:table-cell office:value-type="float" office:value="17.5" calcext:value-type="float">
            <text:p>17.5</text:p>
          </table:table-cell>
          <table:table-cell table:formula="of:=['Limacon trisection'.$C$2]+['Limacon trisection'.$C$3]*COS(['Limacon trisection'.B354])" office:value-type="float" office:value="4.65831988963438" calcext:value-type="float">
            <text:p>4.6583198896</text:p>
          </table:table-cell>
          <table:table-cell table:formula="of:=['Limacon trisection'.C354]*COS(['Limacon trisection'.B354])" office:value-type="float" office:value="1.02222154520858" calcext:value-type="float">
            <text:p>1.0222215452</text:p>
          </table:table-cell>
          <table:table-cell table:formula="of:=['Limacon trisection'.C354]*SIN(['Limacon trisection'.B354])" office:value-type="float" office:value="-4.54477802611686" calcext:value-type="float">
            <text:p>-4.5447780261</text:p>
          </table:table-cell>
        </table:table-row>
        <table:table-row table:style-name="ro1">
          <table:table-cell/>
          <table:table-cell office:value-type="float" office:value="17.55" calcext:value-type="float">
            <text:p>17.55</text:p>
          </table:table-cell>
          <table:table-cell table:formula="of:=['Limacon trisection'.$C$2]+['Limacon trisection'.$C$3]*COS(['Limacon trisection'.B355])" office:value-type="float" office:value="4.80378009301203" calcext:value-type="float">
            <text:p>4.803780093</text:p>
          </table:table-cell>
          <table:table-cell table:formula="of:=['Limacon trisection'.C355]*COS(['Limacon trisection'.B355])" office:value-type="float" office:value="1.28706093665685" calcext:value-type="float">
            <text:p>1.2870609367</text:p>
          </table:table-cell>
          <table:table-cell table:formula="of:=['Limacon trisection'.C355]*SIN(['Limacon trisection'.B355])" office:value-type="float" office:value="-4.6281505298932" calcext:value-type="float">
            <text:p>-4.6281505299</text:p>
          </table:table-cell>
        </table:table-row>
        <table:table-row table:style-name="ro1">
          <table:table-cell/>
          <table:table-cell office:value-type="float" office:value="17.6" calcext:value-type="float">
            <text:p>17.6</text:p>
          </table:table-cell>
          <table:table-cell table:formula="of:=['Limacon trisection'.$C$2]+['Limacon trisection'.$C$3]*COS(['Limacon trisection'.B356])" office:value-type="float" office:value="4.94723126475773" calcext:value-type="float">
            <text:p>4.9472312648</text:p>
          </table:table-cell>
          <table:table-cell table:formula="of:=['Limacon trisection'.C356]*COS(['Limacon trisection'.B356])" office:value-type="float" office:value="1.56205737598848" calcext:value-type="float">
            <text:p>1.562057376</text:p>
          </table:table-cell>
          <table:table-cell table:formula="of:=['Limacon trisection'.C356]*SIN(['Limacon trisection'.B356])" office:value-type="float" office:value="-4.69415316549389" calcext:value-type="float">
            <text:p>-4.6941531655</text:p>
          </table:table-cell>
        </table:table-row>
        <table:table-row table:style-name="ro1">
          <table:table-cell/>
          <table:table-cell office:value-type="float" office:value="17.65" calcext:value-type="float">
            <text:p>17.65</text:p>
          </table:table-cell>
          <table:table-cell table:formula="of:=['Limacon trisection'.$C$2]+['Limacon trisection'.$C$3]*COS(['Limacon trisection'.B357])" office:value-type="float" office:value="5.08831485165003" calcext:value-type="float">
            <text:p>5.0883148517</text:p>
          </table:table-cell>
          <table:table-cell table:formula="of:=['Limacon trisection'.C357]*COS(['Limacon trisection'.B357])" office:value-type="float" office:value="1.84589620764072" calcext:value-type="float">
            <text:p>1.8458962076</text:p>
          </table:table-cell>
          <table:table-cell table:formula="of:=['Limacon trisection'.C357]*SIN(['Limacon trisection'.B357])" office:value-type="float" office:value="-4.74168906826881" calcext:value-type="float">
            <text:p>-4.7416890683</text:p>
          </table:table-cell>
        </table:table-row>
        <table:table-row table:style-name="ro1">
          <table:table-cell/>
          <table:table-cell office:value-type="float" office:value="17.7" calcext:value-type="float">
            <text:p>17.7</text:p>
          </table:table-cell>
          <table:table-cell table:formula="of:=['Limacon trisection'.$C$2]+['Limacon trisection'.$C$3]*COS(['Limacon trisection'.B358])" office:value-type="float" office:value="5.22667821819664" calcext:value-type="float">
            <text:p>5.2266782182</text:p>
          </table:table-cell>
          <table:table-cell table:formula="of:=['Limacon trisection'.C358]*COS(['Limacon trisection'.B358])" office:value-type="float" office:value="2.13715077459488" calcext:value-type="float">
            <text:p>2.1371507746</text:p>
          </table:table-cell>
          <table:table-cell table:formula="of:=['Limacon trisection'.C358]*SIN(['Limacon trisection'.B358])" office:value-type="float" office:value="-4.76977481263211" calcext:value-type="float">
            <text:p>-4.7697748126</text:p>
          </table:table-cell>
        </table:table-row>
        <table:table-row table:style-name="ro1">
          <table:table-cell/>
          <table:table-cell office:value-type="float" office:value="17.75" calcext:value-type="float">
            <text:p>17.75</text:p>
          </table:table-cell>
          <table:table-cell table:formula="of:=['Limacon trisection'.$C$2]+['Limacon trisection'.$C$3]*COS(['Limacon trisection'.B359])" office:value-type="float" office:value="5.36197552803942" calcext:value-type="float">
            <text:p>5.361975528</text:p>
          </table:table-cell>
          <table:table-cell table:formula="of:=['Limacon trisection'.C359]*COS(['Limacon trisection'.B359])" office:value-type="float" office:value="2.43429315037865" calcext:value-type="float">
            <text:p>2.4342931504</text:p>
          </table:table-cell>
          <table:table-cell table:formula="of:=['Limacon trisection'.C359]*SIN(['Limacon trisection'.B359])" office:value-type="float" office:value="-4.77755150901727" calcext:value-type="float">
            <text:p>-4.777551509</text:p>
          </table:table-cell>
        </table:table-row>
        <table:table-row table:style-name="ro1">
          <table:table-cell/>
          <table:table-cell office:value-type="float" office:value="17.8" calcext:value-type="float">
            <text:p>17.8</text:p>
          </table:table-cell>
          <table:table-cell table:formula="of:=['Limacon trisection'.$C$2]+['Limacon trisection'.$C$3]*COS(['Limacon trisection'.B360])" office:value-type="float" office:value="5.49386860836525" calcext:value-type="float">
            <text:p>5.4938686084</text:p>
          </table:table-cell>
          <table:table-cell table:formula="of:=['Limacon trisection'.C360]*COS(['Limacon trisection'.B360])" office:value-type="float" office:value="2.73570595084003" calcext:value-type="float">
            <text:p>2.7357059508</text:p>
          </table:table-cell>
          <table:table-cell table:formula="of:=['Limacon trisection'.C360]*SIN(['Limacon trisection'.B360])" office:value-type="float" office:value="-4.76429483098176" calcext:value-type="float">
            <text:p>-4.764294831</text:p>
          </table:table-cell>
        </table:table-row>
        <table:table-row table:style-name="ro1">
          <table:table-cell/>
          <table:table-cell office:value-type="float" office:value="17.85" calcext:value-type="float">
            <text:p>17.85</text:p>
          </table:table-cell>
          <table:table-cell table:formula="of:=['Limacon trisection'.$C$2]+['Limacon trisection'.$C$3]*COS(['Limacon trisection'.B361])" office:value-type="float" office:value="5.62202779516189" calcext:value-type="float">
            <text:p>5.6220277952</text:p>
          </table:table-cell>
          <table:table-cell table:formula="of:=['Limacon trisection'.C361]*COS(['Limacon trisection'.B361])" office:value-type="float" office:value="3.03969511630844" calcext:value-type="float">
            <text:p>3.0396951163</text:p>
          </table:table-cell>
          <table:table-cell table:formula="of:=['Limacon trisection'.C361]*SIN(['Limacon trisection'.B361])" office:value-type="float" office:value="-4.72942386866133" calcext:value-type="float">
            <text:p>-4.7294238687</text:p>
          </table:table-cell>
        </table:table-row>
        <table:table-row table:style-name="ro1">
          <table:table-cell/>
          <table:table-cell office:value-type="float" office:value="17.9" calcext:value-type="float">
            <text:p>17.9</text:p>
          </table:table-cell>
          <table:table-cell table:formula="of:=['Limacon trisection'.$C$2]+['Limacon trisection'.$C$3]*COS(['Limacon trisection'.B362])" office:value-type="float" office:value="5.74613275720637" calcext:value-type="float">
            <text:p>5.7461327572</text:p>
          </table:table-cell>
          <table:table-cell table:formula="of:=['Limacon trisection'.C362]*COS(['Limacon trisection'.B362])" office:value-type="float" office:value="3.34450354487153" calcext:value-type="float">
            <text:p>3.3445035449</text:p>
          </table:table-cell>
          <table:table-cell table:formula="of:=['Limacon trisection'.C362]*SIN(['Limacon trisection'.B362])" office:value-type="float" office:value="-4.6725087160734" calcext:value-type="float">
            <text:p>-4.6725087161</text:p>
          </table:table-cell>
        </table:table-row>
        <table:table-row table:style-name="ro1">
          <table:table-cell/>
          <table:table-cell office:value-type="float" office:value="17.95" calcext:value-type="float">
            <text:p>17.95</text:p>
          </table:table-cell>
          <table:table-cell table:formula="of:=['Limacon trisection'.$C$2]+['Limacon trisection'.$C$3]*COS(['Limacon trisection'.B363])" office:value-type="float" office:value="5.8658732967262" calcext:value-type="float">
            <text:p>5.8658732967</text:p>
          </table:table-cell>
          <table:table-cell table:formula="of:=['Limacon trisection'.C363]*COS(['Limacon trisection'.B363])" office:value-type="float" office:value="3.64832544878023" calcext:value-type="float">
            <text:p>3.6483254488</text:p>
          </table:table-cell>
          <table:table-cell table:formula="of:=['Limacon trisection'.C363]*SIN(['Limacon trisection'.B363])" office:value-type="float" office:value="-4.59327671200288" calcext:value-type="float">
            <text:p>-4.59327671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'Limacon trisection'.$C$2]+['Limacon trisection'.$C$3]*COS(['Limacon trisection'.B364])" office:value-type="float" office:value="5.98095012473224" calcext:value-type="float">
            <text:p>5.9809501247</text:p>
          </table:table-cell>
          <table:table-cell table:formula="of:=['Limacon trisection'.C364]*COS(['Limacon trisection'.B364])" office:value-type="float" office:value="3.94932129853521" calcext:value-type="float">
            <text:p>3.9493212985</text:p>
          </table:table-cell>
          <table:table-cell table:formula="of:=['Limacon trisection'.C364]*SIN(['Limacon trisection'.B364])" office:value-type="float" office:value="-4.49161726725138" calcext:value-type="float">
            <text:p>-4.4916172673</text:p>
          </table:table-cell>
        </table:table-row>
        <table:table-row table:style-name="ro1">
          <table:table-cell/>
          <table:table-cell office:value-type="float" office:value="18.05" calcext:value-type="float">
            <text:p>18.05</text:p>
          </table:table-cell>
          <table:table-cell table:formula="of:=['Limacon trisection'.$C$2]+['Limacon trisection'.$C$3]*COS(['Limacon trisection'.B365])" office:value-type="float" office:value="6.09107560908534" calcext:value-type="float">
            <text:p>6.0910756091</text:p>
          </table:table-cell>
          <table:table-cell table:formula="of:=['Limacon trisection'.C365]*COS(['Limacon trisection'.B365])" office:value-type="float" office:value="4.24563321308431" calcext:value-type="float">
            <text:p>4.2456332131</text:p>
          </table:table-cell>
          <table:table-cell table:formula="of:=['Limacon trisection'.C365]*SIN(['Limacon trisection'.B365])" office:value-type="float" office:value="-4.36758522476089" calcext:value-type="float">
            <text:p>-4.3675852248</text:p>
          </table:table-cell>
        </table:table-row>
        <table:table-row table:style-name="ro1">
          <table:table-cell/>
          <table:table-cell office:value-type="float" office:value="18.1" calcext:value-type="float">
            <text:p>18.1</text:p>
          </table:table-cell>
          <table:table-cell table:formula="of:=['Limacon trisection'.$C$2]+['Limacon trisection'.$C$3]*COS(['Limacon trisection'.B366])" office:value-type="float" office:value="6.19597449342684" calcext:value-type="float">
            <text:p>6.1959744934</text:p>
          </table:table-cell>
          <table:table-cell table:formula="of:=['Limacon trisection'.C366]*COS(['Limacon trisection'.B366])" office:value-type="float" office:value="4.53540064982954" calcext:value-type="float">
            <text:p>4.5354006498</text:p>
          </table:table-cell>
          <table:table-cell table:formula="of:=['Limacon trisection'.C366]*SIN(['Limacon trisection'.B366])" office:value-type="float" office:value="-4.22140271340247" calcext:value-type="float">
            <text:p>-4.2214027134</text:p>
          </table:table-cell>
        </table:table-row>
        <table:table-row table:style-name="ro1">
          <table:table-cell/>
          <table:table-cell office:value-type="float" office:value="18.15" calcext:value-type="float">
            <text:p>18.15</text:p>
          </table:table-cell>
          <table:table-cell table:formula="of:=['Limacon trisection'.$C$2]+['Limacon trisection'.$C$3]*COS(['Limacon trisection'.B367])" office:value-type="float" office:value="6.29538458517618" calcext:value-type="float">
            <text:p>6.2953845852</text:p>
          </table:table-cell>
          <table:table-cell table:formula="of:=['Limacon trisection'.C367]*COS(['Limacon trisection'.B367])" office:value-type="float" office:value="4.81677624485638" calcext:value-type="float">
            <text:p>4.8167762449</text:p>
          </table:table-cell>
          <table:table-cell table:formula="of:=['Limacon trisection'.C367]*SIN(['Limacon trisection'.B367])" office:value-type="float" office:value="-4.05345947090397" calcext:value-type="float">
            <text:p>-4.0534594709</text:p>
          </table:table-cell>
        </table:table-row>
        <table:table-row table:style-name="ro1">
          <table:table-cell/>
          <table:table-cell office:value-type="float" office:value="18.2" calcext:value-type="float">
            <text:p>18.2</text:p>
          </table:table-cell>
          <table:table-cell table:formula="of:=['Limacon trisection'.$C$2]+['Limacon trisection'.$C$3]*COS(['Limacon trisection'.B368])" office:value-type="float" office:value="6.38905741087577" calcext:value-type="float">
            <text:p>6.3890574109</text:p>
          </table:table-cell>
          <table:table-cell table:formula="of:=['Limacon trisection'.C368]*COS(['Limacon trisection'.B368])" office:value-type="float" office:value="5.08794165198784" calcext:value-type="float">
            <text:p>5.087941652</text:p>
          </table:table-cell>
          <table:table-cell table:formula="of:=['Limacon trisection'.C368]*SIN(['Limacon trisection'.B368])" office:value-type="float" office:value="-3.86431162633578" calcext:value-type="float">
            <text:p>-3.8643116263</text:p>
          </table:table-cell>
        </table:table-row>
        <table:table-row table:style-name="ro1">
          <table:table-cell/>
          <table:table-cell office:value-type="float" office:value="18.25" calcext:value-type="float">
            <text:p>18.25</text:p>
          </table:table-cell>
          <table:table-cell table:formula="of:=['Limacon trisection'.$C$2]+['Limacon trisection'.$C$3]*COS(['Limacon trisection'.B369])" office:value-type="float" office:value="6.47675883724522" calcext:value-type="float">
            <text:p>6.4767588372</text:p>
          </table:table-cell>
          <table:table-cell table:formula="of:=['Limacon trisection'.C369]*COS(['Limacon trisection'.B369])" office:value-type="float" office:value="5.34712322895105" calcext:value-type="float">
            <text:p>5.347123229</text:p>
          </table:table-cell>
          <table:table-cell table:formula="of:=['Limacon trisection'.C369]*SIN(['Limacon trisection'.B369])" office:value-type="float" office:value="-3.65467894762948" calcext:value-type="float">
            <text:p>-3.6546789476</text:p>
          </table:table-cell>
        </table:table-row>
        <table:table-row table:style-name="ro1">
          <table:table-cell/>
          <table:table-cell office:value-type="float" office:value="18.3" calcext:value-type="float">
            <text:p>18.3</text:p>
          </table:table-cell>
          <table:table-cell table:formula="of:=['Limacon trisection'.$C$2]+['Limacon trisection'.$C$3]*COS(['Limacon trisection'.B370])" office:value-type="float" office:value="6.55826965639262" calcext:value-type="float">
            <text:p>6.5582696564</text:p>
          </table:table-cell>
          <table:table-cell table:formula="of:=['Limacon trisection'.C370]*COS(['Limacon trisection'.B370])" office:value-type="float" office:value="5.5926074201299" calcext:value-type="float">
            <text:p>5.5926074201</text:p>
          </table:table-cell>
          <table:table-cell table:formula="of:=['Limacon trisection'.C370]*SIN(['Limacon trisection'.B370])" office:value-type="float" office:value="-3.42544057462222" calcext:value-type="float">
            <text:p>-3.4254405746</text:p>
          </table:table-cell>
        </table:table-row>
        <table:table-row table:style-name="ro1">
          <table:table-cell/>
          <table:table-cell office:value-type="float" office:value="18.35" calcext:value-type="float">
            <text:p>18.35</text:p>
          </table:table-cell>
          <table:table-cell table:formula="of:=['Limacon trisection'.$C$2]+['Limacon trisection'.$C$3]*COS(['Limacon trisection'.B371])" office:value-type="float" office:value="6.63338613372012" calcext:value-type="float">
            <text:p>6.6333861337</text:p>
          </table:table-cell>
          <table:table-cell table:formula="of:=['Limacon trisection'.C371]*COS(['Limacon trisection'.B371])" office:value-type="float" office:value="5.82275568804996" calcext:value-type="float">
            <text:p>5.822755688</text:p>
          </table:table-cell>
          <table:table-cell table:formula="of:=['Limacon trisection'.C371]*SIN(['Limacon trisection'.B371])" office:value-type="float" office:value="-3.17762927295054" calcext:value-type="float">
            <text:p>-3.177629273</text:p>
          </table:table-cell>
        </table:table-row>
        <table:table-row table:style-name="ro1">
          <table:table-cell/>
          <table:table-cell office:value-type="float" office:value="18.4" calcext:value-type="float">
            <text:p>18.4</text:p>
          </table:table-cell>
          <table:table-cell table:formula="of:=['Limacon trisection'.$C$2]+['Limacon trisection'.$C$3]*COS(['Limacon trisection'.B372])" office:value-type="float" office:value="6.70192051715431" calcext:value-type="float">
            <text:p>6.7019205172</text:p>
          </table:table-cell>
          <table:table-cell table:formula="of:=['Limacon trisection'.C372]*COS(['Limacon trisection'.B372])" office:value-type="float" office:value="6.03601884987887" calcext:value-type="float">
            <text:p>6.0360188499</text:p>
          </table:table-cell>
          <table:table-cell table:formula="of:=['Limacon trisection'.C372]*SIN(['Limacon trisection'.B372])" office:value-type="float" office:value="-2.91242425861357" calcext:value-type="float">
            <text:p>-2.9124242586</text:p>
          </table:table-cell>
        </table:table-row>
        <table:table-row table:style-name="ro1">
          <table:table-cell/>
          <table:table-cell office:value-type="float" office:value="18.45" calcext:value-type="float">
            <text:p>18.45</text:p>
          </table:table-cell>
          <table:table-cell table:formula="of:=['Limacon trisection'.$C$2]+['Limacon trisection'.$C$3]*COS(['Limacon trisection'.B373])" office:value-type="float" office:value="6.76370150642861" calcext:value-type="float">
            <text:p>6.7637015064</text:p>
          </table:table-cell>
          <table:table-cell table:formula="of:=['Limacon trisection'.C373]*COS(['Limacon trisection'.B373])" office:value-type="float" office:value="6.23095068078341" calcext:value-type="float">
            <text:p>6.2309506808</text:p>
          </table:table-cell>
          <table:table-cell table:formula="of:=['Limacon trisection'.C373]*SIN(['Limacon trisection'.B373])" office:value-type="float" office:value="-2.63114265704265" calcext:value-type="float">
            <text:p>-2.631142657</text:p>
          </table:table-cell>
        </table:table-row>
        <table:table-row table:style-name="ro1">
          <table:table-cell/>
          <table:table-cell office:value-type="float" office:value="18.5" calcext:value-type="float">
            <text:p>18.5</text:p>
          </table:table-cell>
          <table:table-cell table:formula="of:=['Limacon trisection'.$C$2]+['Limacon trisection'.$C$3]*COS(['Limacon trisection'.B374])" office:value-type="float" office:value="6.81857468124477" calcext:value-type="float">
            <text:p>6.8185746812</text:p>
          </table:table-cell>
          <table:table-cell table:formula="of:=['Limacon trisection'.C374]*COS(['Limacon trisection'.B374])" office:value-type="float" office:value="6.40622065291104" calcext:value-type="float">
            <text:p>6.4062206529</text:p>
          </table:table-cell>
          <table:table-cell table:formula="of:=['Limacon trisection'.C374]*SIN(['Limacon trisection'.B374])" office:value-type="float" office:value="-2.33522967391395" calcext:value-type="float">
            <text:p>-2.3352296739</text:p>
          </table:table-cell>
        </table:table-row>
        <table:table-row table:style-name="ro1">
          <table:table-cell/>
          <table:table-cell office:value-type="float" office:value="18.55" calcext:value-type="float">
            <text:p>18.55</text:p>
          </table:table-cell>
          <table:table-cell table:formula="of:=['Limacon trisection'.$C$2]+['Limacon trisection'.$C$3]*COS(['Limacon trisection'.B375])" office:value-type="float" office:value="6.86640288724313" calcext:value-type="float">
            <text:p>6.8664028872</text:p>
          </table:table-cell>
          <table:table-cell table:formula="of:=['Limacon trisection'.C375]*COS(['Limacon trisection'.B375])" office:value-type="float" office:value="6.56062568698942" calcext:value-type="float">
            <text:p>6.560625687</text:p>
          </table:table-cell>
          <table:table-cell table:formula="of:=['Limacon trisection'.C375]*SIN(['Limacon trisection'.B375])" office:value-type="float" office:value="-2.02624756758777" calcext:value-type="float">
            <text:p>-2.0262475676</text:p>
          </table:table-cell>
        </table:table-row>
        <table:table-row table:style-name="ro1">
          <table:table-cell/>
          <table:table-cell office:value-type="float" office:value="18.6" calcext:value-type="float">
            <text:p>18.6</text:p>
          </table:table-cell>
          <table:table-cell table:formula="of:=['Limacon trisection'.$C$2]+['Limacon trisection'.$C$3]*COS(['Limacon trisection'.B376])" office:value-type="float" office:value="6.90706657881715" calcext:value-type="float">
            <text:p>6.9070665788</text:p>
          </table:table-cell>
          <table:table-cell table:formula="of:=['Limacon trisection'.C376]*COS(['Limacon trisection'.B376])" office:value-type="float" office:value="6.69310080298142" calcext:value-type="float">
            <text:p>6.693100803</text:p>
          </table:table-cell>
          <table:table-cell table:formula="of:=['Limacon trisection'.C376]*SIN(['Limacon trisection'.B376])" office:value-type="float" office:value="-1.70586352482911" calcext:value-type="float">
            <text:p>-1.7058635248</text:p>
          </table:table-cell>
        </table:table-row>
        <table:table-row table:style-name="ro1">
          <table:table-cell/>
          <table:table-cell office:value-type="float" office:value="18.65" calcext:value-type="float">
            <text:p>18.65</text:p>
          </table:table-cell>
          <table:table-cell table:formula="of:=['Limacon trisection'.$C$2]+['Limacon trisection'.$C$3]*COS(['Limacon trisection'.B377])" office:value-type="float" office:value="6.94046411791513" calcext:value-type="float">
            <text:p>6.9404641179</text:p>
          </table:table-cell>
          <table:table-cell table:formula="of:=['Limacon trisection'.C377]*COS(['Limacon trisection'.B377])" office:value-type="float" office:value="6.80272856680231" calcext:value-type="float">
            <text:p>6.8027285668</text:p>
          </table:table-cell>
          <table:table-cell table:formula="of:=['Limacon trisection'.C377]*SIN(['Limacon trisection'.B377])" office:value-type="float" office:value="-1.37583655223984" calcext:value-type="float">
            <text:p>-1.3758365522</text:p>
          </table:table-cell>
        </table:table-row>
        <table:table-row table:style-name="ro1">
          <table:table-cell/>
          <table:table-cell office:value-type="float" office:value="18.7" calcext:value-type="float">
            <text:p>18.7</text:p>
          </table:table-cell>
          <table:table-cell table:formula="of:=['Limacon trisection'.$C$2]+['Limacon trisection'.$C$3]*COS(['Limacon trisection'.B378])" office:value-type="float" office:value="6.96651202808244" calcext:value-type="float">
            <text:p>6.9665120281</text:p>
          </table:table-cell>
          <table:table-cell table:formula="of:=['Limacon trisection'.C378]*COS(['Limacon trisection'.B378])" office:value-type="float" office:value="6.88874724169584" calcext:value-type="float">
            <text:p>6.8887472417</text:p>
          </table:table-cell>
          <table:table-cell table:formula="of:=['Limacon trisection'.C378]*SIN(['Limacon trisection'.B378])" office:value-type="float" office:value="-1.03800350550718" calcext:value-type="float">
            <text:p>-1.0380035055</text:p>
          </table:table-cell>
        </table:table-row>
        <table:table-row table:style-name="ro1">
          <table:table-cell/>
          <table:table-cell office:value-type="float" office:value="18.75" calcext:value-type="float">
            <text:p>18.75</text:p>
          </table:table-cell>
          <table:table-cell table:formula="of:=['Limacon trisection'.$C$2]+['Limacon trisection'.$C$3]*COS(['Limacon trisection'.B379])" office:value-type="float" office:value="6.98514520310914" calcext:value-type="float">
            <text:p>6.9851452031</text:p>
          </table:table-cell>
          <table:table-cell table:formula="of:=['Limacon trisection'.C379]*COS(['Limacon trisection'.B379])" office:value-type="float" office:value="6.95055756536068" calcext:value-type="float">
            <text:p>6.9505575654</text:p>
          </table:table-cell>
          <table:table-cell table:formula="of:=['Limacon trisection'.C379]*SIN(['Limacon trisection'.B379])" office:value-type="float" office:value="-0.694264387050086" calcext:value-type="float">
            <text:p>-0.6942643871</text:p>
          </table:table-cell>
        </table:table-row>
        <table:table-row table:style-name="ro1">
          <table:table-cell/>
          <table:table-cell office:value-type="float" office:value="18.8" calcext:value-type="float">
            <text:p>18.8</text:p>
          </table:table-cell>
          <table:table-cell table:formula="of:=['Limacon trisection'.$C$2]+['Limacon trisection'.$C$3]*COS(['Limacon trisection'.B380])" office:value-type="float" office:value="6.99631706976163" calcext:value-type="float">
            <text:p>6.9963170698</text:p>
          </table:table-cell>
          <table:table-cell table:formula="of:=['Limacon trisection'.C380]*COS(['Limacon trisection'.B380])" office:value-type="float" office:value="6.98772808719715" calcext:value-type="float">
            <text:p>6.9877280872</text:p>
          </table:table-cell>
          <table:table-cell table:formula="of:=['Limacon trisection'.C380]*SIN(['Limacon trisection'.B380])" office:value-type="float" office:value="-0.346567049838904" calcext:value-type="float">
            <text:p>-0.3465670498</text:p>
          </table:table-cell>
        </table:table-row>
        <table:table-row table:style-name="ro1">
          <table:table-cell/>
          <table:table-cell office:value-type="float" office:value="18.85" calcext:value-type="float">
            <text:p>18.85</text:p>
          </table:table-cell>
          <table:table-cell table:formula="of:=['Limacon trisection'.$C$2]+['Limacon trisection'.$C$3]*COS(['Limacon trisection'.B381])" office:value-type="float" office:value="6.99999970419149" calcext:value-type="float">
            <text:p>6.9999997042</text:p>
          </table:table-cell>
          <table:table-cell table:formula="of:=['Limacon trisection'.C381]*COS(['Limacon trisection'.B381])" office:value-type="float" office:value="6.99999901397165" calcext:value-type="float">
            <text:p>6.999999014</text:p>
          </table:table-cell>
          <table:table-cell table:formula="of:=['Limacon trisection'.C381]*SIN(['Limacon trisection'.B381])" office:value-type="float" office:value="0.00310854899516115" calcext:value-type="float">
            <text:p>0.003108549</text:p>
          </table:table-cell>
        </table:table-row>
        <table:table-row table:style-name="ro1">
          <table:table-cell/>
          <table:table-cell office:value-type="float" office:value="18.9" calcext:value-type="float">
            <text:p>18.9</text:p>
          </table:table-cell>
          <table:table-cell table:formula="of:=['Limacon trisection'.$C$2]+['Limacon trisection'.$C$3]*COS(['Limacon trisection'.B382])" office:value-type="float" office:value="6.99618390173051" calcext:value-type="float">
            <text:p>6.9961839017</text:p>
          </table:table-cell>
          <table:table-cell table:formula="of:=['Limacon trisection'.C382]*COS(['Limacon trisection'.B382])" office:value-type="float" office:value="6.98728452663702" calcext:value-type="float">
            <text:p>6.9872845266</text:p>
          </table:table-cell>
          <table:table-cell table:formula="of:=['Limacon trisection'.C382]*SIN(['Limacon trisection'.B382])" office:value-type="float" office:value="0.352766396715996" calcext:value-type="float">
            <text:p>0.3527663967</text:p>
          </table:table-cell>
        </table:table-row>
        <table:table-row table:style-name="ro1">
          <table:table-cell/>
          <table:table-cell office:value-type="float" office:value="18.95" calcext:value-type="float">
            <text:p>18.95</text:p>
          </table:table-cell>
          <table:table-cell table:formula="of:=['Limacon trisection'.$C$2]+['Limacon trisection'.$C$3]*COS(['Limacon trisection'.B383])" office:value-type="float" office:value="6.98487919989761" calcext:value-type="float">
            <text:p>6.9848791999</text:p>
          </table:table-cell>
          <table:table-cell table:formula="of:=['Limacon trisection'.C383]*COS(['Limacon trisection'.B383])" office:value-type="float" office:value="6.94967354585728" calcext:value-type="float">
            <text:p>6.9496735459</text:p>
          </table:table-cell>
          <table:table-cell table:formula="of:=['Limacon trisection'.C383]*SIN(['Limacon trisection'.B383])" office:value-type="float" office:value="0.700410624686545" calcext:value-type="float">
            <text:p>0.700410624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'Limacon trisection'.$C$2]+['Limacon trisection'.$C$3]*COS(['Limacon trisection'.B384])" office:value-type="float" office:value="6.96611385456001" calcext:value-type="float">
            <text:p>6.9661138546</text:p>
          </table:table-cell>
          <table:table-cell table:formula="of:=['Limacon trisection'.C384]*COS(['Limacon trisection'.B384])" office:value-type="float" office:value="6.88742893881762" calcext:value-type="float">
            <text:p>6.8874289388</text:p>
          </table:table-cell>
          <table:table-cell table:formula="of:=['Limacon trisection'.C384]*SIN(['Limacon trisection'.B384])" office:value-type="float" office:value="1.04406170671589" calcext:value-type="float">
            <text:p>1.0440617067</text:p>
          </table:table-cell>
        </table:table-row>
        <table:table-row table:style-name="ro1">
          <table:table-cell/>
          <table:table-cell office:value-type="float" office:value="19.05" calcext:value-type="float">
            <text:p>19.05</text:p>
          </table:table-cell>
          <table:table-cell table:formula="of:=['Limacon trisection'.$C$2]+['Limacon trisection'.$C$3]*COS(['Limacon trisection'.B385])" office:value-type="float" office:value="6.93993476930824" calcext:value-type="float">
            <text:p>6.9399347693</text:p>
          </table:table-cell>
          <table:table-cell table:formula="of:=['Limacon trisection'.C385]*COS(['Limacon trisection'.B385])" office:value-type="float" office:value="6.80098517500682" calcext:value-type="float">
            <text:p>6.800985175</text:p>
          </table:table-cell>
          <table:table-cell table:formula="of:=['Limacon trisection'.C385]*SIN(['Limacon trisection'.B385])" office:value-type="float" office:value="1.38177250355871" calcext:value-type="float">
            <text:p>1.3817725036</text:p>
          </table:table-cell>
        </table:table-row>
        <table:table-row table:style-name="ro1">
          <table:table-cell/>
          <table:table-cell office:value-type="float" office:value="19.1" calcext:value-type="float">
            <text:p>19.1</text:p>
          </table:table-cell>
          <table:table-cell table:formula="of:=['Limacon trisection'.$C$2]+['Limacon trisection'.$C$3]*COS(['Limacon trisection'.B386])" office:value-type="float" office:value="6.90640737822163" calcext:value-type="float">
            <text:p>6.9064073782</text:p>
          </table:table-cell>
          <table:table-cell table:formula="of:=['Limacon trisection'.C386]*COS(['Limacon trisection'.B386])" office:value-type="float" office:value="6.69094445368922" calcext:value-type="float">
            <text:p>6.6909444537</text:p>
          </table:table-cell>
          <table:table-cell table:formula="of:=['Limacon trisection'.C386]*SIN(['Limacon trisection'.B386])" office:value-type="float" office:value="1.71164400258923" calcext:value-type="float">
            <text:p>1.7116440026</text:p>
          </table:table-cell>
        </table:table-row>
        <table:table-row table:style-name="ro1">
          <table:table-cell/>
          <table:table-cell office:value-type="float" office:value="19.15" calcext:value-type="float">
            <text:p>19.15</text:p>
          </table:table-cell>
          <table:table-cell table:formula="of:=['Limacon trisection'.$C$2]+['Limacon trisection'.$C$3]*COS(['Limacon trisection'.B387])" office:value-type="float" office:value="6.86561548231717" calcext:value-type="float">
            <text:p>6.8656154823</text:p>
          </table:table-cell>
          <table:table-cell table:formula="of:=['Limacon trisection'.C387]*COS(['Limacon trisection'.B387])" office:value-type="float" office:value="6.55807134058819" calcext:value-type="float">
            <text:p>6.5580713406</text:p>
          </table:table-cell>
          <table:table-cell table:formula="of:=['Limacon trisection'.C387]*SIN(['Limacon trisection'.B387])" office:value-type="float" office:value="2.03184060467082" calcext:value-type="float">
            <text:p>2.0318406047</text:p>
          </table:table-cell>
        </table:table-row>
        <table:table-row table:style-name="ro1">
          <table:table-cell/>
          <table:table-cell office:value-type="float" office:value="19.2" calcext:value-type="float">
            <text:p>19.2</text:p>
          </table:table-cell>
          <table:table-cell table:formula="of:=['Limacon trisection'.$C$2]+['Limacon trisection'.$C$3]*COS(['Limacon trisection'.B388])" office:value-type="float" office:value="6.81766104009061" calcext:value-type="float">
            <text:p>6.8176610401</text:p>
          </table:table-cell>
          <table:table-cell table:formula="of:=['Limacon trisection'.C388]*COS(['Limacon trisection'.B388])" office:value-type="float" office:value="6.40328596573565" calcext:value-type="float">
            <text:p>6.4032859657</text:p>
          </table:table-cell>
          <table:table-cell table:formula="of:=['Limacon trisection'.C388]*SIN(['Limacon trisection'.B388])" office:value-type="float" office:value="2.34060481469688" calcext:value-type="float">
            <text:p>2.3406048147</text:p>
          </table:table-cell>
        </table:table-row>
        <table:table-row table:style-name="ro1">
          <table:table-cell/>
          <table:table-cell office:value-type="float" office:value="19.25" calcext:value-type="float">
            <text:p>19.25</text:p>
          </table:table-cell>
          <table:table-cell table:formula="of:=['Limacon trisection'.$C$2]+['Limacon trisection'.$C$3]*COS(['Limacon trisection'.B389])" office:value-type="float" office:value="6.76266391267333" calcext:value-type="float">
            <text:p>6.7626639127</text:p>
          </table:table-cell>
          <table:table-cell table:formula="of:=['Limacon trisection'.C389]*COS(['Limacon trisection'.B389])" office:value-type="float" office:value="6.22765584836027" calcext:value-type="float">
            <text:p>6.2276558484</text:p>
          </table:table-cell>
          <table:table-cell table:formula="of:=['Limacon trisection'.C389]*SIN(['Limacon trisection'.B389])" office:value-type="float" office:value="2.63627119814298" calcext:value-type="float">
            <text:p>2.6362711981</text:p>
          </table:table-cell>
        </table:table-row>
        <table:table-row table:style-name="ro1">
          <table:table-cell/>
          <table:table-cell office:value-type="float" office:value="19.3" calcext:value-type="float">
            <text:p>19.3</text:p>
          </table:table-cell>
          <table:table-cell table:formula="of:=['Limacon trisection'.$C$2]+['Limacon trisection'.$C$3]*COS(['Limacon trisection'.B390])" office:value-type="float" office:value="6.70076156424191" calcext:value-type="float">
            <text:p>6.7007615642</text:p>
          </table:table-cell>
          <table:table-cell table:formula="of:=['Limacon trisection'.C390]*COS(['Limacon trisection'.B390])" office:value-type="float" office:value="6.03238642795136" calcext:value-type="float">
            <text:p>6.032386428</text:p>
          </table:table-cell>
          <table:table-cell table:formula="of:=['Limacon trisection'.C390]*SIN(['Limacon trisection'.B390])" office:value-type="float" office:value="2.91727947318901" calcext:value-type="float">
            <text:p>2.9172794732</text:p>
          </table:table-cell>
        </table:table-row>
        <table:table-row table:style-name="ro1">
          <table:table-cell/>
          <table:table-cell office:value-type="float" office:value="19.35" calcext:value-type="float">
            <text:p>19.35</text:p>
          </table:table-cell>
          <table:table-cell table:formula="of:=['Limacon trisection'.$C$2]+['Limacon trisection'.$C$3]*COS(['Limacon trisection'.B391])" office:value-type="float" office:value="6.63210871842933" calcext:value-type="float">
            <text:p>6.6321087184</text:p>
          </table:table-cell>
          <table:table-cell table:formula="of:=['Limacon trisection'.C391]*COS(['Limacon trisection'.B391])" office:value-type="float" office:value="5.81881039311633" calcext:value-type="float">
            <text:p>5.8188103931</text:p>
          </table:table-cell>
          <table:table-cell table:formula="of:=['Limacon trisection'.C391]*SIN(['Limacon trisection'.B391])" office:value-type="float" office:value="3.18218661646795" calcext:value-type="float">
            <text:p>3.1821866165</text:p>
          </table:table-cell>
        </table:table-row>
        <table:table-row table:style-name="ro1">
          <table:table-cell/>
          <table:table-cell office:value-type="float" office:value="19.4" calcext:value-type="float">
            <text:p>19.4</text:p>
          </table:table-cell>
          <table:table-cell table:formula="of:=['Limacon trisection'.$C$2]+['Limacon trisection'.$C$3]*COS(['Limacon trisection'.B392])" office:value-type="float" office:value="6.55687697159639" calcext:value-type="float">
            <text:p>6.5568769716</text:p>
          </table:table-cell>
          <table:table-cell table:formula="of:=['Limacon trisection'.C392]*COS(['Limacon trisection'.B392])" office:value-type="float" office:value="5.58837591142184" calcext:value-type="float">
            <text:p>5.5883759114</text:p>
          </table:table-cell>
          <table:table-cell table:formula="of:=['Limacon trisection'.C392]*SIN(['Limacon trisection'.B392])" office:value-type="float" office:value="3.42967787019295" calcext:value-type="float">
            <text:p>3.4296778702</text:p>
          </table:table-cell>
        </table:table-row>
        <table:table-row table:style-name="ro1">
          <table:table-cell/>
          <table:table-cell office:value-type="float" office:value="19.45" calcext:value-type="float">
            <text:p>19.45</text:p>
          </table:table-cell>
          <table:table-cell table:formula="of:=['Limacon trisection'.$C$2]+['Limacon trisection'.$C$3]*COS(['Limacon trisection'.B393])" office:value-type="float" office:value="6.47525436393025" calcext:value-type="float">
            <text:p>6.4752543639</text:p>
          </table:table-cell>
          <table:table-cell table:formula="of:=['Limacon trisection'.C393]*COS(['Limacon trisection'.B393])" office:value-type="float" office:value="5.34263387395891" calcext:value-type="float">
            <text:p>5.342633874</text:p>
          </table:table-cell>
          <table:table-cell table:formula="of:=['Limacon trisection'.C393]*SIN(['Limacon trisection'.B393])" office:value-type="float" office:value="3.65857654920934" calcext:value-type="float">
            <text:p>3.6585765492</text:p>
          </table:table-cell>
        </table:table-row>
        <table:table-row table:style-name="ro1">
          <table:table-cell/>
          <table:table-cell office:value-type="float" office:value="19.5" calcext:value-type="float">
            <text:p>19.5</text:p>
          </table:table-cell>
          <table:table-cell table:formula="of:=['Limacon trisection'.$C$2]+['Limacon trisection'.$C$3]*COS(['Limacon trisection'.B394])" office:value-type="float" office:value="6.38744490944183" calcext:value-type="float">
            <text:p>6.3874449094</text:p>
          </table:table-cell>
          <table:table-cell table:formula="of:=['Limacon trisection'.C394]*COS(['Limacon trisection'.B394])" office:value-type="float" office:value="5.08322427779568" calcext:value-type="float">
            <text:p>5.0832242778</text:p>
          </table:table-cell>
          <table:table-cell table:formula="of:=['Limacon trisection'.C394]*SIN(['Limacon trisection'.B394])" office:value-type="float" office:value="3.86785255830454" calcext:value-type="float">
            <text:p>3.8678525583</text:p>
          </table:table-cell>
        </table:table-row>
        <table:table-row table:style-name="ro1">
          <table:table-cell/>
          <table:table-cell office:value-type="float" office:value="19.55" calcext:value-type="float">
            <text:p>19.55</text:p>
          </table:table-cell>
          <table:table-cell table:formula="of:=['Limacon trisection'.$C$2]+['Limacon trisection'.$C$3]*COS(['Limacon trisection'.B395])" office:value-type="float" office:value="6.29366808603708" calcext:value-type="float">
            <text:p>6.293668086</text:p>
          </table:table-cell>
          <table:table-cell table:formula="of:=['Limacon trisection'.C395]*COS(['Limacon trisection'.B395])" office:value-type="float" office:value="4.81186187768445" calcext:value-type="float">
            <text:p>4.8118618777</text:p>
          </table:table-cell>
          <table:table-cell table:formula="of:=['Limacon trisection'.C395]*SIN(['Limacon trisection'.B395])" office:value-type="float" office:value="4.05662954277178" calcext:value-type="float">
            <text:p>4.0566295428</text:p>
          </table:table-cell>
        </table:table-row>
        <table:table-row table:style-name="ro1">
          <table:table-cell/>
          <table:table-cell office:value-type="float" office:value="19.6" calcext:value-type="float">
            <text:p>19.6</text:p>
          </table:table-cell>
          <table:table-cell table:formula="of:=['Limacon trisection'.$C$2]+['Limacon trisection'.$C$3]*COS(['Limacon trisection'.B396])" office:value-type="float" office:value="6.19415828693649" calcext:value-type="float">
            <text:p>6.1941582869</text:p>
          </table:table-cell>
          <table:table-cell table:formula="of:=['Limacon trisection'.C396]*COS(['Limacon trisection'.B396])" office:value-type="float" office:value="4.53032124529268" calcext:value-type="float">
            <text:p>4.5303212453</text:p>
          </table:table-cell>
          <table:table-cell table:formula="of:=['Limacon trisection'.C396]*SIN(['Limacon trisection'.B396])" office:value-type="float" office:value="4.22419060863425" calcext:value-type="float">
            <text:p>4.2241906086</text:p>
          </table:table-cell>
        </table:table-row>
        <table:table-row table:style-name="ro1">
          <table:table-cell/>
          <table:table-cell office:value-type="float" office:value="19.65" calcext:value-type="float">
            <text:p>19.65</text:p>
          </table:table-cell>
          <table:table-cell table:formula="of:=['Limacon trisection'.$C$2]+['Limacon trisection'.$C$3]*COS(['Limacon trisection'.B397])" office:value-type="float" office:value="6.08916423481411" calcext:value-type="float">
            <text:p>6.0891642348</text:p>
          </table:table-cell>
          <table:table-cell table:formula="of:=['Limacon trisection'.C397]*COS(['Limacon trisection'.B397])" office:value-type="float" office:value="4.24042137976095" calcext:value-type="float">
            <text:p>4.2404213798</text:p>
          </table:table-cell>
          <table:table-cell table:formula="of:=['Limacon trisection'.C397]*SIN(['Limacon trisection'.B397])" office:value-type="float" office:value="4.36998256296355" calcext:value-type="float">
            <text:p>4.369982563</text:p>
          </table:table-cell>
        </table:table-row>
        <table:table-row table:style-name="ro1">
          <table:table-cell/>
          <table:table-cell office:value-type="float" office:value="19.7" calcext:value-type="float">
            <text:p>19.7</text:p>
          </table:table-cell>
          <table:table-cell table:formula="of:=['Limacon trisection'.$C$2]+['Limacon trisection'.$C$3]*COS(['Limacon trisection'.B398])" office:value-type="float" office:value="5.97894836012039" calcext:value-type="float">
            <text:p>5.9789483601</text:p>
          </table:table-cell>
          <table:table-cell table:formula="of:=['Limacon trisection'.C398]*COS(['Limacon trisection'.B398])" office:value-type="float" office:value="3.94401001750157" calcext:value-type="float">
            <text:p>3.9440100175</text:p>
          </table:table-cell>
          <table:table-cell table:formula="of:=['Limacon trisection'.C398]*SIN(['Limacon trisection'.B398])" office:value-type="float" office:value="4.49361863922981" calcext:value-type="float">
            <text:p>4.4936186392</text:p>
          </table:table-cell>
        </table:table-row>
        <table:table-row table:style-name="ro1">
          <table:table-cell/>
          <table:table-cell office:value-type="float" office:value="19.75" calcext:value-type="float">
            <text:p>19.75</text:p>
          </table:table-cell>
          <table:table-cell table:formula="of:=['Limacon trisection'.$C$2]+['Limacon trisection'.$C$3]*COS(['Limacon trisection'.B399])" office:value-type="float" office:value="5.86378614514275" calcext:value-type="float">
            <text:p>5.8637861451</text:p>
          </table:table-cell>
          <table:table-cell table:formula="of:=['Limacon trisection'.C399]*COS(['Limacon trisection'.B399])" office:value-type="float" office:value="3.64294779179901" calcext:value-type="float">
            <text:p>3.6429477918</text:p>
          </table:table-cell>
          <table:table-cell table:formula="of:=['Limacon trisection'.C399]*SIN(['Limacon trisection'.B399])" office:value-type="float" office:value="4.59487968745589" calcext:value-type="float">
            <text:p>4.5948796875</text:p>
          </table:table-cell>
        </table:table-row>
        <table:table-row table:style-name="ro1">
          <table:table-cell/>
          <table:table-cell office:value-type="float" office:value="19.8" calcext:value-type="float">
            <text:p>19.8</text:p>
          </table:table-cell>
          <table:table-cell table:formula="of:=['Limacon trisection'.$C$2]+['Limacon trisection'.$C$3]*COS(['Limacon trisection'.B400])" office:value-type="float" office:value="5.74396543544331" calcext:value-type="float">
            <text:p>5.7439654354</text:p>
          </table:table-cell>
          <table:table-cell table:formula="of:=['Limacon trisection'.C400]*COS(['Limacon trisection'.B400])" office:value-type="float" office:value="3.3390923939314" calcext:value-type="float">
            <text:p>3.3390923939</text:p>
          </table:table-cell>
          <table:table-cell table:formula="of:=['Limacon trisection'.C400]*SIN(['Limacon trisection'.B400])" office:value-type="float" office:value="4.67371382396878" calcext:value-type="float">
            <text:p>4.673713824</text:p>
          </table:table-cell>
        </table:table-row>
        <table:table-row table:style-name="ro1">
          <table:table-cell/>
          <table:table-cell office:value-type="float" office:value="19.85" calcext:value-type="float">
            <text:p>19.85</text:p>
          </table:table-cell>
          <table:table-cell table:formula="of:=['Limacon trisection'.$C$2]+['Limacon trisection'.$C$3]*COS(['Limacon trisection'.B401])" office:value-type="float" office:value="5.6197857203949" calcext:value-type="float">
            <text:p>5.6197857204</text:p>
          </table:table-cell>
          <table:table-cell table:formula="of:=['Limacon trisection'.C401]*COS(['Limacon trisection'.B401])" office:value-type="float" office:value="3.03428288719161" calcext:value-type="float">
            <text:p>3.0342828872</text:p>
          </table:table-cell>
          <table:table-cell table:formula="of:=['Limacon trisection'.C401]*SIN(['Limacon trisection'.B401])" office:value-type="float" office:value="4.73023455059583" calcext:value-type="float">
            <text:p>4.7302345506</text:p>
          </table:table-cell>
        </table:table-row>
        <table:table-row table:style-name="ro1">
          <table:table-cell/>
          <table:table-cell office:value-type="float" office:value="19.9" calcext:value-type="float">
            <text:p>19.9</text:p>
          </table:table-cell>
          <table:table-cell table:formula="of:=['Limacon trisection'.$C$2]+['Limacon trisection'.$C$3]*COS(['Limacon trisection'.B402])" office:value-type="float" office:value="5.49155738461362" calcext:value-type="float">
            <text:p>5.4915573846</text:p>
          </table:table-cell>
          <table:table-cell table:formula="of:=['Limacon trisection'.C402]*COS(['Limacon trisection'.B402])" office:value-type="float" office:value="2.73032432334996" calcext:value-type="float">
            <text:p>2.7303243233</text:p>
          </table:table-cell>
          <table:table-cell table:formula="of:=['Limacon trisection'.C402]*SIN(['Limacon trisection'.B402])" office:value-type="float" office:value="4.76471736809519" calcext:value-type="float">
            <text:p>4.7647173681</text:p>
          </table:table-cell>
        </table:table-row>
        <table:table-row table:style-name="ro1">
          <table:table-cell/>
          <table:table-cell office:value-type="float" office:value="19.95" calcext:value-type="float">
            <text:p>19.95</text:p>
          </table:table-cell>
          <table:table-cell table:formula="of:=['Limacon trisection'.$C$2]+['Limacon trisection'.$C$3]*COS(['Limacon trisection'.B403])" office:value-type="float" office:value="5.35960093215886" calcext:value-type="float">
            <text:p>5.3596009322</text:p>
          </table:table-cell>
          <table:table-cell table:formula="of:=['Limacon trisection'.C403]*COS(['Limacon trisection'.B403])" office:value-type="float" office:value="2.42897280778755" calcext:value-type="float">
            <text:p>2.4289728078</text:p>
          </table:table-cell>
          <table:table-cell table:formula="of:=['Limacon trisection'.C403]*SIN(['Limacon trisection'.B403])" office:value-type="float" office:value="4.77759492328794" calcext:value-type="float">
            <text:p>4.777594923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'Limacon trisection'.$C$2]+['Limacon trisection'.$C$3]*COS(['Limacon trisection'.B404])" office:value-type="float" office:value="5.22424618544018" calcext:value-type="float">
            <text:p>5.2242461854</text:p>
          </table:table-cell>
          <table:table-cell table:formula="of:=['Limacon trisection'.C404]*COS(['Limacon trisection'.B404])" office:value-type="float" office:value="2.13192115477517" calcext:value-type="float">
            <text:p>2.1319211548</text:p>
          </table:table-cell>
          <table:table-cell table:formula="of:=['Limacon trisection'.C404]*SIN(['Limacon trisection'.B404])" office:value-type="float" office:value="4.76945074362953" calcext:value-type="float">
            <text:p>4.7694507436</text:p>
          </table:table-cell>
        </table:table-row>
        <table:table-row table:style-name="ro1">
          <table:table-cell/>
          <table:table-cell office:value-type="float" office:value="20.05" calcext:value-type="float">
            <text:p>20.05</text:p>
          </table:table-cell>
          <table:table-cell table:formula="of:=['Limacon trisection'.$C$2]+['Limacon trisection'.$C$3]*COS(['Limacon trisection'.B405])" office:value-type="float" office:value="5.08583146083298" calcext:value-type="float">
            <text:p>5.0858314608</text:p>
          </table:table-cell>
          <table:table-cell table:formula="of:=['Limacon trisection'.C405]*COS(['Limacon trisection'.B405])" office:value-type="float" office:value="1.84078526822221" calcext:value-type="float">
            <text:p>1.8407852682</text:p>
          </table:table-cell>
          <table:table-cell table:formula="of:=['Limacon trisection'.C405]*SIN(['Limacon trisection'.B405])" office:value-type="float" office:value="4.74101162667786" calcext:value-type="float">
            <text:p>4.7410116267</text:p>
          </table:table-cell>
        </table:table-row>
        <table:table-row table:style-name="ro1">
          <table:table-cell/>
          <table:table-cell office:value-type="float" office:value="20.1" calcext:value-type="float">
            <text:p>20.1</text:p>
          </table:table-cell>
          <table:table-cell table:formula="of:=['Limacon trisection'.$C$2]+['Limacon trisection'.$C$3]*COS(['Limacon trisection'.B406])" office:value-type="float" office:value="4.9447027230638" calcext:value-type="float">
            <text:p>4.9447027231</text:p>
          </table:table-cell>
          <table:table-cell table:formula="of:=['Limacon trisection'.C406]*COS(['Limacon trisection'.B406])" office:value-type="float" office:value="1.55709137573979" calcext:value-type="float">
            <text:p>1.5570913757</text:p>
          </table:table-cell>
          <table:table-cell table:formula="of:=['Limacon trisection'.C406]*SIN(['Limacon trisection'.B406])" office:value-type="float" office:value="4.69313876494946" calcext:value-type="float">
            <text:p>4.6931387649</text:p>
          </table:table-cell>
        </table:table-row>
        <table:table-row table:style-name="ro1">
          <table:table-cell/>
          <table:table-cell office:value-type="float" office:value="20.15" calcext:value-type="float">
            <text:p>20.15</text:p>
          </table:table-cell>
          <table:table-cell table:formula="of:=['Limacon trisection'.$C$2]+['Limacon trisection'.$C$3]*COS(['Limacon trisection'.B407])" office:value-type="float" office:value="4.80121272047864" calcext:value-type="float">
            <text:p>4.8012127205</text:p>
          </table:table-cell>
          <table:table-cell table:formula="of:=['Limacon trisection'.C407]*COS(['Limacon trisection'.B407])" office:value-type="float" office:value="1.28226423512378" calcext:value-type="float">
            <text:p>1.2822642351</text:p>
          </table:table-cell>
          <table:table-cell table:formula="of:=['Limacon trisection'.C407]*SIN(['Limacon trisection'.B407])" office:value-type="float" office:value="4.62681769887342" calcext:value-type="float">
            <text:p>4.6268176989</text:p>
          </table:table-cell>
        </table:table-row>
        <table:table-row table:style-name="ro1">
          <table:table-cell/>
          <table:table-cell office:value-type="float" office:value="20.2" calcext:value-type="float">
            <text:p>20.2</text:p>
          </table:table-cell>
          <table:table-cell table:formula="of:=['Limacon trisection'.$C$2]+['Limacon trisection'.$C$3]*COS(['Limacon trisection'.B408])" office:value-type="float" office:value="4.65572010335579" calcext:value-type="float">
            <text:p>4.6557201034</text:p>
          </table:table-cell>
          <table:table-cell table:formula="of:=['Limacon trisection'.C408]*COS(['Limacon trisection'.B408])" office:value-type="float" office:value="1.01761642245603" calcext:value-type="float">
            <text:p>1.0176164225</text:p>
          </table:table-cell>
          <table:table-cell table:formula="of:=['Limacon trisection'.C408]*SIN(['Limacon trisection'.B408])" office:value-type="float" office:value="4.54314720183476" calcext:value-type="float">
            <text:p>4.5431472018</text:p>
          </table:table-cell>
        </table:table-row>
        <table:table-row table:style-name="ro1">
          <table:table-cell/>
          <table:table-cell office:value-type="float" office:value="20.25" calcext:value-type="float">
            <text:p>20.25</text:p>
          </table:table-cell>
          <table:table-cell table:formula="of:=['Limacon trisection'.$C$2]+['Limacon trisection'.$C$3]*COS(['Limacon trisection'.B409])" office:value-type="float" office:value="4.50858852746698" calcext:value-type="float">
            <text:p>4.5085885275</text:p>
          </table:table-cell>
          <table:table-cell table:formula="of:=['Limacon trisection'.C409]*COS(['Limacon trisection'.B409])" office:value-type="float" office:value="0.764338800046309" calcext:value-type="float">
            <text:p>0.7643388</text:p>
          </table:table-cell>
          <table:table-cell table:formula="of:=['Limacon trisection'.C409]*SIN(['Limacon trisection'.B409])" office:value-type="float" office:value="4.44332721153311" calcext:value-type="float">
            <text:p>4.4433272115</text:p>
          </table:table-cell>
        </table:table-row>
        <table:table-row table:style-name="ro1">
          <table:table-cell/>
          <table:table-cell office:value-type="float" office:value="20.3" calcext:value-type="float">
            <text:p>20.3</text:p>
          </table:table-cell>
          <table:table-cell table:formula="of:=['Limacon trisection'.$C$2]+['Limacon trisection'.$C$3]*COS(['Limacon trisection'.B410])" office:value-type="float" office:value="4.36018574512728" calcext:value-type="float">
            <text:p>4.3601857451</text:p>
          </table:table-cell>
          <table:table-cell table:formula="of:=['Limacon trisection'.C410]*COS(['Limacon trisection'.B410])" office:value-type="float" office:value="0.523492250500672" calcext:value-type="float">
            <text:p>0.5234922505</text:p>
          </table:table-cell>
          <table:table-cell table:formula="of:=['Limacon trisection'.C410]*SIN(['Limacon trisection'.B410])" office:value-type="float" office:value="4.32864593096697" calcext:value-type="float">
            <text:p>4.328645931</text:p>
          </table:table-cell>
        </table:table-row>
        <table:table-row table:style-name="ro1">
          <table:table-cell/>
          <table:table-cell office:value-type="float" office:value="20.35" calcext:value-type="float">
            <text:p>20.35</text:p>
          </table:table-cell>
          <table:table-cell table:formula="of:=['Limacon trisection'.$C$2]+['Limacon trisection'.$C$3]*COS(['Limacon trisection'.B411])" office:value-type="float" office:value="4.21088268600588" calcext:value-type="float">
            <text:p>4.210882686</text:p>
          </table:table-cell>
          <table:table-cell table:formula="of:=['Limacon trisection'.C411]*COS(['Limacon trisection'.B411])" office:value-type="float" office:value="0.296000750426853" calcext:value-type="float">
            <text:p>0.2960007504</text:p>
          </table:table-cell>
          <table:table-cell table:formula="of:=['Limacon trisection'.C411]*SIN(['Limacon trisection'.B411])" office:value-type="float" office:value="4.20046623020003" calcext:value-type="float">
            <text:p>4.2004662302</text:p>
          </table:table-cell>
        </table:table-row>
        <table:table-row table:style-name="ro1">
          <table:table-cell/>
          <table:table-cell office:value-type="float" office:value="20.4" calcext:value-type="float">
            <text:p>20.4</text:p>
          </table:table-cell>
          <table:table-cell table:formula="of:=['Limacon trisection'.$C$2]+['Limacon trisection'.$C$3]*COS(['Limacon trisection'.B412])" office:value-type="float" office:value="4.06105252999505" calcext:value-type="float">
            <text:p>4.06105253</text:p>
          </table:table-cell>
          <table:table-cell table:formula="of:=['Limacon trisection'.C412]*COS(['Limacon trisection'.B412])" office:value-type="float" office:value="0.082645843799664" calcext:value-type="float">
            <text:p>0.0826458438</text:p>
          </table:table-cell>
          <table:table-cell table:formula="of:=['Limacon trisection'.C412]*SIN(['Limacon trisection'.B412])" office:value-type="float" office:value="4.06021148659547" calcext:value-type="float">
            <text:p>4.0602114866</text:p>
          </table:table-cell>
        </table:table-row>
        <table:table-row table:style-name="ro1">
          <table:table-cell/>
          <table:table-cell office:value-type="float" office:value="20.45" calcext:value-type="float">
            <text:p>20.45</text:p>
          </table:table-cell>
          <table:table-cell table:formula="of:=['Limacon trisection'.$C$2]+['Limacon trisection'.$C$3]*COS(['Limacon trisection'.B413])" office:value-type="float" office:value="3.91106977445477" calcext:value-type="float">
            <text:p>3.9110697745</text:p>
          </table:table-cell>
          <table:table-cell table:formula="of:=['Limacon trisection'.C413]*COS(['Limacon trisection'.B413])" office:value-type="float" office:value="-0.115937439055137" calcext:value-type="float">
            <text:p>-0.1159374391</text:p>
          </table:table-cell>
          <table:table-cell table:formula="of:=['Limacon trisection'.C413]*SIN(['Limacon trisection'.B413])" office:value-type="float" office:value="3.90935100635374" calcext:value-type="float">
            <text:p>3.9093510064</text:p>
          </table:table-cell>
        </table:table-row>
        <table:table-row table:style-name="ro1">
          <table:table-cell/>
          <table:table-cell office:value-type="float" office:value="20.5" calcext:value-type="float">
            <text:p>20.5</text:p>
          </table:table-cell>
          <table:table-cell table:formula="of:=['Limacon trisection'.$C$2]+['Limacon trisection'.$C$3]*COS(['Limacon trisection'.B414])" office:value-type="float" office:value="3.76130929816438" calcext:value-type="float">
            <text:p>3.7613092982</text:p>
          </table:table-cell>
          <table:table-cell table:formula="of:=['Limacon trisection'.C414]*COS(['Limacon trisection'.B414])" office:value-type="float" office:value="-0.2992631853999" calcext:value-type="float">
            <text:p>-0.2992631854</text:p>
          </table:table-cell>
          <table:table-cell table:formula="of:=['Limacon trisection'.C414]*SIN(['Limacon trisection'.B414])" office:value-type="float" office:value="3.74938517390813" calcext:value-type="float">
            <text:p>3.7493851739</text:p>
          </table:table-cell>
        </table:table-row>
        <table:table-row table:style-name="ro1">
          <table:table-cell/>
          <table:table-cell office:value-type="float" office:value="20.55" calcext:value-type="float">
            <text:p>20.55</text:p>
          </table:table-cell>
          <table:table-cell table:formula="of:=['Limacon trisection'.$C$2]+['Limacon trisection'.$C$3]*COS(['Limacon trisection'.B415])" office:value-type="float" office:value="3.61214542432087" calcext:value-type="float">
            <text:p>3.6121454243</text:p>
          </table:table-cell>
          <table:table-cell table:formula="of:=['Limacon trisection'.C415]*COS(['Limacon trisection'.B415])" office:value-type="float" office:value="-0.466995710280429" calcext:value-type="float">
            <text:p>-0.4669957103</text:p>
          </table:table-cell>
          <table:table-cell table:formula="of:=['Limacon trisection'.C415]*SIN(['Limacon trisection'.B415])" office:value-type="float" office:value="3.58183047798495" calcext:value-type="float">
            <text:p>3.581830478</text:p>
          </table:table-cell>
        </table:table-row>
      </table:table>
      <table:table table:name="Cycloid_butterfly" table:style-name="ta1">
        <table:shapes>
          <draw:frame draw:z-index="0" draw:style-name="gr2" draw:text-style-name="P1" svg:width="316.8pt" svg:height="230.37pt" svg:x="320.03pt" svg:y="51.22pt">
            <loext:p draw:notify-on-update-of-ranges="Cycloid_butterfly.C6:Cycloid_butterfly.C415 Cycloid_butterfly.D5:Cycloid_butterfly.D5 Cycloid_butterfly.D6:Cycloid_butterfly.D415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h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-sin(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-cos(t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EXP(COS([Cycloid_butterfly.A6]))-2*COS(4*[Cycloid_butterfly.A6])+SIN([Cycloid_butterfly.A6]/4)^3" office:value-type="float" office:value="0.862629239343858" calcext:value-type="float">
            <text:p>0.8626292393</text:p>
          </table:table-cell>
          <table:table-cell table:formula="of:=[Cycloid_butterfly.B6]*COS([Cycloid_butterfly.A6])" office:value-type="float" office:value="0.858319686237754" calcext:value-type="float">
            <text:p>0.8583196862</text:p>
          </table:table-cell>
          <table:table-cell table:formula="of:=[Cycloid_butterfly.B6]*SIN([Cycloid_butterfly.A6])" office:value-type="float" office:value="0.0861192242631518" calcext:value-type="float">
            <text:p>0.086119224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EXP(COS([Cycloid_butterfly.A7]))-2*COS(4*[Cycloid_butterfly.A7])+SIN([Cycloid_butterfly.A7]/4)^3" office:value-type="float" office:value="1.03731065380044" calcext:value-type="float">
            <text:p>1.0373106538</text:p>
          </table:table-cell>
          <table:table-cell table:formula="of:=[Cycloid_butterfly.B7]*COS([Cycloid_butterfly.A7])" office:value-type="float" office:value="1.0256627733128" calcext:value-type="float">
            <text:p>1.0256627733</text:p>
          </table:table-cell>
          <table:table-cell table:formula="of:=[Cycloid_butterfly.B7]*SIN([Cycloid_butterfly.A7])" office:value-type="float" office:value="0.155013766898906" calcext:value-type="float">
            <text:p>0.155013766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EXP(COS([Cycloid_butterfly.A8]))-2*COS(4*[Cycloid_butterfly.A8])+SIN([Cycloid_butterfly.A8]/4)^3" office:value-type="float" office:value="1.27134506671974" calcext:value-type="float">
            <text:p>1.2713450667</text:p>
          </table:table-cell>
          <table:table-cell table:formula="of:=[Cycloid_butterfly.B8]*COS([Cycloid_butterfly.A8])" office:value-type="float" office:value="1.24600280879536" calcext:value-type="float">
            <text:p>1.2460028088</text:p>
          </table:table-cell>
          <table:table-cell table:formula="of:=[Cycloid_butterfly.B8]*SIN([Cycloid_butterfly.A8])" office:value-type="float" office:value="0.252577273614814" calcext:value-type="float">
            <text:p>0.252577273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EXP(COS([Cycloid_butterfly.A9]))-2*COS(4*[Cycloid_butterfly.A9])+SIN([Cycloid_butterfly.A9]/4)^3" office:value-type="float" office:value="1.5547161002365" calcext:value-type="float">
            <text:p>1.5547161002</text:p>
          </table:table-cell>
          <table:table-cell table:formula="of:=[Cycloid_butterfly.B9]*COS([Cycloid_butterfly.A9])" office:value-type="float" office:value="1.50638374175267" calcext:value-type="float">
            <text:p>1.5063837418</text:p>
          </table:table-cell>
          <table:table-cell table:formula="of:=[Cycloid_butterfly.B9]*SIN([Cycloid_butterfly.A9])" office:value-type="float" office:value="0.384642918715261" calcext:value-type="float">
            <text:p>0.384642918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EXP(COS([Cycloid_butterfly.A10]))-2*COS(4*[Cycloid_butterfly.A10])+SIN([Cycloid_butterfly.A10]/4)^3" office:value-type="float" office:value="1.87525033541363" calcext:value-type="float">
            <text:p>1.8752503354</text:p>
          </table:table-cell>
          <table:table-cell table:formula="of:=[Cycloid_butterfly.B10]*COS([Cycloid_butterfly.A10])" office:value-type="float" office:value="1.79149507166567" calcext:value-type="float">
            <text:p>1.7914950717</text:p>
          </table:table-cell>
          <table:table-cell table:formula="of:=[Cycloid_butterfly.B10]*SIN([Cycloid_butterfly.A10])" office:value-type="float" office:value="0.554174366663183" calcext:value-type="float">
            <text:p>0.554174366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EXP(COS([Cycloid_butterfly.A11]))-2*COS(4*[Cycloid_butterfly.A11])+SIN([Cycloid_butterfly.A11]/4)^3" office:value-type="float" office:value="2.21910915421176" calcext:value-type="float">
            <text:p>2.2191091542</text:p>
          </table:table-cell>
          <table:table-cell table:formula="of:=[Cycloid_butterfly.B11]*COS([Cycloid_butterfly.A11])" office:value-type="float" office:value="2.08457058629636" calcext:value-type="float">
            <text:p>2.0845705863</text:p>
          </table:table-cell>
          <table:table-cell table:formula="of:=[Cycloid_butterfly.B11]*SIN([Cycloid_butterfly.A11])" office:value-type="float" office:value="0.760927663483535" calcext:value-type="float">
            <text:p>0.760927663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EXP(COS([Cycloid_butterfly.A12]))-2*COS(4*[Cycloid_butterfly.A12])+SIN([Cycloid_butterfly.A12]/4)^3" office:value-type="float" office:value="2.57134820027799" calcext:value-type="float">
            <text:p>2.5713482003</text:p>
          </table:table-cell>
          <table:table-cell table:formula="of:=[Cycloid_butterfly.B12]*COS([Cycloid_butterfly.A12])" office:value-type="float" office:value="2.36836852927558" calcext:value-type="float">
            <text:p>2.3683685293</text:p>
          </table:table-cell>
          <table:table-cell table:formula="of:=[Cycloid_butterfly.B12]*SIN([Cycloid_butterfly.A12])" office:value-type="float" office:value="1.00133015365059" calcext:value-type="float">
            <text:p>1.0013301537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EXP(COS([Cycloid_butterfly.A13]))-2*COS(4*[Cycloid_butterfly.A13])+SIN([Cycloid_butterfly.A13]/4)^3" office:value-type="float" office:value="2.91652208338648" calcext:value-type="float">
            <text:p>2.9165220834</text:p>
          </table:table-cell>
          <table:table-cell table:formula="of:=[Cycloid_butterfly.B13]*COS([Cycloid_butterfly.A13])" office:value-type="float" office:value="2.62617385893295" calcext:value-type="float">
            <text:p>2.6261738589</text:p>
          </table:table-cell>
          <table:table-cell table:formula="of:=[Cycloid_butterfly.B13]*SIN([Cycloid_butterfly.A13])" office:value-type="float" office:value="1.2685865857474" calcext:value-type="float">
            <text:p>1.268586585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EXP(COS([Cycloid_butterfly.A14]))-2*COS(4*[Cycloid_butterfly.A14])+SIN([Cycloid_butterfly.A14]/4)^3" office:value-type="float" office:value="3.23931013543427" calcext:value-type="float">
            <text:p>3.2393101354</text:p>
          </table:table-cell>
          <table:table-cell table:formula="of:=[Cycloid_butterfly.B14]*COS([Cycloid_butterfly.A14])" office:value-type="float" office:value="2.84276208741186" calcext:value-type="float">
            <text:p>2.8427620874</text:p>
          </table:table-cell>
          <table:table-cell table:formula="of:=[Cycloid_butterfly.B14]*SIN([Cycloid_butterfly.A14])" office:value-type="float" office:value="1.55300800638663" calcext:value-type="float">
            <text:p>1.553008006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EXP(COS([Cycloid_butterfly.A15]))-2*COS(4*[Cycloid_butterfly.A15])+SIN([Cycloid_butterfly.A15]/4)^3" office:value-type="float" office:value="3.52513817370631" calcext:value-type="float">
            <text:p>3.5251381737</text:p>
          </table:table-cell>
          <table:table-cell table:formula="of:=[Cycloid_butterfly.B15]*COS([Cycloid_butterfly.A15])" office:value-type="float" office:value="3.00526673673269" calcext:value-type="float">
            <text:p>3.0052667367</text:p>
          </table:table-cell>
          <table:table-cell table:formula="of:=[Cycloid_butterfly.B15]*SIN([Cycloid_butterfly.A15])" office:value-type="float" office:value="1.84254470361224" calcext:value-type="float">
            <text:p>1.842544703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EXP(COS([Cycloid_butterfly.A16]))-2*COS(4*[Cycloid_butterfly.A16])+SIN([Cycloid_butterfly.A16]/4)^3" office:value-type="float" office:value="3.76077137397304" calcext:value-type="float">
            <text:p>3.760771374</text:p>
          </table:table-cell>
          <table:table-cell table:formula="of:=[Cycloid_butterfly.B16]*COS([Cycloid_butterfly.A16])" office:value-type="float" office:value="3.10389855447275" calcext:value-type="float">
            <text:p>3.1038985545</text:p>
          </table:table-cell>
          <table:table-cell table:formula="of:=[Cycloid_butterfly.B16]*SIN([Cycloid_butterfly.A16])" office:value-type="float" office:value="2.12349125047338" calcext:value-type="float">
            <text:p>2.123491250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EXP(COS([Cycloid_butterfly.A17]))-2*COS(4*[Cycloid_butterfly.A17])+SIN([Cycloid_butterfly.A17]/4)^3" office:value-type="float" office:value="3.93485449639649" calcext:value-type="float">
            <text:p>3.9348544964</text:p>
          </table:table-cell>
          <table:table-cell table:formula="of:=[Cycloid_butterfly.B17]*COS([Cycloid_butterfly.A17])" office:value-type="float" office:value="3.13247391422915" calcext:value-type="float">
            <text:p>3.1324739142</text:p>
          </table:table-cell>
          <table:table-cell table:formula="of:=[Cycloid_butterfly.B17]*SIN([Cycloid_butterfly.A17])" office:value-type="float" office:value="2.38132044976848" calcext:value-type="float">
            <text:p>2.381320449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EXP(COS([Cycloid_butterfly.A18]))-2*COS(4*[Cycloid_butterfly.A18])+SIN([Cycloid_butterfly.A18]/4)^3" office:value-type="float" office:value="4.03837779614019" calcext:value-type="float">
            <text:p>4.0383777961</text:p>
          </table:table-cell>
          <table:table-cell table:formula="of:=[Cycloid_butterfly.B18]*COS([Cycloid_butterfly.A18])" office:value-type="float" office:value="3.08872170668097" calcext:value-type="float">
            <text:p>3.0887217067</text:p>
          </table:table-cell>
          <table:table-cell table:formula="of:=[Cycloid_butterfly.B18]*SIN([Cycloid_butterfly.A18])" office:value-type="float" office:value="2.60159440402148" calcext:value-type="float">
            <text:p>2.60159440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EXP(COS([Cycloid_butterfly.A19]))-2*COS(4*[Cycloid_butterfly.A19])+SIN([Cycloid_butterfly.A19]/4)^3" office:value-type="float" office:value="4.06504990513183" calcext:value-type="float">
            <text:p>4.0650499051</text:p>
          </table:table-cell>
          <table:table-cell table:formula="of:=[Cycloid_butterfly.B19]*COS([Cycloid_butterfly.A19])" office:value-type="float" office:value="2.97435176700154" calcext:value-type="float">
            <text:p>2.974351767</text:p>
          </table:table-cell>
          <table:table-cell table:formula="of:=[Cycloid_butterfly.B19]*SIN([Cycloid_butterfly.A19])" office:value-type="float" office:value="2.77089557676703" calcext:value-type="float">
            <text:p>2.770895576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EXP(COS([Cycloid_butterfly.A20]))-2*COS(4*[Cycloid_butterfly.A20])+SIN([Cycloid_butterfly.A20]/4)^3" office:value-type="float" office:value="4.01156267420343" calcext:value-type="float">
            <text:p>4.0115626742</text:p>
          </table:table-cell>
          <table:table-cell table:formula="of:=[Cycloid_butterfly.B20]*COS([Cycloid_butterfly.A20])" office:value-type="float" office:value="2.79488263008418" calcext:value-type="float">
            <text:p>2.7948826301</text:p>
          </table:table-cell>
          <table:table-cell table:formula="of:=[Cycloid_butterfly.B20]*SIN([Cycloid_butterfly.A20])" office:value-type="float" office:value="2.87771891836501" calcext:value-type="float">
            <text:p>2.877718918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EXP(COS([Cycloid_butterfly.A21]))-2*COS(4*[Cycloid_butterfly.A21])+SIN([Cycloid_butterfly.A21]/4)^3" office:value-type="float" office:value="3.87773726852962" calcext:value-type="float">
            <text:p>3.8777372685</text:p>
          </table:table-cell>
          <table:table-cell table:formula="of:=[Cycloid_butterfly.B21]*COS([Cycloid_butterfly.A21])" office:value-type="float" office:value="2.55924124139962" calcext:value-type="float">
            <text:p>2.5592412414</text:p>
          </table:table-cell>
          <table:table-cell table:formula="of:=[Cycloid_butterfly.B21]*SIN([Cycloid_butterfly.A21])" office:value-type="float" office:value="2.91326802612855" calcext:value-type="float">
            <text:p>2.913268026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EXP(COS([Cycloid_butterfly.A22]))-2*COS(4*[Cycloid_butterfly.A22])+SIN([Cycloid_butterfly.A22]/4)^3" office:value-type="float" office:value="3.66654554255848" calcext:value-type="float">
            <text:p>3.6665455426</text:p>
          </table:table-cell>
          <table:table-cell table:formula="of:=[Cycloid_butterfly.B22]*COS([Cycloid_butterfly.A22])" office:value-type="float" office:value="2.27916125837273" calcext:value-type="float">
            <text:p>2.2791612584</text:p>
          </table:table-cell>
          <table:table-cell table:formula="of:=[Cycloid_butterfly.B22]*SIN([Cycloid_butterfly.A22])" office:value-type="float" office:value="2.87210378886076" calcext:value-type="float">
            <text:p>2.8721037889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EXP(COS([Cycloid_butterfly.A23]))-2*COS(4*[Cycloid_butterfly.A23])+SIN([Cycloid_butterfly.A23]/4)^3" office:value-type="float" office:value="3.3840056949098" calcext:value-type="float">
            <text:p>3.3840056949</text:p>
          </table:table-cell>
          <table:table-cell table:formula="of:=[Cycloid_butterfly.B23]*COS([Cycloid_butterfly.A23])" office:value-type="float" office:value="1.96841888737851" calcext:value-type="float">
            <text:p>1.9684188874</text:p>
          </table:table-cell>
          <table:table-cell table:formula="of:=[Cycloid_butterfly.B23]*SIN([Cycloid_butterfly.A23])" office:value-type="float" office:value="2.75260270053517" calcext:value-type="float">
            <text:p>2.7526027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EXP(COS([Cycloid_butterfly.A24]))-2*COS(4*[Cycloid_butterfly.A24])+SIN([Cycloid_butterfly.A24]/4)^3" office:value-type="float" office:value="3.03895622071119" calcext:value-type="float">
            <text:p>3.0389562207</text:p>
          </table:table-cell>
          <table:table-cell table:formula="of:=[Cycloid_butterfly.B24]*COS([Cycloid_butterfly.A24])" office:value-type="float" office:value="1.64195505348258" calcext:value-type="float">
            <text:p>1.6419550535</text:p>
          </table:table-cell>
          <table:table-cell table:formula="of:=[Cycloid_butterfly.B24]*SIN([Cycloid_butterfly.A24])" office:value-type="float" office:value="2.55719348382993" calcext:value-type="float">
            <text:p>2.5571934838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table:formula="of:=EXP(COS([Cycloid_butterfly.A25]))-2*COS(4*[Cycloid_butterfly.A25])+SIN([Cycloid_butterfly.A25]/4)^3" office:value-type="float" office:value="2.64271703844072" calcext:value-type="float">
            <text:p>2.6427170384</text:p>
          </table:table-cell>
          <table:table-cell table:formula="of:=[Cycloid_butterfly.B25]*COS([Cycloid_butterfly.A25])" office:value-type="float" office:value="1.31493948609827" calcext:value-type="float">
            <text:p>1.3149394861</text:p>
          </table:table-cell>
          <table:table-cell table:formula="of:=[Cycloid_butterfly.B25]*SIN([Cycloid_butterfly.A25])" office:value-type="float" office:value="2.29235413781652" calcext:value-type="float">
            <text:p>2.292354137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EXP(COS([Cycloid_butterfly.A26]))-2*COS(4*[Cycloid_butterfly.A26])+SIN([Cycloid_butterfly.A26]/4)^3" office:value-type="float" office:value="2.20865117659806" calcext:value-type="float">
            <text:p>2.2086511766</text:p>
          </table:table-cell>
          <table:table-cell table:formula="of:=[Cycloid_butterfly.B26]*COS([Cycloid_butterfly.A26])" office:value-type="float" office:value="1.00183560728692" calcext:value-type="float">
            <text:p>1.0018356073</text:p>
          </table:table-cell>
          <table:table-cell table:formula="of:=[Cycloid_butterfly.B26]*SIN([Cycloid_butterfly.A26])" office:value-type="float" office:value="1.96836618439254" calcext:value-type="float">
            <text:p>1.9683661844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table:formula="of:=EXP(COS([Cycloid_butterfly.A27]))-2*COS(4*[Cycloid_butterfly.A27])+SIN([Cycloid_butterfly.A27]/4)^3" office:value-type="float" office:value="1.75164438239371" calcext:value-type="float">
            <text:p>1.7516443824</text:p>
          </table:table-cell>
          <table:table-cell table:formula="of:=[Cycloid_butterfly.B27]*COS([Cycloid_butterfly.A27])" office:value-type="float" office:value="0.715524731103118" calcext:value-type="float">
            <text:p>0.7155247311</text:p>
          </table:table-cell>
          <table:table-cell table:formula="of:=[Cycloid_butterfly.B27]*SIN([Cycloid_butterfly.A27])" office:value-type="float" office:value="1.59883782840889" calcext:value-type="float">
            <text:p>1.598837828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EXP(COS([Cycloid_butterfly.A28]))-2*COS(4*[Cycloid_butterfly.A28])+SIN([Cycloid_butterfly.A28]/4)^3" office:value-type="float" office:value="1.28752330119074" calcext:value-type="float">
            <text:p>1.2875233012</text:p>
          </table:table-cell>
          <table:table-cell table:formula="of:=[Cycloid_butterfly.B28]*COS([Cycloid_butterfly.A28])" office:value-type="float" office:value="0.466544052255871" calcext:value-type="float">
            <text:p>0.4665440523</text:p>
          </table:table-cell>
          <table:table-cell table:formula="of:=[Cycloid_butterfly.B28]*SIN([Cycloid_butterfly.A28])" office:value-type="float" office:value="1.20002204080332" calcext:value-type="float">
            <text:p>1.2000220408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table:formula="of:=EXP(COS([Cycloid_butterfly.A29]))-2*COS(4*[Cycloid_butterfly.A29])+SIN([Cycloid_butterfly.A29]/4)^3" office:value-type="float" office:value="0.832435340178897" calcext:value-type="float">
            <text:p>0.8324353402</text:p>
          </table:table-cell>
          <table:table-cell table:formula="of:=[Cycloid_butterfly.B29]*COS([Cycloid_butterfly.A29])" office:value-type="float" office:value="0.262485478006519" calcext:value-type="float">
            <text:p>0.262485478</text:p>
          </table:table-cell>
          <table:table-cell table:formula="of:=[Cycloid_butterfly.B29]*SIN([Cycloid_butterfly.A29])" office:value-type="float" office:value="0.789968334437809" calcext:value-type="float">
            <text:p>0.789968334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EXP(COS([Cycloid_butterfly.A30]))-2*COS(4*[Cycloid_butterfly.A30])+SIN([Cycloid_butterfly.A30]/4)^3" office:value-type="float" office:value="0.402214873958377" calcext:value-type="float">
            <text:p>0.402214874</text:p>
          </table:table-cell>
          <table:table-cell table:formula="of:=[Cycloid_butterfly.B30]*COS([Cycloid_butterfly.A30])" office:value-type="float" office:value="0.107592007639252" calcext:value-type="float">
            <text:p>0.1075920076</text:p>
          </table:table-cell>
          <table:table-cell table:formula="of:=[Cycloid_butterfly.B30]*SIN([Cycloid_butterfly.A30])" office:value-type="float" office:value="0.387557434099139" calcext:value-type="float">
            <text:p>0.3875574341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table:formula="of:=EXP(COS([Cycloid_butterfly.A31]))-2*COS(4*[Cycloid_butterfly.A31])+SIN([Cycloid_butterfly.A31]/4)^3" office:value-type="float" office:value="0.0117610112996946" calcext:value-type="float">
            <text:p>0.0117610113</text:p>
          </table:table-cell>
          <table:table-cell table:formula="of:=[Cycloid_butterfly.B31]*COS([Cycloid_butterfly.A31])" office:value-type="float" office:value="0.00257574012160993" calcext:value-type="float">
            <text:p>0.0025757401</text:p>
          </table:table-cell>
          <table:table-cell table:formula="of:=[Cycloid_butterfly.B31]*SIN([Cycloid_butterfly.A31])" office:value-type="float" office:value="0.0114754934367753" calcext:value-type="float">
            <text:p>0.0114754934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EXP(COS([Cycloid_butterfly.A32]))-2*COS(4*[Cycloid_butterfly.A32])+SIN([Cycloid_butterfly.A32]/4)^3" office:value-type="float" office:value="-0.32554830154698" calcext:value-type="float">
            <text:p>-0.3255483015</text:p>
          </table:table-cell>
          <table:table-cell table:formula="of:=[Cycloid_butterfly.B32]*COS([Cycloid_butterfly.A32])" office:value-type="float" office:value="-0.0553325146899663" calcext:value-type="float">
            <text:p>-0.0553325147</text:p>
          </table:table-cell>
          <table:table-cell table:formula="of:=[Cycloid_butterfly.B32]*SIN([Cycloid_butterfly.A32])" office:value-type="float" office:value="-0.320811485857673" calcext:value-type="float">
            <text:p>-0.3208114859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table:formula="of:=EXP(COS([Cycloid_butterfly.A33]))-2*COS(4*[Cycloid_butterfly.A33])+SIN([Cycloid_butterfly.A33]/4)^3" office:value-type="float" office:value="-0.598382497749713" calcext:value-type="float">
            <text:p>-0.5983824977</text:p>
          </table:table-cell>
          <table:table-cell table:formula="of:=[Cycloid_butterfly.B33]*COS([Cycloid_butterfly.A33])" office:value-type="float" office:value="-0.0721067481198025" calcext:value-type="float">
            <text:p>-0.0721067481</text:p>
          </table:table-cell>
          <table:table-cell table:formula="of:=[Cycloid_butterfly.B33]*SIN([Cycloid_butterfly.A33])" office:value-type="float" office:value="-0.594022079125661" calcext:value-type="float">
            <text:p>-0.594022079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EXP(COS([Cycloid_butterfly.A34]))-2*COS(4*[Cycloid_butterfly.A34])+SIN([Cycloid_butterfly.A34]/4)^3" office:value-type="float" office:value="-0.797903947429253" calcext:value-type="float">
            <text:p>-0.7979039474</text:p>
          </table:table-cell>
          <table:table-cell table:formula="of:=[Cycloid_butterfly.B34]*COS([Cycloid_butterfly.A34])" office:value-type="float" office:value="-0.0564414924407593" calcext:value-type="float">
            <text:p>-0.0564414924</text:p>
          </table:table-cell>
          <table:table-cell table:formula="of:=[Cycloid_butterfly.B34]*SIN([Cycloid_butterfly.A34])" office:value-type="float" office:value="-0.795905187352265" calcext:value-type="float">
            <text:p>-0.7959051874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table:formula="of:=EXP(COS([Cycloid_butterfly.A35]))-2*COS(4*[Cycloid_butterfly.A35])+SIN([Cycloid_butterfly.A35]/4)^3" office:value-type="float" office:value="-0.918115077579059" calcext:value-type="float">
            <text:p>-0.9181150776</text:p>
          </table:table-cell>
          <table:table-cell table:formula="of:=[Cycloid_butterfly.B35]*COS([Cycloid_butterfly.A35])" office:value-type="float" office:value="-0.0190920449416794" calcext:value-type="float">
            <text:p>-0.0190920449</text:p>
          </table:table-cell>
          <table:table-cell table:formula="of:=[Cycloid_butterfly.B35]*SIN([Cycloid_butterfly.A35])" office:value-type="float" office:value="-0.917916548220996" calcext:value-type="float">
            <text:p>-0.917916548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EXP(COS([Cycloid_butterfly.A36]))-2*COS(4*[Cycloid_butterfly.A36])+SIN([Cycloid_butterfly.A36]/4)^3" office:value-type="float" office:value="-0.956093187724254" calcext:value-type="float">
            <text:p>-0.9560931877</text:p>
          </table:table-cell>
          <table:table-cell table:formula="of:=[Cycloid_butterfly.B36]*COS([Cycloid_butterfly.A36])" office:value-type="float" office:value="0.0279174643570647" calcext:value-type="float">
            <text:p>0.0279174644</text:p>
          </table:table-cell>
          <table:table-cell table:formula="of:=[Cycloid_butterfly.B36]*SIN([Cycloid_butterfly.A36])" office:value-type="float" office:value="-0.95568551249697" calcext:value-type="float">
            <text:p>-0.9556855125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table:formula="of:=EXP(COS([Cycloid_butterfly.A37]))-2*COS(4*[Cycloid_butterfly.A37])+SIN([Cycloid_butterfly.A37]/4)^3" office:value-type="float" office:value="-0.912103560807058" calcext:value-type="float">
            <text:p>-0.9121035608</text:p>
          </table:table-cell>
          <table:table-cell table:formula="of:=[Cycloid_butterfly.B37]*COS([Cycloid_butterfly.A37])" office:value-type="float" office:value="0.0721664444148412" calcext:value-type="float">
            <text:p>0.0721664444</text:p>
          </table:table-cell>
          <table:table-cell table:formula="of:=[Cycloid_butterfly.B37]*SIN([Cycloid_butterfly.A37])" office:value-type="float" office:value="-0.909244142096848" calcext:value-type="float">
            <text:p>-0.9092441421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EXP(COS([Cycloid_butterfly.A38]))-2*COS(4*[Cycloid_butterfly.A38])+SIN([Cycloid_butterfly.A38]/4)^3" office:value-type="float" office:value="-0.789586311512781" calcext:value-type="float">
            <text:p>-0.7895863115</text:p>
          </table:table-cell>
          <table:table-cell table:formula="of:=[Cycloid_butterfly.B38]*COS([Cycloid_butterfly.A38])" office:value-type="float" office:value="0.101733849009533" calcext:value-type="float">
            <text:p>0.101733849</text:p>
          </table:table-cell>
          <table:table-cell table:formula="of:=[Cycloid_butterfly.B38]*SIN([Cycloid_butterfly.A38])" office:value-type="float" office:value="-0.783004959942186" calcext:value-type="float">
            <text:p>-0.7830049599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table:formula="of:=EXP(COS([Cycloid_butterfly.A39]))-2*COS(4*[Cycloid_butterfly.A39])+SIN([Cycloid_butterfly.A39]/4)^3" office:value-type="float" office:value="-0.595017440546947" calcext:value-type="float">
            <text:p>-0.5950174405</text:p>
          </table:table-cell>
          <table:table-cell table:formula="of:=[Cycloid_butterfly.B39]*COS([Cycloid_butterfly.A39])" office:value-type="float" office:value="0.106059511820149" calcext:value-type="float">
            <text:p>0.1060595118</text:p>
          </table:table-cell>
          <table:table-cell table:formula="of:=[Cycloid_butterfly.B39]*SIN([Cycloid_butterfly.A39])" office:value-type="float" office:value="-0.585488799643094" calcext:value-type="float">
            <text:p>-0.5854887996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EXP(COS([Cycloid_butterfly.A40]))-2*COS(4*[Cycloid_butterfly.A40])+SIN([Cycloid_butterfly.A40]/4)^3" office:value-type="float" office:value="-0.337649572835595" calcext:value-type="float">
            <text:p>-0.3376495728</text:p>
          </table:table-cell>
          <table:table-cell table:formula="of:=[Cycloid_butterfly.B40]*COS([Cycloid_butterfly.A40])" office:value-type="float" office:value="0.0767146902204732" calcext:value-type="float">
            <text:p>0.0767146902</text:p>
          </table:table-cell>
          <table:table-cell table:formula="of:=[Cycloid_butterfly.B40]*SIN([Cycloid_butterfly.A40])" office:value-type="float" office:value="-0.328819236572978" calcext:value-type="float">
            <text:p>-0.3288192366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table:formula="of:=EXP(COS([Cycloid_butterfly.A41]))-2*COS(4*[Cycloid_butterfly.A41])+SIN([Cycloid_butterfly.A41]/4)^3" office:value-type="float" office:value="-0.0291426504583116" calcext:value-type="float">
            <text:p>-0.0291426505</text:p>
          </table:table-cell>
          <table:table-cell table:formula="of:=[Cycloid_butterfly.B41]*COS([Cycloid_butterfly.A41])" office:value-type="float" office:value="0.0080314302329266" calcext:value-type="float">
            <text:p>0.0080314302</text:p>
          </table:table-cell>
          <table:table-cell table:formula="of:=[Cycloid_butterfly.B41]*SIN([Cycloid_butterfly.A41])" office:value-type="float" office:value="-0.0280141072345517" calcext:value-type="float">
            <text:p>-0.0280141072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EXP(COS([Cycloid_butterfly.A42]))-2*COS(4*[Cycloid_butterfly.A42])+SIN([Cycloid_butterfly.A42]/4)^3" office:value-type="float" office:value="0.31690076386108" calcext:value-type="float">
            <text:p>0.3169007639</text:p>
          </table:table-cell>
          <table:table-cell table:formula="of:=[Cycloid_butterfly.B42]*COS([Cycloid_butterfly.A42])" office:value-type="float" office:value="-0.102450710687362" calcext:value-type="float">
            <text:p>-0.1024507107</text:p>
          </table:table-cell>
          <table:table-cell table:formula="of:=[Cycloid_butterfly.B42]*SIN([Cycloid_butterfly.A42])" office:value-type="float" office:value="0.299883220629948" calcext:value-type="float">
            <text:p>0.2998832206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table:formula="of:=EXP(COS([Cycloid_butterfly.A43]))-2*COS(4*[Cycloid_butterfly.A43])+SIN([Cycloid_butterfly.A43]/4)^3" office:value-type="float" office:value="0.685477114661356" calcext:value-type="float">
            <text:p>0.6854771147</text:p>
          </table:table-cell>
          <table:table-cell table:formula="of:=[Cycloid_butterfly.B43]*COS([Cycloid_butterfly.A43])" office:value-type="float" office:value="-0.253750488177622" calcext:value-type="float">
            <text:p>-0.2537504882</text:p>
          </table:table-cell>
          <table:table-cell table:formula="of:=[Cycloid_butterfly.B43]*SIN([Cycloid_butterfly.A43])" office:value-type="float" office:value="0.636780625077488" calcext:value-type="float">
            <text:p>0.63678062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EXP(COS([Cycloid_butterfly.A44]))-2*COS(4*[Cycloid_butterfly.A44])+SIN([Cycloid_butterfly.A44]/4)^3" office:value-type="float" office:value="1.06077888734194" calcext:value-type="float">
            <text:p>1.0607788873</text:p>
          </table:table-cell>
          <table:table-cell table:formula="of:=[Cycloid_butterfly.B44]*COS([Cycloid_butterfly.A44])" office:value-type="float" office:value="-0.441439778243348" calcext:value-type="float">
            <text:p>-0.4414397782</text:p>
          </table:table-cell>
          <table:table-cell table:formula="of:=[Cycloid_butterfly.B44]*SIN([Cycloid_butterfly.A44])" office:value-type="float" office:value="0.96456351269104" calcext:value-type="float">
            <text:p>0.9645635127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table:formula="of:=EXP(COS([Cycloid_butterfly.A45]))-2*COS(4*[Cycloid_butterfly.A45])+SIN([Cycloid_butterfly.A45]/4)^3" office:value-type="float" office:value="1.4268233111348" calcext:value-type="float">
            <text:p>1.4268233111</text:p>
          </table:table-cell>
          <table:table-cell table:formula="of:=[Cycloid_butterfly.B45]*COS([Cycloid_butterfly.A45])" office:value-type="float" office:value="-0.657869264183956" calcext:value-type="float">
            <text:p>-0.6578692642</text:p>
          </table:table-cell>
          <table:table-cell table:formula="of:=[Cycloid_butterfly.B45]*SIN([Cycloid_butterfly.A45])" office:value-type="float" office:value="1.26610931298989" calcext:value-type="float">
            <text:p>1.26610931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EXP(COS([Cycloid_butterfly.A46]))-2*COS(4*[Cycloid_butterfly.A46])+SIN([Cycloid_butterfly.A46]/4)^3" office:value-type="float" office:value="1.7680877299001" calcext:value-type="float">
            <text:p>1.7680877299</text:p>
          </table:table-cell>
          <table:table-cell table:formula="of:=[Cycloid_butterfly.B46]*COS([Cycloid_butterfly.A46])" office:value-type="float" office:value="-0.892612203030868" calcext:value-type="float">
            <text:p>-0.892612203</text:p>
          </table:table-cell>
          <table:table-cell table:formula="of:=[Cycloid_butterfly.B46]*SIN([Cycloid_butterfly.A46])" office:value-type="float" office:value="1.52622988950671" calcext:value-type="float">
            <text:p>1.5262298895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table:formula="of:=EXP(COS([Cycloid_butterfly.A47]))-2*COS(4*[Cycloid_butterfly.A47])+SIN([Cycloid_butterfly.A47]/4)^3" office:value-type="float" office:value="2.07012636997807" calcext:value-type="float">
            <text:p>2.07012637</text:p>
          </table:table-cell>
          <table:table-cell table:formula="of:=[Cycloid_butterfly.B47]*COS([Cycloid_butterfly.A47])" office:value-type="float" office:value="-1.13309953712034" calcext:value-type="float">
            <text:p>-1.1330995371</text:p>
          </table:table-cell>
          <table:table-cell table:formula="of:=[Cycloid_butterfly.B47]*SIN([Cycloid_butterfly.A47])" office:value-type="float" office:value="1.73248625583473" calcext:value-type="float">
            <text:p>1.732486255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EXP(COS([Cycloid_butterfly.A48]))-2*COS(4*[Cycloid_butterfly.A48])+SIN([Cycloid_butterfly.A48]/4)^3" office:value-type="float" office:value="2.3201439720451" calcext:value-type="float">
            <text:p>2.320143972</text:p>
          </table:table-cell>
          <table:table-cell table:formula="of:=[Cycloid_butterfly.B48]*COS([Cycloid_butterfly.A48])" office:value-type="float" office:value="-1.3654073197418" calcext:value-type="float">
            <text:p>-1.3654073197</text:p>
          </table:table-cell>
          <table:table-cell table:formula="of:=[Cycloid_butterfly.B48]*SIN([Cycloid_butterfly.A48])" office:value-type="float" office:value="1.87582805774216" calcext:value-type="float">
            <text:p>1.8758280577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table:formula="of:=EXP(COS([Cycloid_butterfly.A49]))-2*COS(4*[Cycloid_butterfly.A49])+SIN([Cycloid_butterfly.A49]/4)^3" office:value-type="float" office:value="2.50750346933233" calcext:value-type="float">
            <text:p>2.5075034693</text:p>
          </table:table-cell>
          <table:table-cell table:formula="of:=[Cycloid_butterfly.B49]*COS([Cycloid_butterfly.A49])" office:value-type="float" office:value="-1.57514753832033" calcext:value-type="float">
            <text:p>-1.5751475383</text:p>
          </table:table-cell>
          <table:table-cell table:formula="of:=[Cycloid_butterfly.B49]*SIN([Cycloid_butterfly.A49])" office:value-type="float" office:value="1.95102124059096" calcext:value-type="float">
            <text:p>1.9510212406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EXP(COS([Cycloid_butterfly.A50]))-2*COS(4*[Cycloid_butterfly.A50])+SIN([Cycloid_butterfly.A50]/4)^3" office:value-type="float" office:value="2.62414751943656" calcext:value-type="float">
            <text:p>2.6241475194</text:p>
          </table:table-cell>
          <table:table-cell table:formula="of:=[Cycloid_butterfly.B50]*COS([Cycloid_butterfly.A50])" office:value-type="float" office:value="-1.74840656850151" calcext:value-type="float">
            <text:p>-1.7484065685</text:p>
          </table:table-cell>
          <table:table-cell table:formula="of:=[Cycloid_butterfly.B50]*SIN([Cycloid_butterfly.A50])" office:value-type="float" office:value="1.95684048276445" calcext:value-type="float">
            <text:p>1.9568404828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table:formula="of:=EXP(COS([Cycloid_butterfly.A51]))-2*COS(4*[Cycloid_butterfly.A51])+SIN([Cycloid_butterfly.A51]/4)^3" office:value-type="float" office:value="2.66491712677413" calcext:value-type="float">
            <text:p>2.6649171268</text:p>
          </table:table-cell>
          <table:table-cell table:formula="of:=[Cycloid_butterfly.B51]*COS([Cycloid_butterfly.A51])" office:value-type="float" office:value="-1.87267211350199" calcext:value-type="float">
            <text:p>-1.8726721135</text:p>
          </table:table-cell>
          <table:table-cell table:formula="of:=[Cycloid_butterfly.B51]*SIN([Cycloid_butterfly.A51])" office:value-type="float" office:value="1.89601752309574" calcext:value-type="float">
            <text:p>1.896017523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EXP(COS([Cycloid_butterfly.A52]))-2*COS(4*[Cycloid_butterfly.A52])+SIN([Cycloid_butterfly.A52]/4)^3" office:value-type="float" office:value="2.6277546908781" calcext:value-type="float">
            <text:p>2.6277546909</text:p>
          </table:table-cell>
          <table:table-cell table:formula="of:=[Cycloid_butterfly.B52]*COS([Cycloid_butterfly.A52])" office:value-type="float" office:value="-1.93768979503754" calcext:value-type="float">
            <text:p>-1.937689795</text:p>
          </table:table-cell>
          <table:table-cell table:formula="of:=[Cycloid_butterfly.B52]*SIN([Cycloid_butterfly.A52])" office:value-type="float" office:value="1.77495154120873" calcext:value-type="float">
            <text:p>1.7749515412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table:formula="of:=EXP(COS([Cycloid_butterfly.A53]))-2*COS(4*[Cycloid_butterfly.A53])+SIN([Cycloid_butterfly.A53]/4)^3" office:value-type="float" office:value="2.51378341892903" calcext:value-type="float">
            <text:p>2.5137834189</text:p>
          </table:table-cell>
          <table:table-cell table:formula="of:=[Cycloid_butterfly.B53]*COS([Cycloid_butterfly.A53])" office:value-type="float" office:value="-1.93619455516503" calcext:value-type="float">
            <text:p>-1.9361945552</text:p>
          </table:table-cell>
          <table:table-cell table:formula="of:=[Cycloid_butterfly.B53]*SIN([Cycloid_butterfly.A53])" office:value-type="float" office:value="1.60320233340393" calcext:value-type="float">
            <text:p>1.603202333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EXP(COS([Cycloid_butterfly.A54]))-2*COS(4*[Cycloid_butterfly.A54])+SIN([Cycloid_butterfly.A54]/4)^3" office:value-type="float" office:value="2.32725996570093" calcext:value-type="float">
            <text:p>2.3272599657</text:p>
          </table:table-cell>
          <table:table-cell table:formula="of:=[Cycloid_butterfly.B54]*COS([Cycloid_butterfly.A54])" office:value-type="float" office:value="-1.86446946323927" calcext:value-type="float">
            <text:p>-1.8644694632</text:p>
          </table:table-cell>
          <table:table-cell table:formula="of:=[Cycloid_butterfly.B54]*SIN([Cycloid_butterfly.A54])" office:value-type="float" office:value="1.39280026156033" calcext:value-type="float">
            <text:p>1.3928002616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table:formula="of:=EXP(COS([Cycloid_butterfly.A55]))-2*COS(4*[Cycloid_butterfly.A55])+SIN([Cycloid_butterfly.A55]/4)^3" office:value-type="float" office:value="2.0754022142143" calcext:value-type="float">
            <text:p>2.0754022142</text:p>
          </table:table-cell>
          <table:table-cell table:formula="of:=[Cycloid_butterfly.B55]*COS([Cycloid_butterfly.A55])" office:value-type="float" office:value="-1.72269494494359" calcext:value-type="float">
            <text:p>-1.7226949449</text:p>
          </table:table-cell>
          <table:table-cell table:formula="of:=[Cycloid_butterfly.B55]*SIN([Cycloid_butterfly.A55])" office:value-type="float" office:value="1.15741802190541" calcext:value-type="float">
            <text:p>1.1574180219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EXP(COS([Cycloid_butterfly.A56]))-2*COS(4*[Cycloid_butterfly.A56])+SIN([Cycloid_butterfly.A56]/4)^3" office:value-type="float" office:value="1.76809908452587" calcext:value-type="float">
            <text:p>1.7680990845</text:p>
          </table:table-cell>
          <table:table-cell table:formula="of:=[Cycloid_butterfly.B56]*COS([Cycloid_butterfly.A56])" office:value-type="float" office:value="-1.51506422037215" calcext:value-type="float">
            <text:p>-1.5150642204</text:p>
          </table:table-cell>
          <table:table-cell table:formula="of:=[Cycloid_butterfly.B56]*SIN([Cycloid_butterfly.A56])" office:value-type="float" office:value="0.91145750358936" calcext:value-type="float">
            <text:p>0.9114575036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table:formula="of:=EXP(COS([Cycloid_butterfly.A57]))-2*COS(4*[Cycloid_butterfly.A57])+SIN([Cycloid_butterfly.A57]/4)^3" office:value-type="float" office:value="1.41751395796906" calcext:value-type="float">
            <text:p>1.417513958</text:p>
          </table:table-cell>
          <table:table-cell table:formula="of:=[Cycloid_butterfly.B57]*COS([Cycloid_butterfly.A57])" office:value-type="float" office:value="-1.24965506775448" calcext:value-type="float">
            <text:p>-1.2496550678</text:p>
          </table:table-cell>
          <table:table-cell table:formula="of:=[Cycloid_butterfly.B57]*SIN([Cycloid_butterfly.A57])" office:value-type="float" office:value="0.669109880866098" calcext:value-type="float">
            <text:p>0.6691098809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EXP(COS([Cycloid_butterfly.A58]))-2*COS(4*[Cycloid_butterfly.A58])+SIN([Cycloid_butterfly.A58]/4)^3" office:value-type="float" office:value="1.03759754243319" calcext:value-type="float">
            <text:p>1.0375975424</text:p>
          </table:table-cell>
          <table:table-cell table:formula="of:=[Cycloid_butterfly.B58]*COS([Cycloid_butterfly.A58])" office:value-type="float" office:value="-0.938063032739214" calcext:value-type="float">
            <text:p>-0.9380630327</text:p>
          </table:table-cell>
          <table:table-cell table:formula="of:=[Cycloid_butterfly.B58]*SIN([Cycloid_butterfly.A58])" office:value-type="float" office:value="0.443448313416013" calcext:value-type="float">
            <text:p>0.4434483134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table:formula="of:=EXP(COS([Cycloid_butterfly.A59]))-2*COS(4*[Cycloid_butterfly.A59])+SIN([Cycloid_butterfly.A59]/4)^3" office:value-type="float" office:value="0.643529611965615" calcext:value-type="float">
            <text:p>0.643529612</text:p>
          </table:table-cell>
          <table:table-cell table:formula="of:=[Cycloid_butterfly.B59]*COS([Cycloid_butterfly.A59])" office:value-type="float" office:value="-0.594815951060244" calcext:value-type="float">
            <text:p>-0.5948159511</text:p>
          </table:table-cell>
          <table:table-cell table:formula="of:=[Cycloid_butterfly.B59]*SIN([Cycloid_butterfly.A59])" office:value-type="float" office:value="0.245610150117849" calcext:value-type="float">
            <text:p>0.245610150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EXP(COS([Cycloid_butterfly.A60]))-2*COS(4*[Cycloid_butterfly.A60])+SIN([Cycloid_butterfly.A60]/4)^3" office:value-type="float" office:value="0.251111887264067" calcext:value-type="float">
            <text:p>0.2511118873</text:p>
          </table:table-cell>
          <table:table-cell table:formula="of:=[Cycloid_butterfly.B60]*COS([Cycloid_butterfly.A60])" office:value-type="float" office:value="-0.236603230187673" calcext:value-type="float">
            <text:p>-0.2366032302</text:p>
          </table:table-cell>
          <table:table-cell table:formula="of:=[Cycloid_butterfly.B60]*SIN([Cycloid_butterfly.A60])" office:value-type="float" office:value="0.0841195065967479" calcext:value-type="float">
            <text:p>0.0841195066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table:formula="of:=EXP(COS([Cycloid_butterfly.A61]))-2*COS(4*[Cycloid_butterfly.A61])+SIN([Cycloid_butterfly.A61]/4)^3" office:value-type="float" office:value="-0.123863730473002" calcext:value-type="float">
            <text:p>-0.1238637305</text:p>
          </table:table-cell>
          <table:table-cell table:formula="of:=[Cycloid_butterfly.B61]*COS([Cycloid_butterfly.A61])" office:value-type="float" office:value="0.118635100242757" calcext:value-type="float">
            <text:p>0.1186351002</text:p>
          </table:table-cell>
          <table:table-cell table:formula="of:=[Cycloid_butterfly.B61]*SIN([Cycloid_butterfly.A61])" office:value-type="float" office:value="-0.0356080990377113" calcext:value-type="float">
            <text:p>-0.035608099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EXP(COS([Cycloid_butterfly.A62]))-2*COS(4*[Cycloid_butterfly.A62])+SIN([Cycloid_butterfly.A62]/4)^3" office:value-type="float" office:value="-0.46624637895128" calcext:value-type="float">
            <text:p>-0.466246379</text:p>
          </table:table-cell>
          <table:table-cell table:formula="of:=[Cycloid_butterfly.B62]*COS([Cycloid_butterfly.A62])" office:value-type="float" office:value="0.452705728614176" calcext:value-type="float">
            <text:p>0.4527057286</text:p>
          </table:table-cell>
          <table:table-cell table:formula="of:=[Cycloid_butterfly.B62]*SIN([Cycloid_butterfly.A62])" office:value-type="float" office:value="-0.111549133412542" calcext:value-type="float">
            <text:p>-0.1115491334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table:formula="of:=EXP(COS([Cycloid_butterfly.A63]))-2*COS(4*[Cycloid_butterfly.A63])+SIN([Cycloid_butterfly.A63]/4)^3" office:value-type="float" office:value="-0.762131737246778" calcext:value-type="float">
            <text:p>-0.7621317372</text:p>
          </table:table-cell>
          <table:table-cell table:formula="of:=[Cycloid_butterfly.B63]*COS([Cycloid_butterfly.A63])" office:value-type="float" office:value="0.748186405430201" calcext:value-type="float">
            <text:p>0.7481864054</text:p>
          </table:table-cell>
          <table:table-cell table:formula="of:=[Cycloid_butterfly.B63]*SIN([Cycloid_butterfly.A63])" office:value-type="float" office:value="-0.14512714304439" calcext:value-type="float">
            <text:p>-0.1451271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EXP(COS([Cycloid_butterfly.A64]))-2*COS(4*[Cycloid_butterfly.A64])+SIN([Cycloid_butterfly.A64]/4)^3" office:value-type="float" office:value="-0.99941766754858" calcext:value-type="float">
            <text:p>-0.9994176675</text:p>
          </table:table-cell>
          <table:table-cell table:formula="of:=[Cycloid_butterfly.B64]*COS([Cycloid_butterfly.A64])" office:value-type="float" office:value="0.989415991843013" calcext:value-type="float">
            <text:p>0.9894159918</text:p>
          </table:table-cell>
          <table:table-cell table:formula="of:=[Cycloid_butterfly.B64]*SIN([Cycloid_butterfly.A64])" office:value-type="float" office:value="-0.141037829299629" calcext:value-type="float">
            <text:p>-0.1410378293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table:formula="of:=EXP(COS([Cycloid_butterfly.A65]))-2*COS(4*[Cycloid_butterfly.A65])+SIN([Cycloid_butterfly.A65]/4)^3" office:value-type="float" office:value="-1.16828784112969" calcext:value-type="float">
            <text:p>-1.1682878411</text:p>
          </table:table-cell>
          <table:table-cell table:formula="of:=[Cycloid_butterfly.B65]*COS([Cycloid_butterfly.A65])" office:value-type="float" office:value="1.16339075765471" calcext:value-type="float">
            <text:p>1.1633907577</text:p>
          </table:table-cell>
          <table:table-cell table:formula="of:=[Cycloid_butterfly.B65]*SIN([Cycloid_butterfly.A65])" office:value-type="float" office:value="-0.106857029413433" calcext:value-type="float">
            <text:p>-0.1068570294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EXP(COS([Cycloid_butterfly.A66]))-2*COS(4*[Cycloid_butterfly.A66])+SIN([Cycloid_butterfly.A66]/4)^3" office:value-type="float" office:value="-1.26160406530761" calcext:value-type="float">
            <text:p>-1.2616040653</text:p>
          </table:table-cell>
          <table:table-cell table:formula="of:=[Cycloid_butterfly.B66]*COS([Cycloid_butterfly.A66])" office:value-type="float" office:value="1.2605129673765" calcext:value-type="float">
            <text:p>1.2605129674</text:p>
          </table:table-cell>
          <table:table-cell table:formula="of:=[Cycloid_butterfly.B66]*SIN([Cycloid_butterfly.A66])" office:value-type="float" office:value="-0.0524583327640228" calcext:value-type="float">
            <text:p>-0.0524583328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table:formula="of:=EXP(COS([Cycloid_butterfly.A67]))-2*COS(4*[Cycloid_butterfly.A67])+SIN([Cycloid_butterfly.A67]/4)^3" office:value-type="float" office:value="-1.27519166858386" calcext:value-type="float">
            <text:p>-1.2751916686</text:p>
          </table:table-cell>
          <table:table-cell table:formula="of:=[Cycloid_butterfly.B67]*COS([Cycloid_butterfly.A67])" office:value-type="float" office:value="1.27514660136096" calcext:value-type="float">
            <text:p>1.2751466014</text:p>
          </table:table-cell>
          <table:table-cell table:formula="of:=[Cycloid_butterfly.B67]*SIN([Cycloid_butterfly.A67])" office:value-type="float" office:value="0.0107208517983115" calcext:value-type="float">
            <text:p>0.0107208518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EXP(COS([Cycloid_butterfly.A68]))-2*COS(4*[Cycloid_butterfly.A68])+SIN([Cycloid_butterfly.A68]/4)^3" office:value-type="float" office:value="-1.20800656509672" calcext:value-type="float">
            <text:p>-1.2080065651</text:p>
          </table:table-cell>
          <table:table-cell table:formula="of:=[Cycloid_butterfly.B68]*COS([Cycloid_butterfly.A68])" office:value-type="float" office:value="1.20594664306182" calcext:value-type="float">
            <text:p>1.2059466431</text:p>
          </table:table-cell>
          <table:table-cell table:formula="of:=[Cycloid_butterfly.B68]*SIN([Cycloid_butterfly.A68])" office:value-type="float" office:value="0.0705163484924145" calcext:value-type="float">
            <text:p>0.0705163485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table:formula="of:=EXP(COS([Cycloid_butterfly.A69]))-2*COS(4*[Cycloid_butterfly.A69])+SIN([Cycloid_butterfly.A69]/4)^3" office:value-type="float" office:value="-1.06217733702854" calcext:value-type="float">
            <text:p>-1.062177337</text:p>
          </table:table-cell>
          <table:table-cell table:formula="of:=[Cycloid_butterfly.B69]*COS([Cycloid_butterfly.A69])" office:value-type="float" office:value="1.05594201200028" calcext:value-type="float">
            <text:p>1.055942012</text:p>
          </table:table-cell>
          <table:table-cell table:formula="of:=[Cycloid_butterfly.B69]*SIN([Cycloid_butterfly.A69])" office:value-type="float" office:value="0.114922419874635" calcext:value-type="float">
            <text:p>0.1149224199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EXP(COS([Cycloid_butterfly.A70]))-2*COS(4*[Cycloid_butterfly.A70])+SIN([Cycloid_butterfly.A70]/4)^3" office:value-type="float" office:value="-0.842920656638782" calcext:value-type="float">
            <text:p>-0.8429206566</text:p>
          </table:table-cell>
          <table:table-cell table:formula="of:=[Cycloid_butterfly.B70]*COS([Cycloid_butterfly.A70])" office:value-type="float" office:value="0.832367096069094" calcext:value-type="float">
            <text:p>0.8323670961</text:p>
          </table:table-cell>
          <table:table-cell table:formula="of:=[Cycloid_butterfly.B70]*SIN([Cycloid_butterfly.A70])" office:value-type="float" office:value="0.132967104089167" calcext:value-type="float">
            <text:p>0.1329671041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table:formula="of:=EXP(COS([Cycloid_butterfly.A71]))-2*COS(4*[Cycloid_butterfly.A71])+SIN([Cycloid_butterfly.A71]/4)^3" office:value-type="float" office:value="-0.558333419523299" calcext:value-type="float">
            <text:p>-0.5583334195</text:p>
          </table:table-cell>
          <table:table-cell table:formula="of:=[Cycloid_butterfly.B71]*COS([Cycloid_butterfly.A71])" office:value-type="float" office:value="0.546252021533206" calcext:value-type="float">
            <text:p>0.5462520215</text:p>
          </table:table-cell>
          <table:table-cell table:formula="of:=[Cycloid_butterfly.B71]*SIN([Cycloid_butterfly.A71])" office:value-type="float" office:value="0.115520285350522" calcext:value-type="float">
            <text:p>0.1155202854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EXP(COS([Cycloid_butterfly.A72]))-2*COS(4*[Cycloid_butterfly.A72])+SIN([Cycloid_butterfly.A72]/4)^3" office:value-type="float" office:value="-0.21906987623737" calcext:value-type="float">
            <text:p>-0.2190698762</text:p>
          </table:table-cell>
          <table:table-cell table:formula="of:=[Cycloid_butterfly.B72]*COS([Cycloid_butterfly.A72])" office:value-type="float" office:value="0.211796360394895" calcext:value-type="float">
            <text:p>0.2117963604</text:p>
          </table:table-cell>
          <table:table-cell table:formula="of:=[Cycloid_butterfly.B72]*SIN([Cycloid_butterfly.A72])" office:value-type="float" office:value="0.055981357594579" calcext:value-type="float">
            <text:p>0.0559813576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table:formula="of:=EXP(COS([Cycloid_butterfly.A73]))-2*COS(4*[Cycloid_butterfly.A73])+SIN([Cycloid_butterfly.A73]/4)^3" office:value-type="float" office:value="0.162083365367309" calcext:value-type="float">
            <text:p>0.1620833654</text:p>
          </table:table-cell>
          <table:table-cell table:formula="of:=[Cycloid_butterfly.B73]*COS([Cycloid_butterfly.A73])" office:value-type="float" office:value="-0.154435982804716" calcext:value-type="float">
            <text:p>-0.1544359828</text:p>
          </table:table-cell>
          <table:table-cell table:formula="of:=[Cycloid_butterfly.B73]*SIN([Cycloid_butterfly.A73])" office:value-type="float" office:value="-0.0491990299084661" calcext:value-type="float">
            <text:p>-0.0491990299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EXP(COS([Cycloid_butterfly.A74]))-2*COS(4*[Cycloid_butterfly.A74])+SIN([Cycloid_butterfly.A74]/4)^3" office:value-type="float" office:value="0.570717522618716" calcext:value-type="float">
            <text:p>0.5707175226</text:p>
          </table:table-cell>
          <table:table-cell table:formula="of:=[Cycloid_butterfly.B74]*COS([Cycloid_butterfly.A74])" office:value-type="float" office:value="-0.534452240610333" calcext:value-type="float">
            <text:p>-0.5344522406</text:p>
          </table:table-cell>
          <table:table-cell table:formula="of:=[Cycloid_butterfly.B74]*SIN([Cycloid_butterfly.A74])" office:value-type="float" office:value="-0.200198134683217" calcext:value-type="float">
            <text:p>-0.2001981347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table:formula="of:=EXP(COS([Cycloid_butterfly.A75]))-2*COS(4*[Cycloid_butterfly.A75])+SIN([Cycloid_butterfly.A75]/4)^3" office:value-type="float" office:value="0.991376664116207" calcext:value-type="float">
            <text:p>0.9913766641</text:p>
          </table:table-cell>
          <table:table-cell table:formula="of:=[Cycloid_butterfly.B75]*COS([Cycloid_butterfly.A75])" office:value-type="float" office:value="-0.909840400602464" calcext:value-type="float">
            <text:p>-0.9098404006</text:p>
          </table:table-cell>
          <table:table-cell table:formula="of:=[Cycloid_butterfly.B75]*SIN([Cycloid_butterfly.A75])" office:value-type="float" office:value="-0.39372342524382" calcext:value-type="float">
            <text:p>-0.3937234252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EXP(COS([Cycloid_butterfly.A76]))-2*COS(4*[Cycloid_butterfly.A76])+SIN([Cycloid_butterfly.A76]/4)^3" office:value-type="float" office:value="1.40817465229777" calcext:value-type="float">
            <text:p>1.4081746523</text:p>
          </table:table-cell>
          <table:table-cell table:formula="of:=[Cycloid_butterfly.B76]*COS([Cycloid_butterfly.A76])" office:value-type="float" office:value="-1.26279247111643" calcext:value-type="float">
            <text:p>-1.2627924711</text:p>
          </table:table-cell>
          <table:table-cell table:formula="of:=[Cycloid_butterfly.B76]*SIN([Cycloid_butterfly.A76])" office:value-type="float" office:value="-0.623146071371383" calcext:value-type="float">
            <text:p>-0.6231460714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table:formula="of:=EXP(COS([Cycloid_butterfly.A77]))-2*COS(4*[Cycloid_butterfly.A77])+SIN([Cycloid_butterfly.A77]/4)^3" office:value-type="float" office:value="1.80542940324317" calcext:value-type="float">
            <text:p>1.8054294032</text:p>
          </table:table-cell>
          <table:table-cell table:formula="of:=[Cycloid_butterfly.B77]*COS([Cycloid_butterfly.A77])" office:value-type="float" office:value="-1.57708031302595" calcext:value-type="float">
            <text:p>-1.577080313</text:p>
          </table:table-cell>
          <table:table-cell table:formula="of:=[Cycloid_butterfly.B77]*SIN([Cycloid_butterfly.A77])" office:value-type="float" office:value="-0.878858928589201" calcext:value-type="float">
            <text:p>-0.8788589286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EXP(COS([Cycloid_butterfly.A78]))-2*COS(4*[Cycloid_butterfly.A78])+SIN([Cycloid_butterfly.A78]/4)^3" office:value-type="float" office:value="2.16828917284636" calcext:value-type="float">
            <text:p>2.1682891728</text:p>
          </table:table-cell>
          <table:table-cell table:formula="of:=[Cycloid_butterfly.B78]*COS([Cycloid_butterfly.A78])" office:value-type="float" office:value="-1.83892611624833" calcext:value-type="float">
            <text:p>-1.8389261162</text:p>
          </table:table-cell>
          <table:table-cell table:formula="of:=[Cycloid_butterfly.B78]*SIN([Cycloid_butterfly.A78])" office:value-type="float" office:value="-1.14883796771459" calcext:value-type="float">
            <text:p>-1.1488379677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table:formula="of:=EXP(COS([Cycloid_butterfly.A79]))-2*COS(4*[Cycloid_butterfly.A79])+SIN([Cycloid_butterfly.A79]/4)^3" office:value-type="float" office:value="2.48332589487914" calcext:value-type="float">
            <text:p>2.4833258949</text:p>
          </table:table-cell>
          <table:table-cell table:formula="of:=[Cycloid_butterfly.B79]*COS([Cycloid_butterfly.A79])" office:value-type="float" office:value="-2.03771630036672" calcext:value-type="float">
            <text:p>-2.0377163004</text:p>
          </table:table-cell>
          <table:table-cell table:formula="of:=[Cycloid_butterfly.B79]*SIN([Cycloid_butterfly.A79])" office:value-type="float" office:value="-1.41937302334413" calcext:value-type="float">
            <text:p>-1.4193730233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EXP(COS([Cycloid_butterfly.A80]))-2*COS(4*[Cycloid_butterfly.A80])+SIN([Cycloid_butterfly.A80]/4)^3" office:value-type="float" office:value="2.73907190823188" calcext:value-type="float">
            <text:p>2.7390719082</text:p>
          </table:table-cell>
          <table:table-cell table:formula="of:=[Cycloid_butterfly.B80]*COS([Cycloid_butterfly.A80])" office:value-type="float" office:value="-2.16651744002322" calcext:value-type="float">
            <text:p>-2.16651744</text:p>
          </table:table-cell>
          <table:table-cell table:formula="of:=[Cycloid_butterfly.B80]*SIN([Cycloid_butterfly.A80])" office:value-type="float" office:value="-1.67592276091121" calcext:value-type="float">
            <text:p>-1.6759227609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table:formula="of:=EXP(COS([Cycloid_butterfly.A81]))-2*COS(4*[Cycloid_butterfly.A81])+SIN([Cycloid_butterfly.A81]/4)^3" office:value-type="float" office:value="2.92647866543579" calcext:value-type="float">
            <text:p>2.9264786654</text:p>
          </table:table-cell>
          <table:table-cell table:formula="of:=[Cycloid_butterfly.B81]*COS([Cycloid_butterfly.A81])" office:value-type="float" office:value="-2.22236514511793" calcext:value-type="float">
            <text:p>-2.2223651451</text:p>
          </table:table-cell>
          <table:table-cell table:formula="of:=[Cycloid_butterfly.B81]*SIN([Cycloid_butterfly.A81])" office:value-type="float" office:value="-1.90404058281745" calcext:value-type="float">
            <text:p>-1.9040405828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EXP(COS([Cycloid_butterfly.A82]))-2*COS(4*[Cycloid_butterfly.A82])+SIN([Cycloid_butterfly.A82]/4)^3" office:value-type="float" office:value="3.03927912253306" calcext:value-type="float">
            <text:p>3.0392791225</text:p>
          </table:table-cell>
          <table:table-cell table:formula="of:=[Cycloid_butterfly.B82]*COS([Cycloid_butterfly.A82])" office:value-type="float" office:value="-2.2063108965278" calcext:value-type="float">
            <text:p>-2.2063108965</text:p>
          </table:table-cell>
          <table:table-cell table:formula="of:=[Cycloid_butterfly.B82]*SIN([Cycloid_butterfly.A82])" office:value-type="float" office:value="-2.0903133287926" calcext:value-type="float">
            <text:p>-2.0903133288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table:formula="of:=EXP(COS([Cycloid_butterfly.A83]))-2*COS(4*[Cycloid_butterfly.A83])+SIN([Cycloid_butterfly.A83]/4)^3" office:value-type="float" office:value="3.07423934754802" calcext:value-type="float">
            <text:p>3.0742393475</text:p>
          </table:table-cell>
          <table:table-cell table:formula="of:=[Cycloid_butterfly.B83]*COS([Cycloid_butterfly.A83])" office:value-type="float" office:value="-2.1232267764735" calcext:value-type="float">
            <text:p>-2.1232267765</text:p>
          </table:table-cell>
          <table:table-cell table:formula="of:=[Cycloid_butterfly.B83]*SIN([Cycloid_butterfly.A83])" office:value-type="float" office:value="-2.22325338674619" calcext:value-type="float">
            <text:p>-2.22325338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EXP(COS([Cycloid_butterfly.A84]))-2*COS(4*[Cycloid_butterfly.A84])+SIN([Cycloid_butterfly.A84]/4)^3" office:value-type="float" office:value="3.03128929824264" calcext:value-type="float">
            <text:p>3.0312892982</text:p>
          </table:table-cell>
          <table:table-cell table:formula="of:=[Cycloid_butterfly.B84]*COS([Cycloid_butterfly.A84])" office:value-type="float" office:value="-1.98138291278843" calcext:value-type="float">
            <text:p>-1.9813829128</text:p>
          </table:table-cell>
          <table:table-cell table:formula="of:=[Cycloid_butterfly.B84]*SIN([Cycloid_butterfly.A84])" office:value-type="float" office:value="-2.29408730491025" calcext:value-type="float">
            <text:p>-2.2940873049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table:formula="of:=EXP(COS([Cycloid_butterfly.A85]))-2*COS(4*[Cycloid_butterfly.A85])+SIN([Cycloid_butterfly.A85]/4)^3" office:value-type="float" office:value="2.91352753356629" calcext:value-type="float">
            <text:p>2.9135275336</text:p>
          </table:table-cell>
          <table:table-cell table:formula="of:=[Cycloid_butterfly.B85]*COS([Cycloid_butterfly.A85])" office:value-type="float" office:value="-1.79182635721596" calcext:value-type="float">
            <text:p>-1.7918263572</text:p>
          </table:table-cell>
          <table:table-cell table:formula="of:=[Cycloid_butterfly.B85]*SIN([Cycloid_butterfly.A85])" office:value-type="float" office:value="-2.29739003968308" calcext:value-type="float">
            <text:p>-2.297390039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EXP(COS([Cycloid_butterfly.A86]))-2*COS(4*[Cycloid_butterfly.A86])+SIN([Cycloid_butterfly.A86]/4)^3" office:value-type="float" office:value="2.72709964534137" calcext:value-type="float">
            <text:p>2.7270996453</text:p>
          </table:table-cell>
          <table:table-cell table:formula="of:=[Cycloid_butterfly.B86]*COS([Cycloid_butterfly.A86])" office:value-type="float" office:value="-1.5676021807246" calcext:value-type="float">
            <text:p>-1.5676021807</text:p>
          </table:table-cell>
          <table:table-cell table:formula="of:=[Cycloid_butterfly.B86]*SIN([Cycloid_butterfly.A86])" office:value-type="float" office:value="-2.23152321937471" calcext:value-type="float">
            <text:p>-2.2315232194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table:formula="of:=EXP(COS([Cycloid_butterfly.A87]))-2*COS(4*[Cycloid_butterfly.A87])+SIN([Cycloid_butterfly.A87]/4)^3" office:value-type="float" office:value="2.48095522707394" calcext:value-type="float">
            <text:p>2.4809552271</text:p>
          </table:table-cell>
          <table:table-cell table:formula="of:=[Cycloid_butterfly.B87]*COS([Cycloid_butterfly.A87])" office:value-type="float" office:value="-1.32286705041197" calcext:value-type="float">
            <text:p>-1.3228670504</text:p>
          </table:table-cell>
          <table:table-cell table:formula="of:=[Cycloid_butterfly.B87]*SIN([Cycloid_butterfly.A87])" office:value-type="float" office:value="-2.09884768520249" calcext:value-type="float">
            <text:p>-2.098847685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EXP(COS([Cycloid_butterfly.A88]))-2*COS(4*[Cycloid_butterfly.A88])+SIN([Cycloid_butterfly.A88]/4)^3" office:value-type="float" office:value="2.18649303484295" calcext:value-type="float">
            <text:p>2.1864930348</text:p>
          </table:table-cell>
          <table:table-cell table:formula="of:=[Cycloid_butterfly.B88]*COS([Cycloid_butterfly.A88])" office:value-type="float" office:value="-1.07195187111783" calcext:value-type="float">
            <text:p>-1.0719518711</text:p>
          </table:table-cell>
          <table:table-cell table:formula="of:=[Cycloid_butterfly.B88]*SIN([Cycloid_butterfly.A88])" office:value-type="float" office:value="-1.90569435572018" calcext:value-type="float">
            <text:p>-1.9056943557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table:formula="of:=EXP(COS([Cycloid_butterfly.A89]))-2*COS(4*[Cycloid_butterfly.A89])+SIN([Cycloid_butterfly.A89]/4)^3" office:value-type="float" office:value="1.85710844818538" calcext:value-type="float">
            <text:p>1.8571084482</text:p>
          </table:table-cell>
          <table:table-cell table:formula="of:=[Cycloid_butterfly.B89]*COS([Cycloid_butterfly.A89])" office:value-type="float" office:value="-0.828432846148714" calcext:value-type="float">
            <text:p>-0.8284328461</text:p>
          </table:table-cell>
          <table:table-cell table:formula="of:=[Cycloid_butterfly.B89]*SIN([Cycloid_butterfly.A89])" office:value-type="float" office:value="-1.66209229820231" calcext:value-type="float">
            <text:p>-1.662092298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EXP(COS([Cycloid_butterfly.A90]))-2*COS(4*[Cycloid_butterfly.A90])+SIN([Cycloid_butterfly.A90]/4)^3" office:value-type="float" office:value="1.50766122931287" calcext:value-type="float">
            <text:p>1.5076612293</text:p>
          </table:table-cell>
          <table:table-cell table:formula="of:=[Cycloid_butterfly.B90]*COS([Cycloid_butterfly.A90])" office:value-type="float" office:value="-0.604269372485676" calcext:value-type="float">
            <text:p>-0.6042693725</text:p>
          </table:table-cell>
          <table:table-cell table:formula="of:=[Cycloid_butterfly.B90]*SIN([Cycloid_butterfly.A90])" office:value-type="float" office:value="-1.38126786245426" calcext:value-type="float">
            <text:p>-1.3812678625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table:formula="of:=EXP(COS([Cycloid_butterfly.A91]))-2*COS(4*[Cycloid_butterfly.A91])+SIN([Cycloid_butterfly.A91]/4)^3" office:value-type="float" office:value="1.15388475186994" calcext:value-type="float">
            <text:p>1.1538847519</text:p>
          </table:table-cell>
          <table:table-cell table:formula="of:=[Cycloid_butterfly.B91]*COS([Cycloid_butterfly.A91])" office:value-type="float" office:value="-0.409062604558709" calcext:value-type="float">
            <text:p>-0.4090626046</text:p>
          </table:table-cell>
          <table:table-cell table:formula="of:=[Cycloid_butterfly.B91]*SIN([Cycloid_butterfly.A91])" office:value-type="float" office:value="-1.07894291144138" calcext:value-type="float">
            <text:p>-1.078942911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EXP(COS([Cycloid_butterfly.A92]))-2*COS(4*[Cycloid_butterfly.A92])+SIN([Cycloid_butterfly.A92]/4)^3" office:value-type="float" office:value="0.81176019940242" calcext:value-type="float">
            <text:p>0.8117601994</text:p>
          </table:table-cell>
          <table:table-cell table:formula="of:=[Cycloid_butterfly.B92]*COS([Cycloid_butterfly.A92])" office:value-type="float" office:value="-0.2494805918166" calcext:value-type="float">
            <text:p>-0.2494805918</text:p>
          </table:table-cell>
          <table:table-cell table:formula="of:=[Cycloid_butterfly.B92]*SIN([Cycloid_butterfly.A92])" office:value-type="float" office:value="-0.77247268925231" calcext:value-type="float">
            <text:p>-0.7724726893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table:formula="of:=EXP(COS([Cycloid_butterfly.A93]))-2*COS(4*[Cycloid_butterfly.A93])+SIN([Cycloid_butterfly.A93]/4)^3" office:value-type="float" office:value="0.496880626041775" calcext:value-type="float">
            <text:p>0.496880626</text:p>
          </table:table-cell>
          <table:table-cell table:formula="of:=[Cycloid_butterfly.B93]*COS([Cycloid_butterfly.A93])" office:value-type="float" office:value="-0.128885121654148" calcext:value-type="float">
            <text:p>-0.1288851217</text:p>
          </table:table-cell>
          <table:table-cell table:formula="of:=[Cycloid_butterfly.B93]*SIN([Cycloid_butterfly.A93])" office:value-type="float" office:value="-0.479873922975464" calcext:value-type="float">
            <text:p>-0.47987392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EXP(COS([Cycloid_butterfly.A94]))-2*COS(4*[Cycloid_butterfly.A94])+SIN([Cycloid_butterfly.A94]/4)^3" office:value-type="float" office:value="0.223830172277417" calcext:value-type="float">
            <text:p>0.2238301723</text:p>
          </table:table-cell>
          <table:table-cell table:formula="of:=[Cycloid_butterfly.B94]*COS([Cycloid_butterfly.A94])" office:value-type="float" office:value="-0.0471824601019472" calcext:value-type="float">
            <text:p>-0.0471824601</text:p>
          </table:table-cell>
          <table:table-cell table:formula="of:=[Cycloid_butterfly.B94]*SIN([Cycloid_butterfly.A94])" office:value-type="float" office:value="-0.218800734643342" calcext:value-type="float">
            <text:p>-0.2188007346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table:formula="of:=EXP(COS([Cycloid_butterfly.A95]))-2*COS(4*[Cycloid_butterfly.A95])+SIN([Cycloid_butterfly.A95]/4)^3" office:value-type="float" office:value="0.00560312130143315" calcext:value-type="float">
            <text:p>0.0056031213</text:p>
          </table:table-cell>
          <table:table-cell table:formula="of:=[Cycloid_butterfly.B95]*COS([Cycloid_butterfly.A95])" office:value-type="float" office:value="-0.000905891451786455" calcext:value-type="float">
            <text:p>-0.0009058915</text:p>
          </table:table-cell>
          <table:table-cell table:formula="of:=[Cycloid_butterfly.B95]*SIN([Cycloid_butterfly.A95])" office:value-type="float" office:value="-0.00552940584476796" calcext:value-type="float">
            <text:p>-0.0055294058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EXP(COS([Cycloid_butterfly.A96]))-2*COS(4*[Cycloid_butterfly.A96])+SIN([Cycloid_butterfly.A96]/4)^3" office:value-type="float" office:value="-0.146914109327879" calcext:value-type="float">
            <text:p>-0.1469141093</text:p>
          </table:table-cell>
          <table:table-cell table:formula="of:=[Cycloid_butterfly.B96]*COS([Cycloid_butterfly.A96])" office:value-type="float" office:value="0.0164767886035346" calcext:value-type="float">
            <text:p>0.0164767886</text:p>
          </table:table-cell>
          <table:table-cell table:formula="of:=[Cycloid_butterfly.B96]*SIN([Cycloid_butterfly.A96])" office:value-type="float" office:value="0.145987228745937" calcext:value-type="float">
            <text:p>0.1459872287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table:formula="of:=EXP(COS([Cycloid_butterfly.A97]))-2*COS(4*[Cycloid_butterfly.A97])+SIN([Cycloid_butterfly.A97]/4)^3" office:value-type="float" office:value="-0.225377456430625" calcext:value-type="float">
            <text:p>-0.2253774564</text:p>
          </table:table-cell>
          <table:table-cell table:formula="of:=[Cycloid_butterfly.B97]*COS([Cycloid_butterfly.A97])" office:value-type="float" office:value="0.0140519496343515" calcext:value-type="float">
            <text:p>0.0140519496</text:p>
          </table:table-cell>
          <table:table-cell table:formula="of:=[Cycloid_butterfly.B97]*SIN([Cycloid_butterfly.A97])" office:value-type="float" office:value="0.224938970786772" calcext:value-type="float">
            <text:p>0.2249389708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EXP(COS([Cycloid_butterfly.A98]))-2*COS(4*[Cycloid_butterfly.A98])+SIN([Cycloid_butterfly.A98]/4)^3" office:value-type="float" office:value="-0.224318926011334" calcext:value-type="float">
            <text:p>-0.224318926</text:p>
          </table:table-cell>
          <table:table-cell table:formula="of:=[Cycloid_butterfly.B98]*COS([Cycloid_butterfly.A98])" office:value-type="float" office:value="0.00277901168271146" calcext:value-type="float">
            <text:p>0.0027790117</text:p>
          </table:table-cell>
          <table:table-cell table:formula="of:=[Cycloid_butterfly.B98]*SIN([Cycloid_butterfly.A98])" office:value-type="float" office:value="0.224301711230533" calcext:value-type="float">
            <text:p>0.2243017112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table:formula="of:=EXP(COS([Cycloid_butterfly.A99]))-2*COS(4*[Cycloid_butterfly.A99])+SIN([Cycloid_butterfly.A99]/4)^3" office:value-type="float" office:value="-0.141366296214841" calcext:value-type="float">
            <text:p>-0.1413662962</text:p>
          </table:table-cell>
          <table:table-cell table:formula="of:=[Cycloid_butterfly.B99]*COS([Cycloid_butterfly.A99])" office:value-type="float" office:value="-0.00531567708347742" calcext:value-type="float">
            <text:p>-0.0053156771</text:p>
          </table:table-cell>
          <table:table-cell table:formula="of:=[Cycloid_butterfly.B99]*SIN([Cycloid_butterfly.A99])" office:value-type="float" office:value="0.141266320411648" calcext:value-type="float">
            <text:p>0.1412663204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EXP(COS([Cycloid_butterfly.A100]))-2*COS(4*[Cycloid_butterfly.A100])+SIN([Cycloid_butterfly.A100]/4)^3" office:value-type="float" office:value="0.0226598868317542" calcext:value-type="float">
            <text:p>0.0226598868</text:p>
          </table:table-cell>
          <table:table-cell table:formula="of:=[Cycloid_butterfly.B100]*COS([Cycloid_butterfly.A100])" office:value-type="float" office:value="0.00198271706263139" calcext:value-type="float">
            <text:p>0.0019827171</text:p>
          </table:table-cell>
          <table:table-cell table:formula="of:=[Cycloid_butterfly.B100]*SIN([Cycloid_butterfly.A100])" office:value-type="float" office:value="-0.0225729773020189" calcext:value-type="float">
            <text:p>-0.0225729773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table:formula="of:=EXP(COS([Cycloid_butterfly.A101]))-2*COS(4*[Cycloid_butterfly.A101])+SIN([Cycloid_butterfly.A101]/4)^3" office:value-type="float" office:value="0.263775827942004" calcext:value-type="float">
            <text:p>0.2637758279</text:p>
          </table:table-cell>
          <table:table-cell table:formula="of:=[Cycloid_butterfly.B101]*COS([Cycloid_butterfly.A101])" office:value-type="float" office:value="0.03618400631911" calcext:value-type="float">
            <text:p>0.0361840063</text:p>
          </table:table-cell>
          <table:table-cell table:formula="of:=[Cycloid_butterfly.B101]*SIN([Cycloid_butterfly.A101])" office:value-type="float" office:value="-0.261282232639704" calcext:value-type="float">
            <text:p>-0.2612822326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EXP(COS([Cycloid_butterfly.A102]))-2*COS(4*[Cycloid_butterfly.A102])+SIN([Cycloid_butterfly.A102]/4)^3" office:value-type="float" office:value="0.574989286593551" calcext:value-type="float">
            <text:p>0.5749892866</text:p>
          </table:table-cell>
          <table:table-cell table:formula="of:=[Cycloid_butterfly.B102]*COS([Cycloid_butterfly.A102])" office:value-type="float" office:value="0.10724261423516" calcext:value-type="float">
            <text:p>0.1072426142</text:p>
          </table:table-cell>
          <table:table-cell table:formula="of:=[Cycloid_butterfly.B102]*SIN([Cycloid_butterfly.A102])" office:value-type="float" office:value="-0.564899726844835" calcext:value-type="float">
            <text:p>-0.5648997268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table:formula="of:=EXP(COS([Cycloid_butterfly.A103]))-2*COS(4*[Cycloid_butterfly.A103])+SIN([Cycloid_butterfly.A103]/4)^3" office:value-type="float" office:value="0.946573448763808" calcext:value-type="float">
            <text:p>0.9465734488</text:p>
          </table:table-cell>
          <table:table-cell table:formula="of:=[Cycloid_butterfly.B103]*COS([Cycloid_butterfly.A103])" office:value-type="float" office:value="0.222805824232396" calcext:value-type="float">
            <text:p>0.2228058242</text:p>
          </table:table-cell>
          <table:table-cell table:formula="of:=[Cycloid_butterfly.B103]*SIN([Cycloid_butterfly.A103])" office:value-type="float" office:value="-0.919977640267813" calcext:value-type="float">
            <text:p>-0.91997764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EXP(COS([Cycloid_butterfly.A104]))-2*COS(4*[Cycloid_butterfly.A104])+SIN([Cycloid_butterfly.A104]/4)^3" office:value-type="float" office:value="1.36644891316411" calcext:value-type="float">
            <text:p>1.3664489132</text:p>
          </table:table-cell>
          <table:table-cell table:formula="of:=[Cycloid_butterfly.B104]*COS([Cycloid_butterfly.A104])" office:value-type="float" office:value="0.387609885031981" calcext:value-type="float">
            <text:p>0.387609885</text:p>
          </table:table-cell>
          <table:table-cell table:formula="of:=[Cycloid_butterfly.B104]*SIN([Cycloid_butterfly.A104])" office:value-type="float" office:value="-1.31032103292013" calcext:value-type="float">
            <text:p>-1.3103210329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table:formula="of:=EXP(COS([Cycloid_butterfly.A105]))-2*COS(4*[Cycloid_butterfly.A105])+SIN([Cycloid_butterfly.A105]/4)^3" office:value-type="float" office:value="1.8206585396159" calcext:value-type="float">
            <text:p>1.8206585396</text:p>
          </table:table-cell>
          <table:table-cell table:formula="of:=[Cycloid_butterfly.B105]*COS([Cycloid_butterfly.A105])" office:value-type="float" office:value="0.603063865489497" calcext:value-type="float">
            <text:p>0.6030638655</text:p>
          </table:table-cell>
          <table:table-cell table:formula="of:=[Cycloid_butterfly.B105]*SIN([Cycloid_butterfly.A105])" office:value-type="float" office:value="-1.71787994109518" calcext:value-type="float">
            <text:p>-1.7178799411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table:formula="of:=EXP(COS([Cycloid_butterfly.A106]))-2*COS(4*[Cycloid_butterfly.A106])+SIN([Cycloid_butterfly.A106]/4)^3" office:value-type="float" office:value="2.29391621848493" calcext:value-type="float">
            <text:p>2.2939162185</text:p>
          </table:table-cell>
          <table:table-cell table:formula="of:=[Cycloid_butterfly.B106]*COS([Cycloid_butterfly.A106])" office:value-type="float" office:value="0.867049274235629" calcext:value-type="float">
            <text:p>0.8670492742</text:p>
          </table:table-cell>
          <table:table-cell table:formula="of:=[Cycloid_butterfly.B106]*SIN([Cycloid_butterfly.A106])" office:value-type="float" office:value="-2.12374131510306" calcext:value-type="float">
            <text:p>-2.1237413151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table:formula="of:=EXP(COS([Cycloid_butterfly.A107]))-2*COS(4*[Cycloid_butterfly.A107])+SIN([Cycloid_butterfly.A107]/4)^3" office:value-type="float" office:value="2.7702076878237" calcext:value-type="float">
            <text:p>2.7702076878</text:p>
          </table:table-cell>
          <table:table-cell table:formula="of:=[Cycloid_butterfly.B107]*COS([Cycloid_butterfly.A107])" office:value-type="float" office:value="1.17394979825702" calcext:value-type="float">
            <text:p>1.1739497983</text:p>
          </table:table-cell>
          <table:table-cell table:formula="of:=[Cycloid_butterfly.B107]*SIN([Cycloid_butterfly.A107])" office:value-type="float" office:value="-2.50916171357086" calcext:value-type="float">
            <text:p>-2.5091617136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EXP(COS([Cycloid_butterfly.A108]))-2*COS(4*[Cycloid_butterfly.A108])+SIN([Cycloid_butterfly.A108]/4)^3" office:value-type="float" office:value="3.23341946578034" calcext:value-type="float">
            <text:p>3.2334194658</text:p>
          </table:table-cell>
          <table:table-cell table:formula="of:=[Cycloid_butterfly.B108]*COS([Cycloid_butterfly.A108])" office:value-type="float" office:value="1.51491092502525" calcext:value-type="float">
            <text:p>1.514910925</text:p>
          </table:table-cell>
          <table:table-cell table:formula="of:=[Cycloid_butterfly.B108]*SIN([Cycloid_butterfly.A108])" office:value-type="float" office:value="-2.85657948093981" calcext:value-type="float">
            <text:p>-2.8565794809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table:formula="of:=EXP(COS([Cycloid_butterfly.A109]))-2*COS(4*[Cycloid_butterfly.A109])+SIN([Cycloid_butterfly.A109]/4)^3" office:value-type="float" office:value="3.66797086164401" calcext:value-type="float">
            <text:p>3.6679708616</text:p>
          </table:table-cell>
          <table:table-cell table:formula="of:=[Cycloid_butterfly.B109]*COS([Cycloid_butterfly.A109])" office:value-type="float" office:value="1.87831460919414" calcext:value-type="float">
            <text:p>1.8783146092</text:p>
          </table:table-cell>
          <table:table-cell table:formula="of:=[Cycloid_butterfly.B109]*SIN([Cycloid_butterfly.A109])" office:value-type="float" office:value="-3.1505466939497" calcext:value-type="float">
            <text:p>-3.1505466939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table:formula="of:=EXP(COS([Cycloid_butterfly.A110]))-2*COS(4*[Cycloid_butterfly.A110])+SIN([Cycloid_butterfly.A110]/4)^3" office:value-type="float" office:value="4.05942392321395" calcext:value-type="float">
            <text:p>4.0594239232</text:p>
          </table:table-cell>
          <table:table-cell table:formula="of:=[Cycloid_butterfly.B110]*COS([Cycloid_butterfly.A110])" office:value-type="float" office:value="2.25044044270154" calcext:value-type="float">
            <text:p>2.2504404427</text:p>
          </table:table-cell>
          <table:table-cell table:formula="of:=[Cycloid_butterfly.B110]*SIN([Cycloid_butterfly.A110])" office:value-type="float" office:value="-3.37852636547579" calcext:value-type="float">
            <text:p>-3.3785263655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table:formula="of:=EXP(COS([Cycloid_butterfly.A111]))-2*COS(4*[Cycloid_butterfly.A111])+SIN([Cycloid_butterfly.A111]/4)^3" office:value-type="float" office:value="4.39504707475032" calcext:value-type="float">
            <text:p>4.3950470748</text:p>
          </table:table-cell>
          <table:table-cell table:formula="of:=[Cycloid_butterfly.B111]*COS([Cycloid_butterfly.A111])" office:value-type="float" office:value="2.61627284595187" calcext:value-type="float">
            <text:p>2.616272846</text:p>
          </table:table-cell>
          <table:table-cell table:formula="of:=[Cycloid_butterfly.B111]*SIN([Cycloid_butterfly.A111])" office:value-type="float" office:value="-3.53150891048094" calcext:value-type="float">
            <text:p>-3.531508910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EXP(COS([Cycloid_butterfly.A112]))-2*COS(4*[Cycloid_butterfly.A112])+SIN([Cycloid_butterfly.A112]/4)^3" office:value-type="float" office:value="4.66431006235485" calcext:value-type="float">
            <text:p>4.6643100624</text:p>
          </table:table-cell>
          <table:table-cell table:formula="of:=[Cycloid_butterfly.B112]*COS([Cycloid_butterfly.A112])" office:value-type="float" office:value="2.96040436776417" calcext:value-type="float">
            <text:p>2.9604043678</text:p>
          </table:table-cell>
          <table:table-cell table:formula="of:=[Cycloid_butterfly.B112]*SIN([Cycloid_butterfly.A112])" office:value-type="float" office:value="-3.60441317513788" calcext:value-type="float">
            <text:p>-3.6044131751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table:formula="of:=EXP(COS([Cycloid_butterfly.A113]))-2*COS(4*[Cycloid_butterfly.A113])+SIN([Cycloid_butterfly.A113]/4)^3" office:value-type="float" office:value="4.85929057748426" calcext:value-type="float">
            <text:p>4.8592905775</text:p>
          </table:table-cell>
          <table:table-cell table:formula="of:=[Cycloid_butterfly.B113]*COS([Cycloid_butterfly.A113])" office:value-type="float" office:value="3.26797885681871" calcext:value-type="float">
            <text:p>3.2679788568</text:p>
          </table:table-cell>
          <table:table-cell table:formula="of:=[Cycloid_butterfly.B113]*SIN([Cycloid_butterfly.A113])" office:value-type="float" office:value="-3.59625070146858" calcext:value-type="float">
            <text:p>-3.596250701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EXP(COS([Cycloid_butterfly.A114]))-2*COS(4*[Cycloid_butterfly.A114])+SIN([Cycloid_butterfly.A114]/4)^3" office:value-type="float" office:value="4.97497646415581" calcext:value-type="float">
            <text:p>4.9749764642</text:p>
          </table:table-cell>
          <table:table-cell table:formula="of:=[Cycloid_butterfly.B114]*COS([Cycloid_butterfly.A114])" office:value-type="float" office:value="3.52561544795763" calcext:value-type="float">
            <text:p>3.525615448</text:p>
          </table:table-cell>
          <table:table-cell table:formula="of:=[Cycloid_butterfly.B114]*SIN([Cycloid_butterfly.A114])" office:value-type="float" office:value="-3.51004651422553" calcext:value-type="float">
            <text:p>-3.5100465142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table:formula="of:=EXP(COS([Cycloid_butterfly.A115]))-2*COS(4*[Cycloid_butterfly.A115])+SIN([Cycloid_butterfly.A115]/4)^3" office:value-type="float" office:value="5.0094515899017" calcext:value-type="float">
            <text:p>5.0094515899</text:p>
          </table:table-cell>
          <table:table-cell table:formula="of:=[Cycloid_butterfly.B115]*COS([Cycloid_butterfly.A115])" office:value-type="float" office:value="3.72225517506998" calcext:value-type="float">
            <text:p>3.7222551751</text:p>
          </table:table-cell>
          <table:table-cell table:formula="of:=[Cycloid_butterfly.B115]*SIN([Cycloid_butterfly.A115])" office:value-type="float" office:value="-3.35252466705816" calcext:value-type="float">
            <text:p>-3.3525246671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EXP(COS([Cycloid_butterfly.A116]))-2*COS(4*[Cycloid_butterfly.A116])+SIN([Cycloid_butterfly.A116]/4)^3" office:value-type="float" office:value="4.96395810787863" calcext:value-type="float">
            <text:p>4.9639581079</text:p>
          </table:table-cell>
          <table:table-cell table:formula="of:=[Cycloid_butterfly.B116]*COS([Cycloid_butterfly.A116])" office:value-type="float" office:value="3.84987653082496" calcext:value-type="float">
            <text:p>3.8498765308</text:p>
          </table:table-cell>
          <table:table-cell table:formula="of:=[Cycloid_butterfly.B116]*SIN([Cycloid_butterfly.A116])" office:value-type="float" office:value="-3.13358114529959" calcext:value-type="float">
            <text:p>-3.1335811453</text:p>
          </table:table-cell>
        </table:table-row>
        <table:table-row table:style-name="ro1">
          <table:table-cell office:value-type="float" office:value="5.65" calcext:value-type="float">
            <text:p>5.65</text:p>
          </table:table-cell>
          <table:table-cell table:formula="of:=EXP(COS([Cycloid_butterfly.A117]))-2*COS(4*[Cycloid_butterfly.A117])+SIN([Cycloid_butterfly.A117]/4)^3" office:value-type="float" office:value="4.84283277218473" calcext:value-type="float">
            <text:p>4.8428327722</text:p>
          </table:table-cell>
          <table:table-cell table:formula="of:=[Cycloid_butterfly.B117]*COS([Cycloid_butterfly.A117])" office:value-type="float" office:value="3.90403416772799" calcext:value-type="float">
            <text:p>3.9040341677</text:p>
          </table:table-cell>
          <table:table-cell table:formula="of:=[Cycloid_butterfly.B117]*SIN([Cycloid_butterfly.A117])" office:value-type="float" office:value="-2.86557960569217" calcext:value-type="float">
            <text:p>-2.865579605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table:formula="of:=EXP(COS([Cycloid_butterfly.A118]))-2*COS(4*[Cycloid_butterfly.A118])+SIN([Cycloid_butterfly.A118]/4)^3" office:value-type="float" office:value="4.65331999347586" calcext:value-type="float">
            <text:p>4.6533199935</text:p>
          </table:table-cell>
          <table:table-cell table:formula="of:=[Cycloid_butterfly.B118]*COS([Cycloid_butterfly.A118])" office:value-type="float" office:value="3.88418569050197" calcext:value-type="float">
            <text:p>3.8841856905</text:p>
          </table:table-cell>
          <table:table-cell table:formula="of:=[Cycloid_butterfly.B118]*SIN([Cycloid_butterfly.A118])" office:value-type="float" office:value="-2.56251604548769" calcext:value-type="float">
            <text:p>-2.5625160455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table:formula="of:=EXP(COS([Cycloid_butterfly.A119]))-2*COS(4*[Cycloid_butterfly.A119])+SIN([Cycloid_butterfly.A119]/4)^3" office:value-type="float" office:value="4.40526923701306" calcext:value-type="float">
            <text:p>4.405269237</text:p>
          </table:table-cell>
          <table:table-cell table:formula="of:=[Cycloid_butterfly.B119]*COS([Cycloid_butterfly.A119])" office:value-type="float" office:value="3.79378446247056" calcext:value-type="float">
            <text:p>3.7937844625</text:p>
          </table:table-cell>
          <table:table-cell table:formula="of:=[Cycloid_butterfly.B119]*SIN([Cycloid_butterfly.A119])" office:value-type="float" office:value="-2.23910618392486" calcext:value-type="float">
            <text:p>-2.239106183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table:formula="of:=EXP(COS([Cycloid_butterfly.A120]))-2*COS(4*[Cycloid_butterfly.A120])+SIN([Cycloid_butterfly.A120]/4)^3" office:value-type="float" office:value="4.11072897442177" calcext:value-type="float">
            <text:p>4.1107289744</text:p>
          </table:table-cell>
          <table:table-cell table:formula="of:=[Cycloid_butterfly.B120]*COS([Cycloid_butterfly.A120])" office:value-type="float" office:value="3.64013073570665" calcext:value-type="float">
            <text:p>3.6401307357</text:p>
          </table:table-cell>
          <table:table-cell table:formula="of:=[Cycloid_butterfly.B120]*SIN([Cycloid_butterfly.A120])" office:value-type="float" office:value="-1.90985364049564" calcext:value-type="float">
            <text:p>-1.9098536405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table:formula="of:=EXP(COS([Cycloid_butterfly.A121]))-2*COS(4*[Cycloid_butterfly.A121])+SIN([Cycloid_butterfly.A121]/4)^3" office:value-type="float" office:value="3.78345352011398" calcext:value-type="float">
            <text:p>3.7834535201</text:p>
          </table:table-cell>
          <table:table-cell table:formula="of:=[Cycloid_butterfly.B121]*COS([Cycloid_butterfly.A121])" office:value-type="float" office:value="3.43398832477749" calcext:value-type="float">
            <text:p>3.4339883248</text:p>
          </table:table-cell>
          <table:table-cell table:formula="of:=[Cycloid_butterfly.B121]*SIN([Cycloid_butterfly.A121])" office:value-type="float" office:value="-1.5881576509134" calcext:value-type="float">
            <text:p>-1.5881576509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table:formula="of:=EXP(COS([Cycloid_butterfly.A122]))-2*COS(4*[Cycloid_butterfly.A122])+SIN([Cycloid_butterfly.A122]/4)^3" office:value-type="float" office:value="3.43834254954242" calcext:value-type="float">
            <text:p>3.4383425495</text:p>
          </table:table-cell>
          <table:table-cell table:formula="of:=[Cycloid_butterfly.B122]*COS([Cycloid_butterfly.A122])" office:value-type="float" office:value="3.18898855221005" calcext:value-type="float">
            <text:p>3.1889885522</text:p>
          </table:table-cell>
          <table:table-cell table:formula="of:=[Cycloid_butterfly.B122]*SIN([Cycloid_butterfly.A122])" office:value-type="float" office:value="-1.28551604496681" calcext:value-type="float">
            <text:p>-1.285516045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table:formula="of:=EXP(COS([Cycloid_butterfly.A123]))-2*COS(4*[Cycloid_butterfly.A123])+SIN([Cycloid_butterfly.A123]/4)^3" office:value-type="float" office:value="3.09083577137352" calcext:value-type="float">
            <text:p>3.0908357714</text:p>
          </table:table-cell>
          <table:table-cell table:formula="of:=[Cycloid_butterfly.B123]*COS([Cycloid_butterfly.A123])" office:value-type="float" office:value="2.92085639967828" calcext:value-type="float">
            <text:p>2.9208563997</text:p>
          </table:table-cell>
          <table:table-cell table:formula="of:=[Cycloid_butterfly.B123]*SIN([Cycloid_butterfly.A123])" office:value-type="float" office:value="-1.01087272099934" calcext:value-type="float">
            <text:p>-1.0108727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EXP(COS([Cycloid_butterfly.A124]))-2*COS(4*[Cycloid_butterfly.A124])+SIN([Cycloid_butterfly.A124]/4)^3" office:value-type="float" office:value="2.75628700303121" calcext:value-type="float">
            <text:p>2.756287003</text:p>
          </table:table-cell>
          <table:table-cell table:formula="of:=[Cycloid_butterfly.B124]*COS([Cycloid_butterfly.A124])" office:value-type="float" office:value="2.64650488179116" calcext:value-type="float">
            <text:p>2.6465048818</text:p>
          </table:table-cell>
          <table:table-cell table:formula="of:=[Cycloid_butterfly.B124]*SIN([Cycloid_butterfly.A124])" office:value-type="float" office:value="-0.77014930613119" calcext:value-type="float">
            <text:p>-0.7701493061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table:formula="of:=EXP(COS([Cycloid_butterfly.A125]))-2*COS(4*[Cycloid_butterfly.A125])+SIN([Cycloid_butterfly.A125]/4)^3" office:value-type="float" office:value="2.44934270843095" calcext:value-type="float">
            <text:p>2.4493427084</text:p>
          </table:table-cell>
          <table:table-cell table:formula="of:=[Cycloid_butterfly.B125]*COS([Cycloid_butterfly.A125])" office:value-type="float" office:value="2.38305192967174" calcext:value-type="float">
            <text:p>2.3830519297</text:p>
          </table:table-cell>
          <table:table-cell table:formula="of:=[Cycloid_butterfly.B125]*SIN([Cycloid_butterfly.A125])" office:value-type="float" office:value="-0.565988695851466" calcext:value-type="float">
            <text:p>-0.565988695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table:formula="of:=EXP(COS([Cycloid_butterfly.A126]))-2*COS(4*[Cycloid_butterfly.A126])+SIN([Cycloid_butterfly.A126]/4)^3" office:value-type="float" office:value="2.18334986622557" calcext:value-type="float">
            <text:p>2.1833498662</text:p>
          </table:table-cell>
          <table:table-cell table:formula="of:=[Cycloid_butterfly.B126]*COS([Cycloid_butterfly.A126])" office:value-type="float" office:value="2.14681901353744" calcext:value-type="float">
            <text:p>2.1468190135</text:p>
          </table:table-cell>
          <table:table-cell table:formula="of:=[Cycloid_butterfly.B126]*SIN([Cycloid_butterfly.A126])" office:value-type="float" office:value="-0.397724479333794" calcext:value-type="float">
            <text:p>-0.3977244793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table:formula="of:=EXP(COS([Cycloid_butterfly.A127]))-2*COS(4*[Cycloid_butterfly.A127])+SIN([Cycloid_butterfly.A127]/4)^3" office:value-type="float" office:value="1.96981685448054" calcext:value-type="float">
            <text:p>1.9698168545</text:p>
          </table:table-cell>
          <table:table-cell table:formula="of:=[Cycloid_butterfly.B127]*COS([Cycloid_butterfly.A127])" office:value-type="float" office:value="1.95237203737821" calcext:value-type="float">
            <text:p>1.9523720374</text:p>
          </table:table-cell>
          <table:table-cell table:formula="of:=[Cycloid_butterfly.B127]*SIN([Cycloid_butterfly.A127])" office:value-type="float" office:value="-0.261575740196331" calcext:value-type="float">
            <text:p>-0.2615757402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table:formula="of:=EXP(COS([Cycloid_butterfly.A128]))-2*COS(4*[Cycloid_butterfly.A128])+SIN([Cycloid_butterfly.A128]/4)^3" office:value-type="float" office:value="1.81794891082668" calcext:value-type="float">
            <text:p>1.8179489108</text:p>
          </table:table-cell>
          <table:table-cell table:formula="of:=[Cycloid_butterfly.B128]*COS([Cycloid_butterfly.A128])" office:value-type="float" office:value="1.81166261987629" calcext:value-type="float">
            <text:p>1.8116626199</text:p>
          </table:table-cell>
          <table:table-cell table:formula="of:=[Cycloid_butterfly.B128]*SIN([Cycloid_butterfly.A128])" office:value-type="float" office:value="-0.151052289353307" calcext:value-type="float">
            <text:p>-0.1510522894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table:formula="of:=EXP(COS([Cycloid_butterfly.A129]))-2*COS(4*[Cycloid_butterfly.A129])+SIN([Cycloid_butterfly.A129]/4)^3" office:value-type="float" office:value="1.73427674081918" calcext:value-type="float">
            <text:p>1.7342767408</text:p>
          </table:table-cell>
          <table:table-cell table:formula="of:=[Cycloid_butterfly.B129]*COS([Cycloid_butterfly.A129])" office:value-type="float" office:value="1.73332187965201" calcext:value-type="float">
            <text:p>1.7333218797</text:p>
          </table:table-cell>
          <table:table-cell table:formula="of:=[Cycloid_butterfly.B129]*SIN([Cycloid_butterfly.A129])" office:value-type="float" office:value="-0.0575419435370308" calcext:value-type="float">
            <text:p>-0.0575419435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table:formula="of:=EXP(COS([Cycloid_butterfly.A130]))-2*COS(4*[Cycloid_butterfly.A130])+SIN([Cycloid_butterfly.A130]/4)^3" office:value-type="float" office:value="1.72239312065657" calcext:value-type="float">
            <text:p>1.7223931207</text:p>
          </table:table-cell>
          <table:table-cell table:formula="of:=[Cycloid_butterfly.B130]*COS([Cycloid_butterfly.A130])" office:value-type="float" office:value="1.72214963693585" calcext:value-type="float">
            <text:p>1.7221496369</text:p>
          </table:table-cell>
          <table:table-cell table:formula="of:=[Cycloid_butterfly.B130]*SIN([Cycloid_butterfly.A130])" office:value-type="float" office:value="0.028960146525648" calcext:value-type="float">
            <text:p>0.0289601465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table:formula="of:=EXP(COS([Cycloid_butterfly.A131]))-2*COS(4*[Cycloid_butterfly.A131])+SIN([Cycloid_butterfly.A131]/4)^3" office:value-type="float" office:value="1.78280802220018" calcext:value-type="float">
            <text:p>1.7828080222</text:p>
          </table:table-cell>
          <table:table-cell table:formula="of:=[Cycloid_butterfly.B131]*COS([Cycloid_butterfly.A131])" office:value-type="float" office:value="1.77883009376922" calcext:value-type="float">
            <text:p>1.7788300938</text:p>
          </table:table-cell>
          <table:table-cell table:formula="of:=[Cycloid_butterfly.B131]*SIN([Cycloid_butterfly.A131])" office:value-type="float" office:value="0.119029162486756" calcext:value-type="float">
            <text:p>0.119029162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table:formula="of:=EXP(COS([Cycloid_butterfly.A132]))-2*COS(4*[Cycloid_butterfly.A132])+SIN([Cycloid_butterfly.A132]/4)^3" office:value-type="float" office:value="1.9129280505173" calcext:value-type="float">
            <text:p>1.9129280505</text:p>
          </table:table-cell>
          <table:table-cell table:formula="of:=[Cycloid_butterfly.B132]*COS([Cycloid_butterfly.A132])" office:value-type="float" office:value="1.8998912904433" calcext:value-type="float">
            <text:p>1.8998912904</text:p>
          </table:table-cell>
          <table:table-cell table:formula="of:=[Cycloid_butterfly.B132]*SIN([Cycloid_butterfly.A132])" office:value-type="float" office:value="0.222950243223997" calcext:value-type="float">
            <text:p>0.2229502432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table:formula="of:=EXP(COS([Cycloid_butterfly.A133]))-2*COS(4*[Cycloid_butterfly.A133])+SIN([Cycloid_butterfly.A133]/4)^3" office:value-type="float" office:value="2.10716101574552" calcext:value-type="float">
            <text:p>2.1071610157</text:p>
          </table:table-cell>
          <table:table-cell table:formula="of:=[Cycloid_butterfly.B133]*COS([Cycloid_butterfly.A133])" office:value-type="float" office:value="2.07791080524265" calcext:value-type="float">
            <text:p>2.0779108052</text:p>
          </table:table-cell>
          <table:table-cell table:formula="of:=[Cycloid_butterfly.B133]*SIN([Cycloid_butterfly.A133])" office:value-type="float" office:value="0.349877452450929" calcext:value-type="float">
            <text:p>0.349877452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EXP(COS([Cycloid_butterfly.A134]))-2*COS(4*[Cycloid_butterfly.A134])+SIN([Cycloid_butterfly.A134]/4)^3" office:value-type="float" office:value="2.35714145990814" calcext:value-type="float">
            <text:p>2.3571414599</text:p>
          </table:table-cell>
          <table:table-cell table:formula="of:=[Cycloid_butterfly.B134]*COS([Cycloid_butterfly.A134])" office:value-type="float" office:value="2.30195518183678" calcext:value-type="float">
            <text:p>2.3019551818</text:p>
          </table:table-cell>
          <table:table-cell table:formula="of:=[Cycloid_butterfly.B134]*SIN([Cycloid_butterfly.A134])" office:value-type="float" office:value="0.507068242776735" calcext:value-type="float">
            <text:p>0.5070682428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table:formula="of:=EXP(COS([Cycloid_butterfly.A135]))-2*COS(4*[Cycloid_butterfly.A135])+SIN([Cycloid_butterfly.A135]/4)^3" office:value-type="float" office:value="2.65206812466396" calcext:value-type="float">
            <text:p>2.6520681247</text:p>
          </table:table-cell>
          <table:table-cell table:formula="of:=[Cycloid_butterfly.B135]*COS([Cycloid_butterfly.A135])" office:value-type="float" office:value="2.55822635743983" calcext:value-type="float">
            <text:p>2.5582263574</text:p>
          </table:table-cell>
          <table:table-cell table:formula="of:=[Cycloid_butterfly.B135]*SIN([Cycloid_butterfly.A135])" office:value-type="float" office:value="0.699244765413933" calcext:value-type="float">
            <text:p>0.6992447654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table:formula="of:=EXP(COS([Cycloid_butterfly.A136]))-2*COS(4*[Cycloid_butterfly.A136])+SIN([Cycloid_butterfly.A136]/4)^3" office:value-type="float" office:value="2.97913987049925" calcext:value-type="float">
            <text:p>2.9791398705</text:p>
          </table:table-cell>
          <table:table-cell table:formula="of:=[Cycloid_butterfly.B136]*COS([Cycloid_butterfly.A136])" office:value-type="float" office:value="2.8308758009515" calcext:value-type="float">
            <text:p>2.830875801</text:p>
          </table:table-cell>
          <table:table-cell table:formula="of:=[Cycloid_butterfly.B136]*SIN([Cycloid_butterfly.A136])" office:value-type="float" office:value="0.928125297352404" calcext:value-type="float">
            <text:p>0.9281252974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table:formula="of:=EXP(COS([Cycloid_butterfly.A137]))-2*COS(4*[Cycloid_butterfly.A137])+SIN([Cycloid_butterfly.A137]/4)^3" office:value-type="float" office:value="3.32407261994499" calcext:value-type="float">
            <text:p>3.3240726199</text:p>
          </table:table-cell>
          <table:table-cell table:formula="of:=[Cycloid_butterfly.B137]*COS([Cycloid_butterfly.A137])" office:value-type="float" office:value="3.10293692751866" calcext:value-type="float">
            <text:p>3.1029369275</text:p>
          </table:table-cell>
          <table:table-cell table:formula="of:=[Cycloid_butterfly.B137]*SIN([Cycloid_butterfly.A137])" office:value-type="float" office:value="1.19215821370698" calcext:value-type="float">
            <text:p>1.192158213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table:formula="of:=EXP(COS([Cycloid_butterfly.A138]))-2*COS(4*[Cycloid_butterfly.A138])+SIN([Cycloid_butterfly.A138]/4)^3" office:value-type="float" office:value="3.67167665404825" calcext:value-type="float">
            <text:p>3.671676654</text:p>
          </table:table-cell>
          <table:table-cell table:formula="of:=[Cycloid_butterfly.B138]*COS([Cycloid_butterfly.A138])" office:value-type="float" office:value="3.35731925823076" calcext:value-type="float">
            <text:p>3.3573192582</text:p>
          </table:table-cell>
          <table:table-cell table:formula="of:=[Cycloid_butterfly.B138]*SIN([Cycloid_butterfly.A138])" office:value-type="float" office:value="1.48647800192125" calcext:value-type="float">
            <text:p>1.4864780019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table:formula="of:=EXP(COS([Cycloid_butterfly.A139]))-2*COS(4*[Cycloid_butterfly.A139])+SIN([Cycloid_butterfly.A139]/4)^3" office:value-type="float" office:value="4.00647117195379" calcext:value-type="float">
            <text:p>4.006471172</text:p>
          </table:table-cell>
          <table:table-cell table:formula="of:=[Cycloid_butterfly.B139]*COS([Cycloid_butterfly.A139])" office:value-type="float" office:value="3.57780417636862" calcext:value-type="float">
            <text:p>3.5778041764</text:p>
          </table:table-cell>
          <table:table-cell table:formula="of:=[Cycloid_butterfly.B139]*SIN([Cycloid_butterfly.A139])" office:value-type="float" office:value="1.80308860771069" calcext:value-type="float">
            <text:p>1.8030886077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table:formula="of:=EXP(COS([Cycloid_butterfly.A140]))-2*COS(4*[Cycloid_butterfly.A140])+SIN([Cycloid_butterfly.A140]/4)^3" office:value-type="float" office:value="4.3133115247109" calcext:value-type="float">
            <text:p>4.3133115247</text:p>
          </table:table-cell>
          <table:table-cell table:formula="of:=[Cycloid_butterfly.B140]*COS([Cycloid_butterfly.A140])" office:value-type="float" office:value="3.74998221468063" calcext:value-type="float">
            <text:p>3.7499822147</text:p>
          </table:table-cell>
          <table:table-cell table:formula="of:=[Cycloid_butterfly.B140]*SIN([Cycloid_butterfly.A140])" office:value-type="float" office:value="2.13126481197968" calcext:value-type="float">
            <text:p>2.131264812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table:formula="of:=EXP(COS([Cycloid_butterfly.A141]))-2*COS(4*[Cycloid_butterfly.A141])+SIN([Cycloid_butterfly.A141]/4)^3" office:value-type="float" office:value="4.57800401633844" calcext:value-type="float">
            <text:p>4.5780040163</text:p>
          </table:table-cell>
          <table:table-cell table:formula="of:=[Cycloid_butterfly.B141]*COS([Cycloid_butterfly.A141])" office:value-type="float" office:value="3.862075582422" calcext:value-type="float">
            <text:p>3.8620755824</text:p>
          </table:table-cell>
          <table:table-cell table:formula="of:=[Cycloid_butterfly.B141]*SIN([Cycloid_butterfly.A141])" office:value-type="float" office:value="2.45814828057029" calcext:value-type="float">
            <text:p>2.4581482806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table:formula="of:=EXP(COS([Cycloid_butterfly.A142]))-2*COS(4*[Cycloid_butterfly.A142])+SIN([Cycloid_butterfly.A142]/4)^3" office:value-type="float" office:value="4.78788364875933" calcext:value-type="float">
            <text:p>4.7878836488</text:p>
          </table:table-cell>
          <table:table-cell table:formula="of:=[Cycloid_butterfly.B142]*COS([Cycloid_butterfly.A142])" office:value-type="float" office:value="3.90559686877276" calcext:value-type="float">
            <text:p>3.9055968688</text:p>
          </table:table-cell>
          <table:table-cell table:formula="of:=[Cycloid_butterfly.B142]*SIN([Cycloid_butterfly.A142])" office:value-type="float" office:value="2.76950228970646" calcext:value-type="float">
            <text:p>2.7695022897</text:p>
          </table:table-cell>
        </table:table-row>
        <table:table-row table:style-name="ro1">
          <table:table-cell office:value-type="float" office:value="6.95" calcext:value-type="float">
            <text:p>6.95</text:p>
          </table:table-cell>
          <table:table-cell table:formula="of:=EXP(COS([Cycloid_butterfly.A143]))-2*COS(4*[Cycloid_butterfly.A143])+SIN([Cycloid_butterfly.A143]/4)^3" office:value-type="float" office:value="4.93233165356559" calcext:value-type="float">
            <text:p>4.9323316536</text:p>
          </table:table-cell>
          <table:table-cell table:formula="of:=[Cycloid_butterfly.B143]*COS([Cycloid_butterfly.A143])" office:value-type="float" office:value="3.87580508949583" calcext:value-type="float">
            <text:p>3.8758050895</text:p>
          </table:table-cell>
          <table:table-cell table:formula="of:=[Cycloid_butterfly.B143]*SIN([Cycloid_butterfly.A143])" office:value-type="float" office:value="3.05057870722971" calcext:value-type="float">
            <text:p>3.05057870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EXP(COS([Cycloid_butterfly.A144]))-2*COS(4*[Cycloid_butterfly.A144])+SIN([Cycloid_butterfly.A144]/4)^3" office:value-type="float" office:value="5.00321204465106" calcext:value-type="float">
            <text:p>5.0032120447</text:p>
          </table:table-cell>
          <table:table-cell table:formula="of:=[Cycloid_butterfly.B144]*COS([Cycloid_butterfly.A144])" office:value-type="float" office:value="3.77193283942001" calcext:value-type="float">
            <text:p>3.7719328394</text:p>
          </table:table-cell>
          <table:table-cell table:formula="of:=[Cycloid_butterfly.B144]*SIN([Cycloid_butterfly.A144])" office:value-type="float" office:value="3.28704326388418" calcext:value-type="float">
            <text:p>3.2870432639</text:p>
          </table:table-cell>
        </table:table-row>
        <table:table-row table:style-name="ro1">
          <table:table-cell office:value-type="float" office:value="7.05" calcext:value-type="float">
            <text:p>7.05</text:p>
          </table:table-cell>
          <table:table-cell table:formula="of:=EXP(COS([Cycloid_butterfly.A145]))-2*COS(4*[Cycloid_butterfly.A145])+SIN([Cycloid_butterfly.A145]/4)^3" office:value-type="float" office:value="4.99520964662345" calcext:value-type="float">
            <text:p>4.9952096466</text:p>
          </table:table-cell>
          <table:table-cell table:formula="of:=[Cycloid_butterfly.B145]*COS([Cycloid_butterfly.A145])" office:value-type="float" office:value="3.59717249157179" calcext:value-type="float">
            <text:p>3.5971724916</text:p>
          </table:table-cell>
          <table:table-cell table:formula="of:=[Cycloid_butterfly.B145]*SIN([Cycloid_butterfly.A145])" office:value-type="float" office:value="3.46590096217407" calcext:value-type="float">
            <text:p>3.4659009622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table:formula="of:=EXP(COS([Cycloid_butterfly.A146]))-2*COS(4*[Cycloid_butterfly.A146])+SIN([Cycloid_butterfly.A146]/4)^3" office:value-type="float" office:value="4.90605597653603" calcext:value-type="float">
            <text:p>4.9060559765</text:p>
          </table:table-cell>
          <table:table-cell table:formula="of:=[Cycloid_butterfly.B146]*COS([Cycloid_butterfly.A146])" office:value-type="float" office:value="3.35842426411955" calcext:value-type="float">
            <text:p>3.3584242641</text:p>
          </table:table-cell>
          <table:table-cell table:formula="of:=[Cycloid_butterfly.B146]*SIN([Cycloid_butterfly.A146])" office:value-type="float" office:value="3.57636291601928" calcext:value-type="float">
            <text:p>3.576362916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table:formula="of:=EXP(COS([Cycloid_butterfly.A147]))-2*COS(4*[Cycloid_butterfly.A147])+SIN([Cycloid_butterfly.A147]/4)^3" office:value-type="float" office:value="4.73663382476746" calcext:value-type="float">
            <text:p>4.7366338248</text:p>
          </table:table-cell>
          <table:table-cell table:formula="of:=[Cycloid_butterfly.B147]*COS([Cycloid_butterfly.A147])" office:value-type="float" office:value="3.06582363554941" calcext:value-type="float">
            <text:p>3.0658236355</text:p>
          </table:table-cell>
          <table:table-cell table:formula="of:=[Cycloid_butterfly.B147]*SIN([Cycloid_butterfly.A147])" office:value-type="float" office:value="3.6105990397215" calcext:value-type="float">
            <text:p>3.610599039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table:formula="of:=EXP(COS([Cycloid_butterfly.A148]))-2*COS(4*[Cycloid_butterfly.A148])+SIN([Cycloid_butterfly.A148]/4)^3" office:value-type="float" office:value="4.49095621689103" calcext:value-type="float">
            <text:p>4.4909562169</text:p>
          </table:table-cell>
          <table:table-cell table:formula="of:=[Cycloid_butterfly.B148]*COS([Cycloid_butterfly.A148])" office:value-type="float" office:value="2.73207911805246" calcext:value-type="float">
            <text:p>2.7320791181</text:p>
          </table:table-cell>
          <table:table-cell table:formula="of:=[Cycloid_butterfly.B148]*SIN([Cycloid_butterfly.A148])" office:value-type="float" office:value="3.56432762729998" calcext:value-type="float">
            <text:p>3.5643276273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table:formula="of:=EXP(COS([Cycloid_butterfly.A149]))-2*COS(4*[Cycloid_butterfly.A149])+SIN([Cycloid_butterfly.A149]/4)^3" office:value-type="float" office:value="4.17602044940626" calcext:value-type="float">
            <text:p>4.1760204494</text:p>
          </table:table-cell>
          <table:table-cell table:formula="of:=[Cycloid_butterfly.B149]*COS([Cycloid_butterfly.A149])" office:value-type="float" office:value="2.37166296136573" calcext:value-type="float">
            <text:p>2.3716629614</text:p>
          </table:table-cell>
          <table:table-cell table:formula="of:=[Cycloid_butterfly.B149]*SIN([Cycloid_butterfly.A149])" office:value-type="float" office:value="3.43720258226732" calcext:value-type="float">
            <text:p>3.4372025823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table:formula="of:=EXP(COS([Cycloid_butterfly.A150]))-2*COS(4*[Cycloid_butterfly.A150])+SIN([Cycloid_butterfly.A150]/4)^3" office:value-type="float" office:value="3.80154287846151" calcext:value-type="float">
            <text:p>3.8015428785</text:p>
          </table:table-cell>
          <table:table-cell table:formula="of:=[Cycloid_butterfly.B150]*COS([Cycloid_butterfly.A150])" office:value-type="float" office:value="1.99990623971885" calcext:value-type="float">
            <text:p>1.9999062397</text:p>
          </table:table-cell>
          <table:table-cell table:formula="of:=[Cycloid_butterfly.B150]*SIN([Cycloid_butterfly.A150])" office:value-type="float" office:value="3.2329712787334" calcext:value-type="float">
            <text:p>3.2329712787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table:formula="of:=EXP(COS([Cycloid_butterfly.A151]))-2*COS(4*[Cycloid_butterfly.A151])+SIN([Cycloid_butterfly.A151]/4)^3" office:value-type="float" office:value="3.3795849032499" calcext:value-type="float">
            <text:p>3.3795849032</text:p>
          </table:table-cell>
          <table:table-cell table:formula="of:=[Cycloid_butterfly.B151]*COS([Cycloid_butterfly.A151])" office:value-type="float" office:value="1.63205542595912" calcext:value-type="float">
            <text:p>1.632055426</text:p>
          </table:table-cell>
          <table:table-cell table:formula="of:=[Cycloid_butterfly.B151]*SIN([Cycloid_butterfly.A151])" office:value-type="float" office:value="2.95939000553696" calcext:value-type="float">
            <text:p>2.9593900055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table:formula="of:=EXP(COS([Cycloid_butterfly.A152]))-2*COS(4*[Cycloid_butterfly.A152])+SIN([Cycloid_butterfly.A152]/4)^3" office:value-type="float" office:value="2.9240849344991" calcext:value-type="float">
            <text:p>2.9240849345</text:p>
          </table:table-cell>
          <table:table-cell table:formula="of:=[Cycloid_butterfly.B152]*COS([Cycloid_butterfly.A152])" office:value-type="float" office:value="1.28234963362512" calcext:value-type="float">
            <text:p>1.2823496336</text:p>
          </table:table-cell>
          <table:table-cell table:formula="of:=[Cycloid_butterfly.B152]*SIN([Cycloid_butterfly.A152])" office:value-type="float" office:value="2.62789880347515" calcext:value-type="float">
            <text:p>2.6278988035</text:p>
          </table:table-cell>
        </table:table-row>
        <table:table-row table:style-name="ro1">
          <table:table-cell office:value-type="float" office:value="7.45" calcext:value-type="float">
            <text:p>7.45</text:p>
          </table:table-cell>
          <table:table-cell table:formula="of:=EXP(COS([Cycloid_butterfly.A153]))-2*COS(4*[Cycloid_butterfly.A153])+SIN([Cycloid_butterfly.A153]/4)^3" office:value-type="float" office:value="2.45031489968788" calcext:value-type="float">
            <text:p>2.4503148997</text:p>
          </table:table-cell>
          <table:table-cell table:formula="of:=[Cycloid_butterfly.B153]*COS([Cycloid_butterfly.A153])" office:value-type="float" office:value="0.963176086813832" calcext:value-type="float">
            <text:p>0.9631760868</text:p>
          </table:table-cell>
          <table:table-cell table:formula="of:=[Cycloid_butterfly.B153]*SIN([Cycloid_butterfly.A153])" office:value-type="float" office:value="2.25307233204405" calcext:value-type="float">
            <text:p>2.253072332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EXP(COS([Cycloid_butterfly.A154]))-2*COS(4*[Cycloid_butterfly.A154])+SIN([Cycloid_butterfly.A154]/4)^3" office:value-type="float" office:value="1.97428285994487" calcext:value-type="float">
            <text:p>1.9742828599</text:p>
          </table:table-cell>
          <table:table-cell table:formula="of:=[Cycloid_butterfly.B154]*COS([Cycloid_butterfly.A154])" office:value-type="float" office:value="0.684356166653234" calcext:value-type="float">
            <text:p>0.6843561667</text:p>
          </table:table-cell>
          <table:table-cell table:formula="of:=[Cycloid_butterfly.B154]*SIN([Cycloid_butterfly.A154])" office:value-type="float" office:value="1.85187727677505" calcext:value-type="float">
            <text:p>1.8518772768</text:p>
          </table:table-cell>
        </table:table-row>
        <table:table-row table:style-name="ro1">
          <table:table-cell office:value-type="float" office:value="7.55" calcext:value-type="float">
            <text:p>7.55</text:p>
          </table:table-cell>
          <table:table-cell table:formula="of:=EXP(COS([Cycloid_butterfly.A155]))-2*COS(4*[Cycloid_butterfly.A155])+SIN([Cycloid_butterfly.A155]/4)^3" office:value-type="float" office:value="1.51210547802241" calcext:value-type="float">
            <text:p>1.512105478</text:p>
          </table:table-cell>
          <table:table-cell table:formula="of:=[Cycloid_butterfly.B155]*COS([Cycloid_butterfly.A155])" office:value-type="float" office:value="0.452605913210242" calcext:value-type="float">
            <text:p>0.4526059132</text:p>
          </table:table-cell>
          <table:table-cell table:formula="of:=[Cycloid_butterfly.B155]*SIN([Cycloid_butterfly.A155])" office:value-type="float" office:value="1.44277886870876" calcext:value-type="float">
            <text:p>1.4427788687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table:formula="of:=EXP(COS([Cycloid_butterfly.A156]))-2*COS(4*[Cycloid_butterfly.A156])+SIN([Cycloid_butterfly.A156]/4)^3" office:value-type="float" office:value="1.07937529550691" calcext:value-type="float">
            <text:p>1.0793752955</text:p>
          </table:table-cell>
          <table:table-cell table:formula="of:=[Cycloid_butterfly.B156]*COS([Cycloid_butterfly.A156])" office:value-type="float" office:value="0.271203666836241" calcext:value-type="float">
            <text:p>0.2712036668</text:p>
          </table:table-cell>
          <table:table-cell table:formula="of:=[Cycloid_butterfly.B156]*SIN([Cycloid_butterfly.A156])" office:value-type="float" office:value="1.04474858202594" calcext:value-type="float">
            <text:p>1.044748582</text:p>
          </table:table-cell>
        </table:table-row>
        <table:table-row table:style-name="ro1">
          <table:table-cell office:value-type="float" office:value="7.65" calcext:value-type="float">
            <text:p>7.65</text:p>
          </table:table-cell>
          <table:table-cell table:formula="of:=EXP(COS([Cycloid_butterfly.A157]))-2*COS(4*[Cycloid_butterfly.A157])+SIN([Cycloid_butterfly.A157]/4)^3" office:value-type="float" office:value="0.690548001442089" calcext:value-type="float">
            <text:p>0.6905480014</text:p>
          </table:table-cell>
          <table:table-cell table:formula="of:=[Cycloid_butterfly.B157]*COS([Cycloid_butterfly.A157])" office:value-type="float" office:value="0.139884316991834" calcext:value-type="float">
            <text:p>0.139884317</text:p>
          </table:table-cell>
          <table:table-cell table:formula="of:=[Cycloid_butterfly.B157]*SIN([Cycloid_butterfly.A157])" office:value-type="float" office:value="0.676231410210582" calcext:value-type="float">
            <text:p>0.6762314102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table:formula="of:=EXP(COS([Cycloid_butterfly.A158]))-2*COS(4*[Cycloid_butterfly.A158])+SIN([Cycloid_butterfly.A158]/4)^3" office:value-type="float" office:value="0.358374094397227" calcext:value-type="float">
            <text:p>0.3583740944</text:p>
          </table:table-cell>
          <table:table-cell table:formula="of:=[Cycloid_butterfly.B158]*COS([Cycloid_butterfly.A158])" office:value-type="float" office:value="0.0549652189120249" calcext:value-type="float">
            <text:p>0.0549652189</text:p>
          </table:table-cell>
          <table:table-cell table:formula="of:=[Cycloid_butterfly.B158]*SIN([Cycloid_butterfly.A158])" office:value-type="float" office:value="0.354133895927778" calcext:value-type="float">
            <text:p>0.3541338959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table:formula="of:=EXP(COS([Cycloid_butterfly.A159]))-2*COS(4*[Cycloid_butterfly.A159])+SIN([Cycloid_butterfly.A159]/4)^3" office:value-type="float" office:value="0.0933975863735824" calcext:value-type="float">
            <text:p>0.0933975864</text:p>
          </table:table-cell>
          <table:table-cell table:formula="of:=[Cycloid_butterfly.B159]*COS([Cycloid_butterfly.A159])" office:value-type="float" office:value="0.00969414244347565" calcext:value-type="float">
            <text:p>0.0096941424</text:p>
          </table:table-cell>
          <table:table-cell table:formula="of:=[Cycloid_butterfly.B159]*SIN([Cycloid_butterfly.A159])" office:value-type="float" office:value="0.0928931253790957" calcext:value-type="float">
            <text:p>0.0928931254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table:formula="of:=EXP(COS([Cycloid_butterfly.A160]))-2*COS(4*[Cycloid_butterfly.A160])+SIN([Cycloid_butterfly.A160]/4)^3" office:value-type="float" office:value="-0.0964582606574905" calcext:value-type="float">
            <text:p>-0.0964582607</text:p>
          </table:table-cell>
          <table:table-cell table:formula="of:=[Cycloid_butterfly.B160]*COS([Cycloid_butterfly.A160])" office:value-type="float" office:value="-0.00520444602051659" calcext:value-type="float">
            <text:p>-0.005204446</text:p>
          </table:table-cell>
          <table:table-cell table:formula="of:=[Cycloid_butterfly.B160]*SIN([Cycloid_butterfly.A160])" office:value-type="float" office:value="-0.0963177542859462" calcext:value-type="float">
            <text:p>-0.0963177543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table:formula="of:=EXP(COS([Cycloid_butterfly.A161]))-2*COS(4*[Cycloid_butterfly.A161])+SIN([Cycloid_butterfly.A161]/4)^3" office:value-type="float" office:value="-0.206201630716212" calcext:value-type="float">
            <text:p>-0.2062016307</text:p>
          </table:table-cell>
          <table:table-cell table:formula="of:=[Cycloid_butterfly.B161]*COS([Cycloid_butterfly.A161])" office:value-type="float" office:value="-0.000821017249129159" calcext:value-type="float">
            <text:p>-0.0008210172</text:p>
          </table:table-cell>
          <table:table-cell table:formula="of:=[Cycloid_butterfly.B161]*SIN([Cycloid_butterfly.A161])" office:value-type="float" office:value="-0.206199996218966" calcext:value-type="float">
            <text:p>-0.2061999962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table:formula="of:=EXP(COS([Cycloid_butterfly.A162]))-2*COS(4*[Cycloid_butterfly.A162])+SIN([Cycloid_butterfly.A162]/4)^3" office:value-type="float" office:value="-0.233966864118201" calcext:value-type="float">
            <text:p>-0.2339668641</text:p>
          </table:table-cell>
          <table:table-cell table:formula="of:=[Cycloid_butterfly.B162]*COS([Cycloid_butterfly.A162])" office:value-type="float" office:value="0.0107629730786539" calcext:value-type="float">
            <text:p>0.0107629731</text:p>
          </table:table-cell>
          <table:table-cell table:formula="of:=[Cycloid_butterfly.B162]*SIN([Cycloid_butterfly.A162])" office:value-type="float" office:value="-0.233719173188279" calcext:value-type="float">
            <text:p>-0.2337191732</text:p>
          </table:table-cell>
        </table:table-row>
        <table:table-row table:style-name="ro1">
          <table:table-cell office:value-type="float" office:value="7.95" calcext:value-type="float">
            <text:p>7.95</text:p>
          </table:table-cell>
          <table:table-cell table:formula="of:=EXP(COS([Cycloid_butterfly.A163]))-2*COS(4*[Cycloid_butterfly.A163])+SIN([Cycloid_butterfly.A163]/4)^3" office:value-type="float" office:value="-0.181085377503045" calcext:value-type="float">
            <text:p>-0.1810853775</text:p>
          </table:table-cell>
          <table:table-cell table:formula="of:=[Cycloid_butterfly.B163]*COS([Cycloid_butterfly.A163])" office:value-type="float" office:value="0.0173608169186373" calcext:value-type="float">
            <text:p>0.0173608169</text:p>
          </table:table-cell>
          <table:table-cell table:formula="of:=[Cycloid_butterfly.B163]*SIN([Cycloid_butterfly.A163])" office:value-type="float" office:value="-0.180251257918878" calcext:value-type="float">
            <text:p>-0.18025125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EXP(COS([Cycloid_butterfly.A164]))-2*COS(4*[Cycloid_butterfly.A164])+SIN([Cycloid_butterfly.A164]/4)^3" office:value-type="float" office:value="-0.0520299155006592" calcext:value-type="float">
            <text:p>-0.0520299155</text:p>
          </table:table-cell>
          <table:table-cell table:formula="of:=[Cycloid_butterfly.B164]*COS([Cycloid_butterfly.A164])" office:value-type="float" office:value="0.00757035446440521" calcext:value-type="float">
            <text:p>0.0075703545</text:p>
          </table:table-cell>
          <table:table-cell table:formula="of:=[Cycloid_butterfly.B164]*SIN([Cycloid_butterfly.A164])" office:value-type="float" office:value="-0.0514762259716949" calcext:value-type="float">
            <text:p>-0.051476226</text:p>
          </table:table-cell>
        </table:table-row>
        <table:table-row table:style-name="ro1">
          <table:table-cell office:value-type="float" office:value="8.05" calcext:value-type="float">
            <text:p>8.05</text:p>
          </table:table-cell>
          <table:table-cell table:formula="of:=EXP(COS([Cycloid_butterfly.A165]))-2*COS(4*[Cycloid_butterfly.A165])+SIN([Cycloid_butterfly.A165]/4)^3" office:value-type="float" office:value="0.145765700916688" calcext:value-type="float">
            <text:p>0.1457657009</text:p>
          </table:table-cell>
          <table:table-cell table:formula="of:=[Cycloid_butterfly.B165]*COS([Cycloid_butterfly.A165])" office:value-type="float" office:value="-0.0283901296118549" calcext:value-type="float">
            <text:p>-0.0283901296</text:p>
          </table:table-cell>
          <table:table-cell table:formula="of:=[Cycloid_butterfly.B165]*SIN([Cycloid_butterfly.A165])" office:value-type="float" office:value="0.142974263783226" calcext:value-type="float">
            <text:p>0.1429742638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table:formula="of:=EXP(COS([Cycloid_butterfly.A166]))-2*COS(4*[Cycloid_butterfly.A166])+SIN([Cycloid_butterfly.A166]/4)^3" office:value-type="float" office:value="0.402204205705485" calcext:value-type="float">
            <text:p>0.4022042057</text:p>
          </table:table-cell>
          <table:table-cell table:formula="of:=[Cycloid_butterfly.B166]*COS([Cycloid_butterfly.A166])" office:value-type="float" office:value="-0.0979544829075183" calcext:value-type="float">
            <text:p>-0.0979544829</text:p>
          </table:table-cell>
          <table:table-cell table:formula="of:=[Cycloid_butterfly.B166]*SIN([Cycloid_butterfly.A166])" office:value-type="float" office:value="0.390093760992791" calcext:value-type="float">
            <text:p>0.390093761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table:formula="of:=EXP(COS([Cycloid_butterfly.A167]))-2*COS(4*[Cycloid_butterfly.A167])+SIN([Cycloid_butterfly.A167]/4)^3" office:value-type="float" office:value="0.704928098581934" calcext:value-type="float">
            <text:p>0.7049280986</text:p>
          </table:table-cell>
          <table:table-cell table:formula="of:=[Cycloid_butterfly.B167]*COS([Cycloid_butterfly.A167])" office:value-type="float" office:value="-0.205637447508366" calcext:value-type="float">
            <text:p>-0.2056374475</text:p>
          </table:table-cell>
          <table:table-cell table:formula="of:=[Cycloid_butterfly.B167]*SIN([Cycloid_butterfly.A167])" office:value-type="float" office:value="0.674267650382683" calcext:value-type="float">
            <text:p>0.6742676504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table:formula="of:=EXP(COS([Cycloid_butterfly.A168]))-2*COS(4*[Cycloid_butterfly.A168])+SIN([Cycloid_butterfly.A168]/4)^3" office:value-type="float" office:value="1.03981242781565" calcext:value-type="float">
            <text:p>1.0398124278</text:p>
          </table:table-cell>
          <table:table-cell table:formula="of:=[Cycloid_butterfly.B168]*COS([Cycloid_butterfly.A168])" office:value-type="float" office:value="-0.35265743940508" calcext:value-type="float">
            <text:p>-0.3526574394</text:p>
          </table:table-cell>
          <table:table-cell table:formula="of:=[Cycloid_butterfly.B168]*SIN([Cycloid_butterfly.A168])" office:value-type="float" office:value="0.978183324061561" calcext:value-type="float">
            <text:p>0.9781833241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table:formula="of:=EXP(COS([Cycloid_butterfly.A169]))-2*COS(4*[Cycloid_butterfly.A169])+SIN([Cycloid_butterfly.A169]/4)^3" office:value-type="float" office:value="1.39152756660157" calcext:value-type="float">
            <text:p>1.3915275666</text:p>
          </table:table-cell>
          <table:table-cell table:formula="of:=[Cycloid_butterfly.B169]*COS([Cycloid_butterfly.A169])" office:value-type="float" office:value="-0.536778888724465" calcext:value-type="float">
            <text:p>-0.5367788887</text:p>
          </table:table-cell>
          <table:table-cell table:formula="of:=[Cycloid_butterfly.B169]*SIN([Cycloid_butterfly.A169])" office:value-type="float" office:value="1.28382919161071" calcext:value-type="float">
            <text:p>1.2838291916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table:formula="of:=EXP(COS([Cycloid_butterfly.A170]))-2*COS(4*[Cycloid_butterfly.A170])+SIN([Cycloid_butterfly.A170]/4)^3" office:value-type="float" office:value="1.74414961312488" calcext:value-type="float">
            <text:p>1.7441496131</text:p>
          </table:table-cell>
          <table:table-cell table:formula="of:=[Cycloid_butterfly.B170]*COS([Cycloid_butterfly.A170])" office:value-type="float" office:value="-0.752385757266538" calcext:value-type="float">
            <text:p>-0.7523857573</text:p>
          </table:table-cell>
          <table:table-cell table:formula="of:=[Cycloid_butterfly.B170]*SIN([Cycloid_butterfly.A170])" office:value-type="float" office:value="1.5735226548182" calcext:value-type="float">
            <text:p>1.5735226548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table:formula="of:=EXP(COS([Cycloid_butterfly.A171]))-2*COS(4*[Cycloid_butterfly.A171])+SIN([Cycloid_butterfly.A171]/4)^3" office:value-type="float" office:value="2.08179414370659" calcext:value-type="float">
            <text:p>2.0817941437</text:p>
          </table:table-cell>
          <table:table-cell table:formula="of:=[Cycloid_butterfly.B171]*COS([Cycloid_butterfly.A171])" office:value-type="float" office:value="-0.990783155261059" calcext:value-type="float">
            <text:p>-0.9907831553</text:p>
          </table:table-cell>
          <table:table-cell table:formula="of:=[Cycloid_butterfly.B171]*SIN([Cycloid_butterfly.A171])" office:value-type="float" office:value="1.83090567644049" calcext:value-type="float">
            <text:p>1.8309056764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table:formula="of:=EXP(COS([Cycloid_butterfly.A172]))-2*COS(4*[Cycloid_butterfly.A172])+SIN([Cycloid_butterfly.A172]/4)^3" office:value-type="float" office:value="2.38924811443602" calcext:value-type="float">
            <text:p>2.3892481144</text:p>
          </table:table-cell>
          <table:table-cell table:formula="of:=[Cycloid_butterfly.B172]*COS([Cycloid_butterfly.A172])" office:value-type="float" office:value="-1.24070943769631" calcext:value-type="float">
            <text:p>-1.2407094377</text:p>
          </table:table-cell>
          <table:table-cell table:formula="of:=[Cycloid_butterfly.B172]*SIN([Cycloid_butterfly.A172])" office:value-type="float" office:value="2.041848829749" calcext:value-type="float">
            <text:p>2.0418488297</text:p>
          </table:table-cell>
        </table:table-row>
        <table:table-row table:style-name="ro1">
          <table:table-cell office:value-type="float" office:value="8.45" calcext:value-type="float">
            <text:p>8.45</text:p>
          </table:table-cell>
          <table:table-cell table:formula="of:=EXP(COS([Cycloid_butterfly.A173]))-2*COS(4*[Cycloid_butterfly.A173])+SIN([Cycloid_butterfly.A173]/4)^3" office:value-type="float" office:value="2.6525747768891" calcext:value-type="float">
            <text:p>2.6525747769</text:p>
          </table:table-cell>
          <table:table-cell table:formula="of:=[Cycloid_butterfly.B173]*COS([Cycloid_butterfly.A173])" office:value-type="float" office:value="-1.4890276840114" calcext:value-type="float">
            <text:p>-1.489027684</text:p>
          </table:table-cell>
          <table:table-cell table:formula="of:=[Cycloid_butterfly.B173]*SIN([Cycloid_butterfly.A173])" office:value-type="float" office:value="2.19521058289084" calcext:value-type="float">
            <text:p>2.1952105829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EXP(COS([Cycloid_butterfly.A174]))-2*COS(4*[Cycloid_butterfly.A174])+SIN([Cycloid_butterfly.A174]/4)^3" office:value-type="float" office:value="2.85966754528271" calcext:value-type="float">
            <text:p>2.8596675453</text:p>
          </table:table-cell>
          <table:table-cell table:formula="of:=[Cycloid_butterfly.B174]*COS([Cycloid_butterfly.A174])" office:value-type="float" office:value="-1.72155389998168" calcext:value-type="float">
            <text:p>-1.7215539</text:p>
          </table:table-cell>
          <table:table-cell table:formula="of:=[Cycloid_butterfly.B174]*SIN([Cycloid_butterfly.A174])" office:value-type="float" office:value="2.28340768129589" calcext:value-type="float">
            <text:p>2.2834076813</text:p>
          </table:table-cell>
        </table:table-row>
        <table:table-row table:style-name="ro1">
          <table:table-cell office:value-type="float" office:value="8.55" calcext:value-type="float">
            <text:p>8.55</text:p>
          </table:table-cell>
          <table:table-cell table:formula="of:=EXP(COS([Cycloid_butterfly.A175]))-2*COS(4*[Cycloid_butterfly.A175])+SIN([Cycloid_butterfly.A175]/4)^3" office:value-type="float" office:value="3.00073078316043" calcext:value-type="float">
            <text:p>3.0007307832</text:p>
          </table:table-cell>
          <table:table-cell table:formula="of:=[Cycloid_butterfly.B175]*COS([Cycloid_butterfly.A175])" office:value-type="float" office:value="-1.92397035563064" calcext:value-type="float">
            <text:p>-1.9239703556</text:p>
          </table:table-cell>
          <table:table-cell table:formula="of:=[Cycloid_butterfly.B175]*SIN([Cycloid_butterfly.A175])" office:value-type="float" office:value="2.30276427444519" calcext:value-type="float">
            <text:p>2.3027642744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table:formula="of:=EXP(COS([Cycloid_butterfly.A176]))-2*COS(4*[Cycloid_butterfly.A176])+SIN([Cycloid_butterfly.A176]/4)^3" office:value-type="float" office:value="3.06866838663735" calcext:value-type="float">
            <text:p>3.0686683866</text:p>
          </table:table-cell>
          <table:table-cell table:formula="of:=[Cycloid_butterfly.B176]*COS([Cycloid_butterfly.A176])" office:value-type="float" office:value="-2.08276675258793" calcext:value-type="float">
            <text:p>-2.0827667526</text:p>
          </table:table-cell>
          <table:table-cell table:formula="of:=[Cycloid_butterfly.B176]*SIN([Cycloid_butterfly.A176])" office:value-type="float" office:value="2.25362115748451" calcext:value-type="float">
            <text:p>2.2536211575</text:p>
          </table:table-cell>
        </table:table-row>
        <table:table-row table:style-name="ro1">
          <table:table-cell office:value-type="float" office:value="8.65" calcext:value-type="float">
            <text:p>8.65</text:p>
          </table:table-cell>
          <table:table-cell table:formula="of:=EXP(COS([Cycloid_butterfly.A177]))-2*COS(4*[Cycloid_butterfly.A177])+SIN([Cycloid_butterfly.A177]/4)^3" office:value-type="float" office:value="3.05936471250379" calcext:value-type="float">
            <text:p>3.0593647125</text:p>
          </table:table-cell>
          <table:table-cell table:formula="of:=[Cycloid_butterfly.B177]*COS([Cycloid_butterfly.A177])" office:value-type="float" office:value="-2.18614976399999" calcext:value-type="float">
            <text:p>-2.186149764</text:p>
          </table:table-cell>
          <table:table-cell table:formula="of:=[Cycloid_butterfly.B177]*SIN([Cycloid_butterfly.A177])" office:value-type="float" office:value="2.14020131143689" calcext:value-type="float">
            <text:p>2.1402013114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table:formula="of:=EXP(COS([Cycloid_butterfly.A178]))-2*COS(4*[Cycloid_butterfly.A178])+SIN([Cycloid_butterfly.A178]/4)^3" office:value-type="float" office:value="2.97184668684892" calcext:value-type="float">
            <text:p>2.9718466868</text:p>
          </table:table-cell>
          <table:table-cell table:formula="of:=[Cycloid_butterfly.B178]*COS([Cycloid_butterfly.A178])" office:value-type="float" office:value="-2.22486305333919" calcext:value-type="float">
            <text:p>-2.2248630533</text:p>
          </table:table-cell>
          <table:table-cell table:formula="of:=[Cycloid_butterfly.B178]*SIN([Cycloid_butterfly.A178])" office:value-type="float" office:value="1.97024290990252" calcext:value-type="float">
            <text:p>1.9702429099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table:formula="of:=EXP(COS([Cycloid_butterfly.A179]))-2*COS(4*[Cycloid_butterfly.A179])+SIN([Cycloid_butterfly.A179]/4)^3" office:value-type="float" office:value="2.80832066247651" calcext:value-type="float">
            <text:p>2.8083206625</text:p>
          </table:table-cell>
          <table:table-cell table:formula="of:=[Cycloid_butterfly.B179]*COS([Cycloid_butterfly.A179])" office:value-type="float" office:value="-2.19286506747562" calcext:value-type="float">
            <text:p>-2.1928650675</text:p>
          </table:table-cell>
          <table:table-cell table:formula="of:=[Cycloid_butterfly.B179]*SIN([Cycloid_butterfly.A179])" office:value-type="float" office:value="1.75442518767192" calcext:value-type="float">
            <text:p>1.7544251877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table:formula="of:=EXP(COS([Cycloid_butterfly.A180]))-2*COS(4*[Cycloid_butterfly.A180])+SIN([Cycloid_butterfly.A180]/4)^3" office:value-type="float" office:value="2.57408258264012" calcext:value-type="float">
            <text:p>2.5740825826</text:p>
          </table:table-cell>
          <table:table-cell table:formula="of:=[Cycloid_butterfly.B180]*COS([Cycloid_butterfly.A180])" office:value-type="float" office:value="-2.08782040039719" calcext:value-type="float">
            <text:p>-2.0878204004</text:p>
          </table:table-cell>
          <table:table-cell table:formula="of:=[Cycloid_butterfly.B180]*SIN([Cycloid_butterfly.A180])" office:value-type="float" office:value="1.50562515850944" calcext:value-type="float">
            <text:p>1.5056251585</text:p>
          </table:table-cell>
        </table:table-row>
        <table:table-row table:style-name="ro1">
          <table:table-cell office:value-type="float" office:value="8.85" calcext:value-type="float">
            <text:p>8.85</text:p>
          </table:table-cell>
          <table:table-cell table:formula="of:=EXP(COS([Cycloid_butterfly.A181]))-2*COS(4*[Cycloid_butterfly.A181])+SIN([Cycloid_butterfly.A181]/4)^3" office:value-type="float" office:value="2.27730505566786" calcext:value-type="float">
            <text:p>2.2773050557</text:p>
          </table:table-cell>
          <table:table-cell table:formula="of:=[Cycloid_butterfly.B181]*COS([Cycloid_butterfly.A181])" office:value-type="float" office:value="-1.91137181650766" calcext:value-type="float">
            <text:p>-1.9113718165</text:p>
          </table:table-cell>
          <table:table-cell table:formula="of:=[Cycloid_butterfly.B181]*SIN([Cycloid_butterfly.A181])" office:value-type="float" office:value="1.23805334926675" calcext:value-type="float">
            <text:p>1.2380533493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table:formula="of:=EXP(COS([Cycloid_butterfly.A182]))-2*COS(4*[Cycloid_butterfly.A182])+SIN([Cycloid_butterfly.A182]/4)^3" office:value-type="float" office:value="1.9287098487012" calcext:value-type="float">
            <text:p>1.9287098487</text:p>
          </table:table-cell>
          <table:table-cell table:formula="of:=[Cycloid_butterfly.B182]*COS([Cycloid_butterfly.A182])" office:value-type="float" office:value="-1.66917341147612" calcext:value-type="float">
            <text:p>-1.6691734115</text:p>
          </table:table-cell>
          <table:table-cell table:formula="of:=[Cycloid_butterfly.B182]*SIN([Cycloid_butterfly.A182])" office:value-type="float" office:value="0.966323860255034" calcext:value-type="float">
            <text:p>0.9663238603</text:p>
          </table:table-cell>
        </table:table-row>
        <table:table-row table:style-name="ro1">
          <table:table-cell office:value-type="float" office:value="8.95" calcext:value-type="float">
            <text:p>8.95</text:p>
          </table:table-cell>
          <table:table-cell table:formula="of:=EXP(COS([Cycloid_butterfly.A183]))-2*COS(4*[Cycloid_butterfly.A183])+SIN([Cycloid_butterfly.A183]/4)^3" office:value-type="float" office:value="1.54113887356458" calcext:value-type="float">
            <text:p>1.5411388736</text:p>
          </table:table-cell>
          <table:table-cell table:formula="of:=[Cycloid_butterfly.B183]*COS([Cycloid_butterfly.A183])" office:value-type="float" office:value="-1.37068004763362" calcext:value-type="float">
            <text:p>-1.3706800476</text:p>
          </table:table-cell>
          <table:table-cell table:formula="of:=[Cycloid_butterfly.B183]*SIN([Cycloid_butterfly.A183])" office:value-type="float" office:value="0.704517731949312" calcext:value-type="float">
            <text:p>0.70451773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EXP(COS([Cycloid_butterfly.A184]))-2*COS(4*[Cycloid_butterfly.A184])+SIN([Cycloid_butterfly.A184]/4)^3" office:value-type="float" office:value="1.12904078173503" calcext:value-type="float">
            <text:p>1.1290407817</text:p>
          </table:table-cell>
          <table:table-cell table:formula="of:=[Cycloid_butterfly.B184]*COS([Cycloid_butterfly.A184])" office:value-type="float" office:value="-1.02870322314072" calcext:value-type="float">
            <text:p>-1.0287032231</text:p>
          </table:table-cell>
          <table:table-cell table:formula="of:=[Cycloid_butterfly.B184]*SIN([Cycloid_butterfly.A184])" office:value-type="float" office:value="0.46529857674481" calcext:value-type="float">
            <text:p>0.4652985767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table:formula="of:=EXP(COS([Cycloid_butterfly.A185]))-2*COS(4*[Cycloid_butterfly.A185])+SIN([Cycloid_butterfly.A185]/4)^3" office:value-type="float" office:value="0.707893647273872" calcext:value-type="float">
            <text:p>0.7078936473</text:p>
          </table:table-cell>
          <table:table-cell table:formula="of:=[Cycloid_butterfly.B185]*COS([Cycloid_butterfly.A185])" office:value-type="float" office:value="-0.658757988828759" calcext:value-type="float">
            <text:p>-0.6587579888</text:p>
          </table:table-cell>
          <table:table-cell table:formula="of:=[Cycloid_butterfly.B185]*SIN([Cycloid_butterfly.A185])" office:value-type="float" office:value="0.259135732783024" calcext:value-type="float">
            <text:p>0.2591357328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table:formula="of:=EXP(COS([Cycloid_butterfly.A186]))-2*COS(4*[Cycloid_butterfly.A186])+SIN([Cycloid_butterfly.A186]/4)^3" office:value-type="float" office:value="0.293586762373216" calcext:value-type="float">
            <text:p>0.2935867624</text:p>
          </table:table-cell>
          <table:table-cell table:formula="of:=[Cycloid_butterfly.B186]*COS([Cycloid_butterfly.A186])" office:value-type="float" office:value="-0.278238516800831" calcext:value-type="float">
            <text:p>-0.2782385168</text:p>
          </table:table-cell>
          <table:table-cell table:formula="of:=[Cycloid_butterfly.B186]*SIN([Cycloid_butterfly.A186])" office:value-type="float" office:value="0.0936830550807417" calcext:value-type="float">
            <text:p>0.0936830551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table:formula="of:=EXP(COS([Cycloid_butterfly.A187]))-2*COS(4*[Cycloid_butterfly.A187])+SIN([Cycloid_butterfly.A187]/4)^3" office:value-type="float" office:value="-0.0982138016486515" calcext:value-type="float">
            <text:p>-0.0982138016</text:p>
          </table:table-cell>
          <table:table-cell table:formula="of:=[Cycloid_butterfly.B187]*COS([Cycloid_butterfly.A187])" office:value-type="float" office:value="0.0945293568415277" calcext:value-type="float">
            <text:p>0.0945293568</text:p>
          </table:table-cell>
          <table:table-cell table:formula="of:=[Cycloid_butterfly.B187]*SIN([Cycloid_butterfly.A187])" office:value-type="float" office:value="-0.0266486684359234" calcext:value-type="float">
            <text:p>-0.0266486684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table:formula="of:=EXP(COS([Cycloid_butterfly.A188]))-2*COS(4*[Cycloid_butterfly.A188])+SIN([Cycloid_butterfly.A188]/4)^3" office:value-type="float" office:value="-0.452690569431583" calcext:value-type="float">
            <text:p>-0.4526905694</text:p>
          </table:table-cell>
          <table:table-cell table:formula="of:=[Cycloid_butterfly.B188]*COS([Cycloid_butterfly.A188])" office:value-type="float" office:value="0.441302514080197" calcext:value-type="float">
            <text:p>0.4413025141</text:p>
          </table:table-cell>
          <table:table-cell table:formula="of:=[Cycloid_butterfly.B188]*SIN([Cycloid_butterfly.A188])" office:value-type="float" office:value="-0.100900162134598" calcext:value-type="float">
            <text:p>-0.1009001621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table:formula="of:=EXP(COS([Cycloid_butterfly.A189]))-2*COS(4*[Cycloid_butterfly.A189])+SIN([Cycloid_butterfly.A189]/4)^3" office:value-type="float" office:value="-0.75646603693918" calcext:value-type="float">
            <text:p>-0.7564660369</text:p>
          </table:table-cell>
          <table:table-cell table:formula="of:=[Cycloid_butterfly.B189]*COS([Cycloid_butterfly.A189])" office:value-type="float" office:value="0.74494140808855" calcext:value-type="float">
            <text:p>0.7449414081</text:p>
          </table:table-cell>
          <table:table-cell table:formula="of:=[Cycloid_butterfly.B189]*SIN([Cycloid_butterfly.A189])" office:value-type="float" office:value="-0.13154148987113" calcext:value-type="float">
            <text:p>-0.1315414899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table:formula="of:=EXP(COS([Cycloid_butterfly.A190]))-2*COS(4*[Cycloid_butterfly.A190])+SIN([Cycloid_butterfly.A190]/4)^3" office:value-type="float" office:value="-0.998136467859177" calcext:value-type="float">
            <text:p>-0.9981364679</text:p>
          </table:table-cell>
          <table:table-cell table:formula="of:=[Cycloid_butterfly.B190]*COS([Cycloid_butterfly.A190])" office:value-type="float" office:value="0.990376281667684" calcext:value-type="float">
            <text:p>0.9903762817</text:p>
          </table:table-cell>
          <table:table-cell table:formula="of:=[Cycloid_butterfly.B190]*SIN([Cycloid_butterfly.A190])" office:value-type="float" office:value="-0.124222498688789" calcext:value-type="float">
            <text:p>-0.1242224987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table:formula="of:=EXP(COS([Cycloid_butterfly.A191]))-2*COS(4*[Cycloid_butterfly.A191])+SIN([Cycloid_butterfly.A191]/4)^3" office:value-type="float" office:value="-1.16872682817524" calcext:value-type="float">
            <text:p>-1.1687268282</text:p>
          </table:table-cell>
          <table:table-cell table:formula="of:=[Cycloid_butterfly.B191]*COS([Cycloid_butterfly.A191])" office:value-type="float" office:value="1.16546074025422" calcext:value-type="float">
            <text:p>1.1654607403</text:p>
          </table:table-cell>
          <table:table-cell table:formula="of:=[Cycloid_butterfly.B191]*SIN([Cycloid_butterfly.A191])" office:value-type="float" office:value="-0.0873135832653554" calcext:value-type="float">
            <text:p>-0.0873135833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table:formula="of:=EXP(COS([Cycloid_butterfly.A192]))-2*COS(4*[Cycloid_butterfly.A192])+SIN([Cycloid_butterfly.A192]/4)^3" office:value-type="float" office:value="-1.26204872074123" calcext:value-type="float">
            <text:p>-1.2620487207</text:p>
          </table:table-cell>
          <table:table-cell table:formula="of:=[Cycloid_butterfly.B192]*COS([Cycloid_butterfly.A192])" office:value-type="float" office:value="1.26166132483444" calcext:value-type="float">
            <text:p>1.2616613248</text:p>
          </table:table-cell>
          <table:table-cell table:formula="of:=[Cycloid_butterfly.B192]*SIN([Cycloid_butterfly.A192])" office:value-type="float" office:value="-0.0312677939992299" calcext:value-type="float">
            <text:p>-0.031267794</text:p>
          </table:table-cell>
        </table:table-row>
        <table:table-row table:style-name="ro1">
          <table:table-cell office:value-type="float" office:value="9.45" calcext:value-type="float">
            <text:p>9.45</text:p>
          </table:table-cell>
          <table:table-cell table:formula="of:=EXP(COS([Cycloid_butterfly.A193]))-2*COS(4*[Cycloid_butterfly.A193])+SIN([Cycloid_butterfly.A193]/4)^3" office:value-type="float" office:value="-1.27494704936071" calcext:value-type="float">
            <text:p>-1.2749470494</text:p>
          </table:table-cell>
          <table:table-cell table:formula="of:=[Cycloid_butterfly.B193]*COS([Cycloid_butterfly.A193])" office:value-type="float" office:value="1.27454154127061" calcext:value-type="float">
            <text:p>1.2745415413</text:p>
          </table:table-cell>
          <table:table-cell table:formula="of:=[Cycloid_butterfly.B193]*SIN([Cycloid_butterfly.A193])" office:value-type="float" office:value="0.0321533551766581" calcext:value-type="float">
            <text:p>0.0321533552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EXP(COS([Cycloid_butterfly.A194]))-2*COS(4*[Cycloid_butterfly.A194])+SIN([Cycloid_butterfly.A194]/4)^3" office:value-type="float" office:value="-1.20742557836377" calcext:value-type="float">
            <text:p>-1.2074255784</text:p>
          </table:table-cell>
          <table:table-cell table:formula="of:=[Cycloid_butterfly.B194]*COS([Cycloid_butterfly.A194])" office:value-type="float" office:value="1.20401116742366" calcext:value-type="float">
            <text:p>1.2040111674</text:p>
          </table:table-cell>
          <table:table-cell table:formula="of:=[Cycloid_butterfly.B194]*SIN([Cycloid_butterfly.A194])" office:value-type="float" office:value="0.0907393850882852" calcext:value-type="float">
            <text:p>0.0907393851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table:formula="of:=EXP(COS([Cycloid_butterfly.A195]))-2*COS(4*[Cycloid_butterfly.A195])+SIN([Cycloid_butterfly.A195]/4)^3" office:value-type="float" office:value="-1.06264638214559" calcext:value-type="float">
            <text:p>-1.0626463821</text:p>
          </table:table-cell>
          <table:table-cell table:formula="of:=[Cycloid_butterfly.B195]*COS([Cycloid_butterfly.A195])" office:value-type="float" office:value="1.05432581856243" calcext:value-type="float">
            <text:p>1.0543258186</text:p>
          </table:table-cell>
          <table:table-cell table:formula="of:=[Cycloid_butterfly.B195]*SIN([Cycloid_butterfly.A195])" office:value-type="float" office:value="0.132719259340055" calcext:value-type="float">
            <text:p>0.1327192593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table:formula="of:=EXP(COS([Cycloid_butterfly.A196]))-2*COS(4*[Cycloid_butterfly.A196])+SIN([Cycloid_butterfly.A196]/4)^3" office:value-type="float" office:value="-0.846803207124158" calcext:value-type="float">
            <text:p>-0.8468032071</text:p>
          </table:table-cell>
          <table:table-cell table:formula="of:=[Cycloid_butterfly.B196]*COS([Cycloid_butterfly.A196])" office:value-type="float" office:value="0.833836834302677" calcext:value-type="float">
            <text:p>0.8338368343</text:p>
          </table:table-cell>
          <table:table-cell table:formula="of:=[Cycloid_butterfly.B196]*SIN([Cycloid_butterfly.A196])" office:value-type="float" office:value="0.147620477427251" calcext:value-type="float">
            <text:p>0.1476204774</text:p>
          </table:table-cell>
        </table:table-row>
        <table:table-row table:style-name="ro1">
          <table:table-cell office:value-type="float" office:value="9.65" calcext:value-type="float">
            <text:p>9.65</text:p>
          </table:table-cell>
          <table:table-cell table:formula="of:=EXP(COS([Cycloid_butterfly.A197]))-2*COS(4*[Cycloid_butterfly.A197])+SIN([Cycloid_butterfly.A197]/4)^3" office:value-type="float" office:value="-0.568873795671304" calcext:value-type="float">
            <text:p>-0.5688737957</text:p>
          </table:table-cell>
          <table:table-cell table:formula="of:=[Cycloid_butterfly.B197]*COS([Cycloid_butterfly.A197])" office:value-type="float" office:value="0.554506628939158" calcext:value-type="float">
            <text:p>0.5545066289</text:p>
          </table:table-cell>
          <table:table-cell table:formula="of:=[Cycloid_butterfly.B197]*SIN([Cycloid_butterfly.A197])" office:value-type="float" office:value="0.127042488420242" calcext:value-type="float">
            <text:p>0.1270424884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table:formula="of:=EXP(COS([Cycloid_butterfly.A198]))-2*COS(4*[Cycloid_butterfly.A198])+SIN([Cycloid_butterfly.A198]/4)^3" office:value-type="float" office:value="-0.240261047391984" calcext:value-type="float">
            <text:p>-0.2402610474</text:p>
          </table:table-cell>
          <table:table-cell table:formula="of:=[Cycloid_butterfly.B198]*COS([Cycloid_butterfly.A198])" office:value-type="float" office:value="0.231218794001531" calcext:value-type="float">
            <text:p>0.231218794</text:p>
          </table:table-cell>
          <table:table-cell table:formula="of:=[Cycloid_butterfly.B198]*SIN([Cycloid_butterfly.A198])" office:value-type="float" office:value="0.0652934927413947" calcext:value-type="float">
            <text:p>0.0652934927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table:formula="of:=EXP(COS([Cycloid_butterfly.A199]))-2*COS(4*[Cycloid_butterfly.A199])+SIN([Cycloid_butterfly.A199]/4)^3" office:value-type="float" office:value="0.125662674686294" calcext:value-type="float">
            <text:p>0.1256626747</text:p>
          </table:table-cell>
          <table:table-cell table:formula="of:=[Cycloid_butterfly.B199]*COS([Cycloid_butterfly.A199])" office:value-type="float" office:value="-0.119075412646589" calcext:value-type="float">
            <text:p>-0.1190754126</text:p>
          </table:table-cell>
          <table:table-cell table:formula="of:=[Cycloid_butterfly.B199]*SIN([Cycloid_butterfly.A199])" office:value-type="float" office:value="-0.0401516364841828" calcext:value-type="float">
            <text:p>-0.0401516365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table:formula="of:=EXP(COS([Cycloid_butterfly.A200]))-2*COS(4*[Cycloid_butterfly.A200])+SIN([Cycloid_butterfly.A200]/4)^3" office:value-type="float" office:value="0.514089923561117" calcext:value-type="float">
            <text:p>0.5140899236</text:p>
          </table:table-cell>
          <table:table-cell table:formula="of:=[Cycloid_butterfly.B200]*COS([Cycloid_butterfly.A200])" office:value-type="float" office:value="-0.478322771105588" calcext:value-type="float">
            <text:p>-0.4783227711</text:p>
          </table:table-cell>
          <table:table-cell table:formula="of:=[Cycloid_butterfly.B200]*SIN([Cycloid_butterfly.A200])" office:value-type="float" office:value="-0.188403227543869" calcext:value-type="float">
            <text:p>-0.1884032275</text:p>
          </table:table-cell>
        </table:table-row>
        <table:table-row table:style-name="ro1">
          <table:table-cell office:value-type="float" office:value="9.85" calcext:value-type="float">
            <text:p>9.85</text:p>
          </table:table-cell>
          <table:table-cell table:formula="of:=EXP(COS([Cycloid_butterfly.A201]))-2*COS(4*[Cycloid_butterfly.A201])+SIN([Cycloid_butterfly.A201]/4)^3" office:value-type="float" office:value="0.909369926221832" calcext:value-type="float">
            <text:p>0.9093699262</text:p>
          </table:table-cell>
          <table:table-cell table:formula="of:=[Cycloid_butterfly.B201]*COS([Cycloid_butterfly.A201])" office:value-type="float" office:value="-0.828387950869928" calcext:value-type="float">
            <text:p>-0.8283879509</text:p>
          </table:table-cell>
          <table:table-cell table:formula="of:=[Cycloid_butterfly.B201]*SIN([Cycloid_butterfly.A201])" office:value-type="float" office:value="-0.375136062742871" calcext:value-type="float">
            <text:p>-0.3751360627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table:formula="of:=EXP(COS([Cycloid_butterfly.A202]))-2*COS(4*[Cycloid_butterfly.A202])+SIN([Cycloid_butterfly.A202]/4)^3" office:value-type="float" office:value="1.2956341246317" calcext:value-type="float">
            <text:p>1.2956341246</text:p>
          </table:table-cell>
          <table:table-cell table:formula="of:=[Cycloid_butterfly.B202]*COS([Cycloid_butterfly.A202])" office:value-type="float" office:value="-1.15206640066201" calcext:value-type="float">
            <text:p>-1.1520664007</text:p>
          </table:table-cell>
          <table:table-cell table:formula="of:=[Cycloid_butterfly.B202]*SIN([Cycloid_butterfly.A202])" office:value-type="float" office:value="-0.592799117219169" calcext:value-type="float">
            <text:p>-0.5927991172</text:p>
          </table:table-cell>
        </table:table-row>
        <table:table-row table:style-name="ro1">
          <table:table-cell office:value-type="float" office:value="9.95" calcext:value-type="float">
            <text:p>9.95</text:p>
          </table:table-cell>
          <table:table-cell table:formula="of:=EXP(COS([Cycloid_butterfly.A203]))-2*COS(4*[Cycloid_butterfly.A203])+SIN([Cycloid_butterfly.A203]/4)^3" office:value-type="float" office:value="1.65743055631574" calcext:value-type="float">
            <text:p>1.6574305563</text:p>
          </table:table-cell>
          <table:table-cell table:formula="of:=[Cycloid_butterfly.B203]*COS([Cycloid_butterfly.A203])" office:value-type="float" office:value="-1.43402985289835" calcext:value-type="float">
            <text:p>-1.4340298529</text:p>
          </table:table-cell>
          <table:table-cell table:formula="of:=[Cycloid_butterfly.B203]*SIN([Cycloid_butterfly.A203])" office:value-type="float" office:value="-0.831044180537611" calcext:value-type="float">
            <text:p>-0.83104418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EXP(COS([Cycloid_butterfly.A204]))-2*COS(4*[Cycloid_butterfly.A204])+SIN([Cycloid_butterfly.A204]/4)^3" office:value-type="float" office:value="1.98034177742369" calcext:value-type="float">
            <text:p>1.9803417774</text:p>
          </table:table-cell>
          <table:table-cell table:formula="of:=[Cycloid_butterfly.B204]*COS([Cycloid_butterfly.A204])" office:value-type="float" office:value="-1.66164840327688" calcext:value-type="float">
            <text:p>-1.6616484033</text:p>
          </table:table-cell>
          <table:table-cell table:formula="of:=[Cycloid_butterfly.B204]*SIN([Cycloid_butterfly.A204])" office:value-type="float" office:value="-1.07734773369467" calcext:value-type="float">
            <text:p>-1.0773477337</text:p>
          </table:table-cell>
        </table:table-row>
        <table:table-row table:style-name="ro1">
          <table:table-cell office:value-type="float" office:value="10.05" calcext:value-type="float">
            <text:p>10.05</text:p>
          </table:table-cell>
          <table:table-cell table:formula="of:=EXP(COS([Cycloid_butterfly.A205]))-2*COS(4*[Cycloid_butterfly.A205])+SIN([Cycloid_butterfly.A205]/4)^3" office:value-type="float" office:value="2.25156168567248" calcext:value-type="float">
            <text:p>2.2515616857</text:p>
          </table:table-cell>
          <table:table-cell table:formula="of:=[Cycloid_butterfly.B205]*COS([Cycloid_butterfly.A205])" office:value-type="float" office:value="-1.82564093274382" calcext:value-type="float">
            <text:p>-1.8256409327</text:p>
          </table:table-cell>
          <table:table-cell table:formula="of:=[Cycloid_butterfly.B205]*SIN([Cycloid_butterfly.A205])" office:value-type="float" office:value="-1.31778799853338" calcext:value-type="float">
            <text:p>-1.3177879985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table:formula="of:=EXP(COS([Cycloid_butterfly.A206]))-2*COS(4*[Cycloid_butterfly.A206])+SIN([Cycloid_butterfly.A206]/4)^3" office:value-type="float" office:value="2.46040823724606" calcext:value-type="float">
            <text:p>2.4604082372</text:p>
          </table:table-cell>
          <table:table-cell table:formula="of:=[Cycloid_butterfly.B206]*COS([Cycloid_butterfly.A206])" office:value-type="float" office:value="-1.92051638022043" calcext:value-type="float">
            <text:p>-1.9205163802</text:p>
          </table:table-cell>
          <table:table-cell table:formula="of:=[Cycloid_butterfly.B206]*SIN([Cycloid_butterfly.A206])" office:value-type="float" office:value="-1.53792897339679" calcext:value-type="float">
            <text:p>-1.5379289734</text:p>
          </table:table-cell>
        </table:table-row>
        <table:table-row table:style-name="ro1">
          <table:table-cell office:value-type="float" office:value="10.15" calcext:value-type="float">
            <text:p>10.15</text:p>
          </table:table-cell>
          <table:table-cell table:formula="of:=EXP(COS([Cycloid_butterfly.A207]))-2*COS(4*[Cycloid_butterfly.A207])+SIN([Cycloid_butterfly.A207]/4)^3" office:value-type="float" office:value="2.59875160526746" calcext:value-type="float">
            <text:p>2.5987516053</text:p>
          </table:table-cell>
          <table:table-cell table:formula="of:=[Cycloid_butterfly.B207]*COS([Cycloid_butterfly.A207])" office:value-type="float" office:value="-1.94478138082898" calcext:value-type="float">
            <text:p>-1.9447813808</text:p>
          </table:table-cell>
          <table:table-cell table:formula="of:=[Cycloid_butterfly.B207]*SIN([Cycloid_butterfly.A207])" office:value-type="float" office:value="-1.72375615638091" calcext:value-type="float">
            <text:p>-1.7237561564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table:formula="of:=EXP(COS([Cycloid_butterfly.A208]))-2*COS(4*[Cycloid_butterfly.A208])+SIN([Cycloid_butterfly.A208]/4)^3" office:value-type="float" office:value="2.66134069604157" calcext:value-type="float">
            <text:p>2.661340696</text:p>
          </table:table-cell>
          <table:table-cell table:formula="of:=[Cycloid_butterfly.B208]*COS([Cycloid_butterfly.A208])" office:value-type="float" office:value="-1.90090424752466" calcext:value-type="float">
            <text:p>-1.9009042475</text:p>
          </table:table-cell>
          <table:table-cell table:formula="of:=[Cycloid_butterfly.B208]*SIN([Cycloid_butterfly.A208])" office:value-type="float" office:value="-1.86260498822207" calcext:value-type="float">
            <text:p>-1.8626049882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table:formula="of:=EXP(COS([Cycloid_butterfly.A209]))-2*COS(4*[Cycloid_butterfly.A209])+SIN([Cycloid_butterfly.A209]/4)^3" office:value-type="float" office:value="2.64601498859126" calcext:value-type="float">
            <text:p>2.6460149886</text:p>
          </table:table-cell>
          <table:table-cell table:formula="of:=[Cycloid_butterfly.B209]*COS([Cycloid_butterfly.A209])" office:value-type="float" office:value="-1.79504029652193" calcext:value-type="float">
            <text:p>-1.7950402965</text:p>
          </table:table-cell>
          <table:table-cell table:formula="of:=[Cycloid_butterfly.B209]*SIN([Cycloid_butterfly.A209])" office:value-type="float" office:value="-1.94402305894556" calcext:value-type="float">
            <text:p>-1.9440230589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table:formula="of:=EXP(COS([Cycloid_butterfly.A210]))-2*COS(4*[Cycloid_butterfly.A210])+SIN([Cycloid_butterfly.A210]/4)^3" office:value-type="float" office:value="2.55379323163622" calcext:value-type="float">
            <text:p>2.5537932316</text:p>
          </table:table-cell>
          <table:table-cell table:formula="of:=[Cycloid_butterfly.B210]*COS([Cycloid_butterfly.A210])" office:value-type="float" office:value="-1.63653816790778" calcext:value-type="float">
            <text:p>-1.6365381679</text:p>
          </table:table-cell>
          <table:table-cell table:formula="of:=[Cycloid_butterfly.B210]*SIN([Cycloid_butterfly.A210])" office:value-type="float" office:value="-1.96051082499741" calcext:value-type="float">
            <text:p>-1.960510825</text:p>
          </table:table-cell>
        </table:table-row>
        <table:table-row table:style-name="ro1">
          <table:table-cell office:value-type="float" office:value="10.35" calcext:value-type="float">
            <text:p>10.35</text:p>
          </table:table-cell>
          <table:table-cell table:formula="of:=EXP(COS([Cycloid_butterfly.A211]))-2*COS(4*[Cycloid_butterfly.A211])+SIN([Cycloid_butterfly.A211]/4)^3" office:value-type="float" office:value="2.38883543796644" calcext:value-type="float">
            <text:p>2.388835438</text:p>
          </table:table-cell>
          <table:table-cell table:formula="of:=[Cycloid_butterfly.B211]*COS([Cycloid_butterfly.A211])" office:value-type="float" office:value="-1.43726016606199" calcext:value-type="float">
            <text:p>-1.4372601661</text:p>
          </table:table-cell>
          <table:table-cell table:formula="of:=[Cycloid_butterfly.B211]*SIN([Cycloid_butterfly.A211])" office:value-type="float" office:value="-1.90809275579982" calcext:value-type="float">
            <text:p>-1.9080927558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table:formula="of:=EXP(COS([Cycloid_butterfly.A212]))-2*COS(4*[Cycloid_butterfly.A212])+SIN([Cycloid_butterfly.A212]/4)^3" office:value-type="float" office:value="2.15827966357831" calcext:value-type="float">
            <text:p>2.1582796636</text:p>
          </table:table-cell>
          <table:table-cell table:formula="of:=[Cycloid_butterfly.B212]*COS([Cycloid_butterfly.A212])" office:value-type="float" office:value="-1.21076091439277" calcext:value-type="float">
            <text:p>-1.2107609144</text:p>
          </table:table-cell>
          <table:table-cell table:formula="of:=[Cycloid_butterfly.B212]*SIN([Cycloid_butterfly.A212])" office:value-type="float" office:value="-1.78668103319941" calcext:value-type="float">
            <text:p>-1.7866810332</text:p>
          </table:table-cell>
        </table:table-row>
        <table:table-row table:style-name="ro1">
          <table:table-cell office:value-type="float" office:value="10.45" calcext:value-type="float">
            <text:p>10.45</text:p>
          </table:table-cell>
          <table:table-cell table:formula="of:=EXP(COS([Cycloid_butterfly.A213]))-2*COS(4*[Cycloid_butterfly.A213])+SIN([Cycloid_butterfly.A213]/4)^3" office:value-type="float" office:value="1.87196004678273" calcext:value-type="float">
            <text:p>1.8719600468</text:p>
          </table:table-cell>
          <table:table-cell table:formula="of:=[Cycloid_butterfly.B213]*COS([Cycloid_butterfly.A213])" office:value-type="float" office:value="-0.97137709180112" calcext:value-type="float">
            <text:p>-0.9713770918</text:p>
          </table:table-cell>
          <table:table-cell table:formula="of:=[Cycloid_butterfly.B213]*SIN([Cycloid_butterfly.A213])" office:value-type="float" office:value="-1.60020653738035" calcext:value-type="float">
            <text:p>-1.6002065374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EXP(COS([Cycloid_butterfly.A214]))-2*COS(4*[Cycloid_butterfly.A214])+SIN([Cycloid_butterfly.A214]/4)^3" office:value-type="float" office:value="1.54201731195917" calcext:value-type="float">
            <text:p>1.542017312</text:p>
          </table:table-cell>
          <table:table-cell table:formula="of:=[Cycloid_butterfly.B214]*COS([Cycloid_butterfly.A214])" office:value-type="float" office:value="-0.733286175445703" calcext:value-type="float">
            <text:p>-0.7332861754</text:p>
          </table:table-cell>
          <table:table-cell table:formula="of:=[Cycloid_butterfly.B214]*SIN([Cycloid_butterfly.A214])" office:value-type="float" office:value="-1.3565060911334" calcext:value-type="float">
            <text:p>-1.3565060911</text:p>
          </table:table-cell>
        </table:table-row>
        <table:table-row table:style-name="ro1">
          <table:table-cell office:value-type="float" office:value="10.55" calcext:value-type="float">
            <text:p>10.55</text:p>
          </table:table-cell>
          <table:table-cell table:formula="of:=EXP(COS([Cycloid_butterfly.A215]))-2*COS(4*[Cycloid_butterfly.A215])+SIN([Cycloid_butterfly.A215]/4)^3" office:value-type="float" office:value="1.18241722523844" calcext:value-type="float">
            <text:p>1.1824172252</text:p>
          </table:table-cell>
          <table:table-cell table:formula="of:=[Cycloid_butterfly.B215]*COS([Cycloid_butterfly.A215])" office:value-type="float" office:value="-0.509593643964465" calcext:value-type="float">
            <text:p>-0.509593644</text:p>
          </table:table-cell>
          <table:table-cell table:formula="of:=[Cycloid_butterfly.B215]*SIN([Cycloid_butterfly.A215])" office:value-type="float" office:value="-1.06696992111849" calcext:value-type="float">
            <text:p>-1.0669699211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table:formula="of:=EXP(COS([Cycloid_butterfly.A216]))-2*COS(4*[Cycloid_butterfly.A216])+SIN([Cycloid_butterfly.A216]/4)^3" office:value-type="float" office:value="0.808396154500478" calcext:value-type="float">
            <text:p>0.8083961545</text:p>
          </table:table-cell>
          <table:table-cell table:formula="of:=[Cycloid_butterfly.B216]*COS([Cycloid_butterfly.A216])" office:value-type="float" office:value="-0.311505911602119" calcext:value-type="float">
            <text:p>-0.3115059116</text:p>
          </table:table-cell>
          <table:table-cell table:formula="of:=[Cycloid_butterfly.B216]*SIN([Cycloid_butterfly.A216])" office:value-type="float" office:value="-0.74596810229935" calcext:value-type="float">
            <text:p>-0.7459681023</text:p>
          </table:table-cell>
        </table:table-row>
        <table:table-row table:style-name="ro1">
          <table:table-cell office:value-type="float" office:value="10.65" calcext:value-type="float">
            <text:p>10.65</text:p>
          </table:table-cell>
          <table:table-cell table:formula="of:=EXP(COS([Cycloid_butterfly.A217]))-2*COS(4*[Cycloid_butterfly.A217])+SIN([Cycloid_butterfly.A217]/4)^3" office:value-type="float" office:value="0.435855787665313" calcext:value-type="float">
            <text:p>0.4358557877</text:p>
          </table:table-cell>
          <table:table-cell table:formula="of:=[Cycloid_butterfly.B217]*COS([Cycloid_butterfly.A217])" office:value-type="float" office:value="-0.147640512185136" calcext:value-type="float">
            <text:p>-0.1476405122</text:p>
          </table:table-cell>
          <table:table-cell table:formula="of:=[Cycloid_butterfly.B217]*SIN([Cycloid_butterfly.A217])" office:value-type="float" office:value="-0.41008846216769" calcext:value-type="float">
            <text:p>-0.4100884622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table:formula="of:=EXP(COS([Cycloid_butterfly.A218]))-2*COS(4*[Cycloid_butterfly.A218])+SIN([Cycloid_butterfly.A218]/4)^3" office:value-type="float" office:value="0.0807310857842964" calcext:value-type="float">
            <text:p>0.0807310858</text:p>
          </table:table-cell>
          <table:table-cell table:formula="of:=[Cycloid_butterfly.B218]*COS([Cycloid_butterfly.A218])" office:value-type="float" office:value="-0.023516099990692" calcext:value-type="float">
            <text:p>-0.0235161</text:p>
          </table:table-cell>
          <table:table-cell table:formula="of:=[Cycloid_butterfly.B218]*SIN([Cycloid_butterfly.A218])" office:value-type="float" office:value="-0.0772301835627704" calcext:value-type="float">
            <text:p>-0.0772301836</text:p>
          </table:table-cell>
        </table:table-row>
        <table:table-row table:style-name="ro1">
          <table:table-cell office:value-type="float" office:value="10.75" calcext:value-type="float">
            <text:p>10.75</text:p>
          </table:table-cell>
          <table:table-cell table:formula="of:=EXP(COS([Cycloid_butterfly.A219]))-2*COS(4*[Cycloid_butterfly.A219])+SIN([Cycloid_butterfly.A219]/4)^3" office:value-type="float" office:value="-0.241643389578684" calcext:value-type="float">
            <text:p>-0.2416433896</text:p>
          </table:table-cell>
          <table:table-cell table:formula="of:=[Cycloid_butterfly.B219]*COS([Cycloid_butterfly.A219])" office:value-type="float" office:value="0.0587467514797221" calcext:value-type="float">
            <text:p>0.0587467515</text:p>
          </table:table-cell>
          <table:table-cell table:formula="of:=[Cycloid_butterfly.B219]*SIN([Cycloid_butterfly.A219])" office:value-type="float" office:value="0.234393572688449" calcext:value-type="float">
            <text:p>0.2343935727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table:formula="of:=EXP(COS([Cycloid_butterfly.A220]))-2*COS(4*[Cycloid_butterfly.A220])+SIN([Cycloid_butterfly.A220]/4)^3" office:value-type="float" office:value="-0.517143573960572" calcext:value-type="float">
            <text:p>-0.517143574</text:p>
          </table:table-cell>
          <table:table-cell table:formula="of:=[Cycloid_butterfly.B220]*COS([Cycloid_butterfly.A220])" office:value-type="float" office:value="0.100496462351735" calcext:value-type="float">
            <text:p>0.1004964624</text:p>
          </table:table-cell>
          <table:table-cell table:formula="of:=[Cycloid_butterfly.B220]*SIN([Cycloid_butterfly.A220])" office:value-type="float" office:value="0.507284867843995" calcext:value-type="float">
            <text:p>0.5072848678</text:p>
          </table:table-cell>
        </table:table-row>
        <table:table-row table:style-name="ro1">
          <table:table-cell office:value-type="float" office:value="10.85" calcext:value-type="float">
            <text:p>10.85</text:p>
          </table:table-cell>
          <table:table-cell table:formula="of:=EXP(COS([Cycloid_butterfly.A221]))-2*COS(4*[Cycloid_butterfly.A221])+SIN([Cycloid_butterfly.A221]/4)^3" office:value-type="float" office:value="-0.733418164684149" calcext:value-type="float">
            <text:p>-0.7334181647</text:p>
          </table:table-cell>
          <table:table-cell table:formula="of:=[Cycloid_butterfly.B221]*COS([Cycloid_butterfly.A221])" office:value-type="float" office:value="0.106390128003926" calcext:value-type="float">
            <text:p>0.106390128</text:p>
          </table:table-cell>
          <table:table-cell table:formula="of:=[Cycloid_butterfly.B221]*SIN([Cycloid_butterfly.A221])" office:value-type="float" office:value="0.725660626568628" calcext:value-type="float">
            <text:p>0.7256606266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table:formula="of:=EXP(COS([Cycloid_butterfly.A222]))-2*COS(4*[Cycloid_butterfly.A222])+SIN([Cycloid_butterfly.A222]/4)^3" office:value-type="float" office:value="-0.880380703721159" calcext:value-type="float">
            <text:p>-0.8803807037</text:p>
          </table:table-cell>
          <table:table-cell table:formula="of:=[Cycloid_butterfly.B222]*COS([Cycloid_butterfly.A222])" office:value-type="float" office:value="0.0840137189995186" calcext:value-type="float">
            <text:p>0.084013719</text:p>
          </table:table-cell>
          <table:table-cell table:formula="of:=[Cycloid_butterfly.B222]*SIN([Cycloid_butterfly.A222])" office:value-type="float" office:value="0.876362869195423" calcext:value-type="float">
            <text:p>0.8763628692</text:p>
          </table:table-cell>
        </table:table-row>
        <table:table-row table:style-name="ro1">
          <table:table-cell office:value-type="float" office:value="10.95" calcext:value-type="float">
            <text:p>10.95</text:p>
          </table:table-cell>
          <table:table-cell table:formula="of:=EXP(COS([Cycloid_butterfly.A223]))-2*COS(4*[Cycloid_butterfly.A223])+SIN([Cycloid_butterfly.A223]/4)^3" office:value-type="float" office:value="-0.950611928803082" calcext:value-type="float">
            <text:p>-0.9506119288</text:p>
          </table:table-cell>
          <table:table-cell table:formula="of:=[Cycloid_butterfly.B223]*COS([Cycloid_butterfly.A223])" office:value-type="float" office:value="0.0433084657112108" calcext:value-type="float">
            <text:p>0.0433084657</text:p>
          </table:table-cell>
          <table:table-cell table:formula="of:=[Cycloid_butterfly.B223]*SIN([Cycloid_butterfly.A223])" office:value-type="float" office:value="0.949624881719333" calcext:value-type="float">
            <text:p>0.94962488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EXP(COS([Cycloid_butterfly.A224]))-2*COS(4*[Cycloid_butterfly.A224])+SIN([Cycloid_butterfly.A224]/4)^3" office:value-type="float" office:value="-0.939656419963032" calcext:value-type="float">
            <text:p>-0.93965642</text:p>
          </table:table-cell>
          <table:table-cell table:formula="of:=[Cycloid_butterfly.B224]*COS([Cycloid_butterfly.A224])" office:value-type="float" office:value="-0.0041586355272894" calcext:value-type="float">
            <text:p>-0.0041586355</text:p>
          </table:table-cell>
          <table:table-cell table:formula="of:=[Cycloid_butterfly.B224]*SIN([Cycloid_butterfly.A224])" office:value-type="float" office:value="0.939647217485527" calcext:value-type="float">
            <text:p>0.9396472175</text:p>
          </table:table-cell>
        </table:table-row>
        <table:table-row table:style-name="ro1">
          <table:table-cell office:value-type="float" office:value="11.05" calcext:value-type="float">
            <text:p>11.05</text:p>
          </table:table-cell>
          <table:table-cell table:formula="of:=EXP(COS([Cycloid_butterfly.A225]))-2*COS(4*[Cycloid_butterfly.A225])+SIN([Cycloid_butterfly.A225]/4)^3" office:value-type="float" office:value="-0.846201781162609" calcext:value-type="float">
            <text:p>-0.8462017812</text:p>
          </table:table-cell>
          <table:table-cell table:formula="of:=[Cycloid_butterfly.B225]*COS([Cycloid_butterfly.A225])" office:value-type="float" office:value="-0.0460324010724571" calcext:value-type="float">
            <text:p>-0.0460324011</text:p>
          </table:table-cell>
          <table:table-cell table:formula="of:=[Cycloid_butterfly.B225]*SIN([Cycloid_butterfly.A225])" office:value-type="float" office:value="0.844948798741248" calcext:value-type="float">
            <text:p>0.8449487987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table:formula="of:=EXP(COS([Cycloid_butterfly.A226]))-2*COS(4*[Cycloid_butterfly.A226])+SIN([Cycloid_butterfly.A226]/4)^3" office:value-type="float" office:value="-0.672133276381647" calcext:value-type="float">
            <text:p>-0.6721332764</text:p>
          </table:table-cell>
          <table:table-cell table:formula="of:=[Cycloid_butterfly.B226]*COS([Cycloid_butterfly.A226])" office:value-type="float" office:value="-0.0700605022542462" calcext:value-type="float">
            <text:p>-0.0700605023</text:p>
          </table:table-cell>
          <table:table-cell table:formula="of:=[Cycloid_butterfly.B226]*SIN([Cycloid_butterfly.A226])" office:value-type="float" office:value="0.668471889643394" calcext:value-type="float">
            <text:p>0.6684718896</text:p>
          </table:table-cell>
        </table:table-row>
        <table:table-row table:style-name="ro1">
          <table:table-cell office:value-type="float" office:value="11.15" calcext:value-type="float">
            <text:p>11.15</text:p>
          </table:table-cell>
          <table:table-cell table:formula="of:=EXP(COS([Cycloid_butterfly.A227]))-2*COS(4*[Cycloid_butterfly.A227])+SIN([Cycloid_butterfly.A227]/4)^3" office:value-type="float" office:value="-0.422461799824856" calcext:value-type="float">
            <text:p>-0.4224617998</text:p>
          </table:table-cell>
          <table:table-cell table:formula="of:=[Cycloid_butterfly.B227]*COS([Cycloid_butterfly.A227])" office:value-type="float" office:value="-0.0649799778810642" calcext:value-type="float">
            <text:p>-0.0649799779</text:p>
          </table:table-cell>
          <table:table-cell table:formula="of:=[Cycloid_butterfly.B227]*SIN([Cycloid_butterfly.A227])" office:value-type="float" office:value="0.417434515566014" calcext:value-type="float">
            <text:p>0.4174345156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table:formula="of:=EXP(COS([Cycloid_butterfly.A228]))-2*COS(4*[Cycloid_butterfly.A228])+SIN([Cycloid_butterfly.A228]/4)^3" office:value-type="float" office:value="-0.105128102884113" calcext:value-type="float">
            <text:p>-0.1051281029</text:p>
          </table:table-cell>
          <table:table-cell table:formula="of:=[Cycloid_butterfly.B228]*COS([Cycloid_butterfly.A228])" office:value-type="float" office:value="-0.021341516209513" calcext:value-type="float">
            <text:p>-0.0213415162</text:p>
          </table:table-cell>
          <table:table-cell table:formula="of:=[Cycloid_butterfly.B228]*SIN([Cycloid_butterfly.A228])" office:value-type="float" office:value="0.102939097052052" calcext:value-type="float">
            <text:p>0.1029390971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table:formula="of:=EXP(COS([Cycloid_butterfly.A229]))-2*COS(4*[Cycloid_butterfly.A229])+SIN([Cycloid_butterfly.A229]/4)^3" office:value-type="float" office:value="0.269308874901802" calcext:value-type="float">
            <text:p>0.2693088749</text:p>
          </table:table-cell>
          <table:table-cell table:formula="of:=[Cycloid_butterfly.B229]*COS([Cycloid_butterfly.A229])" office:value-type="float" office:value="0.0677822564852524" calcext:value-type="float">
            <text:p>0.0677822565</text:p>
          </table:table-cell>
          <table:table-cell table:formula="of:=[Cycloid_butterfly.B229]*SIN([Cycloid_butterfly.A229])" office:value-type="float" office:value="-0.260639282930724" calcext:value-type="float">
            <text:p>-0.2606392829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table:formula="of:=EXP(COS([Cycloid_butterfly.A230]))-2*COS(4*[Cycloid_butterfly.A230])+SIN([Cycloid_butterfly.A230]/4)^3" office:value-type="float" office:value="0.688087113734023" calcext:value-type="float">
            <text:p>0.6880871137</text:p>
          </table:table-cell>
          <table:table-cell table:formula="of:=[Cycloid_butterfly.B230]*COS([Cycloid_butterfly.A230])" office:value-type="float" office:value="0.206250908110695" calcext:value-type="float">
            <text:p>0.2062509081</text:p>
          </table:table-cell>
          <table:table-cell table:formula="of:=[Cycloid_butterfly.B230]*SIN([Cycloid_butterfly.A230])" office:value-type="float" office:value="-0.656448352111826" calcext:value-type="float">
            <text:p>-0.6564483521</text:p>
          </table:table-cell>
        </table:table-row>
        <table:table-row table:style-name="ro1">
          <table:table-cell office:value-type="float" office:value="11.35" calcext:value-type="float">
            <text:p>11.35</text:p>
          </table:table-cell>
          <table:table-cell table:formula="of:=EXP(COS([Cycloid_butterfly.A231]))-2*COS(4*[Cycloid_butterfly.A231])+SIN([Cycloid_butterfly.A231]/4)^3" office:value-type="float" office:value="1.13674349160073" calcext:value-type="float">
            <text:p>1.1367434916</text:p>
          </table:table-cell>
          <table:table-cell table:formula="of:=[Cycloid_butterfly.B231]*COS([Cycloid_butterfly.A231])" office:value-type="float" office:value="0.394508908123557" calcext:value-type="float">
            <text:p>0.3945089081</text:p>
          </table:table-cell>
          <table:table-cell table:formula="of:=[Cycloid_butterfly.B231]*SIN([Cycloid_butterfly.A231])" office:value-type="float" office:value="-1.06609028093675" calcext:value-type="float">
            <text:p>-1.0660902809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table:formula="of:=EXP(COS([Cycloid_butterfly.A232]))-2*COS(4*[Cycloid_butterfly.A232])+SIN([Cycloid_butterfly.A232]/4)^3" office:value-type="float" office:value="1.59968261440077" calcext:value-type="float">
            <text:p>1.5996826144</text:p>
          </table:table-cell>
          <table:table-cell table:formula="of:=[Cycloid_butterfly.B232]*COS([Cycloid_butterfly.A232])" office:value-type="float" office:value="0.629460497822219" calcext:value-type="float">
            <text:p>0.6294604978</text:p>
          </table:table-cell>
          <table:table-cell table:formula="of:=[Cycloid_butterfly.B232]*SIN([Cycloid_butterfly.A232])" office:value-type="float" office:value="-1.47063385942848" calcext:value-type="float">
            <text:p>-1.4706338594</text:p>
          </table:table-cell>
        </table:table-row>
        <table:table-row table:style-name="ro1">
          <table:table-cell office:value-type="float" office:value="11.45" calcext:value-type="float">
            <text:p>11.45</text:p>
          </table:table-cell>
          <table:table-cell table:formula="of:=EXP(COS([Cycloid_butterfly.A233]))-2*COS(4*[Cycloid_butterfly.A233])+SIN([Cycloid_butterfly.A233]/4)^3" office:value-type="float" office:value="2.06078983007251" calcext:value-type="float">
            <text:p>2.0607898301</text:p>
          </table:table-cell>
          <table:table-cell table:formula="of:=[Cycloid_butterfly.B233]*COS([Cycloid_butterfly.A233])" office:value-type="float" office:value="0.904576238380873" calcext:value-type="float">
            <text:p>0.9045762384</text:p>
          </table:table-cell>
          <table:table-cell table:formula="of:=[Cycloid_butterfly.B233]*SIN([Cycloid_butterfly.A233])" office:value-type="float" office:value="-1.85164698381927" calcext:value-type="float">
            <text:p>-1.8516469838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EXP(COS([Cycloid_butterfly.A234]))-2*COS(4*[Cycloid_butterfly.A234])+SIN([Cycloid_butterfly.A234]/4)^3" office:value-type="float" office:value="2.50406401341375" calcext:value-type="float">
            <text:p>2.5040640134</text:p>
          </table:table-cell>
          <table:table-cell table:formula="of:=[Cycloid_butterfly.B234]*COS([Cycloid_butterfly.A234])" office:value-type="float" office:value="1.21022605390502" calcext:value-type="float">
            <text:p>1.2102260539</text:p>
          </table:table-cell>
          <table:table-cell table:formula="of:=[Cycloid_butterfly.B234]*SIN([Cycloid_butterfly.A234])" office:value-type="float" office:value="-2.1921882861021" calcext:value-type="float">
            <text:p>-2.1921882861</text:p>
          </table:table-cell>
        </table:table-row>
        <table:table-row table:style-name="ro1">
          <table:table-cell office:value-type="float" office:value="11.55" calcext:value-type="float">
            <text:p>11.55</text:p>
          </table:table-cell>
          <table:table-cell table:formula="of:=EXP(COS([Cycloid_butterfly.A235]))-2*COS(4*[Cycloid_butterfly.A235])+SIN([Cycloid_butterfly.A235]/4)^3" office:value-type="float" office:value="2.91424493697384" calcext:value-type="float">
            <text:p>2.914244937</text:p>
          </table:table-cell>
          <table:table-cell table:formula="of:=[Cycloid_butterfly.B235]*COS([Cycloid_butterfly.A235])" office:value-type="float" office:value="1.53421918572789" calcext:value-type="float">
            <text:p>1.5342191857</text:p>
          </table:table-cell>
          <table:table-cell table:formula="of:=[Cycloid_butterfly.B235]*SIN([Cycloid_butterfly.A235])" office:value-type="float" office:value="-2.47769954651933" calcext:value-type="float">
            <text:p>-2.4776995465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table:formula="of:=EXP(COS([Cycloid_butterfly.A236]))-2*COS(4*[Cycloid_butterfly.A236])+SIN([Cycloid_butterfly.A236]/4)^3" office:value-type="float" office:value="3.27741027634984" calcext:value-type="float">
            <text:p>3.2774102763</text:p>
          </table:table-cell>
          <table:table-cell table:formula="of:=[Cycloid_butterfly.B236]*COS([Cycloid_butterfly.A236])" office:value-type="float" office:value="1.8625182725446" calcext:value-type="float">
            <text:p>1.8625182725</text:p>
          </table:table-cell>
          <table:table-cell table:formula="of:=[Cycloid_butterfly.B236]*SIN([Cycloid_butterfly.A236])" office:value-type="float" office:value="-2.69674689282495" calcext:value-type="float">
            <text:p>-2.6967468928</text:p>
          </table:table-cell>
        </table:table-row>
        <table:table-row table:style-name="ro1">
          <table:table-cell office:value-type="float" office:value="11.65" calcext:value-type="float">
            <text:p>11.65</text:p>
          </table:table-cell>
          <table:table-cell table:formula="of:=EXP(COS([Cycloid_butterfly.A237]))-2*COS(4*[Cycloid_butterfly.A237])+SIN([Cycloid_butterfly.A237]/4)^3" office:value-type="float" office:value="3.58151852565785" calcext:value-type="float">
            <text:p>3.5815185257</text:p>
          </table:table-cell>
          <table:table-cell table:formula="of:=[Cycloid_butterfly.B237]*COS([Cycloid_butterfly.A237])" office:value-type="float" office:value="2.18008359730899" calcext:value-type="float">
            <text:p>2.1800835973</text:p>
          </table:table-cell>
          <table:table-cell table:formula="of:=[Cycloid_butterfly.B237]*SIN([Cycloid_butterfly.A237])" office:value-type="float" office:value="-2.84156830964428" calcext:value-type="float">
            <text:p>-2.8415683096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table:formula="of:=EXP(COS([Cycloid_butterfly.A238]))-2*COS(4*[Cycloid_butterfly.A238])+SIN([Cycloid_butterfly.A238]/4)^3" office:value-type="float" office:value="3.81687627145039" calcext:value-type="float">
            <text:p>3.8168762715</text:p>
          </table:table-cell>
          <table:table-cell table:formula="of:=[Cycloid_butterfly.B238]*COS([Cycloid_butterfly.A238])" office:value-type="float" office:value="2.47179509848613" calcext:value-type="float">
            <text:p>2.4717950985</text:p>
          </table:table-cell>
          <table:table-cell table:formula="of:=[Cycloid_butterfly.B238]*SIN([Cycloid_butterfly.A238])" office:value-type="float" office:value="-2.90839706069528" calcext:value-type="float">
            <text:p>-2.9083970607</text:p>
          </table:table-cell>
        </table:table-row>
        <table:table-row table:style-name="ro1">
          <table:table-cell office:value-type="float" office:value="11.75" calcext:value-type="float">
            <text:p>11.75</text:p>
          </table:table-cell>
          <table:table-cell table:formula="of:=EXP(COS([Cycloid_butterfly.A239]))-2*COS(4*[Cycloid_butterfly.A239])+SIN([Cycloid_butterfly.A239]/4)^3" office:value-type="float" office:value="3.97651130380629" calcext:value-type="float">
            <text:p>3.9765113038</text:p>
          </table:table-cell>
          <table:table-cell table:formula="of:=[Cycloid_butterfly.B239]*COS([Cycloid_butterfly.A239])" office:value-type="float" office:value="2.72339456269361" calcext:value-type="float">
            <text:p>2.7233945627</text:p>
          </table:table-cell>
          <table:table-cell table:formula="of:=[Cycloid_butterfly.B239]*SIN([Cycloid_butterfly.A239])" office:value-type="float" office:value="-2.89754451306448" calcext:value-type="float">
            <text:p>-2.8975445131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table:formula="of:=EXP(COS([Cycloid_butterfly.A240]))-2*COS(4*[Cycloid_butterfly.A240])+SIN([Cycloid_butterfly.A240]/4)^3" office:value-type="float" office:value="4.05643681044871" calcext:value-type="float">
            <text:p>4.0564368104</text:p>
          </table:table-cell>
          <table:table-cell table:formula="of:=[Cycloid_butterfly.B240]*COS([Cycloid_butterfly.A240])" office:value-type="float" office:value="2.92238882722125" calcext:value-type="float">
            <text:p>2.9223888272</text:p>
          </table:table-cell>
          <table:table-cell table:formula="of:=[Cycloid_butterfly.B240]*SIN([Cycloid_butterfly.A240])" office:value-type="float" office:value="-2.81324068285948" calcext:value-type="float">
            <text:p>-2.8132406829</text:p>
          </table:table-cell>
        </table:table-row>
        <table:table-row table:style-name="ro1">
          <table:table-cell office:value-type="float" office:value="11.85" calcext:value-type="float">
            <text:p>11.85</text:p>
          </table:table-cell>
          <table:table-cell table:formula="of:=EXP(COS([Cycloid_butterfly.A241]))-2*COS(4*[Cycloid_butterfly.A241])+SIN([Cycloid_butterfly.A241]/4)^3" office:value-type="float" office:value="4.05579625295405" calcext:value-type="float">
            <text:p>4.055796253</text:p>
          </table:table-cell>
          <table:table-cell table:formula="of:=[Cycloid_butterfly.B241]*COS([Cycloid_butterfly.A241])" office:value-type="float" office:value="3.05885692987377" calcext:value-type="float">
            <text:p>3.0588569299</text:p>
          </table:table-cell>
          <table:table-cell table:formula="of:=[Cycloid_butterfly.B241]*SIN([Cycloid_butterfly.A241])" office:value-type="float" office:value="-2.66324567549435" calcext:value-type="float">
            <text:p>-2.6632456755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table:formula="of:=EXP(COS([Cycloid_butterfly.A242]))-2*COS(4*[Cycloid_butterfly.A242])+SIN([Cycloid_butterfly.A242]/4)^3" office:value-type="float" office:value="3.97688328950903" calcext:value-type="float">
            <text:p>3.9768832895</text:p>
          </table:table-cell>
          <table:table-cell table:formula="of:=[Cycloid_butterfly.B242]*COS([Cycloid_butterfly.A242])" office:value-type="float" office:value="3.12610982510271" calcext:value-type="float">
            <text:p>3.1261098251</text:p>
          </table:table-cell>
          <table:table-cell table:formula="of:=[Cycloid_butterfly.B242]*SIN([Cycloid_butterfly.A242])" office:value-type="float" office:value="-2.45825915228083" calcext:value-type="float">
            <text:p>-2.4582591523</text:p>
          </table:table-cell>
        </table:table-row>
        <table:table-row table:style-name="ro1">
          <table:table-cell office:value-type="float" office:value="11.95" calcext:value-type="float">
            <text:p>11.95</text:p>
          </table:table-cell>
          <table:table-cell table:formula="of:=EXP(COS([Cycloid_butterfly.A243]))-2*COS(4*[Cycloid_butterfly.A243])+SIN([Cycloid_butterfly.A243]/4)^3" office:value-type="float" office:value="3.82503609602994" calcext:value-type="float">
            <text:p>3.825036096</text:p>
          </table:table-cell>
          <table:table-cell table:formula="of:=[Cycloid_butterfly.B243]*COS([Cycloid_butterfly.A243])" office:value-type="float" office:value="3.12116019184839" calcext:value-type="float">
            <text:p>3.1211601918</text:p>
          </table:table-cell>
          <table:table-cell table:formula="of:=[Cycloid_butterfly.B243]*SIN([Cycloid_butterfly.A243])" office:value-type="float" office:value="-2.21116715622155" calcext:value-type="float">
            <text:p>-2.21116715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EXP(COS([Cycloid_butterfly.A244]))-2*COS(4*[Cycloid_butterfly.A244])+SIN([Cycloid_butterfly.A244]/4)^3" office:value-type="float" office:value="3.60841044780926" calcext:value-type="float">
            <text:p>3.6084104478</text:p>
          </table:table-cell>
          <table:table-cell table:formula="of:=[Cycloid_butterfly.B244]*COS([Cycloid_butterfly.A244])" office:value-type="float" office:value="3.04497144111552" calcext:value-type="float">
            <text:p>3.0449714411</text:p>
          </table:table-cell>
          <table:table-cell table:formula="of:=[Cycloid_butterfly.B244]*SIN([Cycloid_butterfly.A244])" office:value-type="float" office:value="-1.93617532332427" calcext:value-type="float">
            <text:p>-1.9361753233</text:p>
          </table:table-cell>
        </table:table-row>
        <table:table-row table:style-name="ro1">
          <table:table-cell office:value-type="float" office:value="12.05" calcext:value-type="float">
            <text:p>12.05</text:p>
          </table:table-cell>
          <table:table-cell table:formula="of:=EXP(COS([Cycloid_butterfly.A245]))-2*COS(4*[Cycloid_butterfly.A245])+SIN([Cycloid_butterfly.A245]/4)^3" office:value-type="float" office:value="3.33764075743155" calcext:value-type="float">
            <text:p>3.3376407574</text:p>
          </table:table-cell>
          <table:table-cell table:formula="of:=[Cycloid_butterfly.B245]*COS([Cycloid_butterfly.A245])" office:value-type="float" office:value="2.90246857420254" calcext:value-type="float">
            <text:p>2.9024685742</text:p>
          </table:table-cell>
          <table:table-cell table:formula="of:=[Cycloid_butterfly.B245]*SIN([Cycloid_butterfly.A245])" office:value-type="float" office:value="-1.64788409830149" calcext:value-type="float">
            <text:p>-1.6478840983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table:formula="of:=EXP(COS([Cycloid_butterfly.A246]))-2*COS(4*[Cycloid_butterfly.A246])+SIN([Cycloid_butterfly.A246]/4)^3" office:value-type="float" office:value="3.02540272889746" calcext:value-type="float">
            <text:p>3.0254027289</text:p>
          </table:table-cell>
          <table:table-cell table:formula="of:=[Cycloid_butterfly.B246]*COS([Cycloid_butterfly.A246])" office:value-type="float" office:value="2.7023082072282" calcext:value-type="float">
            <text:p>2.7023082072</text:p>
          </table:table-cell>
          <table:table-cell table:formula="of:=[Cycloid_butterfly.B246]*SIN([Cycloid_butterfly.A246])" office:value-type="float" office:value="-1.36036466624481" calcext:value-type="float">
            <text:p>-1.3603646662</text:p>
          </table:table-cell>
        </table:table-row>
        <table:table-row table:style-name="ro1">
          <table:table-cell office:value-type="float" office:value="12.15" calcext:value-type="float">
            <text:p>12.15</text:p>
          </table:table-cell>
          <table:table-cell table:formula="of:=EXP(COS([Cycloid_butterfly.A247]))-2*COS(4*[Cycloid_butterfly.A247])+SIN([Cycloid_butterfly.A247]/4)^3" office:value-type="float" office:value="2.68589520493838" calcext:value-type="float">
            <text:p>2.6858952049</text:p>
          </table:table-cell>
          <table:table-cell table:formula="of:=[Cycloid_butterfly.B247]*COS([Cycloid_butterfly.A247])" office:value-type="float" office:value="2.45641995516144" calcext:value-type="float">
            <text:p>2.4564199552</text:p>
          </table:table-cell>
          <table:table-cell table:formula="of:=[Cycloid_butterfly.B247]*SIN([Cycloid_butterfly.A247])" office:value-type="float" office:value="-1.08629372445745" calcext:value-type="float">
            <text:p>-1.0862937245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table:formula="of:=EXP(COS([Cycloid_butterfly.A248]))-2*COS(4*[Cycloid_butterfly.A248])+SIN([Cycloid_butterfly.A248]/4)^3" office:value-type="float" office:value="2.33426199852657" calcext:value-type="float">
            <text:p>2.3342619985</text:p>
          </table:table-cell>
          <table:table-cell table:formula="of:=[Cycloid_butterfly.B248]*COS([Cycloid_butterfly.A248])" office:value-type="float" office:value="2.17934553590931" calcext:value-type="float">
            <text:p>2.1793455359</text:p>
          </table:table-cell>
          <table:table-cell table:formula="of:=[Cycloid_butterfly.B248]*SIN([Cycloid_butterfly.A248])" office:value-type="float" office:value="-0.836201000284878" calcext:value-type="float">
            <text:p>-0.8362010003</text:p>
          </table:table-cell>
        </table:table-row>
        <table:table-row table:style-name="ro1">
          <table:table-cell office:value-type="float" office:value="12.25" calcext:value-type="float">
            <text:p>12.25</text:p>
          </table:table-cell>
          <table:table-cell table:formula="of:=EXP(COS([Cycloid_butterfly.A249]))-2*COS(4*[Cycloid_butterfly.A249])+SIN([Cycloid_butterfly.A249]/4)^3" office:value-type="float" office:value="1.98597688281162" calcext:value-type="float">
            <text:p>1.9859768828</text:p>
          </table:table-cell>
          <table:table-cell table:formula="of:=[Cycloid_butterfly.B249]*COS([Cycloid_butterfly.A249])" office:value-type="float" office:value="1.8874145323745" calcext:value-type="float">
            <text:p>1.8874145324</text:p>
          </table:table-cell>
          <table:table-cell table:formula="of:=[Cycloid_butterfly.B249]*SIN([Cycloid_butterfly.A249])" office:value-type="float" office:value="-0.617875846787781" calcext:value-type="float">
            <text:p>-0.6178758468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table:formula="of:=EXP(COS([Cycloid_butterfly.A250]))-2*COS(4*[Cycloid_butterfly.A250])+SIN([Cycloid_butterfly.A250]/4)^3" office:value-type="float" office:value="1.65621637153422" calcext:value-type="float">
            <text:p>1.6562163715</text:p>
          </table:table-cell>
          <table:table-cell table:formula="of:=[Cycloid_butterfly.B250]*COS([Cycloid_butterfly.A250])" office:value-type="float" office:value="1.59780595589687" calcext:value-type="float">
            <text:p>1.5978059559</text:p>
          </table:table-cell>
          <table:table-cell table:formula="of:=[Cycloid_butterfly.B250]*SIN([Cycloid_butterfly.A250])" office:value-type="float" office:value="-0.435968802368319" calcext:value-type="float">
            <text:p>-0.4359688024</text:p>
          </table:table-cell>
        </table:table-row>
        <table:table-row table:style-name="ro1">
          <table:table-cell office:value-type="float" office:value="12.35" calcext:value-type="float">
            <text:p>12.35</text:p>
          </table:table-cell>
          <table:table-cell table:formula="of:=EXP(COS([Cycloid_butterfly.A251]))-2*COS(4*[Cycloid_butterfly.A251])+SIN([Cycloid_butterfly.A251]/4)^3" office:value-type="float" office:value="1.35924539667192" calcext:value-type="float">
            <text:p>1.3592453967</text:p>
          </table:table-cell>
          <table:table-cell table:formula="of:=[Cycloid_butterfly.B251]*COS([Cycloid_butterfly.A251])" office:value-type="float" office:value="1.32755195274682" calcext:value-type="float">
            <text:p>1.3275519527</text:p>
          </table:table-cell>
          <table:table-cell table:formula="of:=[Cycloid_butterfly.B251]*SIN([Cycloid_butterfly.A251])" office:value-type="float" office:value="-0.291811345104894" calcext:value-type="float">
            <text:p>-0.2918113451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table:formula="of:=EXP(COS([Cycloid_butterfly.A252]))-2*COS(4*[Cycloid_butterfly.A252])+SIN([Cycloid_butterfly.A252]/4)^3" office:value-type="float" office:value="1.10784046312813" calcext:value-type="float">
            <text:p>1.1078404631</text:p>
          </table:table-cell>
          <table:table-cell table:formula="of:=[Cycloid_butterfly.B252]*COS([Cycloid_butterfly.A252])" office:value-type="float" office:value="1.09254373689001" calcext:value-type="float">
            <text:p>1.0925437369</text:p>
          </table:table-cell>
          <table:table-cell table:formula="of:=[Cycloid_butterfly.B252]*SIN([Cycloid_butterfly.A252])" office:value-type="float" office:value="-0.183463006424607" calcext:value-type="float">
            <text:p>-0.1834630064</text:p>
          </table:table-cell>
        </table:table-row>
        <table:table-row table:style-name="ro1">
          <table:table-cell office:value-type="float" office:value="12.45" calcext:value-type="float">
            <text:p>12.45</text:p>
          </table:table-cell>
          <table:table-cell table:formula="of:=EXP(COS([Cycloid_butterfly.A253]))-2*COS(4*[Cycloid_butterfly.A253])+SIN([Cycloid_butterfly.A253]/4)^3" office:value-type="float" office:value="0.912773353035461" calcext:value-type="float">
            <text:p>0.912773353</text:p>
          </table:table-cell>
          <table:table-cell table:formula="of:=[Cycloid_butterfly.B253]*COS([Cycloid_butterfly.A253])" office:value-type="float" office:value="0.906599881491662" calcext:value-type="float">
            <text:p>0.9065998815</text:p>
          </table:table-cell>
          <table:table-cell table:formula="of:=[Cycloid_butterfly.B253]*SIN([Cycloid_butterfly.A253])" office:value-type="float" office:value="-0.105980417487871" calcext:value-type="float">
            <text:p>-0.105980417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EXP(COS([Cycloid_butterfly.A254]))-2*COS(4*[Cycloid_butterfly.A254])+SIN([Cycloid_butterfly.A254]/4)^3" office:value-type="float" office:value="0.782376025075584" calcext:value-type="float">
            <text:p>0.7823760251</text:p>
          </table:table-cell>
          <table:table-cell table:formula="of:=[Cycloid_butterfly.B254]*COS([Cycloid_butterfly.A254])" office:value-type="float" office:value="0.780653451490995" calcext:value-type="float">
            <text:p>0.7806534515</text:p>
          </table:table-cell>
          <table:table-cell table:formula="of:=[Cycloid_butterfly.B254]*SIN([Cycloid_butterfly.A254])" office:value-type="float" office:value="-0.0518886624251033" calcext:value-type="float">
            <text:p>-0.0518886624</text:p>
          </table:table-cell>
        </table:table-row>
        <table:table-row table:style-name="ro1">
          <table:table-cell office:value-type="float" office:value="12.55" calcext:value-type="float">
            <text:p>12.55</text:p>
          </table:table-cell>
          <table:table-cell table:formula="of:=EXP(COS([Cycloid_butterfly.A255]))-2*COS(4*[Cycloid_butterfly.A255])+SIN([Cycloid_butterfly.A255]/4)^3" office:value-type="float" office:value="0.722204104078767" calcext:value-type="float">
            <text:p>0.7222041041</text:p>
          </table:table-cell>
          <table:table-cell table:formula="of:=[Cycloid_butterfly.B255]*COS([Cycloid_butterfly.A255])" office:value-type="float" office:value="0.72210733196814" calcext:value-type="float">
            <text:p>0.722107332</text:p>
          </table:table-cell>
          <table:table-cell table:formula="of:=[Cycloid_butterfly.B255]*SIN([Cycloid_butterfly.A255])" office:value-type="float" office:value="-0.0118223967987996" calcext:value-type="float">
            <text:p>-0.0118223968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table:formula="of:=EXP(COS([Cycloid_butterfly.A256]))-2*COS(4*[Cycloid_butterfly.A256])+SIN([Cycloid_butterfly.A256]/4)^3" office:value-type="float" office:value="0.734812412738501" calcext:value-type="float">
            <text:p>0.7348124127</text:p>
          </table:table-cell>
          <table:table-cell table:formula="of:=[Cycloid_butterfly.B256]*COS([Cycloid_butterfly.A256])" office:value-type="float" office:value="0.734396939146297" calcext:value-type="float">
            <text:p>0.7343969391</text:p>
          </table:table-cell>
          <table:table-cell table:formula="of:=[Cycloid_butterfly.B256]*SIN([Cycloid_butterfly.A256])" office:value-type="float" office:value="0.024706632452184" calcext:value-type="float">
            <text:p>0.0247066325</text:p>
          </table:table-cell>
        </table:table-row>
        <table:table-row table:style-name="ro1">
          <table:table-cell office:value-type="float" office:value="12.65" calcext:value-type="float">
            <text:p>12.65</text:p>
          </table:table-cell>
          <table:table-cell table:formula="of:=EXP(COS([Cycloid_butterfly.A257]))-2*COS(4*[Cycloid_butterfly.A257])+SIN([Cycloid_butterfly.A257]/4)^3" office:value-type="float" office:value="0.819651517798579" calcext:value-type="float">
            <text:p>0.8196515178</text:p>
          </table:table-cell>
          <table:table-cell table:formula="of:=[Cycloid_butterfly.B257]*COS([Cycloid_butterfly.A257])" office:value-type="float" office:value="0.816786918158523" calcext:value-type="float">
            <text:p>0.8167869182</text:p>
          </table:table-cell>
          <table:table-cell table:formula="of:=[Cycloid_butterfly.B257]*SIN([Cycloid_butterfly.A257])" office:value-type="float" office:value="0.0684670793492428" calcext:value-type="float">
            <text:p>0.0684670793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table:formula="of:=EXP(COS([Cycloid_butterfly.A258]))-2*COS(4*[Cycloid_butterfly.A258])+SIN([Cycloid_butterfly.A258]/4)^3" office:value-type="float" office:value="0.973089426079901" calcext:value-type="float">
            <text:p>0.9730894261</text:p>
          </table:table-cell>
          <table:table-cell table:formula="of:=[Cycloid_butterfly.B258]*COS([Cycloid_butterfly.A258])" office:value-type="float" office:value="0.964414209110204" calcext:value-type="float">
            <text:p>0.9644142091</text:p>
          </table:table-cell>
          <table:table-cell table:formula="of:=[Cycloid_butterfly.B258]*SIN([Cycloid_butterfly.A258])" office:value-type="float" office:value="0.129646690720785" calcext:value-type="float">
            <text:p>0.1296466907</text:p>
          </table:table-cell>
        </table:table-row>
        <table:table-row table:style-name="ro1">
          <table:table-cell office:value-type="float" office:value="12.75" calcext:value-type="float">
            <text:p>12.75</text:p>
          </table:table-cell>
          <table:table-cell table:formula="of:=EXP(COS([Cycloid_butterfly.A259]))-2*COS(4*[Cycloid_butterfly.A259])+SIN([Cycloid_butterfly.A259]/4)^3" office:value-type="float" office:value="1.18855756395524" calcext:value-type="float">
            <text:p>1.188557564</text:p>
          </table:table-cell>
          <table:table-cell table:formula="of:=[Cycloid_butterfly.B259]*COS([Cycloid_butterfly.A259])" office:value-type="float" office:value="1.16857487697425" calcext:value-type="float">
            <text:p>1.168574877</text:p>
          </table:table-cell>
          <table:table-cell table:formula="of:=[Cycloid_butterfly.B259]*SIN([Cycloid_butterfly.A259])" office:value-type="float" office:value="0.217029582637515" calcext:value-type="float">
            <text:p>0.2170295826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table:formula="of:=EXP(COS([Cycloid_butterfly.A260]))-2*COS(4*[Cycloid_butterfly.A260])+SIN([Cycloid_butterfly.A260]/4)^3" office:value-type="float" office:value="1.45681520663959" calcext:value-type="float">
            <text:p>1.4568152066</text:p>
          </table:table-cell>
          <table:table-cell table:formula="of:=[Cycloid_butterfly.B260]*COS([Cycloid_butterfly.A260])" office:value-type="float" office:value="1.41723727522223" calcext:value-type="float">
            <text:p>1.4172372752</text:p>
          </table:table-cell>
          <table:table-cell table:formula="of:=[Cycloid_butterfly.B260]*SIN([Cycloid_butterfly.A260])" office:value-type="float" office:value="0.337267033694394" calcext:value-type="float">
            <text:p>0.3372670337</text:p>
          </table:table-cell>
        </table:table-row>
        <table:table-row table:style-name="ro1">
          <table:table-cell office:value-type="float" office:value="12.85" calcext:value-type="float">
            <text:p>12.85</text:p>
          </table:table-cell>
          <table:table-cell table:formula="of:=EXP(COS([Cycloid_butterfly.A261]))-2*COS(4*[Cycloid_butterfly.A261])+SIN([Cycloid_butterfly.A261]/4)^3" office:value-type="float" office:value="1.76632178885926" calcext:value-type="float">
            <text:p>1.7663217889</text:p>
          </table:table-cell>
          <table:table-cell table:formula="of:=[Cycloid_butterfly.B261]*COS([Cycloid_butterfly.A261])" office:value-type="float" office:value="1.6957503616509" calcext:value-type="float">
            <text:p>1.6957503617</text:p>
          </table:table-cell>
          <table:table-cell table:formula="of:=[Cycloid_butterfly.B261]*SIN([Cycloid_butterfly.A261])" office:value-type="float" office:value="0.494290777538701" calcext:value-type="float">
            <text:p>0.4942907775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table:formula="of:=EXP(COS([Cycloid_butterfly.A262]))-2*COS(4*[Cycloid_butterfly.A262])+SIN([Cycloid_butterfly.A262]/4)^3" office:value-type="float" office:value="2.10370221477612" calcext:value-type="float">
            <text:p>2.1037022148</text:p>
          </table:table-cell>
          <table:table-cell table:formula="of:=[Cycloid_butterfly.B262]*COS([Cycloid_butterfly.A262])" office:value-type="float" office:value="1.98770415493035" calcext:value-type="float">
            <text:p>1.9877041549</text:p>
          </table:table-cell>
          <table:table-cell table:formula="of:=[Cycloid_butterfly.B262]*SIN([Cycloid_butterfly.A262])" office:value-type="float" office:value="0.688908702896532" calcext:value-type="float">
            <text:p>0.6889087029</text:p>
          </table:table-cell>
        </table:table-row>
        <table:table-row table:style-name="ro1">
          <table:table-cell office:value-type="float" office:value="12.95" calcext:value-type="float">
            <text:p>12.95</text:p>
          </table:table-cell>
          <table:table-cell table:formula="of:=EXP(COS([Cycloid_butterfly.A263]))-2*COS(4*[Cycloid_butterfly.A263])+SIN([Cycloid_butterfly.A263]/4)^3" office:value-type="float" office:value="2.45428656442732" calcext:value-type="float">
            <text:p>2.4542865644</text:p>
          </table:table-cell>
          <table:table-cell table:formula="of:=[Cycloid_butterfly.B263]*COS([Cycloid_butterfly.A263])" office:value-type="float" office:value="2.2758901403281" calcext:value-type="float">
            <text:p>2.2758901403</text:p>
          </table:table-cell>
          <table:table-cell table:formula="of:=[Cycloid_butterfly.B263]*SIN([Cycloid_butterfly.A263])" office:value-type="float" office:value="0.918611239581669" calcext:value-type="float">
            <text:p>0.91861123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EXP(COS([Cycloid_butterfly.A264]))-2*COS(4*[Cycloid_butterfly.A264])+SIN([Cycloid_butterfly.A264]/4)^3" office:value-type="float" office:value="2.80270261477716" calcext:value-type="float">
            <text:p>2.8027026148</text:p>
          </table:table-cell>
          <table:table-cell table:formula="of:=[Cycloid_butterfly.B264]*COS([Cycloid_butterfly.A264])" office:value-type="float" office:value="2.54330346714158" calcext:value-type="float">
            <text:p>2.5433034671</text:p>
          </table:table-cell>
          <table:table-cell table:formula="of:=[Cycloid_butterfly.B264]*SIN([Cycloid_butterfly.A264])" office:value-type="float" office:value="1.1776032527572" calcext:value-type="float">
            <text:p>1.1776032528</text:p>
          </table:table-cell>
        </table:table-row>
        <table:table-row table:style-name="ro1">
          <table:table-cell office:value-type="float" office:value="13.05" calcext:value-type="float">
            <text:p>13.05</text:p>
          </table:table-cell>
          <table:table-cell table:formula="of:=EXP(COS([Cycloid_butterfly.A265]))-2*COS(4*[Cycloid_butterfly.A265])+SIN([Cycloid_butterfly.A265]/4)^3" office:value-type="float" office:value="3.13349747467466" calcext:value-type="float">
            <text:p>3.1334974747</text:p>
          </table:table-cell>
          <table:table-cell table:formula="of:=[Cycloid_butterfly.B265]*COS([Cycloid_butterfly.A265])" office:value-type="float" office:value="2.77412639389365" calcext:value-type="float">
            <text:p>2.7741263939</text:p>
          </table:table-cell>
          <table:table-cell table:formula="of:=[Cycloid_butterfly.B265]*SIN([Cycloid_butterfly.A265])" office:value-type="float" office:value="1.45706182933158" calcext:value-type="float">
            <text:p>1.4570618293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table:formula="of:=EXP(COS([Cycloid_butterfly.A266]))-2*COS(4*[Cycloid_butterfly.A266])+SIN([Cycloid_butterfly.A266]/4)^3" office:value-type="float" office:value="3.43176345926467" calcext:value-type="float">
            <text:p>3.4317634593</text:p>
          </table:table-cell>
          <table:table-cell table:formula="of:=[Cycloid_butterfly.B266]*COS([Cycloid_butterfly.A266])" office:value-type="float" office:value="2.95463377402208" calcext:value-type="float">
            <text:p>2.954633774</text:p>
          </table:table-cell>
          <table:table-cell table:formula="of:=[Cycloid_butterfly.B266]*SIN([Cycloid_butterfly.A266])" office:value-type="float" office:value="1.74560582656917" calcext:value-type="float">
            <text:p>1.7456058266</text:p>
          </table:table-cell>
        </table:table-row>
        <table:table-row table:style-name="ro1">
          <table:table-cell office:value-type="float" office:value="13.15" calcext:value-type="float">
            <text:p>13.15</text:p>
          </table:table-cell>
          <table:table-cell table:formula="of:=EXP(COS([Cycloid_butterfly.A267]))-2*COS(4*[Cycloid_butterfly.A267])+SIN([Cycloid_butterfly.A267]/4)^3" office:value-type="float" office:value="3.68374314780611" calcext:value-type="float">
            <text:p>3.6837431478</text:p>
          </table:table-cell>
          <table:table-cell table:formula="of:=[Cycloid_butterfly.B267]*COS([Cycloid_butterfly.A267])" office:value-type="float" office:value="3.07396634787333" calcext:value-type="float">
            <text:p>3.0739663479</text:p>
          </table:table-cell>
          <table:table-cell table:formula="of:=[Cycloid_butterfly.B267]*SIN([Cycloid_butterfly.A267])" office:value-type="float" office:value="2.02994937649951" calcext:value-type="float">
            <text:p>2.0299493765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table:formula="of:=EXP(COS([Cycloid_butterfly.A268]))-2*COS(4*[Cycloid_butterfly.A268])+SIN([Cycloid_butterfly.A268]/4)^3" office:value-type="float" office:value="3.87738938701336" calcext:value-type="float">
            <text:p>3.877389387</text:p>
          </table:table-cell>
          <table:table-cell table:formula="of:=[Cycloid_butterfly.B268]*COS([Cycloid_butterfly.A268])" office:value-type="float" office:value="3.12472590451941" calcext:value-type="float">
            <text:p>3.1247259045</text:p>
          </table:table-cell>
          <table:table-cell table:formula="of:=[Cycloid_butterfly.B268]*SIN([Cycloid_butterfly.A268])" office:value-type="float" office:value="2.29569956225749" calcext:value-type="float">
            <text:p>2.2956995623</text:p>
          </table:table-cell>
        </table:table-row>
        <table:table-row table:style-name="ro1">
          <table:table-cell office:value-type="float" office:value="13.25" calcext:value-type="float">
            <text:p>13.25</text:p>
          </table:table-cell>
          <table:table-cell table:formula="of:=EXP(COS([Cycloid_butterfly.A269]))-2*COS(4*[Cycloid_butterfly.A269])+SIN([Cycloid_butterfly.A269]/4)^3" office:value-type="float" office:value="4.00285778773974" calcext:value-type="float">
            <text:p>4.0028577877</text:p>
          </table:table-cell>
          <table:table-cell table:formula="of:=[Cycloid_butterfly.B269]*COS([Cycloid_butterfly.A269])" office:value-type="float" office:value="3.10335748182848" calcext:value-type="float">
            <text:p>3.1033574818</text:p>
          </table:table-cell>
          <table:table-cell table:formula="of:=[Cycloid_butterfly.B269]*SIN([Cycloid_butterfly.A269])" office:value-type="float" office:value="2.52824896100994" calcext:value-type="float">
            <text:p>2.528248961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table:formula="of:=EXP(COS([Cycloid_butterfly.A270]))-2*COS(4*[Cycloid_butterfly.A270])+SIN([Cycloid_butterfly.A270]/4)^3" office:value-type="float" office:value="4.05291194528398" calcext:value-type="float">
            <text:p>4.0529119453</text:p>
          </table:table-cell>
          <table:table-cell table:formula="of:=[Cycloid_butterfly.B270]*COS([Cycloid_butterfly.A270])" office:value-type="float" office:value="3.0102969944005" calcext:value-type="float">
            <text:p>3.0102969944</text:p>
          </table:table-cell>
          <table:table-cell table:formula="of:=[Cycloid_butterfly.B270]*SIN([Cycloid_butterfly.A270])" office:value-type="float" office:value="2.71370728740757" calcext:value-type="float">
            <text:p>2.7137072874</text:p>
          </table:table-cell>
        </table:table-row>
        <table:table-row table:style-name="ro1">
          <table:table-cell office:value-type="float" office:value="13.35" calcext:value-type="float">
            <text:p>13.35</text:p>
          </table:table-cell>
          <table:table-cell table:formula="of:=EXP(COS([Cycloid_butterfly.A271]))-2*COS(4*[Cycloid_butterfly.A271])+SIN([Cycloid_butterfly.A271]/4)^3" office:value-type="float" office:value="4.02322508627225" calcext:value-type="float">
            <text:p>4.0232250863</text:p>
          </table:table-cell>
          <table:table-cell table:formula="of:=[Cycloid_butterfly.B271]*COS([Cycloid_butterfly.A271])" office:value-type="float" office:value="2.84987719490014" calcext:value-type="float">
            <text:p>2.8498771949</text:p>
          </table:table-cell>
          <table:table-cell table:formula="of:=[Cycloid_butterfly.B271]*SIN([Cycloid_butterfly.A271])" office:value-type="float" office:value="2.83981338626299" calcext:value-type="float">
            <text:p>2.8398133863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table:formula="of:=EXP(COS([Cycloid_butterfly.A272]))-2*COS(4*[Cycloid_butterfly.A272])+SIN([Cycloid_butterfly.A272]/4)^3" office:value-type="float" office:value="3.91256596984118" calcext:value-type="float">
            <text:p>3.9125659698</text:p>
          </table:table-cell>
          <table:table-cell table:formula="of:=[Cycloid_butterfly.B272]*COS([Cycloid_butterfly.A272])" office:value-type="float" office:value="2.62999978387391" calcext:value-type="float">
            <text:p>2.6299997839</text:p>
          </table:table-cell>
          <table:table-cell table:formula="of:=[Cycloid_butterfly.B272]*SIN([Cycloid_butterfly.A272])" office:value-type="float" office:value="2.89676951191883" calcext:value-type="float">
            <text:p>2.8967695119</text:p>
          </table:table-cell>
        </table:table-row>
        <table:table-row table:style-name="ro1">
          <table:table-cell office:value-type="float" office:value="13.45" calcext:value-type="float">
            <text:p>13.45</text:p>
          </table:table-cell>
          <table:table-cell table:formula="of:=EXP(COS([Cycloid_butterfly.A273]))-2*COS(4*[Cycloid_butterfly.A273])+SIN([Cycloid_butterfly.A273]/4)^3" office:value-type="float" office:value="3.72286148354467" calcext:value-type="float">
            <text:p>3.7228614835</text:p>
          </table:table-cell>
          <table:table-cell table:formula="of:=[Cycloid_butterfly.B273]*COS([Cycloid_butterfly.A273])" office:value-type="float" office:value="2.36159586161313" calcext:value-type="float">
            <text:p>2.3615958616</text:p>
          </table:table-cell>
          <table:table-cell table:formula="of:=[Cycloid_butterfly.B273]*SIN([Cycloid_butterfly.A273])" office:value-type="float" office:value="2.87794416416861" calcext:value-type="float">
            <text:p>2.8779441642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EXP(COS([Cycloid_butterfly.A274]))-2*COS(4*[Cycloid_butterfly.A274])+SIN([Cycloid_butterfly.A274]/4)^3" office:value-type="float" office:value="3.45913329129811" calcext:value-type="float">
            <text:p>3.4591332913</text:p>
          </table:table-cell>
          <table:table-cell table:formula="of:=[Cycloid_butterfly.B274]*COS([Cycloid_butterfly.A274])" office:value-type="float" office:value="2.0579098721364" calcext:value-type="float">
            <text:p>2.0579098721</text:p>
          </table:table-cell>
          <table:table-cell table:formula="of:=[Cycloid_butterfly.B274]*SIN([Cycloid_butterfly.A274])" office:value-type="float" office:value="2.78039746891167" calcext:value-type="float">
            <text:p>2.7803974689</text:p>
          </table:table-cell>
        </table:table-row>
        <table:table-row table:style-name="ro1">
          <table:table-cell office:value-type="float" office:value="13.55" calcext:value-type="float">
            <text:p>13.55</text:p>
          </table:table-cell>
          <table:table-cell table:formula="of:=EXP(COS([Cycloid_butterfly.A275]))-2*COS(4*[Cycloid_butterfly.A275])+SIN([Cycloid_butterfly.A275]/4)^3" office:value-type="float" office:value="3.12931091579326" calcext:value-type="float">
            <text:p>3.1293109158</text:p>
          </table:table-cell>
          <table:table-cell table:formula="of:=[Cycloid_butterfly.B275]*COS([Cycloid_butterfly.A275])" office:value-type="float" office:value="1.73365292220088" calcext:value-type="float">
            <text:p>1.7336529222</text:p>
          </table:table-cell>
          <table:table-cell table:formula="of:=[Cycloid_butterfly.B275]*SIN([Cycloid_butterfly.A275])" office:value-type="float" office:value="2.6051937265868" calcext:value-type="float">
            <text:p>2.6051937266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table:formula="of:=EXP(COS([Cycloid_butterfly.A276]))-2*COS(4*[Cycloid_butterfly.A276])+SIN([Cycloid_butterfly.A276]/4)^3" office:value-type="float" office:value="2.74392857076666" calcext:value-type="float">
            <text:p>2.7439285708</text:p>
          </table:table-cell>
          <table:table-cell table:formula="of:=[Cycloid_butterfly.B276]*COS([Cycloid_butterfly.A276])" office:value-type="float" office:value="1.40407920466756" calcext:value-type="float">
            <text:p>1.4040792047</text:p>
          </table:table-cell>
          <table:table-cell table:formula="of:=[Cycloid_butterfly.B276]*SIN([Cycloid_butterfly.A276])" office:value-type="float" office:value="2.35747865069647" calcext:value-type="float">
            <text:p>2.3574786507</text:p>
          </table:table-cell>
        </table:table-row>
        <table:table-row table:style-name="ro1">
          <table:table-cell office:value-type="float" office:value="13.65" calcext:value-type="float">
            <text:p>13.65</text:p>
          </table:table-cell>
          <table:table-cell table:formula="of:=EXP(COS([Cycloid_butterfly.A277]))-2*COS(4*[Cycloid_butterfly.A277])+SIN([Cycloid_butterfly.A277]/4)^3" office:value-type="float" office:value="2.31571770244796" calcext:value-type="float">
            <text:p>2.3157177024</text:p>
          </table:table-cell>
          <table:table-cell table:formula="of:=[Cycloid_butterfly.B277]*COS([Cycloid_butterfly.A277])" office:value-type="float" office:value="1.08404373293028" calcext:value-type="float">
            <text:p>1.0840437329</text:p>
          </table:table-cell>
          <table:table-cell table:formula="of:=[Cycloid_butterfly.B277]*SIN([Cycloid_butterfly.A277])" office:value-type="float" office:value="2.04631318779053" calcext:value-type="float">
            <text:p>2.0463131878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table:formula="of:=EXP(COS([Cycloid_butterfly.A278]))-2*COS(4*[Cycloid_butterfly.A278])+SIN([Cycloid_butterfly.A278]/4)^3" office:value-type="float" office:value="1.85911136903284" calcext:value-type="float">
            <text:p>1.859111369</text:p>
          </table:table-cell>
          <table:table-cell table:formula="of:=[Cycloid_butterfly.B278]*COS([Cycloid_butterfly.A278])" office:value-type="float" office:value="0.787100428947333" calcext:value-type="float">
            <text:p>0.7871004289</text:p>
          </table:table-cell>
          <table:table-cell table:formula="of:=[Cycloid_butterfly.B278]*SIN([Cycloid_butterfly.A278])" office:value-type="float" office:value="1.68427076125488" calcext:value-type="float">
            <text:p>1.6842707613</text:p>
          </table:table-cell>
        </table:table-row>
        <table:table-row table:style-name="ro1">
          <table:table-cell office:value-type="float" office:value="13.75" calcext:value-type="float">
            <text:p>13.75</text:p>
          </table:table-cell>
          <table:table-cell table:formula="of:=EXP(COS([Cycloid_butterfly.A279]))-2*COS(4*[Cycloid_butterfly.A279])+SIN([Cycloid_butterfly.A279]/4)^3" office:value-type="float" office:value="1.38968011552358" calcext:value-type="float">
            <text:p>1.3896801155</text:p>
          </table:table-cell>
          <table:table-cell table:formula="of:=[Cycloid_butterfly.B279]*COS([Cycloid_butterfly.A279])" office:value-type="float" office:value="0.524696756140329" calcext:value-type="float">
            <text:p>0.5246967561</text:p>
          </table:table-cell>
          <table:table-cell table:formula="of:=[Cycloid_butterfly.B279]*SIN([Cycloid_butterfly.A279])" office:value-type="float" office:value="1.2868193880951" calcext:value-type="float">
            <text:p>1.2868193881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table:formula="of:=EXP(COS([Cycloid_butterfly.A280]))-2*COS(4*[Cycloid_butterfly.A280])+SIN([Cycloid_butterfly.A280]/4)^3" office:value-type="float" office:value="0.923521747656555" calcext:value-type="float">
            <text:p>0.9235217477</text:p>
          </table:table-cell>
          <table:table-cell table:formula="of:=[Cycloid_butterfly.B280]*COS([Cycloid_butterfly.A280])" office:value-type="float" office:value="0.305514734234294" calcext:value-type="float">
            <text:p>0.3055147342</text:p>
          </table:table-cell>
          <table:table-cell table:formula="of:=[Cycloid_butterfly.B280]*SIN([Cycloid_butterfly.A280])" office:value-type="float" office:value="0.871523473900942" calcext:value-type="float">
            <text:p>0.8715234739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table:formula="of:=EXP(COS([Cycloid_butterfly.A281]))-2*COS(4*[Cycloid_butterfly.A281])+SIN([Cycloid_butterfly.A281]/4)^3" office:value-type="float" office:value="0.47662926291873" calcext:value-type="float">
            <text:p>0.4766292629</text:p>
          </table:table-cell>
          <table:table-cell table:formula="of:=[Cycloid_butterfly.B281]*COS([Cycloid_butterfly.A281])" office:value-type="float" office:value="0.134998718381455" calcext:value-type="float">
            <text:p>0.1349987184</text:p>
          </table:table-cell>
          <table:table-cell table:formula="of:=[Cycloid_butterfly.B281]*SIN([Cycloid_butterfly.A281])" office:value-type="float" office:value="0.457111365321205" calcext:value-type="float">
            <text:p>0.4571113653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table:formula="of:=EXP(COS([Cycloid_butterfly.A282]))-2*COS(4*[Cycloid_butterfly.A282])+SIN([Cycloid_butterfly.A282]/4)^3" office:value-type="float" office:value="0.064262084426089" calcext:value-type="float">
            <text:p>0.0642620844</text:p>
          </table:table-cell>
          <table:table-cell table:formula="of:=[Cycloid_butterfly.B282]*COS([Cycloid_butterfly.A282])" office:value-type="float" office:value="0.0150983650749004" calcext:value-type="float">
            <text:p>0.0150983651</text:p>
          </table:table-cell>
          <table:table-cell table:formula="of:=[Cycloid_butterfly.B282]*SIN([Cycloid_butterfly.A282])" office:value-type="float" office:value="0.0624632281174358" calcext:value-type="float">
            <text:p>0.0624632281</text:p>
          </table:table-cell>
        </table:table-row>
        <table:table-row table:style-name="ro1">
          <table:table-cell office:value-type="float" office:value="13.95" calcext:value-type="float">
            <text:p>13.95</text:p>
          </table:table-cell>
          <table:table-cell table:formula="of:=EXP(COS([Cycloid_butterfly.A283]))-2*COS(4*[Cycloid_butterfly.A283])+SIN([Cycloid_butterfly.A283]/4)^3" office:value-type="float" office:value="-0.299654371189978" calcext:value-type="float">
            <text:p>-0.2996543712</text:p>
          </table:table-cell>
          <table:table-cell table:formula="of:=[Cycloid_butterfly.B283]*COS([Cycloid_butterfly.A283])" office:value-type="float" office:value="-0.0557585062516231" calcext:value-type="float">
            <text:p>-0.0557585063</text:p>
          </table:table-cell>
          <table:table-cell table:formula="of:=[Cycloid_butterfly.B283]*SIN([Cycloid_butterfly.A283])" office:value-type="float" office:value="-0.294421010041486" calcext:value-type="float">
            <text:p>-0.294421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EXP(COS([Cycloid_butterfly.A284]))-2*COS(4*[Cycloid_butterfly.A284])+SIN([Cycloid_butterfly.A284]/4)^3" office:value-type="float" office:value="-0.60307687366202" calcext:value-type="float">
            <text:p>-0.6030768737</text:p>
          </table:table-cell>
          <table:table-cell table:formula="of:=[Cycloid_butterfly.B284]*COS([Cycloid_butterfly.A284])" office:value-type="float" office:value="-0.0824630540700218" calcext:value-type="float">
            <text:p>-0.0824630541</text:p>
          </table:table-cell>
          <table:table-cell table:formula="of:=[Cycloid_butterfly.B284]*SIN([Cycloid_butterfly.A284])" office:value-type="float" office:value="-0.597412387099063" calcext:value-type="float">
            <text:p>-0.5974123871</text:p>
          </table:table-cell>
        </table:table-row>
        <table:table-row table:style-name="ro1">
          <table:table-cell office:value-type="float" office:value="14.05" calcext:value-type="float">
            <text:p>14.05</text:p>
          </table:table-cell>
          <table:table-cell table:formula="of:=EXP(COS([Cycloid_butterfly.A285]))-2*COS(4*[Cycloid_butterfly.A285])+SIN([Cycloid_butterfly.A285]/4)^3" office:value-type="float" office:value="-0.836318455765678" calcext:value-type="float">
            <text:p>-0.8363184558</text:p>
          </table:table-cell>
          <table:table-cell table:formula="of:=[Cycloid_butterfly.B285]*COS([Cycloid_butterfly.A285])" office:value-type="float" office:value="-0.0728070409247086" calcext:value-type="float">
            <text:p>-0.0728070409</text:p>
          </table:table-cell>
          <table:table-cell table:formula="of:=[Cycloid_butterfly.B285]*SIN([Cycloid_butterfly.A285])" office:value-type="float" office:value="-0.83314326153794" calcext:value-type="float">
            <text:p>-0.8331432615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table:formula="of:=EXP(COS([Cycloid_butterfly.A286]))-2*COS(4*[Cycloid_butterfly.A286])+SIN([Cycloid_butterfly.A286]/4)^3" office:value-type="float" office:value="-0.992429475379985" calcext:value-type="float">
            <text:p>-0.9924294754</text:p>
          </table:table-cell>
          <table:table-cell table:formula="of:=[Cycloid_butterfly.B286]*COS([Cycloid_butterfly.A286])" office:value-type="float" office:value="-0.0368770763239275" calcext:value-type="float">
            <text:p>-0.0368770763</text:p>
          </table:table-cell>
          <table:table-cell table:formula="of:=[Cycloid_butterfly.B286]*SIN([Cycloid_butterfly.A286])" office:value-type="float" office:value="-0.99174409241739" calcext:value-type="float">
            <text:p>-0.9917440924</text:p>
          </table:table-cell>
        </table:table-row>
        <table:table-row table:style-name="ro1">
          <table:table-cell office:value-type="float" office:value="14.15" calcext:value-type="float">
            <text:p>14.15</text:p>
          </table:table-cell>
          <table:table-cell table:formula="of:=EXP(COS([Cycloid_butterfly.A287]))-2*COS(4*[Cycloid_butterfly.A287])+SIN([Cycloid_butterfly.A287]/4)^3" office:value-type="float" office:value="-1.06747044643948" calcext:value-type="float">
            <text:p>-1.0674704464</text:p>
          </table:table-cell>
          <table:table-cell table:formula="of:=[Cycloid_butterfly.B287]*COS([Cycloid_butterfly.A287])" office:value-type="float" office:value="0.0136985350522067" calcext:value-type="float">
            <text:p>0.0136985351</text:p>
          </table:table-cell>
          <table:table-cell table:formula="of:=[Cycloid_butterfly.B287]*SIN([Cycloid_butterfly.A287])" office:value-type="float" office:value="-1.06738254817995" calcext:value-type="float">
            <text:p>-1.0673825482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table:formula="of:=EXP(COS([Cycloid_butterfly.A288]))-2*COS(4*[Cycloid_butterfly.A288])+SIN([Cycloid_butterfly.A288]/4)^3" office:value-type="float" office:value="-1.06066572551023" calcext:value-type="float">
            <text:p>-1.0606657255</text:p>
          </table:table-cell>
          <table:table-cell table:formula="of:=[Cycloid_butterfly.B288]*COS([Cycloid_butterfly.A288])" office:value-type="float" office:value="0.0666010283513088" calcext:value-type="float">
            <text:p>0.0666010284</text:p>
          </table:table-cell>
          <table:table-cell table:formula="of:=[Cycloid_butterfly.B288]*SIN([Cycloid_butterfly.A288])" office:value-type="float" office:value="-1.05857266368195" calcext:value-type="float">
            <text:p>-1.0585726637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table:formula="of:=EXP(COS([Cycloid_butterfly.A289]))-2*COS(4*[Cycloid_butterfly.A289])+SIN([Cycloid_butterfly.A289]/4)^3" office:value-type="float" office:value="-0.974431880816534" calcext:value-type="float">
            <text:p>-0.9744318808</text:p>
          </table:table-cell>
          <table:table-cell table:formula="of:=[Cycloid_butterfly.B289]*COS([Cycloid_butterfly.A289])" office:value-type="float" office:value="0.109714981124455" calcext:value-type="float">
            <text:p>0.1097149811</text:p>
          </table:table-cell>
          <table:table-cell table:formula="of:=[Cycloid_butterfly.B289]*SIN([Cycloid_butterfly.A289])" office:value-type="float" office:value="-0.96823556703341" calcext:value-type="float">
            <text:p>-0.968235567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table:formula="of:=EXP(COS([Cycloid_butterfly.A290]))-2*COS(4*[Cycloid_butterfly.A290])+SIN([Cycloid_butterfly.A290]/4)^3" office:value-type="float" office:value="-0.814279558603899" calcext:value-type="float">
            <text:p>-0.8142795586</text:p>
          </table:table-cell>
          <table:table-cell table:formula="of:=[Cycloid_butterfly.B290]*COS([Cycloid_butterfly.A290])" office:value-type="float" office:value="0.13200647179631" calcext:value-type="float">
            <text:p>0.1320064718</text:p>
          </table:table-cell>
          <table:table-cell table:formula="of:=[Cycloid_butterfly.B290]*SIN([Cycloid_butterfly.A290])" office:value-type="float" office:value="-0.803508239512235" calcext:value-type="float">
            <text:p>-0.8035082395</text:p>
          </table:table-cell>
        </table:table-row>
        <table:table-row table:style-name="ro1">
          <table:table-cell office:value-type="float" office:value="14.35" calcext:value-type="float">
            <text:p>14.35</text:p>
          </table:table-cell>
          <table:table-cell table:formula="of:=EXP(COS([Cycloid_butterfly.A291]))-2*COS(4*[Cycloid_butterfly.A291])+SIN([Cycloid_butterfly.A291]/4)^3" office:value-type="float" office:value="-0.588592698888386" calcext:value-type="float">
            <text:p>-0.5885926989</text:p>
          </table:table-cell>
          <table:table-cell table:formula="of:=[Cycloid_butterfly.B291]*COS([Cycloid_butterfly.A291])" office:value-type="float" office:value="0.124328364391027" calcext:value-type="float">
            <text:p>0.1243283644</text:p>
          </table:table-cell>
          <table:table-cell table:formula="of:=[Cycloid_butterfly.B291]*SIN([Cycloid_butterfly.A291])" office:value-type="float" office:value="-0.575311935381638" calcext:value-type="float">
            <text:p>-0.5753119354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table:formula="of:=EXP(COS([Cycloid_butterfly.A292]))-2*COS(4*[Cycloid_butterfly.A292])+SIN([Cycloid_butterfly.A292]/4)^3" office:value-type="float" office:value="-0.308293838033621" calcext:value-type="float">
            <text:p>-0.308293838</text:p>
          </table:table-cell>
          <table:table-cell table:formula="of:=[Cycloid_butterfly.B292]*COS([Cycloid_butterfly.A292])" office:value-type="float" office:value="0.0801000899348874" calcext:value-type="float">
            <text:p>0.0801000899</text:p>
          </table:table-cell>
          <table:table-cell table:formula="of:=[Cycloid_butterfly.B292]*SIN([Cycloid_butterfly.A292])" office:value-type="float" office:value="-0.29770634215939" calcext:value-type="float">
            <text:p>-0.2977063422</text:p>
          </table:table-cell>
        </table:table-row>
        <table:table-row table:style-name="ro1">
          <table:table-cell office:value-type="float" office:value="14.45" calcext:value-type="float">
            <text:p>14.45</text:p>
          </table:table-cell>
          <table:table-cell table:formula="of:=EXP(COS([Cycloid_butterfly.A293]))-2*COS(4*[Cycloid_butterfly.A293])+SIN([Cycloid_butterfly.A293]/4)^3" office:value-type="float" office:value="0.0135912256573159" calcext:value-type="float">
            <text:p>0.0135912257</text:p>
          </table:table-cell>
          <table:table-cell table:formula="of:=[Cycloid_butterfly.B293]*COS([Cycloid_butterfly.A293])" office:value-type="float" office:value="-0.00418277343720889" calcext:value-type="float">
            <text:p>-0.0041827734</text:p>
          </table:table-cell>
          <table:table-cell table:formula="of:=[Cycloid_butterfly.B293]*SIN([Cycloid_butterfly.A293])" office:value-type="float" office:value="0.0129315823177623" calcext:value-type="float">
            <text:p>0.0129315823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EXP(COS([Cycloid_butterfly.A294]))-2*COS(4*[Cycloid_butterfly.A294])+SIN([Cycloid_butterfly.A294]/4)^3" office:value-type="float" office:value="0.362452116141725" calcext:value-type="float">
            <text:p>0.3624521161</text:p>
          </table:table-cell>
          <table:table-cell table:formula="of:=[Cycloid_butterfly.B294]*COS([Cycloid_butterfly.A294])" office:value-type="float" office:value="-0.128643051567616" calcext:value-type="float">
            <text:p>-0.1286430516</text:p>
          </table:table-cell>
          <table:table-cell table:formula="of:=[Cycloid_butterfly.B294]*SIN([Cycloid_butterfly.A294])" office:value-type="float" office:value="0.338854691245357" calcext:value-type="float">
            <text:p>0.3388546912</text:p>
          </table:table-cell>
        </table:table-row>
        <table:table-row table:style-name="ro1">
          <table:table-cell office:value-type="float" office:value="14.55" calcext:value-type="float">
            <text:p>14.55</text:p>
          </table:table-cell>
          <table:table-cell table:formula="of:=EXP(COS([Cycloid_butterfly.A295]))-2*COS(4*[Cycloid_butterfly.A295])+SIN([Cycloid_butterfly.A295]/4)^3" office:value-type="float" office:value="0.72267530324699" calcext:value-type="float">
            <text:p>0.7226753032</text:p>
          </table:table-cell>
          <table:table-cell table:formula="of:=[Cycloid_butterfly.B295]*COS([Cycloid_butterfly.A295])" office:value-type="float" office:value="-0.289941654783033" calcext:value-type="float">
            <text:p>-0.2899416548</text:p>
          </table:table-cell>
          <table:table-cell table:formula="of:=[Cycloid_butterfly.B295]*SIN([Cycloid_butterfly.A295])" office:value-type="float" office:value="0.661961804596614" calcext:value-type="float">
            <text:p>0.6619618046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table:formula="of:=EXP(COS([Cycloid_butterfly.A296]))-2*COS(4*[Cycloid_butterfly.A296])+SIN([Cycloid_butterfly.A296]/4)^3" office:value-type="float" office:value="1.0782651526153" calcext:value-type="float">
            <text:p>1.0782651526</text:p>
          </table:table-cell>
          <table:table-cell table:formula="of:=[Cycloid_butterfly.B296]*COS([Cycloid_butterfly.A296])" office:value-type="float" office:value="-0.481429099579074" calcext:value-type="float">
            <text:p>-0.4814290996</text:p>
          </table:table-cell>
          <table:table-cell table:formula="of:=[Cycloid_butterfly.B296]*SIN([Cycloid_butterfly.A296])" office:value-type="float" office:value="0.964822139786908" calcext:value-type="float">
            <text:p>0.9648221398</text:p>
          </table:table-cell>
        </table:table-row>
        <table:table-row table:style-name="ro1">
          <table:table-cell office:value-type="float" office:value="14.65" calcext:value-type="float">
            <text:p>14.65</text:p>
          </table:table-cell>
          <table:table-cell table:formula="of:=EXP(COS([Cycloid_butterfly.A297]))-2*COS(4*[Cycloid_butterfly.A297])+SIN([Cycloid_butterfly.A297]/4)^3" office:value-type="float" office:value="1.41347990668138" calcext:value-type="float">
            <text:p>1.4134799067</text:p>
          </table:table-cell>
          <table:table-cell table:formula="of:=[Cycloid_butterfly.B297]*COS([Cycloid_butterfly.A297])" office:value-type="float" office:value="-0.693520836261333" calcext:value-type="float">
            <text:p>-0.6935208363</text:p>
          </table:table-cell>
          <table:table-cell table:formula="of:=[Cycloid_butterfly.B297]*SIN([Cycloid_butterfly.A297])" office:value-type="float" office:value="1.23164698524511" calcext:value-type="float">
            <text:p>1.2316469852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table:formula="of:=EXP(COS([Cycloid_butterfly.A298]))-2*COS(4*[Cycloid_butterfly.A298])+SIN([Cycloid_butterfly.A298]/4)^3" office:value-type="float" office:value="1.71345730289634" calcext:value-type="float">
            <text:p>1.7134573029</text:p>
          </table:table-cell>
          <table:table-cell table:formula="of:=[Cycloid_butterfly.B298]*COS([Cycloid_butterfly.A298])" office:value-type="float" office:value="-0.914274063912586" calcext:value-type="float">
            <text:p>-0.9142740639</text:p>
          </table:table-cell>
          <table:table-cell table:formula="of:=[Cycloid_butterfly.B298]*SIN([Cycloid_butterfly.A298])" office:value-type="float" office:value="1.4491510842233" calcext:value-type="float">
            <text:p>1.4491510842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table:formula="of:=EXP(COS([Cycloid_butterfly.A299]))-2*COS(4*[Cycloid_butterfly.A299])+SIN([Cycloid_butterfly.A299]/4)^3" office:value-type="float" office:value="1.96480494471832" calcext:value-type="float">
            <text:p>1.9648049447</text:p>
          </table:table-cell>
          <table:table-cell table:formula="of:=[Cycloid_butterfly.B299]*COS([Cycloid_butterfly.A299])" office:value-type="float" office:value="-1.13013079043213" calcext:value-type="float">
            <text:p>-1.1301307904</text:p>
          </table:table-cell>
          <table:table-cell table:formula="of:=[Cycloid_butterfly.B299]*SIN([Cycloid_butterfly.A299])" office:value-type="float" office:value="1.60725320572298" calcext:value-type="float">
            <text:p>1.6072532057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table:formula="of:=EXP(COS([Cycloid_butterfly.A300]))-2*COS(4*[Cycloid_butterfly.A300])+SIN([Cycloid_butterfly.A300]/4)^3" office:value-type="float" office:value="2.15613194184676" calcext:value-type="float">
            <text:p>2.1561319418</text:p>
          </table:table-cell>
          <table:table-cell table:formula="of:=[Cycloid_butterfly.B300]*COS([Cycloid_butterfly.A300])" office:value-type="float" office:value="-1.32678114399339" calcext:value-type="float">
            <text:p>-1.326781144</text:p>
          </table:table-cell>
          <table:table-cell table:formula="of:=[Cycloid_butterfly.B300]*SIN([Cycloid_butterfly.A300])" office:value-type="float" office:value="1.69957546069466" calcext:value-type="float">
            <text:p>1.6995754607</text:p>
          </table:table-cell>
        </table:table-row>
        <table:table-row table:style-name="ro1">
          <table:table-cell office:value-type="float" office:value="14.85" calcext:value-type="float">
            <text:p>14.85</text:p>
          </table:table-cell>
          <table:table-cell table:formula="of:=EXP(COS([Cycloid_butterfly.A301]))-2*COS(4*[Cycloid_butterfly.A301])+SIN([Cycloid_butterfly.A301]/4)^3" office:value-type="float" office:value="2.27850067309429" calcext:value-type="float">
            <text:p>2.2785006731</text:p>
          </table:table-cell>
          <table:table-cell table:formula="of:=[Cycloid_butterfly.B301]*COS([Cycloid_butterfly.A301])" office:value-type="float" office:value="-1.49009304101881" calcext:value-type="float">
            <text:p>-1.490093041</text:p>
          </table:table-cell>
          <table:table-cell table:formula="of:=[Cycloid_butterfly.B301]*SIN([Cycloid_butterfly.A301])" office:value-type="float" office:value="1.72371344671858" calcext:value-type="float">
            <text:p>1.7237134467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table:formula="of:=EXP(COS([Cycloid_butterfly.A302]))-2*COS(4*[Cycloid_butterfly.A302])+SIN([Cycloid_butterfly.A302]/4)^3" office:value-type="float" office:value="2.32578070514056" calcext:value-type="float">
            <text:p>2.3257807051</text:p>
          </table:table-cell>
          <table:table-cell table:formula="of:=[Cycloid_butterfly.B302]*COS([Cycloid_butterfly.A302])" office:value-type="float" office:value="-1.60704976570544" calcext:value-type="float">
            <text:p>-1.6070497657</text:p>
          </table:table-cell>
          <table:table-cell table:formula="of:=[Cycloid_butterfly.B302]*SIN([Cycloid_butterfly.A302])" office:value-type="float" office:value="1.68126349480092" calcext:value-type="float">
            <text:p>1.6812634948</text:p>
          </table:table-cell>
        </table:table-row>
        <table:table-row table:style-name="ro1">
          <table:table-cell office:value-type="float" office:value="14.95" calcext:value-type="float">
            <text:p>14.95</text:p>
          </table:table-cell>
          <table:table-cell table:formula="of:=EXP(COS([Cycloid_butterfly.A303]))-2*COS(4*[Cycloid_butterfly.A303])+SIN([Cycloid_butterfly.A303]/4)^3" office:value-type="float" office:value="2.29489079654836" calcext:value-type="float">
            <text:p>2.2948907965</text:p>
          </table:table-cell>
          <table:table-cell table:formula="of:=[Cycloid_butterfly.B303]*COS([Cycloid_butterfly.A303])" office:value-type="float" office:value="-1.66663610998984" calcext:value-type="float">
            <text:p>-1.66663611</text:p>
          </table:table-cell>
          <table:table-cell table:formula="of:=[Cycloid_butterfly.B303]*SIN([Cycloid_butterfly.A303])" office:value-type="float" office:value="1.57760826727053" calcext:value-type="float">
            <text:p>1.57760826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EXP(COS([Cycloid_butterfly.A304]))-2*COS(4*[Cycloid_butterfly.A304])+SIN([Cycloid_butterfly.A304]/4)^3" office:value-type="float" office:value="2.18591937361686" calcext:value-type="float">
            <text:p>2.1859193736</text:p>
          </table:table-cell>
          <table:table-cell table:formula="of:=[Cycloid_butterfly.B304]*COS([Cycloid_butterfly.A304])" office:value-type="float" office:value="-1.66061652662065" calcext:value-type="float">
            <text:p>-1.6606165266</text:p>
          </table:table-cell>
          <table:table-cell table:formula="of:=[Cycloid_butterfly.B304]*SIN([Cycloid_butterfly.A304])" office:value-type="float" office:value="1.4214767882269" calcext:value-type="float">
            <text:p>1.4214767882</text:p>
          </table:table-cell>
        </table:table-row>
        <table:table-row table:style-name="ro1">
          <table:table-cell office:value-type="float" office:value="15.05" calcext:value-type="float">
            <text:p>15.05</text:p>
          </table:table-cell>
          <table:table-cell table:formula="of:=EXP(COS([Cycloid_butterfly.A305]))-2*COS(4*[Cycloid_butterfly.A305])+SIN([Cycloid_butterfly.A305]/4)^3" office:value-type="float" office:value="2.00211870528555" calcext:value-type="float">
            <text:p>2.0021187053</text:p>
          </table:table-cell>
          <table:table-cell table:formula="of:=[Cycloid_butterfly.B305]*COS([Cycloid_butterfly.A305])" office:value-type="float" office:value="-1.58415509663532" calcext:value-type="float">
            <text:p>-1.5841550966</text:p>
          </table:table-cell>
          <table:table-cell table:formula="of:=[Cycloid_butterfly.B305]*SIN([Cycloid_butterfly.A305])" office:value-type="float" office:value="1.22430876001874" calcext:value-type="float">
            <text:p>1.22430876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table:formula="of:=EXP(COS([Cycloid_butterfly.A306]))-2*COS(4*[Cycloid_butterfly.A306])+SIN([Cycloid_butterfly.A306]/4)^3" office:value-type="float" office:value="1.74977303546681" calcext:value-type="float">
            <text:p>1.7497730355</text:p>
          </table:table-cell>
          <table:table-cell table:formula="of:=[Cycloid_butterfly.B306]*COS([Cycloid_butterfly.A306])" office:value-type="float" office:value="-1.43623661990134" calcext:value-type="float">
            <text:p>-1.4362366199</text:p>
          </table:table-cell>
          <table:table-cell table:formula="of:=[Cycloid_butterfly.B306]*SIN([Cycloid_butterfly.A306])" office:value-type="float" office:value="0.999464880474096" calcext:value-type="float">
            <text:p>0.9994648805</text:p>
          </table:table-cell>
        </table:table-row>
        <table:table-row table:style-name="ro1">
          <table:table-cell office:value-type="float" office:value="15.15" calcext:value-type="float">
            <text:p>15.15</text:p>
          </table:table-cell>
          <table:table-cell table:formula="of:=EXP(COS([Cycloid_butterfly.A307]))-2*COS(4*[Cycloid_butterfly.A307])+SIN([Cycloid_butterfly.A307]/4)^3" office:value-type="float" office:value="1.43794595234049" calcext:value-type="float">
            <text:p>1.4379459523</text:p>
          </table:table-cell>
          <table:table-cell table:formula="of:=[Cycloid_butterfly.B307]*COS([Cycloid_butterfly.A307])" office:value-type="float" office:value="-1.21986022012209" calcext:value-type="float">
            <text:p>-1.2198602201</text:p>
          </table:table-cell>
          <table:table-cell table:formula="of:=[Cycloid_butterfly.B307]*SIN([Cycloid_butterfly.A307])" office:value-type="float" office:value="0.761334095661103" calcext:value-type="float">
            <text:p>0.7613340957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EXP(COS([Cycloid_butterfly.A308]))-2*COS(4*[Cycloid_butterfly.A308])+SIN([Cycloid_butterfly.A308]/4)^3" office:value-type="float" office:value="1.07811708514424" calcext:value-type="float">
            <text:p>1.0781170851</text:p>
          </table:table-cell>
          <table:table-cell table:formula="of:=[Cycloid_butterfly.B308]*COS([Cycloid_butterfly.A308])" office:value-type="float" office:value="-0.941990769306632" calcext:value-type="float">
            <text:p>-0.9419907693</text:p>
          </table:table-cell>
          <table:table-cell table:formula="of:=[Cycloid_butterfly.B308]*SIN([Cycloid_butterfly.A308])" office:value-type="float" office:value="0.524394736645041" calcext:value-type="float">
            <text:p>0.5243947366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table:formula="of:=EXP(COS([Cycloid_butterfly.A309]))-2*COS(4*[Cycloid_butterfly.A309])+SIN([Cycloid_butterfly.A309]/4)^3" office:value-type="float" office:value="0.683722628050696" calcext:value-type="float">
            <text:p>0.6837226281</text:p>
          </table:table-cell>
          <table:table-cell table:formula="of:=[Cycloid_butterfly.B309]*COS([Cycloid_butterfly.A309])" office:value-type="float" office:value="-0.613268321611485" calcext:value-type="float">
            <text:p>-0.6132683216</text:p>
          </table:table-cell>
          <table:table-cell table:formula="of:=[Cycloid_butterfly.B309]*SIN([Cycloid_butterfly.A309])" office:value-type="float" office:value="0.302288931018624" calcext:value-type="float">
            <text:p>0.302288931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table:formula="of:=EXP(COS([Cycloid_butterfly.A310]))-2*COS(4*[Cycloid_butterfly.A310])+SIN([Cycloid_butterfly.A310]/4)^3" office:value-type="float" office:value="0.269618022069824" calcext:value-type="float">
            <text:p>0.2696180221</text:p>
          </table:table-cell>
          <table:table-cell table:formula="of:=[Cycloid_butterfly.B310]*COS([Cycloid_butterfly.A310])" office:value-type="float" office:value="-0.247490681412311" calcext:value-type="float">
            <text:p>-0.2474906814</text:p>
          </table:table-cell>
          <table:table-cell table:formula="of:=[Cycloid_butterfly.B310]*SIN([Cycloid_butterfly.A310])" office:value-type="float" office:value="0.106968408602324" calcext:value-type="float">
            <text:p>0.1069684086</text:p>
          </table:table-cell>
        </table:table-row>
        <table:table-row table:style-name="ro1">
          <table:table-cell office:value-type="float" office:value="15.35" calcext:value-type="float">
            <text:p>15.35</text:p>
          </table:table-cell>
          <table:table-cell table:formula="of:=EXP(COS([Cycloid_butterfly.A311]))-2*COS(4*[Cycloid_butterfly.A311])+SIN([Cycloid_butterfly.A311]/4)^3" office:value-type="float" office:value="-0.148515773202082" calcext:value-type="float">
            <text:p>-0.1485157732</text:p>
          </table:table-cell>
          <table:table-cell table:formula="of:=[Cycloid_butterfly.B311]*COS([Cycloid_butterfly.A311])" office:value-type="float" office:value="0.139101710354508" calcext:value-type="float">
            <text:p>0.1391017104</text:p>
          </table:table-cell>
          <table:table-cell table:formula="of:=[Cycloid_butterfly.B311]*SIN([Cycloid_butterfly.A311])" office:value-type="float" office:value="-0.0520350753459923" calcext:value-type="float">
            <text:p>-0.0520350753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table:formula="of:=EXP(COS([Cycloid_butterfly.A312]))-2*COS(4*[Cycloid_butterfly.A312])+SIN([Cycloid_butterfly.A312]/4)^3" office:value-type="float" office:value="-0.554798739378261" calcext:value-type="float">
            <text:p>-0.5547987394</text:p>
          </table:table-cell>
          <table:table-cell table:formula="of:=[Cycloid_butterfly.B312]*COS([Cycloid_butterfly.A312])" office:value-type="float" office:value="0.528697076975845" calcext:value-type="float">
            <text:p>0.528697077</text:p>
          </table:table-cell>
          <table:table-cell table:formula="of:=[Cycloid_butterfly.B312]*SIN([Cycloid_butterfly.A312])" office:value-type="float" office:value="-0.168169682204926" calcext:value-type="float">
            <text:p>-0.1681696822</text:p>
          </table:table-cell>
        </table:table-row>
        <table:table-row table:style-name="ro1">
          <table:table-cell office:value-type="float" office:value="15.45" calcext:value-type="float">
            <text:p>15.45</text:p>
          </table:table-cell>
          <table:table-cell table:formula="of:=EXP(COS([Cycloid_butterfly.A313]))-2*COS(4*[Cycloid_butterfly.A313])+SIN([Cycloid_butterfly.A313]/4)^3" office:value-type="float" office:value="-0.933786008916477" calcext:value-type="float">
            <text:p>-0.9337860089</text:p>
          </table:table-cell>
          <table:table-cell table:formula="of:=[Cycloid_butterfly.B313]*COS([Cycloid_butterfly.A313])" office:value-type="float" office:value="0.902888502971867" calcext:value-type="float">
            <text:p>0.902888503</text:p>
          </table:table-cell>
          <table:table-cell table:formula="of:=[Cycloid_butterfly.B313]*SIN([Cycloid_butterfly.A313])" office:value-type="float" office:value="-0.238219775941007" calcext:value-type="float">
            <text:p>-0.2382197759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EXP(COS([Cycloid_butterfly.A314]))-2*COS(4*[Cycloid_butterfly.A314])+SIN([Cycloid_butterfly.A314]/4)^3" office:value-type="float" office:value="-1.27108453545463" calcext:value-type="float">
            <text:p>-1.2710845355</text:p>
          </table:table-cell>
          <table:table-cell table:formula="of:=[Cycloid_butterfly.B314]*COS([Cycloid_butterfly.A314])" office:value-type="float" office:value="1.24369706525112" calcext:value-type="float">
            <text:p>1.2436970653</text:p>
          </table:table-cell>
          <table:table-cell table:formula="of:=[Cycloid_butterfly.B314]*SIN([Cycloid_butterfly.A314])" office:value-type="float" office:value="-0.262437623365392" calcext:value-type="float">
            <text:p>-0.2624376234</text:p>
          </table:table-cell>
        </table:table-row>
        <table:table-row table:style-name="ro1">
          <table:table-cell office:value-type="float" office:value="15.55" calcext:value-type="float">
            <text:p>15.55</text:p>
          </table:table-cell>
          <table:table-cell table:formula="of:=EXP(COS([Cycloid_butterfly.A315]))-2*COS(4*[Cycloid_butterfly.A315])+SIN([Cycloid_butterfly.A315]/4)^3" office:value-type="float" office:value="-1.55392763622188" calcext:value-type="float">
            <text:p>-1.5539276362</text:p>
          </table:table-cell>
          <table:table-cell table:formula="of:=[Cycloid_butterfly.B315]*COS([Cycloid_butterfly.A315])" office:value-type="float" office:value="1.53458080827214" calcext:value-type="float">
            <text:p>1.5345808083</text:p>
          </table:table-cell>
          <table:table-cell table:formula="of:=[Cycloid_butterfly.B315]*SIN([Cycloid_butterfly.A315])" office:value-type="float" office:value="-0.244443943465475" calcext:value-type="float">
            <text:p>-0.2444439435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table:formula="of:=EXP(COS([Cycloid_butterfly.A316]))-2*COS(4*[Cycloid_butterfly.A316])+SIN([Cycloid_butterfly.A316]/4)^3" office:value-type="float" office:value="-1.77168449846513" calcext:value-type="float">
            <text:p>-1.7716844985</text:p>
          </table:table-cell>
          <table:table-cell table:formula="of:=[Cycloid_butterfly.B316]*COS([Cycloid_butterfly.A316])" office:value-type="float" office:value="1.76136908725904" calcext:value-type="float">
            <text:p>1.7613690873</text:p>
          </table:table-cell>
          <table:table-cell table:formula="of:=[Cycloid_butterfly.B316]*SIN([Cycloid_butterfly.A316])" office:value-type="float" office:value="-0.190905475431926" calcext:value-type="float">
            <text:p>-0.1909054754</text:p>
          </table:table-cell>
        </table:table-row>
        <table:table-row table:style-name="ro1">
          <table:table-cell office:value-type="float" office:value="15.65" calcext:value-type="float">
            <text:p>15.65</text:p>
          </table:table-cell>
          <table:table-cell table:formula="of:=EXP(COS([Cycloid_butterfly.A317]))-2*COS(4*[Cycloid_butterfly.A317])+SIN([Cycloid_butterfly.A317]/4)^3" office:value-type="float" office:value="-1.91628433547735" calcext:value-type="float">
            <text:p>-1.9162843355</text:p>
          </table:table-cell>
          <table:table-cell table:formula="of:=[Cycloid_butterfly.B317]*COS([Cycloid_butterfly.A317])" office:value-type="float" office:value="1.9130661276774" calcext:value-type="float">
            <text:p>1.9130661277</text:p>
          </table:table-cell>
          <table:table-cell table:formula="of:=[Cycloid_butterfly.B317]*SIN([Cycloid_butterfly.A317])" office:value-type="float" office:value="-0.111011916158961" calcext:value-type="float">
            <text:p>-0.1110119162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table:formula="of:=EXP(COS([Cycloid_butterfly.A318]))-2*COS(4*[Cycloid_butterfly.A318])+SIN([Cycloid_butterfly.A318]/4)^3" office:value-type="float" office:value="-1.98253828117612" calcext:value-type="float">
            <text:p>-1.9825382812</text:p>
          </table:table-cell>
          <table:table-cell table:formula="of:=[Cycloid_butterfly.B318]*COS([Cycloid_butterfly.A318])" office:value-type="float" office:value="1.98247542152742" calcext:value-type="float">
            <text:p>1.9824754215</text:p>
          </table:table-cell>
          <table:table-cell table:formula="of:=[Cycloid_butterfly.B318]*SIN([Cycloid_butterfly.A318])" office:value-type="float" office:value="-0.0157873166956618" calcext:value-type="float">
            <text:p>-0.0157873167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table:formula="of:=EXP(COS([Cycloid_butterfly.A319]))-2*COS(4*[Cycloid_butterfly.A319])+SIN([Cycloid_butterfly.A319]/4)^3" office:value-type="float" office:value="-1.96834618960914" calcext:value-type="float">
            <text:p>-1.9683461896</text:p>
          </table:table-cell>
          <table:table-cell table:formula="of:=[Cycloid_butterfly.B319]*COS([Cycloid_butterfly.A319])" office:value-type="float" office:value="1.96660732636635" calcext:value-type="float">
            <text:p>1.9666073264</text:p>
          </table:table-cell>
          <table:table-cell table:formula="of:=[Cycloid_butterfly.B319]*SIN([Cycloid_butterfly.A319])" office:value-type="float" office:value="0.082718474544921" calcext:value-type="float">
            <text:p>0.0827184745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table:formula="of:=EXP(COS([Cycloid_butterfly.A320]))-2*COS(4*[Cycloid_butterfly.A320])+SIN([Cycloid_butterfly.A320]/4)^3" office:value-type="float" office:value="-1.87478009473771" calcext:value-type="float">
            <text:p>-1.8747800947</text:p>
          </table:table-cell>
          <table:table-cell table:formula="of:=[Cycloid_butterfly.B320]*COS([Cycloid_butterfly.A320])" office:value-type="float" office:value="1.86684529210021" calcext:value-type="float">
            <text:p>1.8668452921</text:p>
          </table:table-cell>
          <table:table-cell table:formula="of:=[Cycloid_butterfly.B320]*SIN([Cycloid_butterfly.A320])" office:value-type="float" office:value="0.172305133376898" calcext:value-type="float">
            <text:p>0.1723051334</text:p>
          </table:table-cell>
        </table:table-row>
        <table:table-row table:style-name="ro1">
          <table:table-cell office:value-type="float" office:value="15.85" calcext:value-type="float">
            <text:p>15.85</text:p>
          </table:table-cell>
          <table:table-cell table:formula="of:=EXP(COS([Cycloid_butterfly.A321]))-2*COS(4*[Cycloid_butterfly.A321])+SIN([Cycloid_butterfly.A321]/4)^3" office:value-type="float" office:value="-1.70604100345472" calcext:value-type="float">
            <text:p>-1.7060410035</text:p>
          </table:table-cell>
          <table:table-cell table:formula="of:=[Cycloid_butterfly.B321]*COS([Cycloid_butterfly.A321])" office:value-type="float" office:value="1.68886071099436" calcext:value-type="float">
            <text:p>1.688860711</text:p>
          </table:table-cell>
          <table:table-cell table:formula="of:=[Cycloid_butterfly.B321]*SIN([Cycloid_butterfly.A321])" office:value-type="float" office:value="0.24150653061236" calcext:value-type="float">
            <text:p>0.2415065306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table:formula="of:=EXP(COS([Cycloid_butterfly.A322]))-2*COS(4*[Cycloid_butterfly.A322])+SIN([Cycloid_butterfly.A322]/4)^3" office:value-type="float" office:value="-1.46929074501549" calcext:value-type="float">
            <text:p>-1.469290745</text:p>
          </table:table-cell>
          <table:table-cell table:formula="of:=[Cycloid_butterfly.B322]*COS([Cycloid_butterfly.A322])" office:value-type="float" office:value="1.4422815719657" calcext:value-type="float">
            <text:p>1.442281572</text:p>
          </table:table-cell>
          <table:table-cell table:formula="of:=[Cycloid_butterfly.B322]*SIN([Cycloid_butterfly.A322])" office:value-type="float" office:value="0.280426747219882" calcext:value-type="float">
            <text:p>0.2804267472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  <table:table-cell table:formula="of:=EXP(COS([Cycloid_butterfly.A323]))-2*COS(4*[Cycloid_butterfly.A323])+SIN([Cycloid_butterfly.A323]/4)^3" office:value-type="float" office:value="-1.17436558159432" calcext:value-type="float">
            <text:p>-1.1743655816</text:p>
          </table:table-cell>
          <table:table-cell table:formula="of:=[Cycloid_butterfly.B323]*COS([Cycloid_butterfly.A323])" office:value-type="float" office:value="1.14013496686306" calcext:value-type="float">
            <text:p>1.1401349669</text:p>
          </table:table-cell>
          <table:table-cell table:formula="of:=[Cycloid_butterfly.B323]*SIN([Cycloid_butterfly.A323])" office:value-type="float" office:value="0.281472514767466" calcext:value-type="float">
            <text:p>0.28147251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EXP(COS([Cycloid_butterfly.A324]))-2*COS(4*[Cycloid_butterfly.A324])+SIN([Cycloid_butterfly.A324]/4)^3" office:value-type="float" office:value="-0.83338299896267" calcext:value-type="float">
            <text:p>-0.833382999</text:p>
          </table:table-cell>
          <table:table-cell table:formula="of:=[Cycloid_butterfly.B324]*COS([Cycloid_butterfly.A324])" office:value-type="float" office:value="0.798097129696934" calcext:value-type="float">
            <text:p>0.7980971297</text:p>
          </table:table-cell>
          <table:table-cell table:formula="of:=[Cycloid_butterfly.B324]*SIN([Cycloid_butterfly.A324])" office:value-type="float" office:value="0.239933729453631" calcext:value-type="float">
            <text:p>0.2399337295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  <table:table-cell table:formula="of:=EXP(COS([Cycloid_butterfly.A325]))-2*COS(4*[Cycloid_butterfly.A325])+SIN([Cycloid_butterfly.A325]/4)^3" office:value-type="float" office:value="-0.460257355407717" calcext:value-type="float">
            <text:p>-0.4602573554</text:p>
          </table:table-cell>
          <table:table-cell table:formula="of:=[Cycloid_butterfly.B325]*COS([Cycloid_butterfly.A325])" office:value-type="float" office:value="0.433596251609208" calcext:value-type="float">
            <text:p>0.4335962516</text:p>
          </table:table-cell>
          <table:table-cell table:formula="of:=[Cycloid_butterfly.B325]*SIN([Cycloid_butterfly.A325])" office:value-type="float" office:value="0.154373326055214" calcext:value-type="float">
            <text:p>0.1543733261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table:formula="of:=EXP(COS([Cycloid_butterfly.A326]))-2*COS(4*[Cycloid_butterfly.A326])+SIN([Cycloid_butterfly.A326]/4)^3" office:value-type="float" office:value="-0.0701437012057498" calcext:value-type="float">
            <text:p>-0.0701437012</text:p>
          </table:table-cell>
          <table:table-cell table:formula="of:=[Cycloid_butterfly.B326]*COS([Cycloid_butterfly.A326])" office:value-type="float" office:value="0.0648220950027625" calcext:value-type="float">
            <text:p>0.064822095</text:p>
          </table:table-cell>
          <table:table-cell table:formula="of:=[Cycloid_butterfly.B326]*SIN([Cycloid_butterfly.A326])" office:value-type="float" office:value="0.0267999033262125" calcext:value-type="float">
            <text:p>0.0267999033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  <table:table-cell table:formula="of:=EXP(COS([Cycloid_butterfly.A327]))-2*COS(4*[Cycloid_butterfly.A327])+SIN([Cycloid_butterfly.A327]/4)^3" office:value-type="float" office:value="0.321168054613766" calcext:value-type="float">
            <text:p>0.3211680546</text:p>
          </table:table-cell>
          <table:table-cell table:formula="of:=[Cycloid_butterfly.B327]*COS([Cycloid_butterfly.A327])" office:value-type="float" office:value="-0.29029810790471" calcext:value-type="float">
            <text:p>-0.2902981079</text:p>
          </table:table-cell>
          <table:table-cell table:formula="of:=[Cycloid_butterfly.B327]*SIN([Cycloid_butterfly.A327])" office:value-type="float" office:value="-0.137389693395599" calcext:value-type="float">
            <text:p>-0.1373896934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table:formula="of:=EXP(COS([Cycloid_butterfly.A328]))-2*COS(4*[Cycloid_butterfly.A328])+SIN([Cycloid_butterfly.A328]/4)^3" office:value-type="float" office:value="0.697884472996626" calcext:value-type="float">
            <text:p>0.697884473</text:p>
          </table:table-cell>
          <table:table-cell table:formula="of:=[Cycloid_butterfly.B328]*COS([Cycloid_butterfly.A328])" office:value-type="float" office:value="-0.615096175950172" calcext:value-type="float">
            <text:p>-0.615096176</text:p>
          </table:table-cell>
          <table:table-cell table:formula="of:=[Cycloid_butterfly.B328]*SIN([Cycloid_butterfly.A328])" office:value-type="float" office:value="-0.329695969009713" calcext:value-type="float">
            <text:p>-0.329695969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table:formula="of:=EXP(COS([Cycloid_butterfly.A329]))-2*COS(4*[Cycloid_butterfly.A329])+SIN([Cycloid_butterfly.A329]/4)^3" office:value-type="float" office:value="1.04484023424797" calcext:value-type="float">
            <text:p>1.0448402342</text:p>
          </table:table-cell>
          <table:table-cell table:formula="of:=[Cycloid_butterfly.B329]*COS([Cycloid_butterfly.A329])" office:value-type="float" office:value="-0.895072569502616" calcext:value-type="float">
            <text:p>-0.8950725695</text:p>
          </table:table-cell>
          <table:table-cell table:formula="of:=[Cycloid_butterfly.B329]*SIN([Cycloid_butterfly.A329])" office:value-type="float" office:value="-0.53901410967371" calcext:value-type="float">
            <text:p>-0.5390141097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table:formula="of:=EXP(COS([Cycloid_butterfly.A330]))-2*COS(4*[Cycloid_butterfly.A330])+SIN([Cycloid_butterfly.A330]/4)^3" office:value-type="float" office:value="1.34810491901832" calcext:value-type="float">
            <text:p>1.348104919</text:p>
          </table:table-cell>
          <table:table-cell table:formula="of:=[Cycloid_butterfly.B330]*COS([Cycloid_butterfly.A330])" office:value-type="float" office:value="-1.11866527820897" calcext:value-type="float">
            <text:p>-1.1186652782</text:p>
          </table:table-cell>
          <table:table-cell table:formula="of:=[Cycloid_butterfly.B330]*SIN([Cycloid_butterfly.A330])" office:value-type="float" office:value="-0.752313011991054" calcext:value-type="float">
            <text:p>-0.752313012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  <table:table-cell table:formula="of:=EXP(COS([Cycloid_butterfly.A331]))-2*COS(4*[Cycloid_butterfly.A331])+SIN([Cycloid_butterfly.A331]/4)^3" office:value-type="float" office:value="1.59554072155879" calcext:value-type="float">
            <text:p>1.5955407216</text:p>
          </table:table-cell>
          <table:table-cell table:formula="of:=[Cycloid_butterfly.B331]*COS([Cycloid_butterfly.A331])" office:value-type="float" office:value="-1.2778330917901" calcext:value-type="float">
            <text:p>-1.2778330918</text:p>
          </table:table-cell>
          <table:table-cell table:formula="of:=[Cycloid_butterfly.B331]*SIN([Cycloid_butterfly.A331])" office:value-type="float" office:value="-0.955454228981438" calcext:value-type="float">
            <text:p>-0.955454229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table:formula="of:=EXP(COS([Cycloid_butterfly.A332]))-2*COS(4*[Cycloid_butterfly.A332])+SIN([Cycloid_butterfly.A332]/4)^3" office:value-type="float" office:value="1.77728885009284" calcext:value-type="float">
            <text:p>1.7772888501</text:p>
          </table:table-cell>
          <table:table-cell table:formula="of:=[Cycloid_butterfly.B332]*COS([Cycloid_butterfly.A332])" office:value-type="float" office:value="-1.36841992542315" calcext:value-type="float">
            <text:p>-1.3684199254</text:p>
          </table:table-cell>
          <table:table-cell table:formula="of:=[Cycloid_butterfly.B332]*SIN([Cycloid_butterfly.A332])" office:value-type="float" office:value="-1.13409989170674" calcext:value-type="float">
            <text:p>-1.1340998917</text:p>
          </table:table-cell>
        </table:table-row>
        <table:table-row table:style-name="ro1">
          <table:table-cell office:value-type="float" office:value="16.45" calcext:value-type="float">
            <text:p>16.45</text:p>
          </table:table-cell>
          <table:table-cell table:formula="of:=EXP(COS([Cycloid_butterfly.A333]))-2*COS(4*[Cycloid_butterfly.A333])+SIN([Cycloid_butterfly.A333]/4)^3" office:value-type="float" office:value="1.88616520986076" calcext:value-type="float">
            <text:p>1.8861652099</text:p>
          </table:table-cell>
          <table:table-cell table:formula="of:=[Cycloid_butterfly.B333]*COS([Cycloid_butterfly.A333])" office:value-type="float" office:value="-1.39028046353132" calcext:value-type="float">
            <text:p>-1.3902804635</text:p>
          </table:table-cell>
          <table:table-cell table:formula="of:=[Cycloid_butterfly.B333]*SIN([Cycloid_butterfly.A333])" office:value-type="float" office:value="-1.27465267097049" calcext:value-type="float">
            <text:p>-1.274652671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table:formula="of:=EXP(COS([Cycloid_butterfly.A334]))-2*COS(4*[Cycloid_butterfly.A334])+SIN([Cycloid_butterfly.A334]/4)^3" office:value-type="float" office:value="1.91794957836585" calcext:value-type="float">
            <text:p>1.9179495784</text:p>
          </table:table-cell>
          <table:table-cell table:formula="of:=[Cycloid_butterfly.B334]*COS([Cycloid_butterfly.A334])" office:value-type="float" office:value="-1.34716214028275" calcext:value-type="float">
            <text:p>-1.3471621403</text:p>
          </table:table-cell>
          <table:table-cell table:formula="of:=[Cycloid_butterfly.B334]*SIN([Cycloid_butterfly.A334])" office:value-type="float" office:value="-1.36516839728385" calcext:value-type="float">
            <text:p>-1.3651683973</text:p>
          </table:table-cell>
        </table:table-row>
        <table:table-row table:style-name="ro1">
          <table:table-cell office:value-type="float" office:value="16.55" calcext:value-type="float">
            <text:p>16.55</text:p>
          </table:table-cell>
          <table:table-cell table:formula="of:=EXP(COS([Cycloid_butterfly.A335]))-2*COS(4*[Cycloid_butterfly.A335])+SIN([Cycloid_butterfly.A335]/4)^3" office:value-type="float" office:value="1.87155672550266" calcext:value-type="float">
            <text:p>1.8715567255</text:p>
          </table:table-cell>
          <table:table-cell table:formula="of:=[Cycloid_butterfly.B335]*COS([Cycloid_butterfly.A335])" office:value-type="float" office:value="-1.24635347668517" calcext:value-type="float">
            <text:p>-1.2463534767</text:p>
          </table:table-cell>
          <table:table-cell table:formula="of:=[Cycloid_butterfly.B335]*SIN([Cycloid_butterfly.A335])" office:value-type="float" office:value="-1.39618322147525" calcext:value-type="float">
            <text:p>-1.3961832215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table:formula="of:=EXP(COS([Cycloid_butterfly.A336]))-2*COS(4*[Cycloid_butterfly.A336])+SIN([Cycloid_butterfly.A336]/4)^3" office:value-type="float" office:value="1.74908263441513" calcext:value-type="float">
            <text:p>1.7490826344</text:p>
          </table:table-cell>
          <table:table-cell table:formula="of:=[Cycloid_butterfly.B336]*COS([Cycloid_butterfly.A336])" office:value-type="float" office:value="-1.09812311384842" calcext:value-type="float">
            <text:p>-1.0981231138</text:p>
          </table:table-cell>
          <table:table-cell table:formula="of:=[Cycloid_butterfly.B336]*SIN([Cycloid_butterfly.A336])" office:value-type="float" office:value="-1.36140210402526" calcext:value-type="float">
            <text:p>-1.361402104</text:p>
          </table:table-cell>
        </table:table-row>
        <table:table-row table:style-name="ro1">
          <table:table-cell office:value-type="float" office:value="16.65" calcext:value-type="float">
            <text:p>16.65</text:p>
          </table:table-cell>
          <table:table-cell table:formula="of:=EXP(COS([Cycloid_butterfly.A337]))-2*COS(4*[Cycloid_butterfly.A337])+SIN([Cycloid_butterfly.A337]/4)^3" office:value-type="float" office:value="1.55572395462945" calcext:value-type="float">
            <text:p>1.5557239546</text:p>
          </table:table-cell>
          <table:table-cell table:formula="of:=[Cycloid_butterfly.B337]*COS([Cycloid_butterfly.A337])" office:value-type="float" office:value="-0.914986634528147" calcext:value-type="float">
            <text:p>-0.9149866345</text:p>
          </table:table-cell>
          <table:table-cell table:formula="of:=[Cycloid_butterfly.B337]*SIN([Cycloid_butterfly.A337])" office:value-type="float" office:value="-1.25820367255972" calcext:value-type="float">
            <text:p>-1.2582036726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table:formula="of:=EXP(COS([Cycloid_butterfly.A338]))-2*COS(4*[Cycloid_butterfly.A338])+SIN([Cycloid_butterfly.A338]/4)^3" office:value-type="float" office:value="1.29957386888939" calcext:value-type="float">
            <text:p>1.2995738689</text:p>
          </table:table-cell>
          <table:table-cell table:formula="of:=[Cycloid_butterfly.B338]*COS([Cycloid_butterfly.A338])" office:value-type="float" office:value="-0.710848663896694" calcext:value-type="float">
            <text:p>-0.7108486639</text:p>
          </table:table-cell>
          <table:table-cell table:formula="of:=[Cycloid_butterfly.B338]*SIN([Cycloid_butterfly.A338])" office:value-type="float" office:value="-1.08792757927007" calcext:value-type="float">
            <text:p>-1.0879275793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table:formula="of:=EXP(COS([Cycloid_butterfly.A339]))-2*COS(4*[Cycloid_butterfly.A339])+SIN([Cycloid_butterfly.A339]/4)^3" office:value-type="float" office:value="0.991302477908167" calcext:value-type="float">
            <text:p>0.9913024779</text:p>
          </table:table-cell>
          <table:table-cell table:formula="of:=[Cycloid_butterfly.B339]*COS([Cycloid_butterfly.A339])" office:value-type="float" office:value="-0.500075146475558" calcext:value-type="float">
            <text:p>-0.5000751465</text:p>
          </table:table-cell>
          <table:table-cell table:formula="of:=[Cycloid_butterfly.B339]*SIN([Cycloid_butterfly.A339])" office:value-type="float" office:value="-0.855923741103331" calcext:value-type="float">
            <text:p>-0.8559237411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table:formula="of:=EXP(COS([Cycloid_butterfly.A340]))-2*COS(4*[Cycloid_butterfly.A340])+SIN([Cycloid_butterfly.A340]/4)^3" office:value-type="float" office:value="0.643734406739582" calcext:value-type="float">
            <text:p>0.6437344067</text:p>
          </table:table-cell>
          <table:table-cell table:formula="of:=[Cycloid_butterfly.B340]*COS([Cycloid_butterfly.A340])" office:value-type="float" office:value="-0.296554657164882" calcext:value-type="float">
            <text:p>-0.2965546572</text:p>
          </table:table-cell>
          <table:table-cell table:formula="of:=[Cycloid_butterfly.B340]*SIN([Cycloid_butterfly.A340])" office:value-type="float" office:value="-0.571357437804201" calcext:value-type="float">
            <text:p>-0.5713574378</text:p>
          </table:table-cell>
        </table:table-row>
        <table:table-row table:style-name="ro1">
          <table:table-cell office:value-type="float" office:value="16.85" calcext:value-type="float">
            <text:p>16.85</text:p>
          </table:table-cell>
          <table:table-cell table:formula="of:=EXP(COS([Cycloid_butterfly.A341]))-2*COS(4*[Cycloid_butterfly.A341])+SIN([Cycloid_butterfly.A341]/4)^3" office:value-type="float" office:value="0.271340429369387" calcext:value-type="float">
            <text:p>0.2713404294</text:p>
          </table:table-cell>
          <table:table-cell table:formula="of:=[Cycloid_butterfly.B341]*COS([Cycloid_butterfly.A341])" office:value-type="float" office:value="-0.112807883075883" calcext:value-type="float">
            <text:p>-0.1128078831</text:p>
          </table:table-cell>
          <table:table-cell table:formula="of:=[Cycloid_butterfly.B341]*SIN([Cycloid_butterfly.A341])" office:value-type="float" office:value="-0.246779274101982" calcext:value-type="float">
            <text:p>-0.2467792741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table:formula="of:=EXP(COS([Cycloid_butterfly.A342]))-2*COS(4*[Cycloid_butterfly.A342])+SIN([Cycloid_butterfly.A342]/4)^3" office:value-type="float" office:value="-0.11033666864165" calcext:value-type="float">
            <text:p>-0.1103366686</text:p>
          </table:table-cell>
          <table:table-cell table:formula="of:=[Cycloid_butterfly.B342]*COS([Cycloid_butterfly.A342])" office:value-type="float" office:value="0.0407989984040692" calcext:value-type="float">
            <text:p>0.0407989984</text:p>
          </table:table-cell>
          <table:table-cell table:formula="of:=[Cycloid_butterfly.B342]*SIN([Cycloid_butterfly.A342])" office:value-type="float" office:value="0.102516448320072" calcext:value-type="float">
            <text:p>0.1025164483</text:p>
          </table:table-cell>
        </table:table-row>
        <table:table-row table:style-name="ro1">
          <table:table-cell office:value-type="float" office:value="16.95" calcext:value-type="float">
            <text:p>16.95</text:p>
          </table:table-cell>
          <table:table-cell table:formula="of:=EXP(COS([Cycloid_butterfly.A343]))-2*COS(4*[Cycloid_butterfly.A343])+SIN([Cycloid_butterfly.A343]/4)^3" office:value-type="float" office:value="-0.485299152427963" calcext:value-type="float">
            <text:p>-0.4852991524</text:p>
          </table:table-cell>
          <table:table-cell table:formula="of:=[Cycloid_butterfly.B343]*COS([Cycloid_butterfly.A343])" office:value-type="float" office:value="0.15668819933998" calcext:value-type="float">
            <text:p>0.1566881993</text:p>
          </table:table-cell>
          <table:table-cell table:formula="of:=[Cycloid_butterfly.B343]*SIN([Cycloid_butterfly.A343])" office:value-type="float" office:value="0.459308257638477" calcext:value-type="float">
            <text:p>0.45930825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EXP(COS([Cycloid_butterfly.A344]))-2*COS(4*[Cycloid_butterfly.A344])+SIN([Cycloid_butterfly.A344]/4)^3" office:value-type="float" office:value="-0.837729780995107" calcext:value-type="float">
            <text:p>-0.837729781</text:p>
          </table:table-cell>
          <table:table-cell table:formula="of:=[Cycloid_butterfly.B344]*COS([Cycloid_butterfly.A344])" office:value-type="float" office:value="0.230512522923847" calcext:value-type="float">
            <text:p>0.2305125229</text:p>
          </table:table-cell>
          <table:table-cell table:formula="of:=[Cycloid_butterfly.B344]*SIN([Cycloid_butterfly.A344])" office:value-type="float" office:value="0.805391310321506" calcext:value-type="float">
            <text:p>0.8053913103</text:p>
          </table:table-cell>
        </table:table-row>
        <table:table-row table:style-name="ro1">
          <table:table-cell office:value-type="float" office:value="17.05" calcext:value-type="float">
            <text:p>17.05</text:p>
          </table:table-cell>
          <table:table-cell table:formula="of:=EXP(COS([Cycloid_butterfly.A345]))-2*COS(4*[Cycloid_butterfly.A345])+SIN([Cycloid_butterfly.A345]/4)^3" office:value-type="float" office:value="-1.15262035845165" calcext:value-type="float">
            <text:p>-1.1526203585</text:p>
          </table:table-cell>
          <table:table-cell table:formula="of:=[Cycloid_butterfly.B345]*COS([Cycloid_butterfly.A345])" office:value-type="float" office:value="0.261379266336909" calcext:value-type="float">
            <text:p>0.2613792663</text:p>
          </table:table-cell>
          <table:table-cell table:formula="of:=[Cycloid_butterfly.B345]*SIN([Cycloid_butterfly.A345])" office:value-type="float" office:value="1.12259278896953" calcext:value-type="float">
            <text:p>1.122592789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table:formula="of:=EXP(COS([Cycloid_butterfly.A346]))-2*COS(4*[Cycloid_butterfly.A346])+SIN([Cycloid_butterfly.A346]/4)^3" office:value-type="float" office:value="-1.41636839861706" calcext:value-type="float">
            <text:p>-1.4163683986</text:p>
          </table:table-cell>
          <table:table-cell table:formula="of:=[Cycloid_butterfly.B346]*COS([Cycloid_butterfly.A346])" office:value-type="float" office:value="0.251843149326234" calcext:value-type="float">
            <text:p>0.2518431493</text:p>
          </table:table-cell>
          <table:table-cell table:formula="of:=[Cycloid_butterfly.B346]*SIN([Cycloid_butterfly.A346])" office:value-type="float" office:value="1.39379857538258" calcext:value-type="float">
            <text:p>1.3937985754</text:p>
          </table:table-cell>
        </table:table-row>
        <table:table-row table:style-name="ro1">
          <table:table-cell office:value-type="float" office:value="17.15" calcext:value-type="float">
            <text:p>17.15</text:p>
          </table:table-cell>
          <table:table-cell table:formula="of:=EXP(COS([Cycloid_butterfly.A347]))-2*COS(4*[Cycloid_butterfly.A347])+SIN([Cycloid_butterfly.A347]/4)^3" office:value-type="float" office:value="-1.61731818223479" calcext:value-type="float">
            <text:p>-1.6173181822</text:p>
          </table:table-cell>
          <table:table-cell table:formula="of:=[Cycloid_butterfly.B347]*COS([Cycloid_butterfly.A347])" office:value-type="float" office:value="0.207670293079508" calcext:value-type="float">
            <text:p>0.2076702931</text:p>
          </table:table-cell>
          <table:table-cell table:formula="of:=[Cycloid_butterfly.B347]*SIN([Cycloid_butterfly.A347])" office:value-type="float" office:value="1.6039299086804" calcext:value-type="float">
            <text:p>1.6039299087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table:formula="of:=EXP(COS([Cycloid_butterfly.A348]))-2*COS(4*[Cycloid_butterfly.A348])+SIN([Cycloid_butterfly.A348]/4)^3" office:value-type="float" office:value="-1.74622470468462" calcext:value-type="float">
            <text:p>-1.7462247047</text:p>
          </table:table-cell>
          <table:table-cell table:formula="of:=[Cycloid_butterfly.B348]*COS([Cycloid_butterfly.A348])" office:value-type="float" office:value="0.137389807360726" calcext:value-type="float">
            <text:p>0.1373898074</text:p>
          </table:table-cell>
          <table:table-cell table:formula="of:=[Cycloid_butterfly.B348]*SIN([Cycloid_butterfly.A348])" office:value-type="float" office:value="1.74081152342356" calcext:value-type="float">
            <text:p>1.7408115234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table:formula="of:=EXP(COS([Cycloid_butterfly.A349]))-2*COS(4*[Cycloid_butterfly.A349])+SIN([Cycloid_butterfly.A349]/4)^3" office:value-type="float" office:value="-1.79662208685884" calcext:value-type="float">
            <text:p>-1.7966220869</text:p>
          </table:table-cell>
          <table:table-cell table:formula="of:=[Cycloid_butterfly.B349]*COS([Cycloid_butterfly.A349])" office:value-type="float" office:value="0.0516630005709656" calcext:value-type="float">
            <text:p>0.0516630006</text:p>
          </table:table-cell>
          <table:table-cell table:formula="of:=[Cycloid_butterfly.B349]*SIN([Cycloid_butterfly.A349])" office:value-type="float" office:value="1.79587913216926" calcext:value-type="float">
            <text:p>1.7958791322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table:formula="of:=EXP(COS([Cycloid_butterfly.A350]))-2*COS(4*[Cycloid_butterfly.A350])+SIN([Cycloid_butterfly.A350]/4)^3" office:value-type="float" office:value="-1.76508182997028" calcext:value-type="float">
            <text:p>-1.76508183</text:p>
          </table:table-cell>
          <table:table-cell table:formula="of:=[Cycloid_butterfly.B350]*COS([Cycloid_butterfly.A350])" office:value-type="float" office:value="-0.0374882343975268" calcext:value-type="float">
            <text:p>-0.0374882344</text:p>
          </table:table-cell>
          <table:table-cell table:formula="of:=[Cycloid_butterfly.B350]*SIN([Cycloid_butterfly.A350])" office:value-type="float" office:value="1.76468368235584" calcext:value-type="float">
            <text:p>1.7646836824</text:p>
          </table:table-cell>
        </table:table-row>
        <table:table-row table:style-name="ro1">
          <table:table-cell office:value-type="float" office:value="17.35" calcext:value-type="float">
            <text:p>17.35</text:p>
          </table:table-cell>
          <table:table-cell table:formula="of:=EXP(COS([Cycloid_butterfly.A351]))-2*COS(4*[Cycloid_butterfly.A351])+SIN([Cycloid_butterfly.A351]/4)^3" office:value-type="float" office:value="-1.6513506844955" calcext:value-type="float">
            <text:p>-1.6513506845</text:p>
          </table:table-cell>
          <table:table-cell table:formula="of:=[Cycloid_butterfly.B351]*COS([Cycloid_butterfly.A351])" office:value-type="float" office:value="-0.117543407122522" calcext:value-type="float">
            <text:p>-0.1175434071</text:p>
          </table:table-cell>
          <table:table-cell table:formula="of:=[Cycloid_butterfly.B351]*SIN([Cycloid_butterfly.A351])" office:value-type="float" office:value="1.64716199283063" calcext:value-type="float">
            <text:p>1.6471619928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table:formula="of:=EXP(COS([Cycloid_butterfly.A352]))-2*COS(4*[Cycloid_butterfly.A352])+SIN([Cycloid_butterfly.A352]/4)^3" office:value-type="float" office:value="-1.45836269907814" calcext:value-type="float">
            <text:p>-1.4583626991</text:p>
          </table:table-cell>
          <table:table-cell table:formula="of:=[Cycloid_butterfly.B352]*COS([Cycloid_butterfly.A352])" office:value-type="float" office:value="-0.176379634827917" calcext:value-type="float">
            <text:p>-0.1763796348</text:p>
          </table:table-cell>
          <table:table-cell table:formula="of:=[Cycloid_butterfly.B352]*SIN([Cycloid_butterfly.A352])" office:value-type="float" office:value="1.44765741336839" calcext:value-type="float">
            <text:p>1.4476574134</text:p>
          </table:table-cell>
        </table:table-row>
        <table:table-row table:style-name="ro1">
          <table:table-cell office:value-type="float" office:value="17.45" calcext:value-type="float">
            <text:p>17.45</text:p>
          </table:table-cell>
          <table:table-cell table:formula="of:=EXP(COS([Cycloid_butterfly.A353]))-2*COS(4*[Cycloid_butterfly.A353])+SIN([Cycloid_butterfly.A353]/4)^3" office:value-type="float" office:value="-1.19212502571352" calcext:value-type="float">
            <text:p>-1.1921250257</text:p>
          </table:table-cell>
          <table:table-cell table:formula="of:=[Cycloid_butterfly.B353]*COS([Cycloid_butterfly.A353])" office:value-type="float" office:value="-0.203143758781191" calcext:value-type="float">
            <text:p>-0.2031437588</text:p>
          </table:table-cell>
          <table:table-cell table:formula="of:=[Cycloid_butterfly.B353]*SIN([Cycloid_butterfly.A353])" office:value-type="float" office:value="1.17468918876472" calcext:value-type="float">
            <text:p>1.1746891888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EXP(COS([Cycloid_butterfly.A354]))-2*COS(4*[Cycloid_butterfly.A354])+SIN([Cycloid_butterfly.A354]/4)^3" office:value-type="float" office:value="-0.861482083078544" calcext:value-type="float">
            <text:p>-0.8614820831</text:p>
          </table:table-cell>
          <table:table-cell table:formula="of:=[Cycloid_butterfly.B354]*COS([Cycloid_butterfly.A354])" office:value-type="float" office:value="-0.189043596618087" calcext:value-type="float">
            <text:p>-0.1890435966</text:p>
          </table:table-cell>
          <table:table-cell table:formula="of:=[Cycloid_butterfly.B354]*SIN([Cycloid_butterfly.A354])" office:value-type="float" office:value="0.840484323496308" calcext:value-type="float">
            <text:p>0.8404843235</text:p>
          </table:table-cell>
        </table:table-row>
        <table:table-row table:style-name="ro1">
          <table:table-cell office:value-type="float" office:value="17.55" calcext:value-type="float">
            <text:p>17.55</text:p>
          </table:table-cell>
          <table:table-cell table:formula="of:=EXP(COS([Cycloid_butterfly.A355]))-2*COS(4*[Cycloid_butterfly.A355])+SIN([Cycloid_butterfly.A355]/4)^3" office:value-type="float" office:value="-0.477767520084728" calcext:value-type="float">
            <text:p>-0.4777675201</text:p>
          </table:table-cell>
          <table:table-cell table:formula="of:=[Cycloid_butterfly.B355]*COS([Cycloid_butterfly.A355])" office:value-type="float" office:value="-0.12800667391061" calcext:value-type="float">
            <text:p>-0.1280066739</text:p>
          </table:table-cell>
          <table:table-cell table:formula="of:=[Cycloid_butterfly.B355]*SIN([Cycloid_butterfly.A355])" office:value-type="float" office:value="0.460300005086089" calcext:value-type="float">
            <text:p>0.4603000051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table:formula="of:=EXP(COS([Cycloid_butterfly.A356]))-2*COS(4*[Cycloid_butterfly.A356])+SIN([Cycloid_butterfly.A356]/4)^3" office:value-type="float" office:value="-0.0543578836964731" calcext:value-type="float">
            <text:p>-0.0543578837</text:p>
          </table:table-cell>
          <table:table-cell table:formula="of:=[Cycloid_butterfly.B356]*COS([Cycloid_butterfly.A356])" office:value-type="float" office:value="-0.0171631623077879" calcext:value-type="float">
            <text:p>-0.0171631623</text:p>
          </table:table-cell>
          <table:table-cell table:formula="of:=[Cycloid_butterfly.B356]*SIN([Cycloid_butterfly.A356])" office:value-type="float" office:value="0.0515771788638718" calcext:value-type="float">
            <text:p>0.0515771789</text:p>
          </table:table-cell>
        </table:table-row>
        <table:table-row table:style-name="ro1">
          <table:table-cell office:value-type="float" office:value="17.65" calcext:value-type="float">
            <text:p>17.65</text:p>
          </table:table-cell>
          <table:table-cell table:formula="of:=EXP(COS([Cycloid_butterfly.A357]))-2*COS(4*[Cycloid_butterfly.A357])+SIN([Cycloid_butterfly.A357]/4)^3" office:value-type="float" office:value="0.393854199000114" calcext:value-type="float">
            <text:p>0.393854199</text:p>
          </table:table-cell>
          <table:table-cell table:formula="of:=[Cycloid_butterfly.B357]*COS([Cycloid_butterfly.A357])" office:value-type="float" office:value="0.14287912471885" calcext:value-type="float">
            <text:p>0.1428791247</text:p>
          </table:table-cell>
          <table:table-cell table:formula="of:=[Cycloid_butterfly.B357]*SIN([Cycloid_butterfly.A357])" office:value-type="float" office:value="-0.367024094290275" calcext:value-type="float">
            <text:p>-0.3670240943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table:formula="of:=EXP(COS([Cycloid_butterfly.A358]))-2*COS(4*[Cycloid_butterfly.A358])+SIN([Cycloid_butterfly.A358]/4)^3" office:value-type="float" office:value="0.85104632009857" calcext:value-type="float">
            <text:p>0.8510463201</text:p>
          </table:table-cell>
          <table:table-cell table:formula="of:=[Cycloid_butterfly.B358]*COS([Cycloid_butterfly.A358])" office:value-type="float" office:value="0.34798666118044" calcext:value-type="float">
            <text:p>0.3479866612</text:p>
          </table:table-cell>
          <table:table-cell table:formula="of:=[Cycloid_butterfly.B358]*SIN([Cycloid_butterfly.A358])" office:value-type="float" office:value="-0.776649935681326" calcext:value-type="float">
            <text:p>-0.7766499357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table:formula="of:=EXP(COS([Cycloid_butterfly.A359]))-2*COS(4*[Cycloid_butterfly.A359])+SIN([Cycloid_butterfly.A359]/4)^3" office:value-type="float" office:value="1.30108871140425" calcext:value-type="float">
            <text:p>1.3010887114</text:p>
          </table:table-cell>
          <table:table-cell table:formula="of:=[Cycloid_butterfly.B359]*COS([Cycloid_butterfly.A359])" office:value-type="float" office:value="0.590683661580312" calcext:value-type="float">
            <text:p>0.5906836616</text:p>
          </table:table-cell>
          <table:table-cell table:formula="of:=[Cycloid_butterfly.B359]*SIN([Cycloid_butterfly.A359])" office:value-type="float" office:value="-1.15927764012149" calcext:value-type="float">
            <text:p>-1.1592776401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table:formula="of:=EXP(COS([Cycloid_butterfly.A360]))-2*COS(4*[Cycloid_butterfly.A360])+SIN([Cycloid_butterfly.A360]/4)^3" office:value-type="float" office:value="1.72817800251409" calcext:value-type="float">
            <text:p>1.7281780025</text:p>
          </table:table-cell>
          <table:table-cell table:formula="of:=[Cycloid_butterfly.B360]*COS([Cycloid_butterfly.A360])" office:value-type="float" office:value="0.860556955874383" calcext:value-type="float">
            <text:p>0.8605569559</text:p>
          </table:table-cell>
          <table:table-cell table:formula="of:=[Cycloid_butterfly.B360]*SIN([Cycloid_butterfly.A360])" office:value-type="float" office:value="-1.49867973031925" calcext:value-type="float">
            <text:p>-1.4986797303</text:p>
          </table:table-cell>
        </table:table-row>
        <table:table-row table:style-name="ro1">
          <table:table-cell office:value-type="float" office:value="17.85" calcext:value-type="float">
            <text:p>17.85</text:p>
          </table:table-cell>
          <table:table-cell table:formula="of:=EXP(COS([Cycloid_butterfly.A361]))-2*COS(4*[Cycloid_butterfly.A361])+SIN([Cycloid_butterfly.A361]/4)^3" office:value-type="float" office:value="2.11745709778031" calcext:value-type="float">
            <text:p>2.1174570978</text:p>
          </table:table-cell>
          <table:table-cell table:formula="of:=[Cycloid_butterfly.B361]*COS([Cycloid_butterfly.A361])" office:value-type="float" office:value="1.14485808922083" calcext:value-type="float">
            <text:p>1.1448580892</text:p>
          </table:table-cell>
          <table:table-cell table:formula="of:=[Cycloid_butterfly.B361]*SIN([Cycloid_butterfly.A361])" office:value-type="float" office:value="-1.7812704781941" calcext:value-type="float">
            <text:p>-1.7812704782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table:formula="of:=EXP(COS([Cycloid_butterfly.A362]))-2*COS(4*[Cycloid_butterfly.A362])+SIN([Cycloid_butterfly.A362]/4)^3" office:value-type="float" office:value="2.45559652397139" calcext:value-type="float">
            <text:p>2.455596524</text:p>
          </table:table-cell>
          <table:table-cell table:formula="of:=[Cycloid_butterfly.B362]*COS([Cycloid_butterfly.A362])" office:value-type="float" office:value="1.42926584299618" calcext:value-type="float">
            <text:p>1.429265843</text:p>
          </table:table-cell>
          <table:table-cell table:formula="of:=[Cycloid_butterfly.B362]*SIN([Cycloid_butterfly.A362])" office:value-type="float" office:value="-1.99678577683856" calcext:value-type="float">
            <text:p>-1.9967857768</text:p>
          </table:table-cell>
        </table:table-row>
        <table:table-row table:style-name="ro1">
          <table:table-cell office:value-type="float" office:value="17.95" calcext:value-type="float">
            <text:p>17.95</text:p>
          </table:table-cell>
          <table:table-cell table:formula="of:=EXP(COS([Cycloid_butterfly.A363]))-2*COS(4*[Cycloid_butterfly.A363])+SIN([Cycloid_butterfly.A363]/4)^3" office:value-type="float" office:value="2.73131415314647" calcext:value-type="float">
            <text:p>2.7313141531</text:p>
          </table:table-cell>
          <table:table-cell table:formula="of:=[Cycloid_butterfly.B363]*COS([Cycloid_butterfly.A363])" office:value-type="float" office:value="1.69876204777544" calcext:value-type="float">
            <text:p>1.6987620478</text:p>
          </table:table-cell>
          <table:table-cell table:formula="of:=[Cycloid_butterfly.B363]*SIN([Cycloid_butterfly.A363])" office:value-type="float" office:value="-2.13875770208222" calcext:value-type="float">
            <text:p>-2.13875770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EXP(COS([Cycloid_butterfly.A364]))-2*COS(4*[Cycloid_butterfly.A364])+SIN([Cycloid_butterfly.A364]/4)^3" office:value-type="float" office:value="2.93581267779001" calcext:value-type="float">
            <text:p>2.9358126778</text:p>
          </table:table-cell>
          <table:table-cell table:formula="of:=[Cycloid_butterfly.B364]*COS([Cycloid_butterfly.A364])" office:value-type="float" office:value="1.93856616341954" calcext:value-type="float">
            <text:p>1.9385661634</text:p>
          </table:table-cell>
          <table:table-cell table:formula="of:=[Cycloid_butterfly.B364]*SIN([Cycloid_butterfly.A364])" office:value-type="float" office:value="-2.2047578799309" calcext:value-type="float">
            <text:p>-2.2047578799</text:p>
          </table:table-cell>
        </table:table-row>
        <table:table-row table:style-name="ro1">
          <table:table-cell office:value-type="float" office:value="18.05" calcext:value-type="float">
            <text:p>18.05</text:p>
          </table:table-cell>
          <table:table-cell table:formula="of:=EXP(COS([Cycloid_butterfly.A365]))-2*COS(4*[Cycloid_butterfly.A365])+SIN([Cycloid_butterfly.A365]/4)^3" office:value-type="float" office:value="3.06311750855333" calcext:value-type="float">
            <text:p>3.0631175086</text:p>
          </table:table-cell>
          <table:table-cell table:formula="of:=[Cycloid_butterfly.B365]*COS([Cycloid_butterfly.A365])" office:value-type="float" office:value="2.13507010329937" calcext:value-type="float">
            <text:p>2.1350701033</text:p>
          </table:table-cell>
          <table:table-cell table:formula="of:=[Cycloid_butterfly.B365]*SIN([Cycloid_butterfly.A365])" office:value-type="float" office:value="-2.19639807985783" calcext:value-type="float">
            <text:p>-2.1963980799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table:formula="of:=EXP(COS([Cycloid_butterfly.A366]))-2*COS(4*[Cycloid_butterfly.A366])+SIN([Cycloid_butterfly.A366]/4)^3" office:value-type="float" office:value="3.11030174727206" calcext:value-type="float">
            <text:p>3.1103017473</text:p>
          </table:table-cell>
          <table:table-cell table:formula="of:=[Cycloid_butterfly.B366]*COS([Cycloid_butterfly.A366])" office:value-type="float" office:value="2.27671443462346" calcext:value-type="float">
            <text:p>2.2767144346</text:p>
          </table:table-cell>
          <table:table-cell table:formula="of:=[Cycloid_butterfly.B366]*SIN([Cycloid_butterfly.A366])" office:value-type="float" office:value="-2.11909139544778" calcext:value-type="float">
            <text:p>-2.1190913954</text:p>
          </table:table-cell>
        </table:table-row>
        <table:table-row table:style-name="ro1">
          <table:table-cell office:value-type="float" office:value="18.15" calcext:value-type="float">
            <text:p>18.15</text:p>
          </table:table-cell>
          <table:table-cell table:formula="of:=EXP(COS([Cycloid_butterfly.A367]))-2*COS(4*[Cycloid_butterfly.A367])+SIN([Cycloid_butterfly.A367]/4)^3" office:value-type="float" office:value="3.07758940012096" calcext:value-type="float">
            <text:p>3.0775894001</text:p>
          </table:table-cell>
          <table:table-cell table:formula="of:=[Cycloid_butterfly.B367]*COS([Cycloid_butterfly.A367])" office:value-type="float" office:value="2.35475042284642" calcext:value-type="float">
            <text:p>2.3547504228</text:p>
          </table:table-cell>
          <table:table-cell table:formula="of:=[Cycloid_butterfly.B367]*SIN([Cycloid_butterfly.A367])" office:value-type="float" office:value="-1.98159202709375" calcext:value-type="float">
            <text:p>-1.9815920271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table:formula="of:=EXP(COS([Cycloid_butterfly.A368]))-2*COS(4*[Cycloid_butterfly.A368])+SIN([Cycloid_butterfly.A368]/4)^3" office:value-type="float" office:value="2.96833285763199" calcext:value-type="float">
            <text:p>2.9683328576</text:p>
          </table:table-cell>
          <table:table-cell table:formula="of:=[Cycloid_butterfly.B368]*COS([Cycloid_butterfly.A368])" office:value-type="float" office:value="2.36383920382392" calcext:value-type="float">
            <text:p>2.3638392038</text:p>
          </table:table-cell>
          <table:table-cell table:formula="of:=[Cycloid_butterfly.B368]*SIN([Cycloid_butterfly.A368])" office:value-type="float" office:value="-1.79534514012287" calcext:value-type="float">
            <text:p>-1.7953451401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table:formula="of:=EXP(COS([Cycloid_butterfly.A369]))-2*COS(4*[Cycloid_butterfly.A369])+SIN([Cycloid_butterfly.A369]/4)^3" office:value-type="float" office:value="2.78886568580149" calcext:value-type="float">
            <text:p>2.7888656858</text:p>
          </table:table-cell>
          <table:table-cell table:formula="of:=[Cycloid_butterfly.B369]*COS([Cycloid_butterfly.A369])" office:value-type="float" office:value="2.3024492443996" calcext:value-type="float">
            <text:p>2.3024492444</text:p>
          </table:table-cell>
          <table:table-cell table:formula="of:=[Cycloid_butterfly.B369]*SIN([Cycloid_butterfly.A369])" office:value-type="float" office:value="-1.57368970588384" calcext:value-type="float">
            <text:p>-1.5736897059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table:formula="of:=EXP(COS([Cycloid_butterfly.A370]))-2*COS(4*[Cycloid_butterfly.A370])+SIN([Cycloid_butterfly.A370]/4)^3" office:value-type="float" office:value="2.54823674551596" calcext:value-type="float">
            <text:p>2.5482367455</text:p>
          </table:table-cell>
          <table:table-cell table:formula="of:=[Cycloid_butterfly.B370]*COS([Cycloid_butterfly.A370])" office:value-type="float" office:value="2.17302558111939" calcext:value-type="float">
            <text:p>2.1730255811</text:p>
          </table:table-cell>
          <table:table-cell table:formula="of:=[Cycloid_butterfly.B370]*SIN([Cycloid_butterfly.A370])" office:value-type="float" office:value="-1.33096594058545" calcext:value-type="float">
            <text:p>-1.3309659406</text:p>
          </table:table-cell>
        </table:table-row>
        <table:table-row table:style-name="ro1">
          <table:table-cell office:value-type="float" office:value="18.35" calcext:value-type="float">
            <text:p>18.35</text:p>
          </table:table-cell>
          <table:table-cell table:formula="of:=EXP(COS([Cycloid_butterfly.A371]))-2*COS(4*[Cycloid_butterfly.A371])+SIN([Cycloid_butterfly.A371]/4)^3" office:value-type="float" office:value="2.25783638779399" calcext:value-type="float">
            <text:p>2.2578363878</text:p>
          </table:table-cell>
          <table:table-cell table:formula="of:=[Cycloid_butterfly.B371]*COS([Cycloid_butterfly.A371])" office:value-type="float" office:value="1.98191834527514" calcext:value-type="float">
            <text:p>1.9819183453</text:p>
          </table:table-cell>
          <table:table-cell table:formula="of:=[Cycloid_butterfly.B371]*SIN([Cycloid_butterfly.A371])" office:value-type="float" office:value="-1.08158440572544" calcext:value-type="float">
            <text:p>-1.0815844057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table:formula="of:=EXP(COS([Cycloid_butterfly.A372]))-2*COS(4*[Cycloid_butterfly.A372])+SIN([Cycloid_butterfly.A372]/4)^3" office:value-type="float" office:value="1.93092977142361" calcext:value-type="float">
            <text:p>1.9309297714</text:p>
          </table:table-cell>
          <table:table-cell table:formula="of:=[Cycloid_butterfly.B372]*COS([Cycloid_butterfly.A372])" office:value-type="float" office:value="1.73907292219784" calcext:value-type="float">
            <text:p>1.7390729222</text:p>
          </table:table-cell>
          <table:table-cell table:formula="of:=[Cycloid_butterfly.B372]*SIN([Cycloid_butterfly.A372])" office:value-type="float" office:value="-0.839115697295847" calcext:value-type="float">
            <text:p>-0.8391156973</text:p>
          </table:table-cell>
        </table:table-row>
        <table:table-row table:style-name="ro1">
          <table:table-cell office:value-type="float" office:value="18.45" calcext:value-type="float">
            <text:p>18.45</text:p>
          </table:table-cell>
          <table:table-cell table:formula="of:=EXP(COS([Cycloid_butterfly.A373]))-2*COS(4*[Cycloid_butterfly.A373])+SIN([Cycloid_butterfly.A373]/4)^3" office:value-type="float" office:value="1.58211604631199" calcext:value-type="float">
            <text:p>1.5821160463</text:p>
          </table:table-cell>
          <table:table-cell table:formula="of:=[Cycloid_butterfly.B373]*COS([Cycloid_butterfly.A373])" office:value-type="float" office:value="1.45749883351244" calcext:value-type="float">
            <text:p>1.4574988335</text:p>
          </table:table-cell>
          <table:table-cell table:formula="of:=[Cycloid_butterfly.B373]*SIN([Cycloid_butterfly.A373])" office:value-type="float" office:value="-0.615457824962648" calcext:value-type="float">
            <text:p>-0.615457825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table:formula="of:=EXP(COS([Cycloid_butterfly.A374]))-2*COS(4*[Cycloid_butterfly.A374])+SIN([Cycloid_butterfly.A374]/4)^3" office:value-type="float" office:value="1.22673509319884" calcext:value-type="float">
            <text:p>1.2267350932</text:p>
          </table:table-cell>
          <table:table-cell table:formula="of:=[Cycloid_butterfly.B374]*COS([Cycloid_butterfly.A374])" office:value-type="float" office:value="1.15254815809489" calcext:value-type="float">
            <text:p>1.1525481581</text:p>
          </table:table-cell>
          <table:table-cell table:formula="of:=[Cycloid_butterfly.B374]*SIN([Cycloid_butterfly.A374])" office:value-type="float" office:value="-0.420132993417115" calcext:value-type="float">
            <text:p>-0.4201329934</text:p>
          </table:table-cell>
        </table:table-row>
        <table:table-row table:style-name="ro1">
          <table:table-cell office:value-type="float" office:value="18.55" calcext:value-type="float">
            <text:p>18.55</text:p>
          </table:table-cell>
          <table:table-cell table:formula="of:=EXP(COS([Cycloid_butterfly.A375]))-2*COS(4*[Cycloid_butterfly.A375])+SIN([Cycloid_butterfly.A375]/4)^3" office:value-type="float" office:value="0.880245591189155" calcext:value-type="float">
            <text:p>0.8802455912</text:p>
          </table:table-cell>
          <table:table-cell table:formula="of:=[Cycloid_butterfly.B375]*COS([Cycloid_butterfly.A375])" office:value-type="float" office:value="0.841046168022544" calcext:value-type="float">
            <text:p>0.841046168</text:p>
          </table:table-cell>
          <table:table-cell table:formula="of:=[Cycloid_butterfly.B375]*SIN([Cycloid_butterfly.A375])" office:value-type="float" office:value="-0.259756894157867" calcext:value-type="float">
            <text:p>-0.2597568942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table:formula="of:=EXP(COS([Cycloid_butterfly.A376]))-2*COS(4*[Cycloid_butterfly.A376])+SIN([Cycloid_butterfly.A376]/4)^3" office:value-type="float" office:value="0.557599316290068" calcext:value-type="float">
            <text:p>0.5575993163</text:p>
          </table:table-cell>
          <table:table-cell table:formula="of:=[Cycloid_butterfly.B376]*COS([Cycloid_butterfly.A376])" office:value-type="float" office:value="0.540326112252717" calcext:value-type="float">
            <text:p>0.5403261123</text:p>
          </table:table-cell>
          <table:table-cell table:formula="of:=[Cycloid_butterfly.B376]*SIN([Cycloid_butterfly.A376])" office:value-type="float" office:value="-0.137712344925994" calcext:value-type="float">
            <text:p>-0.1377123449</text:p>
          </table:table-cell>
        </table:table-row>
        <table:table-row table:style-name="ro1">
          <table:table-cell office:value-type="float" office:value="18.65" calcext:value-type="float">
            <text:p>18.65</text:p>
          </table:table-cell>
          <table:table-cell table:formula="of:=EXP(COS([Cycloid_butterfly.A377]))-2*COS(4*[Cycloid_butterfly.A377])+SIN([Cycloid_butterfly.A377]/4)^3" office:value-type="float" office:value="0.272636712076545" calcext:value-type="float">
            <text:p>0.2726367121</text:p>
          </table:table-cell>
          <table:table-cell table:formula="of:=[Cycloid_butterfly.B377]*COS([Cycloid_butterfly.A377])" office:value-type="float" office:value="0.267226156362479" calcext:value-type="float">
            <text:p>0.2672261564</text:p>
          </table:table-cell>
          <table:table-cell table:formula="of:=[Cycloid_butterfly.B377]*SIN([Cycloid_butterfly.A377])" office:value-type="float" office:value="-0.054045889091071" calcext:value-type="float">
            <text:p>-0.0540458891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table:formula="of:=EXP(COS([Cycloid_butterfly.A378]))-2*COS(4*[Cycloid_butterfly.A378])+SIN([Cycloid_butterfly.A378]/4)^3" office:value-type="float" office:value="0.0375279126430389" calcext:value-type="float">
            <text:p>0.0375279126</text:p>
          </table:table-cell>
          <table:table-cell table:formula="of:=[Cycloid_butterfly.B378]*COS([Cycloid_butterfly.A378])" office:value-type="float" office:value="0.0371090014148006" calcext:value-type="float">
            <text:p>0.0371090014</text:p>
          </table:table-cell>
          <table:table-cell table:formula="of:=[Cycloid_butterfly.B378]*SIN([Cycloid_butterfly.A378])" office:value-type="float" office:value="-0.00559162242465315" calcext:value-type="float">
            <text:p>-0.0055916224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table:formula="of:=EXP(COS([Cycloid_butterfly.A379]))-2*COS(4*[Cycloid_butterfly.A379])+SIN([Cycloid_butterfly.A379]/4)^3" office:value-type="float" office:value="-0.137718427229151" calcext:value-type="float">
            <text:p>-0.1377184272</text:p>
          </table:table-cell>
          <table:table-cell table:formula="of:=[Cycloid_butterfly.B379]*COS([Cycloid_butterfly.A379])" office:value-type="float" office:value="-0.137036500807611" calcext:value-type="float">
            <text:p>-0.1370365008</text:p>
          </table:table-cell>
          <table:table-cell table:formula="of:=[Cycloid_butterfly.B379]*SIN([Cycloid_butterfly.A379])" office:value-type="float" office:value="0.0136880475187817" calcext:value-type="float">
            <text:p>0.0136880475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table:formula="of:=EXP(COS([Cycloid_butterfly.A380]))-2*COS(4*[Cycloid_butterfly.A380])+SIN([Cycloid_butterfly.A380]/4)^3" office:value-type="float" office:value="-0.245658856229893" calcext:value-type="float">
            <text:p>-0.2456588562</text:p>
          </table:table-cell>
          <table:table-cell table:formula="of:=[Cycloid_butterfly.B380]*COS([Cycloid_butterfly.A380])" office:value-type="float" office:value="-0.245357274753249" calcext:value-type="float">
            <text:p>-0.2453572748</text:p>
          </table:table-cell>
          <table:table-cell table:formula="of:=[Cycloid_butterfly.B380]*SIN([Cycloid_butterfly.A380])" office:value-type="float" office:value="0.0121688688807945" calcext:value-type="float">
            <text:p>0.0121688689</text:p>
          </table:table-cell>
        </table:table-row>
        <table:table-row table:style-name="ro1">
          <table:table-cell office:value-type="float" office:value="18.85" calcext:value-type="float">
            <text:p>18.85</text:p>
          </table:table-cell>
          <table:table-cell table:formula="of:=EXP(COS([Cycloid_butterfly.A381]))-2*COS(4*[Cycloid_butterfly.A381])+SIN([Cycloid_butterfly.A381]/4)^3" office:value-type="float" office:value="-0.281715265793166" calcext:value-type="float">
            <text:p>-0.2817152658</text:p>
          </table:table-cell>
          <table:table-cell table:formula="of:=[Cycloid_butterfly.B381]*COS([Cycloid_butterfly.A381])" office:value-type="float" office:value="-0.281715238015242" calcext:value-type="float">
            <text:p>-0.281715238</text:p>
          </table:table-cell>
          <table:table-cell table:formula="of:=[Cycloid_butterfly.B381]*SIN([Cycloid_butterfly.A381])" office:value-type="float" office:value="-0.000125103677629948" calcext:value-type="float">
            <text:p>-0.0001251037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table:formula="of:=EXP(COS([Cycloid_butterfly.A382]))-2*COS(4*[Cycloid_butterfly.A382])+SIN([Cycloid_butterfly.A382]/4)^3" office:value-type="float" office:value="-0.244359447719197" calcext:value-type="float">
            <text:p>-0.2443594477</text:p>
          </table:table-cell>
          <table:table-cell table:formula="of:=[Cycloid_butterfly.B382]*COS([Cycloid_butterfly.A382])" office:value-type="float" office:value="-0.244048614497338" calcext:value-type="float">
            <text:p>-0.2440486145</text:p>
          </table:table-cell>
          <table:table-cell table:formula="of:=[Cycloid_butterfly.B382]*SIN([Cycloid_butterfly.A382])" office:value-type="float" office:value="-0.0123212601449899" calcext:value-type="float">
            <text:p>-0.0123212601</text:p>
          </table:table-cell>
        </table:table-row>
        <table:table-row table:style-name="ro1">
          <table:table-cell office:value-type="float" office:value="18.95" calcext:value-type="float">
            <text:p>18.95</text:p>
          </table:table-cell>
          <table:table-cell table:formula="of:=EXP(COS([Cycloid_butterfly.A383]))-2*COS(4*[Cycloid_butterfly.A383])+SIN([Cycloid_butterfly.A383]/4)^3" office:value-type="float" office:value="-0.135174693872431" calcext:value-type="float">
            <text:p>-0.1351746939</text:p>
          </table:table-cell>
          <table:table-cell table:formula="of:=[Cycloid_butterfly.B383]*COS([Cycloid_butterfly.A383])" office:value-type="float" office:value="-0.134493377364115" calcext:value-type="float">
            <text:p>-0.1344933774</text:p>
          </table:table-cell>
          <table:table-cell table:formula="of:=[Cycloid_butterfly.B383]*SIN([Cycloid_butterfly.A383])" office:value-type="float" office:value="-0.0135546784801074" calcext:value-type="float">
            <text:p>-0.01355467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EXP(COS([Cycloid_butterfly.A384]))-2*COS(4*[Cycloid_butterfly.A384])+SIN([Cycloid_butterfly.A384]/4)^3" office:value-type="float" office:value="0.0412080239184904" calcext:value-type="float">
            <text:p>0.0412080239</text:p>
          </table:table-cell>
          <table:table-cell table:formula="of:=[Cycloid_butterfly.B384]*COS([Cycloid_butterfly.A384])" office:value-type="float" office:value="0.0407425635545582" calcext:value-type="float">
            <text:p>0.0407425636</text:p>
          </table:table-cell>
          <table:table-cell table:formula="of:=[Cycloid_butterfly.B384]*SIN([Cycloid_butterfly.A384])" office:value-type="float" office:value="0.00617614364062755" calcext:value-type="float">
            <text:p>0.0061761436</text:p>
          </table:table-cell>
        </table:table-row>
        <table:table-row table:style-name="ro1">
          <table:table-cell office:value-type="float" office:value="19.05" calcext:value-type="float">
            <text:p>19.05</text:p>
          </table:table-cell>
          <table:table-cell table:formula="of:=EXP(COS([Cycloid_butterfly.A385]))-2*COS(4*[Cycloid_butterfly.A385])+SIN([Cycloid_butterfly.A385]/4)^3" office:value-type="float" office:value="0.277296743144109" calcext:value-type="float">
            <text:p>0.2772967431</text:p>
          </table:table-cell>
          <table:table-cell table:formula="of:=[Cycloid_butterfly.B385]*COS([Cycloid_butterfly.A385])" office:value-type="float" office:value="0.271744778861767" calcext:value-type="float">
            <text:p>0.2717447789</text:p>
          </table:table-cell>
          <table:table-cell table:formula="of:=[Cycloid_butterfly.B385]*SIN([Cycloid_butterfly.A385])" office:value-type="float" office:value="0.0552110398353363" calcext:value-type="float">
            <text:p>0.0552110398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table:formula="of:=EXP(COS([Cycloid_butterfly.A386]))-2*COS(4*[Cycloid_butterfly.A386])+SIN([Cycloid_butterfly.A386]/4)^3" office:value-type="float" office:value="0.563040607602491" calcext:value-type="float">
            <text:p>0.5630406076</text:p>
          </table:table-cell>
          <table:table-cell table:formula="of:=[Cycloid_butterfly.B386]*COS([Cycloid_butterfly.A386])" office:value-type="float" office:value="0.545475125391423" calcext:value-type="float">
            <text:p>0.5454751254</text:p>
          </table:table-cell>
          <table:table-cell table:formula="of:=[Cycloid_butterfly.B386]*SIN([Cycloid_butterfly.A386])" office:value-type="float" office:value="0.139540723047408" calcext:value-type="float">
            <text:p>0.139540723</text:p>
          </table:table-cell>
        </table:table-row>
        <table:table-row table:style-name="ro1">
          <table:table-cell office:value-type="float" office:value="19.15" calcext:value-type="float">
            <text:p>19.15</text:p>
          </table:table-cell>
          <table:table-cell table:formula="of:=EXP(COS([Cycloid_butterfly.A387]))-2*COS(4*[Cycloid_butterfly.A387])+SIN([Cycloid_butterfly.A387]/4)^3" office:value-type="float" office:value="0.88623529705267" calcext:value-type="float">
            <text:p>0.8862352971</text:p>
          </table:table-cell>
          <table:table-cell table:formula="of:=[Cycloid_butterfly.B387]*COS([Cycloid_butterfly.A387])" office:value-type="float" office:value="0.846536529403363" calcext:value-type="float">
            <text:p>0.8465365294</text:p>
          </table:table-cell>
          <table:table-cell table:formula="of:=[Cycloid_butterfly.B387]*SIN([Cycloid_butterfly.A387])" office:value-type="float" office:value="0.26227639262378" calcext:value-type="float">
            <text:p>0.2622763926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table:formula="of:=EXP(COS([Cycloid_butterfly.A388]))-2*COS(4*[Cycloid_butterfly.A388])+SIN([Cycloid_butterfly.A388]/4)^3" office:value-type="float" office:value="1.23301558210023" calcext:value-type="float">
            <text:p>1.2330155821</text:p>
          </table:table-cell>
          <table:table-cell table:formula="of:=[Cycloid_butterfly.B388]*COS([Cycloid_butterfly.A388])" office:value-type="float" office:value="1.15807332250283" calcext:value-type="float">
            <text:p>1.1580733225</text:p>
          </table:table-cell>
          <table:table-cell table:formula="of:=[Cycloid_butterfly.B388]*SIN([Cycloid_butterfly.A388])" office:value-type="float" office:value="0.423312656802564" calcext:value-type="float">
            <text:p>0.4233126568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table:formula="of:=EXP(COS([Cycloid_butterfly.A389]))-2*COS(4*[Cycloid_butterfly.A389])+SIN([Cycloid_butterfly.A389]/4)^3" office:value-type="float" office:value="1.58841531040392" calcext:value-type="float">
            <text:p>1.5884153104</text:p>
          </table:table-cell>
          <table:table-cell table:formula="of:=[Cycloid_butterfly.B389]*COS([Cycloid_butterfly.A389])" office:value-type="float" office:value="1.46275255213024" calcext:value-type="float">
            <text:p>1.4627525521</text:p>
          </table:table-cell>
          <table:table-cell table:formula="of:=[Cycloid_butterfly.B389]*SIN([Cycloid_butterfly.A389])" office:value-type="float" office:value="0.619207695011986" calcext:value-type="float">
            <text:p>0.619207695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table:formula="of:=EXP(COS([Cycloid_butterfly.A390]))-2*COS(4*[Cycloid_butterfly.A390])+SIN([Cycloid_butterfly.A390]/4)^3" office:value-type="float" office:value="1.93697242880716" calcext:value-type="float">
            <text:p>1.9369724288</text:p>
          </table:table-cell>
          <table:table-cell table:formula="of:=[Cycloid_butterfly.B390]*COS([Cycloid_butterfly.A390])" office:value-type="float" office:value="1.74376689557289" calcext:value-type="float">
            <text:p>1.7437668956</text:p>
          </table:table-cell>
          <table:table-cell table:formula="of:=[Cycloid_butterfly.B390]*SIN([Cycloid_butterfly.A390])" office:value-type="float" office:value="0.843290699499985" calcext:value-type="float">
            <text:p>0.8432906995</text:p>
          </table:table-cell>
        </table:table-row>
        <table:table-row table:style-name="ro1">
          <table:table-cell office:value-type="float" office:value="19.35" calcext:value-type="float">
            <text:p>19.35</text:p>
          </table:table-cell>
          <table:table-cell table:formula="of:=EXP(COS([Cycloid_butterfly.A391]))-2*COS(4*[Cycloid_butterfly.A391])+SIN([Cycloid_butterfly.A391]/4)^3" office:value-type="float" office:value="2.26335483737147" calcext:value-type="float">
            <text:p>2.2633548374</text:p>
          </table:table-cell>
          <table:table-cell table:formula="of:=[Cycloid_butterfly.B391]*COS([Cycloid_butterfly.A391])" office:value-type="float" office:value="1.98579866678155" calcext:value-type="float">
            <text:p>1.9857986668</text:p>
          </table:table-cell>
          <table:table-cell table:formula="of:=[Cycloid_butterfly.B391]*SIN([Cycloid_butterfly.A391])" office:value-type="float" office:value="1.08599206942844" calcext:value-type="float">
            <text:p>1.0859920694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table:formula="of:=EXP(COS([Cycloid_butterfly.A392]))-2*COS(4*[Cycloid_butterfly.A392])+SIN([Cycloid_butterfly.A392]/4)^3" office:value-type="float" office:value="2.55298202787939" calcext:value-type="float">
            <text:p>2.5529820279</text:p>
          </table:table-cell>
          <table:table-cell table:formula="of:=[Cycloid_butterfly.B392]*COS([Cycloid_butterfly.A392])" office:value-type="float" office:value="2.17588698532809" calcext:value-type="float">
            <text:p>2.1758869853</text:p>
          </table:table-cell>
          <table:table-cell table:formula="of:=[Cycloid_butterfly.B392]*SIN([Cycloid_butterfly.A392])" office:value-type="float" office:value="1.33537749784658" calcext:value-type="float">
            <text:p>1.3353774978</text:p>
          </table:table-cell>
        </table:table-row>
        <table:table-row table:style-name="ro1">
          <table:table-cell office:value-type="float" office:value="19.45" calcext:value-type="float">
            <text:p>19.45</text:p>
          </table:table-cell>
          <table:table-cell table:formula="of:=EXP(COS([Cycloid_butterfly.A393]))-2*COS(4*[Cycloid_butterfly.A393])+SIN([Cycloid_butterfly.A393]/4)^3" office:value-type="float" office:value="2.7926176151308" calcext:value-type="float">
            <text:p>2.7926176151</text:p>
          </table:table-cell>
          <table:table-cell table:formula="of:=[Cycloid_butterfly.B393]*COS([Cycloid_butterfly.A393])" office:value-type="float" office:value="2.30414631288033" calcext:value-type="float">
            <text:p>2.3041463129</text:p>
          </table:table-cell>
          <table:table-cell table:formula="of:=[Cycloid_butterfly.B393]*SIN([Cycloid_butterfly.A393])" office:value-type="float" office:value="1.57785389475034" calcext:value-type="float">
            <text:p>1.5778538948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table:formula="of:=EXP(COS([Cycloid_butterfly.A394]))-2*COS(4*[Cycloid_butterfly.A394])+SIN([Cycloid_butterfly.A394]/4)^3" office:value-type="float" office:value="2.97090901844875" calcext:value-type="float">
            <text:p>2.9709090184</text:p>
          </table:table-cell>
          <table:table-cell table:formula="of:=[Cycloid_butterfly.B394]*COS([Cycloid_butterfly.A394])" office:value-type="float" office:value="2.36429387083676" calcext:value-type="float">
            <text:p>2.3642938708</text:p>
          </table:table-cell>
          <table:table-cell table:formula="of:=[Cycloid_butterfly.B394]*SIN([Cycloid_butterfly.A394])" office:value-type="float" office:value="1.79900385998024" calcext:value-type="float">
            <text:p>1.79900386</text:p>
          </table:table-cell>
        </table:table-row>
        <table:table-row table:style-name="ro1">
          <table:table-cell office:value-type="float" office:value="19.55" calcext:value-type="float">
            <text:p>19.55</text:p>
          </table:table-cell>
          <table:table-cell table:formula="of:=EXP(COS([Cycloid_butterfly.A395]))-2*COS(4*[Cycloid_butterfly.A395])+SIN([Cycloid_butterfly.A395]/4)^3" office:value-type="float" office:value="3.07885264783691" calcext:value-type="float">
            <text:p>3.0788526478</text:p>
          </table:table-cell>
          <table:table-cell table:formula="of:=[Cycloid_butterfly.B395]*COS([Cycloid_butterfly.A395])" office:value-type="float" office:value="2.35395535331809" calcext:value-type="float">
            <text:p>2.3539553533</text:p>
          </table:table-cell>
          <table:table-cell table:formula="of:=[Cycloid_butterfly.B395]*SIN([Cycloid_butterfly.A395])" office:value-type="float" office:value="1.98449686864893" calcext:value-type="float">
            <text:p>1.9844968686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table:formula="of:=EXP(COS([Cycloid_butterfly.A396]))-2*COS(4*[Cycloid_butterfly.A396])+SIN([Cycloid_butterfly.A396]/4)^3" office:value-type="float" office:value="3.11016591099369" calcext:value-type="float">
            <text:p>3.110165911</text:p>
          </table:table-cell>
          <table:table-cell table:formula="of:=[Cycloid_butterfly.B396]*COS([Cycloid_butterfly.A396])" office:value-type="float" office:value="2.2747321024514" calcext:value-type="float">
            <text:p>2.2747321025</text:p>
          </table:table-cell>
          <table:table-cell table:formula="of:=[Cycloid_butterfly.B396]*SIN([Cycloid_butterfly.A396])" office:value-type="float" office:value="2.12102000367377" calcext:value-type="float">
            <text:p>2.1210200037</text:p>
          </table:table-cell>
        </table:table-row>
        <table:table-row table:style-name="ro1">
          <table:table-cell office:value-type="float" office:value="19.65" calcext:value-type="float">
            <text:p>19.65</text:p>
          </table:table-cell>
          <table:table-cell table:formula="of:=EXP(COS([Cycloid_butterfly.A397]))-2*COS(4*[Cycloid_butterfly.A397])+SIN([Cycloid_butterfly.A397]/4)^3" office:value-type="float" office:value="3.06155106618943" calcext:value-type="float">
            <text:p>3.0615510662</text:p>
          </table:table-cell>
          <table:table-cell table:formula="of:=[Cycloid_butterfly.B397]*COS([Cycloid_butterfly.A397])" office:value-type="float" office:value="2.13202766351332" calcext:value-type="float">
            <text:p>2.1320276635</text:p>
          </table:table-cell>
          <table:table-cell table:formula="of:=[Cycloid_butterfly.B397]*SIN([Cycloid_butterfly.A397])" office:value-type="float" office:value="2.19716930911106" calcext:value-type="float">
            <text:p>2.1971693091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table:formula="of:=EXP(COS([Cycloid_butterfly.A398]))-2*COS(4*[Cycloid_butterfly.A398])+SIN([Cycloid_butterfly.A398]/4)^3" office:value-type="float" office:value="2.93284025430846" calcext:value-type="float">
            <text:p>2.9328402543</text:p>
          </table:table-cell>
          <table:table-cell table:formula="of:=[Cycloid_butterfly.B398]*COS([Cycloid_butterfly.A398])" office:value-type="float" office:value="1.93464647058626" calcext:value-type="float">
            <text:p>1.9346464706</text:p>
          </table:table-cell>
          <table:table-cell table:formula="of:=[Cycloid_butterfly.B398]*SIN([Cycloid_butterfly.A398])" office:value-type="float" office:value="2.20424476661287" calcext:value-type="float">
            <text:p>2.2042447666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table:formula="of:=EXP(COS([Cycloid_butterfly.A399]))-2*COS(4*[Cycloid_butterfly.A399])+SIN([Cycloid_butterfly.A399]/4)^3" office:value-type="float" office:value="2.72701577962214" calcext:value-type="float">
            <text:p>2.7270157796</text:p>
          </table:table-cell>
          <table:table-cell table:formula="of:=[Cycloid_butterfly.B399]*COS([Cycloid_butterfly.A399])" office:value-type="float" office:value="1.69419140921513" calcext:value-type="float">
            <text:p>1.6941914092</text:p>
          </table:table-cell>
          <table:table-cell table:formula="of:=[Cycloid_butterfly.B399]*SIN([Cycloid_butterfly.A399])" office:value-type="float" office:value="2.13689740775027" calcext:value-type="float">
            <text:p>2.1368974078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table:formula="of:=EXP(COS([Cycloid_butterfly.A400]))-2*COS(4*[Cycloid_butterfly.A400])+SIN([Cycloid_butterfly.A400]/4)^3" office:value-type="float" office:value="2.45010468439971" calcext:value-type="float">
            <text:p>2.4501046844</text:p>
          </table:table-cell>
          <table:table-cell table:formula="of:=[Cycloid_butterfly.B400]*COS([Cycloid_butterfly.A400])" office:value-type="float" office:value="1.42429929427028" calcext:value-type="float">
            <text:p>1.4242992943</text:p>
          </table:table-cell>
          <table:table-cell table:formula="of:=[Cycloid_butterfly.B400]*SIN([Cycloid_butterfly.A400])" office:value-type="float" office:value="1.99358583583918" calcext:value-type="float">
            <text:p>1.9935858358</text:p>
          </table:table-cell>
        </table:table-row>
        <table:table-row table:style-name="ro1">
          <table:table-cell office:value-type="float" office:value="19.85" calcext:value-type="float">
            <text:p>19.85</text:p>
          </table:table-cell>
          <table:table-cell table:formula="of:=EXP(COS([Cycloid_butterfly.A401]))-2*COS(4*[Cycloid_butterfly.A401])+SIN([Cycloid_butterfly.A401]/4)^3" office:value-type="float" office:value="2.11095167893847" calcext:value-type="float">
            <text:p>2.1109516789</text:p>
          </table:table-cell>
          <table:table-cell table:formula="of:=[Cycloid_butterfly.B401]*COS([Cycloid_butterfly.A401])" office:value-type="float" office:value="1.13976312866273" calcext:value-type="float">
            <text:p>1.1397631287</text:p>
          </table:table-cell>
          <table:table-cell table:formula="of:=[Cycloid_butterfly.B401]*SIN([Cycloid_butterfly.A401])" office:value-type="float" office:value="1.77681090759656" calcext:value-type="float">
            <text:p>1.7768109076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table:formula="of:=EXP(COS([Cycloid_butterfly.A402]))-2*COS(4*[Cycloid_butterfly.A402])+SIN([Cycloid_butterfly.A402]/4)^3" office:value-type="float" office:value="1.72087934591141" calcext:value-type="float">
            <text:p>1.7208793459</text:p>
          </table:table-cell>
          <table:table-cell table:formula="of:=[Cycloid_butterfly.B402]*COS([Cycloid_butterfly.A402])" office:value-type="float" office:value="0.855596765474404" calcext:value-type="float">
            <text:p>0.8555967655</text:p>
          </table:table-cell>
          <table:table-cell table:formula="of:=[Cycloid_butterfly.B402]*SIN([Cycloid_butterfly.A402])" office:value-type="float" office:value="1.49311081239613" calcext:value-type="float">
            <text:p>1.4931108124</text:p>
          </table:table-cell>
        </table:table-row>
        <table:table-row table:style-name="ro1">
          <table:table-cell office:value-type="float" office:value="19.95" calcext:value-type="float">
            <text:p>19.95</text:p>
          </table:table-cell>
          <table:table-cell table:formula="of:=EXP(COS([Cycloid_butterfly.A403]))-2*COS(4*[Cycloid_butterfly.A403])+SIN([Cycloid_butterfly.A403]/4)^3" office:value-type="float" office:value="1.29324904222965" calcext:value-type="float">
            <text:p>1.2932490422</text:p>
          </table:table-cell>
          <table:table-cell table:formula="of:=[Cycloid_butterfly.B403]*COS([Cycloid_butterfly.A403])" office:value-type="float" office:value="0.586100867776328" calcext:value-type="float">
            <text:p>0.5861008678</text:p>
          </table:table-cell>
          <table:table-cell table:formula="of:=[Cycloid_butterfly.B403]*SIN([Cycloid_butterfly.A403])" office:value-type="float" office:value="1.15281345326109" calcext:value-type="float">
            <text:p>1.15281345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EXP(COS([Cycloid_butterfly.A404]))-2*COS(4*[Cycloid_butterfly.A404])+SIN([Cycloid_butterfly.A404]/4)^3" office:value-type="float" office:value="0.842939893017775" calcext:value-type="float">
            <text:p>0.842939893</text:p>
          </table:table-cell>
          <table:table-cell table:formula="of:=[Cycloid_butterfly.B404]*COS([Cycloid_butterfly.A404])" office:value-type="float" office:value="0.343988649527454" calcext:value-type="float">
            <text:p>0.3439886495</text:p>
          </table:table-cell>
          <table:table-cell table:formula="of:=[Cycloid_butterfly.B404]*SIN([Cycloid_butterfly.A404])" office:value-type="float" office:value="0.769557971979432" calcext:value-type="float">
            <text:p>0.769557972</text:p>
          </table:table-cell>
        </table:table-row>
        <table:table-row table:style-name="ro1">
          <table:table-cell office:value-type="float" office:value="20.05" calcext:value-type="float">
            <text:p>20.05</text:p>
          </table:table-cell>
          <table:table-cell table:formula="of:=EXP(COS([Cycloid_butterfly.A405]))-2*COS(4*[Cycloid_butterfly.A405])+SIN([Cycloid_butterfly.A405]/4)^3" office:value-type="float" office:value="0.385766552078337" calcext:value-type="float">
            <text:p>0.3857665521</text:p>
          </table:table-cell>
          <table:table-cell table:formula="of:=[Cycloid_butterfly.B405]*COS([Cycloid_butterfly.A405])" office:value-type="float" office:value="0.139625819594575" calcext:value-type="float">
            <text:p>0.1396258196</text:p>
          </table:table-cell>
          <table:table-cell table:formula="of:=[Cycloid_butterfly.B405]*SIN([Cycloid_butterfly.A405])" office:value-type="float" office:value="0.359611544871618" calcext:value-type="float">
            <text:p>0.3596115449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table:formula="of:=EXP(COS([Cycloid_butterfly.A406]))-2*COS(4*[Cycloid_butterfly.A406])+SIN([Cycloid_butterfly.A406]/4)^3" office:value-type="float" office:value="-0.0621411398244515" calcext:value-type="float">
            <text:p>-0.0621411398</text:p>
          </table:table-cell>
          <table:table-cell table:formula="of:=[Cycloid_butterfly.B406]*COS([Cycloid_butterfly.A406])" office:value-type="float" office:value="-0.0195683013354826" calcext:value-type="float">
            <text:p>-0.0195683013</text:p>
          </table:table-cell>
          <table:table-cell table:formula="of:=[Cycloid_butterfly.B406]*SIN([Cycloid_butterfly.A406])" office:value-type="float" office:value="-0.0589796815990539" calcext:value-type="float">
            <text:p>-0.0589796816</text:p>
          </table:table-cell>
        </table:table-row>
        <table:table-row table:style-name="ro1">
          <table:table-cell office:value-type="float" office:value="20.15" calcext:value-type="float">
            <text:p>20.15</text:p>
          </table:table-cell>
          <table:table-cell table:formula="of:=EXP(COS([Cycloid_butterfly.A407]))-2*COS(4*[Cycloid_butterfly.A407])+SIN([Cycloid_butterfly.A407]/4)^3" office:value-type="float" office:value="-0.484971931845723" calcext:value-type="float">
            <text:p>-0.4849719318</text:p>
          </table:table-cell>
          <table:table-cell table:formula="of:=[Cycloid_butterfly.B407]*COS([Cycloid_butterfly.A407])" office:value-type="float" office:value="-0.129521893623298" calcext:value-type="float">
            <text:p>-0.1295218936</text:p>
          </table:table-cell>
          <table:table-cell table:formula="of:=[Cycloid_butterfly.B407]*SIN([Cycloid_butterfly.A407])" office:value-type="float" office:value="-0.467356238591513" calcext:value-type="float">
            <text:p>-0.4673562386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table:formula="of:=EXP(COS([Cycloid_butterfly.A408]))-2*COS(4*[Cycloid_butterfly.A408])+SIN([Cycloid_butterfly.A408]/4)^3" office:value-type="float" office:value="-0.867855155388866" calcext:value-type="float">
            <text:p>-0.8678551554</text:p>
          </table:table-cell>
          <table:table-cell table:formula="of:=[Cycloid_butterfly.B408]*COS([Cycloid_butterfly.A408])" office:value-type="float" office:value="-0.189690024063147" calcext:value-type="float">
            <text:p>-0.1896900241</text:p>
          </table:table-cell>
          <table:table-cell table:formula="of:=[Cycloid_butterfly.B408]*SIN([Cycloid_butterfly.A408])" office:value-type="float" office:value="-0.846870867078302" calcext:value-type="float">
            <text:p>-0.8468708671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table:formula="of:=EXP(COS([Cycloid_butterfly.A409]))-2*COS(4*[Cycloid_butterfly.A409])+SIN([Cycloid_butterfly.A409]/4)^3" office:value-type="float" office:value="-1.19744616497038" calcext:value-type="float">
            <text:p>-1.197446165</text:p>
          </table:table-cell>
          <table:table-cell table:formula="of:=[Cycloid_butterfly.B409]*COS([Cycloid_butterfly.A409])" office:value-type="float" office:value="-0.203002460587754" calcext:value-type="float">
            <text:p>-0.2030024606</text:p>
          </table:table-cell>
          <table:table-cell table:formula="of:=[Cycloid_butterfly.B409]*SIN([Cycloid_butterfly.A409])" office:value-type="float" office:value="-1.18011326532566" calcext:value-type="float">
            <text:p>-1.1801132653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table:formula="of:=EXP(COS([Cycloid_butterfly.A410]))-2*COS(4*[Cycloid_butterfly.A410])+SIN([Cycloid_butterfly.A410]/4)^3" office:value-type="float" office:value="-1.46245190141976" calcext:value-type="float">
            <text:p>-1.4624519014</text:p>
          </table:table-cell>
          <table:table-cell table:formula="of:=[Cycloid_butterfly.B410]*COS([Cycloid_butterfly.A410])" office:value-type="float" office:value="-0.175584775941895" calcext:value-type="float">
            <text:p>-0.1755847759</text:p>
          </table:table-cell>
          <table:table-cell table:formula="of:=[Cycloid_butterfly.B410]*SIN([Cycloid_butterfly.A410])" office:value-type="float" office:value="-1.45187311788039" calcext:value-type="float">
            <text:p>-1.4518731179</text:p>
          </table:table-cell>
        </table:table-row>
        <table:table-row table:style-name="ro1">
          <table:table-cell office:value-type="float" office:value="20.35" calcext:value-type="float">
            <text:p>20.35</text:p>
          </table:table-cell>
          <table:table-cell table:formula="of:=EXP(COS([Cycloid_butterfly.A411]))-2*COS(4*[Cycloid_butterfly.A411])+SIN([Cycloid_butterfly.A411]/4)^3" office:value-type="float" office:value="-1.65407562279052" calcext:value-type="float">
            <text:p>-1.6540756228</text:p>
          </table:table-cell>
          <table:table-cell table:formula="of:=[Cycloid_butterfly.B411]*COS([Cycloid_butterfly.A411])" office:value-type="float" office:value="-0.116271970063636" calcext:value-type="float">
            <text:p>-0.1162719701</text:p>
          </table:table-cell>
          <table:table-cell table:formula="of:=[Cycloid_butterfly.B411]*SIN([Cycloid_butterfly.A411])" office:value-type="float" office:value="-1.64998393776647" calcext:value-type="float">
            <text:p>-1.6499839378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table:formula="of:=EXP(COS([Cycloid_butterfly.A412]))-2*COS(4*[Cycloid_butterfly.A412])+SIN([Cycloid_butterfly.A412]/4)^3" office:value-type="float" office:value="-1.76636305659344" calcext:value-type="float">
            <text:p>-1.7663630566</text:p>
          </table:table-cell>
          <table:table-cell table:formula="of:=[Cycloid_butterfly.B412]*COS([Cycloid_butterfly.A412])" office:value-type="float" office:value="-0.0359469778316057" calcext:value-type="float">
            <text:p>-0.0359469778</text:p>
          </table:table-cell>
          <table:table-cell table:formula="of:=[Cycloid_butterfly.B412]*SIN([Cycloid_butterfly.A412])" office:value-type="float" office:value="-1.76599724305642" calcext:value-type="float">
            <text:p>-1.7659972431</text:p>
          </table:table-cell>
        </table:table-row>
        <table:table-row table:style-name="ro1">
          <table:table-cell office:value-type="float" office:value="20.45" calcext:value-type="float">
            <text:p>20.45</text:p>
          </table:table-cell>
          <table:table-cell table:formula="of:=EXP(COS([Cycloid_butterfly.A413]))-2*COS(4*[Cycloid_butterfly.A413])+SIN([Cycloid_butterfly.A413]/4)^3" office:value-type="float" office:value="-1.79643614421558" calcext:value-type="float">
            <text:p>-1.7964361442</text:p>
          </table:table-cell>
          <table:table-cell table:formula="of:=[Cycloid_butterfly.B413]*COS([Cycloid_butterfly.A413])" office:value-type="float" office:value="0.053252490494234" calcext:value-type="float">
            <text:p>0.0532524905</text:p>
          </table:table-cell>
          <table:table-cell table:formula="of:=[Cycloid_butterfly.B413]*SIN([Cycloid_butterfly.A413])" office:value-type="float" office:value="-1.79564667808015" calcext:value-type="float">
            <text:p>-1.7956466781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table:formula="of:=EXP(COS([Cycloid_butterfly.A414]))-2*COS(4*[Cycloid_butterfly.A414])+SIN([Cycloid_butterfly.A414]/4)^3" office:value-type="float" office:value="-1.7446050186775" calcext:value-type="float">
            <text:p>-1.7446050187</text:p>
          </table:table-cell>
          <table:table-cell table:formula="of:=[Cycloid_butterfly.B414]*COS([Cycloid_butterfly.A414])" office:value-type="float" office:value="0.138806998778026" calcext:value-type="float">
            <text:p>0.1388069988</text:p>
          </table:table-cell>
          <table:table-cell table:formula="of:=[Cycloid_butterfly.B414]*SIN([Cycloid_butterfly.A414])" office:value-type="float" office:value="-1.73907426186606" calcext:value-type="float">
            <text:p>-1.7390742619</text:p>
          </table:table-cell>
        </table:table-row>
        <table:table-row table:style-name="ro1">
          <table:table-cell office:value-type="float" office:value="20.55" calcext:value-type="float">
            <text:p>20.55</text:p>
          </table:table-cell>
          <table:table-cell table:formula="of:=EXP(COS([Cycloid_butterfly.A415]))-2*COS(4*[Cycloid_butterfly.A415])+SIN([Cycloid_butterfly.A415]/4)^3" office:value-type="float" office:value="-1.61435370210463" calcext:value-type="float">
            <text:p>-1.6143537021</text:p>
          </table:table-cell>
          <table:table-cell table:formula="of:=[Cycloid_butterfly.B415]*COS([Cycloid_butterfly.A415])" office:value-type="float" office:value="0.208711490041943" calcext:value-type="float">
            <text:p>0.20871149</text:p>
          </table:table-cell>
          <table:table-cell table:formula="of:=[Cycloid_butterfly.B415]*SIN([Cycloid_butterfly.A415])" office:value-type="float" office:value="-1.60080523157048" calcext:value-type="float">
            <text:p>-1.60080523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 style:data-style-name="N2" text:time-value="13:51:34.8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20:20:41.091000000</meta:creation-date>
    <dc:date>2016-03-01T16:39:44.401000000</dc:date>
    <meta:editing-duration>PT2H18M38S</meta:editing-duration>
    <meta:editing-cycles>21</meta:editing-cycles>
    <meta:generator>LibreOffice/5.0.5.2$Windows_x86 LibreOffice_project/55b006a02d247b5f7215fc6ea0fde844b30035b3</meta:generator>
    <meta:document-statistic meta:table-count="6" meta:cell-count="3798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47cm" svg:height="5.85cm" xlink:href=".." xlink:type="simple" chart:class="chart:scatter" chart:style-name="ch1">
        <chart:legend chart:legend-position="end" svg:x="7.856cm" svg:y="2.626cm" style:legend-expansion="high" chart:style-name="ch2"/>
        <chart:plot-area chart:style-name="ch3" table:cell-range-address="sin_curve.B4:sin_curve.C97 sin_curve.C3:sin_curve.C3" chart:data-source-has-labels="row" svg:x="0.2cm" svg:y="0.117cm" svg:width="7.456cm" svg:height="5.616cm">
          <chartooo:coordinate-region svg:x="1.033cm" svg:y="0.316cm" svg:width="6.436cm" svg:height="5.2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n_curve.C4:sin_curve.C97" chart:label-cell-address="sin_curve.C3:sin_curve.C3" chart:class="chart:scatter">
            <chart:domain table:cell-range-address="sin_curve.B4:sin_curve.B97"/>
            <chart:data-point chart:repeated="9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in(x)</text:p>
                <draw:g>
                  <svg:desc>sin_curve.C3:sin_curve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14159265358979">
                <text:p>3.14159265358979</text:p>
                <draw:g>
                  <svg:desc>sin_curve.B4:sin_curve.B97</svg:desc>
                </draw:g>
              </table:table-cell>
              <table:table-cell office:value-type="float" office:value="1.22464679914735E-016">
                <text:p>1.22464679914735E-016</text:p>
                <draw:g>
                  <svg:desc>sin_curve.C4:sin_curve.C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9867228626928">
                <text:p>3.29867228626928</text:p>
              </table:table-cell>
              <table:table-cell office:value-type="float" office:value="-0.156434465040231">
                <text:p>-0.156434465040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45575191894877">
                <text:p>3.45575191894877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1283155162826">
                <text:p>3.61283155162826</text:p>
              </table:table-cell>
              <table:table-cell office:value-type="float" office:value="-0.453990499739547">
                <text:p>-0.453990499739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6991118430775">
                <text:p>3.76991118430775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2699081698724">
                <text:p>3.92699081698724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08407044966673">
                <text:p>4.08407044966673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24115008234622">
                <text:p>4.24115008234622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39822971502571">
                <text:p>4.39822971502571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553093477052">
                <text:p>4.5553093477052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71238898038469">
                <text:p>4.712388980384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6946861306418">
                <text:p>4.86946861306418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02654824574367">
                <text:p>5.02654824574367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18362787842316">
                <text:p>5.18362787842316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34070751110265">
                <text:p>5.34070751110265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49778714378214">
                <text:p>5.49778714378214</text:p>
              </table:table-cell>
              <table:table-cell office:value-type="float" office:value="-0.707106781186548">
                <text:p>-0.707106781186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65486677646163">
                <text:p>5.65486677646163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81194640914112">
                <text:p>5.81194640914112</text:p>
              </table:table-cell>
              <table:table-cell office:value-type="float" office:value="-0.453990499739547">
                <text:p>-0.453990499739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96902604182061">
                <text:p>5.96902604182061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1261056745001">
                <text:p>6.1261056745001</text:p>
              </table:table-cell>
              <table:table-cell office:value-type="float" office:value="-0.156434465040231">
                <text:p>-0.156434465040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28318530717959">
                <text:p>6.28318530717959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44026493985908">
                <text:p>6.44026493985908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59734457253857">
                <text:p>6.59734457253857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75442420521806">
                <text:p>6.75442420521806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91150383789755">
                <text:p>6.91150383789755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06858347057703">
                <text:p>7.06858347057703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22566310325652">
                <text:p>7.22566310325652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38274273593601">
                <text:p>7.38274273593601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5398223686155">
                <text:p>7.5398223686155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69690200129499">
                <text:p>7.69690200129499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85398163397448">
                <text:p>7.85398163397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01106126665397">
                <text:p>8.01106126665397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16814089933346">
                <text:p>8.16814089933346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32522053201295">
                <text:p>8.32522053201295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48230016469244">
                <text:p>8.48230016469244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63937979737193">
                <text:p>8.63937979737193</text:p>
              </table:table-cell>
              <table:table-cell office:value-type="float" office:value="0.707106781186546">
                <text:p>0.7071067811865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79645943005142">
                <text:p>8.79645943005142</text:p>
              </table:table-cell>
              <table:table-cell office:value-type="float" office:value="0.587785252292471">
                <text:p>0.5877852522924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95353906273092">
                <text:p>8.95353906273092</text:p>
              </table:table-cell>
              <table:table-cell office:value-type="float" office:value="0.453990499739543">
                <text:p>0.4539904997395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11061869541041">
                <text:p>9.11061869541041</text:p>
              </table:table-cell>
              <table:table-cell office:value-type="float" office:value="0.309016994374943">
                <text:p>0.3090169943749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2676983280899">
                <text:p>9.2676983280899</text:p>
              </table:table-cell>
              <table:table-cell office:value-type="float" office:value="0.156434465040225">
                <text:p>0.1564344650402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.42477796076939">
                <text:p>9.42477796076939</text:p>
              </table:table-cell>
              <table:table-cell office:value-type="float" office:value="-6.7380333178568E-015">
                <text:p>-6.7380333178568E-0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.58185759344888">
                <text:p>9.58185759344888</text:p>
              </table:table-cell>
              <table:table-cell office:value-type="float" office:value="-0.156434465040238">
                <text:p>-0.1564344650402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73893722612837">
                <text:p>9.73893722612837</text:p>
              </table:table-cell>
              <table:table-cell office:value-type="float" office:value="-0.309016994374955">
                <text:p>-0.3090169943749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89601685880786">
                <text:p>9.89601685880786</text:p>
              </table:table-cell>
              <table:table-cell office:value-type="float" office:value="-0.453990499739555">
                <text:p>-0.4539904997395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0530964914873">
                <text:p>10.0530964914873</text:p>
              </table:table-cell>
              <table:table-cell office:value-type="float" office:value="-0.587785252292481">
                <text:p>-0.5877852522924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2101761241668">
                <text:p>10.2101761241668</text:p>
              </table:table-cell>
              <table:table-cell office:value-type="float" office:value="-0.707106781186555">
                <text:p>-0.7071067811865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3672557568463">
                <text:p>10.3672557568463</text:p>
              </table:table-cell>
              <table:table-cell office:value-type="float" office:value="-0.809016994374954">
                <text:p>-0.8090169943749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5243353895258">
                <text:p>10.5243353895258</text:p>
              </table:table-cell>
              <table:table-cell office:value-type="float" office:value="-0.891006524188374">
                <text:p>-0.8910065241883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6814150222053">
                <text:p>10.6814150222053</text:p>
              </table:table-cell>
              <table:table-cell office:value-type="float" office:value="-0.951056516295158">
                <text:p>-0.9510565162951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8384946548848">
                <text:p>10.8384946548848</text:p>
              </table:table-cell>
              <table:table-cell office:value-type="float" office:value="-0.98768834059514">
                <text:p>-0.987688340595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9955742875643">
                <text:p>10.99557428756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1526539202438">
                <text:p>11.1526539202438</text:p>
              </table:table-cell>
              <table:table-cell office:value-type="float" office:value="-0.987688340595135">
                <text:p>-0.9876883405951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3097335529233">
                <text:p>11.3097335529233</text:p>
              </table:table-cell>
              <table:table-cell office:value-type="float" office:value="-0.951056516295148">
                <text:p>-0.9510565162951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4668131856028">
                <text:p>11.4668131856028</text:p>
              </table:table-cell>
              <table:table-cell office:value-type="float" office:value="-0.89100652418836">
                <text:p>-0.891006524188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6238928182823">
                <text:p>11.6238928182823</text:p>
              </table:table-cell>
              <table:table-cell office:value-type="float" office:value="-0.809016994374936">
                <text:p>-0.8090169943749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7809724509617">
                <text:p>11.7809724509617</text:p>
              </table:table-cell>
              <table:table-cell office:value-type="float" office:value="-0.707106781186533">
                <text:p>-0.7071067811865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9380520836412">
                <text:p>11.9380520836412</text:p>
              </table:table-cell>
              <table:table-cell office:value-type="float" office:value="-0.587785252292456">
                <text:p>-0.5877852522924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0951317163207">
                <text:p>12.0951317163207</text:p>
              </table:table-cell>
              <table:table-cell office:value-type="float" office:value="-0.453990499739527">
                <text:p>-0.4539904997395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2522113490002">
                <text:p>12.2522113490002</text:p>
              </table:table-cell>
              <table:table-cell office:value-type="float" office:value="-0.309016994374926">
                <text:p>-0.3090169943749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4092909816797">
                <text:p>12.4092909816797</text:p>
              </table:table-cell>
              <table:table-cell office:value-type="float" office:value="-0.156434465040208">
                <text:p>-0.1564344650402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5663706143592">
                <text:p>12.5663706143592</text:p>
              </table:table-cell>
              <table:table-cell office:value-type="float" office:value="0.0000000000000243791370319446">
                <text:p>0.00000000000002437913703194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7234502470387">
                <text:p>12.7234502470387</text:p>
              </table:table-cell>
              <table:table-cell office:value-type="float" office:value="0.156434465040256">
                <text:p>0.1564344650402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8805298797182">
                <text:p>12.8805298797182</text:p>
              </table:table-cell>
              <table:table-cell office:value-type="float" office:value="0.309016994374972">
                <text:p>0.3090169943749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0376095123977">
                <text:p>13.0376095123977</text:p>
              </table:table-cell>
              <table:table-cell office:value-type="float" office:value="0.453990499739571">
                <text:p>0.4539904997395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1946891450772">
                <text:p>13.1946891450772</text:p>
              </table:table-cell>
              <table:table-cell office:value-type="float" office:value="0.587785252292496">
                <text:p>0.5877852522924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3517687777567">
                <text:p>13.3517687777567</text:p>
              </table:table-cell>
              <table:table-cell office:value-type="float" office:value="0.707106781186568">
                <text:p>0.7071067811865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5088484104361">
                <text:p>13.5088484104361</text:p>
              </table:table-cell>
              <table:table-cell office:value-type="float" office:value="0.809016994374965">
                <text:p>0.8090169943749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6659280431156">
                <text:p>13.6659280431156</text:p>
              </table:table-cell>
              <table:table-cell office:value-type="float" office:value="0.891006524188382">
                <text:p>0.8910065241883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8230076757951">
                <text:p>13.8230076757951</text:p>
              </table:table-cell>
              <table:table-cell office:value-type="float" office:value="0.951056516295163">
                <text:p>0.9510565162951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9800873084746">
                <text:p>13.9800873084746</text:p>
              </table:table-cell>
              <table:table-cell office:value-type="float" office:value="0.987688340595143">
                <text:p>0.987688340595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1371669411541">
                <text:p>14.1371669411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2942465738336">
                <text:p>14.2942465738336</text:p>
              </table:table-cell>
              <table:table-cell office:value-type="float" office:value="0.987688340595132">
                <text:p>0.9876883405951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4513262065131">
                <text:p>14.4513262065131</text:p>
              </table:table-cell>
              <table:table-cell office:value-type="float" office:value="0.951056516295143">
                <text:p>0.9510565162951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6084058391926">
                <text:p>14.6084058391926</text:p>
              </table:table-cell>
              <table:table-cell office:value-type="float" office:value="0.891006524188352">
                <text:p>0.8910065241883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.7654854718721">
                <text:p>14.7654854718721</text:p>
              </table:table-cell>
              <table:table-cell office:value-type="float" office:value="0.809016994374926">
                <text:p>0.8090169943749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.9225651045516">
                <text:p>14.9225651045516</text:p>
              </table:table-cell>
              <table:table-cell office:value-type="float" office:value="0.707106781186521">
                <text:p>0.7071067811865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079644737231">
                <text:p>15.079644737231</text:p>
              </table:table-cell>
              <table:table-cell office:value-type="float" office:value="0.587785252292442">
                <text:p>0.5877852522924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2367243699105">
                <text:p>15.2367243699105</text:p>
              </table:table-cell>
              <table:table-cell office:value-type="float" office:value="0.453990499739512">
                <text:p>0.4539904997395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39380400259">
                <text:p>15.39380400259</text:p>
              </table:table-cell>
              <table:table-cell office:value-type="float" office:value="0.309016994374909">
                <text:p>0.3090169943749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5508836352695">
                <text:p>15.5508836352695</text:p>
              </table:table-cell>
              <table:table-cell office:value-type="float" office:value="0.15643446504019">
                <text:p>0.156434465040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.707963267949">
                <text:p>15.707963267949</text:p>
              </table:table-cell>
              <table:table-cell office:value-type="float" office:value="-0.0000000000000420202407460323">
                <text:p>-0.00000000000004202024074603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.8650429006285">
                <text:p>15.8650429006285</text:p>
              </table:table-cell>
              <table:table-cell office:value-type="float" office:value="-0.156434465040273">
                <text:p>-0.1564344650402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022122533308">
                <text:p>16.022122533308</text:p>
              </table:table-cell>
              <table:table-cell office:value-type="float" office:value="-0.309016994374989">
                <text:p>-0.3090169943749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1792021659875">
                <text:p>16.1792021659875</text:p>
              </table:table-cell>
              <table:table-cell office:value-type="float" office:value="-0.453990499739587">
                <text:p>-0.4539904997395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336281798667">
                <text:p>16.336281798667</text:p>
              </table:table-cell>
              <table:table-cell office:value-type="float" office:value="-0.58778525229251">
                <text:p>-0.587785252292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.4933614313465">
                <text:p>16.4933614313465</text:p>
              </table:table-cell>
              <table:table-cell office:value-type="float" office:value="-0.70710678118658">
                <text:p>-0.707106781186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650441064026">
                <text:p>16.650441064026</text:p>
              </table:table-cell>
              <table:table-cell office:value-type="float" office:value="-0.809016994374975">
                <text:p>-0.8090169943749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.8075206967054">
                <text:p>16.8075206967054</text:p>
              </table:table-cell>
              <table:table-cell office:value-type="float" office:value="-0.89100652418839">
                <text:p>-0.891006524188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.9646003293849">
                <text:p>16.9646003293849</text:p>
              </table:table-cell>
              <table:table-cell office:value-type="float" office:value="-0.951056516295169">
                <text:p>-0.9510565162951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1216799620644">
                <text:p>17.1216799620644</text:p>
              </table:table-cell>
              <table:table-cell office:value-type="float" office:value="-0.987688340595146">
                <text:p>-0.9876883405951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.2787595947439">
                <text:p>17.27875959474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.4358392274234">
                <text:p>17.4358392274234</text:p>
              </table:table-cell>
              <table:table-cell office:value-type="float" office:value="-0.98768834059513">
                <text:p>-0.987688340595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.5929188601029">
                <text:p>17.5929188601029</text:p>
              </table:table-cell>
              <table:table-cell office:value-type="float" office:value="-0.951056516295137">
                <text:p>-0.9510565162951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.7499984927824">
                <text:p>17.7499984927824</text:p>
              </table:table-cell>
              <table:table-cell office:value-type="float" office:value="-0.891006524188344">
                <text:p>-0.8910065241883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698cm" svg:height="6.933cm" xlink:href=".." xlink:type="simple" chart:class="chart:scatter" chart:style-name="ch1">
        <chart:legend chart:legend-position="end" svg:x="5.899cm" svg:y="2.918cm" style:legend-expansion="high" chart:style-name="ch2"/>
        <chart:plot-area chart:style-name="ch3" table:cell-range-address="parabola.B4:parabola.D23 parabola.C3:parabola.D3" chart:data-source-has-labels="row" svg:x="0.173cm" svg:y="0.138cm" svg:width="5.553cm" svg:height="6.657cm">
          <chartooo:coordinate-region svg:x="0.319cm" svg:y="0.337cm" svg:width="5.313cm" svg:height="6.2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arabola.C4:parabola.C23" chart:label-cell-address="parabola.C3:parabola.C3" chart:class="chart:scatter">
            <chart:domain table:cell-range-address="parabola.B4:parabola.B23"/>
            <chart:data-point chart:repeated="20"/>
          </chart:series>
          <chart:series chart:style-name="ch7" chart:values-cell-range-address="parabola.D4:parabola.D23" chart:label-cell-address="parabola.D3:parabola.D3" chart:class="chart:scatte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 = x^2</text:p>
                <draw:g>
                  <svg:desc>parabola.C3:parabola.C3</svg:desc>
                </draw:g>
              </table:table-cell>
              <table:table-cell office:value-type="string">
                <text:p>Y = 1-x^2</text:p>
                <draw:g>
                  <svg:desc>parabola.D3:parabola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parabola.B4:parabola.B23</svg:desc>
                </draw:g>
              </table:table-cell>
              <table:table-cell office:value-type="float" office:value="25">
                <text:p>25</text:p>
                <draw:g>
                  <svg:desc>parabola.C4:parabola.C23</svg:desc>
                </draw:g>
              </table:table-cell>
              <table:table-cell office:value-type="float" office:value="-24">
                <text:p>-24</text:p>
                <draw:g>
                  <svg:desc>parabola.D4:parabola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16">
                <text:p>1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">
                <text:p>-4</text:p>
              </table:table-cell>
              <table:table-cell office:value-type="float" office:value="16">
                <text:p>1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9">
                <text:p>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9">
                <text:p>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-24">
                <text:p>-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579cm" svg:height="6.462cm" xlink:href=".." xlink:type="simple" chart:class="chart:scatter" chart:style-name="ch1">
        <chart:legend chart:legend-position="end" svg:x="8.727cm" svg:y="2.683cm" style:legend-expansion="high" chart:style-name="ch2"/>
        <chart:plot-area chart:style-name="ch3" table:cell-range-address="Multi_curves.A4:Multi_curves.A22 Multi_curves.D14:Multi_curves.D22 Multi_curves.C5:Multi_curves.C22" chart:data-source-has-labels="row" svg:x="0.231cm" svg:y="0.129cm" svg:width="8.265cm" svg:height="6.204cm">
          <chartooo:coordinate-region svg:x="0.377cm" svg:y="0.328cm" svg:width="8.025cm" svg:height="5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ulti_curves.D14:Multi_curves.D22" chart:label-cell-address="Multi_curves.A4:Multi_curves.A4" chart:class="chart:scatter">
            <chart:domain table:cell-range-address="Multi_curves.A5:Multi_curves.A22"/>
            <chart:data-point chart:repeated="18"/>
          </chart:series>
          <chart:series chart:style-name="ch7" chart:values-cell-range-address="Multi_curves.C5:Multi_curves.C22" chart:class="chart:scatte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Multi_curves.A4:Multi_curves.A4</svg:desc>
                </draw:g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>-3</text:p>
                <draw:g>
                  <svg:desc>Multi_curves.A5:Multi_curves.A22</svg:desc>
                </draw:g>
              </table:table-cell>
              <table:table-cell office:value-type="float" office:value="-7.1">
                <text:p>-7.1</text:p>
                <draw:g>
                  <svg:desc>Multi_curves.D14:Multi_curves.D22</svg:desc>
                </draw:g>
              </table:table-cell>
              <table:table-cell office:value-type="float" office:value="0.05">
                <text:p>0.05</text:p>
                <draw:g>
                  <svg:desc>Multi_curves.C5:Multi_curves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645">
                <text:p>-2.645</text:p>
              </table:table-cell>
              <table:table-cell office:value-type="float" office:value="-2.6">
                <text:p>-2.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29">
                <text:p>-2.29</text:p>
              </table:table-cell>
              <table:table-cell office:value-type="float" office:value="-0.43">
                <text:p>-0.4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935">
                <text:p>-1.935</text:p>
              </table:table-cell>
              <table:table-cell office:value-type="float" office:value="1">
                <text:p>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58">
                <text:p>-1.58</text:p>
              </table:table-cell>
              <table:table-cell office:value-type="float" office:value="2.08">
                <text:p>2.0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25">
                <text:p>-1.225</text:p>
              </table:table-cell>
              <table:table-cell office:value-type="float" office:value="2.94">
                <text:p>2.94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87">
                <text:p>-0.87</text:p>
              </table:table-cell>
              <table:table-cell office:value-type="float" office:value="3.66">
                <text:p>3.6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515">
                <text:p>-0.515</text:p>
              </table:table-cell>
              <table:table-cell office:value-type="float" office:value="4.28">
                <text:p>4.2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6">
                <text:p>-0.16</text:p>
              </table:table-cell>
              <table:table-cell office:value-type="float" office:value="4.82">
                <text:p>4.8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/>
              <table:table-cell office:value-type="float" office:value="0.195">
                <text:p>0.195</text:p>
              </table:table-cell>
              <table:table-cell office:value-type="float" office:value="NaN">
                <text:p>NaN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/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/>
              <table:table-cell office:value-type="float" office:value="0.905">
                <text:p>0.905</text:p>
              </table:table-cell>
              <table:table-cell office:value-type="float" office:value="NaN">
                <text:p>NaN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/>
              <table:table-cell office:value-type="float" office:value="1.26">
                <text:p>1.26</text:p>
              </table:table-cell>
              <table:table-cell office:value-type="float" office:value="NaN">
                <text:p>NaN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/>
              <table:table-cell office:value-type="float" office:value="1.615">
                <text:p>1.615</text:p>
              </table:table-cell>
              <table:table-cell office:value-type="float" office:value="NaN">
                <text:p>NaN</text:p>
              </table:table-cell>
              <table:table-cell office:value-type="float" office:value="5.03">
                <text:p>5.03</text:p>
              </table:table-cell>
            </table:table-row>
            <table:table-row>
              <table:table-cell office:value-type="string"/>
              <table:table-cell office:value-type="float" office:value="1.97">
                <text:p>1.97</text:p>
              </table:table-cell>
              <table:table-cell office:value-type="float" office:value="NaN">
                <text:p>NaN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/>
              <table:table-cell office:value-type="float" office:value="2.325">
                <text:p>2.325</text:p>
              </table:table-cell>
              <table:table-cell office:value-type="float" office:value="NaN">
                <text:p>NaN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/>
              <table:table-cell office:value-type="float" office:value="2.68">
                <text:p>2.68</text:p>
              </table:table-cell>
              <table:table-cell office:value-type="float" office:value="NaN">
                <text:p>NaN</text:p>
              </table:table-cell>
              <table:table-cell office:value-type="float" office:value="14.59">
                <text:p>14.59</text:p>
              </table:table-cell>
            </table:table-row>
            <table:table-row>
              <table:table-cell office:value-type="string"/>
              <table:table-cell office:value-type="float" office:value="3.035">
                <text:p>3.035</text:p>
              </table:table-cell>
              <table:table-cell office:value-type="float" office:value="NaN">
                <text:p>NaN</text:p>
              </table:table-cell>
              <table:table-cell office:value-type="float" office:value="20.8">
                <text:p>20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18cm" svg:height="5.559cm" xlink:href=".." xlink:type="simple" chart:class="chart:scatter" chart:style-name="ch1">
        <chart:legend chart:legend-position="end" svg:x="7.827cm" svg:y="2.48cm" style:legend-expansion="high" chart:style-name="ch2"/>
        <chart:plot-area chart:style-name="ch3" table:cell-range-address="sin_curve.A4:sin_curve.A97 sin_curve.C3:sin_curve.C97" chart:data-source-has-labels="row" svg:x="0.2cm" svg:y="0.111cm" svg:width="7.427cm" svg:height="5.337cm">
          <chartooo:coordinate-region svg:x="0.438cm" svg:y="0.31cm" svg:width="7.002cm" svg:height="4.9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n_curve.C4:sin_curve.C97" chart:label-cell-address="sin_curve.C3:sin_curve.C3" chart:class="chart:scatter">
            <chart:domain table:cell-range-address="sin_curve.A4:sin_curve.A97"/>
            <chart:data-point chart:repeated="9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n(x)</text:p>
                <draw:g>
                  <svg:desc>sin_curve.C3:sin_curve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>-20</text:p>
                <draw:g>
                  <svg:desc>sin_curve.A4:sin_curve.A97</svg:desc>
                </draw:g>
              </table:table-cell>
              <table:table-cell office:value-type="float" office:value="1.22464679914735E-016">
                <text:p>1.22464679914735E-016</text:p>
                <draw:g>
                  <svg:desc>sin_curve.C4:sin_curve.C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">
                <text:p>-19</text:p>
              </table:table-cell>
              <table:table-cell office:value-type="float" office:value="-0.156434465040231">
                <text:p>-0.156434465040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9">
                <text:p>-19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8">
                <text:p>-18</text:p>
              </table:table-cell>
              <table:table-cell office:value-type="float" office:value="-0.453990499739547">
                <text:p>-0.453990499739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8">
                <text:p>-18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7">
                <text:p>-17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7">
                <text:p>-17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6">
                <text:p>-16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6">
                <text:p>-16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5">
                <text:p>-15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5">
                <text:p>-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4">
                <text:p>-14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4">
                <text:p>-14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3">
                <text:p>-13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3">
                <text:p>-13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2">
                <text:p>-12</text:p>
              </table:table-cell>
              <table:table-cell office:value-type="float" office:value="-0.707106781186548">
                <text:p>-0.707106781186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2">
                <text:p>-12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1">
                <text:p>-11</text:p>
              </table:table-cell>
              <table:table-cell office:value-type="float" office:value="-0.453990499739547">
                <text:p>-0.453990499739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1">
                <text:p>-11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0">
                <text:p>-10</text:p>
              </table:table-cell>
              <table:table-cell office:value-type="float" office:value="-0.156434465040231">
                <text:p>-0.156434465040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0">
                <text:p>-10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9">
                <text:p>-9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9">
                <text:p>-9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8">
                <text:p>-8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8">
                <text:p>-8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">
                <text:p>-7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">
                <text:p>-7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">
                <text:p>-6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">
                <text:p>-6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">
                <text:p>-5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">
                <text:p>-4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4">
                <text:p>-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">
                <text:p>-3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">
                <text:p>-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">
                <text:p>-2</text:p>
              </table:table-cell>
              <table:table-cell office:value-type="float" office:value="0.707106781186546">
                <text:p>0.7071067811865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">
                <text:p>-2</text:p>
              </table:table-cell>
              <table:table-cell office:value-type="float" office:value="0.587785252292471">
                <text:p>0.5877852522924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">
                <text:p>-1</text:p>
              </table:table-cell>
              <table:table-cell office:value-type="float" office:value="0.453990499739543">
                <text:p>0.4539904997395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">
                <text:p>-1</text:p>
              </table:table-cell>
              <table:table-cell office:value-type="float" office:value="0.309016994374943">
                <text:p>0.3090169943749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156434465040225">
                <text:p>0.1564344650402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-6.7380333178568E-015">
                <text:p>-6.7380333178568E-0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-0.156434465040238">
                <text:p>-0.1564344650402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-0.309016994374955">
                <text:p>-0.3090169943749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-0.453990499739555">
                <text:p>-0.4539904997395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-0.587785252292481">
                <text:p>-0.5877852522924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-0.707106781186555">
                <text:p>-0.7071067811865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-0.809016994374954">
                <text:p>-0.8090169943749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-0.891006524188374">
                <text:p>-0.8910065241883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-0.951056516295158">
                <text:p>-0.9510565162951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-0.98768834059514">
                <text:p>-0.987688340595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  <table:table-cell office:value-type="float" office:value="-0.987688340595135">
                <text:p>-0.9876883405951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">
                <text:p>6</text:p>
              </table:table-cell>
              <table:table-cell office:value-type="float" office:value="-0.951056516295148">
                <text:p>-0.9510565162951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">
                <text:p>7</text:p>
              </table:table-cell>
              <table:table-cell office:value-type="float" office:value="-0.89100652418836">
                <text:p>-0.891006524188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">
                <text:p>7</text:p>
              </table:table-cell>
              <table:table-cell office:value-type="float" office:value="-0.809016994374936">
                <text:p>-0.8090169943749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">
                <text:p>8</text:p>
              </table:table-cell>
              <table:table-cell office:value-type="float" office:value="-0.707106781186533">
                <text:p>-0.7071067811865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-0.587785252292456">
                <text:p>-0.5877852522924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">
                <text:p>9</text:p>
              </table:table-cell>
              <table:table-cell office:value-type="float" office:value="-0.453990499739527">
                <text:p>-0.4539904997395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">
                <text:p>9</text:p>
              </table:table-cell>
              <table:table-cell office:value-type="float" office:value="-0.309016994374926">
                <text:p>-0.3090169943749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-0.156434465040208">
                <text:p>-0.1564344650402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">
                <text:p>10</text:p>
              </table:table-cell>
              <table:table-cell office:value-type="float" office:value="0.0000000000000243791370319446">
                <text:p>0.00000000000002437913703194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">
                <text:p>11</text:p>
              </table:table-cell>
              <table:table-cell office:value-type="float" office:value="0.156434465040256">
                <text:p>0.1564344650402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">
                <text:p>11</text:p>
              </table:table-cell>
              <table:table-cell office:value-type="float" office:value="0.309016994374972">
                <text:p>0.3090169943749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">
                <text:p>12</text:p>
              </table:table-cell>
              <table:table-cell office:value-type="float" office:value="0.453990499739571">
                <text:p>0.4539904997395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">
                <text:p>12</text:p>
              </table:table-cell>
              <table:table-cell office:value-type="float" office:value="0.587785252292496">
                <text:p>0.5877852522924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0.707106781186568">
                <text:p>0.7071067811865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">
                <text:p>13</text:p>
              </table:table-cell>
              <table:table-cell office:value-type="float" office:value="0.809016994374965">
                <text:p>0.8090169943749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891006524188382">
                <text:p>0.8910065241883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">
                <text:p>14</text:p>
              </table:table-cell>
              <table:table-cell office:value-type="float" office:value="0.951056516295163">
                <text:p>0.9510565162951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0.987688340595143">
                <text:p>0.987688340595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">
                <text:p>16</text:p>
              </table:table-cell>
              <table:table-cell office:value-type="float" office:value="0.987688340595132">
                <text:p>0.9876883405951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">
                <text:p>16</text:p>
              </table:table-cell>
              <table:table-cell office:value-type="float" office:value="0.951056516295143">
                <text:p>0.9510565162951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">
                <text:p>17</text:p>
              </table:table-cell>
              <table:table-cell office:value-type="float" office:value="0.891006524188352">
                <text:p>0.8910065241883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">
                <text:p>17</text:p>
              </table:table-cell>
              <table:table-cell office:value-type="float" office:value="0.809016994374926">
                <text:p>0.8090169943749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">
                <text:p>18</text:p>
              </table:table-cell>
              <table:table-cell office:value-type="float" office:value="0.707106781186521">
                <text:p>0.7071067811865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">
                <text:p>18</text:p>
              </table:table-cell>
              <table:table-cell office:value-type="float" office:value="0.587785252292442">
                <text:p>0.5877852522924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">
                <text:p>19</text:p>
              </table:table-cell>
              <table:table-cell office:value-type="float" office:value="0.453990499739512">
                <text:p>0.4539904997395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">
                <text:p>19</text:p>
              </table:table-cell>
              <table:table-cell office:value-type="float" office:value="0.309016994374909">
                <text:p>0.3090169943749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0.15643446504019">
                <text:p>0.156434465040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">
                <text:p>20</text:p>
              </table:table-cell>
              <table:table-cell office:value-type="float" office:value="-0.0000000000000420202407460323">
                <text:p>-0.00000000000004202024074603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">
                <text:p>21</text:p>
              </table:table-cell>
              <table:table-cell office:value-type="float" office:value="-0.156434465040273">
                <text:p>-0.1564344650402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">
                <text:p>21</text:p>
              </table:table-cell>
              <table:table-cell office:value-type="float" office:value="-0.309016994374989">
                <text:p>-0.3090169943749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">
                <text:p>22</text:p>
              </table:table-cell>
              <table:table-cell office:value-type="float" office:value="-0.453990499739587">
                <text:p>-0.4539904997395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">
                <text:p>22</text:p>
              </table:table-cell>
              <table:table-cell office:value-type="float" office:value="-0.58778525229251">
                <text:p>-0.587785252292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">
                <text:p>23</text:p>
              </table:table-cell>
              <table:table-cell office:value-type="float" office:value="-0.70710678118658">
                <text:p>-0.707106781186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">
                <text:p>23</text:p>
              </table:table-cell>
              <table:table-cell office:value-type="float" office:value="-0.809016994374975">
                <text:p>-0.8090169943749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-0.89100652418839">
                <text:p>-0.891006524188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">
                <text:p>24</text:p>
              </table:table-cell>
              <table:table-cell office:value-type="float" office:value="-0.951056516295169">
                <text:p>-0.9510565162951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">
                <text:p>25</text:p>
              </table:table-cell>
              <table:table-cell office:value-type="float" office:value="-0.987688340595146">
                <text:p>-0.9876883405951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">
                <text:p>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">
                <text:p>26</text:p>
              </table:table-cell>
              <table:table-cell office:value-type="float" office:value="-0.98768834059513">
                <text:p>-0.987688340595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">
                <text:p>26</text:p>
              </table:table-cell>
              <table:table-cell office:value-type="float" office:value="-0.951056516295137">
                <text:p>-0.9510565162951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">
                <text:p>27</text:p>
              </table:table-cell>
              <table:table-cell office:value-type="float" office:value="-0.891006524188344">
                <text:p>-0.8910065241883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955cm" svg:height="7.372cm" xlink:href=".." xlink:type="simple" chart:class="chart:scatter" chart:style-name="ch1">
        <chart:legend chart:legend-position="end" svg:x="7.362cm" svg:y="3.138cm" style:legend-expansion="high" chart:style-name="ch2"/>
        <chart:plot-area chart:style-name="ch3" table:cell-range-address="'tangent curve'.B6:'tangent curve'.D21 'tangent curve'.C5:'tangent curve'.C5" chart:data-source-has-labels="row" svg:x="0.219cm" svg:y="0.147cm" svg:width="6.924cm" svg:height="7.078cm">
          <chartooo:coordinate-region svg:x="0.365cm" svg:y="0.346cm" svg:width="6.684cm" svg:height="6.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angent curve'.C6:'tangent curve'.C21" chart:label-cell-address="'tangent curve'.C5:'tangent curve'.C5" chart:class="chart:scatter">
            <chart:domain table:cell-range-address="'tangent curve'.B6:'tangent curve'.B21"/>
            <chart:data-point chart:repeated="16"/>
          </chart:series>
          <chart:series chart:style-name="ch7" chart:values-cell-range-address="'tangent curve'.D6:'tangent curve'.D21" chart:class="chart:scatte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 = e^x – 2x^2</text:p>
                <draw:g>
                  <svg:desc>'tangent curve'.C5:'tangent curve'.C5</svg:desc>
                </draw:g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">
                <text:p>-4</text:p>
                <draw:g>
                  <svg:desc>'tangent curve'.B6:'tangent curve'.B21</svg:desc>
                </draw:g>
              </table:table-cell>
              <table:table-cell office:value-type="float" office:value="-31.98">
                <text:p>-31.98</text:p>
                <draw:g>
                  <svg:desc>'tangent curve'.C6:'tangent curve'.C21</svg:desc>
                </draw:g>
              </table:table-cell>
              <table:table-cell office:value-type="float" office:value="2.98">
                <text:p>2.98</text:p>
                <draw:g>
                  <svg:desc>'tangent curve'.D6:'tangent curve'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">
                <text:p>-3</text:p>
              </table:table-cell>
              <table:table-cell office:value-type="float" office:value="-17.95">
                <text:p>-17.95</text:p>
              </table:table-cell>
              <table:table-cell office:value-type="float" office:value="-2.96">
                <text:p>-2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-17.95">
                <text:p>-17.95</text:p>
              </table:table-cell>
              <table:table-cell office:value-type="float" office:value="-2.96">
                <text:p>-2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-7.86">
                <text:p>-7.86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">
                <text:p>-2</text:p>
              </table:table-cell>
              <table:table-cell office:value-type="float" office:value="-7.86">
                <text:p>-7.86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-1.63">
                <text:p>-1.63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-1.63">
                <text:p>-1.63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72">
                <text:p>0.72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72">
                <text:p>0.72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-0.61">
                <text:p>-0.61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-0.61">
                <text:p>-0.61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2.09">
                <text:p>2.09</text:p>
              </table:table-cell>
              <table:table-cell office:value-type="float" office:value="-2.96">
                <text:p>-2.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2.09">
                <text:p>2.09</text:p>
              </table:table-cell>
              <table:table-cell office:value-type="float" office:value="-2.96">
                <text:p>-2.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22.6">
                <text:p>22.6</text:p>
              </table:table-cell>
              <table:table-cell office:value-type="float" office:value="2.98">
                <text:p>2.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939cm" svg:height="6.948cm" xlink:href=".." xlink:type="simple" chart:class="chart:scatter" chart:style-name="ch1">
        <chart:legend chart:legend-position="end" svg:x="7.425cm" svg:y="3.175cm" style:legend-expansion="high" chart:style-name="ch2"/>
        <chart:plot-area chart:style-name="ch3" table:cell-range-address="'tangent curve'.B6:'tangent curve'.B21 'tangent curve'.D5:'tangent curve'.D21" chart:data-source-has-labels="row" svg:x="0.218cm" svg:y="0.138cm" svg:width="6.989cm" svg:height="6.672cm">
          <chartooo:coordinate-region svg:x="0.364cm" svg:y="0.337cm" svg:width="6.748cm" svg:height="6.2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angent curve'.D6:'tangent curve'.D21" chart:label-cell-address="'tangent curve'.D5:'tangent curve'.D5" chart:class="chart:scatter">
            <chart:domain table:cell-range-address="'tangent curve'.B6:'tangent curve'.B21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 = x sin(10x)</text:p>
                <draw:g>
                  <svg:desc>'tangent curve'.D5:'tangent curve'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">
                <text:p>-4</text:p>
                <draw:g>
                  <svg:desc>'tangent curve'.B6:'tangent curve'.B21</svg:desc>
                </draw:g>
              </table:table-cell>
              <table:table-cell office:value-type="float" office:value="2.98">
                <text:p>2.98</text:p>
                <draw:g>
                  <svg:desc>'tangent curve'.D6:'tangent curve'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">
                <text:p>-3</text:p>
              </table:table-cell>
              <table:table-cell office:value-type="float" office:value="-2.96">
                <text:p>-2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-2.96">
                <text:p>-2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">
                <text:p>-2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-2.96">
                <text:p>-2.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-2.96">
                <text:p>-2.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2.98">
                <text:p>2.9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527cm" svg:height="7.889cm" xlink:href=".." xlink:type="simple" chart:class="chart:scatter" chart:style-name="ch1">
        <chart:legend chart:legend-position="end" svg:x="7.934cm" svg:y="3.645cm" style:legend-expansion="high" chart:style-name="ch2"/>
        <chart:plot-area chart:style-name="ch3" table:cell-range-address="'tangent curve'.A6:'tangent curve'.A21 'tangent curve'.C5:'tangent curve'.C21" chart:data-source-has-labels="row" svg:x="0.23cm" svg:y="0.157cm" svg:width="7.474cm" svg:height="7.575cm">
          <chartooo:coordinate-region svg:x="0.957cm" svg:y="0.356cm" svg:width="6.56cm" svg:height="7.1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angent curve'.C6:'tangent curve'.C21" chart:label-cell-address="'tangent curve'.C5:'tangent curve'.C5" chart:class="chart:scatter">
            <chart:domain table:cell-range-address="'tangent curve'.A6:'tangent curve'.A21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 = e^x – 2x^2</text:p>
                <draw:g>
                  <svg:desc>'tangent curve'.C5:'tangent curve'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">
                <text:p>1.8</text:p>
                <draw:g>
                  <svg:desc>'tangent curve'.A6:'tangent curve'.A21</svg:desc>
                </draw:g>
              </table:table-cell>
              <table:table-cell office:value-type="float" office:value="-31.98">
                <text:p>-31.98</text:p>
                <draw:g>
                  <svg:desc>'tangent curve'.C6:'tangent curve'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-17.95">
                <text:p>-17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3">
                <text:p>1.73</text:p>
              </table:table-cell>
              <table:table-cell office:value-type="float" office:value="-17.95">
                <text:p>-17.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6">
                <text:p>4.26</text:p>
              </table:table-cell>
              <table:table-cell office:value-type="float" office:value="-7.86">
                <text:p>-7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71">
                <text:p>7.71</text:p>
              </table:table-cell>
              <table:table-cell office:value-type="float" office:value="-7.86">
                <text:p>-7.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2">
                <text:p>2.02</text:p>
              </table:table-cell>
              <table:table-cell office:value-type="float" office:value="-1.63">
                <text:p>-1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84">
                <text:p>9.84</text:p>
              </table:table-cell>
              <table:table-cell office:value-type="float" office:value="-1.63">
                <text:p>-1.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85">
                <text:p>8.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95">
                <text:p>4.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54">
                <text:p>8.54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39">
                <text:p>5.39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28">
                <text:p>3.28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3">
                <text:p>0.93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38">
                <text:p>4.38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42">
                <text:p>7.42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31">
                <text:p>6.31</text:p>
              </table:table-cell>
              <table:table-cell office:value-type="float" office:value="22.6">
                <text:p>22.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515cm" svg:height="9.828cm" xlink:href=".." xlink:type="simple" chart:class="chart:scatter" chart:style-name="ch1">
        <chart:legend chart:legend-position="end" svg:x="10.986cm" svg:y="4.615cm" style:legend-expansion="high" chart:style-name="ch2"/>
        <chart:plot-area chart:style-name="ch3" table:cell-range-address="'Limacon trisection'.D6:'Limacon trisection'.E415 'Limacon trisection'.E5:'Limacon trisection'.E5" chart:data-source-has-labels="row" svg:x="0.25cm" svg:y="0.196cm" svg:width="10.486cm" svg:height="9.436cm">
          <chartooo:coordinate-region svg:x="0.396cm" svg:y="0.395cm" svg:width="10.246cm" svg:height="9.0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imacon trisection'.E6:'Limacon trisection'.E415" chart:label-cell-address="'Limacon trisection'.E5:'Limacon trisection'.E5" chart:class="chart:scatter">
            <chart:domain table:cell-range-address="'Limacon trisection'.D6:'Limacon trisection'.D415"/>
            <chart:data-point chart:repeated="4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y</text:p>
                <draw:g>
                  <svg:desc>'Limacon trisection'.E5:'Limacon trisection'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95011652787397">
                <text:p>6.95011652787397</text:p>
                <draw:g>
                  <svg:desc>'Limacon trisection'.D6:'Limacon trisection'.D415</svg:desc>
                </draw:g>
              </table:table-cell>
              <table:table-cell office:value-type="float" office:value="0.697337662779904">
                <text:p>0.697337662779904</text:p>
                <draw:g>
                  <svg:desc>'Limacon trisection'.E6:'Limacon trisection'.E4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88808904543258">
                <text:p>6.88808904543258</text:p>
              </table:table-cell>
              <table:table-cell office:value-type="float" office:value="1.04103283988641">
                <text:p>1.041032839886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80185780236929">
                <text:p>6.80185780236929</text:p>
              </table:table-cell>
              <table:table-cell office:value-type="float" office:value="1.37880483664322">
                <text:p>1.378804836643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69202352967814">
                <text:p>6.69202352967814</text:p>
              </table:table-cell>
              <table:table-cell office:value-type="float" office:value="1.7087541449244">
                <text:p>1.70875414492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5934937886694">
                <text:p>6.55934937886694</text:p>
              </table:table-cell>
              <table:table-cell office:value-type="float" office:value="2.02904453673791">
                <text:p>2.02904453673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40475413231625">
                <text:p>6.40475413231625</text:p>
              </table:table-cell>
              <table:table-cell office:value-type="float" office:value="2.33791776067834">
                <text:p>2.337917760678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22930404003229">
                <text:p>6.22930404003229</text:p>
              </table:table-cell>
              <table:table-cell office:value-type="float" office:value="2.63370750558389">
                <text:p>2.633707505583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0342033618167">
                <text:p>6.0342033618167</text:p>
              </table:table-cell>
              <table:table-cell office:value-type="float" office:value="2.91485250088615">
                <text:p>2.914852500886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8207837063637">
                <text:p>5.8207837063637</text:p>
              </table:table-cell>
              <table:table-cell office:value-type="float" office:value="3.17990863162866">
                <text:p>3.179908631628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9049227037639">
                <text:p>5.59049227037639</text:p>
              </table:table-cell>
              <table:table-cell office:value-type="float" office:value="3.42755995581479">
                <text:p>3.427559955814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34487909135372">
                <text:p>5.34487909135372</text:p>
              </table:table-cell>
              <table:table-cell office:value-type="float" office:value="3.65662852253098">
                <text:p>3.656628522530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855834371331">
                <text:p>5.0855834371331</text:p>
              </table:table-cell>
              <table:table-cell office:value-type="float" office:value="3.86608290106995">
                <text:p>3.866082901069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1431946348831">
                <text:p>4.81431946348831</text:p>
              </table:table-cell>
              <table:table-cell office:value-type="float" office:value="4.05504534393346">
                <text:p>4.055045343933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53286127799684">
                <text:p>4.53286127799684</text:p>
              </table:table-cell>
              <table:table-cell office:value-type="float" office:value="4.22279751999942">
                <text:p>4.22279751999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24302755393673">
                <text:p>4.24302755393673</text:p>
              </table:table-cell>
              <table:table-cell office:value-type="float" office:value="4.36878476816035">
                <text:p>4.368784768160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94666584209664">
                <text:p>3.94666584209664</text:p>
              </table:table-cell>
              <table:table-cell office:value-type="float" office:value="4.49261883623987">
                <text:p>4.492618836239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64563673104303">
                <text:p>3.64563673104303</text:p>
              </table:table-cell>
              <table:table-cell office:value-type="float" office:value="4.59407908482723">
                <text:p>4.594079084827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34179800756028">
                <text:p>3.34179800756028</text:p>
              </table:table-cell>
              <table:table-cell office:value-type="float" office:value="4.67311215068862">
                <text:p>4.673112150688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3698896865185">
                <text:p>3.03698896865185</text:p>
              </table:table-cell>
              <table:table-cell office:value-type="float" office:value="4.72983007947011">
                <text:p>4.729830079470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3301503466712">
                <text:p>2.73301503466712</text:p>
              </table:table-cell>
              <table:table-cell office:value-type="float" office:value="4.76450695234938">
                <text:p>4.764506952349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3163280981929">
                <text:p>2.43163280981929</text:p>
              </table:table-cell>
              <table:table-cell office:value-type="float" office:value="4.77757404597513">
                <text:p>4.777574045975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3453573161689">
                <text:p>2.13453573161689</text:p>
              </table:table-cell>
              <table:table-cell office:value-type="float" office:value="4.76961357930716">
                <text:p>4.769613579307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4334044459483">
                <text:p>1.84334044459483</text:p>
              </table:table-cell>
              <table:table-cell office:value-type="float" office:value="4.74135111469563">
                <text:p>4.741351114695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5957402626067">
                <text:p>1.55957402626067</text:p>
              </table:table-cell>
              <table:table-cell office:value-type="float" office:value="4.69364669357828">
                <text:p>4.693646693578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8466218444493">
                <text:p>1.28466218444493</text:p>
              </table:table-cell>
              <table:table-cell office:value-type="float" office:value="4.62748479940097">
                <text:p>4.627484799400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1991853534657">
                <text:p>1.01991853534657</text:p>
              </table:table-cell>
              <table:table-cell office:value-type="float" office:value="4.54396325165738">
                <text:p>4.543963251657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66535060597977">
                <text:p>0.766535060597977</text:p>
              </table:table-cell>
              <table:table-cell office:value-type="float" office:value="4.4442811451877">
                <text:p>4.4442811451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25573829745081">
                <text:p>0.525573829745081</text:p>
              </table:table-cell>
              <table:table-cell office:value-type="float" office:value="4.32972595797133">
                <text:p>4.329725957971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7960061770143">
                <text:p>0.297960061770143</text:p>
              </table:table-cell>
              <table:table-cell office:value-type="float" office:value="4.20165995850602">
                <text:p>4.201659958506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44765858024505">
                <text:p>0.0844765858024505</text:p>
              </table:table-cell>
              <table:table-cell office:value-type="float" office:value="4.06150605040736">
                <text:p>4.061506050407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14240252897285">
                <text:p>-0.114240252897285</text:p>
              </table:table-cell>
              <table:table-cell office:value-type="float" office:value="3.91073319702465">
                <text:p>3.910733197024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297703210090233">
                <text:p>-0.297703210090233</text:p>
              </table:table-cell>
              <table:table-cell office:value-type="float" office:value="3.7508415726008">
                <text:p>3.75084157260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465575266051291">
                <text:p>-0.465575266051291</text:p>
              </table:table-cell>
              <table:table-cell office:value-type="float" office:value="3.58334758876963">
                <text:p>3.583347588769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17669253534163">
                <text:p>-0.617669253534163</text:p>
              </table:table-cell>
              <table:table-cell office:value-type="float" office:value="3.40976894596132">
                <text:p>3.409768945961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753946003273569">
                <text:p>-0.753946003273569</text:p>
              </table:table-cell>
              <table:table-cell office:value-type="float" office:value="3.2316098585705">
                <text:p>3.23160985857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874511034863664">
                <text:p>-0.874511034863664</text:p>
              </table:table-cell>
              <table:table-cell office:value-type="float" office:value="3.05034660053846">
                <text:p>3.050346600538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979609835325639">
                <text:p>-0.979609835325639</text:p>
              </table:table-cell>
              <table:table-cell office:value-type="float" office:value="2.86741351433558">
                <text:p>2.867413514335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06962178170536">
                <text:p>-1.06962178170536</text:p>
              </table:table-cell>
              <table:table-cell office:value-type="float" office:value="2.68418962123952">
                <text:p>2.684189621239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14505277748399">
                <text:p>-1.14505277748399</text:p>
              </table:table-cell>
              <table:table-cell office:value-type="float" office:value="2.50198596434083">
                <text:p>2.501985964340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20652668530675">
                <text:p>-1.20652668530675</text:p>
              </table:table-cell>
              <table:table-cell office:value-type="float" office:value="2.32203380793689">
                <text:p>2.322033807936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25477565041048">
                <text:p>-1.25477565041048</text:p>
              </table:table-cell>
              <table:table-cell office:value-type="float" office:value="2.14547380797511">
                <text:p>2.145473807975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29062942004105">
                <text:p>-1.29062942004105</text:p>
              </table:table-cell>
              <table:table-cell office:value-type="float" office:value="1.97334625806981">
                <text:p>1.973346258069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31500377398901">
                <text:p>-1.31500377398901</text:p>
              </table:table-cell>
              <table:table-cell office:value-type="float" office:value="1.80658250444409">
                <text:p>1.806582504444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32888819003713">
                <text:p>-1.32888819003713</text:p>
              </table:table-cell>
              <table:table-cell office:value-type="float" office:value="1.64599761105404">
                <text:p>1.645997611054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33333287552188">
                <text:p>-1.33333287552188</text:p>
              </table:table-cell>
              <table:table-cell office:value-type="float" office:value="1.49228434325668">
                <text:p>1.492284343256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32943530228855">
                <text:p>-1.32943530228855</text:p>
              </table:table-cell>
              <table:table-cell office:value-type="float" office:value="1.34600852481723">
                <text:p>1.346008524817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31832638700581">
                <text:p>-1.31832638700581</text:p>
              </table:table-cell>
              <table:table-cell office:value-type="float" office:value="1.20760580895084">
                <text:p>1.207605808950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30115646205537">
                <text:p>-1.30115646205537</text:p>
              </table:table-cell>
              <table:table-cell office:value-type="float" office:value="1.07737988960152">
                <text:p>1.077379889601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2790811839929">
                <text:p>-1.2790811839929</text:p>
              </table:table-cell>
              <table:table-cell office:value-type="float" office:value="0.955502164421118">
                <text:p>0.9555021644211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25324752687142">
                <text:p>-1.25324752687142</text:p>
              </table:table-cell>
              <table:table-cell office:value-type="float" office:value="0.842012846074069">
                <text:p>0.8420128460740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22478000652522">
                <text:p>-1.22478000652522</text:p>
              </table:table-cell>
              <table:table-cell office:value-type="float" office:value="0.736823503705627">
                <text:p>0.7368235037056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1947672792444">
                <text:p>-1.1947672792444</text:p>
              </table:table-cell>
              <table:table-cell office:value-type="float" office:value="0.639721001823679">
                <text:p>0.6397210018236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16424925415429">
                <text:p>-1.16424925415429</text:p>
              </table:table-cell>
              <table:table-cell office:value-type="float" office:value="0.550372789601339">
                <text:p>0.5503727896013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13420485309296">
                <text:p>-1.13420485309296</text:p>
              </table:table-cell>
              <table:table-cell office:value-type="float" office:value="0.468333479853739">
                <text:p>0.4683334798537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10554054490926">
                <text:p>-1.10554054490926</text:p>
              </table:table-cell>
              <table:table-cell office:value-type="float" office:value="0.393052643815138">
                <text:p>0.3930526438151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07907977295362">
                <text:p>-1.07907977295362</text:p>
              </table:table-cell>
              <table:table-cell office:value-type="float" office:value="0.323883735473721">
                <text:p>0.3238837354737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05555338518638">
                <text:p>-1.05555338518638</text:p>
              </table:table-cell>
              <table:table-cell office:value-type="float" office:value="0.260094047735294">
                <text:p>0.2600940477352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03559116587776">
                <text:p>-1.03559116587776</text:p>
              </table:table-cell>
              <table:table-cell office:value-type="float" office:value="0.200875592198754">
                <text:p>0.2008755921987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01971455642623">
                <text:p>-1.01971455642623</text:p>
              </table:table-cell>
              <table:table-cell office:value-type="float" office:value="0.14535678494108">
                <text:p>0.145356784941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00833064049237">
                <text:p>-1.00833064049237</text:p>
              </table:table-cell>
              <table:table-cell office:value-type="float" office:value="0.092614812521605">
                <text:p>0.0926148125216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00172745555829">
                <text:p>-1.00172745555829</text:p>
              </table:table-cell>
              <table:table-cell office:value-type="float" office:value="0.0416885455069174">
                <text:p>0.04168854550691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00007067931025">
                <text:p>-1.00007067931025</text:p>
              </table:table-cell>
              <table:table-cell office:value-type="float" office:value="-0.0084081387420699">
                <text:p>-0.00840813874206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00340172504172">
                <text:p>-1.00340172504172</text:p>
              </table:table-cell>
              <table:table-cell office:value-type="float" office:value="-0.0586727664345799">
                <text:p>-0.05867276643457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01163726573015">
                <text:p>-1.01163726573015</text:p>
              </table:table-cell>
              <table:table-cell office:value-type="float" office:value="-0.11010055598871">
                <text:p>-0.110100555988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02457019169767">
                <text:p>-1.02457019169767</text:p>
              </table:table-cell>
              <table:table-cell office:value-type="float" office:value="-0.163670731302926">
                <text:p>-0.1636707313029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04187199197476">
                <text:p>-1.04187199197476</text:p>
              </table:table-cell>
              <table:table-cell office:value-type="float" office:value="-0.220333005768702">
                <text:p>-0.2203330057687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06309653479311">
                <text:p>-1.06309653479311</text:p>
              </table:table-cell>
              <table:table-cell office:value-type="float" office:value="-0.280994381399413">
                <text:p>-0.2809943813994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08768520818918">
                <text:p>-1.08768520818918</text:p>
              </table:table-cell>
              <table:table-cell office:value-type="float" office:value="-0.346506404251417">
                <text:p>-0.3465064042514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11497336764823">
                <text:p>-1.11497336764823</text:p>
              </table:table-cell>
              <table:table-cell office:value-type="float" office:value="-0.417653012680296">
                <text:p>-0.4176530126802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14419802420089">
                <text:p>-1.14419802420089</text:p>
              </table:table-cell>
              <table:table-cell office:value-type="float" office:value="-0.495139108955025">
                <text:p>-0.4951391089550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17450669353821">
                <text:p>-1.17450669353821</text:p>
              </table:table-cell>
              <table:table-cell office:value-type="float" office:value="-0.57957997740568">
                <text:p>-0.579579977405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20496731466409">
                <text:p>-1.20496731466409</text:p>
              </table:table-cell>
              <table:table-cell office:value-type="float" office:value="-0.671491663679951">
                <text:p>-0.6714916636799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23457913548005">
                <text:p>-1.23457913548005</text:p>
              </table:table-cell>
              <table:table-cell office:value-type="float" office:value="-0.771282419916533">
                <text:p>-0.7712824199165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2622844526057">
                <text:p>-1.2622844526057</text:p>
              </table:table-cell>
              <table:table-cell office:value-type="float" office:value="-0.879245309807267">
                <text:p>-0.8792453098072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28698108378428">
                <text:p>-1.28698108378428</text:p>
              </table:table-cell>
              <table:table-cell office:value-type="float" office:value="-0.995552055723646">
                <text:p>-0.9955520557236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30753544349324">
                <text:p>-1.30753544349324</text:p>
              </table:table-cell>
              <table:table-cell office:value-type="float" office:value="-1.12024819744517">
                <text:p>-1.120248197445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32279608595659">
                <text:p>-1.32279608595659</text:p>
              </table:table-cell>
              <table:table-cell office:value-type="float" office:value="-1.25324961867399">
                <text:p>-1.253249618673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33160757470134">
                <text:p>-1.33160757470134</text:p>
              </table:table-cell>
              <table:table-cell office:value-type="float" office:value="-1.39434048358639">
                <text:p>-1.394340483586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33282453416737">
                <text:p>-1.33282453416737</text:p>
              </table:table-cell>
              <table:table-cell office:value-type="float" office:value="-1.54317261129664">
                <text:p>-1.543172611296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32532573670598">
                <text:p>-1.32532573670598</text:p>
              </table:table-cell>
              <table:table-cell office:value-type="float" office:value="-1.69926630143715">
                <text:p>-1.69926630143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30802807760883">
                <text:p>-1.30802807760883</text:p>
              </table:table-cell>
              <table:table-cell office:value-type="float" office:value="-1.86201260923798">
                <text:p>-1.862012609237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27990029160455">
                <text:p>-1.27990029160455</text:p>
              </table:table-cell>
              <table:table-cell office:value-type="float" office:value="-2.03067705366735">
                <text:p>-2.030677053667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23997626653783">
                <text:p>-1.23997626653783</text:p>
              </table:table-cell>
              <table:table-cell office:value-type="float" office:value="-2.20440472752193">
                <text:p>-2.204404727521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18736781368241">
                <text:p>-1.18736781368241</text:p>
              </table:table-cell>
              <table:table-cell office:value-type="float" office:value="-2.3822267639791">
                <text:p>-2.38222676397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12127675929992">
                <text:p>-1.12127675929992</text:p>
              </table:table-cell>
              <table:table-cell office:value-type="float" office:value="-2.56306810018665">
                <text:p>-2.563068100186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04100622858863">
                <text:p>-1.04100622858863</text:p>
              </table:table-cell>
              <table:table-cell office:value-type="float" office:value="-2.74575646511052">
                <text:p>-2.745756465110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945971001006161">
                <text:p>-0.945971001006161</text:p>
              </table:table-cell>
              <table:table-cell office:value-type="float" office:value="-2.92903250622042">
                <text:p>-2.929032506220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835706825020173">
                <text:p>-0.835706825020173</text:p>
              </table:table-cell>
              <table:table-cell office:value-type="float" office:value="-3.11156095779573">
                <text:p>-3.111560957795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709878590550134">
                <text:p>-0.709878590550134</text:p>
              </table:table-cell>
              <table:table-cell office:value-type="float" office:value="-3.29194274279775">
                <text:p>-3.291942742797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568287268611414">
                <text:p>-0.568287268611414</text:p>
              </table:table-cell>
              <table:table-cell office:value-type="float" office:value="-3.46872789048892">
                <text:p>-3.468727890488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410875539846465">
                <text:p>-0.410875539846465</text:p>
              </table:table-cell>
              <table:table-cell office:value-type="float" office:value="-3.64042914338349">
                <text:p>-3.640429143383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237732046606872">
                <text:p>-0.237732046606872</text:p>
              </table:table-cell>
              <table:table-cell office:value-type="float" office:value="-3.80553611977493">
                <text:p>-3.805536119774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49094216904372">
                <text:p>-0.049094216904372</text:p>
              </table:table-cell>
              <table:table-cell office:value-type="float" office:value="-3.96252989207637">
                <text:p>-3.962529892076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54650377257339">
                <text:p>0.154650377257339</text:p>
              </table:table-cell>
              <table:table-cell office:value-type="float" office:value="-4.10989783659423">
                <text:p>-4.109897836594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72964150066595">
                <text:p>0.372964150066595</text:p>
              </table:table-cell>
              <table:table-cell office:value-type="float" office:value="-4.24614860717783">
                <text:p>-4.246148607177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05161128656664">
                <text:p>0.605161128656664</text:p>
              </table:table-cell>
              <table:table-cell office:value-type="float" office:value="-4.36982708348327">
                <text:p>-4.369827083483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50410069533173">
                <text:p>0.850410069533173</text:p>
              </table:table-cell>
              <table:table-cell office:value-type="float" office:value="-4.47952914437522">
                <text:p>-4.479529144375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0773904287976">
                <text:p>1.10773904287976</text:p>
              </table:table-cell>
              <table:table-cell office:value-type="float" office:value="-4.57391611827027">
                <text:p>-4.573916118270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37604144823823">
                <text:p>1.37604144823823</text:p>
              </table:table-cell>
              <table:table-cell office:value-type="float" office:value="-4.65172876498661">
                <text:p>-4.651728764986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65408341069324">
                <text:p>1.65408341069324</text:p>
              </table:table-cell>
              <table:table-cell office:value-type="float" office:value="-4.71180064788295">
                <text:p>-4.711800647882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94051249281112">
                <text:p>1.94051249281112</text:p>
              </table:table-cell>
              <table:table-cell office:value-type="float" office:value="-4.75307076070124">
                <text:p>-4.753070760701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23386764432522">
                <text:p>2.23386764432522</text:p>
              </table:table-cell>
              <table:table-cell office:value-type="float" office:value="-4.77459528052019">
                <text:p>-4.774595280520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53259029906066">
                <text:p>2.53259029906066</text:p>
              </table:table-cell>
              <table:table-cell office:value-type="float" office:value="-4.77555832650909">
                <text:p>-4.775558326509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83503651697337">
                <text:p>2.83503651697337</text:p>
              </table:table-cell>
              <table:table-cell office:value-type="float" office:value="-4.75528161366387">
                <text:p>-4.755281613663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1394900585589">
                <text:p>3.1394900585589</text:p>
              </table:table-cell>
              <table:table-cell office:value-type="float" office:value="-4.71323290131482">
                <text:p>-4.713232901314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44417626937241">
                <text:p>3.44417626937241</text:p>
              </table:table-cell>
              <table:table-cell office:value-type="float" office:value="-4.64903314781391">
                <text:p>-4.649033147813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74727664408754">
                <text:p>3.74727664408754</text:p>
              </table:table-cell>
              <table:table-cell office:value-type="float" office:value="-4.56246229532369">
                <text:p>-4.562462295323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04694393249244">
                <text:p>4.04694393249244</text:p>
              </table:table-cell>
              <table:table-cell office:value-type="float" office:value="-4.45346362191514">
                <text:p>-4.453463621915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34131764414712">
                <text:p>4.34131764414712</text:p>
              </table:table-cell>
              <table:table-cell office:value-type="float" office:value="-4.32214661210762">
                <text:p>-4.322146612107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62853980416419">
                <text:p>4.62853980416419</text:p>
              </table:table-cell>
              <table:table-cell office:value-type="float" office:value="-4.16878831141103">
                <text:p>-4.168788311411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90677080976912">
                <text:p>4.90677080976912</text:p>
              </table:table-cell>
              <table:table-cell office:value-type="float" office:value="-3.99383314521626">
                <text:p>-3.993833145216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17420523597439">
                <text:p>5.17420523597439</text:p>
              </table:table-cell>
              <table:table-cell office:value-type="float" office:value="-3.79789119737717">
                <text:p>-3.797891197377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42908743887848">
                <text:p>5.42908743887848</text:p>
              </table:table-cell>
              <table:table-cell office:value-type="float" office:value="-3.58173495888756">
                <text:p>-3.581734958887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6972680677559">
                <text:p>5.66972680677559</text:p>
              </table:table-cell>
              <table:table-cell office:value-type="float" office:value="-3.34629457202968">
                <text:p>-3.346294572029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89451251241724">
                <text:p>5.89451251241724</text:p>
              </table:table-cell>
              <table:table-cell office:value-type="float" office:value="-3.09265161010809">
                <text:p>-3.092651610108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10192762437447">
                <text:p>6.10192762437447</text:p>
              </table:table-cell>
              <table:table-cell office:value-type="float" office:value="-2.82203144723799">
                <text:p>-2.822031447237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2905624414624">
                <text:p>6.2905624414624</text:p>
              </table:table-cell>
              <table:table-cell office:value-type="float" office:value="-2.53579428648663">
                <text:p>-2.535794286486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45912692154847">
                <text:p>6.45912692154847</text:p>
              </table:table-cell>
              <table:table-cell office:value-type="float" office:value="-2.23542492783451">
                <text:p>-2.235424927834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6064620847002">
                <text:p>6.6064620847002</text:p>
              </table:table-cell>
              <table:table-cell office:value-type="float" office:value="-1.92252136979636">
                <text:p>-1.922521369796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73155028045157">
                <text:p>6.73155028045157</text:p>
              </table:table-cell>
              <table:table-cell office:value-type="float" office:value="-1.59878234999947">
                <text:p>-1.598782349999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83352421988229">
                <text:p>6.83352421988229</text:p>
              </table:table-cell>
              <table:table-cell office:value-type="float" office:value="-1.26599394044363">
                <text:p>-1.265993940443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91167468510379">
                <text:p>6.91167468510379</text:p>
              </table:table-cell>
              <table:table-cell office:value-type="float" office:value="-0.926015322458768">
                <text:p>-0.9260153224587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96545684151117">
                <text:p>6.96545684151117</text:p>
              </table:table-cell>
              <table:table-cell office:value-type="float" office:value="-0.58076387444245">
                <text:p>-0.580763874442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99449509166587">
                <text:p>6.99449509166587</text:p>
              </table:table-cell>
              <table:table-cell office:value-type="float" office:value="-0.232199712217028">
                <text:p>-0.2321997122170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99858642378517">
                <text:p>6.99858642378517</text:p>
              </table:table-cell>
              <table:table-cell office:value-type="float" office:value="0.117690172769104">
                <text:p>0.1176901727691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97770222239212">
                <text:p>6.97770222239212</text:p>
              </table:table-cell>
              <table:table-cell office:value-type="float" office:value="0.466908028216135">
                <text:p>0.4669080282161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93198852357892">
                <text:p>6.93198852357892</text:p>
              </table:table-cell>
              <table:table-cell office:value-type="float" office:value="0.813461557054283">
                <text:p>0.8134615570542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86176471240984">
                <text:p>6.86176471240984</text:p>
              </table:table-cell>
              <table:table-cell office:value-type="float" office:value="1.15538008216637">
                <text:p>1.155380082166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76752067508739">
                <text:p>6.76752067508739</text:p>
              </table:table-cell>
              <table:table-cell office:value-type="float" office:value="1.49073050759122">
                <text:p>1.490730507591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64991243347833">
                <text:p>6.64991243347833</text:p>
              </table:table-cell>
              <table:table-cell office:value-type="float" office:value="1.81763292604967">
                <text:p>1.817632926049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5097563042948">
                <text:p>6.5097563042948</text:p>
              </table:table-cell>
              <table:table-cell office:value-type="float" office:value="2.13427572611435">
                <text:p>2.134275726114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34802163950555">
                <text:p>6.34802163950555</text:p>
              </table:table-cell>
              <table:table-cell office:value-type="float" office:value="2.4389300572661">
                <text:p>2.43893005726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16582221827148">
                <text:p>6.16582221827148</text:p>
              </table:table-cell>
              <table:table-cell office:value-type="float" office:value="2.72996351739507">
                <text:p>2.729963517395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96440637372115">
                <text:p>5.96440637372115</text:p>
              </table:table-cell>
              <table:table-cell office:value-type="float" office:value="3.0058529349499">
                <text:p>3.00585293494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74514595007902">
                <text:p>5.74514595007902</text:p>
              </table:table-cell>
              <table:table-cell office:value-type="float" office:value="3.26519612683918">
                <text:p>3.265196126839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50952419690864">
                <text:p>5.50952419690864</text:p>
              </table:table-cell>
              <table:table-cell office:value-type="float" office:value="3.50672252325474">
                <text:p>3.506722523254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259122717425">
                <text:p>5.259122717425</text:p>
              </table:table-cell>
              <table:table-cell office:value-type="float" office:value="3.72930256171896">
                <text:p>3.729302561718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99560759686438">
                <text:p>4.99560759686438</text:p>
              </table:table-cell>
              <table:table-cell office:value-type="float" office:value="3.93195576474456">
                <text:p>3.931955764744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72071484468497">
                <text:p>4.72071484468497</text:p>
              </table:table-cell>
              <table:table-cell office:value-type="float" office:value="4.11385742841746">
                <text:p>4.113857428417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43623529083342">
                <text:p>4.43623529083342</text:p>
              </table:table-cell>
              <table:table-cell office:value-type="float" office:value="4.27434386284093">
                <text:p>4.274343862840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1439990813851">
                <text:p>4.1439990813851</text:p>
              </table:table-cell>
              <table:table-cell office:value-type="float" office:value="4.41291613957805">
                <text:p>4.412916139578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84585992250132">
                <text:p>3.84585992250132</text:p>
              </table:table-cell>
              <table:table-cell office:value-type="float" office:value="4.52924231585757">
                <text:p>4.529242315857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54367922380838">
                <text:p>3.54367922380838</text:p>
              </table:table-cell>
              <table:table-cell office:value-type="float" office:value="4.62315812022053">
                <text:p>4.623158120220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23931029297172">
                <text:p>3.23931029297172</text:p>
              </table:table-cell>
              <table:table-cell office:value-type="float" office:value="4.69466609933305">
                <text:p>4.694666099333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93458273240602">
                <text:p>2.93458273240602</text:p>
              </table:table-cell>
              <table:table-cell office:value-type="float" office:value="4.74393324072501">
                <text:p>4.743933240725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63128718674007">
                <text:p>2.63128718674007</text:p>
              </table:table-cell>
              <table:table-cell office:value-type="float" office:value="4.77128710108593">
                <text:p>4.771287101085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33116058586548">
                <text:p>2.33116058586548</text:p>
              </table:table-cell>
              <table:table-cell office:value-type="float" office:value="4.77721048430948">
                <text:p>4.777210484309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03587202318107">
                <text:p>2.03587202318107</text:p>
              </table:table-cell>
              <table:table-cell office:value-type="float" office:value="4.76233472758385">
                <text:p>4.762334727583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74700940205187">
                <text:p>1.74700940205187</text:p>
              </table:table-cell>
              <table:table-cell office:value-type="float" office:value="4.72743166733463">
                <text:p>4.727431667334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6606697559983">
                <text:p>1.46606697559983</text:p>
              </table:table-cell>
              <table:table-cell office:value-type="float" office:value="4.67340436960804">
                <text:p>4.673404369608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1944338958124">
                <text:p>1.1944338958124</text:p>
              </table:table-cell>
              <table:table-cell office:value-type="float" office:value="4.60127672140665">
                <text:p>4.601276721406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33383877686337">
                <text:p>0.933383877686337</text:p>
              </table:table-cell>
              <table:table-cell office:value-type="float" office:value="4.51218199044072">
                <text:p>4.512181990440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84066072820687">
                <text:p>0.684066072820687</text:p>
              </table:table-cell>
              <table:table-cell office:value-type="float" office:value="4.40735047062656">
                <text:p>4.407350470626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47497234648686">
                <text:p>0.447497234648686</text:p>
              </table:table-cell>
              <table:table-cell office:value-type="float" office:value="4.2880963393514">
                <text:p>4.28809633935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24555244474876">
                <text:p>0.224555244474876</text:p>
              </table:table-cell>
              <table:table-cell office:value-type="float" office:value="4.15580385994759">
                <text:p>4.155803859947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59740537923092">
                <text:p>0.0159740537923092</text:p>
              </table:table-cell>
              <table:table-cell office:value-type="float" office:value="4.01191306890258">
                <text:p>4.011913068902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177659915868081">
                <text:p>-0.177659915868081</text:p>
              </table:table-cell>
              <table:table-cell office:value-type="float" office:value="3.85790509201757">
                <text:p>3.857905092017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355909888915568">
                <text:p>-0.355909888915568</text:p>
              </table:table-cell>
              <table:table-cell office:value-type="float" office:value="3.6952872369692">
                <text:p>3.69528723696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518489355719531">
                <text:p>-0.518489355719531</text:p>
              </table:table-cell>
              <table:table-cell office:value-type="float" office:value="3.52557801149593">
                <text:p>3.525578011495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66526119983434">
                <text:p>-0.66526119983434</text:p>
              </table:table-cell>
              <table:table-cell office:value-type="float" office:value="3.35029221670558">
                <text:p>3.350292216705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796235350486516">
                <text:p>-0.796235350486516</text:p>
              </table:table-cell>
              <table:table-cell office:value-type="float" office:value="3.17092626378265">
                <text:p>3.170926263782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91156499307168">
                <text:p>-0.91156499307168</text:p>
              </table:table-cell>
              <table:table-cell office:value-type="float" office:value="2.98894385967587">
                <text:p>2.988943859675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.01154138474845">
                <text:p>-1.01154138474845</text:p>
              </table:table-cell>
              <table:table-cell office:value-type="float" office:value="2.80576220319717">
                <text:p>2.805762203197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.09658733606296">
                <text:p>-1.09658733606296</text:p>
              </table:table-cell>
              <table:table-cell office:value-type="float" office:value="2.62273882740368">
                <text:p>2.622738827403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16724943275206">
                <text:p>-1.16724943275206</text:p>
              </table:table-cell>
              <table:table-cell office:value-type="float" office:value="2.44115921722373">
                <text:p>2.441159217223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.22418908432459">
                <text:p>-1.22418908432459</text:p>
              </table:table-cell>
              <table:table-cell office:value-type="float" office:value="2.26222532309384">
                <text:p>2.262225323093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.26817249758379">
                <text:p>-1.26817249758379</text:p>
              </table:table-cell>
              <table:table-cell office:value-type="float" office:value="2.08704508198086">
                <text:p>2.087045081980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.30005968381505">
                <text:p>-1.30005968381505</text:p>
              </table:table-cell>
              <table:table-cell office:value-type="float" office:value="1.91662304666638">
                <text:p>1.916623046666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.32079261781669">
                <text:p>-1.32079261781669</text:p>
              </table:table-cell>
              <table:table-cell office:value-type="float" office:value="1.75185221267463">
                <text:p>1.751852212674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.33138267520308">
                <text:p>-1.33138267520308</text:p>
              </table:table-cell>
              <table:table-cell office:value-type="float" office:value="1.59350711984748">
                <text:p>1.593507119847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33289748137781">
                <text:p>-1.33289748137781</text:p>
              </table:table-cell>
              <table:table-cell office:value-type="float" office:value="1.44223829243406">
                <text:p>1.442238292434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.3264473111903">
                <text:p>-1.3264473111903</text:p>
              </table:table-cell>
              <table:table-cell office:value-type="float" office:value="1.29856806780116">
                <text:p>1.298568067801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.31317118249688">
                <text:p>-1.31317118249688</text:p>
              </table:table-cell>
              <table:table-cell office:value-type="float" office:value="1.16288784962278">
                <text:p>1.162887849622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.29422278960581">
                <text:p>-1.29422278960581</text:p>
              </table:table-cell>
              <table:table-cell office:value-type="float" office:value="1.03545680681453">
                <text:p>1.035456806814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.27075642386776">
                <text:p>-1.27075642386776</text:p>
              </table:table-cell>
              <table:table-cell office:value-type="float" office:value="0.916402024689861">
                <text:p>0.9164020246898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.24391302846762">
                <text:p>-1.24391302846762</text:p>
              </table:table-cell>
              <table:table-cell office:value-type="float" office:value="0.805720099977577">
                <text:p>0.8057200999775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.21480653278183">
                <text:p>-1.21480653278183</text:p>
              </table:table-cell>
              <table:table-cell office:value-type="float" office:value="0.703280156603166">
                <text:p>0.7032801566031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.18451060850714">
                <text:p>-1.18451060850714</text:p>
              </table:table-cell>
              <table:table-cell office:value-type="float" office:value="0.608828244648391">
                <text:p>0.6088282446483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.15404598517259">
                <text:p>-1.15404598517259</text:p>
              </table:table-cell>
              <table:table-cell office:value-type="float" office:value="0.521993070809512">
                <text:p>0.5219930708095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.12436845666469">
                <text:p>-1.12436845666469</text:p>
              </table:table-cell>
              <table:table-cell office:value-type="float" office:value="0.442292995116394">
                <text:p>0.4422929951163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.09635770308656">
                <text:p>-1.09635770308656</text:p>
              </table:table-cell>
              <table:table-cell office:value-type="float" office:value="0.369144215787982">
                <text:p>0.3691442157879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07080704370864">
                <text:p>-1.07080704370864</text:p>
              </table:table-cell>
              <table:table-cell office:value-type="float" office:value="0.301870052014434">
                <text:p>0.3018700520144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0484142270395">
                <text:p>-1.0484142270395</text:p>
              </table:table-cell>
              <table:table-cell office:value-type="float" office:value="0.239711223293145">
                <text:p>0.2397112232931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02977335324691">
                <text:p>-1.02977335324691</text:p>
              </table:table-cell>
              <table:table-cell office:value-type="float" office:value="0.181837013817315">
                <text:p>0.1818370138173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01536801240184">
                <text:p>-1.01536801240184</text:p>
              </table:table-cell>
              <table:table-cell office:value-type="float" office:value="0.127357201423315">
                <text:p>0.1273572014233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00556570941963">
                <text:p>-1.00556570941963</text:p>
              </table:table-cell>
              <table:table-cell office:value-type="float" office:value="0.0753346228368409">
                <text:p>0.07533462283684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.00061363326001">
                <text:p>-1.00061363326001</text:p>
              </table:table-cell>
              <table:table-cell office:value-type="float" office:value="0.0247982404958799">
                <text:p>0.02479824049587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00063581405549">
                <text:p>-1.00063581405549</text:p>
              </table:table-cell>
              <table:table-cell office:value-type="float" office:value="-0.0252434288644181">
                <text:p>-0.02524342886441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00563169750551">
                <text:p>-1.00563169750551</text:p>
              </table:table-cell>
              <table:table-cell office:value-type="float" office:value="-0.0757886673528087">
                <text:p>-0.07578866735280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01547615124639">
                <text:p>-1.01547615124639</text:p>
              </table:table-cell>
              <table:table-cell office:value-type="float" office:value="-0.12782883649257">
                <text:p>-0.127828836492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.0299209031312">
                <text:p>-1.0299209031312</text:p>
              </table:table-cell>
              <table:table-cell office:value-type="float" office:value="-0.182334731662076">
                <text:p>-0.1823347316620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.048597396579">
                <text:p>-1.048597396579</text:p>
              </table:table-cell>
              <table:table-cell office:value-type="float" office:value="-0.240243156095796">
                <text:p>-0.2402431560957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.07102103352704">
                <text:p>-1.07102103352704</text:p>
              </table:table-cell>
              <table:table-cell office:value-type="float" office:value="-0.302443857907225">
                <text:p>-0.3024438579072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.09659676119106">
                <text:p>-1.09659676119106</text:p>
              </table:table-cell>
              <table:table-cell office:value-type="float" office:value="-0.369766969909693">
                <text:p>-0.3697669699096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.12462594495077">
                <text:p>-1.12462594495077</text:p>
              </table:table-cell>
              <table:table-cell office:value-type="float" office:value="-0.44297108690551">
                <text:p>-0.442971086905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.15431445637136">
                <text:p>-1.15431445637136</text:p>
              </table:table-cell>
              <table:table-cell office:value-type="float" office:value="-0.522732108640148">
                <text:p>-0.5227321086401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.18478189277979">
                <text:p>-1.18478189277979</text:p>
              </table:table-cell>
              <table:table-cell office:value-type="float" office:value="-0.609632968840627">
                <text:p>-0.6096329688406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.21507183306548">
                <text:p>-1.21507183306548</text:p>
              </table:table-cell>
              <table:table-cell office:value-type="float" office:value="-0.704154361754288">
                <text:p>-0.7041543617542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.24416302358572">
                <text:p>-1.24416302358572</text:p>
              </table:table-cell>
              <table:table-cell office:value-type="float" office:value="-0.806666567466038">
                <text:p>-0.8066665674660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.27098137833669">
                <text:p>-1.27098137833669</text:p>
              </table:table-cell>
              <table:table-cell office:value-type="float" office:value="-0.917422466100303">
                <text:p>-0.9174224661003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.29441266899884">
                <text:p>-1.29441266899884</text:p>
              </table:table-cell>
              <table:table-cell office:value-type="float" office:value="-1.03655181892107">
                <text:p>-1.036551818921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.31331577316775">
                <text:p>-1.31331577316775</text:p>
              </table:table-cell>
              <table:table-cell office:value-type="float" office:value="-1.16405688145013">
                <text:p>-1.164056881450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.32653634311128">
                <text:p>-1.32653634311128</text:p>
              </table:table-cell>
              <table:table-cell office:value-type="float" office:value="-1.29980940016017">
                <text:p>-1.299809400160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.33292075281319">
                <text:p>-1.33292075281319</text:p>
              </table:table-cell>
              <table:table-cell office:value-type="float" office:value="-1.44354903020098">
                <text:p>-1.443549030200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.33133017791708">
                <text:p>-1.33133017791708</text:p>
              </table:table-cell>
              <table:table-cell office:value-type="float" office:value="-1.59488319712641">
                <text:p>-1.594883197126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.32065466150661">
                <text:p>-1.32065466150661</text:p>
              </table:table-cell>
              <table:table-cell office:value-type="float" office:value="-1.75328841085083">
                <text:p>-1.753288410850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.29982701846538">
                <text:p>-1.29982701846538</text:p>
              </table:table-cell>
              <table:table-cell office:value-type="float" office:value="-1.91811302522675">
                <text:p>-1.918113025226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.26783643245483">
                <text:p>-1.26783643245483</text:p>
              </table:table-cell>
              <table:table-cell office:value-type="float" office:value="-2.0885814218466">
                <text:p>-2.08858142184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.22374160232037">
                <text:p>-1.22374160232037</text:p>
              </table:table-cell>
              <table:table-cell office:value-type="float" office:value="-2.2637995820826">
                <text:p>-2.26379958208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16668329895592">
                <text:p>-1.16668329895592</text:p>
              </table:table-cell>
              <table:table-cell office:value-type="float" office:value="-2.44276199713366">
                <text:p>-2.442761997133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.0958961992854">
                <text:p>-1.0958961992854</text:p>
              </table:table-cell>
              <table:table-cell office:value-type="float" office:value="-2.62435985209225">
                <text:p>-2.624359852092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.01071987099938">
                <text:p>-1.01071987099938</text:p>
              </table:table-cell>
              <table:table-cell office:value-type="float" office:value="-2.80739040691427">
                <text:p>-2.807390406914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91060878994817">
                <text:p>-0.91060878994817</text:p>
              </table:table-cell>
              <table:table-cell office:value-type="float" office:value="-2.99056748480426">
                <text:p>-2.990567484804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795141281556106">
                <text:p>-0.795141281556106</text:p>
              </table:table-cell>
              <table:table-cell office:value-type="float" office:value="-3.17253296704142">
                <text:p>-3.172532967041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664027288192522">
                <text:p>-0.664027288192522</text:p>
              </table:table-cell>
              <table:table-cell office:value-type="float" office:value="-3.35186918278356">
                <text:p>-3.351869182783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517114876006821">
                <text:p>-0.517114876006821</text:p>
              </table:table-cell>
              <table:table-cell office:value-type="float" office:value="-3.52711207300381">
                <text:p>-3.527112073003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354395407193718">
                <text:p>-0.354395407193718</text:p>
              </table:table-cell>
              <table:table-cell office:value-type="float" office:value="-3.69676499953235">
                <text:p>-3.696764999532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176007316875564">
                <text:p>-0.176007316875564</text:p>
              </table:table-cell>
              <table:table-cell office:value-type="float" office:value="-3.8593130632755">
                <text:p>-3.85931306327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177615523602475">
                <text:p>0.0177615523602475</text:p>
              </table:table-cell>
              <table:table-cell office:value-type="float" office:value="-4.01323779013842">
                <text:p>-4.013237790138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26473090886964">
                <text:p>0.226473090886964</text:p>
              </table:table-cell>
              <table:table-cell office:value-type="float" office:value="-4.1570320390403">
                <text:p>-4.15703203904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49539555353026">
                <text:p>0.449539555353026</text:p>
              </table:table-cell>
              <table:table-cell office:value-type="float" office:value="-4.28921498372609">
                <text:p>-4.2892149837260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68622569791596">
                <text:p>0.68622569791596</text:p>
              </table:table-cell>
              <table:table-cell office:value-type="float" office:value="-4.40834701887416">
                <text:p>-4.408347018874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3565237947721">
                <text:p>0.93565237947721</text:p>
              </table:table-cell>
              <table:table-cell office:value-type="float" office:value="-4.51304444128742">
                <text:p>-4.513044441287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19680164014674">
                <text:p>1.19680164014674</text:p>
              </table:table-cell>
              <table:table-cell office:value-type="float" office:value="-4.60199375873581">
                <text:p>-4.601993758735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46852318555683">
                <text:p>1.46852318555683</text:p>
              </table:table-cell>
              <table:table-cell office:value-type="float" office:value="-4.6739654822727">
                <text:p>-4.67396548227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74954223342617">
                <text:p>1.74954223342617</text:p>
              </table:table-cell>
              <table:table-cell office:value-type="float" office:value="-4.7278272625465">
                <text:p>-4.72782726254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0384686510892">
                <text:p>2.0384686510892</text:p>
              </table:table-cell>
              <table:table-cell office:value-type="float" office:value="-4.76255623672507">
                <text:p>-4.762556236725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33380730168851">
                <text:p>2.33380730168851</text:p>
              </table:table-cell>
              <table:table-cell office:value-type="float" office:value="-4.77725046008492">
                <text:p>-4.7772504600849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63396950451193">
                <text:p>2.63396950451193</text:p>
              </table:table-cell>
              <table:table-cell office:value-type="float" office:value="-4.77113930501647">
                <text:p>-4.771139305016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93728550366081">
                <text:p>2.93728550366081</text:p>
              </table:table-cell>
              <table:table-cell office:value-type="float" office:value="-4.74359272007499">
                <text:p>-4.743592720074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24201782897736">
                <text:p>3.24201782897736</text:p>
              </table:table-cell>
              <table:table-cell office:value-type="float" office:value="-4.69412925266664">
                <text:p>-4.694129252666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54637542403796">
                <text:p>3.54637542403796</text:p>
              </table:table-cell>
              <table:table-cell office:value-type="float" office:value="-4.62242275089201">
                <text:p>-4.622422750892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84852840812922">
                <text:p>3.84852840812922</text:p>
              </table:table-cell>
              <table:table-cell office:value-type="float" office:value="-4.52830767285711">
                <text:p>-4.528307672857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14662333254258">
                <text:p>4.14662333254258</text:p>
              </table:table-cell>
              <table:table-cell office:value-type="float" office:value="-4.41178294527778">
                <text:p>-4.411782945277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43879878631801">
                <text:p>4.43879878631801</text:p>
              </table:table-cell>
              <table:table-cell office:value-type="float" office:value="-4.27301432731343">
                <text:p>-4.2730143273134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72320120279133">
                <text:p>4.72320120279133</text:p>
              </table:table-cell>
              <table:table-cell office:value-type="float" office:value="-4.1123352501298">
                <text:p>-4.11233525012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99800071598994">
                <text:p>4.99800071598994</text:p>
              </table:table-cell>
              <table:table-cell office:value-type="float" office:value="-3.93024611756393">
                <text:p>-3.930246117563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26140691510325">
                <text:p>5.26140691510325</text:p>
              </table:table-cell>
              <table:table-cell office:value-type="float" office:value="-3.72741206830001">
                <text:p>-3.727412068300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51168434593546">
                <text:p>5.51168434593546</text:p>
              </table:table-cell>
              <table:table-cell office:value-type="float" office:value="-3.50465921501168">
                <text:p>-3.504659215011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74716761042338">
                <text:p>5.74716761042338</text:p>
              </table:table-cell>
              <table:table-cell office:value-type="float" office:value="-3.26296939083728">
                <text:p>-3.262969390837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9662759189501">
                <text:p>5.9662759189501</text:p>
              </table:table-cell>
              <table:table-cell office:value-type="float" office:value="-3.00347344817934">
                <text:p>-3.0034734481793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16752695527119">
                <text:p>6.16752695527119</text:p>
              </table:table-cell>
              <table:table-cell office:value-type="float" office:value="-2.7274431690134">
                <text:p>-2.72744316901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34954992034281">
                <text:p>6.34954992034281</text:p>
              </table:table-cell>
              <table:table-cell office:value-type="float" office:value="-2.43628185951435">
                <text:p>-2.436281859514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51109762913908">
                <text:p>6.51109762913908</text:p>
              </table:table-cell>
              <table:table-cell office:value-type="float" office:value="-2.1315137147222">
                <text:p>-2.13151371472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65105754358949">
                <text:p>6.65105754358949</text:p>
              </table:table-cell>
              <table:table-cell office:value-type="float" office:value="-1.81477205104914">
                <text:p>-1.814772051049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76846163496975">
                <text:p>6.76846163496975</text:p>
              </table:table-cell>
              <table:table-cell office:value-type="float" office:value="-1.48778651555196">
                <text:p>-1.487786515551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86249498033771">
                <text:p>6.86249498033771</text:p>
              </table:table-cell>
              <table:table-cell office:value-type="float" office:value="-1.15236939095032">
                <text:p>-1.152369390950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93250300981075">
                <text:p>6.93250300981075</text:p>
              </table:table-cell>
              <table:table-cell office:value-type="float" office:value="-0.810401124260927">
                <text:p>-0.8104011242609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97799733450953">
                <text:p>6.97799733450953</text:p>
              </table:table-cell>
              <table:table-cell office:value-type="float" office:value="-0.463815214551462">
                <text:p>-0.4638152145514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99866009871764">
                <text:p>6.99866009871764</text:p>
              </table:table-cell>
              <table:table-cell office:value-type="float" office:value="-0.114582601621633">
                <text:p>-0.1145826016216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.99434681409071">
                <text:p>6.99434681409071</text:p>
              </table:table-cell>
              <table:table-cell office:value-type="float" office:value="0.235304297672759">
                <text:p>0.23530429767275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96508764845055">
                <text:p>6.96508764845055</text:p>
              </table:table-cell>
              <table:table-cell office:value-type="float" office:value="0.583847755270172">
                <text:p>0.5838477552701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.91108715667424">
                <text:p>6.91108715667424</text:p>
              </table:table-cell>
              <table:table-cell office:value-type="float" office:value="0.929060947756473">
                <text:p>0.9290609477564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83272245628625">
                <text:p>6.83272245628625</text:p>
              </table:table-cell>
              <table:table-cell office:value-type="float" office:value="1.26898406955779">
                <text:p>1.2689840695577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73053986543411">
                <text:p>6.73053986543411</text:p>
              </table:table-cell>
              <table:table-cell office:value-type="float" office:value="1.60170019181924">
                <text:p>1.601700191819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60525003582483">
                <text:p>6.60525003582483</text:p>
              </table:table-cell>
              <table:table-cell office:value-type="float" office:value="1.92535071781841">
                <text:p>1.9253507178184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4577216277738">
                <text:p>6.4577216277738</text:p>
              </table:table-cell>
              <table:table-cell office:value-type="float" office:value="2.23815028973083">
                <text:p>2.2381502897308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28897358862409">
                <text:p>6.28897358862409</text:p>
              </table:table-cell>
              <table:table-cell office:value-type="float" office:value="2.53840100696139">
                <text:p>2.5384010069613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10016610929374">
                <text:p>6.10016610929374</text:p>
              </table:table-cell>
              <table:table-cell office:value-type="float" office:value="2.82450582302597">
                <text:p>2.8245058230259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89259034646707">
                <text:p>5.89259034646707</text:p>
              </table:table-cell>
              <table:table-cell office:value-type="float" office:value="3.09498099604401">
                <text:p>3.094980996044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66765700983688">
                <text:p>5.66765700983688</text:p>
              </table:table-cell>
              <table:table-cell office:value-type="float" office:value="3.34846747720583">
                <text:p>3.3484674772058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42688392471087">
                <text:p>5.42688392471087</text:p>
              </table:table-cell>
              <table:table-cell office:value-type="float" office:value="3.5837411320145">
                <text:p>3.58374113201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17188269010851">
                <text:p>5.17188269010851</text:p>
              </table:table-cell>
              <table:table-cell office:value-type="float" office:value="3.79972170056794">
                <text:p>3.799721700567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90434456109793">
                <text:p>4.90434456109793</text:p>
              </table:table-cell>
              <table:table-cell office:value-type="float" office:value="3.99548041552883">
                <text:p>3.995480415528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62602569147063">
                <text:p>4.62602569147063</text:p>
              </table:table-cell>
              <table:table-cell office:value-type="float" office:value="4.17024620960317">
                <text:p>4.170246209603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3387318788527">
                <text:p>4.3387318788527</text:p>
              </table:table-cell>
              <table:table-cell office:value-type="float" office:value="4.32341045818419">
                <text:p>4.323410458184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04430295894523">
                <text:p>4.04430295894523</text:p>
              </table:table-cell>
              <table:table-cell office:value-type="float" office:value="4.45453021717713">
                <text:p>4.4545302171771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74459699873026">
                <text:p>3.74459699873026</text:p>
              </table:table-cell>
              <table:table-cell office:value-type="float" office:value="4.56332993076037">
                <text:p>4.563329930760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44147444013881">
                <text:p>3.44147444013881</text:p>
              </table:table-cell>
              <table:table-cell office:value-type="float" office:value="4.64970159881324">
                <text:p>4.649701598813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13678234584197">
                <text:p>3.13678234584197</text:p>
              </table:table-cell>
              <table:table-cell office:value-type="float" office:value="4.71370340880079">
                <text:p>4.7137034088007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83233889749007">
                <text:p>2.83233889749007</text:p>
              </table:table-cell>
              <table:table-cell office:value-type="float" office:value="4.75555685190207">
                <text:p>4.755556851902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52991829390671">
                <text:p>2.52991829390671</text:p>
              </table:table-cell>
              <table:table-cell office:value-type="float" office:value="4.77564235795161">
                <text:p>4.7756423579516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23123619246909">
                <text:p>2.23123619246909</text:p>
              </table:table-cell>
              <table:table-cell office:value-type="float" office:value="4.77449349818714">
                <text:p>4.774493498187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93793583121968">
                <text:p>1.93793583121968</text:p>
              </table:table-cell>
              <table:table-cell office:value-type="float" office:value="4.75278981871716">
                <text:p>4.752789818717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65157496221352">
                <text:p>1.65157496221352</text:p>
              </table:table-cell>
              <table:table-cell office:value-type="float" office:value="4.71134838090101">
                <text:p>4.711348380901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37361371828012">
                <text:p>1.37361371828012</text:p>
              </table:table-cell>
              <table:table-cell office:value-type="float" office:value="4.65111409734107">
                <text:p>4.651114097341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10540352585498">
                <text:p>1.10540352585498</text:p>
              </table:table-cell>
              <table:table-cell office:value-type="float" office:value="4.57314896379619">
                <text:p>4.573148963796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48177165906917">
                <text:p>0.848177165906917</text:p>
              </table:table-cell>
              <table:table-cell office:value-type="float" office:value="4.47862029792397">
                <text:p>4.4786202979239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603040073360985">
                <text:p>0.603040073360985</text:p>
              </table:table-cell>
              <table:table-cell office:value-type="float" office:value="4.36878810524128">
                <text:p>4.368788105241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70962952909956">
                <text:p>0.370962952909956</text:p>
              </table:table-cell>
              <table:table-cell office:value-type="float" office:value="4.24499170096417">
                <text:p>4.2449917009641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52775775844095">
                <text:p>0.152775775844095</text:p>
              </table:table-cell>
              <table:table-cell office:value-type="float" office:value="4.10863572336821">
                <text:p>4.1086357233682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508367913565816">
                <text:p>-0.0508367913565816</text:p>
              </table:table-cell>
              <table:table-cell office:value-type="float" office:value="3.96117567993077">
                <text:p>3.961175679930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239338490293003">
                <text:p>-0.239338490293003</text:p>
              </table:table-cell>
              <table:table-cell office:value-type="float" office:value="3.8041031717208">
                <text:p>3.804103171720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412343084116329">
                <text:p>-0.412343084116329</text:p>
              </table:table-cell>
              <table:table-cell office:value-type="float" office:value="3.63893094425086">
                <text:p>3.638930944250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56961447443401">
                <text:p>-0.56961447443401</text:p>
              </table:table-cell>
              <table:table-cell office:value-type="float" office:value="3.46717791427216">
                <text:p>3.467177914272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711065329838387">
                <text:p>-0.711065329838387</text:p>
              </table:table-cell>
              <table:table-cell office:value-type="float" office:value="3.29035432176592">
                <text:p>3.290354321765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836754249085306">
                <text:p>-0.836754249085306</text:p>
              </table:table-cell>
              <table:table-cell office:value-type="float" office:value="3.10994715466625">
                <text:p>3.109947154666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946881496538889">
                <text:p>-0.946881496538889</text:p>
              </table:table-cell>
              <table:table-cell office:value-type="float" office:value="2.92740599065995">
                <text:p>2.9274059906599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.04178336168832">
                <text:p>-1.04178336168832</text:p>
              </table:table-cell>
              <table:table-cell office:value-type="float" office:value="2.74412939577928">
                <text:p>2.744129395779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.12192520819124">
                <text:p>-1.12192520819124</text:p>
              </table:table-cell>
              <table:table-cell office:value-type="float" office:value="2.56145201348339">
                <text:p>2.561452013483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.18789329087079">
                <text:p>-1.18789329087079</text:p>
              </table:table-cell>
              <table:table-cell office:value-type="float" office:value="2.3806324705726">
                <text:p>2.38063247057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.24038543125942">
                <text:p>-1.24038543125942</text:p>
              </table:table-cell>
              <table:table-cell office:value-type="float" office:value="2.2028422176734">
                <text:p>2.20284221767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.28020065352142">
                <text:p>-1.28020065352142</text:p>
              </table:table-cell>
              <table:table-cell office:value-type="float" office:value="2.02915541225646">
                <text:p>2.029155412256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.30822789278619">
                <text:p>-1.30822789278619</text:p>
              </table:table-cell>
              <table:table-cell office:value-type="float" office:value="1.86053994130435">
                <text:p>1.8605399413043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.32543389698326">
                <text:p>-1.32543389698326</text:p>
              </table:table-cell>
              <table:table-cell office:value-type="float" office:value="1.69784966894049">
                <text:p>1.697849668940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.3328504510987">
                <text:p>-1.3328504510987</text:p>
              </table:table-cell>
              <table:table-cell office:value-type="float" office:value="1.54181798168317">
                <text:p>1.541817981683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.33156105929327">
                <text:p>-1.33156105929327</text:p>
              </table:table-cell>
              <table:table-cell office:value-type="float" office:value="1.39305269062748">
                <text:p>1.393052690627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.3226872254701">
                <text:p>-1.3226872254701</text:p>
              </table:table-cell>
              <table:table-cell office:value-type="float" office:value="1.25203233591732">
                <text:p>1.2520323359173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.30737447660391">
                <text:p>-1.30737447660391</text:p>
              </table:table-cell>
              <table:table-cell office:value-type="float" office:value="1.11910392448917">
                <text:p>1.1191039244891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28677827540819">
                <text:p>-1.28677827540819</text:p>
              </table:table-cell>
              <table:table-cell office:value-type="float" office:value="0.994482117395055">
                <text:p>0.9944821173950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.26204996969878">
                <text:p>-1.26204996969878</text:p>
              </table:table-cell>
              <table:table-cell office:value-type="float" office:value="0.878249868189533">
                <text:p>0.8782498681895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.23432292510607">
                <text:p>-1.23432292510607</text:p>
              </table:table-cell>
              <table:table-cell office:value-type="float" office:value="0.770360499045825">
                <text:p>0.7703604990458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.20469898560041">
                <text:p>-1.20469898560041</text:p>
              </table:table-cell>
              <table:table-cell office:value-type="float" office:value="0.670641186596207">
                <text:p>0.67064118659620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.17423540264962">
                <text:p>-1.17423540264962</text:p>
              </table:table-cell>
              <table:table-cell office:value-type="float" office:value="0.57879781512023">
                <text:p>0.5787978151202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.14393236876119">
                <text:p>-1.14393236876119</text:p>
              </table:table-cell>
              <table:table-cell office:value-type="float" office:value="0.494421140775058">
                <text:p>0.49442114077505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.11472128472554">
                <text:p>-1.11472128472554</text:p>
              </table:table-cell>
              <table:table-cell office:value-type="float" office:value="0.416994197214739">
                <text:p>0.41699419721473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.08745388213737">
                <text:p>-1.08745388213737</text:p>
              </table:table-cell>
              <table:table-cell office:value-type="float" office:value="0.345900860314211">
                <text:p>0.3459008603142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.06289231380641">
                <text:p>-1.06289231380641</text:p>
              </table:table-cell>
              <table:table-cell office:value-type="float" office:value="0.28043547792553">
                <text:p>0.2804354779255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.04170031456874">
                <text:p>-1.04170031456874</text:p>
              </table:table-cell>
              <table:table-cell office:value-type="float" office:value="0.219813459766589">
                <text:p>0.21981345976658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.02443552387607">
                <text:p>-1.02443552387607</text:p>
              </table:table-cell>
              <table:table-cell office:value-type="float" office:value="0.163182712785483">
                <text:p>0.16318271278548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.01154304948687">
                <text:p>-1.01154304948687</text:p>
              </table:table-cell>
              <table:table-cell office:value-type="float" office:value="0.109635798753945">
                <text:p>0.1096357987539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.00335033872953">
                <text:p>-1.00335033872953</text:p>
              </table:table-cell>
              <table:table-cell office:value-type="float" office:value="0.0582226835077238">
                <text:p>0.058222683507723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.00006341028539">
                <text:p>-1.00006341028539</text:p>
              </table:table-cell>
              <table:table-cell office:value-type="float" office:value="0.00796394124359667">
                <text:p>0.007963941243596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.00176448538325">
                <text:p>-1.00176448538325</text:p>
              </table:table-cell>
              <table:table-cell office:value-type="float" office:value="-0.0421357273377429">
                <text:p>-0.042135727337742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.00841104284947">
                <text:p>-1.00841104284947</text:p>
              </table:table-cell>
              <table:table-cell office:value-type="float" office:value="-0.0930738074398446">
                <text:p>-0.093073807439844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.01983630776366">
                <text:p>-1.01983630776366</text:p>
              </table:table-cell>
              <table:table-cell office:value-type="float" office:value="-0.145836259246926">
                <text:p>-0.1458362592469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.03575116867804">
                <text:p>-1.03575116867804</text:p>
              </table:table-cell>
              <table:table-cell office:value-type="float" office:value="-0.201383930022564">
                <text:p>-0.2013839300225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.05574750361734">
                <text:p>-1.05574750361734</text:p>
              </table:table-cell>
              <table:table-cell office:value-type="float" office:value="-0.260639234335788">
                <text:p>-0.2606392343357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.07930288053377">
                <text:p>-1.07930288053377</text:p>
              </table:table-cell>
              <table:table-cell office:value-type="float" office:value="-0.324473244797725">
                <text:p>-0.3244732447977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.10578658369554">
                <text:p>-1.10578658369554</text:p>
              </table:table-cell>
              <table:table-cell office:value-type="float" office:value="-0.393693331523918">
                <text:p>-0.39369333152391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.13446690377951">
                <text:p>-1.13446690377951</text:p>
              </table:table-cell>
              <table:table-cell office:value-type="float" office:value="-0.469031482965535">
                <text:p>-0.4690314829655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.16451961635796">
                <text:p>-1.16451961635796</text:p>
              </table:table-cell>
              <table:table-cell office:value-type="float" office:value="-0.551133433832434">
                <text:p>-0.55113343383243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.19503756114696">
                <text:p>-1.19503756114696</text:p>
              </table:table-cell>
              <table:table-cell office:value-type="float" office:value="-0.640548717632195">
                <text:p>-0.6405487176321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.22504122294476">
                <text:p>-1.22504122294476</text:p>
              </table:table-cell>
              <table:table-cell office:value-type="float" office:value="-0.737721751953691">
                <text:p>-0.7377217519536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.2534902047476">
                <text:p>-1.2534902047476</text:p>
              </table:table-cell>
              <table:table-cell office:value-type="float" office:value="-0.842984054126324">
                <text:p>-0.8429840541263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.27929547419274">
                <text:p>-1.27929547419274</text:p>
              </table:table-cell>
              <table:table-cell office:value-type="float" office:value="-0.956547673391328">
                <text:p>-0.95654767339132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.3013322563396">
                <text:p>-1.3013322563396</text:p>
              </table:table-cell>
              <table:table-cell office:value-type="float" office:value="-1.07849991334558">
                <text:p>-1.0784999133455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.31845343894073">
                <text:p>-1.31845343894073</text:p>
              </table:table-cell>
              <table:table-cell office:value-type="float" office:value="-1.20879940528501">
                <text:p>-1.208799405285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.32950335084544">
                <text:p>-1.32950335084544</text:p>
              </table:table-cell>
              <table:table-cell office:value-type="float" office:value="-1.34727357931559">
                <text:p>-1.3472735793155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.33333177007608">
                <text:p>-1.33333177007608</text:p>
              </table:table-cell>
              <table:table-cell office:value-type="float" office:value="-1.49361756585395">
                <text:p>-1.4936175658539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.32880801546153">
                <text:p>-1.32880801546153</text:p>
              </table:table-cell>
              <table:table-cell office:value-type="float" office:value="-1.64739454554881">
                <text:p>-1.6473945455488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.31483497453302">
                <text:p>-1.31483497453302</text:p>
              </table:table-cell>
              <table:table-cell office:value-type="float" office:value="-1.80803755086602">
                <text:p>-1.808037550866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.29036292069513">
                <text:p>-1.29036292069513</text:p>
              </table:table-cell>
              <table:table-cell office:value-type="float" office:value="-1.97485270774276">
                <text:p>-1.9748527077427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.25440297447907">
                <text:p>-1.25440297447907</text:p>
              </table:table-cell>
              <table:table-cell office:value-type="float" office:value="-2.14702389097786">
                <text:p>-2.1470238909778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.20604006694747">
                <text:p>-1.20604006694747</text:p>
              </table:table-cell>
              <table:table-cell office:value-type="float" office:value="-2.32361875253636">
                <text:p>-2.3236187525363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.14444526801908">
                <text:p>-1.14444526801908</text:p>
              </table:table-cell>
              <table:table-cell office:value-type="float" office:value="-2.50359606784941">
                <text:p>-2.5035960678494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.06888734857154">
                <text:p>-1.06888734857154</text:p>
              </table:table-cell>
              <table:table-cell office:value-type="float" office:value="-2.68581433163036">
                <text:p>-2.685814331630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978743452599576">
                <text:p>-0.978743452599576</text:p>
              </table:table-cell>
              <table:table-cell office:value-type="float" office:value="-2.86904152183894">
                <text:p>-2.8690415218389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873508764383296">
                <text:p>-0.873508764383296</text:p>
              </table:table-cell>
              <table:table-cell office:value-type="float" office:value="-3.05196593833819">
                <text:p>-3.0519659383381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752805065467271">
                <text:p>-0.752805065467271</text:p>
              </table:table-cell>
              <table:table-cell office:value-type="float" office:value="-3.23320801162553">
                <text:p>-3.2332080116255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616388087171467">
                <text:p>-0.616388087171467</text:p>
              </table:table-cell>
              <table:table-cell office:value-type="float" office:value="-3.41133296689158">
                <text:p>-3.4113329668915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464153576238202">
                <text:p>-0.464153576238202</text:p>
              </table:table-cell>
              <table:table-cell office:value-type="float" office:value="-3.5848642196715">
                <text:p>-3.584864219671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296142003948577">
                <text:p>-0.296142003948577</text:p>
              </table:table-cell>
              <table:table-cell office:value-type="float" office:value="-3.75229737159377">
                <text:p>-3.752297371593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112541862489862">
                <text:p>-0.112541862489862</text:p>
              </table:table-cell>
              <table:table-cell office:value-type="float" office:value="-3.91211466827948">
                <text:p>-3.912114668279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863084936124949">
                <text:p>0.0863084936124949</text:p>
              </table:table-cell>
              <table:table-cell office:value-type="float" office:value="-4.06279977636747">
                <text:p>-4.0627997763674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99920488707105">
                <text:p>0.299920488707105</text:p>
              </table:table-cell>
              <table:table-cell office:value-type="float" office:value="-4.20285273298733">
                <text:p>-4.202852732987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527656462804873">
                <text:p>0.527656462804873</text:p>
              </table:table-cell>
              <table:table-cell office:value-type="float" office:value="-4.3308049188132">
                <text:p>-4.330804918813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768732301945208">
                <text:p>0.768732301945208</text:p>
              </table:table-cell>
              <table:table-cell office:value-type="float" office:value="-4.44523390512779">
                <text:p>-4.4452339051277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02222154520858">
                <text:p>1.02222154520858</text:p>
              </table:table-cell>
              <table:table-cell office:value-type="float" office:value="-4.54477802611686">
                <text:p>-4.5447780261168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28706093665685">
                <text:p>1.28706093665685</text:p>
              </table:table-cell>
              <table:table-cell office:value-type="float" office:value="-4.6281505298932">
                <text:p>-4.628150529893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56205737598848">
                <text:p>1.56205737598848</text:p>
              </table:table-cell>
              <table:table-cell office:value-type="float" office:value="-4.69415316549389">
                <text:p>-4.6941531654938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84589620764072">
                <text:p>1.84589620764072</text:p>
              </table:table-cell>
              <table:table-cell office:value-type="float" office:value="-4.74168906826881">
                <text:p>-4.7416890682688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13715077459488">
                <text:p>2.13715077459488</text:p>
              </table:table-cell>
              <table:table-cell office:value-type="float" office:value="-4.76977481263211">
                <text:p>-4.769774812632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43429315037865">
                <text:p>2.43429315037865</text:p>
              </table:table-cell>
              <table:table-cell office:value-type="float" office:value="-4.77755150901727">
                <text:p>-4.7775515090172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73570595084003">
                <text:p>2.73570595084003</text:p>
              </table:table-cell>
              <table:table-cell office:value-type="float" office:value="-4.76429483098176">
                <text:p>-4.7642948309817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03969511630844">
                <text:p>3.03969511630844</text:p>
              </table:table-cell>
              <table:table-cell office:value-type="float" office:value="-4.72942386866133">
                <text:p>-4.729423868661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34450354487153">
                <text:p>3.34450354487153</text:p>
              </table:table-cell>
              <table:table-cell office:value-type="float" office:value="-4.6725087160734">
                <text:p>-4.672508716073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64832544878023">
                <text:p>3.64832544878023</text:p>
              </table:table-cell>
              <table:table-cell office:value-type="float" office:value="-4.59327671200288">
                <text:p>-4.5932767120028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94932129853521">
                <text:p>3.94932129853521</text:p>
              </table:table-cell>
              <table:table-cell office:value-type="float" office:value="-4.49161726725138">
                <text:p>-4.4916172672513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.24563321308431">
                <text:p>4.24563321308431</text:p>
              </table:table-cell>
              <table:table-cell office:value-type="float" office:value="-4.36758522476089">
                <text:p>-4.3675852247608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.53540064982954">
                <text:p>4.53540064982954</text:p>
              </table:table-cell>
              <table:table-cell office:value-type="float" office:value="-4.22140271340247">
                <text:p>-4.2214027134024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.81677624485638">
                <text:p>4.81677624485638</text:p>
              </table:table-cell>
              <table:table-cell office:value-type="float" office:value="-4.05345947090397">
                <text:p>-4.0534594709039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.08794165198784">
                <text:p>5.08794165198784</text:p>
              </table:table-cell>
              <table:table-cell office:value-type="float" office:value="-3.86431162633578">
                <text:p>-3.8643116263357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.34712322895105">
                <text:p>5.34712322895105</text:p>
              </table:table-cell>
              <table:table-cell office:value-type="float" office:value="-3.65467894762948">
                <text:p>-3.6546789476294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.5926074201299">
                <text:p>5.5926074201299</text:p>
              </table:table-cell>
              <table:table-cell office:value-type="float" office:value="-3.42544057462222">
                <text:p>-3.4254405746222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.82275568804996">
                <text:p>5.82275568804996</text:p>
              </table:table-cell>
              <table:table-cell office:value-type="float" office:value="-3.17762927295054">
                <text:p>-3.1776292729505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.03601884987887">
                <text:p>6.03601884987887</text:p>
              </table:table-cell>
              <table:table-cell office:value-type="float" office:value="-2.91242425861357">
                <text:p>-2.9124242586135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.23095068078341">
                <text:p>6.23095068078341</text:p>
              </table:table-cell>
              <table:table-cell office:value-type="float" office:value="-2.63114265704265">
                <text:p>-2.6311426570426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.40622065291104">
                <text:p>6.40622065291104</text:p>
              </table:table-cell>
              <table:table-cell office:value-type="float" office:value="-2.33522967391395">
                <text:p>-2.3352296739139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.56062568698942">
                <text:p>6.56062568698942</text:p>
              </table:table-cell>
              <table:table-cell office:value-type="float" office:value="-2.02624756758777">
                <text:p>-2.0262475675877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.69310080298142">
                <text:p>6.69310080298142</text:p>
              </table:table-cell>
              <table:table-cell office:value-type="float" office:value="-1.70586352482911">
                <text:p>-1.705863524829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.80272856680231">
                <text:p>6.80272856680231</text:p>
              </table:table-cell>
              <table:table-cell office:value-type="float" office:value="-1.37583655223984">
                <text:p>-1.3758365522398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.88874724169584">
                <text:p>6.88874724169584</text:p>
              </table:table-cell>
              <table:table-cell office:value-type="float" office:value="-1.03800350550718">
                <text:p>-1.0380035055071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.95055756536068">
                <text:p>6.95055756536068</text:p>
              </table:table-cell>
              <table:table-cell office:value-type="float" office:value="-0.694264387050086">
                <text:p>-0.69426438705008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.98772808719715">
                <text:p>6.98772808719715</text:p>
              </table:table-cell>
              <table:table-cell office:value-type="float" office:value="-0.346567049838904">
                <text:p>-0.34656704983890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.99999901397165">
                <text:p>6.99999901397165</text:p>
              </table:table-cell>
              <table:table-cell office:value-type="float" office:value="0.00310854899516115">
                <text:p>0.003108548995161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.98728452663702">
                <text:p>6.98728452663702</text:p>
              </table:table-cell>
              <table:table-cell office:value-type="float" office:value="0.352766396715996">
                <text:p>0.35276639671599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.94967354585728">
                <text:p>6.94967354585728</text:p>
              </table:table-cell>
              <table:table-cell office:value-type="float" office:value="0.700410624686545">
                <text:p>0.70041062468654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.88742893881762">
                <text:p>6.88742893881762</text:p>
              </table:table-cell>
              <table:table-cell office:value-type="float" office:value="1.04406170671589">
                <text:p>1.044061706715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80098517500682">
                <text:p>6.80098517500682</text:p>
              </table:table-cell>
              <table:table-cell office:value-type="float" office:value="1.38177250355871">
                <text:p>1.3817725035587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.69094445368922">
                <text:p>6.69094445368922</text:p>
              </table:table-cell>
              <table:table-cell office:value-type="float" office:value="1.71164400258923">
                <text:p>1.7116440025892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55807134058819">
                <text:p>6.55807134058819</text:p>
              </table:table-cell>
              <table:table-cell office:value-type="float" office:value="2.03184060467082">
                <text:p>2.0318406046708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.40328596573565">
                <text:p>6.40328596573565</text:p>
              </table:table-cell>
              <table:table-cell office:value-type="float" office:value="2.34060481469688">
                <text:p>2.3406048146968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.22765584836027">
                <text:p>6.22765584836027</text:p>
              </table:table-cell>
              <table:table-cell office:value-type="float" office:value="2.63627119814298">
                <text:p>2.6362711981429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.03238642795136">
                <text:p>6.03238642795136</text:p>
              </table:table-cell>
              <table:table-cell office:value-type="float" office:value="2.91727947318901">
                <text:p>2.9172794731890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.81881039311633">
                <text:p>5.81881039311633</text:p>
              </table:table-cell>
              <table:table-cell office:value-type="float" office:value="3.18218661646795">
                <text:p>3.1821866164679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.58837591142184">
                <text:p>5.58837591142184</text:p>
              </table:table-cell>
              <table:table-cell office:value-type="float" office:value="3.42967787019295">
                <text:p>3.4296778701929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.34263387395891">
                <text:p>5.34263387395891</text:p>
              </table:table-cell>
              <table:table-cell office:value-type="float" office:value="3.65857654920934">
                <text:p>3.6585765492093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.08322427779568">
                <text:p>5.08322427779568</text:p>
              </table:table-cell>
              <table:table-cell office:value-type="float" office:value="3.86785255830454">
                <text:p>3.8678525583045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.81186187768445">
                <text:p>4.81186187768445</text:p>
              </table:table-cell>
              <table:table-cell office:value-type="float" office:value="4.05662954277178">
                <text:p>4.0566295427717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.53032124529268">
                <text:p>4.53032124529268</text:p>
              </table:table-cell>
              <table:table-cell office:value-type="float" office:value="4.22419060863425">
                <text:p>4.224190608634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.24042137976095">
                <text:p>4.24042137976095</text:p>
              </table:table-cell>
              <table:table-cell office:value-type="float" office:value="4.36998256296355">
                <text:p>4.369982562963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4401001750157">
                <text:p>3.94401001750157</text:p>
              </table:table-cell>
              <table:table-cell office:value-type="float" office:value="4.49361863922981">
                <text:p>4.4936186392298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64294779179901">
                <text:p>3.64294779179901</text:p>
              </table:table-cell>
              <table:table-cell office:value-type="float" office:value="4.59487968745589">
                <text:p>4.5948796874558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3390923939314">
                <text:p>3.3390923939314</text:p>
              </table:table-cell>
              <table:table-cell office:value-type="float" office:value="4.67371382396878">
                <text:p>4.6737138239687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03428288719161">
                <text:p>3.03428288719161</text:p>
              </table:table-cell>
              <table:table-cell office:value-type="float" office:value="4.73023455059583">
                <text:p>4.7302345505958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.73032432334996">
                <text:p>2.73032432334996</text:p>
              </table:table-cell>
              <table:table-cell office:value-type="float" office:value="4.76471736809519">
                <text:p>4.7647173680951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42897280778755">
                <text:p>2.42897280778755</text:p>
              </table:table-cell>
              <table:table-cell office:value-type="float" office:value="4.77759492328794">
                <text:p>4.7775949232879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13192115477517">
                <text:p>2.13192115477517</text:p>
              </table:table-cell>
              <table:table-cell office:value-type="float" office:value="4.76945074362953">
                <text:p>4.7694507436295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84078526822221">
                <text:p>1.84078526822221</text:p>
              </table:table-cell>
              <table:table-cell office:value-type="float" office:value="4.74101162667786">
                <text:p>4.7410116266778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55709137573979">
                <text:p>1.55709137573979</text:p>
              </table:table-cell>
              <table:table-cell office:value-type="float" office:value="4.69313876494946">
                <text:p>4.6931387649494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28226423512378">
                <text:p>1.28226423512378</text:p>
              </table:table-cell>
              <table:table-cell office:value-type="float" office:value="4.62681769887342">
                <text:p>4.6268176988734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01761642245603">
                <text:p>1.01761642245603</text:p>
              </table:table-cell>
              <table:table-cell office:value-type="float" office:value="4.54314720183476">
                <text:p>4.5431472018347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764338800046309">
                <text:p>0.764338800046309</text:p>
              </table:table-cell>
              <table:table-cell office:value-type="float" office:value="4.44332721153311">
                <text:p>4.443327211533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523492250500672">
                <text:p>0.523492250500672</text:p>
              </table:table-cell>
              <table:table-cell office:value-type="float" office:value="4.32864593096697">
                <text:p>4.3286459309669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296000750426853">
                <text:p>0.296000750426853</text:p>
              </table:table-cell>
              <table:table-cell office:value-type="float" office:value="4.20046623020003">
                <text:p>4.2004662302000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82645843799664">
                <text:p>0.082645843799664</text:p>
              </table:table-cell>
              <table:table-cell office:value-type="float" office:value="4.06021148659547">
                <text:p>4.0602114865954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115937439055137">
                <text:p>-0.115937439055137</text:p>
              </table:table-cell>
              <table:table-cell office:value-type="float" office:value="3.90935100635374">
                <text:p>3.909351006353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2992631853999">
                <text:p>-0.2992631853999</text:p>
              </table:table-cell>
              <table:table-cell office:value-type="float" office:value="3.74938517390813">
                <text:p>3.7493851739081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466995710280429">
                <text:p>-0.466995710280429</text:p>
              </table:table-cell>
              <table:table-cell office:value-type="float" office:value="3.58183047798495">
                <text:p>3.5818304779849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177cm" svg:height="8.128cm" xlink:href=".." xlink:type="simple" chart:class="chart:scatter" chart:style-name="ch1">
        <chart:legend chart:legend-position="end" svg:x="9.648cm" svg:y="3.765cm" style:legend-expansion="high" chart:style-name="ch2"/>
        <chart:plot-area chart:style-name="ch3" table:cell-range-address="Cycloid_butterfly.C6:Cycloid_butterfly.D415 Cycloid_butterfly.D5:Cycloid_butterfly.D5" chart:data-source-has-labels="row" svg:x="0.223cm" svg:y="0.162cm" svg:width="9.202cm" svg:height="7.804cm">
          <chartooo:coordinate-region svg:x="0.369cm" svg:y="0.361cm" svg:width="8.962cm" svg:height="7.4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ycloid_butterfly.D6:Cycloid_butterfly.D415" chart:label-cell-address="Cycloid_butterfly.D5:Cycloid_butterfly.D5" chart:class="chart:scatter">
            <chart:domain table:cell-range-address="Cycloid_butterfly.C6:Cycloid_butterfly.C415"/>
            <chart:data-point chart:repeated="4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</text:p>
                <draw:g>
                  <svg:desc>Cycloid_butterfly.D5:Cycloid_butterfly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58319686237754">
                <text:p>0.858319686237754</text:p>
                <draw:g>
                  <svg:desc>Cycloid_butterfly.C6:Cycloid_butterfly.C415</svg:desc>
                </draw:g>
              </table:table-cell>
              <table:table-cell office:value-type="float" office:value="0.0861192242631518">
                <text:p>0.0861192242631518</text:p>
                <draw:g>
                  <svg:desc>Cycloid_butterfly.D6:Cycloid_butterfly.D4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56627733128">
                <text:p>1.0256627733128</text:p>
              </table:table-cell>
              <table:table-cell office:value-type="float" office:value="0.155013766898906">
                <text:p>0.1550137668989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4600280879536">
                <text:p>1.24600280879536</text:p>
              </table:table-cell>
              <table:table-cell office:value-type="float" office:value="0.252577273614814">
                <text:p>0.252577273614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0638374175267">
                <text:p>1.50638374175267</text:p>
              </table:table-cell>
              <table:table-cell office:value-type="float" office:value="0.384642918715261">
                <text:p>0.3846429187152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9149507166567">
                <text:p>1.79149507166567</text:p>
              </table:table-cell>
              <table:table-cell office:value-type="float" office:value="0.554174366663183">
                <text:p>0.5541743666631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8457058629636">
                <text:p>2.08457058629636</text:p>
              </table:table-cell>
              <table:table-cell office:value-type="float" office:value="0.760927663483535">
                <text:p>0.760927663483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6836852927558">
                <text:p>2.36836852927558</text:p>
              </table:table-cell>
              <table:table-cell office:value-type="float" office:value="1.00133015365059">
                <text:p>1.001330153650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2617385893295">
                <text:p>2.62617385893295</text:p>
              </table:table-cell>
              <table:table-cell office:value-type="float" office:value="1.2685865857474">
                <text:p>1.26858658574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4276208741186">
                <text:p>2.84276208741186</text:p>
              </table:table-cell>
              <table:table-cell office:value-type="float" office:value="1.55300800638663">
                <text:p>1.553008006386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0526673673269">
                <text:p>3.00526673673269</text:p>
              </table:table-cell>
              <table:table-cell office:value-type="float" office:value="1.84254470361224">
                <text:p>1.842544703612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0389855447275">
                <text:p>3.10389855447275</text:p>
              </table:table-cell>
              <table:table-cell office:value-type="float" office:value="2.12349125047338">
                <text:p>2.123491250473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3247391422915">
                <text:p>3.13247391422915</text:p>
              </table:table-cell>
              <table:table-cell office:value-type="float" office:value="2.38132044976848">
                <text:p>2.381320449768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08872170668097">
                <text:p>3.08872170668097</text:p>
              </table:table-cell>
              <table:table-cell office:value-type="float" office:value="2.60159440402148">
                <text:p>2.601594404021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7435176700154">
                <text:p>2.97435176700154</text:p>
              </table:table-cell>
              <table:table-cell office:value-type="float" office:value="2.77089557676703">
                <text:p>2.770895576767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79488263008418">
                <text:p>2.79488263008418</text:p>
              </table:table-cell>
              <table:table-cell office:value-type="float" office:value="2.87771891836501">
                <text:p>2.877718918365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5924124139962">
                <text:p>2.55924124139962</text:p>
              </table:table-cell>
              <table:table-cell office:value-type="float" office:value="2.91326802612855">
                <text:p>2.913268026128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7916125837273">
                <text:p>2.27916125837273</text:p>
              </table:table-cell>
              <table:table-cell office:value-type="float" office:value="2.87210378886076">
                <text:p>2.872103788860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6841888737851">
                <text:p>1.96841888737851</text:p>
              </table:table-cell>
              <table:table-cell office:value-type="float" office:value="2.75260270053517">
                <text:p>2.752602700535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4195505348258">
                <text:p>1.64195505348258</text:p>
              </table:table-cell>
              <table:table-cell office:value-type="float" office:value="2.55719348382993">
                <text:p>2.557193483829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1493948609827">
                <text:p>1.31493948609827</text:p>
              </table:table-cell>
              <table:table-cell office:value-type="float" office:value="2.29235413781652">
                <text:p>2.292354137816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0183560728692">
                <text:p>1.00183560728692</text:p>
              </table:table-cell>
              <table:table-cell office:value-type="float" office:value="1.96836618439254">
                <text:p>1.968366184392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15524731103118">
                <text:p>0.715524731103118</text:p>
              </table:table-cell>
              <table:table-cell office:value-type="float" office:value="1.59883782840889">
                <text:p>1.598837828408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66544052255871">
                <text:p>0.466544052255871</text:p>
              </table:table-cell>
              <table:table-cell office:value-type="float" office:value="1.20002204080332">
                <text:p>1.200022040803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62485478006519">
                <text:p>0.262485478006519</text:p>
              </table:table-cell>
              <table:table-cell office:value-type="float" office:value="0.789968334437809">
                <text:p>0.7899683344378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7592007639252">
                <text:p>0.107592007639252</text:p>
              </table:table-cell>
              <table:table-cell office:value-type="float" office:value="0.387557434099139">
                <text:p>0.3875574340991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57574012160993">
                <text:p>0.00257574012160993</text:p>
              </table:table-cell>
              <table:table-cell office:value-type="float" office:value="0.0114754934367753">
                <text:p>0.01147549343677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553325146899663">
                <text:p>-0.0553325146899663</text:p>
              </table:table-cell>
              <table:table-cell office:value-type="float" office:value="-0.320811485857673">
                <text:p>-0.3208114858576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721067481198025">
                <text:p>-0.0721067481198025</text:p>
              </table:table-cell>
              <table:table-cell office:value-type="float" office:value="-0.594022079125661">
                <text:p>-0.5940220791256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564414924407593">
                <text:p>-0.0564414924407593</text:p>
              </table:table-cell>
              <table:table-cell office:value-type="float" office:value="-0.795905187352265">
                <text:p>-0.7959051873522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190920449416794">
                <text:p>-0.0190920449416794</text:p>
              </table:table-cell>
              <table:table-cell office:value-type="float" office:value="-0.917916548220996">
                <text:p>-0.9179165482209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79174643570647">
                <text:p>0.0279174643570647</text:p>
              </table:table-cell>
              <table:table-cell office:value-type="float" office:value="-0.95568551249697">
                <text:p>-0.955685512496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21664444148412">
                <text:p>0.0721664444148412</text:p>
              </table:table-cell>
              <table:table-cell office:value-type="float" office:value="-0.909244142096848">
                <text:p>-0.9092441420968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1733849009533">
                <text:p>0.101733849009533</text:p>
              </table:table-cell>
              <table:table-cell office:value-type="float" office:value="-0.783004959942186">
                <text:p>-0.7830049599421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6059511820149">
                <text:p>0.106059511820149</text:p>
              </table:table-cell>
              <table:table-cell office:value-type="float" office:value="-0.585488799643094">
                <text:p>-0.5854887996430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767146902204732">
                <text:p>0.0767146902204732</text:p>
              </table:table-cell>
              <table:table-cell office:value-type="float" office:value="-0.328819236572978">
                <text:p>-0.3288192365729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80314302329266">
                <text:p>0.0080314302329266</text:p>
              </table:table-cell>
              <table:table-cell office:value-type="float" office:value="-0.0280141072345517">
                <text:p>-0.02801410723455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02450710687362">
                <text:p>-0.102450710687362</text:p>
              </table:table-cell>
              <table:table-cell office:value-type="float" office:value="0.299883220629948">
                <text:p>0.2998832206299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53750488177622">
                <text:p>-0.253750488177622</text:p>
              </table:table-cell>
              <table:table-cell office:value-type="float" office:value="0.636780625077488">
                <text:p>0.6367806250774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441439778243348">
                <text:p>-0.441439778243348</text:p>
              </table:table-cell>
              <table:table-cell office:value-type="float" office:value="0.96456351269104">
                <text:p>0.964563512691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57869264183956">
                <text:p>-0.657869264183956</text:p>
              </table:table-cell>
              <table:table-cell office:value-type="float" office:value="1.26610931298989">
                <text:p>1.266109312989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892612203030868">
                <text:p>-0.892612203030868</text:p>
              </table:table-cell>
              <table:table-cell office:value-type="float" office:value="1.52622988950671">
                <text:p>1.526229889506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13309953712034">
                <text:p>-1.13309953712034</text:p>
              </table:table-cell>
              <table:table-cell office:value-type="float" office:value="1.73248625583473">
                <text:p>1.732486255834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3654073197418">
                <text:p>-1.3654073197418</text:p>
              </table:table-cell>
              <table:table-cell office:value-type="float" office:value="1.87582805774216">
                <text:p>1.875828057742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57514753832033">
                <text:p>-1.57514753832033</text:p>
              </table:table-cell>
              <table:table-cell office:value-type="float" office:value="1.95102124059096">
                <text:p>1.951021240590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74840656850151">
                <text:p>-1.74840656850151</text:p>
              </table:table-cell>
              <table:table-cell office:value-type="float" office:value="1.95684048276445">
                <text:p>1.956840482764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87267211350199">
                <text:p>-1.87267211350199</text:p>
              </table:table-cell>
              <table:table-cell office:value-type="float" office:value="1.89601752309574">
                <text:p>1.896017523095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93768979503754">
                <text:p>-1.93768979503754</text:p>
              </table:table-cell>
              <table:table-cell office:value-type="float" office:value="1.77495154120873">
                <text:p>1.774951541208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93619455516503">
                <text:p>-1.93619455516503</text:p>
              </table:table-cell>
              <table:table-cell office:value-type="float" office:value="1.60320233340393">
                <text:p>1.603202333403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86446946323927">
                <text:p>-1.86446946323927</text:p>
              </table:table-cell>
              <table:table-cell office:value-type="float" office:value="1.39280026156033">
                <text:p>1.392800261560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72269494494359">
                <text:p>-1.72269494494359</text:p>
              </table:table-cell>
              <table:table-cell office:value-type="float" office:value="1.15741802190541">
                <text:p>1.157418021905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51506422037215">
                <text:p>-1.51506422037215</text:p>
              </table:table-cell>
              <table:table-cell office:value-type="float" office:value="0.91145750358936">
                <text:p>0.911457503589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24965506775448">
                <text:p>-1.24965506775448</text:p>
              </table:table-cell>
              <table:table-cell office:value-type="float" office:value="0.669109880866098">
                <text:p>0.6691098808660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938063032739214">
                <text:p>-0.938063032739214</text:p>
              </table:table-cell>
              <table:table-cell office:value-type="float" office:value="0.443448313416013">
                <text:p>0.4434483134160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594815951060244">
                <text:p>-0.594815951060244</text:p>
              </table:table-cell>
              <table:table-cell office:value-type="float" office:value="0.245610150117849">
                <text:p>0.2456101501178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236603230187673">
                <text:p>-0.236603230187673</text:p>
              </table:table-cell>
              <table:table-cell office:value-type="float" office:value="0.0841195065967479">
                <text:p>0.08411950659674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18635100242757">
                <text:p>0.118635100242757</text:p>
              </table:table-cell>
              <table:table-cell office:value-type="float" office:value="-0.0356080990377113">
                <text:p>-0.03560809903771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52705728614176">
                <text:p>0.452705728614176</text:p>
              </table:table-cell>
              <table:table-cell office:value-type="float" office:value="-0.111549133412542">
                <text:p>-0.1115491334125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48186405430201">
                <text:p>0.748186405430201</text:p>
              </table:table-cell>
              <table:table-cell office:value-type="float" office:value="-0.14512714304439">
                <text:p>-0.145127143044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89415991843013">
                <text:p>0.989415991843013</text:p>
              </table:table-cell>
              <table:table-cell office:value-type="float" office:value="-0.141037829299629">
                <text:p>-0.1410378292996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6339075765471">
                <text:p>1.16339075765471</text:p>
              </table:table-cell>
              <table:table-cell office:value-type="float" office:value="-0.106857029413433">
                <text:p>-0.1068570294134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605129673765">
                <text:p>1.2605129673765</text:p>
              </table:table-cell>
              <table:table-cell office:value-type="float" office:value="-0.0524583327640228">
                <text:p>-0.05245833276402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7514660136096">
                <text:p>1.27514660136096</text:p>
              </table:table-cell>
              <table:table-cell office:value-type="float" office:value="0.0107208517983115">
                <text:p>0.01072085179831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0594664306182">
                <text:p>1.20594664306182</text:p>
              </table:table-cell>
              <table:table-cell office:value-type="float" office:value="0.0705163484924145">
                <text:p>0.07051634849241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5594201200028">
                <text:p>1.05594201200028</text:p>
              </table:table-cell>
              <table:table-cell office:value-type="float" office:value="0.114922419874635">
                <text:p>0.1149224198746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32367096069094">
                <text:p>0.832367096069094</text:p>
              </table:table-cell>
              <table:table-cell office:value-type="float" office:value="0.132967104089167">
                <text:p>0.1329671040891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46252021533206">
                <text:p>0.546252021533206</text:p>
              </table:table-cell>
              <table:table-cell office:value-type="float" office:value="0.115520285350522">
                <text:p>0.1155202853505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11796360394895">
                <text:p>0.211796360394895</text:p>
              </table:table-cell>
              <table:table-cell office:value-type="float" office:value="0.055981357594579">
                <text:p>0.0559813575945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54435982804716">
                <text:p>-0.154435982804716</text:p>
              </table:table-cell>
              <table:table-cell office:value-type="float" office:value="-0.0491990299084661">
                <text:p>-0.04919902990846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534452240610333">
                <text:p>-0.534452240610333</text:p>
              </table:table-cell>
              <table:table-cell office:value-type="float" office:value="-0.200198134683217">
                <text:p>-0.2001981346832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909840400602464">
                <text:p>-0.909840400602464</text:p>
              </table:table-cell>
              <table:table-cell office:value-type="float" office:value="-0.39372342524382">
                <text:p>-0.393723425243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26279247111643">
                <text:p>-1.26279247111643</text:p>
              </table:table-cell>
              <table:table-cell office:value-type="float" office:value="-0.623146071371383">
                <text:p>-0.6231460713713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57708031302595">
                <text:p>-1.57708031302595</text:p>
              </table:table-cell>
              <table:table-cell office:value-type="float" office:value="-0.878858928589201">
                <text:p>-0.8788589285892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83892611624833">
                <text:p>-1.83892611624833</text:p>
              </table:table-cell>
              <table:table-cell office:value-type="float" office:value="-1.14883796771459">
                <text:p>-1.148837967714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.03771630036672">
                <text:p>-2.03771630036672</text:p>
              </table:table-cell>
              <table:table-cell office:value-type="float" office:value="-1.41937302334413">
                <text:p>-1.419373023344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.16651744002322">
                <text:p>-2.16651744002322</text:p>
              </table:table-cell>
              <table:table-cell office:value-type="float" office:value="-1.67592276091121">
                <text:p>-1.675922760911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.22236514511793">
                <text:p>-2.22236514511793</text:p>
              </table:table-cell>
              <table:table-cell office:value-type="float" office:value="-1.90404058281745">
                <text:p>-1.904040582817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2063108965278">
                <text:p>-2.2063108965278</text:p>
              </table:table-cell>
              <table:table-cell office:value-type="float" office:value="-2.0903133287926">
                <text:p>-2.09031332879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.1232267764735">
                <text:p>-2.1232267764735</text:p>
              </table:table-cell>
              <table:table-cell office:value-type="float" office:value="-2.22325338674619">
                <text:p>-2.223253386746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98138291278843">
                <text:p>-1.98138291278843</text:p>
              </table:table-cell>
              <table:table-cell office:value-type="float" office:value="-2.29408730491025">
                <text:p>-2.294087304910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79182635721596">
                <text:p>-1.79182635721596</text:p>
              </table:table-cell>
              <table:table-cell office:value-type="float" office:value="-2.29739003968308">
                <text:p>-2.297390039683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5676021807246">
                <text:p>-1.5676021807246</text:p>
              </table:table-cell>
              <table:table-cell office:value-type="float" office:value="-2.23152321937471">
                <text:p>-2.231523219374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32286705041197">
                <text:p>-1.32286705041197</text:p>
              </table:table-cell>
              <table:table-cell office:value-type="float" office:value="-2.09884768520249">
                <text:p>-2.098847685202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07195187111783">
                <text:p>-1.07195187111783</text:p>
              </table:table-cell>
              <table:table-cell office:value-type="float" office:value="-1.90569435572018">
                <text:p>-1.905694355720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828432846148714">
                <text:p>-0.828432846148714</text:p>
              </table:table-cell>
              <table:table-cell office:value-type="float" office:value="-1.66209229820231">
                <text:p>-1.662092298202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604269372485676">
                <text:p>-0.604269372485676</text:p>
              </table:table-cell>
              <table:table-cell office:value-type="float" office:value="-1.38126786245426">
                <text:p>-1.381267862454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409062604558709">
                <text:p>-0.409062604558709</text:p>
              </table:table-cell>
              <table:table-cell office:value-type="float" office:value="-1.07894291144138">
                <text:p>-1.078942911441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2494805918166">
                <text:p>-0.2494805918166</text:p>
              </table:table-cell>
              <table:table-cell office:value-type="float" office:value="-0.77247268925231">
                <text:p>-0.772472689252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8885121654148">
                <text:p>-0.128885121654148</text:p>
              </table:table-cell>
              <table:table-cell office:value-type="float" office:value="-0.479873922975464">
                <text:p>-0.4798739229754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471824601019472">
                <text:p>-0.0471824601019472</text:p>
              </table:table-cell>
              <table:table-cell office:value-type="float" office:value="-0.218800734643342">
                <text:p>-0.2188007346433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0905891451786455">
                <text:p>-0.000905891451786455</text:p>
              </table:table-cell>
              <table:table-cell office:value-type="float" office:value="-0.00552940584476796">
                <text:p>-0.005529405844767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64767886035346">
                <text:p>0.0164767886035346</text:p>
              </table:table-cell>
              <table:table-cell office:value-type="float" office:value="0.145987228745937">
                <text:p>0.1459872287459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40519496343515">
                <text:p>0.0140519496343515</text:p>
              </table:table-cell>
              <table:table-cell office:value-type="float" office:value="0.224938970786772">
                <text:p>0.2249389707867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277901168271146">
                <text:p>0.00277901168271146</text:p>
              </table:table-cell>
              <table:table-cell office:value-type="float" office:value="0.224301711230533">
                <text:p>0.2243017112305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531567708347742">
                <text:p>-0.00531567708347742</text:p>
              </table:table-cell>
              <table:table-cell office:value-type="float" office:value="0.141266320411648">
                <text:p>0.1412663204116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98271706263139">
                <text:p>0.00198271706263139</text:p>
              </table:table-cell>
              <table:table-cell office:value-type="float" office:value="-0.0225729773020189">
                <text:p>-0.02257297730201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618400631911">
                <text:p>0.03618400631911</text:p>
              </table:table-cell>
              <table:table-cell office:value-type="float" office:value="-0.261282232639704">
                <text:p>-0.2612822326397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0724261423516">
                <text:p>0.10724261423516</text:p>
              </table:table-cell>
              <table:table-cell office:value-type="float" office:value="-0.564899726844835">
                <text:p>-0.5648997268448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22805824232396">
                <text:p>0.222805824232396</text:p>
              </table:table-cell>
              <table:table-cell office:value-type="float" office:value="-0.919977640267813">
                <text:p>-0.9199776402678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87609885031981">
                <text:p>0.387609885031981</text:p>
              </table:table-cell>
              <table:table-cell office:value-type="float" office:value="-1.31032103292013">
                <text:p>-1.310321032920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03063865489497">
                <text:p>0.603063865489497</text:p>
              </table:table-cell>
              <table:table-cell office:value-type="float" office:value="-1.71787994109518">
                <text:p>-1.717879941095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67049274235629">
                <text:p>0.867049274235629</text:p>
              </table:table-cell>
              <table:table-cell office:value-type="float" office:value="-2.12374131510306">
                <text:p>-2.123741315103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17394979825702">
                <text:p>1.17394979825702</text:p>
              </table:table-cell>
              <table:table-cell office:value-type="float" office:value="-2.50916171357086">
                <text:p>-2.509161713570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1491092502525">
                <text:p>1.51491092502525</text:p>
              </table:table-cell>
              <table:table-cell office:value-type="float" office:value="-2.85657948093981">
                <text:p>-2.856579480939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87831460919414">
                <text:p>1.87831460919414</text:p>
              </table:table-cell>
              <table:table-cell office:value-type="float" office:value="-3.1505466939497">
                <text:p>-3.15054669394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25044044270154">
                <text:p>2.25044044270154</text:p>
              </table:table-cell>
              <table:table-cell office:value-type="float" office:value="-3.37852636547579">
                <text:p>-3.378526365475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61627284595187">
                <text:p>2.61627284595187</text:p>
              </table:table-cell>
              <table:table-cell office:value-type="float" office:value="-3.53150891048094">
                <text:p>-3.531508910480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96040436776417">
                <text:p>2.96040436776417</text:p>
              </table:table-cell>
              <table:table-cell office:value-type="float" office:value="-3.60441317513788">
                <text:p>-3.604413175137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26797885681871">
                <text:p>3.26797885681871</text:p>
              </table:table-cell>
              <table:table-cell office:value-type="float" office:value="-3.59625070146858">
                <text:p>-3.596250701468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52561544795763">
                <text:p>3.52561544795763</text:p>
              </table:table-cell>
              <table:table-cell office:value-type="float" office:value="-3.51004651422553">
                <text:p>-3.510046514225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72225517506998">
                <text:p>3.72225517506998</text:p>
              </table:table-cell>
              <table:table-cell office:value-type="float" office:value="-3.35252466705816">
                <text:p>-3.352524667058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84987653082496">
                <text:p>3.84987653082496</text:p>
              </table:table-cell>
              <table:table-cell office:value-type="float" office:value="-3.13358114529959">
                <text:p>-3.133581145299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90403416772799">
                <text:p>3.90403416772799</text:p>
              </table:table-cell>
              <table:table-cell office:value-type="float" office:value="-2.86557960569217">
                <text:p>-2.865579605692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88418569050197">
                <text:p>3.88418569050197</text:p>
              </table:table-cell>
              <table:table-cell office:value-type="float" office:value="-2.56251604548769">
                <text:p>-2.562516045487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79378446247056">
                <text:p>3.79378446247056</text:p>
              </table:table-cell>
              <table:table-cell office:value-type="float" office:value="-2.23910618392486">
                <text:p>-2.239106183924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64013073570665">
                <text:p>3.64013073570665</text:p>
              </table:table-cell>
              <table:table-cell office:value-type="float" office:value="-1.90985364049564">
                <text:p>-1.909853640495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43398832477749">
                <text:p>3.43398832477749</text:p>
              </table:table-cell>
              <table:table-cell office:value-type="float" office:value="-1.5881576509134">
                <text:p>-1.58815765091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18898855221005">
                <text:p>3.18898855221005</text:p>
              </table:table-cell>
              <table:table-cell office:value-type="float" office:value="-1.28551604496681">
                <text:p>-1.285516044966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92085639967828">
                <text:p>2.92085639967828</text:p>
              </table:table-cell>
              <table:table-cell office:value-type="float" office:value="-1.01087272099934">
                <text:p>-1.010872720999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64650488179116">
                <text:p>2.64650488179116</text:p>
              </table:table-cell>
              <table:table-cell office:value-type="float" office:value="-0.77014930613119">
                <text:p>-0.770149306131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305192967174">
                <text:p>2.38305192967174</text:p>
              </table:table-cell>
              <table:table-cell office:value-type="float" office:value="-0.565988695851466">
                <text:p>-0.5659886958514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14681901353744">
                <text:p>2.14681901353744</text:p>
              </table:table-cell>
              <table:table-cell office:value-type="float" office:value="-0.397724479333794">
                <text:p>-0.3977244793337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95237203737821">
                <text:p>1.95237203737821</text:p>
              </table:table-cell>
              <table:table-cell office:value-type="float" office:value="-0.261575740196331">
                <text:p>-0.2615757401963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81166261987629">
                <text:p>1.81166261987629</text:p>
              </table:table-cell>
              <table:table-cell office:value-type="float" office:value="-0.151052289353307">
                <text:p>-0.1510522893533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73332187965201">
                <text:p>1.73332187965201</text:p>
              </table:table-cell>
              <table:table-cell office:value-type="float" office:value="-0.0575419435370308">
                <text:p>-0.05754194353703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72214963693585">
                <text:p>1.72214963693585</text:p>
              </table:table-cell>
              <table:table-cell office:value-type="float" office:value="0.028960146525648">
                <text:p>0.0289601465256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77883009376922">
                <text:p>1.77883009376922</text:p>
              </table:table-cell>
              <table:table-cell office:value-type="float" office:value="0.119029162486756">
                <text:p>0.1190291624867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8998912904433">
                <text:p>1.8998912904433</text:p>
              </table:table-cell>
              <table:table-cell office:value-type="float" office:value="0.222950243223997">
                <text:p>0.2229502432239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07791080524265">
                <text:p>2.07791080524265</text:p>
              </table:table-cell>
              <table:table-cell office:value-type="float" office:value="0.349877452450929">
                <text:p>0.3498774524509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30195518183678">
                <text:p>2.30195518183678</text:p>
              </table:table-cell>
              <table:table-cell office:value-type="float" office:value="0.507068242776735">
                <text:p>0.5070682427767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5822635743983">
                <text:p>2.55822635743983</text:p>
              </table:table-cell>
              <table:table-cell office:value-type="float" office:value="0.699244765413933">
                <text:p>0.6992447654139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8308758009515">
                <text:p>2.8308758009515</text:p>
              </table:table-cell>
              <table:table-cell office:value-type="float" office:value="0.928125297352404">
                <text:p>0.9281252973524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10293692751866">
                <text:p>3.10293692751866</text:p>
              </table:table-cell>
              <table:table-cell office:value-type="float" office:value="1.19215821370698">
                <text:p>1.192158213706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35731925823076">
                <text:p>3.35731925823076</text:p>
              </table:table-cell>
              <table:table-cell office:value-type="float" office:value="1.48647800192125">
                <text:p>1.486478001921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57780417636862">
                <text:p>3.57780417636862</text:p>
              </table:table-cell>
              <table:table-cell office:value-type="float" office:value="1.80308860771069">
                <text:p>1.803088607710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74998221468063">
                <text:p>3.74998221468063</text:p>
              </table:table-cell>
              <table:table-cell office:value-type="float" office:value="2.13126481197968">
                <text:p>2.131264811979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862075582422">
                <text:p>3.862075582422</text:p>
              </table:table-cell>
              <table:table-cell office:value-type="float" office:value="2.45814828057029">
                <text:p>2.458148280570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90559686877276">
                <text:p>3.90559686877276</text:p>
              </table:table-cell>
              <table:table-cell office:value-type="float" office:value="2.76950228970646">
                <text:p>2.769502289706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87580508949583">
                <text:p>3.87580508949583</text:p>
              </table:table-cell>
              <table:table-cell office:value-type="float" office:value="3.05057870722971">
                <text:p>3.050578707229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77193283942001">
                <text:p>3.77193283942001</text:p>
              </table:table-cell>
              <table:table-cell office:value-type="float" office:value="3.28704326388418">
                <text:p>3.287043263884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59717249157179">
                <text:p>3.59717249157179</text:p>
              </table:table-cell>
              <table:table-cell office:value-type="float" office:value="3.46590096217407">
                <text:p>3.465900962174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35842426411955">
                <text:p>3.35842426411955</text:p>
              </table:table-cell>
              <table:table-cell office:value-type="float" office:value="3.57636291601928">
                <text:p>3.576362916019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06582363554941">
                <text:p>3.06582363554941</text:p>
              </table:table-cell>
              <table:table-cell office:value-type="float" office:value="3.6105990397215">
                <text:p>3.61059903972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73207911805246">
                <text:p>2.73207911805246</text:p>
              </table:table-cell>
              <table:table-cell office:value-type="float" office:value="3.56432762729998">
                <text:p>3.564327627299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37166296136573">
                <text:p>2.37166296136573</text:p>
              </table:table-cell>
              <table:table-cell office:value-type="float" office:value="3.43720258226732">
                <text:p>3.437202582267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99990623971885">
                <text:p>1.99990623971885</text:p>
              </table:table-cell>
              <table:table-cell office:value-type="float" office:value="3.2329712787334">
                <text:p>3.23297127873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63205542595912">
                <text:p>1.63205542595912</text:p>
              </table:table-cell>
              <table:table-cell office:value-type="float" office:value="2.95939000553696">
                <text:p>2.959390005536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8234963362512">
                <text:p>1.28234963362512</text:p>
              </table:table-cell>
              <table:table-cell office:value-type="float" office:value="2.62789880347515">
                <text:p>2.627898803475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63176086813832">
                <text:p>0.963176086813832</text:p>
              </table:table-cell>
              <table:table-cell office:value-type="float" office:value="2.25307233204405">
                <text:p>2.253072332044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84356166653234">
                <text:p>0.684356166653234</text:p>
              </table:table-cell>
              <table:table-cell office:value-type="float" office:value="1.85187727677505">
                <text:p>1.851877276775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52605913210242">
                <text:p>0.452605913210242</text:p>
              </table:table-cell>
              <table:table-cell office:value-type="float" office:value="1.44277886870876">
                <text:p>1.442778868708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71203666836241">
                <text:p>0.271203666836241</text:p>
              </table:table-cell>
              <table:table-cell office:value-type="float" office:value="1.04474858202594">
                <text:p>1.044748582025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39884316991834">
                <text:p>0.139884316991834</text:p>
              </table:table-cell>
              <table:table-cell office:value-type="float" office:value="0.676231410210582">
                <text:p>0.6762314102105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549652189120249">
                <text:p>0.0549652189120249</text:p>
              </table:table-cell>
              <table:table-cell office:value-type="float" office:value="0.354133895927778">
                <text:p>0.3541338959277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969414244347565">
                <text:p>0.00969414244347565</text:p>
              </table:table-cell>
              <table:table-cell office:value-type="float" office:value="0.0928931253790957">
                <text:p>0.09289312537909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0520444602051659">
                <text:p>-0.00520444602051659</text:p>
              </table:table-cell>
              <table:table-cell office:value-type="float" office:value="-0.0963177542859462">
                <text:p>-0.09631775428594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0821017249129159">
                <text:p>-0.000821017249129159</text:p>
              </table:table-cell>
              <table:table-cell office:value-type="float" office:value="-0.206199996218966">
                <text:p>-0.2061999962189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07629730786539">
                <text:p>0.0107629730786539</text:p>
              </table:table-cell>
              <table:table-cell office:value-type="float" office:value="-0.233719173188279">
                <text:p>-0.2337191731882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73608169186373">
                <text:p>0.0173608169186373</text:p>
              </table:table-cell>
              <table:table-cell office:value-type="float" office:value="-0.180251257918878">
                <text:p>-0.1802512579188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757035446440521">
                <text:p>0.00757035446440521</text:p>
              </table:table-cell>
              <table:table-cell office:value-type="float" office:value="-0.0514762259716949">
                <text:p>-0.05147622597169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283901296118549">
                <text:p>-0.0283901296118549</text:p>
              </table:table-cell>
              <table:table-cell office:value-type="float" office:value="0.142974263783226">
                <text:p>0.1429742637832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979544829075183">
                <text:p>-0.0979544829075183</text:p>
              </table:table-cell>
              <table:table-cell office:value-type="float" office:value="0.390093760992791">
                <text:p>0.3900937609927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205637447508366">
                <text:p>-0.205637447508366</text:p>
              </table:table-cell>
              <table:table-cell office:value-type="float" office:value="0.674267650382683">
                <text:p>0.6742676503826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35265743940508">
                <text:p>-0.35265743940508</text:p>
              </table:table-cell>
              <table:table-cell office:value-type="float" office:value="0.978183324061561">
                <text:p>0.9781833240615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536778888724465">
                <text:p>-0.536778888724465</text:p>
              </table:table-cell>
              <table:table-cell office:value-type="float" office:value="1.28382919161071">
                <text:p>1.283829191610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752385757266538">
                <text:p>-0.752385757266538</text:p>
              </table:table-cell>
              <table:table-cell office:value-type="float" office:value="1.5735226548182">
                <text:p>1.57352265481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990783155261059">
                <text:p>-0.990783155261059</text:p>
              </table:table-cell>
              <table:table-cell office:value-type="float" office:value="1.83090567644049">
                <text:p>1.830905676440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.24070943769631">
                <text:p>-1.24070943769631</text:p>
              </table:table-cell>
              <table:table-cell office:value-type="float" office:value="2.041848829749">
                <text:p>2.0418488297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.4890276840114">
                <text:p>-1.4890276840114</text:p>
              </table:table-cell>
              <table:table-cell office:value-type="float" office:value="2.19521058289084">
                <text:p>2.195210582890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.72155389998168">
                <text:p>-1.72155389998168</text:p>
              </table:table-cell>
              <table:table-cell office:value-type="float" office:value="2.28340768129589">
                <text:p>2.283407681295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.92397035563064">
                <text:p>-1.92397035563064</text:p>
              </table:table-cell>
              <table:table-cell office:value-type="float" office:value="2.30276427444519">
                <text:p>2.302764274445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.08276675258793">
                <text:p>-2.08276675258793</text:p>
              </table:table-cell>
              <table:table-cell office:value-type="float" office:value="2.25362115748451">
                <text:p>2.253621157484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.18614976399999">
                <text:p>-2.18614976399999</text:p>
              </table:table-cell>
              <table:table-cell office:value-type="float" office:value="2.14020131143689">
                <text:p>2.140201311436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.22486305333919">
                <text:p>-2.22486305333919</text:p>
              </table:table-cell>
              <table:table-cell office:value-type="float" office:value="1.97024290990252">
                <text:p>1.970242909902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.19286506747562">
                <text:p>-2.19286506747562</text:p>
              </table:table-cell>
              <table:table-cell office:value-type="float" office:value="1.75442518767192">
                <text:p>1.754425187671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.08782040039719">
                <text:p>-2.08782040039719</text:p>
              </table:table-cell>
              <table:table-cell office:value-type="float" office:value="1.50562515850944">
                <text:p>1.505625158509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.91137181650766">
                <text:p>-1.91137181650766</text:p>
              </table:table-cell>
              <table:table-cell office:value-type="float" office:value="1.23805334926675">
                <text:p>1.238053349266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.66917341147612">
                <text:p>-1.66917341147612</text:p>
              </table:table-cell>
              <table:table-cell office:value-type="float" office:value="0.966323860255034">
                <text:p>0.9663238602550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.37068004763362">
                <text:p>-1.37068004763362</text:p>
              </table:table-cell>
              <table:table-cell office:value-type="float" office:value="0.704517731949312">
                <text:p>0.7045177319493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.02870322314072">
                <text:p>-1.02870322314072</text:p>
              </table:table-cell>
              <table:table-cell office:value-type="float" office:value="0.46529857674481">
                <text:p>0.465298576744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658757988828759">
                <text:p>-0.658757988828759</text:p>
              </table:table-cell>
              <table:table-cell office:value-type="float" office:value="0.259135732783024">
                <text:p>0.2591357327830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278238516800831">
                <text:p>-0.278238516800831</text:p>
              </table:table-cell>
              <table:table-cell office:value-type="float" office:value="0.0936830550807417">
                <text:p>0.09368305508074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945293568415277">
                <text:p>0.0945293568415277</text:p>
              </table:table-cell>
              <table:table-cell office:value-type="float" office:value="-0.0266486684359234">
                <text:p>-0.02664866843592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41302514080197">
                <text:p>0.441302514080197</text:p>
              </table:table-cell>
              <table:table-cell office:value-type="float" office:value="-0.100900162134598">
                <text:p>-0.1009001621345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4494140808855">
                <text:p>0.74494140808855</text:p>
              </table:table-cell>
              <table:table-cell office:value-type="float" office:value="-0.13154148987113">
                <text:p>-0.131541489871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90376281667684">
                <text:p>0.990376281667684</text:p>
              </table:table-cell>
              <table:table-cell office:value-type="float" office:value="-0.124222498688789">
                <text:p>-0.1242224986887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6546074025422">
                <text:p>1.16546074025422</text:p>
              </table:table-cell>
              <table:table-cell office:value-type="float" office:value="-0.0873135832653554">
                <text:p>-0.08731358326535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26166132483444">
                <text:p>1.26166132483444</text:p>
              </table:table-cell>
              <table:table-cell office:value-type="float" office:value="-0.0312677939992299">
                <text:p>-0.03126779399922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27454154127061">
                <text:p>1.27454154127061</text:p>
              </table:table-cell>
              <table:table-cell office:value-type="float" office:value="0.0321533551766581">
                <text:p>0.03215335517665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20401116742366">
                <text:p>1.20401116742366</text:p>
              </table:table-cell>
              <table:table-cell office:value-type="float" office:value="0.0907393850882852">
                <text:p>0.09073938508828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05432581856243">
                <text:p>1.05432581856243</text:p>
              </table:table-cell>
              <table:table-cell office:value-type="float" office:value="0.132719259340055">
                <text:p>0.1327192593400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33836834302677">
                <text:p>0.833836834302677</text:p>
              </table:table-cell>
              <table:table-cell office:value-type="float" office:value="0.147620477427251">
                <text:p>0.1476204774272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54506628939158">
                <text:p>0.554506628939158</text:p>
              </table:table-cell>
              <table:table-cell office:value-type="float" office:value="0.127042488420242">
                <text:p>0.1270424884202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31218794001531">
                <text:p>0.231218794001531</text:p>
              </table:table-cell>
              <table:table-cell office:value-type="float" office:value="0.0652934927413947">
                <text:p>0.06529349274139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119075412646589">
                <text:p>-0.119075412646589</text:p>
              </table:table-cell>
              <table:table-cell office:value-type="float" office:value="-0.0401516364841828">
                <text:p>-0.04015163648418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478322771105588">
                <text:p>-0.478322771105588</text:p>
              </table:table-cell>
              <table:table-cell office:value-type="float" office:value="-0.188403227543869">
                <text:p>-0.1884032275438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828387950869928">
                <text:p>-0.828387950869928</text:p>
              </table:table-cell>
              <table:table-cell office:value-type="float" office:value="-0.375136062742871">
                <text:p>-0.3751360627428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.15206640066201">
                <text:p>-1.15206640066201</text:p>
              </table:table-cell>
              <table:table-cell office:value-type="float" office:value="-0.592799117219169">
                <text:p>-0.5927991172191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.43402985289835">
                <text:p>-1.43402985289835</text:p>
              </table:table-cell>
              <table:table-cell office:value-type="float" office:value="-0.831044180537611">
                <text:p>-0.8310441805376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.66164840327688">
                <text:p>-1.66164840327688</text:p>
              </table:table-cell>
              <table:table-cell office:value-type="float" office:value="-1.07734773369467">
                <text:p>-1.077347733694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.82564093274382">
                <text:p>-1.82564093274382</text:p>
              </table:table-cell>
              <table:table-cell office:value-type="float" office:value="-1.31778799853338">
                <text:p>-1.317787998533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.92051638022043">
                <text:p>-1.92051638022043</text:p>
              </table:table-cell>
              <table:table-cell office:value-type="float" office:value="-1.53792897339679">
                <text:p>-1.537928973396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.94478138082898">
                <text:p>-1.94478138082898</text:p>
              </table:table-cell>
              <table:table-cell office:value-type="float" office:value="-1.72375615638091">
                <text:p>-1.723756156380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.90090424752466">
                <text:p>-1.90090424752466</text:p>
              </table:table-cell>
              <table:table-cell office:value-type="float" office:value="-1.86260498822207">
                <text:p>-1.8626049882220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.79504029652193">
                <text:p>-1.79504029652193</text:p>
              </table:table-cell>
              <table:table-cell office:value-type="float" office:value="-1.94402305894556">
                <text:p>-1.944023058945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.63653816790778">
                <text:p>-1.63653816790778</text:p>
              </table:table-cell>
              <table:table-cell office:value-type="float" office:value="-1.96051082499741">
                <text:p>-1.960510824997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.43726016606199">
                <text:p>-1.43726016606199</text:p>
              </table:table-cell>
              <table:table-cell office:value-type="float" office:value="-1.90809275579982">
                <text:p>-1.9080927557998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.21076091439277">
                <text:p>-1.21076091439277</text:p>
              </table:table-cell>
              <table:table-cell office:value-type="float" office:value="-1.78668103319941">
                <text:p>-1.786681033199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97137709180112">
                <text:p>-0.97137709180112</text:p>
              </table:table-cell>
              <table:table-cell office:value-type="float" office:value="-1.60020653738035">
                <text:p>-1.600206537380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733286175445703">
                <text:p>-0.733286175445703</text:p>
              </table:table-cell>
              <table:table-cell office:value-type="float" office:value="-1.3565060911334">
                <text:p>-1.356506091133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509593643964465">
                <text:p>-0.509593643964465</text:p>
              </table:table-cell>
              <table:table-cell office:value-type="float" office:value="-1.06696992111849">
                <text:p>-1.066969921118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311505911602119">
                <text:p>-0.311505911602119</text:p>
              </table:table-cell>
              <table:table-cell office:value-type="float" office:value="-0.74596810229935">
                <text:p>-0.745968102299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147640512185136">
                <text:p>-0.147640512185136</text:p>
              </table:table-cell>
              <table:table-cell office:value-type="float" office:value="-0.41008846216769">
                <text:p>-0.410088462167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23516099990692">
                <text:p>-0.023516099990692</text:p>
              </table:table-cell>
              <table:table-cell office:value-type="float" office:value="-0.0772301835627704">
                <text:p>-0.07723018356277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587467514797221">
                <text:p>0.0587467514797221</text:p>
              </table:table-cell>
              <table:table-cell office:value-type="float" office:value="0.234393572688449">
                <text:p>0.2343935726884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00496462351735">
                <text:p>0.100496462351735</text:p>
              </table:table-cell>
              <table:table-cell office:value-type="float" office:value="0.507284867843995">
                <text:p>0.5072848678439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06390128003926">
                <text:p>0.106390128003926</text:p>
              </table:table-cell>
              <table:table-cell office:value-type="float" office:value="0.725660626568628">
                <text:p>0.7256606265686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840137189995186">
                <text:p>0.0840137189995186</text:p>
              </table:table-cell>
              <table:table-cell office:value-type="float" office:value="0.876362869195423">
                <text:p>0.87636286919542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433084657112108">
                <text:p>0.0433084657112108</text:p>
              </table:table-cell>
              <table:table-cell office:value-type="float" office:value="0.949624881719333">
                <text:p>0.949624881719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041586355272894">
                <text:p>-0.0041586355272894</text:p>
              </table:table-cell>
              <table:table-cell office:value-type="float" office:value="0.939647217485527">
                <text:p>0.9396472174855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460324010724571">
                <text:p>-0.0460324010724571</text:p>
              </table:table-cell>
              <table:table-cell office:value-type="float" office:value="0.844948798741248">
                <text:p>0.8449487987412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700605022542462">
                <text:p>-0.0700605022542462</text:p>
              </table:table-cell>
              <table:table-cell office:value-type="float" office:value="0.668471889643394">
                <text:p>0.6684718896433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649799778810642">
                <text:p>-0.0649799778810642</text:p>
              </table:table-cell>
              <table:table-cell office:value-type="float" office:value="0.417434515566014">
                <text:p>0.4174345155660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21341516209513">
                <text:p>-0.021341516209513</text:p>
              </table:table-cell>
              <table:table-cell office:value-type="float" office:value="0.102939097052052">
                <text:p>0.1029390970520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677822564852524">
                <text:p>0.0677822564852524</text:p>
              </table:table-cell>
              <table:table-cell office:value-type="float" office:value="-0.260639282930724">
                <text:p>-0.2606392829307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06250908110695">
                <text:p>0.206250908110695</text:p>
              </table:table-cell>
              <table:table-cell office:value-type="float" office:value="-0.656448352111826">
                <text:p>-0.6564483521118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94508908123557">
                <text:p>0.394508908123557</text:p>
              </table:table-cell>
              <table:table-cell office:value-type="float" office:value="-1.06609028093675">
                <text:p>-1.066090280936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629460497822219">
                <text:p>0.629460497822219</text:p>
              </table:table-cell>
              <table:table-cell office:value-type="float" office:value="-1.47063385942848">
                <text:p>-1.470633859428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04576238380873">
                <text:p>0.904576238380873</text:p>
              </table:table-cell>
              <table:table-cell office:value-type="float" office:value="-1.85164698381927">
                <text:p>-1.851646983819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21022605390502">
                <text:p>1.21022605390502</text:p>
              </table:table-cell>
              <table:table-cell office:value-type="float" office:value="-2.1921882861021">
                <text:p>-2.19218828610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53421918572789">
                <text:p>1.53421918572789</text:p>
              </table:table-cell>
              <table:table-cell office:value-type="float" office:value="-2.47769954651933">
                <text:p>-2.477699546519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8625182725446">
                <text:p>1.8625182725446</text:p>
              </table:table-cell>
              <table:table-cell office:value-type="float" office:value="-2.69674689282495">
                <text:p>-2.696746892824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18008359730899">
                <text:p>2.18008359730899</text:p>
              </table:table-cell>
              <table:table-cell office:value-type="float" office:value="-2.84156830964428">
                <text:p>-2.8415683096442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47179509848613">
                <text:p>2.47179509848613</text:p>
              </table:table-cell>
              <table:table-cell office:value-type="float" office:value="-2.90839706069528">
                <text:p>-2.908397060695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72339456269361">
                <text:p>2.72339456269361</text:p>
              </table:table-cell>
              <table:table-cell office:value-type="float" office:value="-2.89754451306448">
                <text:p>-2.897544513064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92238882722125">
                <text:p>2.92238882722125</text:p>
              </table:table-cell>
              <table:table-cell office:value-type="float" office:value="-2.81324068285948">
                <text:p>-2.813240682859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05885692987377">
                <text:p>3.05885692987377</text:p>
              </table:table-cell>
              <table:table-cell office:value-type="float" office:value="-2.66324567549435">
                <text:p>-2.663245675494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12610982510271">
                <text:p>3.12610982510271</text:p>
              </table:table-cell>
              <table:table-cell office:value-type="float" office:value="-2.45825915228083">
                <text:p>-2.4582591522808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12116019184839">
                <text:p>3.12116019184839</text:p>
              </table:table-cell>
              <table:table-cell office:value-type="float" office:value="-2.21116715622155">
                <text:p>-2.211167156221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04497144111552">
                <text:p>3.04497144111552</text:p>
              </table:table-cell>
              <table:table-cell office:value-type="float" office:value="-1.93617532332427">
                <text:p>-1.936175323324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90246857420254">
                <text:p>2.90246857420254</text:p>
              </table:table-cell>
              <table:table-cell office:value-type="float" office:value="-1.64788409830149">
                <text:p>-1.647884098301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7023082072282">
                <text:p>2.7023082072282</text:p>
              </table:table-cell>
              <table:table-cell office:value-type="float" office:value="-1.36036466624481">
                <text:p>-1.360364666244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5641995516144">
                <text:p>2.45641995516144</text:p>
              </table:table-cell>
              <table:table-cell office:value-type="float" office:value="-1.08629372445745">
                <text:p>-1.086293724457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17934553590931">
                <text:p>2.17934553590931</text:p>
              </table:table-cell>
              <table:table-cell office:value-type="float" office:value="-0.836201000284878">
                <text:p>-0.8362010002848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8874145323745">
                <text:p>1.8874145323745</text:p>
              </table:table-cell>
              <table:table-cell office:value-type="float" office:value="-0.617875846787781">
                <text:p>-0.6178758467877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59780595589687">
                <text:p>1.59780595589687</text:p>
              </table:table-cell>
              <table:table-cell office:value-type="float" office:value="-0.435968802368319">
                <text:p>-0.4359688023683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32755195274682">
                <text:p>1.32755195274682</text:p>
              </table:table-cell>
              <table:table-cell office:value-type="float" office:value="-0.291811345104894">
                <text:p>-0.2918113451048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09254373689001">
                <text:p>1.09254373689001</text:p>
              </table:table-cell>
              <table:table-cell office:value-type="float" office:value="-0.183463006424607">
                <text:p>-0.1834630064246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06599881491662">
                <text:p>0.906599881491662</text:p>
              </table:table-cell>
              <table:table-cell office:value-type="float" office:value="-0.105980417487871">
                <text:p>-0.1059804174878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780653451490995">
                <text:p>0.780653451490995</text:p>
              </table:table-cell>
              <table:table-cell office:value-type="float" office:value="-0.0518886624251033">
                <text:p>-0.05188866242510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72210733196814">
                <text:p>0.72210733196814</text:p>
              </table:table-cell>
              <table:table-cell office:value-type="float" office:value="-0.0118223967987996">
                <text:p>-0.01182239679879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734396939146297">
                <text:p>0.734396939146297</text:p>
              </table:table-cell>
              <table:table-cell office:value-type="float" office:value="0.024706632452184">
                <text:p>0.02470663245218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16786918158523">
                <text:p>0.816786918158523</text:p>
              </table:table-cell>
              <table:table-cell office:value-type="float" office:value="0.0684670793492428">
                <text:p>0.06846707934924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64414209110204">
                <text:p>0.964414209110204</text:p>
              </table:table-cell>
              <table:table-cell office:value-type="float" office:value="0.129646690720785">
                <text:p>0.12964669072078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16857487697425">
                <text:p>1.16857487697425</text:p>
              </table:table-cell>
              <table:table-cell office:value-type="float" office:value="0.217029582637515">
                <text:p>0.2170295826375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41723727522223">
                <text:p>1.41723727522223</text:p>
              </table:table-cell>
              <table:table-cell office:value-type="float" office:value="0.337267033694394">
                <text:p>0.3372670336943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6957503616509">
                <text:p>1.6957503616509</text:p>
              </table:table-cell>
              <table:table-cell office:value-type="float" office:value="0.494290777538701">
                <text:p>0.49429077753870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98770415493035">
                <text:p>1.98770415493035</text:p>
              </table:table-cell>
              <table:table-cell office:value-type="float" office:value="0.688908702896532">
                <text:p>0.6889087028965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2758901403281">
                <text:p>2.2758901403281</text:p>
              </table:table-cell>
              <table:table-cell office:value-type="float" office:value="0.918611239581669">
                <text:p>0.9186112395816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4330346714158">
                <text:p>2.54330346714158</text:p>
              </table:table-cell>
              <table:table-cell office:value-type="float" office:value="1.1776032527572">
                <text:p>1.177603252757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77412639389365">
                <text:p>2.77412639389365</text:p>
              </table:table-cell>
              <table:table-cell office:value-type="float" office:value="1.45706182933158">
                <text:p>1.457061829331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95463377402208">
                <text:p>2.95463377402208</text:p>
              </table:table-cell>
              <table:table-cell office:value-type="float" office:value="1.74560582656917">
                <text:p>1.745605826569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07396634787333">
                <text:p>3.07396634787333</text:p>
              </table:table-cell>
              <table:table-cell office:value-type="float" office:value="2.02994937649951">
                <text:p>2.0299493764995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12472590451941">
                <text:p>3.12472590451941</text:p>
              </table:table-cell>
              <table:table-cell office:value-type="float" office:value="2.29569956225749">
                <text:p>2.295699562257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10335748182848">
                <text:p>3.10335748182848</text:p>
              </table:table-cell>
              <table:table-cell office:value-type="float" office:value="2.52824896100994">
                <text:p>2.528248961009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0102969944005">
                <text:p>3.0102969944005</text:p>
              </table:table-cell>
              <table:table-cell office:value-type="float" office:value="2.71370728740757">
                <text:p>2.7137072874075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84987719490014">
                <text:p>2.84987719490014</text:p>
              </table:table-cell>
              <table:table-cell office:value-type="float" office:value="2.83981338626299">
                <text:p>2.8398133862629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2999978387391">
                <text:p>2.62999978387391</text:p>
              </table:table-cell>
              <table:table-cell office:value-type="float" office:value="2.89676951191883">
                <text:p>2.896769511918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36159586161313">
                <text:p>2.36159586161313</text:p>
              </table:table-cell>
              <table:table-cell office:value-type="float" office:value="2.87794416416861">
                <text:p>2.8779441641686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0579098721364">
                <text:p>2.0579098721364</text:p>
              </table:table-cell>
              <table:table-cell office:value-type="float" office:value="2.78039746891167">
                <text:p>2.780397468911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73365292220088">
                <text:p>1.73365292220088</text:p>
              </table:table-cell>
              <table:table-cell office:value-type="float" office:value="2.6051937265868">
                <text:p>2.60519372658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40407920466756">
                <text:p>1.40407920466756</text:p>
              </table:table-cell>
              <table:table-cell office:value-type="float" office:value="2.35747865069647">
                <text:p>2.3574786506964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08404373293028">
                <text:p>1.08404373293028</text:p>
              </table:table-cell>
              <table:table-cell office:value-type="float" office:value="2.04631318779053">
                <text:p>2.046313187790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787100428947333">
                <text:p>0.787100428947333</text:p>
              </table:table-cell>
              <table:table-cell office:value-type="float" office:value="1.68427076125488">
                <text:p>1.684270761254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24696756140329">
                <text:p>0.524696756140329</text:p>
              </table:table-cell>
              <table:table-cell office:value-type="float" office:value="1.2868193880951">
                <text:p>1.28681938809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05514734234294">
                <text:p>0.305514734234294</text:p>
              </table:table-cell>
              <table:table-cell office:value-type="float" office:value="0.871523473900942">
                <text:p>0.87152347390094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34998718381455">
                <text:p>0.134998718381455</text:p>
              </table:table-cell>
              <table:table-cell office:value-type="float" office:value="0.457111365321205">
                <text:p>0.4571113653212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150983650749004">
                <text:p>0.0150983650749004</text:p>
              </table:table-cell>
              <table:table-cell office:value-type="float" office:value="0.0624632281174358">
                <text:p>0.062463228117435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557585062516231">
                <text:p>-0.0557585062516231</text:p>
              </table:table-cell>
              <table:table-cell office:value-type="float" office:value="-0.294421010041486">
                <text:p>-0.29442101004148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824630540700218">
                <text:p>-0.0824630540700218</text:p>
              </table:table-cell>
              <table:table-cell office:value-type="float" office:value="-0.597412387099063">
                <text:p>-0.5974123870990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728070409247086">
                <text:p>-0.0728070409247086</text:p>
              </table:table-cell>
              <table:table-cell office:value-type="float" office:value="-0.83314326153794">
                <text:p>-0.8331432615379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0368770763239275">
                <text:p>-0.0368770763239275</text:p>
              </table:table-cell>
              <table:table-cell office:value-type="float" office:value="-0.99174409241739">
                <text:p>-0.991744092417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136985350522067">
                <text:p>0.0136985350522067</text:p>
              </table:table-cell>
              <table:table-cell office:value-type="float" office:value="-1.06738254817995">
                <text:p>-1.0673825481799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666010283513088">
                <text:p>0.0666010283513088</text:p>
              </table:table-cell>
              <table:table-cell office:value-type="float" office:value="-1.05857266368195">
                <text:p>-1.058572663681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09714981124455">
                <text:p>0.109714981124455</text:p>
              </table:table-cell>
              <table:table-cell office:value-type="float" office:value="-0.96823556703341">
                <text:p>-0.968235567033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3200647179631">
                <text:p>0.13200647179631</text:p>
              </table:table-cell>
              <table:table-cell office:value-type="float" office:value="-0.803508239512235">
                <text:p>-0.80350823951223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24328364391027">
                <text:p>0.124328364391027</text:p>
              </table:table-cell>
              <table:table-cell office:value-type="float" office:value="-0.575311935381638">
                <text:p>-0.5753119353816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801000899348874">
                <text:p>0.0801000899348874</text:p>
              </table:table-cell>
              <table:table-cell office:value-type="float" office:value="-0.29770634215939">
                <text:p>-0.297706342159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00418277343720889">
                <text:p>-0.00418277343720889</text:p>
              </table:table-cell>
              <table:table-cell office:value-type="float" office:value="0.0129315823177623">
                <text:p>0.01293158231776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128643051567616">
                <text:p>-0.128643051567616</text:p>
              </table:table-cell>
              <table:table-cell office:value-type="float" office:value="0.338854691245357">
                <text:p>0.3388546912453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289941654783033">
                <text:p>-0.289941654783033</text:p>
              </table:table-cell>
              <table:table-cell office:value-type="float" office:value="0.661961804596614">
                <text:p>0.6619618045966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481429099579074">
                <text:p>-0.481429099579074</text:p>
              </table:table-cell>
              <table:table-cell office:value-type="float" office:value="0.964822139786908">
                <text:p>0.96482213978690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693520836261333">
                <text:p>-0.693520836261333</text:p>
              </table:table-cell>
              <table:table-cell office:value-type="float" office:value="1.23164698524511">
                <text:p>1.2316469852451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914274063912586">
                <text:p>-0.914274063912586</text:p>
              </table:table-cell>
              <table:table-cell office:value-type="float" office:value="1.4491510842233">
                <text:p>1.44915108422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.13013079043213">
                <text:p>-1.13013079043213</text:p>
              </table:table-cell>
              <table:table-cell office:value-type="float" office:value="1.60725320572298">
                <text:p>1.607253205722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.32678114399339">
                <text:p>-1.32678114399339</text:p>
              </table:table-cell>
              <table:table-cell office:value-type="float" office:value="1.69957546069466">
                <text:p>1.699575460694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.49009304101881">
                <text:p>-1.49009304101881</text:p>
              </table:table-cell>
              <table:table-cell office:value-type="float" office:value="1.72371344671858">
                <text:p>1.7237134467185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.60704976570544">
                <text:p>-1.60704976570544</text:p>
              </table:table-cell>
              <table:table-cell office:value-type="float" office:value="1.68126349480092">
                <text:p>1.6812634948009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.66663610998984">
                <text:p>-1.66663610998984</text:p>
              </table:table-cell>
              <table:table-cell office:value-type="float" office:value="1.57760826727053">
                <text:p>1.5776082672705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.66061652662065">
                <text:p>-1.66061652662065</text:p>
              </table:table-cell>
              <table:table-cell office:value-type="float" office:value="1.4214767882269">
                <text:p>1.42147678822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58415509663532">
                <text:p>-1.58415509663532</text:p>
              </table:table-cell>
              <table:table-cell office:value-type="float" office:value="1.22430876001874">
                <text:p>1.2243087600187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.43623661990134">
                <text:p>-1.43623661990134</text:p>
              </table:table-cell>
              <table:table-cell office:value-type="float" office:value="0.999464880474096">
                <text:p>0.99946488047409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.21986022012209">
                <text:p>-1.21986022012209</text:p>
              </table:table-cell>
              <table:table-cell office:value-type="float" office:value="0.761334095661103">
                <text:p>0.76133409566110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941990769306632">
                <text:p>-0.941990769306632</text:p>
              </table:table-cell>
              <table:table-cell office:value-type="float" office:value="0.524394736645041">
                <text:p>0.52439473664504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613268321611485">
                <text:p>-0.613268321611485</text:p>
              </table:table-cell>
              <table:table-cell office:value-type="float" office:value="0.302288931018624">
                <text:p>0.3022889310186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247490681412311">
                <text:p>-0.247490681412311</text:p>
              </table:table-cell>
              <table:table-cell office:value-type="float" office:value="0.106968408602324">
                <text:p>0.1069684086023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39101710354508">
                <text:p>0.139101710354508</text:p>
              </table:table-cell>
              <table:table-cell office:value-type="float" office:value="-0.0520350753459923">
                <text:p>-0.052035075345992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28697076975845">
                <text:p>0.528697076975845</text:p>
              </table:table-cell>
              <table:table-cell office:value-type="float" office:value="-0.168169682204926">
                <text:p>-0.16816968220492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02888502971867">
                <text:p>0.902888502971867</text:p>
              </table:table-cell>
              <table:table-cell office:value-type="float" office:value="-0.238219775941007">
                <text:p>-0.23821977594100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24369706525112">
                <text:p>1.24369706525112</text:p>
              </table:table-cell>
              <table:table-cell office:value-type="float" office:value="-0.262437623365392">
                <text:p>-0.26243762336539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53458080827214">
                <text:p>1.53458080827214</text:p>
              </table:table-cell>
              <table:table-cell office:value-type="float" office:value="-0.244443943465475">
                <text:p>-0.2444439434654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76136908725904">
                <text:p>1.76136908725904</text:p>
              </table:table-cell>
              <table:table-cell office:value-type="float" office:value="-0.190905475431926">
                <text:p>-0.1909054754319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9130661276774">
                <text:p>1.9130661276774</text:p>
              </table:table-cell>
              <table:table-cell office:value-type="float" office:value="-0.111011916158961">
                <text:p>-0.11101191615896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98247542152742">
                <text:p>1.98247542152742</text:p>
              </table:table-cell>
              <table:table-cell office:value-type="float" office:value="-0.0157873166956618">
                <text:p>-0.015787316695661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96660732636635">
                <text:p>1.96660732636635</text:p>
              </table:table-cell>
              <table:table-cell office:value-type="float" office:value="0.082718474544921">
                <text:p>0.08271847454492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86684529210021">
                <text:p>1.86684529210021</text:p>
              </table:table-cell>
              <table:table-cell office:value-type="float" office:value="0.172305133376898">
                <text:p>0.17230513337689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68886071099436">
                <text:p>1.68886071099436</text:p>
              </table:table-cell>
              <table:table-cell office:value-type="float" office:value="0.24150653061236">
                <text:p>0.241506530612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4422815719657">
                <text:p>1.4422815719657</text:p>
              </table:table-cell>
              <table:table-cell office:value-type="float" office:value="0.280426747219882">
                <text:p>0.28042674721988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14013496686306">
                <text:p>1.14013496686306</text:p>
              </table:table-cell>
              <table:table-cell office:value-type="float" office:value="0.281472514767466">
                <text:p>0.28147251476746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798097129696934">
                <text:p>0.798097129696934</text:p>
              </table:table-cell>
              <table:table-cell office:value-type="float" office:value="0.239933729453631">
                <text:p>0.23993372945363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33596251609208">
                <text:p>0.433596251609208</text:p>
              </table:table-cell>
              <table:table-cell office:value-type="float" office:value="0.154373326055214">
                <text:p>0.1543733260552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648220950027625">
                <text:p>0.0648220950027625</text:p>
              </table:table-cell>
              <table:table-cell office:value-type="float" office:value="0.0267999033262125">
                <text:p>0.02679990332621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29029810790471">
                <text:p>-0.29029810790471</text:p>
              </table:table-cell>
              <table:table-cell office:value-type="float" office:value="-0.137389693395599">
                <text:p>-0.13738969339559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615096175950172">
                <text:p>-0.615096175950172</text:p>
              </table:table-cell>
              <table:table-cell office:value-type="float" office:value="-0.329695969009713">
                <text:p>-0.3296959690097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895072569502616">
                <text:p>-0.895072569502616</text:p>
              </table:table-cell>
              <table:table-cell office:value-type="float" office:value="-0.53901410967371">
                <text:p>-0.539014109673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.11866527820897">
                <text:p>-1.11866527820897</text:p>
              </table:table-cell>
              <table:table-cell office:value-type="float" office:value="-0.752313011991054">
                <text:p>-0.7523130119910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.2778330917901">
                <text:p>-1.2778330917901</text:p>
              </table:table-cell>
              <table:table-cell office:value-type="float" office:value="-0.955454228981438">
                <text:p>-0.95545422898143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.36841992542315">
                <text:p>-1.36841992542315</text:p>
              </table:table-cell>
              <table:table-cell office:value-type="float" office:value="-1.13409989170674">
                <text:p>-1.1340998917067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.39028046353132">
                <text:p>-1.39028046353132</text:p>
              </table:table-cell>
              <table:table-cell office:value-type="float" office:value="-1.27465267097049">
                <text:p>-1.2746526709704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.34716214028275">
                <text:p>-1.34716214028275</text:p>
              </table:table-cell>
              <table:table-cell office:value-type="float" office:value="-1.36516839728385">
                <text:p>-1.3651683972838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.24635347668517">
                <text:p>-1.24635347668517</text:p>
              </table:table-cell>
              <table:table-cell office:value-type="float" office:value="-1.39618322147525">
                <text:p>-1.396183221475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.09812311384842">
                <text:p>-1.09812311384842</text:p>
              </table:table-cell>
              <table:table-cell office:value-type="float" office:value="-1.36140210402526">
                <text:p>-1.361402104025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914986634528147">
                <text:p>-0.914986634528147</text:p>
              </table:table-cell>
              <table:table-cell office:value-type="float" office:value="-1.25820367255972">
                <text:p>-1.2582036725597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710848663896694">
                <text:p>-0.710848663896694</text:p>
              </table:table-cell>
              <table:table-cell office:value-type="float" office:value="-1.08792757927007">
                <text:p>-1.0879275792700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500075146475558">
                <text:p>-0.500075146475558</text:p>
              </table:table-cell>
              <table:table-cell office:value-type="float" office:value="-0.855923741103331">
                <text:p>-0.85592374110333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296554657164882">
                <text:p>-0.296554657164882</text:p>
              </table:table-cell>
              <table:table-cell office:value-type="float" office:value="-0.571357437804201">
                <text:p>-0.5713574378042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112807883075883">
                <text:p>-0.112807883075883</text:p>
              </table:table-cell>
              <table:table-cell office:value-type="float" office:value="-0.246779274101982">
                <text:p>-0.24677927410198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407989984040692">
                <text:p>0.0407989984040692</text:p>
              </table:table-cell>
              <table:table-cell office:value-type="float" office:value="0.102516448320072">
                <text:p>0.10251644832007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5668819933998">
                <text:p>0.15668819933998</text:p>
              </table:table-cell>
              <table:table-cell office:value-type="float" office:value="0.459308257638477">
                <text:p>0.45930825763847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30512522923847">
                <text:p>0.230512522923847</text:p>
              </table:table-cell>
              <table:table-cell office:value-type="float" office:value="0.805391310321506">
                <text:p>0.80539131032150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61379266336909">
                <text:p>0.261379266336909</text:p>
              </table:table-cell>
              <table:table-cell office:value-type="float" office:value="1.12259278896953">
                <text:p>1.1225927889695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51843149326234">
                <text:p>0.251843149326234</text:p>
              </table:table-cell>
              <table:table-cell office:value-type="float" office:value="1.39379857538258">
                <text:p>1.3937985753825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07670293079508">
                <text:p>0.207670293079508</text:p>
              </table:table-cell>
              <table:table-cell office:value-type="float" office:value="1.6039299086804">
                <text:p>1.603929908680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37389807360726">
                <text:p>0.137389807360726</text:p>
              </table:table-cell>
              <table:table-cell office:value-type="float" office:value="1.74081152342356">
                <text:p>1.740811523423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516630005709656">
                <text:p>0.0516630005709656</text:p>
              </table:table-cell>
              <table:table-cell office:value-type="float" office:value="1.79587913216926">
                <text:p>1.7958791321692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0374882343975268">
                <text:p>-0.0374882343975268</text:p>
              </table:table-cell>
              <table:table-cell office:value-type="float" office:value="1.76468368235584">
                <text:p>1.7646836823558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117543407122522">
                <text:p>-0.117543407122522</text:p>
              </table:table-cell>
              <table:table-cell office:value-type="float" office:value="1.64716199283063">
                <text:p>1.647161992830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176379634827917">
                <text:p>-0.176379634827917</text:p>
              </table:table-cell>
              <table:table-cell office:value-type="float" office:value="1.44765741336839">
                <text:p>1.4476574133683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203143758781191">
                <text:p>-0.203143758781191</text:p>
              </table:table-cell>
              <table:table-cell office:value-type="float" office:value="1.17468918876472">
                <text:p>1.174689188764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189043596618087">
                <text:p>-0.189043596618087</text:p>
              </table:table-cell>
              <table:table-cell office:value-type="float" office:value="0.840484323496308">
                <text:p>0.8404843234963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12800667391061">
                <text:p>-0.12800667391061</text:p>
              </table:table-cell>
              <table:table-cell office:value-type="float" office:value="0.460300005086089">
                <text:p>0.46030000508608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0171631623077879">
                <text:p>-0.0171631623077879</text:p>
              </table:table-cell>
              <table:table-cell office:value-type="float" office:value="0.0515771788638718">
                <text:p>0.051577178863871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4287912471885">
                <text:p>0.14287912471885</text:p>
              </table:table-cell>
              <table:table-cell office:value-type="float" office:value="-0.367024094290275">
                <text:p>-0.3670240942902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4798666118044">
                <text:p>0.34798666118044</text:p>
              </table:table-cell>
              <table:table-cell office:value-type="float" office:value="-0.776649935681326">
                <text:p>-0.77664993568132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590683661580312">
                <text:p>0.590683661580312</text:p>
              </table:table-cell>
              <table:table-cell office:value-type="float" office:value="-1.15927764012149">
                <text:p>-1.1592776401214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860556955874383">
                <text:p>0.860556955874383</text:p>
              </table:table-cell>
              <table:table-cell office:value-type="float" office:value="-1.49867973031925">
                <text:p>-1.498679730319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14485808922083">
                <text:p>1.14485808922083</text:p>
              </table:table-cell>
              <table:table-cell office:value-type="float" office:value="-1.7812704781941">
                <text:p>-1.781270478194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42926584299618">
                <text:p>1.42926584299618</text:p>
              </table:table-cell>
              <table:table-cell office:value-type="float" office:value="-1.99678577683856">
                <text:p>-1.996785776838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69876204777544">
                <text:p>1.69876204777544</text:p>
              </table:table-cell>
              <table:table-cell office:value-type="float" office:value="-2.13875770208222">
                <text:p>-2.1387577020822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93856616341954">
                <text:p>1.93856616341954</text:p>
              </table:table-cell>
              <table:table-cell office:value-type="float" office:value="-2.2047578799309">
                <text:p>-2.204757879930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13507010329937">
                <text:p>2.13507010329937</text:p>
              </table:table-cell>
              <table:table-cell office:value-type="float" office:value="-2.19639807985783">
                <text:p>-2.1963980798578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27671443462346">
                <text:p>2.27671443462346</text:p>
              </table:table-cell>
              <table:table-cell office:value-type="float" office:value="-2.11909139544778">
                <text:p>-2.1190913954477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35475042284642">
                <text:p>2.35475042284642</text:p>
              </table:table-cell>
              <table:table-cell office:value-type="float" office:value="-1.98159202709375">
                <text:p>-1.981592027093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36383920382392">
                <text:p>2.36383920382392</text:p>
              </table:table-cell>
              <table:table-cell office:value-type="float" office:value="-1.79534514012287">
                <text:p>-1.7953451401228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3024492443996">
                <text:p>2.3024492443996</text:p>
              </table:table-cell>
              <table:table-cell office:value-type="float" office:value="-1.57368970588384">
                <text:p>-1.5736897058838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17302558111939">
                <text:p>2.17302558111939</text:p>
              </table:table-cell>
              <table:table-cell office:value-type="float" office:value="-1.33096594058545">
                <text:p>-1.3309659405854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98191834527514">
                <text:p>1.98191834527514</text:p>
              </table:table-cell>
              <table:table-cell office:value-type="float" office:value="-1.08158440572544">
                <text:p>-1.0815844057254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73907292219784">
                <text:p>1.73907292219784</text:p>
              </table:table-cell>
              <table:table-cell office:value-type="float" office:value="-0.839115697295847">
                <text:p>-0.8391156972958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45749883351244">
                <text:p>1.45749883351244</text:p>
              </table:table-cell>
              <table:table-cell office:value-type="float" office:value="-0.615457824962648">
                <text:p>-0.61545782496264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15254815809489">
                <text:p>1.15254815809489</text:p>
              </table:table-cell>
              <table:table-cell office:value-type="float" office:value="-0.420132993417115">
                <text:p>-0.42013299341711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841046168022544">
                <text:p>0.841046168022544</text:p>
              </table:table-cell>
              <table:table-cell office:value-type="float" office:value="-0.259756894157867">
                <text:p>-0.25975689415786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540326112252717">
                <text:p>0.540326112252717</text:p>
              </table:table-cell>
              <table:table-cell office:value-type="float" office:value="-0.137712344925994">
                <text:p>-0.1377123449259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267226156362479">
                <text:p>0.267226156362479</text:p>
              </table:table-cell>
              <table:table-cell office:value-type="float" office:value="-0.054045889091071">
                <text:p>-0.05404588909107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371090014148006">
                <text:p>0.0371090014148006</text:p>
              </table:table-cell>
              <table:table-cell office:value-type="float" office:value="-0.00559162242465315">
                <text:p>-0.005591622424653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137036500807611">
                <text:p>-0.137036500807611</text:p>
              </table:table-cell>
              <table:table-cell office:value-type="float" office:value="0.0136880475187817">
                <text:p>0.013688047518781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245357274753249">
                <text:p>-0.245357274753249</text:p>
              </table:table-cell>
              <table:table-cell office:value-type="float" office:value="0.0121688688807945">
                <text:p>0.012168868880794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281715238015242">
                <text:p>-0.281715238015242</text:p>
              </table:table-cell>
              <table:table-cell office:value-type="float" office:value="-0.000125103677629948">
                <text:p>-0.00012510367762994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244048614497338">
                <text:p>-0.244048614497338</text:p>
              </table:table-cell>
              <table:table-cell office:value-type="float" office:value="-0.0123212601449899">
                <text:p>-0.012321260144989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134493377364115">
                <text:p>-0.134493377364115</text:p>
              </table:table-cell>
              <table:table-cell office:value-type="float" office:value="-0.0135546784801074">
                <text:p>-0.013554678480107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407425635545582">
                <text:p>0.0407425635545582</text:p>
              </table:table-cell>
              <table:table-cell office:value-type="float" office:value="0.00617614364062755">
                <text:p>0.006176143640627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271744778861767">
                <text:p>0.271744778861767</text:p>
              </table:table-cell>
              <table:table-cell office:value-type="float" office:value="0.0552110398353363">
                <text:p>0.055211039835336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545475125391423">
                <text:p>0.545475125391423</text:p>
              </table:table-cell>
              <table:table-cell office:value-type="float" office:value="0.139540723047408">
                <text:p>0.1395407230474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846536529403363">
                <text:p>0.846536529403363</text:p>
              </table:table-cell>
              <table:table-cell office:value-type="float" office:value="0.26227639262378">
                <text:p>0.2622763926237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15807332250283">
                <text:p>1.15807332250283</text:p>
              </table:table-cell>
              <table:table-cell office:value-type="float" office:value="0.423312656802564">
                <text:p>0.42331265680256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46275255213024">
                <text:p>1.46275255213024</text:p>
              </table:table-cell>
              <table:table-cell office:value-type="float" office:value="0.619207695011986">
                <text:p>0.61920769501198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74376689557289">
                <text:p>1.74376689557289</text:p>
              </table:table-cell>
              <table:table-cell office:value-type="float" office:value="0.843290699499985">
                <text:p>0.84329069949998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98579866678155">
                <text:p>1.98579866678155</text:p>
              </table:table-cell>
              <table:table-cell office:value-type="float" office:value="1.08599206942844">
                <text:p>1.0859920694284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17588698532809">
                <text:p>2.17588698532809</text:p>
              </table:table-cell>
              <table:table-cell office:value-type="float" office:value="1.33537749784658">
                <text:p>1.3353774978465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30414631288033">
                <text:p>2.30414631288033</text:p>
              </table:table-cell>
              <table:table-cell office:value-type="float" office:value="1.57785389475034">
                <text:p>1.5778538947503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36429387083676">
                <text:p>2.36429387083676</text:p>
              </table:table-cell>
              <table:table-cell office:value-type="float" office:value="1.79900385998024">
                <text:p>1.799003859980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35395535331809">
                <text:p>2.35395535331809</text:p>
              </table:table-cell>
              <table:table-cell office:value-type="float" office:value="1.98449686864893">
                <text:p>1.9844968686489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.2747321024514">
                <text:p>2.2747321024514</text:p>
              </table:table-cell>
              <table:table-cell office:value-type="float" office:value="2.12102000367377">
                <text:p>2.1210200036737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.13202766351332">
                <text:p>2.13202766351332</text:p>
              </table:table-cell>
              <table:table-cell office:value-type="float" office:value="2.19716930911106">
                <text:p>2.1971693091110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93464647058626">
                <text:p>1.93464647058626</text:p>
              </table:table-cell>
              <table:table-cell office:value-type="float" office:value="2.20424476661287">
                <text:p>2.2042447666128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69419140921513">
                <text:p>1.69419140921513</text:p>
              </table:table-cell>
              <table:table-cell office:value-type="float" office:value="2.13689740775027">
                <text:p>2.1368974077502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42429929427028">
                <text:p>1.42429929427028</text:p>
              </table:table-cell>
              <table:table-cell office:value-type="float" office:value="1.99358583583918">
                <text:p>1.9935858358391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13976312866273">
                <text:p>1.13976312866273</text:p>
              </table:table-cell>
              <table:table-cell office:value-type="float" office:value="1.77681090759656">
                <text:p>1.7768109075965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855596765474404">
                <text:p>0.855596765474404</text:p>
              </table:table-cell>
              <table:table-cell office:value-type="float" office:value="1.49311081239613">
                <text:p>1.493110812396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586100867776328">
                <text:p>0.586100867776328</text:p>
              </table:table-cell>
              <table:table-cell office:value-type="float" office:value="1.15281345326109">
                <text:p>1.1528134532610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43988649527454">
                <text:p>0.343988649527454</text:p>
              </table:table-cell>
              <table:table-cell office:value-type="float" office:value="0.769557971979432">
                <text:p>0.76955797197943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39625819594575">
                <text:p>0.139625819594575</text:p>
              </table:table-cell>
              <table:table-cell office:value-type="float" office:value="0.359611544871618">
                <text:p>0.3596115448716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0195683013354826">
                <text:p>-0.0195683013354826</text:p>
              </table:table-cell>
              <table:table-cell office:value-type="float" office:value="-0.0589796815990539">
                <text:p>-0.058979681599053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129521893623298">
                <text:p>-0.129521893623298</text:p>
              </table:table-cell>
              <table:table-cell office:value-type="float" office:value="-0.467356238591513">
                <text:p>-0.4673562385915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189690024063147">
                <text:p>-0.189690024063147</text:p>
              </table:table-cell>
              <table:table-cell office:value-type="float" office:value="-0.846870867078302">
                <text:p>-0.8468708670783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203002460587754">
                <text:p>-0.203002460587754</text:p>
              </table:table-cell>
              <table:table-cell office:value-type="float" office:value="-1.18011326532566">
                <text:p>-1.1801132653256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175584775941895">
                <text:p>-0.175584775941895</text:p>
              </table:table-cell>
              <table:table-cell office:value-type="float" office:value="-1.45187311788039">
                <text:p>-1.4518731178803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116271970063636">
                <text:p>-0.116271970063636</text:p>
              </table:table-cell>
              <table:table-cell office:value-type="float" office:value="-1.64998393776647">
                <text:p>-1.6499839377664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0359469778316057">
                <text:p>-0.0359469778316057</text:p>
              </table:table-cell>
              <table:table-cell office:value-type="float" office:value="-1.76599724305642">
                <text:p>-1.7659972430564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53252490494234">
                <text:p>0.053252490494234</text:p>
              </table:table-cell>
              <table:table-cell office:value-type="float" office:value="-1.79564667808015">
                <text:p>-1.795646678080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38806998778026">
                <text:p>0.138806998778026</text:p>
              </table:table-cell>
              <table:table-cell office:value-type="float" office:value="-1.73907426186606">
                <text:p>-1.7390742618660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208711490041943">
                <text:p>0.208711490041943</text:p>
              </table:table-cell>
              <table:table-cell office:value-type="float" office:value="-1.60080523157048">
                <text:p>-1.6008052315704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